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0.804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1.669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1.586cm"/>
    </style:style>
    <style:style style:name="co14" style:family="table-column">
      <style:table-column-properties fo:break-before="auto" style:column-width="0.776cm"/>
    </style:style>
    <style:style style:name="co15" style:family="table-column">
      <style:table-column-properties fo:break-before="auto" style:column-width="0.859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3.039cm"/>
    </style:style>
    <style:style style:name="co18" style:family="table-column">
      <style:table-column-properties fo:break-before="auto" style:column-width="3.461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1.266cm"/>
    </style:style>
    <style:style style:name="co21" style:family="table-column">
      <style:table-column-properties fo:break-before="auto" style:column-width="1.575cm"/>
    </style:style>
    <style:style style:name="co22" style:family="table-column">
      <style:table-column-properties fo:break-before="auto" style:column-width="1.012cm"/>
    </style:style>
    <style:style style:name="co23" style:family="table-column">
      <style:table-column-properties fo:break-before="auto" style:column-width="1.801cm"/>
    </style:style>
    <style:style style:name="co24" style:family="table-column">
      <style:table-column-properties fo:break-before="auto" style:column-width="0.637cm"/>
    </style:style>
    <style:style style:name="co25" style:family="table-column">
      <style:table-column-properties fo:break-before="auto" style:column-width="2.33cm"/>
    </style:style>
    <style:style style:name="co26" style:family="table-column">
      <style:table-column-properties fo:break-before="auto" style:column-width="0.942cm"/>
    </style:style>
    <style:style style:name="co27" style:family="table-column">
      <style:table-column-properties fo:break-before="auto" style:column-width="4.246cm"/>
    </style:style>
    <style:style style:name="co28" style:family="table-column">
      <style:table-column-properties fo:break-before="auto" style:column-width="3.667cm"/>
    </style:style>
    <style:style style:name="co29" style:family="table-column">
      <style:table-column-properties fo:break-before="auto" style:column-width="3.861cm"/>
    </style:style>
    <style:style style:name="co31" style:family="table-column">
      <style:table-column-properties fo:break-before="auto" style:column-width="5.249cm"/>
    </style:style>
    <style:style style:name="co32" style:family="table-column">
      <style:table-column-properties fo:break-before="auto" style:column-width="2.5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boolean-style style:name="N99">
      <number:boolean/>
    </number:boolean-style>
    <number:number-style style:name="N8004" number:language="fr" number:country="FR">
      <number:number number:decimal-places="2" number:min-integer-digits="1" number:grouping="true"/>
    </number:number-style>
    <number:boolean-style style:name="N8099" number:language="fr" number:country="FR">
      <number:boolean/>
    </number:boolean-style>
    <style:style style:name="ce1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4"/>
    <style:style style:name="ce3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4" style:family="table-cell" style:parent-style-name="Default">
      <style:map style:condition="cell-content()&gt;[.$X1]" style:apply-style-name="Opti" style:base-cell-address="M1.Q1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6" style:family="table-cell" style:parent-style-name="Default">
      <style:map style:condition="cell-content()&gt;[.$R1]" style:apply-style-name="Opti" style:base-cell-address="M5.M1"/>
    </style:style>
    <style:style style:name="ce7" style:family="table-cell" style:parent-style-name="Default">
      <style:map style:condition="cell-content()&gt;[.$R1]" style:apply-style-name="Opti" style:base-cell-address="M1.M1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O1]" style:apply-style-name="Opti" style:base-cell-address="M1.J1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P1]" style:apply-style-name="Opti" style:base-cell-address="M1.N1"/>
    </style:style>
    <style:style style:name="ce13" style:family="table-cell" style:parent-style-name="Default" style:data-style-name="N99"/>
    <style:style style:name="ce14" style:family="table-cell" style:parent-style-name="Excel_20_Built-in_20_Normal" style:data-style-name="N8099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2.Q1"/>
    </style:style>
    <style:style style:name="ce16" style:family="table-cell" style:parent-style-name="Default">
      <style:map style:condition="cell-content()&gt;[.$X1]" style:apply-style-name="Opti" style:base-cell-address="M2.Q1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18" style:family="table-cell" style:parent-style-name="Default">
      <style:map style:condition="cell-content()&gt;[.$X1]" style:apply-style-name="Opti" style:base-cell-address="M1.Q1"/>
    </style:style>
    <style:style style:name="ce19" style:family="table-cell" style:parent-style-name="Default">
      <style:map style:condition="cell-content()&gt;[.$R1]" style:apply-style-name="Opti" style:base-cell-address="M5.M1"/>
    </style:style>
    <style:style style:name="ce20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1.M1"/>
    </style:style>
    <style:style style:name="ce21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22" style:family="table-cell" style:parent-style-name="Default">
      <style:map style:condition="cell-content()&gt;[.$R1]" style:apply-style-name="Opti" style:base-cell-address="M1.M1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O1]" style:apply-style-name="Opti" style:base-cell-address="M1.J1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2.Q1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1.M1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P1]" style:apply-style-name="Opti" style:base-cell-address="M1.N1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5.Q1"/>
    </style:style>
    <style:style style:name="ce28" style:family="table-cell" style:parent-style-name="Default">
      <style:map style:condition="cell-content()&gt;[.$X1]" style:apply-style-name="Opti" style:base-cell-address="M5.Q1"/>
    </style:style>
    <style:style style:name="ce29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30" style:family="table-cell" style:parent-style-name="Default">
      <style:map style:condition="cell-content()&gt;[.$X1]" style:apply-style-name="Opti" style:base-cell-address="M1.Q1"/>
    </style:style>
    <style:style style:name="ce31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2.M1"/>
    </style:style>
    <style:style style:name="ce32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33" style:family="table-cell" style:parent-style-name="Default">
      <style:map style:condition="cell-content()&gt;[.$R1]" style:apply-style-name="Opti" style:base-cell-address="M2.M1"/>
    </style:style>
    <style:style style:name="ce34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O1]" style:apply-style-name="Opti" style:base-cell-address="M1.J1"/>
    </style:style>
    <style:style style:name="ce35" style:family="table-cell" style:parent-style-name="Default">
      <style:map style:condition="cell-content()&gt;[.$R1]" style:apply-style-name="Opti" style:base-cell-address="M5.M1"/>
    </style:style>
    <style:style style:name="ce36" style:family="table-cell" style:parent-style-name="Default">
      <style:map style:condition="cell-content()&gt;[.$R1]" style:apply-style-name="Opti" style:base-cell-address="M1.M1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5.Q1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2.M1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P1]" style:apply-style-name="Opti" style:base-cell-address="M1.N1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AQ1]" style:apply-style-name="Opti" style:base-cell-address="M1.AL1"/>
    </style:style>
    <style:style style:name="ce41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AQ1]" style:apply-style-name="Opti" style:base-cell-address="M1.AL1"/>
    </style:style>
    <style:style style:name="ce42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44" style:family="table-cell" style:parent-style-name="Default" style:data-style-name="N4">
      <style:map style:condition="cell-content()&gt;[.$X1]" style:apply-style-name="Opti" style:base-cell-address="M1.Q1"/>
    </style:style>
    <style:style style:name="ce45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46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text-properties style:font-name="Segoe UI" fo:font-size="5.09999990463257pt" fo:language="zxx" fo:country="none" style:font-name-asian="Segoe UI" style:font-size-asian="5.09999990463257pt" style:language-asian="zxx" style:country-asian="none" style:font-name-complex="Segoe UI" style:font-size-complex="5.09999990463257pt" style:language-complex="zxx" style:country-complex="none"/>
      <style:map style:condition="cell-content()&gt;[.$X1]" style:apply-style-name="Opti" style:base-cell-address="M1.Q1"/>
    </style:style>
    <style:style style:name="ce47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48" style:family="table-cell" style:parent-style-name="Default" style:data-style-name="N4">
      <style:map style:condition="cell-content()&gt;[.$X1]" style:apply-style-name="Opti" style:base-cell-address="M1.Q1"/>
    </style:style>
    <style:style style:name="ce49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50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text-properties style:font-name="Segoe UI" fo:font-size="5.09999990463257pt" fo:language="zxx" fo:country="none" style:font-name-asian="Segoe UI" style:font-size-asian="5.09999990463257pt" style:language-asian="zxx" style:country-asian="none" style:font-name-complex="Segoe UI" style:font-size-complex="5.09999990463257pt" style:language-complex="zxx" style:country-complex="none"/>
      <style:map style:condition="cell-content()&gt;[.$X1]" style:apply-style-name="Opti" style:base-cell-address="M1.Q1"/>
    </style:style>
    <style:style style:name="ce51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52" style:family="table-cell" style:parent-style-name="Default" style:data-style-name="N4">
      <style:map style:condition="cell-content()&gt;[.$X1]" style:apply-style-name="Opti" style:base-cell-address="M1.Q1"/>
    </style:style>
    <style:style style:name="ce53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54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text-properties style:font-name="Segoe UI" fo:font-size="5.09999990463257pt" fo:language="zxx" fo:country="none" style:font-name-asian="Segoe UI" style:font-size-asian="5.09999990463257pt" style:language-asian="zxx" style:country-asian="none" style:font-name-complex="Segoe UI" style:font-size-complex="5.09999990463257pt" style:language-complex="zxx" style:country-complex="none"/>
      <style:map style:condition="cell-content()&gt;[.$X1]" style:apply-style-name="Opti" style:base-cell-address="M1.Q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1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ce4"/>
        <table:table-column table:style-name="co5" table:number-columns-repeated="2" table:default-cell-style-name="ce6"/>
        <table:table-column table:style-name="co5" table:number-columns-repeated="3" table:default-cell-style-name="Default"/>
        <table:table-column table:style-name="co5" table:default-cell-style-name="ce4"/>
        <table:table-column table:style-name="co5" table:number-columns-repeated="2" table:default-cell-style-name="ce6"/>
        <table:table-column table:style-name="co5" table:number-columns-repeated="3" table:default-cell-style-name="Default"/>
        <table:table-column table:style-name="co5" table:default-cell-style-name="ce4"/>
        <table:table-column table:style-name="co5" table:number-columns-repeated="2" table:default-cell-style-name="ce6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row table:style-name="ro5">
          <table:table-cell table:style-name="ce1" office:value-type="string">
            <text:p>M1Mp05</text:p>
          </table:table-cell>
          <table:table-cell table:style-name="ce1" table:number-columns-repeated="3"/>
          <table:table-cell table:style-name="ce3"/>
          <table:table-cell table:style-name="Default" table:number-columns-repeated="2"/>
          <table:table-cell table:style-name="ce1" table:number-columns-repeated="2"/>
          <table:table-cell table:style-name="ce9"/>
          <table:table-cell table:style-name="ce3" office:value-type="string">
            <text:p>M1Mp1</text:p>
          </table:table-cell>
          <table:table-cell table:style-name="ce5" table:number-columns-repeated="2"/>
          <table:table-cell table:style-name="ce1" table:number-columns-repeated="2"/>
          <table:table-cell table:style-name="ce9"/>
          <table:table-cell table:style-name="ce10" office:value-type="string">
            <text:p>M1Mp2</text:p>
          </table:table-cell>
          <table:table-cell table:style-name="ce11" table:number-columns-repeated="2"/>
          <table:table-cell table:style-name="ce12" table:number-columns-repeated="3"/>
          <table:table-cell table:style-name="ce1" office:value-type="string">
            <text:p>Max</text:p>
          </table:table-cell>
          <table:table-cell table:style-name="ce1" office:value-type="string">
            <text:p>Tolerance</text:p>
          </table:table-cell>
          <table:table-cell table:number-columns-repeated="6"/>
        </table:table-row>
        <table:table-row table:style-name="ro5">
          <table:table-cell table:style-name="ce1" office:value-type="string">
            <text:p>Instance</text:p>
          </table:table-cell>
          <table:table-cell table:style-name="ce1" office:value-type="string">
            <text:p>S</text:p>
          </table:table-cell>
          <table:table-cell table:style-name="ce1" office:value-type="string">
            <text:p>U</text:p>
          </table:table-cell>
          <table:table-cell table:style-name="ce1" office:value-type="string">
            <text:p>T</text:p>
          </table:table-cell>
          <table:table-cell table:style-name="ce3" office:value-type="string">
            <text:p>Borne Inf/opti</text:p>
          </table:table-cell>
          <table:table-cell table:style-name="ce5" office:value-type="string">
            <text:p>Obj U</text:p>
          </table:table-cell>
          <table:table-cell table:style-name="ce5" office:value-type="string">
            <text:p>Obj 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9"/>
          <table:table-cell table:style-name="ce3" office:value-type="string">
            <text:p>Borne Inf/opti</text:p>
          </table:table-cell>
          <table:table-cell table:style-name="ce5" office:value-type="string">
            <text:p>Obj U</text:p>
          </table:table-cell>
          <table:table-cell table:style-name="ce5" office:value-type="string">
            <text:p>Obj 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9"/>
          <table:table-cell table:style-name="ce3" office:value-type="string">
            <text:p>Borne Inf/opti</text:p>
          </table:table-cell>
          <table:table-cell table:style-name="ce5" office:value-type="string">
            <text:p>Obj U</text:p>
          </table:table-cell>
          <table:table-cell table:style-name="ce5" office:value-type="string">
            <text:p>Obj 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>
            <text:p>8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216778">
            <text:p>5216778</text:p>
          </table:table-cell>
          <table:table-cell office:value-type="float" office:value="8167700">
            <text:p>8167700</text:p>
          </table:table-cell>
          <table:table-cell office:value-type="float" office:value="710922">
            <text:p>710922</text:p>
          </table:table-cell>
          <table:table-cell office:value-type="string">
            <text:p><text:s/></text:p>
          </table:table-cell>
          <table:table-cell office:value-type="float" office:value="7.01">
            <text:p>7,01</text:p>
          </table:table-cell>
          <table:table-cell/>
          <table:table-cell office:value-type="float" office:value="5216778">
            <text:p>5216778</text:p>
          </table:table-cell>
          <table:table-cell office:value-type="float" office:value="8167700">
            <text:p>8167700</text:p>
          </table:table-cell>
          <table:table-cell office:value-type="float" office:value="710922">
            <text:p>710922</text:p>
          </table:table-cell>
          <table:table-cell office:value-type="string">
            <text:p><text:s/></text:p>
          </table:table-cell>
          <table:table-cell office:value-type="float" office:value="14.32">
            <text:p>14,32</text:p>
          </table:table-cell>
          <table:table-cell/>
          <table:table-cell office:value-type="float" office:value="5216778">
            <text:p>5216778</text:p>
          </table:table-cell>
          <table:table-cell office:value-type="float" office:value="8167700">
            <text:p>8167700</text:p>
          </table:table-cell>
          <table:table-cell office:value-type="float" office:value="710922">
            <text:p>710922</text:p>
          </table:table-cell>
          <table:table-cell office:value-type="string">
            <text:p><text:s/></text:p>
          </table:table-cell>
          <table:table-cell office:value-type="float" office:value="18.45">
            <text:p>18,45</text:p>
          </table:table-cell>
          <table:table-cell/>
          <table:table-cell table:style-name="ce1" table:formula="of:=MAXA([.Q3];[.K3];[.E3];[M5.E3];[M5.K3];[M5.Q3];[M2.E3];[M2.K3];[M2.Q3])" office:value-type="float" office:value="5479176">
            <text:p>5479176</text:p>
          </table:table-cell>
          <table:table-cell table:style-name="ce1" table:formula="of:=[.W3]-1" office:value-type="float" office:value="5479175">
            <text:p>5479175</text:p>
          </table:table-cell>
          <table:table-cell table:formula="of:=AND([.E3]&gt;[.X3];[.E3]&gt;0;NOT([.E3]=&quot;infeasible&quot;))" office:value-type="boolean" office:boolean-value="false">
            <text:p>FAUX</text:p>
          </table:table-cell>
          <table:table-cell table:formula="of:=AND([.K3]&gt;[.X3];[.K3]&gt;0;NOT([.K3]=&quot;infeasible&quot;))" office:value-type="boolean" office:boolean-value="false">
            <text:p>FAUX</text:p>
          </table:table-cell>
          <table:table-cell table:formula="of:=AND([.Q3]&gt;[.X3];[.Q3]&gt;0;NOT([.Q3]=&quot;infeasible&quot;))" office:value-type="boolean" office:boolean-value="false">
            <text:p>FAUX</text:p>
          </table:table-cell>
          <table:table-cell table:formula="of:=[.E3]+([.H3]*[.E3])&lt;[.X3]" office:value-type="boolean" office:boolean-value="true">
            <text:p>VRAI</text:p>
          </table:table-cell>
          <table:table-cell table:style-name="ce1" table:formula="of:=[.K3]+([.N3]*[.K3])&lt;[.X3]" office:value-type="boolean" office:boolean-value="true">
            <text:p>VRAI</text:p>
          </table:table-cell>
          <table:table-cell table:style-name="ce1" table:formula="of:=[.Q3]+([.Q3]*[.T3])&lt;[.X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4209298">
            <text:p>4209298</text:p>
          </table:table-cell>
          <table:table-cell office:value-type="float" office:value="7750200">
            <text:p>7750200</text:p>
          </table:table-cell>
          <table:table-cell office:value-type="float" office:value="1100868">
            <text:p>1100868</text:p>
          </table:table-cell>
          <table:table-cell office:value-type="string">
            <text:p><text:s/></text:p>
          </table:table-cell>
          <table:table-cell office:value-type="float" office:value="55.74">
            <text:p>55,74</text:p>
          </table:table-cell>
          <table:table-cell/>
          <table:table-cell office:value-type="float" office:value="4209298">
            <text:p>4209298</text:p>
          </table:table-cell>
          <table:table-cell office:value-type="float" office:value="7750200">
            <text:p>7750200</text:p>
          </table:table-cell>
          <table:table-cell office:value-type="float" office:value="1100868">
            <text:p>1100868</text:p>
          </table:table-cell>
          <table:table-cell office:value-type="string">
            <text:p><text:s/></text:p>
          </table:table-cell>
          <table:table-cell office:value-type="float" office:value="77.27">
            <text:p>77,27</text:p>
          </table:table-cell>
          <table:table-cell/>
          <table:table-cell office:value-type="float" office:value="4209298">
            <text:p>4209298</text:p>
          </table:table-cell>
          <table:table-cell office:value-type="float" office:value="7750200">
            <text:p>7750200</text:p>
          </table:table-cell>
          <table:table-cell office:value-type="float" office:value="1100868">
            <text:p>1100868</text:p>
          </table:table-cell>
          <table:table-cell office:value-type="string">
            <text:p><text:s/></text:p>
          </table:table-cell>
          <table:table-cell office:value-type="float" office:value="272.42">
            <text:p>272,42</text:p>
          </table:table-cell>
          <table:table-cell/>
          <table:table-cell table:style-name="ce1" table:formula="of:=MAXA([.Q4];[.K4];[.E4];[M5.E4];[M5.K4];[M5.Q4];[M2.E4];[M2.K4];[M2.Q4])" office:value-type="float" office:value="4372283">
            <text:p>4372283</text:p>
          </table:table-cell>
          <table:table-cell table:style-name="ce1" table:formula="of:=[.W4]-1" office:value-type="float" office:value="4372282">
            <text:p>4372282</text:p>
          </table:table-cell>
          <table:table-cell table:formula="of:=AND([.E4]&gt;[.X4];[.E4]&gt;0;NOT([.E4]=&quot;infeasible&quot;))" office:value-type="boolean" office:boolean-value="false">
            <text:p>FAUX</text:p>
          </table:table-cell>
          <table:table-cell table:formula="of:=AND([.K4]&gt;[.X4];[.K4]&gt;0;NOT([.K4]=&quot;infeasible&quot;))" office:value-type="boolean" office:boolean-value="false">
            <text:p>FAUX</text:p>
          </table:table-cell>
          <table:table-cell table:formula="of:=AND([.Q4]&gt;[.X4];[.Q4]&gt;0;NOT([.Q4]=&quot;infeasible&quot;))" office:value-type="boolean" office:boolean-value="false">
            <text:p>FAUX</text:p>
          </table:table-cell>
          <table:table-cell table:formula="of:=[.E4]+([.H4]*[.E4])&lt;[.X4]" office:value-type="boolean" office:boolean-value="true">
            <text:p>VRAI</text:p>
          </table:table-cell>
          <table:table-cell table:style-name="ce1" table:formula="of:=[.K4]+([.N4]*[.K4])&lt;[.X4]" office:value-type="boolean" office:boolean-value="true">
            <text:p>VRAI</text:p>
          </table:table-cell>
          <table:table-cell table:style-name="ce1" table:formula="of:=[.Q4]+([.Q4]*[.T4])&lt;[.X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060215">
            <text:p>5060215</text:p>
          </table:table-cell>
          <table:table-cell office:value-type="float" office:value="9805124">
            <text:p>9805124</text:p>
          </table:table-cell>
          <table:table-cell office:value-type="float" office:value="2084918">
            <text:p>2084918</text:p>
          </table:table-cell>
          <table:table-cell office:value-type="string">
            <text:p><text:s/></text:p>
          </table:table-cell>
          <table:table-cell office:value-type="float" office:value="166.54">
            <text:p>166,54</text:p>
          </table:table-cell>
          <table:table-cell/>
          <table:table-cell office:value-type="float" office:value="5060215">
            <text:p>5060215</text:p>
          </table:table-cell>
          <table:table-cell office:value-type="float" office:value="9805131">
            <text:p>9805131</text:p>
          </table:table-cell>
          <table:table-cell office:value-type="float" office:value="2084918">
            <text:p>2084918</text:p>
          </table:table-cell>
          <table:table-cell office:value-type="string">
            <text:p><text:s/></text:p>
          </table:table-cell>
          <table:table-cell office:value-type="float" office:value="153.08">
            <text:p>153,08</text:p>
          </table:table-cell>
          <table:table-cell/>
          <table:table-cell office:value-type="float" office:value="5060215">
            <text:p>5060215</text:p>
          </table:table-cell>
          <table:table-cell office:value-type="float" office:value="9805131">
            <text:p>9805131</text:p>
          </table:table-cell>
          <table:table-cell office:value-type="float" office:value="2084918">
            <text:p>2084918</text:p>
          </table:table-cell>
          <table:table-cell office:value-type="string">
            <text:p><text:s/></text:p>
          </table:table-cell>
          <table:table-cell office:value-type="float" office:value="227.22">
            <text:p>227,22</text:p>
          </table:table-cell>
          <table:table-cell/>
          <table:table-cell table:style-name="ce1" table:formula="of:=MAXA([.Q5];[.K5];[.E5];[M5.E5];[M5.K5];[M5.Q5];[M2.E5];[M2.K5];[M2.Q5])" office:value-type="float" office:value="5183685">
            <text:p>5183685</text:p>
          </table:table-cell>
          <table:table-cell table:style-name="ce1" table:formula="of:=[.W5]-1" office:value-type="float" office:value="5183684">
            <text:p>5183684</text:p>
          </table:table-cell>
          <table:table-cell table:formula="of:=AND([.E5]&gt;[.X5];[.E5]&gt;0;NOT([.E5]=&quot;infeasible&quot;))" office:value-type="boolean" office:boolean-value="false">
            <text:p>FAUX</text:p>
          </table:table-cell>
          <table:table-cell table:formula="of:=AND([.K5]&gt;[.X5];[.K5]&gt;0;NOT([.K5]=&quot;infeasible&quot;))" office:value-type="boolean" office:boolean-value="false">
            <text:p>FAUX</text:p>
          </table:table-cell>
          <table:table-cell table:formula="of:=AND([.Q5]&gt;[.X5];[.Q5]&gt;0;NOT([.Q5]=&quot;infeasible&quot;))" office:value-type="boolean" office:boolean-value="false">
            <text:p>FAUX</text:p>
          </table:table-cell>
          <table:table-cell table:formula="of:=[.E5]+([.H5]*[.E5])&lt;[.X5]" office:value-type="boolean" office:boolean-value="true">
            <text:p>VRAI</text:p>
          </table:table-cell>
          <table:table-cell table:style-name="ce1" table:formula="of:=[.K5]+([.N5]*[.K5])&lt;[.X5]" office:value-type="boolean" office:boolean-value="true">
            <text:p>VRAI</text:p>
          </table:table-cell>
          <table:table-cell table:style-name="ce1" table:formula="of:=[.Q5]+([.Q5]*[.T5])&lt;[.X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9874524">
            <text:p>9874524</text:p>
          </table:table-cell>
          <table:table-cell office:value-type="float" office:value="14684700">
            <text:p>14684700</text:p>
          </table:table-cell>
          <table:table-cell office:value-type="float" office:value="1630176">
            <text:p>1630176</text:p>
          </table:table-cell>
          <table:table-cell office:value-type="string">
            <text:p><text:s/></text:p>
          </table:table-cell>
          <table:table-cell office:value-type="float" office:value="26.23">
            <text:p>26,23</text:p>
          </table:table-cell>
          <table:table-cell/>
          <table:table-cell office:value-type="float" office:value="9874524">
            <text:p>9874524</text:p>
          </table:table-cell>
          <table:table-cell office:value-type="float" office:value="14684700">
            <text:p>14684700</text:p>
          </table:table-cell>
          <table:table-cell office:value-type="float" office:value="1630176">
            <text:p>1630176</text:p>
          </table:table-cell>
          <table:table-cell office:value-type="string">
            <text:p><text:s/></text:p>
          </table:table-cell>
          <table:table-cell office:value-type="float" office:value="24.41">
            <text:p>24,41</text:p>
          </table:table-cell>
          <table:table-cell/>
          <table:table-cell office:value-type="float" office:value="9874524">
            <text:p>9874524</text:p>
          </table:table-cell>
          <table:table-cell office:value-type="float" office:value="14684700">
            <text:p>14684700</text:p>
          </table:table-cell>
          <table:table-cell office:value-type="float" office:value="1630176">
            <text:p>1630176</text:p>
          </table:table-cell>
          <table:table-cell office:value-type="string">
            <text:p><text:s/></text:p>
          </table:table-cell>
          <table:table-cell office:value-type="float" office:value="31.07">
            <text:p>31,07</text:p>
          </table:table-cell>
          <table:table-cell/>
          <table:table-cell table:style-name="ce1" table:formula="of:=MAXA([.Q6];[.K6];[.E6];[M5.E6];[M5.K6];[M5.Q6];[M2.E6];[M2.K6];[M2.Q6])" office:value-type="float" office:value="12303994">
            <text:p>12303994</text:p>
          </table:table-cell>
          <table:table-cell table:style-name="ce1" table:formula="of:=[.W6]-1" office:value-type="float" office:value="12303993">
            <text:p>12303993</text:p>
          </table:table-cell>
          <table:table-cell table:formula="of:=AND([.E6]&gt;[.X6];[.E6]&gt;0;NOT([.E6]=&quot;infeasible&quot;))" office:value-type="boolean" office:boolean-value="false">
            <text:p>FAUX</text:p>
          </table:table-cell>
          <table:table-cell table:formula="of:=AND([.K6]&gt;[.X6];[.K6]&gt;0;NOT([.K6]=&quot;infeasible&quot;))" office:value-type="boolean" office:boolean-value="false">
            <text:p>FAUX</text:p>
          </table:table-cell>
          <table:table-cell table:formula="of:=AND([.Q6]&gt;[.X6];[.Q6]&gt;0;NOT([.Q6]=&quot;infeasible&quot;))" office:value-type="boolean" office:boolean-value="false">
            <text:p>FAUX</text:p>
          </table:table-cell>
          <table:table-cell table:formula="of:=[.E6]+([.H6]*[.E6])&lt;[.X6]" office:value-type="boolean" office:boolean-value="true">
            <text:p>VRAI</text:p>
          </table:table-cell>
          <table:table-cell table:style-name="ce1" table:formula="of:=[.K6]+([.N6]*[.K6])&lt;[.X6]" office:value-type="boolean" office:boolean-value="true">
            <text:p>VRAI</text:p>
          </table:table-cell>
          <table:table-cell table:style-name="ce1" table:formula="of:=[.Q6]+([.Q6]*[.T6])&lt;[.X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9027874">
            <text:p>9027874</text:p>
          </table:table-cell>
          <table:table-cell office:value-type="float" office:value="14583150">
            <text:p>14583150</text:p>
          </table:table-cell>
          <table:table-cell office:value-type="float" office:value="2195272">
            <text:p>2195272</text:p>
          </table:table-cell>
          <table:table-cell office:value-type="string">
            <text:p><text:s/></text:p>
          </table:table-cell>
          <table:table-cell office:value-type="float" office:value="121.27">
            <text:p>121,27</text:p>
          </table:table-cell>
          <table:table-cell/>
          <table:table-cell office:value-type="float" office:value="9555704">
            <text:p>9555704</text:p>
          </table:table-cell>
          <table:table-cell office:value-type="float" office:value="17798260">
            <text:p>17798260</text:p>
          </table:table-cell>
          <table:table-cell office:value-type="float" office:value="3862592">
            <text:p>3862592</text:p>
          </table:table-cell>
          <table:table-cell office:value-type="string">
            <text:p><text:s/></text:p>
          </table:table-cell>
          <table:table-cell office:value-type="float" office:value="196.04">
            <text:p>196,04</text:p>
          </table:table-cell>
          <table:table-cell/>
          <table:table-cell office:value-type="float" office:value="9555704">
            <text:p>9555704</text:p>
          </table:table-cell>
          <table:table-cell office:value-type="float" office:value="17798260">
            <text:p>17798260</text:p>
          </table:table-cell>
          <table:table-cell office:value-type="float" office:value="3862592">
            <text:p>3862592</text:p>
          </table:table-cell>
          <table:table-cell office:value-type="string">
            <text:p><text:s/></text:p>
          </table:table-cell>
          <table:table-cell office:value-type="float" office:value="218.65">
            <text:p>218,65</text:p>
          </table:table-cell>
          <table:table-cell/>
          <table:table-cell table:style-name="ce1" table:formula="of:=MAXA([.Q7];[.K7];[.E7];[M5.E7];[M5.K7];[M5.Q7];[M2.E7];[M2.K7];[M2.Q7])" office:value-type="float" office:value="10019668">
            <text:p>10019668</text:p>
          </table:table-cell>
          <table:table-cell table:style-name="ce1" table:formula="of:=[.W7]-1" office:value-type="float" office:value="10019667">
            <text:p>10019667</text:p>
          </table:table-cell>
          <table:table-cell table:formula="of:=AND([.E7]&gt;[.X7];[.E7]&gt;0;NOT([.E7]=&quot;infeasible&quot;))" office:value-type="boolean" office:boolean-value="false">
            <text:p>FAUX</text:p>
          </table:table-cell>
          <table:table-cell table:formula="of:=AND([.K7]&gt;[.X7];[.K7]&gt;0;NOT([.K7]=&quot;infeasible&quot;))" office:value-type="boolean" office:boolean-value="false">
            <text:p>FAUX</text:p>
          </table:table-cell>
          <table:table-cell table:formula="of:=AND([.Q7]&gt;[.X7];[.Q7]&gt;0;NOT([.Q7]=&quot;infeasible&quot;))" office:value-type="boolean" office:boolean-value="false">
            <text:p>FAUX</text:p>
          </table:table-cell>
          <table:table-cell table:formula="of:=[.E7]+([.H7]*[.E7])&lt;[.X7]" office:value-type="boolean" office:boolean-value="true">
            <text:p>VRAI</text:p>
          </table:table-cell>
          <table:table-cell table:style-name="ce1" table:formula="of:=[.K7]+([.N7]*[.K7])&lt;[.X7]" office:value-type="boolean" office:boolean-value="true">
            <text:p>VRAI</text:p>
          </table:table-cell>
          <table:table-cell table:style-name="ce1" table:formula="of:=[.Q7]+([.Q7]*[.T7])&lt;[.X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8096748">
            <text:p>8096748</text:p>
          </table:table-cell>
          <table:table-cell office:value-type="float" office:value="11479500">
            <text:p>11479500</text:p>
          </table:table-cell>
          <table:table-cell office:value-type="float" office:value="1222752">
            <text:p>1222752</text:p>
          </table:table-cell>
          <table:table-cell office:value-type="string">
            <text:p><text:s/></text:p>
          </table:table-cell>
          <table:table-cell office:value-type="float" office:value="71.65">
            <text:p>71,65</text:p>
          </table:table-cell>
          <table:table-cell/>
          <table:table-cell office:value-type="float" office:value="8096748">
            <text:p>8096748</text:p>
          </table:table-cell>
          <table:table-cell office:value-type="float" office:value="11479500">
            <text:p>11479500</text:p>
          </table:table-cell>
          <table:table-cell office:value-type="float" office:value="1222752">
            <text:p>1222752</text:p>
          </table:table-cell>
          <table:table-cell office:value-type="string">
            <text:p><text:s/></text:p>
          </table:table-cell>
          <table:table-cell office:value-type="float" office:value="90.79">
            <text:p>90,79</text:p>
          </table:table-cell>
          <table:table-cell/>
          <table:table-cell office:value-type="float" office:value="8096748">
            <text:p>8096748</text:p>
          </table:table-cell>
          <table:table-cell office:value-type="float" office:value="11479500">
            <text:p>11479500</text:p>
          </table:table-cell>
          <table:table-cell office:value-type="float" office:value="1222752">
            <text:p>1222752</text:p>
          </table:table-cell>
          <table:table-cell office:value-type="string">
            <text:p><text:s/></text:p>
          </table:table-cell>
          <table:table-cell office:value-type="float" office:value="142.21">
            <text:p>142,21</text:p>
          </table:table-cell>
          <table:table-cell/>
          <table:table-cell table:style-name="ce1" table:formula="of:=MAXA([.Q8];[.K8];[.E8];[M5.E8];[M5.K8];[M5.Q8];[M2.E8];[M2.K8];[M2.Q8])" office:value-type="float" office:value="9059506">
            <text:p>9059506</text:p>
          </table:table-cell>
          <table:table-cell table:style-name="ce1" table:formula="of:=[.W8]-1" office:value-type="float" office:value="9059505">
            <text:p>9059505</text:p>
          </table:table-cell>
          <table:table-cell table:formula="of:=AND([.E8]&gt;[.X8];[.E8]&gt;0;NOT([.E8]=&quot;infeasible&quot;))" office:value-type="boolean" office:boolean-value="false">
            <text:p>FAUX</text:p>
          </table:table-cell>
          <table:table-cell table:formula="of:=AND([.K8]&gt;[.X8];[.K8]&gt;0;NOT([.K8]=&quot;infeasible&quot;))" office:value-type="boolean" office:boolean-value="false">
            <text:p>FAUX</text:p>
          </table:table-cell>
          <table:table-cell table:formula="of:=AND([.Q8]&gt;[.X8];[.Q8]&gt;0;NOT([.Q8]=&quot;infeasible&quot;))" office:value-type="boolean" office:boolean-value="false">
            <text:p>FAUX</text:p>
          </table:table-cell>
          <table:table-cell table:formula="of:=[.E8]+([.H8]*[.E8])&lt;[.X8]" office:value-type="boolean" office:boolean-value="true">
            <text:p>VRAI</text:p>
          </table:table-cell>
          <table:table-cell table:style-name="ce1" table:formula="of:=[.K8]+([.N8]*[.K8])&lt;[.X8]" office:value-type="boolean" office:boolean-value="true">
            <text:p>VRAI</text:p>
          </table:table-cell>
          <table:table-cell table:style-name="ce1" table:formula="of:=[.Q8]+([.Q8]*[.T8])&lt;[.X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table:style-name="ce1" table:formula="of:=MAXA([.Q9];[.K9];[.E9];[M5.E9];[M5.K9];[M5.Q9];[M2.E9];[M2.K9];[M2.Q9])" office:value-type="float" office:value="11090534">
            <text:p>11090534</text:p>
          </table:table-cell>
          <table:table-cell table:style-name="ce1" table:formula="of:=[.W9]-1" office:value-type="float" office:value="11090533">
            <text:p>11090533</text:p>
          </table:table-cell>
          <table:table-cell table:formula="of:=AND([.E9]&gt;[.X9];[.E9]&gt;0;NOT([.E9]=&quot;infeasible&quot;))" office:value-type="boolean" office:boolean-value="false">
            <text:p>FAUX</text:p>
          </table:table-cell>
          <table:table-cell table:formula="of:=AND([.K9]&gt;[.X9];[.K9]&gt;0;NOT([.K9]=&quot;infeasible&quot;))" office:value-type="boolean" office:boolean-value="false">
            <text:p>FAUX</text:p>
          </table:table-cell>
          <table:table-cell table:formula="of:=AND([.Q9]&gt;[.X9];[.Q9]&gt;0;NOT([.Q9]=&quot;infeasible&quot;))" office:value-type="boolean" office:boolean-value="false">
            <text:p>FAUX</text:p>
          </table:table-cell>
          <table:table-cell table:style-name="ce13" office:value-type="boolean" office:boolean-value="true">
            <text:p>VRAI</text:p>
          </table:table-cell>
          <table:table-cell table:number-columns-repeated="2" table:style-name="ce14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table:style-name="ce1" table:formula="of:=MAXA([.Q10];[.K10];[.E10];[M5.E10];[M5.K10];[M5.Q10];[M2.E10];[M2.K10];[M2.Q10])" office:value-type="float" office:value="13082224">
            <text:p>13082224</text:p>
          </table:table-cell>
          <table:table-cell table:style-name="ce1" table:formula="of:=[.W10]-1" office:value-type="float" office:value="13082223">
            <text:p>13082223</text:p>
          </table:table-cell>
          <table:table-cell table:formula="of:=AND([.E10]&gt;[.X10];[.E10]&gt;0;NOT([.E10]=&quot;infeasible&quot;))" office:value-type="boolean" office:boolean-value="false">
            <text:p>FAUX</text:p>
          </table:table-cell>
          <table:table-cell table:formula="of:=AND([.K10]&gt;[.X10];[.K10]&gt;0;NOT([.K10]=&quot;infeasible&quot;))" office:value-type="boolean" office:boolean-value="false">
            <text:p>FAUX</text:p>
          </table:table-cell>
          <table:table-cell table:formula="of:=AND([.Q10]&gt;[.X10];[.Q10]&gt;0;NOT([.Q10]=&quot;infeasible&quot;))" office:value-type="boolean" office:boolean-value="false">
            <text:p>FAUX</text:p>
          </table:table-cell>
          <table:table-cell table:style-name="ce13" office:value-type="boolean" office:boolean-value="true">
            <text:p>VRAI</text:p>
          </table:table-cell>
          <table:table-cell table:number-columns-repeated="2" table:style-name="ce14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office:value-type="float" office:value="12399230">
            <text:p>12399230</text:p>
          </table:table-cell>
          <table:table-cell office:value-type="float" office:value="19804000">
            <text:p>19804000</text:p>
          </table:table-cell>
          <table:table-cell office:value-type="float" office:value="3474764">
            <text:p>3474764</text:p>
          </table:table-cell>
          <table:table-cell office:value-type="string">
            <text:p><text:s/></text:p>
          </table:table-cell>
          <table:table-cell office:value-type="float" office:value="54.08">
            <text:p>54,08</text:p>
          </table:table-cell>
          <table:table-cell/>
          <table:table-cell office:value-type="float" office:value="12399230">
            <text:p>12399230</text:p>
          </table:table-cell>
          <table:table-cell office:value-type="float" office:value="19804000">
            <text:p>19804000</text:p>
          </table:table-cell>
          <table:table-cell office:value-type="float" office:value="3474764">
            <text:p>3474764</text:p>
          </table:table-cell>
          <table:table-cell office:value-type="string">
            <text:p><text:s/></text:p>
          </table:table-cell>
          <table:table-cell office:value-type="float" office:value="218.49">
            <text:p>218,49</text:p>
          </table:table-cell>
          <table:table-cell/>
          <table:table-cell table:style-name="ce1" table:formula="of:=MAXA([.Q11];[.K11];[.E11];[M5.E11];[M5.K11];[M5.Q11];[M2.E11];[M2.K11];[M2.Q11])" office:value-type="float" office:value="13762944">
            <text:p>13762944</text:p>
          </table:table-cell>
          <table:table-cell table:style-name="ce1" table:formula="of:=[.W11]-1" office:value-type="float" office:value="13762943">
            <text:p>13762943</text:p>
          </table:table-cell>
          <table:table-cell table:formula="of:=AND([.E11]&gt;[.X11];[.E11]&gt;0;NOT([.E11]=&quot;infeasible&quot;))" office:value-type="boolean" office:boolean-value="false">
            <text:p>FAUX</text:p>
          </table:table-cell>
          <table:table-cell table:formula="of:=AND([.K11]&gt;[.X11];[.K11]&gt;0;NOT([.K11]=&quot;infeasible&quot;))" office:value-type="boolean" office:boolean-value="false">
            <text:p>FAUX</text:p>
          </table:table-cell>
          <table:table-cell table:formula="of:=AND([.Q11]&gt;[.X11];[.Q11]&gt;0;NOT([.Q11]=&quot;infeasible&quot;))" office:value-type="boolean" office:boolean-value="false">
            <text:p>FAUX</text:p>
          </table:table-cell>
          <table:table-cell table:style-name="ce13" office:value-type="boolean" office:boolean-value="true">
            <text:p>VRAI</text:p>
          </table:table-cell>
          <table:table-cell table:style-name="ce1" table:formula="of:=[.K11]+([.N11]*[.K11])&lt;[.X11]" office:value-type="boolean" office:boolean-value="true">
            <text:p>VRAI</text:p>
          </table:table-cell>
          <table:table-cell table:style-name="ce1" table:formula="of:=[.Q11]+([.Q11]*[.T11])&lt;[.X1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041268">
            <text:p>5041268</text:p>
          </table:table-cell>
          <table:table-cell office:value-type="float" office:value="8192000">
            <text:p>8192000</text:p>
          </table:table-cell>
          <table:table-cell office:value-type="float" office:value="560732">
            <text:p>560732</text:p>
          </table:table-cell>
          <table:table-cell office:value-type="string">
            <text:p><text:s/></text:p>
          </table:table-cell>
          <table:table-cell office:value-type="float" office:value="851.15">
            <text:p>851,15</text:p>
          </table:table-cell>
          <table:table-cell/>
          <table:table-cell office:value-type="float" office:value="5041268">
            <text:p>5041268</text:p>
          </table:table-cell>
          <table:table-cell office:value-type="float" office:value="8192000">
            <text:p>8192000</text:p>
          </table:table-cell>
          <table:table-cell office:value-type="float" office:value="560732">
            <text:p>560732</text:p>
          </table:table-cell>
          <table:table-cell office:value-type="string">
            <text:p><text:s/></text:p>
          </table:table-cell>
          <table:table-cell office:value-type="float" office:value="1165.92">
            <text:p>1165,92</text:p>
          </table:table-cell>
          <table:table-cell/>
          <table:table-cell office:value-type="float" office:value="5041268">
            <text:p>5041268</text:p>
          </table:table-cell>
          <table:table-cell office:value-type="float" office:value="8192000">
            <text:p>8192000</text:p>
          </table:table-cell>
          <table:table-cell office:value-type="float" office:value="560732">
            <text:p>560732</text:p>
          </table:table-cell>
          <table:table-cell office:value-type="string">
            <text:p><text:s/></text:p>
          </table:table-cell>
          <table:table-cell office:value-type="float" office:value="1323.29">
            <text:p>1323,29</text:p>
          </table:table-cell>
          <table:table-cell/>
          <table:table-cell table:style-name="ce1" table:formula="of:=MAXA([.Q12];[.K12];[.E12];[M5.E12];[M5.K12];[M5.Q12];[M2.E12];[M2.K12];[M2.Q12])" office:value-type="float" office:value="5041268">
            <text:p>5041268</text:p>
          </table:table-cell>
          <table:table-cell table:style-name="ce1" table:formula="of:=[.W12]-1" office:value-type="float" office:value="5041267">
            <text:p>5041267</text:p>
          </table:table-cell>
          <table:table-cell table:formula="of:=AND([.E12]&gt;[.X12];[.E12]&gt;0;NOT([.E12]=&quot;infeasible&quot;))" office:value-type="boolean" office:boolean-value="true">
            <text:p>VRAI</text:p>
          </table:table-cell>
          <table:table-cell table:formula="of:=AND([.K12]&gt;[.X12];[.K12]&gt;0;NOT([.K12]=&quot;infeasible&quot;))" office:value-type="boolean" office:boolean-value="true">
            <text:p>VRAI</text:p>
          </table:table-cell>
          <table:table-cell table:formula="of:=AND([.Q12]&gt;[.X12];[.Q12]&gt;0;NOT([.Q12]=&quot;infeasible&quot;))" office:value-type="boolean" office:boolean-value="true">
            <text:p>VRAI</text:p>
          </table:table-cell>
          <table:table-cell table:formula="of:=[.E12]+([.H12]*[.E12])&lt;[.X12]" office:value-type="boolean" office:boolean-value="false">
            <text:p>FAUX</text:p>
          </table:table-cell>
          <table:table-cell table:style-name="ce1" table:formula="of:=[.K12]+([.N12]*[.K12])&lt;[.X12]" office:value-type="boolean" office:boolean-value="false">
            <text:p>FAUX</text:p>
          </table:table-cell>
          <table:table-cell table:style-name="ce1" table:formula="of:=[.Q12]+([.Q12]*[.T12])&lt;[.X1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087992">
            <text:p>5087992</text:p>
          </table:table-cell>
          <table:table-cell office:value-type="float" office:value="8135400">
            <text:p>8135400</text:p>
          </table:table-cell>
          <table:table-cell office:value-type="float" office:value="577408">
            <text:p>577408</text:p>
          </table:table-cell>
          <table:table-cell office:value-type="string">
            <text:p><text:s/></text:p>
          </table:table-cell>
          <table:table-cell office:value-type="float" office:value="212.32">
            <text:p>212,32</text:p>
          </table:table-cell>
          <table:table-cell/>
          <table:table-cell office:value-type="float" office:value="5087992">
            <text:p>5087992</text:p>
          </table:table-cell>
          <table:table-cell office:value-type="float" office:value="8135400">
            <text:p>8135400</text:p>
          </table:table-cell>
          <table:table-cell office:value-type="float" office:value="577408">
            <text:p>577408</text:p>
          </table:table-cell>
          <table:table-cell office:value-type="string">
            <text:p><text:s/></text:p>
          </table:table-cell>
          <table:table-cell office:value-type="float" office:value="499.03">
            <text:p>499,03</text:p>
          </table:table-cell>
          <table:table-cell/>
          <table:table-cell office:value-type="float" office:value="5087992">
            <text:p>5087992</text:p>
          </table:table-cell>
          <table:table-cell office:value-type="float" office:value="8135400">
            <text:p>8135400</text:p>
          </table:table-cell>
          <table:table-cell office:value-type="float" office:value="577408">
            <text:p>577408</text:p>
          </table:table-cell>
          <table:table-cell office:value-type="string">
            <text:p><text:s/></text:p>
          </table:table-cell>
          <table:table-cell office:value-type="float" office:value="570.76">
            <text:p>570,76</text:p>
          </table:table-cell>
          <table:table-cell/>
          <table:table-cell table:style-name="ce1" table:formula="of:=MAXA([.Q13];[.K13];[.E13];[M5.E13];[M5.K13];[M5.Q13];[M2.E13];[M2.K13];[M2.Q13])" office:value-type="float" office:value="5488136">
            <text:p>5488136</text:p>
          </table:table-cell>
          <table:table-cell table:style-name="ce1" table:formula="of:=[.W13]-1" office:value-type="float" office:value="5488135">
            <text:p>5488135</text:p>
          </table:table-cell>
          <table:table-cell table:formula="of:=AND([.E13]&gt;[.X13];[.E13]&gt;0;NOT([.E13]=&quot;infeasible&quot;))" office:value-type="boolean" office:boolean-value="false">
            <text:p>FAUX</text:p>
          </table:table-cell>
          <table:table-cell table:formula="of:=AND([.K13]&gt;[.X13];[.K13]&gt;0;NOT([.K13]=&quot;infeasible&quot;))" office:value-type="boolean" office:boolean-value="false">
            <text:p>FAUX</text:p>
          </table:table-cell>
          <table:table-cell table:formula="of:=AND([.Q13]&gt;[.X13];[.Q13]&gt;0;NOT([.Q13]=&quot;infeasible&quot;))" office:value-type="boolean" office:boolean-value="false">
            <text:p>FAUX</text:p>
          </table:table-cell>
          <table:table-cell table:formula="of:=[.E13]+([.H13]*[.E13])&lt;[.X13]" office:value-type="boolean" office:boolean-value="true">
            <text:p>VRAI</text:p>
          </table:table-cell>
          <table:table-cell table:style-name="ce1" table:formula="of:=[.K13]+([.N13]*[.K13])&lt;[.X13]" office:value-type="boolean" office:boolean-value="true">
            <text:p>VRAI</text:p>
          </table:table-cell>
          <table:table-cell table:style-name="ce1" table:formula="of:=[.Q13]+([.Q13]*[.T13])&lt;[.X1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6906730">
            <text:p>6906730</text:p>
          </table:table-cell>
          <table:table-cell office:value-type="float" office:value="12014470">
            <text:p>12014470</text:p>
          </table:table-cell>
          <table:table-cell office:value-type="float" office:value="1227736">
            <text:p>1227736</text:p>
          </table:table-cell>
          <table:table-cell office:value-type="string">
            <text:p><text:s/></text:p>
          </table:table-cell>
          <table:table-cell office:value-type="float" office:value="518.51">
            <text:p>518,51</text:p>
          </table:table-cell>
          <table:table-cell/>
          <table:table-cell office:value-type="float" office:value="6906730">
            <text:p>6906730</text:p>
          </table:table-cell>
          <table:table-cell office:value-type="float" office:value="12014470">
            <text:p>12014470</text:p>
          </table:table-cell>
          <table:table-cell office:value-type="float" office:value="1227736">
            <text:p>1227736</text:p>
          </table:table-cell>
          <table:table-cell office:value-type="string">
            <text:p><text:s/></text:p>
          </table:table-cell>
          <table:table-cell office:value-type="float" office:value="660.83">
            <text:p>660,83</text:p>
          </table:table-cell>
          <table:table-cell/>
          <table:table-cell office:value-type="float" office:value="6906730">
            <text:p>6906730</text:p>
          </table:table-cell>
          <table:table-cell office:value-type="float" office:value="12014470">
            <text:p>12014470</text:p>
          </table:table-cell>
          <table:table-cell office:value-type="float" office:value="1227736">
            <text:p>1227736</text:p>
          </table:table-cell>
          <table:table-cell office:value-type="string">
            <text:p><text:s/></text:p>
          </table:table-cell>
          <table:table-cell office:value-type="float" office:value="1133.04">
            <text:p>1133,04</text:p>
          </table:table-cell>
          <table:table-cell/>
          <table:table-cell table:style-name="ce1" table:formula="of:=MAXA([.Q14];[.K14];[.E14];[M5.E14];[M5.K14];[M5.Q14];[M2.E14];[M2.K14];[M2.Q14])" office:value-type="float" office:value="7080764">
            <text:p>7080764</text:p>
          </table:table-cell>
          <table:table-cell table:style-name="ce1" table:formula="of:=[.W14]-1" office:value-type="float" office:value="7080763">
            <text:p>7080763</text:p>
          </table:table-cell>
          <table:table-cell table:formula="of:=AND([.E14]&gt;[.X14];[.E14]&gt;0;NOT([.E14]=&quot;infeasible&quot;))" office:value-type="boolean" office:boolean-value="false">
            <text:p>FAUX</text:p>
          </table:table-cell>
          <table:table-cell table:formula="of:=AND([.K14]&gt;[.X14];[.K14]&gt;0;NOT([.K14]=&quot;infeasible&quot;))" office:value-type="boolean" office:boolean-value="false">
            <text:p>FAUX</text:p>
          </table:table-cell>
          <table:table-cell table:formula="of:=AND([.Q14]&gt;[.X14];[.Q14]&gt;0;NOT([.Q14]=&quot;infeasible&quot;))" office:value-type="boolean" office:boolean-value="false">
            <text:p>FAUX</text:p>
          </table:table-cell>
          <table:table-cell table:formula="of:=[.E14]+([.H14]*[.E14])&lt;[.X14]" office:value-type="boolean" office:boolean-value="true">
            <text:p>VRAI</text:p>
          </table:table-cell>
          <table:table-cell table:style-name="ce1" table:formula="of:=[.K14]+([.N14]*[.K14])&lt;[.X14]" office:value-type="boolean" office:boolean-value="true">
            <text:p>VRAI</text:p>
          </table:table-cell>
          <table:table-cell table:style-name="ce1" table:formula="of:=[.Q14]+([.Q14]*[.T14])&lt;[.X1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2740808">
            <text:p>12740808</text:p>
          </table:table-cell>
          <table:table-cell office:value-type="float" office:value="19512395">
            <text:p>19512395</text:p>
          </table:table-cell>
          <table:table-cell office:value-type="float" office:value="1751596">
            <text:p>1751596</text:p>
          </table:table-cell>
          <table:table-cell office:value-type="float" office:value="0.92">
            <text:p>0,92</text:p>
          </table:table-cell>
          <table:table-cell office:value-type="float" office:value="3608.43">
            <text:p>3608,43</text:p>
          </table:table-cell>
          <table:table-cell/>
          <table:table-cell office:value-type="float" office:value="12713894">
            <text:p>12713894</text:p>
          </table:table-cell>
          <table:table-cell office:value-type="float" office:value="19498295">
            <text:p>19498295</text:p>
          </table:table-cell>
          <table:table-cell office:value-type="float" office:value="1764410">
            <text:p>1764410</text:p>
          </table:table-cell>
          <table:table-cell office:value-type="float" office:value="2.41">
            <text:p>2,41</text:p>
          </table:table-cell>
          <table:table-cell office:value-type="float" office:value="3607.07">
            <text:p>3607,07</text:p>
          </table:table-cell>
          <table:table-cell/>
          <table:table-cell office:value-type="float" office:value="12528395">
            <text:p>12528395</text:p>
          </table:table-cell>
          <table:table-cell office:value-type="float" office:value="19981623">
            <text:p>19981623</text:p>
          </table:table-cell>
          <table:table-cell office:value-type="float" office:value="2173242">
            <text:p>2173242</text:p>
          </table:table-cell>
          <table:table-cell office:value-type="float" office:value="4.09">
            <text:p>4,09</text:p>
          </table:table-cell>
          <table:table-cell office:value-type="float" office:value="3600.1">
            <text:p>3600,1</text:p>
          </table:table-cell>
          <table:table-cell/>
          <table:table-cell table:style-name="ce1" table:formula="of:=MAXA([.Q15];[.K15];[.E15];[M5.E15];[M5.K15];[M5.Q15];[M2.E15];[M2.K15];[M2.Q15])" office:value-type="float" office:value="13924176">
            <text:p>13924176</text:p>
          </table:table-cell>
          <table:table-cell table:style-name="ce1" table:formula="of:=[.W15]-1" office:value-type="float" office:value="13924175">
            <text:p>13924175</text:p>
          </table:table-cell>
          <table:table-cell table:formula="of:=AND([.E15]&gt;[.X15];[.E15]&gt;0;NOT([.E15]=&quot;infeasible&quot;))" office:value-type="boolean" office:boolean-value="false">
            <text:p>FAUX</text:p>
          </table:table-cell>
          <table:table-cell table:formula="of:=AND([.K15]&gt;[.X15];[.K15]&gt;0;NOT([.K15]=&quot;infeasible&quot;))" office:value-type="boolean" office:boolean-value="false">
            <text:p>FAUX</text:p>
          </table:table-cell>
          <table:table-cell table:formula="of:=AND([.Q15]&gt;[.X15];[.Q15]&gt;0;NOT([.Q15]=&quot;infeasible&quot;))" office:value-type="boolean" office:boolean-value="false">
            <text:p>FAUX</text:p>
          </table:table-cell>
          <table:table-cell table:formula="of:=[.E15]+([.H15]*[.E15])&lt;[.X15]" office:value-type="boolean" office:boolean-value="false">
            <text:p>FAUX</text:p>
          </table:table-cell>
          <table:table-cell table:style-name="ce1" table:formula="of:=[.K15]+([.N15]*[.K15])&lt;[.X15]" office:value-type="boolean" office:boolean-value="false">
            <text:p>FAUX</text:p>
          </table:table-cell>
          <table:table-cell table:style-name="ce1" table:formula="of:=[.Q15]+([.Q15]*[.T15])&lt;[.X1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8930606">
            <text:p>8930606</text:p>
          </table:table-cell>
          <table:table-cell office:value-type="float" office:value="12796100">
            <text:p>12796100</text:p>
          </table:table-cell>
          <table:table-cell office:value-type="float" office:value="735492">
            <text:p>735492</text:p>
          </table:table-cell>
          <table:table-cell office:value-type="float" office:value="0.05">
            <text:p>0,05</text:p>
          </table:table-cell>
          <table:table-cell office:value-type="float" office:value="3600.5">
            <text:p>3600,5</text:p>
          </table:table-cell>
          <table:table-cell/>
          <table:table-cell office:value-type="float" office:value="8930606">
            <text:p>8930606</text:p>
          </table:table-cell>
          <table:table-cell office:value-type="float" office:value="12796100">
            <text:p>12796100</text:p>
          </table:table-cell>
          <table:table-cell office:value-type="float" office:value="735492">
            <text:p>735492</text:p>
          </table:table-cell>
          <table:table-cell office:value-type="string">
            <text:p><text:s/></text:p>
          </table:table-cell>
          <table:table-cell office:value-type="float" office:value="2525.41">
            <text:p>2525,41</text:p>
          </table:table-cell>
          <table:table-cell/>
          <table:table-cell office:value-type="float" office:value="8930606">
            <text:p>8930606</text:p>
          </table:table-cell>
          <table:table-cell office:value-type="float" office:value="12796100">
            <text:p>12796100</text:p>
          </table:table-cell>
          <table:table-cell office:value-type="float" office:value="735492">
            <text:p>735492</text:p>
          </table:table-cell>
          <table:table-cell office:value-type="float" office:value="0.22">
            <text:p>0,22</text:p>
          </table:table-cell>
          <table:table-cell office:value-type="float" office:value="3605.32">
            <text:p>3605,32</text:p>
          </table:table-cell>
          <table:table-cell/>
          <table:table-cell table:style-name="ce1" table:formula="of:=MAXA([.Q16];[.K16];[.E16];[M5.E16];[M5.K16];[M5.Q16];[M2.E16];[M2.K16];[M2.Q16])" office:value-type="float" office:value="9682100">
            <text:p>9682100</text:p>
          </table:table-cell>
          <table:table-cell table:style-name="ce1" table:formula="of:=[.W16]-1" office:value-type="float" office:value="9682099">
            <text:p>9682099</text:p>
          </table:table-cell>
          <table:table-cell table:formula="of:=AND([.E16]&gt;[.X16];[.E16]&gt;0;NOT([.E16]=&quot;infeasible&quot;))" office:value-type="boolean" office:boolean-value="false">
            <text:p>FAUX</text:p>
          </table:table-cell>
          <table:table-cell table:formula="of:=AND([.K16]&gt;[.X16];[.K16]&gt;0;NOT([.K16]=&quot;infeasible&quot;))" office:value-type="boolean" office:boolean-value="false">
            <text:p>FAUX</text:p>
          </table:table-cell>
          <table:table-cell table:formula="of:=AND([.Q16]&gt;[.X16];[.Q16]&gt;0;NOT([.Q16]=&quot;infeasible&quot;))" office:value-type="boolean" office:boolean-value="false">
            <text:p>FAUX</text:p>
          </table:table-cell>
          <table:table-cell table:formula="of:=[.E16]+([.H16]*[.E16])&lt;[.X16]" office:value-type="boolean" office:boolean-value="true">
            <text:p>VRAI</text:p>
          </table:table-cell>
          <table:table-cell table:style-name="ce1" table:formula="of:=[.K16]+([.N16]*[.K16])&lt;[.X16]" office:value-type="boolean" office:boolean-value="true">
            <text:p>VRAI</text:p>
          </table:table-cell>
          <table:table-cell table:style-name="ce1" table:formula="of:=[.Q16]+([.Q16]*[.T16])&lt;[.X16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1057792">
            <text:p>11057792</text:p>
          </table:table-cell>
          <table:table-cell office:value-type="float" office:value="17247000">
            <text:p>17247000</text:p>
          </table:table-cell>
          <table:table-cell office:value-type="float" office:value="2139204">
            <text:p>2139204</text:p>
          </table:table-cell>
          <table:table-cell office:value-type="float" office:value="0.26">
            <text:p>0,26</text:p>
          </table:table-cell>
          <table:table-cell office:value-type="float" office:value="3604.52">
            <text:p>3604,52</text:p>
          </table:table-cell>
          <table:table-cell/>
          <table:table-cell office:value-type="float" office:value="11027162">
            <text:p>11027162</text:p>
          </table:table-cell>
          <table:table-cell office:value-type="float" office:value="18450400">
            <text:p>18450400</text:p>
          </table:table-cell>
          <table:table-cell office:value-type="float" office:value="2883234">
            <text:p>2883234</text:p>
          </table:table-cell>
          <table:table-cell office:value-type="float" office:value="1">
            <text:p>1</text:p>
          </table:table-cell>
          <table:table-cell office:value-type="float" office:value="3607.14">
            <text:p>3607,14</text:p>
          </table:table-cell>
          <table:table-cell/>
          <table:table-cell office:value-type="float" office:value="10991310">
            <text:p>10991310</text:p>
          </table:table-cell>
          <table:table-cell office:value-type="float" office:value="18210400">
            <text:p>18210400</text:p>
          </table:table-cell>
          <table:table-cell office:value-type="float" office:value="2759086">
            <text:p>2759086</text:p>
          </table:table-cell>
          <table:table-cell office:value-type="float" office:value="1.59">
            <text:p>1,59</text:p>
          </table:table-cell>
          <table:table-cell office:value-type="float" office:value="3606.65">
            <text:p>3606,65</text:p>
          </table:table-cell>
          <table:table-cell/>
          <table:table-cell table:style-name="ce1" table:formula="of:=MAXA([.Q17];[.K17];[.E17];[M5.E17];[M5.K17];[M5.Q17];[M2.E17];[M2.K17];[M2.Q17])" office:value-type="float" office:value="12192014">
            <text:p>12192014</text:p>
          </table:table-cell>
          <table:table-cell table:style-name="ce1" table:formula="of:=[.W17]-1" office:value-type="float" office:value="12192013">
            <text:p>12192013</text:p>
          </table:table-cell>
          <table:table-cell table:formula="of:=AND([.E17]&gt;[.X17];[.E17]&gt;0;NOT([.E17]=&quot;infeasible&quot;))" office:value-type="boolean" office:boolean-value="false">
            <text:p>FAUX</text:p>
          </table:table-cell>
          <table:table-cell table:formula="of:=AND([.K17]&gt;[.X17];[.K17]&gt;0;NOT([.K17]=&quot;infeasible&quot;))" office:value-type="boolean" office:boolean-value="false">
            <text:p>FAUX</text:p>
          </table:table-cell>
          <table:table-cell table:formula="of:=AND([.Q17]&gt;[.X17];[.Q17]&gt;0;NOT([.Q17]=&quot;infeasible&quot;))" office:value-type="boolean" office:boolean-value="false">
            <text:p>FAUX</text:p>
          </table:table-cell>
          <table:table-cell table:formula="of:=[.E17]+([.H17]*[.E17])&lt;[.X17]" office:value-type="boolean" office:boolean-value="false">
            <text:p>FAUX</text:p>
          </table:table-cell>
          <table:table-cell table:style-name="ce1" table:formula="of:=[.K17]+([.N17]*[.K17])&lt;[.X17]" office:value-type="boolean" office:boolean-value="false">
            <text:p>FAUX</text:p>
          </table:table-cell>
          <table:table-cell table:style-name="ce1" table:formula="of:=[.Q17]+([.Q17]*[.T17])&lt;[.X1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3826858">
            <text:p>13826858</text:p>
          </table:table-cell>
          <table:table-cell office:value-type="float" office:value="22305500">
            <text:p>22305500</text:p>
          </table:table-cell>
          <table:table-cell office:value-type="float" office:value="3468636">
            <text:p>3468636</text:p>
          </table:table-cell>
          <table:table-cell office:value-type="float" office:value="0.49">
            <text:p>0,49</text:p>
          </table:table-cell>
          <table:table-cell office:value-type="float" office:value="3609.24">
            <text:p>3609,24</text:p>
          </table:table-cell>
          <table:table-cell/>
          <table:table-cell office:value-type="float" office:value="13775402">
            <text:p>13775402</text:p>
          </table:table-cell>
          <table:table-cell office:value-type="float" office:value="22276500">
            <text:p>22276500</text:p>
          </table:table-cell>
          <table:table-cell office:value-type="float" office:value="3511092">
            <text:p>3511092</text:p>
          </table:table-cell>
          <table:table-cell office:value-type="float" office:value="0.91">
            <text:p>0,91</text:p>
          </table:table-cell>
          <table:table-cell office:value-type="float" office:value="3608.89">
            <text:p>3608,89</text:p>
          </table:table-cell>
          <table:table-cell/>
          <table:table-cell office:value-type="float" office:value="13850242">
            <text:p>13850242</text:p>
          </table:table-cell>
          <table:table-cell office:value-type="float" office:value="22222500">
            <text:p>22222500</text:p>
          </table:table-cell>
          <table:table-cell office:value-type="float" office:value="3402252">
            <text:p>3402252</text:p>
          </table:table-cell>
          <table:table-cell office:value-type="string">
            <text:p><text:s/></text:p>
          </table:table-cell>
          <table:table-cell office:value-type="float" office:value="3307.71">
            <text:p>3307,71</text:p>
          </table:table-cell>
          <table:table-cell/>
          <table:table-cell table:style-name="ce1" table:formula="of:=MAXA([.Q18];[.K18];[.E18];[M5.E18];[M5.K18];[M5.Q18];[M2.E18];[M2.K18];[M2.Q18])" office:value-type="float" office:value="15525694">
            <text:p>15525694</text:p>
          </table:table-cell>
          <table:table-cell table:style-name="ce1" table:formula="of:=[.W18]-1" office:value-type="float" office:value="15525693">
            <text:p>15525693</text:p>
          </table:table-cell>
          <table:table-cell table:formula="of:=AND([.E18]&gt;[.X18];[.E18]&gt;0;NOT([.E18]=&quot;infeasible&quot;))" office:value-type="boolean" office:boolean-value="false">
            <text:p>FAUX</text:p>
          </table:table-cell>
          <table:table-cell table:formula="of:=AND([.K18]&gt;[.X18];[.K18]&gt;0;NOT([.K18]=&quot;infeasible&quot;))" office:value-type="boolean" office:boolean-value="false">
            <text:p>FAUX</text:p>
          </table:table-cell>
          <table:table-cell table:formula="of:=AND([.Q18]&gt;[.X18];[.Q18]&gt;0;NOT([.Q18]=&quot;infeasible&quot;))" office:value-type="boolean" office:boolean-value="false">
            <text:p>FAUX</text:p>
          </table:table-cell>
          <table:table-cell table:formula="of:=[.E18]+([.H18]*[.E18])&lt;[.X18]" office:value-type="boolean" office:boolean-value="false">
            <text:p>FAUX</text:p>
          </table:table-cell>
          <table:table-cell table:style-name="ce1" table:formula="of:=[.K18]+([.N18]*[.K18])&lt;[.X18]" office:value-type="boolean" office:boolean-value="false">
            <text:p>FAUX</text:p>
          </table:table-cell>
          <table:table-cell table:style-name="ce1" table:formula="of:=[.Q18]+([.Q18]*[.T18])&lt;[.X1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4916608">
            <text:p>14916608</text:p>
          </table:table-cell>
          <table:table-cell office:value-type="float" office:value="23952400">
            <text:p>23952400</text:p>
          </table:table-cell>
          <table:table-cell office:value-type="float" office:value="3215792">
            <text:p>3215792</text:p>
          </table:table-cell>
          <table:table-cell office:value-type="float" office:value="0.61">
            <text:p>0,61</text:p>
          </table:table-cell>
          <table:table-cell office:value-type="float" office:value="3607.39">
            <text:p>3607,39</text:p>
          </table:table-cell>
          <table:table-cell/>
          <table:table-cell office:value-type="float" office:value="14763044">
            <text:p>14763044</text:p>
          </table:table-cell>
          <table:table-cell office:value-type="float" office:value="23658470">
            <text:p>23658470</text:p>
          </table:table-cell>
          <table:table-cell office:value-type="float" office:value="3175356">
            <text:p>3175356</text:p>
          </table:table-cell>
          <table:table-cell office:value-type="float" office:value="1.78">
            <text:p>1,78</text:p>
          </table:table-cell>
          <table:table-cell office:value-type="float" office:value="3607.61">
            <text:p>3607,61</text:p>
          </table:table-cell>
          <table:table-cell/>
          <table:table-cell office:value-type="float" office:value="14898218">
            <text:p>14898218</text:p>
          </table:table-cell>
          <table:table-cell office:value-type="float" office:value="23952400">
            <text:p>23952400</text:p>
          </table:table-cell>
          <table:table-cell office:value-type="float" office:value="3234182">
            <text:p>3234182</text:p>
          </table:table-cell>
          <table:table-cell office:value-type="float" office:value="1.06">
            <text:p>1,06</text:p>
          </table:table-cell>
          <table:table-cell office:value-type="float" office:value="3606.25">
            <text:p>3606,25</text:p>
          </table:table-cell>
          <table:table-cell/>
          <table:table-cell table:style-name="ce1" table:formula="of:=MAXA([.Q19];[.K19];[.E19];[M5.E19];[M5.K19];[M5.Q19];[M2.E19];[M2.K19];[M2.Q19])" office:value-type="float" office:value="16194810">
            <text:p>16194810</text:p>
          </table:table-cell>
          <table:table-cell table:style-name="ce1" table:formula="of:=[.W19]-1" office:value-type="float" office:value="16194809">
            <text:p>16194809</text:p>
          </table:table-cell>
          <table:table-cell table:formula="of:=AND([.E19]&gt;[.X19];[.E19]&gt;0;NOT([.E19]=&quot;infeasible&quot;))" office:value-type="boolean" office:boolean-value="false">
            <text:p>FAUX</text:p>
          </table:table-cell>
          <table:table-cell table:formula="of:=AND([.K19]&gt;[.X19];[.K19]&gt;0;NOT([.K19]=&quot;infeasible&quot;))" office:value-type="boolean" office:boolean-value="false">
            <text:p>FAUX</text:p>
          </table:table-cell>
          <table:table-cell table:formula="of:=AND([.Q19]&gt;[.X19];[.Q19]&gt;0;NOT([.Q19]=&quot;infeasible&quot;))" office:value-type="boolean" office:boolean-value="false">
            <text:p>FAUX</text:p>
          </table:table-cell>
          <table:table-cell table:formula="of:=[.E19]+([.H19]*[.E19])&lt;[.X19]" office:value-type="boolean" office:boolean-value="false">
            <text:p>FAUX</text:p>
          </table:table-cell>
          <table:table-cell table:style-name="ce1" table:formula="of:=[.K19]+([.N19]*[.K19])&lt;[.X19]" office:value-type="boolean" office:boolean-value="false">
            <text:p>FAUX</text:p>
          </table:table-cell>
          <table:table-cell table:style-name="ce1" table:formula="of:=[.Q19]+([.Q19]*[.T19])&lt;[.X19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4419208">
            <text:p>14419208</text:p>
          </table:table-cell>
          <table:table-cell office:value-type="float" office:value="23022600">
            <text:p>23022600</text:p>
          </table:table-cell>
          <table:table-cell office:value-type="float" office:value="2723392">
            <text:p>2723392</text:p>
          </table:table-cell>
          <table:table-cell office:value-type="string">
            <text:p><text:s/></text:p>
          </table:table-cell>
          <table:table-cell office:value-type="float" office:value="1621.11">
            <text:p>1621,11</text:p>
          </table:table-cell>
          <table:table-cell/>
          <table:table-cell office:value-type="float" office:value="14419208">
            <text:p>14419208</text:p>
          </table:table-cell>
          <table:table-cell office:value-type="float" office:value="23022600">
            <text:p>23022600</text:p>
          </table:table-cell>
          <table:table-cell office:value-type="float" office:value="2723392">
            <text:p>2723392</text:p>
          </table:table-cell>
          <table:table-cell office:value-type="float" office:value="0.46">
            <text:p>0,46</text:p>
          </table:table-cell>
          <table:table-cell office:value-type="float" office:value="3607.89">
            <text:p>3607,89</text:p>
          </table:table-cell>
          <table:table-cell/>
          <table:table-cell office:value-type="float" office:value="14419208">
            <text:p>14419208</text:p>
          </table:table-cell>
          <table:table-cell office:value-type="float" office:value="23022600">
            <text:p>23022600</text:p>
          </table:table-cell>
          <table:table-cell office:value-type="float" office:value="2723392">
            <text:p>2723392</text:p>
          </table:table-cell>
          <table:table-cell office:value-type="string">
            <text:p><text:s/></text:p>
          </table:table-cell>
          <table:table-cell office:value-type="float" office:value="3158.2">
            <text:p>3158,2</text:p>
          </table:table-cell>
          <table:table-cell/>
          <table:table-cell table:style-name="ce1" table:formula="of:=MAXA([.Q20];[.K20];[.E20];[M5.E20];[M5.K20];[M5.Q20];[M2.E20];[M2.K20];[M2.Q20])" office:value-type="float" office:value="15984528">
            <text:p>15984528</text:p>
          </table:table-cell>
          <table:table-cell table:style-name="ce1" table:formula="of:=[.W20]-1" office:value-type="float" office:value="15984527">
            <text:p>15984527</text:p>
          </table:table-cell>
          <table:table-cell table:formula="of:=AND([.E20]&gt;[.X20];[.E20]&gt;0;NOT([.E20]=&quot;infeasible&quot;))" office:value-type="boolean" office:boolean-value="false">
            <text:p>FAUX</text:p>
          </table:table-cell>
          <table:table-cell table:formula="of:=AND([.K20]&gt;[.X20];[.K20]&gt;0;NOT([.K20]=&quot;infeasible&quot;))" office:value-type="boolean" office:boolean-value="false">
            <text:p>FAUX</text:p>
          </table:table-cell>
          <table:table-cell table:formula="of:=AND([.Q20]&gt;[.X20];[.Q20]&gt;0;NOT([.Q20]=&quot;infeasible&quot;))" office:value-type="boolean" office:boolean-value="false">
            <text:p>FAUX</text:p>
          </table:table-cell>
          <table:table-cell table:formula="of:=[.E20]+([.H20]*[.E20])&lt;[.X20]" office:value-type="boolean" office:boolean-value="true">
            <text:p>VRAI</text:p>
          </table:table-cell>
          <table:table-cell table:style-name="ce1" table:formula="of:=[.K20]+([.N20]*[.K20])&lt;[.X20]" office:value-type="boolean" office:boolean-value="false">
            <text:p>FAUX</text:p>
          </table:table-cell>
          <table:table-cell table:style-name="ce1" table:formula="of:=[.Q20]+([.Q20]*[.T20])&lt;[.X2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9913432">
            <text:p>9913432</text:p>
          </table:table-cell>
          <table:table-cell office:value-type="float" office:value="12874000">
            <text:p>12874000</text:p>
          </table:table-cell>
          <table:table-cell office:value-type="float" office:value="130568">
            <text:p>130568</text:p>
          </table:table-cell>
          <table:table-cell office:value-type="string">
            <text:p><text:s/></text:p>
          </table:table-cell>
          <table:table-cell office:value-type="float" office:value="232.92">
            <text:p>232,92</text:p>
          </table:table-cell>
          <table:table-cell/>
          <table:table-cell office:value-type="float" office:value="9913432">
            <text:p>9913432</text:p>
          </table:table-cell>
          <table:table-cell office:value-type="float" office:value="12874000">
            <text:p>12874000</text:p>
          </table:table-cell>
          <table:table-cell office:value-type="float" office:value="130568">
            <text:p>130568</text:p>
          </table:table-cell>
          <table:table-cell office:value-type="string">
            <text:p><text:s/></text:p>
          </table:table-cell>
          <table:table-cell office:value-type="float" office:value="165.81">
            <text:p>165,81</text:p>
          </table:table-cell>
          <table:table-cell/>
          <table:table-cell office:value-type="float" office:value="9913432">
            <text:p>9913432</text:p>
          </table:table-cell>
          <table:table-cell office:value-type="float" office:value="12874000">
            <text:p>12874000</text:p>
          </table:table-cell>
          <table:table-cell office:value-type="float" office:value="130568">
            <text:p>130568</text:p>
          </table:table-cell>
          <table:table-cell office:value-type="string">
            <text:p><text:s/></text:p>
          </table:table-cell>
          <table:table-cell office:value-type="float" office:value="118.13">
            <text:p>118,13</text:p>
          </table:table-cell>
          <table:table-cell/>
          <table:table-cell table:style-name="ce1" table:formula="of:=MAXA([.Q21];[.K21];[.E21];[M5.E21];[M5.K21];[M5.Q21];[M2.E21];[M2.K21];[M2.Q21])" office:value-type="float" office:value="13551980">
            <text:p>13551980</text:p>
          </table:table-cell>
          <table:table-cell table:style-name="ce1" table:formula="of:=[.W21]-1" office:value-type="float" office:value="13551979">
            <text:p>13551979</text:p>
          </table:table-cell>
          <table:table-cell table:formula="of:=AND([.E21]&gt;[.X21];[.E21]&gt;0;NOT([.E21]=&quot;infeasible&quot;))" office:value-type="boolean" office:boolean-value="false">
            <text:p>FAUX</text:p>
          </table:table-cell>
          <table:table-cell table:formula="of:=AND([.K21]&gt;[.X21];[.K21]&gt;0;NOT([.K21]=&quot;infeasible&quot;))" office:value-type="boolean" office:boolean-value="false">
            <text:p>FAUX</text:p>
          </table:table-cell>
          <table:table-cell table:formula="of:=AND([.Q21]&gt;[.X21];[.Q21]&gt;0;NOT([.Q21]=&quot;infeasible&quot;))" office:value-type="boolean" office:boolean-value="false">
            <text:p>FAUX</text:p>
          </table:table-cell>
          <table:table-cell table:formula="of:=[.E21]+([.H21]*[.E21])&lt;[.X21]" office:value-type="boolean" office:boolean-value="true">
            <text:p>VRAI</text:p>
          </table:table-cell>
          <table:table-cell table:style-name="ce1" table:formula="of:=[.K21]+([.N21]*[.K21])&lt;[.X21]" office:value-type="boolean" office:boolean-value="true">
            <text:p>VRAI</text:p>
          </table:table-cell>
          <table:table-cell table:style-name="ce1" table:formula="of:=[.Q21]+([.Q21]*[.T21])&lt;[.X2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214964">
            <text:p>5214964</text:p>
          </table:table-cell>
          <table:table-cell office:value-type="float" office:value="7854950">
            <text:p>7854950</text:p>
          </table:table-cell>
          <table:table-cell office:value-type="float" office:value="219986">
            <text:p>219986</text:p>
          </table:table-cell>
          <table:table-cell office:value-type="string">
            <text:p><text:s/></text:p>
          </table:table-cell>
          <table:table-cell office:value-type="float" office:value="71.66">
            <text:p>71,66</text:p>
          </table:table-cell>
          <table:table-cell/>
          <table:table-cell office:value-type="float" office:value="5214964">
            <text:p>5214964</text:p>
          </table:table-cell>
          <table:table-cell office:value-type="float" office:value="7854950">
            <text:p>7854950</text:p>
          </table:table-cell>
          <table:table-cell office:value-type="float" office:value="219986">
            <text:p>219986</text:p>
          </table:table-cell>
          <table:table-cell office:value-type="string">
            <text:p><text:s/></text:p>
          </table:table-cell>
          <table:table-cell office:value-type="float" office:value="78.9">
            <text:p>78,9</text:p>
          </table:table-cell>
          <table:table-cell/>
          <table:table-cell office:value-type="float" office:value="5214964">
            <text:p>5214964</text:p>
          </table:table-cell>
          <table:table-cell office:value-type="float" office:value="7854950">
            <text:p>7854950</text:p>
          </table:table-cell>
          <table:table-cell office:value-type="float" office:value="219986">
            <text:p>219986</text:p>
          </table:table-cell>
          <table:table-cell office:value-type="string">
            <text:p><text:s/></text:p>
          </table:table-cell>
          <table:table-cell office:value-type="float" office:value="173.49">
            <text:p>173,49</text:p>
          </table:table-cell>
          <table:table-cell/>
          <table:table-cell table:style-name="ce1" table:formula="of:=MAXA([.Q22];[.K22];[.E22];[M5.E22];[M5.K22];[M5.Q22];[M2.E22];[M2.K22];[M2.Q22])" office:value-type="float" office:value="5312264">
            <text:p>5312264</text:p>
          </table:table-cell>
          <table:table-cell table:style-name="ce1" table:formula="of:=[.W22]-1" office:value-type="float" office:value="5312263">
            <text:p>5312263</text:p>
          </table:table-cell>
          <table:table-cell table:formula="of:=AND([.E22]&gt;[.X22];[.E22]&gt;0;NOT([.E22]=&quot;infeasible&quot;))" office:value-type="boolean" office:boolean-value="false">
            <text:p>FAUX</text:p>
          </table:table-cell>
          <table:table-cell table:formula="of:=AND([.K22]&gt;[.X22];[.K22]&gt;0;NOT([.K22]=&quot;infeasible&quot;))" office:value-type="boolean" office:boolean-value="false">
            <text:p>FAUX</text:p>
          </table:table-cell>
          <table:table-cell table:formula="of:=AND([.Q22]&gt;[.X22];[.Q22]&gt;0;NOT([.Q22]=&quot;infeasible&quot;))" office:value-type="boolean" office:boolean-value="false">
            <text:p>FAUX</text:p>
          </table:table-cell>
          <table:table-cell table:formula="of:=[.E22]+([.H22]*[.E22])&lt;[.X22]" office:value-type="boolean" office:boolean-value="true">
            <text:p>VRAI</text:p>
          </table:table-cell>
          <table:table-cell table:style-name="ce1" table:formula="of:=[.K22]+([.N22]*[.K22])&lt;[.X22]" office:value-type="boolean" office:boolean-value="true">
            <text:p>VRAI</text:p>
          </table:table-cell>
          <table:table-cell table:style-name="ce1" table:formula="of:=[.Q22]+([.Q22]*[.T22])&lt;[.X2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321618">
            <text:p>5321618</text:p>
          </table:table-cell>
          <table:table-cell office:value-type="float" office:value="7717360">
            <text:p>7717360</text:p>
          </table:table-cell>
          <table:table-cell office:value-type="float" office:value="95782">
            <text:p>95782</text:p>
          </table:table-cell>
          <table:table-cell office:value-type="string">
            <text:p><text:s/></text:p>
          </table:table-cell>
          <table:table-cell office:value-type="float" office:value="337.79">
            <text:p>337,79</text:p>
          </table:table-cell>
          <table:table-cell/>
          <table:table-cell office:value-type="float" office:value="5321618">
            <text:p>5321618</text:p>
          </table:table-cell>
          <table:table-cell office:value-type="float" office:value="7717360">
            <text:p>7717360</text:p>
          </table:table-cell>
          <table:table-cell office:value-type="float" office:value="95782">
            <text:p>95782</text:p>
          </table:table-cell>
          <table:table-cell office:value-type="string">
            <text:p><text:s/></text:p>
          </table:table-cell>
          <table:table-cell office:value-type="float" office:value="330.45">
            <text:p>330,45</text:p>
          </table:table-cell>
          <table:table-cell/>
          <table:table-cell office:value-type="float" office:value="5321618">
            <text:p>5321618</text:p>
          </table:table-cell>
          <table:table-cell office:value-type="float" office:value="7717360">
            <text:p>7717360</text:p>
          </table:table-cell>
          <table:table-cell office:value-type="float" office:value="95782">
            <text:p>95782</text:p>
          </table:table-cell>
          <table:table-cell office:value-type="string">
            <text:p><text:s/></text:p>
          </table:table-cell>
          <table:table-cell office:value-type="float" office:value="296.65">
            <text:p>296,65</text:p>
          </table:table-cell>
          <table:table-cell/>
          <table:table-cell table:style-name="ce1" table:formula="of:=MAXA([.Q23];[.K23];[.E23];[M5.E23];[M5.K23];[M5.Q23];[M2.E23];[M2.K23];[M2.Q23])" office:value-type="float" office:value="5502718">
            <text:p>5502718</text:p>
          </table:table-cell>
          <table:table-cell table:style-name="ce1" table:formula="of:=[.W23]-1" office:value-type="float" office:value="5502717">
            <text:p>5502717</text:p>
          </table:table-cell>
          <table:table-cell table:formula="of:=AND([.E23]&gt;[.X23];[.E23]&gt;0;NOT([.E23]=&quot;infeasible&quot;))" office:value-type="boolean" office:boolean-value="false">
            <text:p>FAUX</text:p>
          </table:table-cell>
          <table:table-cell table:formula="of:=AND([.K23]&gt;[.X23];[.K23]&gt;0;NOT([.K23]=&quot;infeasible&quot;))" office:value-type="boolean" office:boolean-value="false">
            <text:p>FAUX</text:p>
          </table:table-cell>
          <table:table-cell table:formula="of:=AND([.Q23]&gt;[.X23];[.Q23]&gt;0;NOT([.Q23]=&quot;infeasible&quot;))" office:value-type="boolean" office:boolean-value="false">
            <text:p>FAUX</text:p>
          </table:table-cell>
          <table:table-cell table:formula="of:=[.E23]+([.H23]*[.E23])&lt;[.X23]" office:value-type="boolean" office:boolean-value="true">
            <text:p>VRAI</text:p>
          </table:table-cell>
          <table:table-cell table:style-name="ce1" table:formula="of:=[.K23]+([.N23]*[.K23])&lt;[.X23]" office:value-type="boolean" office:boolean-value="true">
            <text:p>VRAI</text:p>
          </table:table-cell>
          <table:table-cell table:style-name="ce1" table:formula="of:=[.Q23]+([.Q23]*[.T23])&lt;[.X2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1431246">
            <text:p>11431246</text:p>
          </table:table-cell>
          <table:table-cell office:value-type="float" office:value="17804200">
            <text:p>17804200</text:p>
          </table:table-cell>
          <table:table-cell office:value-type="float" office:value="1572954">
            <text:p>1572954</text:p>
          </table:table-cell>
          <table:table-cell office:value-type="float" office:value="1.36">
            <text:p>1,36</text:p>
          </table:table-cell>
          <table:table-cell office:value-type="float" office:value="3608.94">
            <text:p>3608,9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style-name="ce1" table:formula="of:=MAXA([.Q24];[.K24];[.E24];[M5.E24];[M5.K24];[M5.Q24];[M2.E24];[M2.K24];[M2.Q24])" office:value-type="float" office:value="12391968">
            <text:p>12391968</text:p>
          </table:table-cell>
          <table:table-cell table:style-name="ce1" table:formula="of:=[.W24]-1" office:value-type="float" office:value="12391967">
            <text:p>12391967</text:p>
          </table:table-cell>
          <table:table-cell table:formula="of:=AND([.E24]&gt;[.X24];[.E24]&gt;0;NOT([.E24]=&quot;infeasible&quot;))" office:value-type="boolean" office:boolean-value="false">
            <text:p>FAUX</text:p>
          </table:table-cell>
          <table:table-cell table:formula="of:=AND([.K24]&gt;[.X24];[.K24]&gt;0;NOT([.K24]=&quot;infeasible&quot;))" office:value-type="boolean" office:boolean-value="false">
            <text:p>FAUX</text:p>
          </table:table-cell>
          <table:table-cell table:formula="of:=AND([.Q24]&gt;[.X24];[.Q24]&gt;0;NOT([.Q24]=&quot;infeasible&quot;))" office:value-type="boolean" office:boolean-value="false">
            <text:p>FAUX</text:p>
          </table:table-cell>
          <table:table-cell table:formula="of:=[.E24]+([.H24]*[.E24])&lt;[.X24]" office:value-type="boolean" office:boolean-value="false">
            <text:p>FAUX</text:p>
          </table:table-cell>
          <table:table-cell table:style-name="ce1" table:formula="of:=[.K24]+([.N24]*[.K24])&lt;[.X24]" office:value-type="boolean" office:boolean-value="true">
            <text:p>VRAI</text:p>
          </table:table-cell>
          <table:table-cell table:style-name="ce1" table:formula="of:=[.Q24]+([.Q24]*[.T24])&lt;[.X2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office:value-type="float" office:value="14822536">
            <text:p>14822536</text:p>
          </table:table-cell>
          <table:table-cell office:value-type="float" office:value="22877180">
            <text:p>22877180</text:p>
          </table:table-cell>
          <table:table-cell office:value-type="float" office:value="1344664">
            <text:p>1344664</text:p>
          </table:table-cell>
          <table:table-cell office:value-type="float" office:value="0.54">
            <text:p>0,54</text:p>
          </table:table-cell>
          <table:table-cell office:value-type="float" office:value="3600.14">
            <text:p>3600,14</text:p>
          </table:table-cell>
          <table:table-cell/>
          <table:table-cell table:style-name="ce1" table:formula="of:=MAXA([.Q25];[.K25];[.E25];[M5.E25];[M5.K25];[M5.Q25];[M2.E25];[M2.K25];[M2.Q25])" office:value-type="float" office:value="15420210">
            <text:p>15420210</text:p>
          </table:table-cell>
          <table:table-cell table:style-name="ce1" table:formula="of:=[.W25]-1" office:value-type="float" office:value="15420209">
            <text:p>15420209</text:p>
          </table:table-cell>
          <table:table-cell table:formula="of:=AND([.E25]&gt;[.X25];[.E25]&gt;0;NOT([.E25]=&quot;infeasible&quot;))" office:value-type="boolean" office:boolean-value="false">
            <text:p>FAUX</text:p>
          </table:table-cell>
          <table:table-cell table:formula="of:=AND([.K25]&gt;[.X25];[.K25]&gt;0;NOT([.K25]=&quot;infeasible&quot;))" office:value-type="boolean" office:boolean-value="false">
            <text:p>FAUX</text:p>
          </table:table-cell>
          <table:table-cell table:formula="of:=AND([.Q25]&gt;[.X25];[.Q25]&gt;0;NOT([.Q25]=&quot;infeasible&quot;))" office:value-type="boolean" office:boolean-value="false">
            <text:p>FAUX</text:p>
          </table:table-cell>
          <table:table-cell table:formula="of:=[.E25]+([.H25]*[.E25])&lt;[.X25]" office:value-type="boolean" office:boolean-value="true">
            <text:p>VRAI</text:p>
          </table:table-cell>
          <table:table-cell table:style-name="ce1" table:formula="of:=[.K25]+([.N25]*[.K25])&lt;[.X25]" office:value-type="boolean" office:boolean-value="true">
            <text:p>VRAI</text:p>
          </table:table-cell>
          <table:table-cell table:style-name="ce1" table:formula="of:=[.Q25]+([.Q25]*[.T25])&lt;[.X2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9205728">
            <text:p>9205728</text:p>
          </table:table-cell>
          <table:table-cell office:value-type="float" office:value="14698150">
            <text:p>14698150</text:p>
          </table:table-cell>
          <table:table-cell office:value-type="float" office:value="1022422">
            <text:p>1022422</text:p>
          </table:table-cell>
          <table:table-cell office:value-type="float" office:value="0.1">
            <text:p>0,1</text:p>
          </table:table-cell>
          <table:table-cell office:value-type="float" office:value="3601.41">
            <text:p>3601,41</text:p>
          </table:table-cell>
          <table:table-cell/>
          <table:table-cell office:value-type="float" office:value="9199186">
            <text:p>9199186</text:p>
          </table:table-cell>
          <table:table-cell office:value-type="float" office:value="14694150">
            <text:p>14694150</text:p>
          </table:table-cell>
          <table:table-cell office:value-type="float" office:value="1024964">
            <text:p>1024964</text:p>
          </table:table-cell>
          <table:table-cell office:value-type="float" office:value="0.86">
            <text:p>0,86</text:p>
          </table:table-cell>
          <table:table-cell office:value-type="float" office:value="3600.1">
            <text:p>3600,1</text:p>
          </table:table-cell>
          <table:table-cell/>
          <table:table-cell office:value-type="float" office:value="9195604">
            <text:p>9195604</text:p>
          </table:table-cell>
          <table:table-cell office:value-type="float" office:value="14698150">
            <text:p>14698150</text:p>
          </table:table-cell>
          <table:table-cell office:value-type="float" office:value="1032546">
            <text:p>1032546</text:p>
          </table:table-cell>
          <table:table-cell office:value-type="float" office:value="0.71">
            <text:p>0,71</text:p>
          </table:table-cell>
          <table:table-cell office:value-type="float" office:value="3600.2">
            <text:p>3600,2</text:p>
          </table:table-cell>
          <table:table-cell/>
          <table:table-cell table:style-name="ce1" table:formula="of:=MAXA([.Q26];[.K26];[.E26];[M5.E26];[M5.K26];[M5.Q26];[M2.E26];[M2.K26];[M2.Q26])" office:value-type="float" office:value="9293092">
            <text:p>9293092</text:p>
          </table:table-cell>
          <table:table-cell table:style-name="ce1" table:formula="of:=[.W26]-1" office:value-type="float" office:value="9293091">
            <text:p>9293091</text:p>
          </table:table-cell>
          <table:table-cell table:formula="of:=AND([.E26]&gt;[.X26];[.E26]&gt;0;NOT([.E26]=&quot;infeasible&quot;))" office:value-type="boolean" office:boolean-value="false">
            <text:p>FAUX</text:p>
          </table:table-cell>
          <table:table-cell table:formula="of:=AND([.K26]&gt;[.X26];[.K26]&gt;0;NOT([.K26]=&quot;infeasible&quot;))" office:value-type="boolean" office:boolean-value="false">
            <text:p>FAUX</text:p>
          </table:table-cell>
          <table:table-cell table:formula="of:=AND([.Q26]&gt;[.X26];[.Q26]&gt;0;NOT([.Q26]=&quot;infeasible&quot;))" office:value-type="boolean" office:boolean-value="false">
            <text:p>FAUX</text:p>
          </table:table-cell>
          <table:table-cell table:formula="of:=[.E26]+([.H26]*[.E26])&lt;[.X26]" office:value-type="boolean" office:boolean-value="false">
            <text:p>FAUX</text:p>
          </table:table-cell>
          <table:table-cell table:style-name="ce1" table:formula="of:=[.K26]+([.N26]*[.K26])&lt;[.X26]" office:value-type="boolean" office:boolean-value="false">
            <text:p>FAUX</text:p>
          </table:table-cell>
          <table:table-cell table:style-name="ce1" table:formula="of:=[.Q26]+([.Q26]*[.T26])&lt;[.X26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style-name="ce1" table:formula="of:=MAXA([.Q27];[.K27];[.E27];[M5.E27];[M5.K27];[M5.Q27];[M2.E27];[M2.K27];[M2.Q27])" office:value-type="float" office:value="17819530">
            <text:p>17819530</text:p>
          </table:table-cell>
          <table:table-cell table:style-name="ce1" table:formula="of:=[.W27]-1" office:value-type="float" office:value="17819529">
            <text:p>17819529</text:p>
          </table:table-cell>
          <table:table-cell table:formula="of:=AND([.E27]&gt;[.X27];[.E27]&gt;0;NOT([.E27]=&quot;infeasible&quot;))" office:value-type="boolean" office:boolean-value="false">
            <text:p>FAUX</text:p>
          </table:table-cell>
          <table:table-cell table:formula="of:=AND([.K27]&gt;[.X27];[.K27]&gt;0;NOT([.K27]=&quot;infeasible&quot;))" office:value-type="boolean" office:boolean-value="false">
            <text:p>FAUX</text:p>
          </table:table-cell>
          <table:table-cell table:formula="of:=AND([.Q27]&gt;[.X27];[.Q27]&gt;0;NOT([.Q27]=&quot;infeasible&quot;))" office:value-type="boolean" office:boolean-value="false">
            <text:p>FAUX</text:p>
          </table:table-cell>
          <table:table-cell table:formula="of:=[.E27]+([.H27]*[.E27])&lt;[.X27]" office:value-type="boolean" office:boolean-value="true">
            <text:p>VRAI</text:p>
          </table:table-cell>
          <table:table-cell table:style-name="ce1" table:formula="of:=[.K27]+([.N27]*[.K27])&lt;[.X27]" office:value-type="boolean" office:boolean-value="true">
            <text:p>VRAI</text:p>
          </table:table-cell>
          <table:table-cell table:style-name="ce1" table:formula="of:=[.Q27]+([.Q27]*[.T27])&lt;[.X2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style-name="ce1" table:formula="of:=MAXA([.Q28];[.K28];[.E28];[M5.E28];[M5.K28];[M5.Q28];[M2.E28];[M2.K28];[M2.Q28])" office:value-type="float" office:value="14292957">
            <text:p>14292957</text:p>
          </table:table-cell>
          <table:table-cell table:style-name="ce1" table:formula="of:=[.W28]-1" office:value-type="float" office:value="14292956">
            <text:p>14292956</text:p>
          </table:table-cell>
          <table:table-cell table:formula="of:=AND([.E28]&gt;[.X28];[.E28]&gt;0;NOT([.E28]=&quot;infeasible&quot;))" office:value-type="boolean" office:boolean-value="false">
            <text:p>FAUX</text:p>
          </table:table-cell>
          <table:table-cell table:formula="of:=AND([.K28]&gt;[.X28];[.K28]&gt;0;NOT([.K28]=&quot;infeasible&quot;))" office:value-type="boolean" office:boolean-value="false">
            <text:p>FAUX</text:p>
          </table:table-cell>
          <table:table-cell table:formula="of:=AND([.Q28]&gt;[.X28];[.Q28]&gt;0;NOT([.Q28]=&quot;infeasible&quot;))" office:value-type="boolean" office:boolean-value="false">
            <text:p>FAUX</text:p>
          </table:table-cell>
          <table:table-cell table:formula="of:=[.E28]+([.H28]*[.E28])&lt;[.X28]" office:value-type="boolean" office:boolean-value="true">
            <text:p>VRAI</text:p>
          </table:table-cell>
          <table:table-cell table:style-name="ce1" table:formula="of:=[.K28]+([.N28]*[.K28])&lt;[.X28]" office:value-type="boolean" office:boolean-value="true">
            <text:p>VRAI</text:p>
          </table:table-cell>
          <table:table-cell table:style-name="ce1" table:formula="of:=[.Q28]+([.Q28]*[.T28])&lt;[.X2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style-name="ce1" table:formula="of:=MAXA([.Q29];[.K29];[.E29];[M5.E29];[M5.K29];[M5.Q29];[M2.E29];[M2.K29];[M2.Q29])" office:value-type="float" office:value="23274436">
            <text:p>23274436</text:p>
          </table:table-cell>
          <table:table-cell table:style-name="ce1" table:formula="of:=[.W29]-1" office:value-type="float" office:value="23274435">
            <text:p>23274435</text:p>
          </table:table-cell>
          <table:table-cell table:formula="of:=AND([.E29]&gt;[.X29];[.E29]&gt;0;NOT([.E29]=&quot;infeasible&quot;))" office:value-type="boolean" office:boolean-value="false">
            <text:p>FAUX</text:p>
          </table:table-cell>
          <table:table-cell table:formula="of:=AND([.K29]&gt;[.X29];[.K29]&gt;0;NOT([.K29]=&quot;infeasible&quot;))" office:value-type="boolean" office:boolean-value="false">
            <text:p>FAUX</text:p>
          </table:table-cell>
          <table:table-cell table:formula="of:=AND([.Q29]&gt;[.X29];[.Q29]&gt;0;NOT([.Q29]=&quot;infeasible&quot;))" office:value-type="boolean" office:boolean-value="false">
            <text:p>FAUX</text:p>
          </table:table-cell>
          <table:table-cell table:formula="of:=[.E29]+([.H29]*[.E29])&lt;[.X29]" office:value-type="boolean" office:boolean-value="true">
            <text:p>VRAI</text:p>
          </table:table-cell>
          <table:table-cell table:style-name="ce1" table:formula="of:=[.K29]+([.N29]*[.K29])&lt;[.X29]" office:value-type="boolean" office:boolean-value="true">
            <text:p>VRAI</text:p>
          </table:table-cell>
          <table:table-cell table:style-name="ce1" table:formula="of:=[.Q29]+([.Q29]*[.T29])&lt;[.X2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6821908">
            <text:p>6821908</text:p>
          </table:table-cell>
          <table:table-cell office:value-type="float" office:value="11567600">
            <text:p>11567600</text:p>
          </table:table-cell>
          <table:table-cell office:value-type="float" office:value="1645698">
            <text:p>1645698</text:p>
          </table:table-cell>
          <table:table-cell office:value-type="string">
            <text:p><text:s/></text:p>
          </table:table-cell>
          <table:table-cell office:value-type="float" office:value="60.69">
            <text:p>60,69</text:p>
          </table:table-cell>
          <table:table-cell/>
          <table:table-cell office:value-type="float" office:value="6821908">
            <text:p>6821908</text:p>
          </table:table-cell>
          <table:table-cell office:value-type="float" office:value="11567600">
            <text:p>11567600</text:p>
          </table:table-cell>
          <table:table-cell office:value-type="float" office:value="1645698">
            <text:p>1645698</text:p>
          </table:table-cell>
          <table:table-cell office:value-type="string">
            <text:p><text:s/></text:p>
          </table:table-cell>
          <table:table-cell office:value-type="float" office:value="81.46">
            <text:p>81,46</text:p>
          </table:table-cell>
          <table:table-cell/>
          <table:table-cell office:value-type="float" office:value="6821908">
            <text:p>6821908</text:p>
          </table:table-cell>
          <table:table-cell office:value-type="float" office:value="11567600">
            <text:p>11567600</text:p>
          </table:table-cell>
          <table:table-cell office:value-type="float" office:value="1645698">
            <text:p>1645698</text:p>
          </table:table-cell>
          <table:table-cell office:value-type="string">
            <text:p><text:s/></text:p>
          </table:table-cell>
          <table:table-cell office:value-type="float" office:value="73.05">
            <text:p>73,05</text:p>
          </table:table-cell>
          <table:table-cell/>
          <table:table-cell table:style-name="ce1" table:formula="of:=MAXA([.Q30];[.K30];[.E30];[M5.E30];[M5.K30];[M5.Q30];[M2.E30];[M2.K30];[M2.Q30])" office:value-type="float" office:value="7901194">
            <text:p>7901194</text:p>
          </table:table-cell>
          <table:table-cell table:style-name="ce1" table:formula="of:=[.W30]-1" office:value-type="float" office:value="7901193">
            <text:p>7901193</text:p>
          </table:table-cell>
          <table:table-cell table:formula="of:=AND([.E30]&gt;[.X30];[.E30]&gt;0;NOT([.E30]=&quot;infeasible&quot;))" office:value-type="boolean" office:boolean-value="false">
            <text:p>FAUX</text:p>
          </table:table-cell>
          <table:table-cell table:formula="of:=AND([.K30]&gt;[.X30];[.K30]&gt;0;NOT([.K30]=&quot;infeasible&quot;))" office:value-type="boolean" office:boolean-value="false">
            <text:p>FAUX</text:p>
          </table:table-cell>
          <table:table-cell table:formula="of:=AND([.Q30]&gt;[.X30];[.Q30]&gt;0;NOT([.Q30]=&quot;infeasible&quot;))" office:value-type="boolean" office:boolean-value="false">
            <text:p>FAUX</text:p>
          </table:table-cell>
          <table:table-cell table:formula="of:=[.E30]+([.H30]*[.E30])&lt;[.X30]" office:value-type="boolean" office:boolean-value="true">
            <text:p>VRAI</text:p>
          </table:table-cell>
          <table:table-cell table:style-name="ce1" table:formula="of:=[.K30]+([.N30]*[.K30])&lt;[.X30]" office:value-type="boolean" office:boolean-value="true">
            <text:p>VRAI</text:p>
          </table:table-cell>
          <table:table-cell table:style-name="ce1" table:formula="of:=[.Q30]+([.Q30]*[.T30])&lt;[.X3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4549810">
            <text:p>4549810</text:p>
          </table:table-cell>
          <table:table-cell office:value-type="float" office:value="8142748">
            <text:p>8142748</text:p>
          </table:table-cell>
          <table:table-cell office:value-type="float" office:value="1333032">
            <text:p>1333032</text:p>
          </table:table-cell>
          <table:table-cell office:value-type="string">
            <text:p><text:s/></text:p>
          </table:table-cell>
          <table:table-cell office:value-type="float" office:value="252.81">
            <text:p>252,81</text:p>
          </table:table-cell>
          <table:table-cell/>
          <table:table-cell office:value-type="float" office:value="4549810">
            <text:p>4549810</text:p>
          </table:table-cell>
          <table:table-cell office:value-type="float" office:value="8142748">
            <text:p>8142748</text:p>
          </table:table-cell>
          <table:table-cell office:value-type="float" office:value="1333032">
            <text:p>1333032</text:p>
          </table:table-cell>
          <table:table-cell office:value-type="string">
            <text:p><text:s/></text:p>
          </table:table-cell>
          <table:table-cell office:value-type="float" office:value="521.19">
            <text:p>521,19</text:p>
          </table:table-cell>
          <table:table-cell/>
          <table:table-cell office:value-type="float" office:value="4549810">
            <text:p>4549810</text:p>
          </table:table-cell>
          <table:table-cell office:value-type="float" office:value="8142748">
            <text:p>8142748</text:p>
          </table:table-cell>
          <table:table-cell office:value-type="float" office:value="1333032">
            <text:p>1333032</text:p>
          </table:table-cell>
          <table:table-cell office:value-type="string">
            <text:p><text:s/></text:p>
          </table:table-cell>
          <table:table-cell office:value-type="float" office:value="386.08">
            <text:p>386,08</text:p>
          </table:table-cell>
          <table:table-cell/>
          <table:table-cell table:style-name="ce1" table:formula="of:=MAXA([.Q31];[.K31];[.E31];[M5.E31];[M5.K31];[M5.Q31];[M2.E31];[M2.K31];[M2.Q31])" office:value-type="float" office:value="4929880">
            <text:p>4929880</text:p>
          </table:table-cell>
          <table:table-cell table:style-name="ce1" table:formula="of:=[.W31]-1" office:value-type="float" office:value="4929879">
            <text:p>4929879</text:p>
          </table:table-cell>
          <table:table-cell table:formula="of:=AND([.E31]&gt;[.X31];[.E31]&gt;0;NOT([.E31]=&quot;infeasible&quot;))" office:value-type="boolean" office:boolean-value="false">
            <text:p>FAUX</text:p>
          </table:table-cell>
          <table:table-cell table:formula="of:=AND([.K31]&gt;[.X31];[.K31]&gt;0;NOT([.K31]=&quot;infeasible&quot;))" office:value-type="boolean" office:boolean-value="false">
            <text:p>FAUX</text:p>
          </table:table-cell>
          <table:table-cell table:formula="of:=AND([.Q31]&gt;[.X31];[.Q31]&gt;0;NOT([.Q31]=&quot;infeasible&quot;))" office:value-type="boolean" office:boolean-value="false">
            <text:p>FAUX</text:p>
          </table:table-cell>
          <table:table-cell table:formula="of:=[.E31]+([.H31]*[.E31])&lt;[.X31]" office:value-type="boolean" office:boolean-value="true">
            <text:p>VRAI</text:p>
          </table:table-cell>
          <table:table-cell table:style-name="ce1" table:formula="of:=[.K31]+([.N31]*[.K31])&lt;[.X31]" office:value-type="boolean" office:boolean-value="true">
            <text:p>VRAI</text:p>
          </table:table-cell>
          <table:table-cell table:style-name="ce1" table:formula="of:=[.Q31]+([.Q31]*[.T31])&lt;[.X3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office:value-type="float" office:value="6515019">
            <text:p>6515019</text:p>
          </table:table-cell>
          <table:table-cell office:value-type="float" office:value="10343200">
            <text:p>10343200</text:p>
          </table:table-cell>
          <table:table-cell office:value-type="float" office:value="1408182">
            <text:p>1408182</text:p>
          </table:table-cell>
          <table:table-cell office:value-type="string">
            <text:p><text:s/></text:p>
          </table:table-cell>
          <table:table-cell office:value-type="float" office:value="709.84">
            <text:p>709,84</text:p>
          </table:table-cell>
          <table:table-cell/>
          <table:table-cell office:value-type="float" office:value="6515019">
            <text:p>6515019</text:p>
          </table:table-cell>
          <table:table-cell office:value-type="float" office:value="10343200">
            <text:p>10343200</text:p>
          </table:table-cell>
          <table:table-cell office:value-type="float" office:value="1408182">
            <text:p>1408182</text:p>
          </table:table-cell>
          <table:table-cell office:value-type="string">
            <text:p><text:s/></text:p>
          </table:table-cell>
          <table:table-cell office:value-type="float" office:value="811.68">
            <text:p>811,68</text:p>
          </table:table-cell>
          <table:table-cell/>
          <table:table-cell table:style-name="ce1" table:formula="of:=MAXA([.Q32];[.K32];[.E32];[M5.E32];[M5.K32];[M5.Q32];[M2.E32];[M2.K32];[M2.Q32])" office:value-type="float" office:value="8041984">
            <text:p>8041984</text:p>
          </table:table-cell>
          <table:table-cell table:style-name="ce1" table:formula="of:=[.W32]-1" office:value-type="float" office:value="8041983">
            <text:p>8041983</text:p>
          </table:table-cell>
          <table:table-cell table:formula="of:=AND([.E32]&gt;[.X32];[.E32]&gt;0;NOT([.E32]=&quot;infeasible&quot;))" office:value-type="boolean" office:boolean-value="false">
            <text:p>FAUX</text:p>
          </table:table-cell>
          <table:table-cell table:formula="of:=AND([.K32]&gt;[.X32];[.K32]&gt;0;NOT([.K32]=&quot;infeasible&quot;))" office:value-type="boolean" office:boolean-value="false">
            <text:p>FAUX</text:p>
          </table:table-cell>
          <table:table-cell table:formula="of:=AND([.Q32]&gt;[.X32];[.Q32]&gt;0;NOT([.Q32]=&quot;infeasible&quot;))" office:value-type="boolean" office:boolean-value="false">
            <text:p>FAUX</text:p>
          </table:table-cell>
          <table:table-cell table:style-name="ce13" office:value-type="boolean" office:boolean-value="true">
            <text:p>VRAI</text:p>
          </table:table-cell>
          <table:table-cell table:style-name="ce1" table:formula="of:=[.K32]+([.N32]*[.K32])&lt;[.X32]" office:value-type="boolean" office:boolean-value="true">
            <text:p>VRAI</text:p>
          </table:table-cell>
          <table:table-cell table:style-name="ce1" table:formula="of:=[.Q32]+([.Q32]*[.T32])&lt;[.X3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8011931">
            <text:p>8011931</text:p>
          </table:table-cell>
          <table:table-cell office:value-type="float" office:value="14115925">
            <text:p>14115925</text:p>
          </table:table-cell>
          <table:table-cell office:value-type="float" office:value="2883994">
            <text:p>2883994</text:p>
          </table:table-cell>
          <table:table-cell office:value-type="string">
            <text:p><text:s/></text:p>
          </table:table-cell>
          <table:table-cell office:value-type="float" office:value="256.01">
            <text:p>256,01</text:p>
          </table:table-cell>
          <table:table-cell/>
          <table:table-cell office:value-type="float" office:value="8021229">
            <text:p>8021229</text:p>
          </table:table-cell>
          <table:table-cell office:value-type="float" office:value="14115925">
            <text:p>14115925</text:p>
          </table:table-cell>
          <table:table-cell office:value-type="float" office:value="2874696">
            <text:p>2874696</text:p>
          </table:table-cell>
          <table:table-cell office:value-type="string">
            <text:p><text:s/></text:p>
          </table:table-cell>
          <table:table-cell office:value-type="float" office:value="2702.28">
            <text:p>2702,28</text:p>
          </table:table-cell>
          <table:table-cell/>
          <table:table-cell office:value-type="float" office:value="8019459">
            <text:p>8019459</text:p>
          </table:table-cell>
          <table:table-cell office:value-type="float" office:value="14115925">
            <text:p>14115925</text:p>
          </table:table-cell>
          <table:table-cell office:value-type="float" office:value="2876466">
            <text:p>2876466</text:p>
          </table:table-cell>
          <table:table-cell office:value-type="float" office:value="0.31">
            <text:p>0,31</text:p>
          </table:table-cell>
          <table:table-cell office:value-type="float" office:value="3600.07">
            <text:p>3600,07</text:p>
          </table:table-cell>
          <table:table-cell/>
          <table:table-cell table:style-name="ce1" table:formula="of:=MAXA([.Q33];[.K33];[.E33];[M5.E33];[M5.K33];[M5.Q33];[M2.E33];[M2.K33];[M2.Q33])" office:value-type="float" office:value="9233175">
            <text:p>9233175</text:p>
          </table:table-cell>
          <table:table-cell table:style-name="ce1" table:formula="of:=[.W33]-1" office:value-type="float" office:value="9233174">
            <text:p>9233174</text:p>
          </table:table-cell>
          <table:table-cell table:formula="of:=AND([.E33]&gt;[.X33];[.E33]&gt;0;NOT([.E33]=&quot;infeasible&quot;))" office:value-type="boolean" office:boolean-value="false">
            <text:p>FAUX</text:p>
          </table:table-cell>
          <table:table-cell table:formula="of:=AND([.K33]&gt;[.X33];[.K33]&gt;0;NOT([.K33]=&quot;infeasible&quot;))" office:value-type="boolean" office:boolean-value="false">
            <text:p>FAUX</text:p>
          </table:table-cell>
          <table:table-cell table:formula="of:=AND([.Q33]&gt;[.X33];[.Q33]&gt;0;NOT([.Q33]=&quot;infeasible&quot;))" office:value-type="boolean" office:boolean-value="false">
            <text:p>FAUX</text:p>
          </table:table-cell>
          <table:table-cell table:formula="of:=[.E33]+([.H33]*[.E33])&lt;[.X33]" office:value-type="boolean" office:boolean-value="true">
            <text:p>VRAI</text:p>
          </table:table-cell>
          <table:table-cell table:style-name="ce1" table:formula="of:=[.K33]+([.N33]*[.K33])&lt;[.X33]" office:value-type="boolean" office:boolean-value="true">
            <text:p>VRAI</text:p>
          </table:table-cell>
          <table:table-cell table:style-name="ce1" table:formula="of:=[.Q33]+([.Q33]*[.T33])&lt;[.X3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7944380">
            <text:p>7944380</text:p>
          </table:table-cell>
          <table:table-cell office:value-type="float" office:value="11521900">
            <text:p>11521900</text:p>
          </table:table-cell>
          <table:table-cell office:value-type="float" office:value="1397520">
            <text:p>1397520</text:p>
          </table:table-cell>
          <table:table-cell office:value-type="string">
            <text:p><text:s/></text:p>
          </table:table-cell>
          <table:table-cell office:value-type="float" office:value="91.95">
            <text:p>91,95</text:p>
          </table:table-cell>
          <table:table-cell/>
          <table:table-cell office:value-type="float" office:value="8577972">
            <text:p>8577972</text:p>
          </table:table-cell>
          <table:table-cell office:value-type="float" office:value="14898860">
            <text:p>14898860</text:p>
          </table:table-cell>
          <table:table-cell office:value-type="float" office:value="3040922">
            <text:p>3040922</text:p>
          </table:table-cell>
          <table:table-cell office:value-type="string">
            <text:p><text:s/></text:p>
          </table:table-cell>
          <table:table-cell office:value-type="float" office:value="682.87">
            <text:p>682,87</text:p>
          </table:table-cell>
          <table:table-cell/>
          <table:table-cell office:value-type="float" office:value="8577972">
            <text:p>8577972</text:p>
          </table:table-cell>
          <table:table-cell office:value-type="float" office:value="14898900">
            <text:p>14898900</text:p>
          </table:table-cell>
          <table:table-cell office:value-type="float" office:value="3040922">
            <text:p>3040922</text:p>
          </table:table-cell>
          <table:table-cell office:value-type="string">
            <text:p><text:s/></text:p>
          </table:table-cell>
          <table:table-cell office:value-type="float" office:value="648.52">
            <text:p>648,52</text:p>
          </table:table-cell>
          <table:table-cell/>
          <table:table-cell table:style-name="ce1" table:formula="of:=MAXA([.Q34];[.K34];[.E34];[M5.E34];[M5.K34];[M5.Q34];[M2.E34];[M2.K34];[M2.Q34])" office:value-type="float" office:value="9942460">
            <text:p>9942460</text:p>
          </table:table-cell>
          <table:table-cell table:style-name="ce1" table:formula="of:=[.W34]-1" office:value-type="float" office:value="9942459">
            <text:p>9942459</text:p>
          </table:table-cell>
          <table:table-cell table:formula="of:=AND([.E34]&gt;[.X34];[.E34]&gt;0;NOT([.E34]=&quot;infeasible&quot;))" office:value-type="boolean" office:boolean-value="false">
            <text:p>FAUX</text:p>
          </table:table-cell>
          <table:table-cell table:formula="of:=AND([.K34]&gt;[.X34];[.K34]&gt;0;NOT([.K34]=&quot;infeasible&quot;))" office:value-type="boolean" office:boolean-value="false">
            <text:p>FAUX</text:p>
          </table:table-cell>
          <table:table-cell table:formula="of:=AND([.Q34]&gt;[.X34];[.Q34]&gt;0;NOT([.Q34]=&quot;infeasible&quot;))" office:value-type="boolean" office:boolean-value="false">
            <text:p>FAUX</text:p>
          </table:table-cell>
          <table:table-cell table:formula="of:=[.E34]+([.H34]*[.E34])&lt;[.X34]" office:value-type="boolean" office:boolean-value="true">
            <text:p>VRAI</text:p>
          </table:table-cell>
          <table:table-cell table:style-name="ce1" table:formula="of:=[.K34]+([.N34]*[.K34])&lt;[.X34]" office:value-type="boolean" office:boolean-value="true">
            <text:p>VRAI</text:p>
          </table:table-cell>
          <table:table-cell table:style-name="ce1" table:formula="of:=[.Q34]+([.Q34]*[.T34])&lt;[.X3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3302154">
            <text:p>13302154</text:p>
          </table:table-cell>
          <table:table-cell office:value-type="float" office:value="19030100">
            <text:p>19030100</text:p>
          </table:table-cell>
          <table:table-cell office:value-type="float" office:value="1777938">
            <text:p>1777938</text:p>
          </table:table-cell>
          <table:table-cell office:value-type="string">
            <text:p><text:s/></text:p>
          </table:table-cell>
          <table:table-cell office:value-type="float" office:value="252.25">
            <text:p>252,25</text:p>
          </table:table-cell>
          <table:table-cell/>
          <table:table-cell office:value-type="float" office:value="13302154">
            <text:p>13302154</text:p>
          </table:table-cell>
          <table:table-cell office:value-type="float" office:value="19030100">
            <text:p>19030100</text:p>
          </table:table-cell>
          <table:table-cell office:value-type="float" office:value="1777938">
            <text:p>1777938</text:p>
          </table:table-cell>
          <table:table-cell office:value-type="string">
            <text:p><text:s/></text:p>
          </table:table-cell>
          <table:table-cell office:value-type="float" office:value="376.38">
            <text:p>376,38</text:p>
          </table:table-cell>
          <table:table-cell/>
          <table:table-cell office:value-type="float" office:value="13302154">
            <text:p>13302154</text:p>
          </table:table-cell>
          <table:table-cell office:value-type="float" office:value="19030100">
            <text:p>19030100</text:p>
          </table:table-cell>
          <table:table-cell office:value-type="float" office:value="1777938">
            <text:p>1777938</text:p>
          </table:table-cell>
          <table:table-cell office:value-type="string">
            <text:p><text:s/></text:p>
          </table:table-cell>
          <table:table-cell office:value-type="float" office:value="441.49">
            <text:p>441,49</text:p>
          </table:table-cell>
          <table:table-cell/>
          <table:table-cell table:style-name="ce1" table:formula="of:=MAXA([.Q35];[.K35];[.E35];[M5.E35];[M5.K35];[M5.Q35];[M2.E35];[M2.K35];[M2.Q35])" office:value-type="float" office:value="15837944">
            <text:p>15837944</text:p>
          </table:table-cell>
          <table:table-cell table:style-name="ce1" table:formula="of:=[.W35]-1" office:value-type="float" office:value="15837943">
            <text:p>15837943</text:p>
          </table:table-cell>
          <table:table-cell table:formula="of:=AND([.E35]&gt;[.X35];[.E35]&gt;0;NOT([.E35]=&quot;infeasible&quot;))" office:value-type="boolean" office:boolean-value="false">
            <text:p>FAUX</text:p>
          </table:table-cell>
          <table:table-cell table:formula="of:=AND([.K35]&gt;[.X35];[.K35]&gt;0;NOT([.K35]=&quot;infeasible&quot;))" office:value-type="boolean" office:boolean-value="false">
            <text:p>FAUX</text:p>
          </table:table-cell>
          <table:table-cell table:formula="of:=AND([.Q35]&gt;[.X35];[.Q35]&gt;0;NOT([.Q35]=&quot;infeasible&quot;))" office:value-type="boolean" office:boolean-value="false">
            <text:p>FAUX</text:p>
          </table:table-cell>
          <table:table-cell table:formula="of:=[.E35]+([.H35]*[.E35])&lt;[.X35]" office:value-type="boolean" office:boolean-value="true">
            <text:p>VRAI</text:p>
          </table:table-cell>
          <table:table-cell table:style-name="ce1" table:formula="of:=[.K35]+([.N35]*[.K35])&lt;[.X35]" office:value-type="boolean" office:boolean-value="true">
            <text:p>VRAI</text:p>
          </table:table-cell>
          <table:table-cell table:style-name="ce1" table:formula="of:=[.Q35]+([.Q35]*[.T35])&lt;[.X3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table:style-name="ce1" table:formula="of:=MAXA([.Q36];[.K36];[.E36];[M5.E36];[M5.K36];[M5.Q36];[M2.E36];[M2.K36];[M2.Q36])" office:value-type="float" office:value="9956236">
            <text:p>9956236</text:p>
          </table:table-cell>
          <table:table-cell table:style-name="ce1" table:formula="of:=[.W36]-1" office:value-type="float" office:value="9956235">
            <text:p>9956235</text:p>
          </table:table-cell>
          <table:table-cell table:formula="of:=AND([.E36]&gt;[.X36];[.E36]&gt;0;NOT([.E36]=&quot;infeasible&quot;))" office:value-type="boolean" office:boolean-value="false">
            <text:p>FAUX</text:p>
          </table:table-cell>
          <table:table-cell table:formula="of:=AND([.K36]&gt;[.X36];[.K36]&gt;0;NOT([.K36]=&quot;infeasible&quot;))" office:value-type="boolean" office:boolean-value="false">
            <text:p>FAUX</text:p>
          </table:table-cell>
          <table:table-cell table:formula="of:=AND([.Q36]&gt;[.X36];[.Q36]&gt;0;NOT([.Q36]=&quot;infeasible&quot;))" office:value-type="boolean" office:boolean-value="false">
            <text:p>FAUX</text:p>
          </table:table-cell>
          <table:table-cell table:style-name="ce13" office:value-type="boolean" office:boolean-value="true">
            <text:p>VRAI</text:p>
          </table:table-cell>
          <table:table-cell table:number-columns-repeated="2" table:style-name="ce14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office:value-type="float" office:value="10806276">
            <text:p>10806276</text:p>
          </table:table-cell>
          <table:table-cell office:value-type="float" office:value="16074900">
            <text:p>16074900</text:p>
          </table:table-cell>
          <table:table-cell office:value-type="float" office:value="2138628">
            <text:p>2138628</text:p>
          </table:table-cell>
          <table:table-cell office:value-type="string">
            <text:p><text:s/></text:p>
          </table:table-cell>
          <table:table-cell office:value-type="float" office:value="1019.66">
            <text:p>1019,66</text:p>
          </table:table-cell>
          <table:table-cell/>
          <table:table-cell office:value-type="float" office:value="10806276">
            <text:p>10806276</text:p>
          </table:table-cell>
          <table:table-cell office:value-type="float" office:value="16074900">
            <text:p>16074900</text:p>
          </table:table-cell>
          <table:table-cell office:value-type="float" office:value="2138628">
            <text:p>2138628</text:p>
          </table:table-cell>
          <table:table-cell office:value-type="string">
            <text:p><text:s/></text:p>
          </table:table-cell>
          <table:table-cell office:value-type="float" office:value="1110.69">
            <text:p>1110,69</text:p>
          </table:table-cell>
          <table:table-cell/>
          <table:table-cell table:style-name="ce1" table:formula="of:=MAXA([.Q37];[.K37];[.E37];[M5.E37];[M5.K37];[M5.Q37];[M2.E37];[M2.K37];[M2.Q37])" office:value-type="float" office:value="12639700">
            <text:p>12639700</text:p>
          </table:table-cell>
          <table:table-cell table:style-name="ce1" table:formula="of:=[.W37]-1" office:value-type="float" office:value="12639699">
            <text:p>12639699</text:p>
          </table:table-cell>
          <table:table-cell table:formula="of:=AND([.E37]&gt;[.X37];[.E37]&gt;0;NOT([.E37]=&quot;infeasible&quot;))" office:value-type="boolean" office:boolean-value="false">
            <text:p>FAUX</text:p>
          </table:table-cell>
          <table:table-cell table:formula="of:=AND([.K37]&gt;[.X37];[.K37]&gt;0;NOT([.K37]=&quot;infeasible&quot;))" office:value-type="boolean" office:boolean-value="false">
            <text:p>FAUX</text:p>
          </table:table-cell>
          <table:table-cell table:formula="of:=AND([.Q37]&gt;[.X37];[.Q37]&gt;0;NOT([.Q37]=&quot;infeasible&quot;))" office:value-type="boolean" office:boolean-value="false">
            <text:p>FAUX</text:p>
          </table:table-cell>
          <table:table-cell table:style-name="ce13" office:value-type="boolean" office:boolean-value="true">
            <text:p>VRAI</text:p>
          </table:table-cell>
          <table:table-cell table:style-name="ce1" table:formula="of:=[.K37]+([.N37]*[.K37])&lt;[.X37]" office:value-type="boolean" office:boolean-value="true">
            <text:p>VRAI</text:p>
          </table:table-cell>
          <table:table-cell table:style-name="ce1" table:formula="of:=[.Q37]+([.Q37]*[.T37])&lt;[.X3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table:style-name="ce1" table:formula="of:=MAXA([.Q38];[.K38];[.E38];[M5.E38];[M5.K38];[M5.Q38];[M2.E38];[M2.K38];[M2.Q38])" office:value-type="float" office:value="10433774">
            <text:p>10433774</text:p>
          </table:table-cell>
          <table:table-cell table:style-name="ce1" table:formula="of:=[.W38]-1" office:value-type="float" office:value="10433773">
            <text:p>10433773</text:p>
          </table:table-cell>
          <table:table-cell table:formula="of:=AND([.E38]&gt;[.X38];[.E38]&gt;0;NOT([.E38]=&quot;infeasible&quot;))" office:value-type="boolean" office:boolean-value="false">
            <text:p>FAUX</text:p>
          </table:table-cell>
          <table:table-cell table:formula="of:=AND([.K38]&gt;[.X38];[.K38]&gt;0;NOT([.K38]=&quot;infeasible&quot;))" office:value-type="boolean" office:boolean-value="false">
            <text:p>FAUX</text:p>
          </table:table-cell>
          <table:table-cell table:formula="of:=AND([.Q38]&gt;[.X38];[.Q38]&gt;0;NOT([.Q38]=&quot;infeasible&quot;))" office:value-type="boolean" office:boolean-value="false">
            <text:p>FAUX</text:p>
          </table:table-cell>
          <table:table-cell table:style-name="ce13" office:value-type="boolean" office:boolean-value="true">
            <text:p>VRAI</text:p>
          </table:table-cell>
          <table:table-cell table:number-columns-repeated="2" table:style-name="ce14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2665181">
            <text:p>12665181</text:p>
          </table:table-cell>
          <table:table-cell office:value-type="float" office:value="21981678">
            <text:p>21981678</text:p>
          </table:table-cell>
          <table:table-cell office:value-type="float" office:value="3606494">
            <text:p>3606494</text:p>
          </table:table-cell>
          <table:table-cell office:value-type="float" office:value="1.67">
            <text:p>1,67</text:p>
          </table:table-cell>
          <table:table-cell office:value-type="float" office:value="3608.77">
            <text:p>3608,77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style-name="ce1" table:formula="of:=MAXA([.Q39];[.K39];[.E39];[M5.E39];[M5.K39];[M5.Q39];[M2.E39];[M2.K39];[M2.Q39])" office:value-type="float" office:value="13650938">
            <text:p>13650938</text:p>
          </table:table-cell>
          <table:table-cell table:style-name="ce1" table:formula="of:=[.W39]-1" office:value-type="float" office:value="13650937">
            <text:p>13650937</text:p>
          </table:table-cell>
          <table:table-cell table:formula="of:=AND([.E39]&gt;[.X39];[.E39]&gt;0;NOT([.E39]=&quot;infeasible&quot;))" office:value-type="boolean" office:boolean-value="false">
            <text:p>FAUX</text:p>
          </table:table-cell>
          <table:table-cell table:formula="of:=AND([.K39]&gt;[.X39];[.K39]&gt;0;NOT([.K39]=&quot;infeasible&quot;))" office:value-type="boolean" office:boolean-value="false">
            <text:p>FAUX</text:p>
          </table:table-cell>
          <table:table-cell table:formula="of:=AND([.Q39]&gt;[.X39];[.Q39]&gt;0;NOT([.Q39]=&quot;infeasible&quot;))" office:value-type="boolean" office:boolean-value="false">
            <text:p>FAUX</text:p>
          </table:table-cell>
          <table:table-cell table:formula="of:=[.E39]+([.H39]*[.E39])&lt;[.X39]" office:value-type="boolean" office:boolean-value="false">
            <text:p>FAUX</text:p>
          </table:table-cell>
          <table:table-cell table:style-name="ce1" table:formula="of:=[.K39]+([.N39]*[.K39])&lt;[.X39]" office:value-type="boolean" office:boolean-value="true">
            <text:p>VRAI</text:p>
          </table:table-cell>
          <table:table-cell table:style-name="ce1" table:formula="of:=[.Q39]+([.Q39]*[.T39])&lt;[.X3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6271064">
            <text:p>6271064</text:p>
          </table:table-cell>
          <table:table-cell office:value-type="float" office:value="8879700">
            <text:p>8879700</text:p>
          </table:table-cell>
          <table:table-cell office:value-type="float" office:value="598636">
            <text:p>598636</text:p>
          </table:table-cell>
          <table:table-cell office:value-type="string">
            <text:p><text:s/></text:p>
          </table:table-cell>
          <table:table-cell office:value-type="float" office:value="439.65">
            <text:p>439,65</text:p>
          </table:table-cell>
          <table:table-cell/>
          <table:table-cell office:value-type="float" office:value="6271064">
            <text:p>6271064</text:p>
          </table:table-cell>
          <table:table-cell office:value-type="float" office:value="8879690">
            <text:p>8879690</text:p>
          </table:table-cell>
          <table:table-cell office:value-type="float" office:value="598636">
            <text:p>598636</text:p>
          </table:table-cell>
          <table:table-cell office:value-type="string">
            <text:p><text:s/></text:p>
          </table:table-cell>
          <table:table-cell office:value-type="float" office:value="211.82">
            <text:p>211,82</text:p>
          </table:table-cell>
          <table:table-cell/>
          <table:table-cell office:value-type="float" office:value="6271064">
            <text:p>6271064</text:p>
          </table:table-cell>
          <table:table-cell office:value-type="float" office:value="8879690">
            <text:p>8879690</text:p>
          </table:table-cell>
          <table:table-cell office:value-type="float" office:value="598636">
            <text:p>598636</text:p>
          </table:table-cell>
          <table:table-cell office:value-type="string">
            <text:p><text:s/></text:p>
          </table:table-cell>
          <table:table-cell office:value-type="float" office:value="339.06">
            <text:p>339,06</text:p>
          </table:table-cell>
          <table:table-cell/>
          <table:table-cell table:style-name="ce1" table:formula="of:=MAXA([.Q40];[.K40];[.E40];[M5.E40];[M5.K40];[M5.Q40];[M2.E40];[M2.K40];[M2.Q40])" office:value-type="float" office:value="6985362">
            <text:p>6985362</text:p>
          </table:table-cell>
          <table:table-cell table:style-name="ce1" table:formula="of:=[.W40]-1" office:value-type="float" office:value="6985361">
            <text:p>6985361</text:p>
          </table:table-cell>
          <table:table-cell table:formula="of:=AND([.E40]&gt;[.X40];[.E40]&gt;0;NOT([.E40]=&quot;infeasible&quot;))" office:value-type="boolean" office:boolean-value="false">
            <text:p>FAUX</text:p>
          </table:table-cell>
          <table:table-cell table:formula="of:=AND([.K40]&gt;[.X40];[.K40]&gt;0;NOT([.K40]=&quot;infeasible&quot;))" office:value-type="boolean" office:boolean-value="false">
            <text:p>FAUX</text:p>
          </table:table-cell>
          <table:table-cell table:formula="of:=AND([.Q40]&gt;[.X40];[.Q40]&gt;0;NOT([.Q40]=&quot;infeasible&quot;))" office:value-type="boolean" office:boolean-value="false">
            <text:p>FAUX</text:p>
          </table:table-cell>
          <table:table-cell table:formula="of:=[.E40]+([.H40]*[.E40])&lt;[.X40]" office:value-type="boolean" office:boolean-value="true">
            <text:p>VRAI</text:p>
          </table:table-cell>
          <table:table-cell table:style-name="ce1" table:formula="of:=[.K40]+([.N40]*[.K40])&lt;[.X40]" office:value-type="boolean" office:boolean-value="true">
            <text:p>VRAI</text:p>
          </table:table-cell>
          <table:table-cell table:style-name="ce1" table:formula="of:=[.Q40]+([.Q40]*[.T40])&lt;[.X4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6398506">
            <text:p>6398506</text:p>
          </table:table-cell>
          <table:table-cell office:value-type="float" office:value="10368574">
            <text:p>10368574</text:p>
          </table:table-cell>
          <table:table-cell office:value-type="float" office:value="1150060">
            <text:p>1150060</text:p>
          </table:table-cell>
          <table:table-cell office:value-type="string">
            <text:p><text:s/></text:p>
          </table:table-cell>
          <table:table-cell office:value-type="float" office:value="868.32">
            <text:p>868,32</text:p>
          </table:table-cell>
          <table:table-cell/>
          <table:table-cell office:value-type="float" office:value="6398506">
            <text:p>6398506</text:p>
          </table:table-cell>
          <table:table-cell office:value-type="float" office:value="10368574">
            <text:p>10368574</text:p>
          </table:table-cell>
          <table:table-cell office:value-type="float" office:value="1150060">
            <text:p>1150060</text:p>
          </table:table-cell>
          <table:table-cell office:value-type="string">
            <text:p><text:s/></text:p>
          </table:table-cell>
          <table:table-cell office:value-type="float" office:value="611.45">
            <text:p>611,45</text:p>
          </table:table-cell>
          <table:table-cell/>
          <table:table-cell office:value-type="float" office:value="6398506">
            <text:p>6398506</text:p>
          </table:table-cell>
          <table:table-cell office:value-type="float" office:value="10368574">
            <text:p>10368574</text:p>
          </table:table-cell>
          <table:table-cell office:value-type="float" office:value="1150060">
            <text:p>1150060</text:p>
          </table:table-cell>
          <table:table-cell office:value-type="string">
            <text:p><text:s/></text:p>
          </table:table-cell>
          <table:table-cell office:value-type="float" office:value="1666.19">
            <text:p>1666,19</text:p>
          </table:table-cell>
          <table:table-cell/>
          <table:table-cell table:style-name="ce1" table:formula="of:=MAXA([.Q41];[.K41];[.E41];[M5.E41];[M5.K41];[M5.Q41];[M2.E41];[M2.K41];[M2.Q41])" office:value-type="float" office:value="7047252">
            <text:p>7047252</text:p>
          </table:table-cell>
          <table:table-cell table:style-name="ce1" table:formula="of:=[.W41]-1" office:value-type="float" office:value="7047251">
            <text:p>7047251</text:p>
          </table:table-cell>
          <table:table-cell table:formula="of:=AND([.E41]&gt;[.X41];[.E41]&gt;0;NOT([.E41]=&quot;infeasible&quot;))" office:value-type="boolean" office:boolean-value="false">
            <text:p>FAUX</text:p>
          </table:table-cell>
          <table:table-cell table:formula="of:=AND([.K41]&gt;[.X41];[.K41]&gt;0;NOT([.K41]=&quot;infeasible&quot;))" office:value-type="boolean" office:boolean-value="false">
            <text:p>FAUX</text:p>
          </table:table-cell>
          <table:table-cell table:formula="of:=AND([.Q41]&gt;[.X41];[.Q41]&gt;0;NOT([.Q41]=&quot;infeasible&quot;))" office:value-type="boolean" office:boolean-value="false">
            <text:p>FAUX</text:p>
          </table:table-cell>
          <table:table-cell table:formula="of:=[.E41]+([.H41]*[.E41])&lt;[.X41]" office:value-type="boolean" office:boolean-value="true">
            <text:p>VRAI</text:p>
          </table:table-cell>
          <table:table-cell table:style-name="ce1" table:formula="of:=[.K41]+([.N41]*[.K41])&lt;[.X41]" office:value-type="boolean" office:boolean-value="true">
            <text:p>VRAI</text:p>
          </table:table-cell>
          <table:table-cell table:style-name="ce1" table:formula="of:=[.Q41]+([.Q41]*[.T41])&lt;[.X4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0967760">
            <text:p>10967760</text:p>
          </table:table-cell>
          <table:table-cell office:value-type="float" office:value="19376350">
            <text:p>19376350</text:p>
          </table:table-cell>
          <table:table-cell office:value-type="float" office:value="3288596">
            <text:p>3288596</text:p>
          </table:table-cell>
          <table:table-cell office:value-type="float" office:value="8.33">
            <text:p>8,33</text:p>
          </table:table-cell>
          <table:table-cell office:value-type="float" office:value="3607.62">
            <text:p>3607,62</text:p>
          </table:table-cell>
          <table:table-cell/>
          <table:table-cell office:value-type="float" office:value="11637554">
            <text:p>11637554</text:p>
          </table:table-cell>
          <table:table-cell office:value-type="float" office:value="24390460">
            <text:p>24390460</text:p>
          </table:table-cell>
          <table:table-cell office:value-type="float" office:value="5892952">
            <text:p>5892952</text:p>
          </table:table-cell>
          <table:table-cell office:value-type="float" office:value="3.87">
            <text:p>3,87</text:p>
          </table:table-cell>
          <table:table-cell office:value-type="float" office:value="3608.89">
            <text:p>3608,89</text:p>
          </table:table-cell>
          <table:table-cell/>
          <table:table-cell office:value-type="float" office:value="7797073">
            <text:p>7797073</text:p>
          </table:table-cell>
          <table:table-cell office:value-type="float" office:value="19723875">
            <text:p>19723875</text:p>
          </table:table-cell>
          <table:table-cell office:value-type="float" office:value="6666794">
            <text:p>6666794</text:p>
          </table:table-cell>
          <table:table-cell office:value-type="float" office:value="57.13">
            <text:p>57,13</text:p>
          </table:table-cell>
          <table:table-cell office:value-type="float" office:value="3600.2">
            <text:p>3600,2</text:p>
          </table:table-cell>
          <table:table-cell/>
          <table:table-cell table:style-name="ce1" table:formula="of:=MAXA([.Q42];[.K42];[.E42];[M5.E42];[M5.K42];[M5.Q42];[M2.E42];[M2.K42];[M2.Q42])" office:value-type="float" office:value="12813374">
            <text:p>12813374</text:p>
          </table:table-cell>
          <table:table-cell table:style-name="ce1" table:formula="of:=[.W42]-1" office:value-type="float" office:value="12813373">
            <text:p>12813373</text:p>
          </table:table-cell>
          <table:table-cell table:formula="of:=AND([.E42]&gt;[.X42];[.E42]&gt;0;NOT([.E42]=&quot;infeasible&quot;))" office:value-type="boolean" office:boolean-value="false">
            <text:p>FAUX</text:p>
          </table:table-cell>
          <table:table-cell table:formula="of:=AND([.K42]&gt;[.X42];[.K42]&gt;0;NOT([.K42]=&quot;infeasible&quot;))" office:value-type="boolean" office:boolean-value="false">
            <text:p>FAUX</text:p>
          </table:table-cell>
          <table:table-cell table:formula="of:=AND([.Q42]&gt;[.X42];[.Q42]&gt;0;NOT([.Q42]=&quot;infeasible&quot;))" office:value-type="boolean" office:boolean-value="false">
            <text:p>FAUX</text:p>
          </table:table-cell>
          <table:table-cell table:formula="of:=[.E42]+([.H42]*[.E42])&lt;[.X42]" office:value-type="boolean" office:boolean-value="false">
            <text:p>FAUX</text:p>
          </table:table-cell>
          <table:table-cell table:style-name="ce1" table:formula="of:=[.K42]+([.N42]*[.K42])&lt;[.X42]" office:value-type="boolean" office:boolean-value="false">
            <text:p>FAUX</text:p>
          </table:table-cell>
          <table:table-cell table:style-name="ce1" table:formula="of:=[.Q42]+([.Q42]*[.T42])&lt;[.X4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4616818">
            <text:p>14616818</text:p>
          </table:table-cell>
          <table:table-cell office:value-type="float" office:value="22602490">
            <text:p>22602490</text:p>
          </table:table-cell>
          <table:table-cell office:value-type="float" office:value="2285666">
            <text:p>2285666</text:p>
          </table:table-cell>
          <table:table-cell office:value-type="float" office:value="0.05">
            <text:p>0,05</text:p>
          </table:table-cell>
          <table:table-cell office:value-type="float" office:value="3602.1">
            <text:p>3602,1</text:p>
          </table:table-cell>
          <table:table-cell/>
          <table:table-cell office:value-type="float" office:value="14616622">
            <text:p>14616622</text:p>
          </table:table-cell>
          <table:table-cell office:value-type="float" office:value="22602490">
            <text:p>22602490</text:p>
          </table:table-cell>
          <table:table-cell office:value-type="float" office:value="2285862">
            <text:p>2285862</text:p>
          </table:table-cell>
          <table:table-cell office:value-type="float" office:value="0.16">
            <text:p>0,16</text:p>
          </table:table-cell>
          <table:table-cell office:value-type="float" office:value="3604.59">
            <text:p>3604,59</text:p>
          </table:table-cell>
          <table:table-cell/>
          <table:table-cell office:value-type="float" office:value="14616818">
            <text:p>14616818</text:p>
          </table:table-cell>
          <table:table-cell office:value-type="float" office:value="22602490">
            <text:p>22602490</text:p>
          </table:table-cell>
          <table:table-cell office:value-type="float" office:value="2285666">
            <text:p>2285666</text:p>
          </table:table-cell>
          <table:table-cell office:value-type="float" office:value="0.18">
            <text:p>0,18</text:p>
          </table:table-cell>
          <table:table-cell office:value-type="float" office:value="3600.09">
            <text:p>3600,09</text:p>
          </table:table-cell>
          <table:table-cell/>
          <table:table-cell table:style-name="ce1" table:formula="of:=MAXA([.Q43];[.K43];[.E43];[M5.E43];[M5.K43];[M5.Q43];[M2.E43];[M2.K43];[M2.Q43])" office:value-type="float" office:value="16090164">
            <text:p>16090164</text:p>
          </table:table-cell>
          <table:table-cell table:style-name="ce1" table:formula="of:=[.W43]-1" office:value-type="float" office:value="16090163">
            <text:p>16090163</text:p>
          </table:table-cell>
          <table:table-cell table:formula="of:=AND([.E43]&gt;[.X43];[.E43]&gt;0;NOT([.E43]=&quot;infeasible&quot;))" office:value-type="boolean" office:boolean-value="false">
            <text:p>FAUX</text:p>
          </table:table-cell>
          <table:table-cell table:formula="of:=AND([.K43]&gt;[.X43];[.K43]&gt;0;NOT([.K43]=&quot;infeasible&quot;))" office:value-type="boolean" office:boolean-value="false">
            <text:p>FAUX</text:p>
          </table:table-cell>
          <table:table-cell table:formula="of:=AND([.Q43]&gt;[.X43];[.Q43]&gt;0;NOT([.Q43]=&quot;infeasible&quot;))" office:value-type="boolean" office:boolean-value="false">
            <text:p>FAUX</text:p>
          </table:table-cell>
          <table:table-cell table:formula="of:=[.E43]+([.H43]*[.E43])&lt;[.X43]" office:value-type="boolean" office:boolean-value="true">
            <text:p>VRAI</text:p>
          </table:table-cell>
          <table:table-cell table:style-name="ce1" table:formula="of:=[.K43]+([.N43]*[.K43])&lt;[.X43]" office:value-type="boolean" office:boolean-value="false">
            <text:p>FAUX</text:p>
          </table:table-cell>
          <table:table-cell table:style-name="ce1" table:formula="of:=[.Q43]+([.Q43]*[.T43])&lt;[.X4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1608232">
            <text:p>11608232</text:p>
          </table:table-cell>
          <table:table-cell office:value-type="float" office:value="18565790">
            <text:p>18565790</text:p>
          </table:table-cell>
          <table:table-cell office:value-type="float" office:value="2027614">
            <text:p>2027614</text:p>
          </table:table-cell>
          <table:table-cell office:value-type="string">
            <text:p><text:s/></text:p>
          </table:table-cell>
          <table:table-cell office:value-type="float" office:value="96.16">
            <text:p>96,16</text:p>
          </table:table-cell>
          <table:table-cell/>
          <table:table-cell office:value-type="float" office:value="11608232">
            <text:p>11608232</text:p>
          </table:table-cell>
          <table:table-cell office:value-type="float" office:value="18565790">
            <text:p>18565790</text:p>
          </table:table-cell>
          <table:table-cell office:value-type="float" office:value="2027614">
            <text:p>2027614</text:p>
          </table:table-cell>
          <table:table-cell office:value-type="string">
            <text:p><text:s/></text:p>
          </table:table-cell>
          <table:table-cell office:value-type="float" office:value="169.93">
            <text:p>169,93</text:p>
          </table:table-cell>
          <table:table-cell/>
          <table:table-cell office:value-type="float" office:value="11608232">
            <text:p>11608232</text:p>
          </table:table-cell>
          <table:table-cell office:value-type="float" office:value="18565790">
            <text:p>18565790</text:p>
          </table:table-cell>
          <table:table-cell office:value-type="float" office:value="2027614">
            <text:p>2027614</text:p>
          </table:table-cell>
          <table:table-cell office:value-type="string">
            <text:p><text:s/></text:p>
          </table:table-cell>
          <table:table-cell office:value-type="float" office:value="1601.73">
            <text:p>1601,73</text:p>
          </table:table-cell>
          <table:table-cell/>
          <table:table-cell table:style-name="ce1" table:formula="of:=MAXA([.Q44];[.K44];[.E44];[M5.E44];[M5.K44];[M5.Q44];[M2.E44];[M2.K44];[M2.Q44])" office:value-type="float" office:value="12661022">
            <text:p>12661022</text:p>
          </table:table-cell>
          <table:table-cell table:style-name="ce1" table:formula="of:=[.W44]-1" office:value-type="float" office:value="12661021">
            <text:p>12661021</text:p>
          </table:table-cell>
          <table:table-cell table:formula="of:=AND([.E44]&gt;[.X44];[.E44]&gt;0;NOT([.E44]=&quot;infeasible&quot;))" office:value-type="boolean" office:boolean-value="false">
            <text:p>FAUX</text:p>
          </table:table-cell>
          <table:table-cell table:formula="of:=AND([.K44]&gt;[.X44];[.K44]&gt;0;NOT([.K44]=&quot;infeasible&quot;))" office:value-type="boolean" office:boolean-value="false">
            <text:p>FAUX</text:p>
          </table:table-cell>
          <table:table-cell table:formula="of:=AND([.Q44]&gt;[.X44];[.Q44]&gt;0;NOT([.Q44]=&quot;infeasible&quot;))" office:value-type="boolean" office:boolean-value="false">
            <text:p>FAUX</text:p>
          </table:table-cell>
          <table:table-cell table:style-name="ce13" office:value-type="boolean" office:boolean-value="true">
            <text:p>VRAI</text:p>
          </table:table-cell>
          <table:table-cell table:style-name="ce1" table:formula="of:=[.K44]+([.N44]*[.K44])&lt;[.X44]" office:value-type="boolean" office:boolean-value="true">
            <text:p>VRAI</text:p>
          </table:table-cell>
          <table:table-cell table:style-name="ce1" table:formula="of:=[.Q44]+([.Q44]*[.T44])&lt;[.X4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style-name="ce4" office:value-type="string">
            <text:p>infeasible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style-name="ce1" table:formula="of:=MAXA([.Q45];[.K45];[.E45];[M5.E45];[M5.K45];[M5.Q45];[M2.E45];[M2.K45];[M2.Q45])" office:value-type="float" office:value="17579278">
            <text:p>17579278</text:p>
          </table:table-cell>
          <table:table-cell table:style-name="ce1" table:formula="of:=[.W45]-1" office:value-type="float" office:value="17579277">
            <text:p>17579277</text:p>
          </table:table-cell>
          <table:table-cell table:formula="of:=AND([.E45]&gt;[.X45];[.E45]&gt;0;NOT([.E45]=&quot;infeasible&quot;))" office:value-type="boolean" office:boolean-value="false">
            <text:p>FAUX</text:p>
          </table:table-cell>
          <table:table-cell table:formula="of:=AND([.K45]&gt;[.X45];[.K45]&gt;0;NOT([.K45]=&quot;infeasible&quot;))" office:value-type="boolean" office:boolean-value="false">
            <text:p>FAUX</text:p>
          </table:table-cell>
          <table:table-cell table:formula="of:=AND([.Q45]&gt;[.X45];[.Q45]&gt;0;NOT([.Q45]=&quot;infeasible&quot;))" office:value-type="boolean" office:boolean-value="false">
            <text:p>FAUX</text:p>
          </table:table-cell>
          <table:table-cell table:style-name="ce13" office:value-type="boolean" office:boolean-value="true">
            <text:p>VRAI</text:p>
          </table:table-cell>
          <table:table-cell table:style-name="ce1" table:formula="of:=[.K45]+([.N45]*[.K45])&lt;[.X45]" office:value-type="boolean" office:boolean-value="true">
            <text:p>VRAI</text:p>
          </table:table-cell>
          <table:table-cell table:style-name="ce1" table:formula="of:=[.Q45]+([.Q45]*[.T45])&lt;[.X4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2286876">
            <text:p>22286876</text:p>
          </table:table-cell>
          <table:table-cell office:value-type="float" office:value="35361200">
            <text:p>35361200</text:p>
          </table:table-cell>
          <table:table-cell office:value-type="float" office:value="5884332">
            <text:p>5884332</text:p>
          </table:table-cell>
          <table:table-cell office:value-type="float" office:value="0.43">
            <text:p>0,43</text:p>
          </table:table-cell>
          <table:table-cell office:value-type="float" office:value="3608.7">
            <text:p>3608,7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style-name="ce1" table:formula="of:=MAXA([.Q46];[.K46];[.E46];[M5.E46];[M5.K46];[M5.Q46];[M2.E46];[M2.K46];[M2.Q46])" office:value-type="float" office:value="24866472">
            <text:p>24866472</text:p>
          </table:table-cell>
          <table:table-cell table:style-name="ce1" table:formula="of:=[.W46]-1" office:value-type="float" office:value="24866471">
            <text:p>24866471</text:p>
          </table:table-cell>
          <table:table-cell table:formula="of:=AND([.E46]&gt;[.X46];[.E46]&gt;0;NOT([.E46]=&quot;infeasible&quot;))" office:value-type="boolean" office:boolean-value="false">
            <text:p>FAUX</text:p>
          </table:table-cell>
          <table:table-cell table:formula="of:=AND([.K46]&gt;[.X46];[.K46]&gt;0;NOT([.K46]=&quot;infeasible&quot;))" office:value-type="boolean" office:boolean-value="false">
            <text:p>FAUX</text:p>
          </table:table-cell>
          <table:table-cell table:formula="of:=AND([.Q46]&gt;[.X46];[.Q46]&gt;0;NOT([.Q46]=&quot;infeasible&quot;))" office:value-type="boolean" office:boolean-value="false">
            <text:p>FAUX</text:p>
          </table:table-cell>
          <table:table-cell table:formula="of:=[.E46]+([.H46]*[.E46])&lt;[.X46]" office:value-type="boolean" office:boolean-value="false">
            <text:p>FAUX</text:p>
          </table:table-cell>
          <table:table-cell table:style-name="ce1" table:formula="of:=[.K46]+([.N46]*[.K46])&lt;[.X46]" office:value-type="boolean" office:boolean-value="true">
            <text:p>VRAI</text:p>
          </table:table-cell>
          <table:table-cell table:style-name="ce1" table:formula="of:=[.Q46]+([.Q46]*[.T46])&lt;[.X4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15473578">
            <text:p>15473578</text:p>
          </table:table-cell>
          <table:table-cell office:value-type="float" office:value="22634800">
            <text:p>22634800</text:p>
          </table:table-cell>
          <table:table-cell office:value-type="float" office:value="3041222">
            <text:p>3041222</text:p>
          </table:table-cell>
          <table:table-cell office:value-type="float" office:value="1.4">
            <text:p>1,4</text:p>
          </table:table-cell>
          <table:table-cell office:value-type="float" office:value="3609.84">
            <text:p>3609,8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style-name="ce1" table:formula="of:=MAXA([.Q47];[.K47];[.E47];[M5.E47];[M5.K47];[M5.Q47];[M2.E47];[M2.K47];[M2.Q47])" office:value-type="float" office:value="16798914">
            <text:p>16798914</text:p>
          </table:table-cell>
          <table:table-cell table:style-name="ce1" table:formula="of:=[.W47]-1" office:value-type="float" office:value="16798913">
            <text:p>16798913</text:p>
          </table:table-cell>
          <table:table-cell table:formula="of:=AND([.E47]&gt;[.X47];[.E47]&gt;0;NOT([.E47]=&quot;infeasible&quot;))" office:value-type="boolean" office:boolean-value="false">
            <text:p>FAUX</text:p>
          </table:table-cell>
          <table:table-cell table:formula="of:=AND([.K47]&gt;[.X47];[.K47]&gt;0;NOT([.K47]=&quot;infeasible&quot;))" office:value-type="boolean" office:boolean-value="false">
            <text:p>FAUX</text:p>
          </table:table-cell>
          <table:table-cell table:formula="of:=AND([.Q47]&gt;[.X47];[.Q47]&gt;0;NOT([.Q47]=&quot;infeasible&quot;))" office:value-type="boolean" office:boolean-value="false">
            <text:p>FAUX</text:p>
          </table:table-cell>
          <table:table-cell table:formula="of:=[.E47]+([.H47]*[.E47])&lt;[.X47]" office:value-type="boolean" office:boolean-value="false">
            <text:p>FAUX</text:p>
          </table:table-cell>
          <table:table-cell table:style-name="ce1" table:formula="of:=[.K47]+([.N47]*[.K47])&lt;[.X47]" office:value-type="boolean" office:boolean-value="true">
            <text:p>VRAI</text:p>
          </table:table-cell>
          <table:table-cell table:style-name="ce1" table:formula="of:=[.Q47]+([.Q47]*[.T47])&lt;[.X4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9336390">
            <text:p>9336390</text:p>
          </table:table-cell>
          <table:table-cell office:value-type="float" office:value="12831800">
            <text:p>12831800</text:p>
          </table:table-cell>
          <table:table-cell office:value-type="float" office:value="375410">
            <text:p>375410</text:p>
          </table:table-cell>
          <table:table-cell office:value-type="string">
            <text:p><text:s/></text:p>
          </table:table-cell>
          <table:table-cell office:value-type="float" office:value="228.87">
            <text:p>228,87</text:p>
          </table:table-cell>
          <table:table-cell/>
          <table:table-cell office:value-type="float" office:value="9336390">
            <text:p>9336390</text:p>
          </table:table-cell>
          <table:table-cell office:value-type="float" office:value="12831800">
            <text:p>12831800</text:p>
          </table:table-cell>
          <table:table-cell office:value-type="float" office:value="375410">
            <text:p>375410</text:p>
          </table:table-cell>
          <table:table-cell office:value-type="string">
            <text:p><text:s/></text:p>
          </table:table-cell>
          <table:table-cell office:value-type="float" office:value="155.28">
            <text:p>155,28</text:p>
          </table:table-cell>
          <table:table-cell/>
          <table:table-cell office:value-type="float" office:value="9336642">
            <text:p>9336642</text:p>
          </table:table-cell>
          <table:table-cell office:value-type="float" office:value="12831800">
            <text:p>12831800</text:p>
          </table:table-cell>
          <table:table-cell office:value-type="float" office:value="375158">
            <text:p>375158</text:p>
          </table:table-cell>
          <table:table-cell office:value-type="string">
            <text:p><text:s/></text:p>
          </table:table-cell>
          <table:table-cell office:value-type="float" office:value="140.74">
            <text:p>140,74</text:p>
          </table:table-cell>
          <table:table-cell/>
          <table:table-cell table:style-name="ce1" table:formula="of:=MAXA([.Q48];[.K48];[.E48];[M5.E48];[M5.K48];[M5.Q48];[M2.E48];[M2.K48];[M2.Q48])" office:value-type="float" office:value="11108188">
            <text:p>11108188</text:p>
          </table:table-cell>
          <table:table-cell table:style-name="ce1" table:formula="of:=[.W48]-1" office:value-type="float" office:value="11108187">
            <text:p>11108187</text:p>
          </table:table-cell>
          <table:table-cell table:formula="of:=AND([.E48]&gt;[.X48];[.E48]&gt;0;NOT([.E48]=&quot;infeasible&quot;))" office:value-type="boolean" office:boolean-value="false">
            <text:p>FAUX</text:p>
          </table:table-cell>
          <table:table-cell table:formula="of:=AND([.K48]&gt;[.X48];[.K48]&gt;0;NOT([.K48]=&quot;infeasible&quot;))" office:value-type="boolean" office:boolean-value="false">
            <text:p>FAUX</text:p>
          </table:table-cell>
          <table:table-cell table:formula="of:=AND([.Q48]&gt;[.X48];[.Q48]&gt;0;NOT([.Q48]=&quot;infeasible&quot;))" office:value-type="boolean" office:boolean-value="false">
            <text:p>FAUX</text:p>
          </table:table-cell>
          <table:table-cell table:formula="of:=[.E48]+([.H48]*[.E48])&lt;[.X48]" office:value-type="boolean" office:boolean-value="true">
            <text:p>VRAI</text:p>
          </table:table-cell>
          <table:table-cell table:style-name="ce1" table:formula="of:=[.K48]+([.N48]*[.K48])&lt;[.X48]" office:value-type="boolean" office:boolean-value="true">
            <text:p>VRAI</text:p>
          </table:table-cell>
          <table:table-cell table:style-name="ce1" table:formula="of:=[.Q48]+([.Q48]*[.T48])&lt;[.X4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5954316">
            <text:p>5954316</text:p>
          </table:table-cell>
          <table:table-cell office:value-type="float" office:value="7605100">
            <text:p>7605100</text:p>
          </table:table-cell>
          <table:table-cell office:value-type="float" office:value="80784">
            <text:p>80784</text:p>
          </table:table-cell>
          <table:table-cell office:value-type="string">
            <text:p><text:s/></text:p>
          </table:table-cell>
          <table:table-cell office:value-type="float" office:value="57.62">
            <text:p>57,62</text:p>
          </table:table-cell>
          <table:table-cell/>
          <table:table-cell office:value-type="float" office:value="5954440">
            <text:p>5954440</text:p>
          </table:table-cell>
          <table:table-cell office:value-type="float" office:value="7605100">
            <text:p>7605100</text:p>
          </table:table-cell>
          <table:table-cell office:value-type="float" office:value="80660">
            <text:p>80660</text:p>
          </table:table-cell>
          <table:table-cell office:value-type="string">
            <text:p><text:s/></text:p>
          </table:table-cell>
          <table:table-cell office:value-type="float" office:value="64.54">
            <text:p>64,54</text:p>
          </table:table-cell>
          <table:table-cell/>
          <table:table-cell office:value-type="float" office:value="5954316">
            <text:p>5954316</text:p>
          </table:table-cell>
          <table:table-cell office:value-type="float" office:value="7605100">
            <text:p>7605100</text:p>
          </table:table-cell>
          <table:table-cell office:value-type="float" office:value="80784">
            <text:p>80784</text:p>
          </table:table-cell>
          <table:table-cell office:value-type="string">
            <text:p><text:s/></text:p>
          </table:table-cell>
          <table:table-cell office:value-type="float" office:value="56.24">
            <text:p>56,24</text:p>
          </table:table-cell>
          <table:table-cell/>
          <table:table-cell table:style-name="ce1" table:formula="of:=MAXA([.Q49];[.K49];[.E49];[M5.E49];[M5.K49];[M5.Q49];[M2.E49];[M2.K49];[M2.Q49])" office:value-type="float" office:value="6241480">
            <text:p>6241480</text:p>
          </table:table-cell>
          <table:table-cell table:style-name="ce1" table:formula="of:=[.W49]-1" office:value-type="float" office:value="6241479">
            <text:p>6241479</text:p>
          </table:table-cell>
          <table:table-cell table:formula="of:=AND([.E49]&gt;[.X49];[.E49]&gt;0;NOT([.E49]=&quot;infeasible&quot;))" office:value-type="boolean" office:boolean-value="false">
            <text:p>FAUX</text:p>
          </table:table-cell>
          <table:table-cell table:formula="of:=AND([.K49]&gt;[.X49];[.K49]&gt;0;NOT([.K49]=&quot;infeasible&quot;))" office:value-type="boolean" office:boolean-value="false">
            <text:p>FAUX</text:p>
          </table:table-cell>
          <table:table-cell table:formula="of:=AND([.Q49]&gt;[.X49];[.Q49]&gt;0;NOT([.Q49]=&quot;infeasible&quot;))" office:value-type="boolean" office:boolean-value="false">
            <text:p>FAUX</text:p>
          </table:table-cell>
          <table:table-cell table:formula="of:=[.E49]+([.H49]*[.E49])&lt;[.X49]" office:value-type="boolean" office:boolean-value="true">
            <text:p>VRAI</text:p>
          </table:table-cell>
          <table:table-cell table:style-name="ce1" table:formula="of:=[.K49]+([.N49]*[.K49])&lt;[.X49]" office:value-type="boolean" office:boolean-value="true">
            <text:p>VRAI</text:p>
          </table:table-cell>
          <table:table-cell table:style-name="ce1" table:formula="of:=[.Q49]+([.Q49]*[.T49])&lt;[.X4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8309392">
            <text:p>8309392</text:p>
          </table:table-cell>
          <table:table-cell office:value-type="float" office:value="12250010">
            <text:p>12250010</text:p>
          </table:table-cell>
          <table:table-cell office:value-type="float" office:value="500658">
            <text:p>500658</text:p>
          </table:table-cell>
          <table:table-cell office:value-type="string">
            <text:p><text:s/></text:p>
          </table:table-cell>
          <table:table-cell office:value-type="float" office:value="142.53">
            <text:p>142,53</text:p>
          </table:table-cell>
          <table:table-cell/>
          <table:table-cell office:value-type="float" office:value="8309932">
            <text:p>8309932</text:p>
          </table:table-cell>
          <table:table-cell office:value-type="float" office:value="12250010">
            <text:p>12250010</text:p>
          </table:table-cell>
          <table:table-cell office:value-type="float" office:value="500118">
            <text:p>500118</text:p>
          </table:table-cell>
          <table:table-cell office:value-type="string">
            <text:p><text:s/></text:p>
          </table:table-cell>
          <table:table-cell office:value-type="float" office:value="480">
            <text:p>480</text:p>
          </table:table-cell>
          <table:table-cell/>
          <table:table-cell office:value-type="float" office:value="8309932">
            <text:p>8309932</text:p>
          </table:table-cell>
          <table:table-cell office:value-type="float" office:value="12250010">
            <text:p>12250010</text:p>
          </table:table-cell>
          <table:table-cell office:value-type="float" office:value="500118">
            <text:p>500118</text:p>
          </table:table-cell>
          <table:table-cell office:value-type="string">
            <text:p><text:s/></text:p>
          </table:table-cell>
          <table:table-cell office:value-type="float" office:value="145.48">
            <text:p>145,48</text:p>
          </table:table-cell>
          <table:table-cell/>
          <table:table-cell table:style-name="ce1" table:formula="of:=MAXA([.Q50];[.K50];[.E50];[M5.E50];[M5.K50];[M5.Q50];[M2.E50];[M2.K50];[M2.Q50])" office:value-type="float" office:value="9368458">
            <text:p>9368458</text:p>
          </table:table-cell>
          <table:table-cell table:style-name="ce1" table:formula="of:=[.W50]-1" office:value-type="float" office:value="9368457">
            <text:p>9368457</text:p>
          </table:table-cell>
          <table:table-cell table:formula="of:=AND([.E50]&gt;[.X50];[.E50]&gt;0;NOT([.E50]=&quot;infeasible&quot;))" office:value-type="boolean" office:boolean-value="false">
            <text:p>FAUX</text:p>
          </table:table-cell>
          <table:table-cell table:formula="of:=AND([.K50]&gt;[.X50];[.K50]&gt;0;NOT([.K50]=&quot;infeasible&quot;))" office:value-type="boolean" office:boolean-value="false">
            <text:p>FAUX</text:p>
          </table:table-cell>
          <table:table-cell table:formula="of:=AND([.Q50]&gt;[.X50];[.Q50]&gt;0;NOT([.Q50]=&quot;infeasible&quot;))" office:value-type="boolean" office:boolean-value="false">
            <text:p>FAUX</text:p>
          </table:table-cell>
          <table:table-cell table:formula="of:=[.E50]+([.H50]*[.E50])&lt;[.X50]" office:value-type="boolean" office:boolean-value="true">
            <text:p>VRAI</text:p>
          </table:table-cell>
          <table:table-cell table:style-name="ce1" table:formula="of:=[.K50]+([.N50]*[.K50])&lt;[.X50]" office:value-type="boolean" office:boolean-value="true">
            <text:p>VRAI</text:p>
          </table:table-cell>
          <table:table-cell table:style-name="ce1" table:formula="of:=[.Q50]+([.Q50]*[.T50])&lt;[.X5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7963350">
            <text:p>17963350</text:p>
          </table:table-cell>
          <table:table-cell office:value-type="float" office:value="28591700">
            <text:p>28591700</text:p>
          </table:table-cell>
          <table:table-cell office:value-type="float" office:value="3088350">
            <text:p>3088350</text:p>
          </table:table-cell>
          <table:table-cell office:value-type="float" office:value="0.54">
            <text:p>0,54</text:p>
          </table:table-cell>
          <table:table-cell office:value-type="float" office:value="3608.14">
            <text:p>3608,1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style-name="ce1" table:formula="of:=MAXA([.Q51];[.K51];[.E51];[M5.E51];[M5.K51];[M5.Q51];[M2.E51];[M2.K51];[M2.Q51])" office:value-type="float" office:value="19253866">
            <text:p>19253866</text:p>
          </table:table-cell>
          <table:table-cell table:style-name="ce1" table:formula="of:=[.W51]-1" office:value-type="float" office:value="19253865">
            <text:p>19253865</text:p>
          </table:table-cell>
          <table:table-cell table:formula="of:=AND([.E51]&gt;[.X51];[.E51]&gt;0;NOT([.E51]=&quot;infeasible&quot;))" office:value-type="boolean" office:boolean-value="false">
            <text:p>FAUX</text:p>
          </table:table-cell>
          <table:table-cell table:formula="of:=AND([.K51]&gt;[.X51];[.K51]&gt;0;NOT([.K51]=&quot;infeasible&quot;))" office:value-type="boolean" office:boolean-value="false">
            <text:p>FAUX</text:p>
          </table:table-cell>
          <table:table-cell table:formula="of:=AND([.Q51]&gt;[.X51];[.Q51]&gt;0;NOT([.Q51]=&quot;infeasible&quot;))" office:value-type="boolean" office:boolean-value="false">
            <text:p>FAUX</text:p>
          </table:table-cell>
          <table:table-cell table:formula="of:=[.E51]+([.H51]*[.E51])&lt;[.X51]" office:value-type="boolean" office:boolean-value="false">
            <text:p>FAUX</text:p>
          </table:table-cell>
          <table:table-cell table:style-name="ce1" table:formula="of:=[.K51]+([.N51]*[.K51])&lt;[.X51]" office:value-type="boolean" office:boolean-value="true">
            <text:p>VRAI</text:p>
          </table:table-cell>
          <table:table-cell table:style-name="ce1" table:formula="of:=[.Q51]+([.Q51]*[.T51])&lt;[.X5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style-name="ce1" table:formula="of:=MAXA([.Q52];[.K52];[.E52];[M5.E52];[M5.K52];[M5.Q52];[M2.E52];[M2.K52];[M2.Q52])" office:value-type="float" office:value="20314452">
            <text:p>20314452</text:p>
          </table:table-cell>
          <table:table-cell table:style-name="ce1" table:formula="of:=[.W52]-1" office:value-type="float" office:value="20314451">
            <text:p>20314451</text:p>
          </table:table-cell>
          <table:table-cell table:formula="of:=AND([.E52]&gt;[.X52];[.E52]&gt;0;NOT([.E52]=&quot;infeasible&quot;))" office:value-type="boolean" office:boolean-value="false">
            <text:p>FAUX</text:p>
          </table:table-cell>
          <table:table-cell table:formula="of:=AND([.K52]&gt;[.X52];[.K52]&gt;0;NOT([.K52]=&quot;infeasible&quot;))" office:value-type="boolean" office:boolean-value="false">
            <text:p>FAUX</text:p>
          </table:table-cell>
          <table:table-cell table:formula="of:=AND([.Q52]&gt;[.X52];[.Q52]&gt;0;NOT([.Q52]=&quot;infeasible&quot;))" office:value-type="boolean" office:boolean-value="false">
            <text:p>FAUX</text:p>
          </table:table-cell>
          <table:table-cell table:formula="of:=[.E52]+([.H52]*[.E52])&lt;[.X52]" office:value-type="boolean" office:boolean-value="true">
            <text:p>VRAI</text:p>
          </table:table-cell>
          <table:table-cell table:style-name="ce1" table:formula="of:=[.K52]+([.N52]*[.K52])&lt;[.X52]" office:value-type="boolean" office:boolean-value="true">
            <text:p>VRAI</text:p>
          </table:table-cell>
          <table:table-cell table:style-name="ce1" table:formula="of:=[.Q52]+([.Q52]*[.T52])&lt;[.X5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style-name="ce1" table:formula="of:=MAXA([.Q53];[.K53];[.E53];[M5.E53];[M5.K53];[M5.Q53];[M2.E53];[M2.K53];[M2.Q53])" office:value-type="float" office:value="15819102">
            <text:p>15819102</text:p>
          </table:table-cell>
          <table:table-cell table:style-name="ce1" table:formula="of:=[.W53]-1" office:value-type="float" office:value="15819101">
            <text:p>15819101</text:p>
          </table:table-cell>
          <table:table-cell table:formula="of:=AND([.E53]&gt;[.X53];[.E53]&gt;0;NOT([.E53]=&quot;infeasible&quot;))" office:value-type="boolean" office:boolean-value="false">
            <text:p>FAUX</text:p>
          </table:table-cell>
          <table:table-cell table:formula="of:=AND([.K53]&gt;[.X53];[.K53]&gt;0;NOT([.K53]=&quot;infeasible&quot;))" office:value-type="boolean" office:boolean-value="false">
            <text:p>FAUX</text:p>
          </table:table-cell>
          <table:table-cell table:formula="of:=AND([.Q53]&gt;[.X53];[.Q53]&gt;0;NOT([.Q53]=&quot;infeasible&quot;))" office:value-type="boolean" office:boolean-value="false">
            <text:p>FAUX</text:p>
          </table:table-cell>
          <table:table-cell table:formula="of:=[.E53]+([.H53]*[.E53])&lt;[.X53]" office:value-type="boolean" office:boolean-value="true">
            <text:p>VRAI</text:p>
          </table:table-cell>
          <table:table-cell table:style-name="ce1" table:formula="of:=[.K53]+([.N53]*[.K53])&lt;[.X53]" office:value-type="boolean" office:boolean-value="true">
            <text:p>VRAI</text:p>
          </table:table-cell>
          <table:table-cell table:style-name="ce1" table:formula="of:=[.Q53]+([.Q53]*[.T53])&lt;[.X5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style-name="ce1" table:formula="of:=MAXA([.Q54];[.K54];[.E54];[M5.E54];[M5.K54];[M5.Q54];[M2.E54];[M2.K54];[M2.Q54])" office:value-type="float" office:value="20320672">
            <text:p>20320672</text:p>
          </table:table-cell>
          <table:table-cell table:style-name="ce1" table:formula="of:=[.W54]-1" office:value-type="float" office:value="20320671">
            <text:p>20320671</text:p>
          </table:table-cell>
          <table:table-cell table:formula="of:=AND([.E54]&gt;[.X54];[.E54]&gt;0;NOT([.E54]=&quot;infeasible&quot;))" office:value-type="boolean" office:boolean-value="false">
            <text:p>FAUX</text:p>
          </table:table-cell>
          <table:table-cell table:formula="of:=AND([.K54]&gt;[.X54];[.K54]&gt;0;NOT([.K54]=&quot;infeasible&quot;))" office:value-type="boolean" office:boolean-value="false">
            <text:p>FAUX</text:p>
          </table:table-cell>
          <table:table-cell table:formula="of:=AND([.Q54]&gt;[.X54];[.Q54]&gt;0;NOT([.Q54]=&quot;infeasible&quot;))" office:value-type="boolean" office:boolean-value="false">
            <text:p>FAUX</text:p>
          </table:table-cell>
          <table:table-cell table:formula="of:=[.E54]+([.H54]*[.E54])&lt;[.X54]" office:value-type="boolean" office:boolean-value="true">
            <text:p>VRAI</text:p>
          </table:table-cell>
          <table:table-cell table:style-name="ce1" table:formula="of:=[.K54]+([.N54]*[.K54])&lt;[.X54]" office:value-type="boolean" office:boolean-value="true">
            <text:p>VRAI</text:p>
          </table:table-cell>
          <table:table-cell table:style-name="ce1" table:formula="of:=[.Q54]+([.Q54]*[.T54])&lt;[.X5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style-name="ce1" table:formula="of:=MAXA([.Q55];[.K55];[.E55];[M5.E55];[M5.K55];[M5.Q55];[M2.E55];[M2.K55];[M2.Q55])" office:value-type="float" office:value="18273842">
            <text:p>18273842</text:p>
          </table:table-cell>
          <table:table-cell table:style-name="ce1" table:formula="of:=[.W55]-1" office:value-type="float" office:value="18273841">
            <text:p>18273841</text:p>
          </table:table-cell>
          <table:table-cell table:formula="of:=AND([.E55]&gt;[.X55];[.E55]&gt;0;NOT([.E55]=&quot;infeasible&quot;))" office:value-type="boolean" office:boolean-value="false">
            <text:p>FAUX</text:p>
          </table:table-cell>
          <table:table-cell table:formula="of:=AND([.K55]&gt;[.X55];[.K55]&gt;0;NOT([.K55]=&quot;infeasible&quot;))" office:value-type="boolean" office:boolean-value="false">
            <text:p>FAUX</text:p>
          </table:table-cell>
          <table:table-cell table:formula="of:=AND([.Q55]&gt;[.X55];[.Q55]&gt;0;NOT([.Q55]=&quot;infeasible&quot;))" office:value-type="boolean" office:boolean-value="false">
            <text:p>FAUX</text:p>
          </table:table-cell>
          <table:table-cell table:formula="of:=[.E55]+([.H55]*[.E55])&lt;[.X55]" office:value-type="boolean" office:boolean-value="true">
            <text:p>VRAI</text:p>
          </table:table-cell>
          <table:table-cell table:style-name="ce1" table:formula="of:=[.K55]+([.N55]*[.K55])&lt;[.X55]" office:value-type="boolean" office:boolean-value="true">
            <text:p>VRAI</text:p>
          </table:table-cell>
          <table:table-cell table:style-name="ce1" table:formula="of:=[.Q55]+([.Q55]*[.T55])&lt;[.X5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style-name="ce1" table:formula="of:=MAXA([.Q56];[.K56];[.E56];[M5.E56];[M5.K56];[M5.Q56];[M2.E56];[M2.K56];[M2.Q56])" office:value-type="float" office:value="22018640">
            <text:p>22018640</text:p>
          </table:table-cell>
          <table:table-cell table:style-name="ce1" table:formula="of:=[.W56]-1" office:value-type="float" office:value="22018639">
            <text:p>22018639</text:p>
          </table:table-cell>
          <table:table-cell table:formula="of:=AND([.E56]&gt;[.X56];[.E56]&gt;0;NOT([.E56]=&quot;infeasible&quot;))" office:value-type="boolean" office:boolean-value="false">
            <text:p>FAUX</text:p>
          </table:table-cell>
          <table:table-cell table:formula="of:=AND([.K56]&gt;[.X56];[.K56]&gt;0;NOT([.K56]=&quot;infeasible&quot;))" office:value-type="boolean" office:boolean-value="false">
            <text:p>FAUX</text:p>
          </table:table-cell>
          <table:table-cell table:formula="of:=AND([.Q56]&gt;[.X56];[.Q56]&gt;0;NOT([.Q56]=&quot;infeasible&quot;))" office:value-type="boolean" office:boolean-value="false">
            <text:p>FAUX</text:p>
          </table:table-cell>
          <table:table-cell table:formula="of:=[.E56]+([.H56]*[.E56])&lt;[.X56]" office:value-type="boolean" office:boolean-value="true">
            <text:p>VRAI</text:p>
          </table:table-cell>
          <table:table-cell table:style-name="ce1" table:formula="of:=[.K56]+([.N56]*[.K56])&lt;[.X56]" office:value-type="boolean" office:boolean-value="true">
            <text:p>VRAI</text:p>
          </table:table-cell>
          <table:table-cell table:style-name="ce1" table:formula="of:=[.Q56]+([.Q56]*[.T56])&lt;[.X56]" office:value-type="boolean" office:boolean-value="true">
            <text:p>VRAI</text:p>
          </table:table-cell>
        </table:table-row>
        <table:table-row table:style-name="ro4">
          <table:table-cell table:number-columns-repeated="30"/>
        </table:table-row>
        <table:table-row table:style-name="ro2">
          <table:table-cell office:value-type="string">
            <text:p>Sol moyen</text:p>
          </table:table-cell>
          <table:table-cell table:number-columns-repeated="3"/>
          <table:table-cell table:formula="of:=AVERAGE([.E3:.E56])" office:value-type="float" office:value="7782216.10869565">
            <text:p>7782216,10869565</text:p>
          </table:table-cell>
          <table:table-cell table:style-name="ce4" table:formula="of:=AVERAGE([.F3:.F56])" office:value-type="float" office:value="12174442.6956522">
            <text:p>12174442,6956522</text:p>
          </table:table-cell>
          <table:table-cell table:style-name="ce4" table:formula="of:=AVERAGE([.G3:.G56])" office:value-type="float" office:value="1377230.69565217">
            <text:p>1377230,69565217</text:p>
          </table:table-cell>
          <table:table-cell table:style-name="ce7" table:number-columns-repeated="3"/>
          <table:table-cell table:formula="of:=AVERAGE([.K3:.K56])" office:value-type="float" office:value="6189082.22">
            <text:p>6189082,22</text:p>
          </table:table-cell>
          <table:table-cell table:style-name="ce4" table:formula="of:=AVERAGE([.L3:.L56])" office:value-type="float" office:value="9846828.66">
            <text:p>9846828,66</text:p>
          </table:table-cell>
          <table:table-cell table:style-name="ce4" table:formula="of:=AVERAGE([.M3:.M56])" office:value-type="float" office:value="1196951.04">
            <text:p>1196951,04</text:p>
          </table:table-cell>
          <table:table-cell table:style-name="ce7" table:number-columns-repeated="3"/>
          <table:table-cell table:formula="of:=AVERAGE([.Q3:.Q56])" office:value-type="float" office:value="6408396.02">
            <text:p>6408396,02</text:p>
          </table:table-cell>
          <table:table-cell table:style-name="ce4" table:formula="of:=AVERAGE([.R3:.R56])" office:value-type="float" office:value="10220786.52">
            <text:p>10220786,52</text:p>
          </table:table-cell>
          <table:table-cell table:style-name="ce4" table:formula="of:=AVERAGE([.S3:.S56])" office:value-type="float" office:value="1244195.12">
            <text:p>1244195,12</text:p>
          </table:table-cell>
          <table:table-cell table:style-name="ce12" table:number-columns-repeated="3"/>
          <table:table-cell table:style-name="ce1" table:formula="of:=AVERAGE([.W3:.W56])" office:value-type="float" office:value="12267675.5925926">
            <text:p>12267675,5925926</text:p>
          </table:table-cell>
          <table:table-cell table:number-columns-repeated="7"/>
        </table:table-row>
        <table:table-row table:style-name="ro2">
          <table:table-cell office:value-type="string">
            <text:p>Gap moyen</text:p>
          </table:table-cell>
          <table:table-cell office:value-type="string">
            <text:p>bs-bi/bi</text:p>
          </table:table-cell>
          <table:table-cell table:number-columns-repeated="2"/>
          <table:table-cell table:formula="of:=([.$W58]-[.E58])/[.E58]*100" office:value-type="float" office:value="57.6373030669889">
            <text:p>57,637303067</text:p>
          </table:table-cell>
          <table:table-cell table:style-name="ce7" table:number-columns-repeated="5"/>
          <table:table-cell table:formula="of:=([.$W58]-[.K58])/[.K58]*100" office:value-type="float" office:value="98.214778161286">
            <text:p>98,2147781613</text:p>
          </table:table-cell>
          <table:table-cell table:style-name="ce7" table:number-columns-repeated="5"/>
          <table:table-cell table:formula="of:=([.$W58]-[.Q58])/[.Q58]*100" office:value-type="float" office:value="91.4312966038044">
            <text:p>91,4312966038</text:p>
          </table:table-cell>
          <table:table-cell table:style-name="ce7" table:number-columns-repeated="2"/>
          <table:table-cell table:style-name="ce12" table:number-columns-repeated="3"/>
          <table:table-cell table:style-name="ce1"/>
          <table:table-cell table:number-columns-repeated="7"/>
        </table:table-row>
        <table:table-row table:style-name="ro6">
          <table:table-cell office:value-type="string">
            <text:p>Opti local</text:p>
          </table:table-cell>
          <table:table-cell table:number-columns-repeated="3"/>
          <table:table-cell table:formula="of:=SUMPRODUCT([.H3:.H56]=&quot; &quot;;[.E3:.E56]&gt;0)" office:value-type="float" office:value="24">
            <text:p>24</text:p>
          </table:table-cell>
          <table:table-cell table:style-name="Default" table:number-columns-repeated="2"/>
          <table:table-cell table:number-columns-repeated="3"/>
          <table:table-cell table:formula="of:=SUMPRODUCT([.N3:.N56]=&quot; &quot;;[.K3:.K56]&gt;0)" office:value-type="float" office:value="27">
            <text:p>27</text:p>
          </table:table-cell>
          <table:table-cell table:style-name="Default" table:number-columns-repeated="2"/>
          <table:table-cell table:number-columns-repeated="3"/>
          <table:table-cell table:formula="of:=SUMPRODUCT([.T3:.T56]=&quot; &quot;;[.Q3:.Q56]&gt;0)" office:value-type="float" office:value="27">
            <text:p>27</text:p>
          </table:table-cell>
          <table:table-cell table:style-name="Default" table:number-columns-repeated="2"/>
          <table:table-cell table:number-columns-repeated="11"/>
        </table:table-row>
        <table:table-row table:style-name="ro6">
          <table:table-cell office:value-type="string">
            <text:p>Opti Global</text:p>
          </table:table-cell>
          <table:table-cell table:number-columns-repeated="3"/>
          <table:table-cell table:formula="of:=COUNTIF([.Y3:.Y56];&quot;Vrai&quot;)"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table:formula="of:=COUNTIF([.Z3:.Z56];&quot;Vrai&quot;)"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table:formula="of:=COUNTIF([.AA3:.AA56];&quot;Vrai&quot;)" office:value-type="float" office:value="1">
            <text:p>1</text:p>
          </table:table-cell>
          <table:table-cell table:style-name="Default" table:number-columns-repeated="2"/>
          <table:table-cell table:number-columns-repeated="11"/>
        </table:table-row>
        <table:table-row table:style-name="ro6">
          <table:table-cell office:value-type="string">
            <text:p>Nb Opti cut</text:p>
          </table:table-cell>
          <table:table-cell table:number-columns-repeated="3"/>
          <table:table-cell table:formula="of:=COUNTIF([.AB3:.AB56];&quot;vrai&quot;)+[.E63]" office:value-type="float" office:value="50">
            <text:p>50</text:p>
          </table:table-cell>
          <table:table-cell table:style-name="Default" table:number-columns-repeated="2"/>
          <table:table-cell table:number-columns-repeated="3"/>
          <table:table-cell table:formula="of:=COUNTIF([.AC3:.AC56];&quot;vrai&quot;)+[.K63]" office:value-type="float" office:value="49">
            <text:p>49</text:p>
          </table:table-cell>
          <table:table-cell table:style-name="Default" table:number-columns-repeated="2"/>
          <table:table-cell table:number-columns-repeated="3"/>
          <table:table-cell table:formula="of:=COUNTIF([.AD3:.AD56];&quot;vrai&quot;)+[.Q63]" office:value-type="float" office:value="48">
            <text:p>48</text:p>
          </table:table-cell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1" office:value-type="string">
            <text:p>Nb inf</text:p>
          </table:table-cell>
          <table:table-cell table:style-name="ce1" table:number-columns-repeated="3"/>
          <table:table-cell table:style-name="ce3" table:formula="of:=COUNTIF([.E3:.E56];&quot;infeasible&quot;)" office:value-type="float" office:value="8">
            <text:p>8</text:p>
          </table:table-cell>
          <table:table-cell table:style-name="ce8" table:number-columns-repeated="5"/>
          <table:table-cell table:style-name="ce3" table:formula="of:=COUNTIF([.K3:.K56];&quot;infeasible&quot;)" office:value-type="float" office:value="4">
            <text:p>4</text:p>
          </table:table-cell>
          <table:table-cell table:style-name="ce8" table:number-columns-repeated="5"/>
          <table:table-cell table:style-name="ce3" table:formula="of:=COUNTIF([.Q3:.Q56];&quot;infeasible&quot;)" office:value-type="float" office:value="4">
            <text:p>4</text:p>
          </table:table-cell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Nb no sol</text:p>
          </table:table-cell>
          <table:table-cell table:style-name="ce1" table:number-columns-repeated="3"/>
          <table:table-cell table:style-name="ce3" table:formula="of:=COUNTIF([.E3:.E56];0)" office:value-type="float" office:value="9">
            <text:p>9</text:p>
          </table:table-cell>
          <table:table-cell table:style-name="ce8" table:number-columns-repeated="5"/>
          <table:table-cell table:style-name="ce3" table:formula="of:=COUNTIF([.K3:.K56];0)" office:value-type="float" office:value="15">
            <text:p>15</text:p>
          </table:table-cell>
          <table:table-cell table:style-name="ce8" table:number-columns-repeated="5"/>
          <table:table-cell table:style-name="ce3" table:formula="of:=COUNTIF([.Q3:.Q56];0)" office:value-type="float" office:value="14">
            <text:p>14</text:p>
          </table:table-cell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table:number-columns-repeated="4"/>
          <table:table-cell table:style-name="ce3" office:value-type="string">
            <text:p>Infeasible</text:p>
          </table:table-cell>
          <table:table-cell table:style-name="ce8" table:number-columns-repeated="5"/>
          <table:table-cell table:style-name="ce3" office:value-type="string">
            <text:p>Infeasible</text:p>
          </table:table-cell>
          <table:table-cell table:style-name="ce8" table:number-columns-repeated="5"/>
          <table:table-cell table:style-name="ce3" office:value-type="string">
            <text:p>Infeasible</text:p>
          </table:table-cell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3" table:formula="of:=SUMPRODUCT([.E$3:.E$56]=&quot;infeasible&quot;;[.$C$3:.$C$56]=25)" office:value-type="float" office:value="1">
            <text:p>1</text:p>
          </table:table-cell>
          <table:table-cell table:style-name="ce8" table:number-columns-repeated="5"/>
          <table:table-cell table:style-name="ce3" table:formula="of:=SUMPRODUCT([.K$3:.K$56]=&quot;infeasible&quot;;[.$C$3:.$C$56]=25)" office:value-type="float" office:value="0">
            <text:p>0</text:p>
          </table:table-cell>
          <table:table-cell table:style-name="ce8" table:number-columns-repeated="5"/>
          <table:table-cell table:style-name="ce3" table:formula="of:=SUMPRODUCT([.Q$3:.Q$56]=&quot;infeasible&quot;;[.$C$3:.$C$56]=25)" office:value-type="float" office:value="0">
            <text:p>0</text:p>
          </table:table-cell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3" table:formula="of:=SUMPRODUCT([.E$3:.E$56]=&quot;infeasible&quot;;[.$C$3:.$C$56]=50)" office:value-type="float" office:value="0">
            <text:p>0</text:p>
          </table:table-cell>
          <table:table-cell table:style-name="ce8" table:number-columns-repeated="5"/>
          <table:table-cell table:style-name="ce3" table:formula="of:=SUMPRODUCT([.K$3:.K$56]=&quot;infeasible&quot;;[.$C$3:.$C$56]=50)" office:value-type="float" office:value="0">
            <text:p>0</text:p>
          </table:table-cell>
          <table:table-cell table:style-name="ce8" table:number-columns-repeated="5"/>
          <table:table-cell table:style-name="ce3" table:formula="of:=SUMPRODUCT([.Q$3:.Q$56]=&quot;infeasible&quot;;[.$C$3:.$C$56]=50)" office:value-type="float" office:value="0">
            <text:p>0</text:p>
          </table:table-cell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3" table:formula="of:=SUMPRODUCT([.E$3:.E$56]=&quot;infeasible&quot;;[.$C$3:.$C$56]=100)" office:value-type="float" office:value="7">
            <text:p>7</text:p>
          </table:table-cell>
          <table:table-cell table:style-name="ce8" table:number-columns-repeated="5"/>
          <table:table-cell table:style-name="ce3" table:formula="of:=SUMPRODUCT([.K$3:.K$56]=&quot;infeasible&quot;;[.$C$3:.$C$56]=100)" office:value-type="float" office:value="4">
            <text:p>4</text:p>
          </table:table-cell>
          <table:table-cell table:style-name="ce8" table:number-columns-repeated="5"/>
          <table:table-cell table:style-name="ce3" table:formula="of:=SUMPRODUCT([.Q$3:.Q$56]=&quot;infeasible&quot;;[.$C$3:.$C$56]=100)" office:value-type="float" office:value="4">
            <text:p>4</text:p>
          </table:table-cell>
          <table:table-cell table:style-name="ce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3"/>
          <table:table-cell table:style-name="ce8" table:number-columns-repeated="5"/>
          <table:table-cell table:style-name="ce3"/>
          <table:table-cell table:style-name="ce8" table:number-columns-repeated="5"/>
          <table:table-cell table:style-name="ce3"/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3" table:formula="of:=SUMPRODUCT([.E$3:.E$56]=&quot;infeasible&quot;;[.$B$3:.$B$56]=25)" office:value-type="float" office:value="7">
            <text:p>7</text:p>
          </table:table-cell>
          <table:table-cell table:style-name="ce8" table:number-columns-repeated="5"/>
          <table:table-cell table:style-name="ce3" table:formula="of:=SUMPRODUCT([.K$3:.K$56]=&quot;infeasible&quot;;[.$B$3:.$B$56]=25)" office:value-type="float" office:value="4">
            <text:p>4</text:p>
          </table:table-cell>
          <table:table-cell table:style-name="ce8" table:number-columns-repeated="5"/>
          <table:table-cell table:style-name="ce3" table:formula="of:=SUMPRODUCT([.Q$3:.Q$56]=&quot;infeasible&quot;;[.$B$3:.$B$56]=25)" office:value-type="float" office:value="4">
            <text:p>4</text:p>
          </table:table-cell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3" table:formula="of:=SUMPRODUCT([.E$3:.E$56]=&quot;infeasible&quot;;[.$B$3:.$B$56]=50)" office:value-type="float" office:value="1">
            <text:p>1</text:p>
          </table:table-cell>
          <table:table-cell table:style-name="ce8" table:number-columns-repeated="5"/>
          <table:table-cell table:style-name="ce3" table:formula="of:=SUMPRODUCT([.K$3:.K$56]=&quot;infeasible&quot;;[.$B$3:.$B$56]=50)" office:value-type="float" office:value="0">
            <text:p>0</text:p>
          </table:table-cell>
          <table:table-cell table:style-name="ce8" table:number-columns-repeated="5"/>
          <table:table-cell table:style-name="ce3" table:formula="of:=SUMPRODUCT([.Q$3:.Q$56]=&quot;infeasible&quot;;[.$B$3:.$B$56]=50)" office:value-type="float" office:value="0">
            <text:p>0</text:p>
          </table:table-cell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3" table:formula="of:=SUMPRODUCT([.E$3:.E$56]=&quot;infeasible&quot;;[.$B$3:.$B$56]=100)" office:value-type="float" office:value="0">
            <text:p>0</text:p>
          </table:table-cell>
          <table:table-cell table:style-name="ce8" table:number-columns-repeated="5"/>
          <table:table-cell table:style-name="ce3" table:formula="of:=SUMPRODUCT([.K$3:.K$56]=&quot;infeasible&quot;;[.$B$3:.$B$56]=100)" office:value-type="float" office:value="0">
            <text:p>0</text:p>
          </table:table-cell>
          <table:table-cell table:style-name="ce8" table:number-columns-repeated="5"/>
          <table:table-cell table:style-name="ce3" table:formula="of:=SUMPRODUCT([.Q$3:.Q$56]=&quot;infeasible&quot;;[.$B$3:.$B$56]=100)" office:value-type="float" office:value="0">
            <text:p>0</text:p>
          </table:table-cell>
          <table:table-cell table:style-name="ce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3"/>
          <table:table-cell table:style-name="ce8" table:number-columns-repeated="5"/>
          <table:table-cell table:style-name="ce3"/>
          <table:table-cell table:style-name="ce8" table:number-columns-repeated="5"/>
          <table:table-cell table:style-name="ce3"/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3" table:formula="of:=SUMPRODUCT([.E$3:.E$56]=&quot;infeasible&quot;;[.$D$3:.$D$56]=8)" office:value-type="float" office:value="3">
            <text:p>3</text:p>
          </table:table-cell>
          <table:table-cell table:style-name="ce8" table:number-columns-repeated="5"/>
          <table:table-cell table:style-name="ce3" table:formula="of:=SUMPRODUCT([.K$3:.K$56]=&quot;infeasible&quot;;[.$D$3:.$D$56]=8)" office:value-type="float" office:value="2">
            <text:p>2</text:p>
          </table:table-cell>
          <table:table-cell table:style-name="ce8" table:number-columns-repeated="5"/>
          <table:table-cell table:style-name="ce3" table:formula="of:=SUMPRODUCT([.Q$3:.Q$56]=&quot;infeasible&quot;;[.$D$3:.$D$56]=8)" office:value-type="float" office:value="2">
            <text:p>2</text:p>
          </table:table-cell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3" table:formula="of:=SUMPRODUCT([.E$3:.E$56]=&quot;infeasible&quot;;[.$D$3:.$D$56]=12)" office:value-type="float" office:value="5">
            <text:p>5</text:p>
          </table:table-cell>
          <table:table-cell table:style-name="ce8" table:number-columns-repeated="5"/>
          <table:table-cell table:style-name="ce3" table:formula="of:=SUMPRODUCT([.K$3:.K$56]=&quot;infeasible&quot;;[.$D$3:.$D$56]=12)" office:value-type="float" office:value="2">
            <text:p>2</text:p>
          </table:table-cell>
          <table:table-cell table:style-name="ce8" table:number-columns-repeated="5"/>
          <table:table-cell table:style-name="ce3" table:formula="of:=SUMPRODUCT([.Q$3:.Q$56]=&quot;infeasible&quot;;[.$D$3:.$D$56]=12)" office:value-type="float" office:value="2">
            <text:p>2</text:p>
          </table:table-cell>
          <table:table-cell table:style-name="ce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3"/>
          <table:table-cell table:style-name="ce8" table:number-columns-repeated="5"/>
          <table:table-cell table:style-name="ce3"/>
          <table:table-cell table:style-name="ce8" table:number-columns-repeated="5"/>
          <table:table-cell table:style-name="ce3"/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table:number-columns-repeated="4"/>
          <table:table-cell table:style-name="ce3" office:value-type="string">
            <text:p>No sol</text:p>
          </table:table-cell>
          <table:table-cell table:style-name="ce8" table:number-columns-repeated="5"/>
          <table:table-cell table:style-name="ce3" office:value-type="string">
            <text:p>No sol</text:p>
          </table:table-cell>
          <table:table-cell table:style-name="ce8" table:number-columns-repeated="5"/>
          <table:table-cell table:style-name="ce3" office:value-type="string">
            <text:p>No sol</text:p>
          </table:table-cell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3" table:formula="of:=SUMPRODUCT([.E$3:.E$56]=0;[.$C$3:.$C$56]=25)" office:value-type="float" office:value="0">
            <text:p>0</text:p>
          </table:table-cell>
          <table:table-cell table:style-name="ce8" table:number-columns-repeated="5"/>
          <table:table-cell table:style-name="ce3" table:formula="of:=SUMPRODUCT([.K$3:.K$56]=0;[.$C$3:.$C$56]=25)" office:value-type="float" office:value="1">
            <text:p>1</text:p>
          </table:table-cell>
          <table:table-cell table:style-name="ce8" table:number-columns-repeated="5"/>
          <table:table-cell table:style-name="ce3" table:formula="of:=SUMPRODUCT([.Q$3:.Q$56]=0;[.$C$3:.$C$56]=25)" office:value-type="float" office:value="1">
            <text:p>1</text:p>
          </table:table-cell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3" table:formula="of:=SUMPRODUCT([.E$3:.E$56]=0;[.$C$3:.$C$56]=50)" office:value-type="float" office:value="3">
            <text:p>3</text:p>
          </table:table-cell>
          <table:table-cell table:style-name="ce8" table:number-columns-repeated="5"/>
          <table:table-cell table:style-name="ce3" table:formula="of:=SUMPRODUCT([.K$3:.K$56]=0;[.$C$3:.$C$56]=50)" office:value-type="float" office:value="5">
            <text:p>5</text:p>
          </table:table-cell>
          <table:table-cell table:style-name="ce8" table:number-columns-repeated="5"/>
          <table:table-cell table:style-name="ce3" table:formula="of:=SUMPRODUCT([.Q$3:.Q$56]=0;[.$C$3:.$C$56]=50)" office:value-type="float" office:value="4">
            <text:p>4</text:p>
          </table:table-cell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3" table:formula="of:=SUMPRODUCT([.E$3:.E$56]=0;[.$C$3:.$C$56]=100)" office:value-type="float" office:value="6">
            <text:p>6</text:p>
          </table:table-cell>
          <table:table-cell table:style-name="ce8" table:number-columns-repeated="5"/>
          <table:table-cell table:style-name="ce3" table:formula="of:=SUMPRODUCT([.K$3:.K$56]=0;[.$C$3:.$C$56]=100)" office:value-type="float" office:value="9">
            <text:p>9</text:p>
          </table:table-cell>
          <table:table-cell table:style-name="ce8" table:number-columns-repeated="5"/>
          <table:table-cell table:style-name="ce3" table:formula="of:=SUMPRODUCT([.Q$3:.Q$56]=0;[.$C$3:.$C$56]=100)" office:value-type="float" office:value="9">
            <text:p>9</text:p>
          </table:table-cell>
          <table:table-cell table:style-name="ce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3"/>
          <table:table-cell table:style-name="ce8" table:number-columns-repeated="5"/>
          <table:table-cell table:style-name="ce3"/>
          <table:table-cell table:style-name="ce8" table:number-columns-repeated="5"/>
          <table:table-cell table:style-name="ce3"/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3" table:formula="of:=SUMPRODUCT([.E$3:.E$56]=0;[.$B$3:.$B$56]=25)" office:value-type="float" office:value="0">
            <text:p>0</text:p>
          </table:table-cell>
          <table:table-cell table:style-name="ce8" table:number-columns-repeated="5"/>
          <table:table-cell table:style-name="ce3" table:formula="of:=SUMPRODUCT([.K$3:.K$56]=0;[.$B$3:.$B$56]=25)" office:value-type="float" office:value="0">
            <text:p>0</text:p>
          </table:table-cell>
          <table:table-cell table:style-name="ce8" table:number-columns-repeated="5"/>
          <table:table-cell table:style-name="ce3" table:formula="of:=SUMPRODUCT([.Q$3:.Q$56]=0;[.$B$3:.$B$56]=25)" office:value-type="float" office:value="0">
            <text:p>0</text:p>
          </table:table-cell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3" table:formula="of:=SUMPRODUCT([.E$3:.E$56]=0;[.$B$3:.$B$56]=50)" office:value-type="float" office:value="0">
            <text:p>0</text:p>
          </table:table-cell>
          <table:table-cell table:style-name="ce8" table:number-columns-repeated="5"/>
          <table:table-cell table:style-name="ce3" table:formula="of:=SUMPRODUCT([.K$3:.K$56]=0;[.$B$3:.$B$56]=50)" office:value-type="float" office:value="4">
            <text:p>4</text:p>
          </table:table-cell>
          <table:table-cell table:style-name="ce8" table:number-columns-repeated="5"/>
          <table:table-cell table:style-name="ce3" table:formula="of:=SUMPRODUCT([.Q$3:.Q$56]=0;[.$B$3:.$B$56]=50)" office:value-type="float" office:value="4">
            <text:p>4</text:p>
          </table:table-cell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3" table:formula="of:=SUMPRODUCT([.E$3:.E$56]=0;[.$B$3:.$B$56]=100)" office:value-type="float" office:value="9">
            <text:p>9</text:p>
          </table:table-cell>
          <table:table-cell table:style-name="ce8" table:number-columns-repeated="5"/>
          <table:table-cell table:style-name="ce3" table:formula="of:=SUMPRODUCT([.K$3:.K$56]=0;[.$B$3:.$B$56]=100)" office:value-type="float" office:value="11">
            <text:p>11</text:p>
          </table:table-cell>
          <table:table-cell table:style-name="ce8" table:number-columns-repeated="5"/>
          <table:table-cell table:style-name="ce3" table:formula="of:=SUMPRODUCT([.Q$3:.Q$56]=0;[.$B$3:.$B$56]=100)" office:value-type="float" office:value="10">
            <text:p>10</text:p>
          </table:table-cell>
          <table:table-cell table:style-name="ce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3"/>
          <table:table-cell table:style-name="ce8" table:number-columns-repeated="5"/>
          <table:table-cell table:style-name="ce3"/>
          <table:table-cell table:style-name="ce8" table:number-columns-repeated="5"/>
          <table:table-cell table:style-name="ce3"/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3" table:formula="of:=SUMPRODUCT([.E$3:.E$56]=0;[.$D$3:.$D$56]=8)" office:value-type="float" office:value="4">
            <text:p>4</text:p>
          </table:table-cell>
          <table:table-cell table:style-name="ce8" table:number-columns-repeated="5"/>
          <table:table-cell table:style-name="ce3" table:formula="of:=SUMPRODUCT([.K$3:.K$56]=0;[.$D$3:.$D$56]=8)" office:value-type="float" office:value="5">
            <text:p>5</text:p>
          </table:table-cell>
          <table:table-cell table:style-name="ce8" table:number-columns-repeated="5"/>
          <table:table-cell table:style-name="ce3" table:formula="of:=SUMPRODUCT([.Q$3:.Q$56]=0;[.$D$3:.$D$56]=8)" office:value-type="float" office:value="4">
            <text:p>4</text:p>
          </table:table-cell>
          <table:table-cell table:style-name="ce8" table:number-columns-repeated="2"/>
          <table:table-cell table:number-columns-repeated="11"/>
        </table:table-row>
        <table:table-row table:style-name="ro5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3" table:formula="of:=SUMPRODUCT([.E$3:.E$56]=0;[.$D$3:.$D$56]=12)" office:value-type="float" office:value="5">
            <text:p>5</text:p>
          </table:table-cell>
          <table:table-cell table:style-name="ce8" table:number-columns-repeated="5"/>
          <table:table-cell table:style-name="ce3" table:formula="of:=SUMPRODUCT([.K$3:.K$56]=0;[.$D$3:.$D$56]=12)" office:value-type="float" office:value="10">
            <text:p>10</text:p>
          </table:table-cell>
          <table:table-cell table:style-name="ce8" table:number-columns-repeated="5"/>
          <table:table-cell table:style-name="ce3" table:formula="of:=SUMPRODUCT([.Q$3:.Q$56]=0;[.$D$3:.$D$56]=12)" office:value-type="float" office:value="10">
            <text:p>10</text:p>
          </table:table-cell>
          <table:table-cell table:style-name="ce8" table:number-columns-repeated="2"/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5">
          <table:table-cell table:style-name="ce1" table:number-columns-repeated="4"/>
          <table:table-cell table:style-name="ce3" office:value-type="string">
            <text:p>Value</text:p>
          </table:table-cell>
          <table:table-cell office:value-type="string">
            <text:p>ObjU</text:p>
          </table:table-cell>
          <table:table-cell office:value-type="string">
            <text:p>ObjS</text:p>
          </table:table-cell>
          <table:table-cell table:number-columns-repeated="3"/>
          <table:table-cell table:style-name="ce3" office:value-type="string">
            <text:p>Value</text:p>
          </table:table-cell>
          <table:table-cell office:value-type="string">
            <text:p>ObjU</text:p>
          </table:table-cell>
          <table:table-cell office:value-type="string">
            <text:p>ObjS</text:p>
          </table:table-cell>
          <table:table-cell table:number-columns-repeated="3"/>
          <table:table-cell table:style-name="ce3" office:value-type="string">
            <text:p>Value</text:p>
          </table:table-cell>
          <table:table-cell office:value-type="string">
            <text:p>ObjU</text:p>
          </table:table-cell>
          <table:table-cell office:value-type="string">
            <text:p>ObjS</text:p>
          </table:table-cell>
          <table:table-cell table:number-columns-repeated="11"/>
        </table:table-row>
        <table:table-row table:style-name="ro5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3" table:formula="of:=SUMPRODUCT([.E$3:.E$56];[.$C$3:.$C$56]=25)" office:value-type="float" office:value="112278862">
            <text:p>112278862</text:p>
          </table:table-cell>
          <table:table-cell table:style-name="ce3" table:formula="of:=SUMPRODUCT([.F$3:.F$56];[.$C$3:.$C$56]=25)" office:value-type="float" office:value="176138414">
            <text:p>176138414</text:p>
          </table:table-cell>
          <table:table-cell table:style-name="ce3" table:formula="of:=SUMPRODUCT([.G$3:.G$56];[.$C$3:.$C$56]=25)" office:value-type="float" office:value="15999692">
            <text:p>15999692</text:p>
          </table:table-cell>
          <table:table-cell table:number-columns-repeated="3"/>
          <table:table-cell table:style-name="ce3" table:formula="of:=SUMPRODUCT([.K$3:.K$56];[.$C$3:.$C$56]=25)" office:value-type="float" office:value="106129364">
            <text:p>106129364</text:p>
          </table:table-cell>
          <table:table-cell table:style-name="ce3" table:formula="of:=SUMPRODUCT([.L$3:.L$56];[.$C$3:.$C$56]=25)" office:value-type="float" office:value="164499933">
            <text:p>164499933</text:p>
          </table:table-cell>
          <table:table-cell table:style-name="ce3" table:formula="of:=SUMPRODUCT([.M$3:.M$56];[.$C$3:.$C$56]=25)" office:value-type="float" office:value="13800716">
            <text:p>13800716</text:p>
          </table:table-cell>
          <table:table-cell table:number-columns-repeated="3"/>
          <table:table-cell table:style-name="ce3" table:formula="of:=SUMPRODUCT([.Q$3:.Q$56];[.$C$3:.$C$56]=25)" office:value-type="float" office:value="106129492">
            <text:p>106129492</text:p>
          </table:table-cell>
          <table:table-cell table:style-name="ce3" table:formula="of:=SUMPRODUCT([.R$3:.R$56];[.$C$3:.$C$56]=25)" office:value-type="float" office:value="164499933">
            <text:p>164499933</text:p>
          </table:table-cell>
          <table:table-cell table:style-name="ce3" table:formula="of:=SUMPRODUCT([.S$3:.S$56];[.$C$3:.$C$56]=25)" office:value-type="float" office:value="13800588">
            <text:p>13800588</text:p>
          </table:table-cell>
          <table:table-cell table:number-columns-repeated="11"/>
        </table:table-row>
        <table:table-row table:style-name="ro5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3" table:formula="of:=SUMPRODUCT([.E$3:.E$56];[.$C$3:.$C$56]=50)" office:value-type="float" office:value="164779951">
            <text:p>164779951</text:p>
          </table:table-cell>
          <table:table-cell table:style-name="ce3" table:formula="of:=SUMPRODUCT([.F$3:.F$56];[.$C$3:.$C$56]=50)" office:value-type="float" office:value="256609450">
            <text:p>256609450</text:p>
          </table:table-cell>
          <table:table-cell table:style-name="ce3" table:formula="of:=SUMPRODUCT([.G$3:.G$56];[.$C$3:.$C$56]=50)" office:value-type="float" office:value="29019546">
            <text:p>29019546</text:p>
          </table:table-cell>
          <table:table-cell table:number-columns-repeated="3"/>
          <table:table-cell table:style-name="ce3" table:formula="of:=SUMPRODUCT([.K$3:.K$56];[.$C$3:.$C$56]=50)" office:value-type="float" office:value="137161587">
            <text:p>137161587</text:p>
          </table:table-cell>
          <table:table-cell table:style-name="ce3" table:formula="of:=SUMPRODUCT([.L$3:.L$56];[.$C$3:.$C$56]=50)" office:value-type="float" office:value="223005030">
            <text:p>223005030</text:p>
          </table:table-cell>
          <table:table-cell table:style-name="ce3" table:formula="of:=SUMPRODUCT([.M$3:.M$56];[.$C$3:.$C$56]=50)" office:value-type="float" office:value="31023604">
            <text:p>31023604</text:p>
          </table:table-cell>
          <table:table-cell table:number-columns-repeated="3"/>
          <table:table-cell table:style-name="ce3" table:formula="of:=SUMPRODUCT([.Q$3:.Q$56];[.$C$3:.$C$56]=50)" office:value-type="float" office:value="147917135">
            <text:p>147917135</text:p>
          </table:table-cell>
          <table:table-cell table:style-name="ce3" table:formula="of:=SUMPRODUCT([.R$3:.R$56];[.$C$3:.$C$56]=50)" office:value-type="float" office:value="241462993">
            <text:p>241462993</text:p>
          </table:table-cell>
          <table:table-cell table:style-name="ce3" table:formula="of:=SUMPRODUCT([.S$3:.S$56];[.$C$3:.$C$56]=50)" office:value-type="float" office:value="33435950">
            <text:p>33435950</text:p>
          </table:table-cell>
          <table:table-cell table:number-columns-repeated="11"/>
        </table:table-row>
        <table:table-row table:style-name="ro5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3" table:formula="of:=SUMPRODUCT([.E$3:.E$56];[.$C$3:.$C$56]=100)" office:value-type="float" office:value="80923128">
            <text:p>80923128</text:p>
          </table:table-cell>
          <table:table-cell table:style-name="ce3" table:formula="of:=SUMPRODUCT([.F$3:.F$56];[.$C$3:.$C$56]=100)" office:value-type="float" office:value="127276500">
            <text:p>127276500</text:p>
          </table:table-cell>
          <table:table-cell table:style-name="ce3" table:formula="of:=SUMPRODUCT([.G$3:.G$56];[.$C$3:.$C$56]=100)" office:value-type="float" office:value="18333374">
            <text:p>18333374</text:p>
          </table:table-cell>
          <table:table-cell table:number-columns-repeated="3"/>
          <table:table-cell table:style-name="ce3" table:formula="of:=SUMPRODUCT([.K$3:.K$56];[.$C$3:.$C$56]=100)" office:value-type="float" office:value="66163160">
            <text:p>66163160</text:p>
          </table:table-cell>
          <table:table-cell table:style-name="ce3" table:formula="of:=SUMPRODUCT([.L$3:.L$56];[.$C$3:.$C$56]=100)" office:value-type="float" office:value="104836470">
            <text:p>104836470</text:p>
          </table:table-cell>
          <table:table-cell table:style-name="ce3" table:formula="of:=SUMPRODUCT([.M$3:.M$56];[.$C$3:.$C$56]=100)" office:value-type="float" office:value="15023232">
            <text:p>15023232</text:p>
          </table:table-cell>
          <table:table-cell table:number-columns-repeated="3"/>
          <table:table-cell table:style-name="ce3" table:formula="of:=SUMPRODUCT([.Q$3:.Q$56];[.$C$3:.$C$56]=100)" office:value-type="float" office:value="66373174">
            <text:p>66373174</text:p>
          </table:table-cell>
          <table:table-cell table:style-name="ce3" table:formula="of:=SUMPRODUCT([.R$3:.R$56];[.$C$3:.$C$56]=100)" office:value-type="float" office:value="105076400">
            <text:p>105076400</text:p>
          </table:table-cell>
          <table:table-cell table:style-name="ce3" table:formula="of:=SUMPRODUCT([.S$3:.S$56];[.$C$3:.$C$56]=100)" office:value-type="float" office:value="14973218">
            <text:p>14973218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11"/>
        </table:table-row>
        <table:table-row table:style-name="ro5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3" table:formula="of:=SUMPRODUCT([.E$3:.E$56];[.$B$3:.$B$56]=25)" office:value-type="float" office:value="82115620">
            <text:p>82115620</text:p>
          </table:table-cell>
          <table:table-cell table:style-name="ce3" table:formula="of:=SUMPRODUCT([.F$3:.F$56];[.$B$3:.$B$56]=25)" office:value-type="float" office:value="130848647">
            <text:p>130848647</text:p>
          </table:table-cell>
          <table:table-cell table:style-name="ce3" table:formula="of:=SUMPRODUCT([.G$3:.G$56];[.$B$3:.$B$56]=25)" office:value-type="float" office:value="17983090">
            <text:p>17983090</text:p>
          </table:table-cell>
          <table:table-cell table:number-columns-repeated="3"/>
          <table:table-cell table:style-name="ce3" table:formula="of:=SUMPRODUCT([.K$3:.K$56];[.$B$3:.$B$56]=25)" office:value-type="float" office:value="113006865">
            <text:p>113006865</text:p>
          </table:table-cell>
          <table:table-cell table:style-name="ce3" table:formula="of:=SUMPRODUCT([.L$3:.L$56];[.$B$3:.$B$56]=25)" office:value-type="float" office:value="183662824">
            <text:p>183662824</text:p>
          </table:table-cell>
          <table:table-cell table:style-name="ce3" table:formula="of:=SUMPRODUCT([.M$3:.M$56];[.$B$3:.$B$56]=25)" office:value-type="float" office:value="28306088">
            <text:p>28306088</text:p>
          </table:table-cell>
          <table:table-cell table:number-columns-repeated="3"/>
          <table:table-cell table:style-name="ce3" table:formula="of:=SUMPRODUCT([.Q$3:.Q$56];[.$B$3:.$B$56]=25)" office:value-type="float" office:value="113005095">
            <text:p>113005095</text:p>
          </table:table-cell>
          <table:table-cell table:style-name="ce3" table:formula="of:=SUMPRODUCT([.R$3:.R$56];[.$B$3:.$B$56]=25)" office:value-type="float" office:value="183662864">
            <text:p>183662864</text:p>
          </table:table-cell>
          <table:table-cell table:style-name="ce3" table:formula="of:=SUMPRODUCT([.S$3:.S$56];[.$B$3:.$B$56]=25)" office:value-type="float" office:value="28307858">
            <text:p>28307858</text:p>
          </table:table-cell>
          <table:table-cell table:number-columns-repeated="11"/>
        </table:table-row>
        <table:table-row table:style-name="ro5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3" table:formula="of:=SUMPRODUCT([.E$3:.E$56];[.$B$3:.$B$56]=50)" office:value-type="float" office:value="193215885">
            <text:p>193215885</text:p>
          </table:table-cell>
          <table:table-cell table:style-name="ce3" table:formula="of:=SUMPRODUCT([.F$3:.F$56];[.$B$3:.$B$56]=50)" office:value-type="float" office:value="306948447">
            <text:p>306948447</text:p>
          </table:table-cell>
          <table:table-cell table:style-name="ce3" table:formula="of:=SUMPRODUCT([.G$3:.G$56];[.$B$3:.$B$56]=50)" office:value-type="float" office:value="38282608">
            <text:p>38282608</text:p>
          </table:table-cell>
          <table:table-cell table:number-columns-repeated="3"/>
          <table:table-cell table:style-name="ce3" table:formula="of:=SUMPRODUCT([.K$3:.K$56];[.$B$3:.$B$56]=50)" office:value-type="float" office:value="143197284">
            <text:p>143197284</text:p>
          </table:table-cell>
          <table:table-cell table:style-name="ce3" table:formula="of:=SUMPRODUCT([.L$3:.L$56];[.$B$3:.$B$56]=50)" office:value-type="float" office:value="232851239">
            <text:p>232851239</text:p>
          </table:table-cell>
          <table:table-cell table:style-name="ce3" table:formula="of:=SUMPRODUCT([.M$3:.M$56];[.$B$3:.$B$56]=50)" office:value-type="float" office:value="29113976">
            <text:p>29113976</text:p>
          </table:table-cell>
          <table:table-cell table:number-columns-repeated="3"/>
          <table:table-cell table:style-name="ce3" table:formula="of:=SUMPRODUCT([.Q$3:.Q$56];[.$B$3:.$B$56]=50)" office:value-type="float" office:value="139345662">
            <text:p>139345662</text:p>
          </table:table-cell>
          <table:table-cell table:style-name="ce3" table:formula="of:=SUMPRODUCT([.R$3:.R$56];[.$B$3:.$B$56]=50)" office:value-type="float" office:value="228667912">
            <text:p>228667912</text:p>
          </table:table-cell>
          <table:table-cell table:style-name="ce3" table:formula="of:=SUMPRODUCT([.S$3:.S$56];[.$B$3:.$B$56]=50)" office:value-type="float" office:value="30122292">
            <text:p>30122292</text:p>
          </table:table-cell>
          <table:table-cell table:number-columns-repeated="11"/>
        </table:table-row>
        <table:table-row table:style-name="ro5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3" table:formula="of:=SUMPRODUCT([.E$3:.E$56];[.$B$3:.$B$56]=100)" office:value-type="float" office:value="82650436">
            <text:p>82650436</text:p>
          </table:table-cell>
          <table:table-cell table:style-name="ce3" table:formula="of:=SUMPRODUCT([.F$3:.F$56];[.$B$3:.$B$56]=100)" office:value-type="float" office:value="122227270">
            <text:p>122227270</text:p>
          </table:table-cell>
          <table:table-cell table:style-name="ce3" table:formula="of:=SUMPRODUCT([.G$3:.G$56];[.$B$3:.$B$56]=100)" office:value-type="float" office:value="7086914">
            <text:p>7086914</text:p>
          </table:table-cell>
          <table:table-cell table:number-columns-repeated="3"/>
          <table:table-cell table:style-name="ce3" table:formula="of:=SUMPRODUCT([.K$3:.K$56];[.$B$3:.$B$56]=100)" office:value-type="float" office:value="53249962">
            <text:p>53249962</text:p>
          </table:table-cell>
          <table:table-cell table:style-name="ce3" table:formula="of:=SUMPRODUCT([.L$3:.L$56];[.$B$3:.$B$56]=100)" office:value-type="float" office:value="75827370">
            <text:p>75827370</text:p>
          </table:table-cell>
          <table:table-cell table:style-name="ce3" table:formula="of:=SUMPRODUCT([.M$3:.M$56];[.$B$3:.$B$56]=100)" office:value-type="float" office:value="2427488">
            <text:p>2427488</text:p>
          </table:table-cell>
          <table:table-cell table:number-columns-repeated="3"/>
          <table:table-cell table:style-name="ce3" table:formula="of:=SUMPRODUCT([.Q$3:.Q$56];[.$B$3:.$B$56]=100)" office:value-type="float" office:value="68069044">
            <text:p>68069044</text:p>
          </table:table-cell>
          <table:table-cell table:style-name="ce3" table:formula="of:=SUMPRODUCT([.R$3:.R$56];[.$B$3:.$B$56]=100)" office:value-type="float" office:value="98708550">
            <text:p>98708550</text:p>
          </table:table-cell>
          <table:table-cell table:style-name="ce3" table:formula="of:=SUMPRODUCT([.S$3:.S$56];[.$B$3:.$B$56]=100)" office:value-type="float" office:value="3779606">
            <text:p>3779606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11"/>
        </table:table-row>
        <table:table-row table:style-name="ro5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3" table:formula="of:=SUMPRODUCT([.E$3:.E$56];[.$D$3:.$D$56]=8)" office:value-type="float" office:value="175500295">
            <text:p>175500295</text:p>
          </table:table-cell>
          <table:table-cell table:style-name="ce3" table:formula="of:=SUMPRODUCT([.F$3:.F$56];[.$D$3:.$D$56]=8)" office:value-type="float" office:value="274596899">
            <text:p>274596899</text:p>
          </table:table-cell>
          <table:table-cell table:style-name="ce3" table:formula="of:=SUMPRODUCT([.G$3:.G$56];[.$D$3:.$D$56]=8)" office:value-type="float" office:value="28386608">
            <text:p>28386608</text:p>
          </table:table-cell>
          <table:table-cell table:number-columns-repeated="3"/>
          <table:table-cell table:style-name="ce3" table:formula="of:=SUMPRODUCT([.K$3:.K$56];[.$D$3:.$D$56]=8)" office:value-type="float" office:value="176727003">
            <text:p>176727003</text:p>
          </table:table-cell>
          <table:table-cell table:style-name="ce3" table:formula="of:=SUMPRODUCT([.L$3:.L$56];[.$D$3:.$D$56]=8)" office:value-type="float" office:value="280674186">
            <text:p>280674186</text:p>
          </table:table-cell>
          <table:table-cell table:style-name="ce3" table:formula="of:=SUMPRODUCT([.M$3:.M$56];[.$D$3:.$D$56]=8)" office:value-type="float" office:value="32717144">
            <text:p>32717144</text:p>
          </table:table-cell>
          <table:table-cell table:number-columns-repeated="3"/>
          <table:table-cell table:style-name="ce3" table:formula="of:=SUMPRODUCT([.Q$3:.Q$56];[.$D$3:.$D$56]=8)" office:value-type="float" office:value="191534620">
            <text:p>191534620</text:p>
          </table:table-cell>
          <table:table-cell table:style-name="ce3" table:formula="of:=SUMPRODUCT([.R$3:.R$56];[.$D$3:.$D$56]=8)" office:value-type="float" office:value="304038624">
            <text:p>304038624</text:p>
          </table:table-cell>
          <table:table-cell table:style-name="ce3" table:formula="of:=SUMPRODUCT([.S$3:.S$56];[.$D$3:.$D$56]=8)" office:value-type="float" office:value="34304060">
            <text:p>34304060</text:p>
          </table:table-cell>
          <table:table-cell table:number-columns-repeated="11"/>
        </table:table-row>
        <table:table-row table:style-name="ro5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3" table:formula="of:=SUMPRODUCT([.E$3:.E$56];[.$D$3:.$D$56]=12)" office:value-type="float" office:value="182481646">
            <text:p>182481646</text:p>
          </table:table-cell>
          <table:table-cell table:style-name="ce3" table:formula="of:=SUMPRODUCT([.F$3:.F$56];[.$D$3:.$D$56]=12)" office:value-type="float" office:value="285427465">
            <text:p>285427465</text:p>
          </table:table-cell>
          <table:table-cell table:style-name="ce3" table:formula="of:=SUMPRODUCT([.G$3:.G$56];[.$D$3:.$D$56]=12)" office:value-type="float" office:value="34966004">
            <text:p>34966004</text:p>
          </table:table-cell>
          <table:table-cell table:number-columns-repeated="3"/>
          <table:table-cell table:style-name="ce3" table:formula="of:=SUMPRODUCT([.K$3:.K$56];[.$D$3:.$D$56]=12)" office:value-type="float" office:value="132727108">
            <text:p>132727108</text:p>
          </table:table-cell>
          <table:table-cell table:style-name="ce3" table:formula="of:=SUMPRODUCT([.L$3:.L$56];[.$D$3:.$D$56]=12)" office:value-type="float" office:value="211667247">
            <text:p>211667247</text:p>
          </table:table-cell>
          <table:table-cell table:style-name="ce3" table:formula="of:=SUMPRODUCT([.M$3:.M$56];[.$D$3:.$D$56]=12)" office:value-type="float" office:value="27130408">
            <text:p>27130408</text:p>
          </table:table-cell>
          <table:table-cell table:number-columns-repeated="3"/>
          <table:table-cell table:style-name="ce3" table:formula="of:=SUMPRODUCT([.Q$3:.Q$56];[.$D$3:.$D$56]=12)" office:value-type="float" office:value="128885181">
            <text:p>128885181</text:p>
          </table:table-cell>
          <table:table-cell table:style-name="ce3" table:formula="of:=SUMPRODUCT([.R$3:.R$56];[.$D$3:.$D$56]=12)" office:value-type="float" office:value="207000702">
            <text:p>207000702</text:p>
          </table:table-cell>
          <table:table-cell table:style-name="ce3" table:formula="of:=SUMPRODUCT([.S$3:.S$56];[.$D$3:.$D$56]=12)" office:value-type="float" office:value="27905696">
            <text:p>27905696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6">
          <table:table-cell table:number-columns-repeated="4"/>
          <table:table-cell table:style-name="Default" office:value-type="string">
            <text:p>Opti local</text:p>
          </table:table-cell>
          <table:table-cell table:number-columns-repeated="25"/>
        </table:table-row>
        <table:table-row table:style-name="ro5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3" table:formula="of:=SUMPRODUCT([.H$3:.H$56]=&quot; &quot;;[.E$3:.E$56]&gt;0;[.$C$3:.$C$56]=25)" office:value-type="float" office:value="16">
            <text:p>16</text:p>
          </table:table-cell>
          <table:table-cell table:number-columns-repeated="5"/>
          <table:table-cell table:style-name="ce3" table:formula="of:=SUMPRODUCT([.N$3:.N$56]=&quot; &quot;;[.K$3:.K$56]&gt;0;[.$C$3:.$C$56]=25)" office:value-type="float" office:value="17">
            <text:p>17</text:p>
          </table:table-cell>
          <table:table-cell table:number-columns-repeated="5"/>
          <table:table-cell table:style-name="ce3" table:formula="of:=SUMPRODUCT([.T$3:.T$56]=&quot; &quot;;[.Q$3:.Q$56]&gt;0;[.$C$3:.$C$56]=25)" office:value-type="float" office:value="17">
            <text:p>17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3" table:formula="of:=SUMPRODUCT([.H$3:.H$56]=&quot; &quot;;[.E$3:.E$56]&gt;0;[.$C$3:.$C$56]=50)" office:value-type="float" office:value="7">
            <text:p>7</text:p>
          </table:table-cell>
          <table:table-cell table:number-columns-repeated="5"/>
          <table:table-cell table:style-name="ce3" table:formula="of:=SUMPRODUCT([.N$3:.N$56]=&quot; &quot;;[.K$3:.K$56]&gt;0;[.$C$3:.$C$56]=50)" office:value-type="float" office:value="8">
            <text:p>8</text:p>
          </table:table-cell>
          <table:table-cell table:number-columns-repeated="5"/>
          <table:table-cell table:style-name="ce3" table:formula="of:=SUMPRODUCT([.T$3:.T$56]=&quot; &quot;;[.Q$3:.Q$56]&gt;0;[.$C$3:.$C$56]=50)" office:value-type="float" office:value="6">
            <text:p>6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3" table:formula="of:=SUMPRODUCT([.H$3:.H$56]=&quot; &quot;;[.E$3:.E$56]&gt;0;[.$C$3:.$C$56]=100)" office:value-type="float" office:value="1">
            <text:p>1</text:p>
          </table:table-cell>
          <table:table-cell table:number-columns-repeated="5"/>
          <table:table-cell table:style-name="ce3" table:formula="of:=SUMPRODUCT([.N$3:.N$56]=&quot; &quot;;[.K$3:.K$56]&gt;0;[.$C$3:.$C$56]=100)" office:value-type="float" office:value="2">
            <text:p>2</text:p>
          </table:table-cell>
          <table:table-cell table:number-columns-repeated="5"/>
          <table:table-cell table:style-name="ce3" table:formula="of:=SUMPRODUCT([.T$3:.T$56]=&quot; &quot;;[.Q$3:.Q$56]&gt;0;[.$C$3:.$C$56]=100)" office:value-type="float" office:value="4">
            <text:p>4</text:p>
          </table:table-cell>
          <table:table-cell table:number-columns-repeated="13"/>
        </table:table-row>
        <table:table-row table:style-name="ro2">
          <table:table-cell table:style-name="ce1" table:number-columns-repeated="4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13"/>
        </table:table-row>
        <table:table-row table:style-name="ro5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3" table:formula="of:=SUMPRODUCT([.H$3:.H$56]=&quot; &quot;;[.E$3:.E$56]&gt;0;[.$B$3:.$B$56]=25)" office:value-type="float" office:value="11">
            <text:p>11</text:p>
          </table:table-cell>
          <table:table-cell table:number-columns-repeated="5"/>
          <table:table-cell table:style-name="ce3" table:formula="of:=SUMPRODUCT([.N$3:.N$56]=&quot; &quot;;[.K$3:.K$56]&gt;0;[.$B$3:.$B$56]=25)" office:value-type="float" office:value="14">
            <text:p>14</text:p>
          </table:table-cell>
          <table:table-cell table:number-columns-repeated="5"/>
          <table:table-cell table:style-name="ce3" table:formula="of:=SUMPRODUCT([.T$3:.T$56]=&quot; &quot;;[.Q$3:.Q$56]&gt;0;[.$B$3:.$B$56]=25)" office:value-type="float" office:value="13">
            <text:p>13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3" table:formula="of:=SUMPRODUCT([.H$3:.H$56]=&quot; &quot;;[.E$3:.E$56]&gt;0;[.$B$3:.$B$56]=50)" office:value-type="float" office:value="7">
            <text:p>7</text:p>
          </table:table-cell>
          <table:table-cell table:number-columns-repeated="5"/>
          <table:table-cell table:style-name="ce3" table:formula="of:=SUMPRODUCT([.N$3:.N$56]=&quot; &quot;;[.K$3:.K$56]&gt;0;[.$B$3:.$B$56]=50)" office:value-type="float" office:value="7">
            <text:p>7</text:p>
          </table:table-cell>
          <table:table-cell table:number-columns-repeated="5"/>
          <table:table-cell table:style-name="ce3" table:formula="of:=SUMPRODUCT([.T$3:.T$56]=&quot; &quot;;[.Q$3:.Q$56]&gt;0;[.$B$3:.$B$56]=50)" office:value-type="float" office:value="8">
            <text:p>8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3" table:formula="of:=SUMPRODUCT([.H$3:.H$56]=&quot; &quot;;[.E$3:.E$56]&gt;0;[.$B$3:.$B$56]=100)" office:value-type="float" office:value="6">
            <text:p>6</text:p>
          </table:table-cell>
          <table:table-cell table:number-columns-repeated="5"/>
          <table:table-cell table:style-name="ce3" table:formula="of:=SUMPRODUCT([.N$3:.N$56]=&quot; &quot;;[.K$3:.K$56]&gt;0;[.$B$3:.$B$56]=100)" office:value-type="float" office:value="6">
            <text:p>6</text:p>
          </table:table-cell>
          <table:table-cell table:number-columns-repeated="5"/>
          <table:table-cell table:style-name="ce3" table:formula="of:=SUMPRODUCT([.T$3:.T$56]=&quot; &quot;;[.Q$3:.Q$56]&gt;0;[.$B$3:.$B$56]=100)" office:value-type="float" office:value="6">
            <text:p>6</text:p>
          </table:table-cell>
          <table:table-cell table:number-columns-repeated="13"/>
        </table:table-row>
        <table:table-row table:style-name="ro2">
          <table:table-cell table:style-name="ce1" table:number-columns-repeated="4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13"/>
        </table:table-row>
        <table:table-row table:style-name="ro5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3" table:formula="of:=SUMPRODUCT([.H$3:.H$56]=&quot; &quot;;[.E$3:.E$56]&gt;0;[.$D$3:.$D$56]=8)" office:value-type="float" office:value="13">
            <text:p>13</text:p>
          </table:table-cell>
          <table:table-cell table:number-columns-repeated="5"/>
          <table:table-cell table:style-name="ce3" table:formula="of:=SUMPRODUCT([.N$3:.N$56]=&quot; &quot;;[.K$3:.K$56]&gt;0;[.$D$3:.$D$56]=8)" office:value-type="float" office:value="14">
            <text:p>14</text:p>
          </table:table-cell>
          <table:table-cell table:number-columns-repeated="5"/>
          <table:table-cell table:style-name="ce3" table:formula="of:=SUMPRODUCT([.T$3:.T$56]=&quot; &quot;;[.Q$3:.Q$56]&gt;0;[.$D$3:.$D$56]=8)" office:value-type="float" office:value="15">
            <text:p>15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3" table:formula="of:=SUMPRODUCT([.H$3:.H$56]=&quot; &quot;;[.E$3:.E$56]&gt;0;[.$D$3:.$D$56]=12)" office:value-type="float" office:value="11">
            <text:p>11</text:p>
          </table:table-cell>
          <table:table-cell table:number-columns-repeated="5"/>
          <table:table-cell table:style-name="ce3" table:formula="of:=SUMPRODUCT([.N$3:.N$56]=&quot; &quot;;[.K$3:.K$56]&gt;0;[.$D$3:.$D$56]=12)" office:value-type="float" office:value="13">
            <text:p>13</text:p>
          </table:table-cell>
          <table:table-cell table:number-columns-repeated="5"/>
          <table:table-cell table:style-name="ce3" table:formula="of:=SUMPRODUCT([.T$3:.T$56]=&quot; &quot;;[.Q$3:.Q$56]&gt;0;[.$D$3:.$D$56]=12)" office:value-type="float" office:value="12">
            <text:p>12</text:p>
          </table:table-cell>
          <table:table-cell table:number-columns-repeated="13"/>
        </table:table-row>
        <table:table-row table:style-name="ro4">
          <table:table-cell table:number-columns-repeated="30"/>
        </table:table-row>
        <table:table-row table:style-name="ro6">
          <table:table-cell table:number-columns-repeated="4"/>
          <table:table-cell table:style-name="Default" office:value-type="string">
            <text:p>Opti global</text:p>
          </table:table-cell>
          <table:table-cell table:number-columns-repeated="5"/>
          <table:table-cell table:style-name="Default" office:value-type="string">
            <text:p>Opti global</text:p>
          </table:table-cell>
          <table:table-cell table:number-columns-repeated="5"/>
          <table:table-cell table:style-name="Default" office:value-type="string">
            <text:p>Opti global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3" table:formula="of:=SUMPRODUCT([.Y$3:.Y$56]=1;[.$C$3:.$C$56]=25)" office:value-type="float" office:value="1">
            <text:p>1</text:p>
          </table:table-cell>
          <table:table-cell table:number-columns-repeated="5"/>
          <table:table-cell table:style-name="ce3" table:formula="of:=SUMPRODUCT([.Z$3:.Z$56]=1;[.$C$3:.$C$56]=25)" office:value-type="float" office:value="1">
            <text:p>1</text:p>
          </table:table-cell>
          <table:table-cell table:number-columns-repeated="5"/>
          <table:table-cell table:style-name="ce3" table:formula="of:=SUMPRODUCT([.AA$3:.AA$56]=1;[.$C$3:.$C$56]=25)" office:value-type="float" office:value="1">
            <text:p>1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3" table:formula="of:=SUMPRODUCT([.Y$3:.Y$56]=1;[.$C$3:.$C$56]=50)" office:value-type="float" office:value="0">
            <text:p>0</text:p>
          </table:table-cell>
          <table:table-cell table:number-columns-repeated="5"/>
          <table:table-cell table:style-name="ce3" table:formula="of:=SUMPRODUCT([.Z$3:.Z$56]=1;[.$C$3:.$C$56]=50)" office:value-type="float" office:value="0">
            <text:p>0</text:p>
          </table:table-cell>
          <table:table-cell table:number-columns-repeated="5"/>
          <table:table-cell table:style-name="ce3" table:formula="of:=SUMPRODUCT([.AA$3:.AA$56]=1;[.$C$3:.$C$56]=50)" office:value-type="float" office:value="0">
            <text:p>0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3" table:formula="of:=SUMPRODUCT([.Y$3:.Y$56]=1;[.$C$3:.$C$56]=100)" office:value-type="float" office:value="0">
            <text:p>0</text:p>
          </table:table-cell>
          <table:table-cell table:number-columns-repeated="5"/>
          <table:table-cell table:style-name="ce3" table:formula="of:=SUMPRODUCT([.Z$3:.Z$56]=1;[.$C$3:.$C$56]=100)" office:value-type="float" office:value="0">
            <text:p>0</text:p>
          </table:table-cell>
          <table:table-cell table:number-columns-repeated="5"/>
          <table:table-cell table:style-name="ce3" table:formula="of:=SUMPRODUCT([.AA$3:.AA$56]=1;[.$C$3:.$C$56]=10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style-name="ce1" table:number-columns-repeated="4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13"/>
        </table:table-row>
        <table:table-row table:style-name="ro5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3" table:formula="of:=SUMPRODUCT([.Y$3:.Y$56]=1;[.$B$3:.$B$56]=25)" office:value-type="float" office:value="0">
            <text:p>0</text:p>
          </table:table-cell>
          <table:table-cell table:number-columns-repeated="5"/>
          <table:table-cell table:style-name="ce3" table:formula="of:=SUMPRODUCT([.Y$3:.Y$56]=1;[.$B$3:.$B$56]=25)" office:value-type="float" office:value="0">
            <text:p>0</text:p>
          </table:table-cell>
          <table:table-cell table:number-columns-repeated="5"/>
          <table:table-cell table:style-name="ce3" table:formula="of:=SUMPRODUCT([.AA$3:.AA$56]=1;[.$B$3:.$B$56]=25)" office:value-type="float" office:value="0">
            <text:p>0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3" table:formula="of:=SUMPRODUCT([.Y$3:.Y$56]=1;[.$B$3:.$B$56]=50)" office:value-type="float" office:value="1">
            <text:p>1</text:p>
          </table:table-cell>
          <table:table-cell table:number-columns-repeated="5"/>
          <table:table-cell table:style-name="ce3" table:formula="of:=SUMPRODUCT([.Y$3:.Y$56]=1;[.$B$3:.$B$56]=50)" office:value-type="float" office:value="1">
            <text:p>1</text:p>
          </table:table-cell>
          <table:table-cell table:number-columns-repeated="5"/>
          <table:table-cell table:style-name="ce3" table:formula="of:=SUMPRODUCT([.AA$3:.AA$56]=1;[.$B$3:.$B$56]=50)" office:value-type="float" office:value="1">
            <text:p>1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3" table:formula="of:=SUMPRODUCT([.Y$3:.Y$56]=1;[.$B$3:.$B$56]=100)" office:value-type="float" office:value="0">
            <text:p>0</text:p>
          </table:table-cell>
          <table:table-cell table:number-columns-repeated="5"/>
          <table:table-cell table:style-name="ce3" table:formula="of:=SUMPRODUCT([.Y$3:.Y$56]=1;[.$B$3:.$B$56]=100)" office:value-type="float" office:value="0">
            <text:p>0</text:p>
          </table:table-cell>
          <table:table-cell table:number-columns-repeated="5"/>
          <table:table-cell table:style-name="ce3" table:formula="of:=SUMPRODUCT([.AA$3:.AA$56]=1;[.$B$3:.$B$56]=100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style-name="ce1" table:number-columns-repeated="4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13"/>
        </table:table-row>
        <table:table-row table:style-name="ro5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3" table:formula="of:=SUMPRODUCT([.Y$3:.Y$56]=1;[.$D$3:.$D$56]=8)" office:value-type="float" office:value="1">
            <text:p>1</text:p>
          </table:table-cell>
          <table:table-cell table:number-columns-repeated="5"/>
          <table:table-cell table:style-name="ce3" table:formula="of:=SUMPRODUCT([.Z$3:.Z$56]=1;[.$D$3:.$D$56]=8)" office:value-type="float" office:value="1">
            <text:p>1</text:p>
          </table:table-cell>
          <table:table-cell table:number-columns-repeated="5"/>
          <table:table-cell table:style-name="ce3" table:formula="of:=SUMPRODUCT([.AA$3:.AA$56]=1;[.$D$3:.$D$56]=8)" office:value-type="float" office:value="1">
            <text:p>1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3" table:formula="of:=SUMPRODUCT([.Y$3:.Y$56]=1;[.$D$3:.$D$56]=12)" office:value-type="float" office:value="0">
            <text:p>0</text:p>
          </table:table-cell>
          <table:table-cell table:number-columns-repeated="5"/>
          <table:table-cell table:style-name="ce3" table:formula="of:=SUMPRODUCT([.Z$3:.Z$56]=1;[.$D$3:.$D$56]=12)" office:value-type="float" office:value="0">
            <text:p>0</text:p>
          </table:table-cell>
          <table:table-cell table:number-columns-repeated="5"/>
          <table:table-cell table:style-name="ce3" table:formula="of:=SUMPRODUCT([.AA$3:.AA$56]=1;[.$D$3:.$D$56]=12)" office:value-type="float" office:value="0">
            <text:p>0</text:p>
          </table:table-cell>
          <table:table-cell table:number-columns-repeated="13"/>
        </table:table-row>
        <table:table-row table:style-name="ro4">
          <table:table-cell table:number-columns-repeated="30"/>
        </table:table-row>
        <table:table-row table:style-name="ro6">
          <table:table-cell table:number-columns-repeated="4"/>
          <table:table-cell table:style-name="Default" office:value-type="string">
            <text:p>Opti cut</text:p>
          </table:table-cell>
          <table:table-cell table:number-columns-repeated="5"/>
          <table:table-cell table:style-name="Default" office:value-type="string">
            <text:p>Opti cut</text:p>
          </table:table-cell>
          <table:table-cell table:number-columns-repeated="5"/>
          <table:table-cell table:style-name="Default" office:value-type="string">
            <text:p>Opti cut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3" table:formula="of:=SUMPRODUCT([.AB$3:.AB$56]=1;[.$C$3:.$C$56]=25)" office:value-type="float" office:value="16">
            <text:p>16</text:p>
          </table:table-cell>
          <table:table-cell table:style-name="Default" table:number-columns-repeated="2"/>
          <table:table-cell table:number-columns-repeated="3"/>
          <table:table-cell table:style-name="ce3" table:formula="of:=SUMPRODUCT([.AC$3:.AC$56]=1;[.$C$3:.$C$56]=25)" office:value-type="float" office:value="17">
            <text:p>17</text:p>
          </table:table-cell>
          <table:table-cell table:number-columns-repeated="5"/>
          <table:table-cell table:style-name="ce3" table:formula="of:=SUMPRODUCT([.AD$3:.AD$56]=1;[.$C$3:.$C$56]=25)" office:value-type="float" office:value="17">
            <text:p>17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3" table:formula="of:=SUMPRODUCT([.AB$3:.AB$56]=1;[.$C$3:.$C$56]=50)" office:value-type="float" office:value="12">
            <text:p>12</text:p>
          </table:table-cell>
          <table:table-cell table:style-name="Default" table:number-columns-repeated="2"/>
          <table:table-cell table:number-columns-repeated="3"/>
          <table:table-cell table:style-name="ce3" table:formula="of:=SUMPRODUCT([.AC$3:.AC$56]=1;[.$C$3:.$C$56]=50)" office:value-type="float" office:value="13">
            <text:p>13</text:p>
          </table:table-cell>
          <table:table-cell table:number-columns-repeated="5"/>
          <table:table-cell table:style-name="ce3" table:formula="of:=SUMPRODUCT([.AD$3:.AD$56]=1;[.$C$3:.$C$56]=50)" office:value-type="float" office:value="10">
            <text:p>10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3" table:formula="of:=SUMPRODUCT([.AB$3:.AB$56]=1;[.$C$3:.$C$56]=100)" office:value-type="float" office:value="14">
            <text:p>14</text:p>
          </table:table-cell>
          <table:table-cell table:style-name="Default" table:number-columns-repeated="2"/>
          <table:table-cell table:number-columns-repeated="3"/>
          <table:table-cell table:style-name="ce3" table:formula="of:=SUMPRODUCT([.AC$3:.AC$56]=1;[.$C$3:.$C$56]=100)" office:value-type="float" office:value="15">
            <text:p>15</text:p>
          </table:table-cell>
          <table:table-cell table:number-columns-repeated="5"/>
          <table:table-cell table:style-name="ce3" table:formula="of:=SUMPRODUCT([.AD$3:.AD$56]=1;[.$C$3:.$C$56]=100)" office:value-type="float" office:value="17">
            <text:p>17</text:p>
          </table:table-cell>
          <table:table-cell table:number-columns-repeated="13"/>
        </table:table-row>
        <table:table-row table:style-name="ro2">
          <table:table-cell table:style-name="ce1" table:number-columns-repeated="4"/>
          <table:table-cell table:style-name="ce3"/>
          <table:table-cell table:style-name="Default" table:number-columns-repeated="2"/>
          <table:table-cell table:number-columns-repeated="3"/>
          <table:table-cell table:style-name="ce3"/>
          <table:table-cell table:number-columns-repeated="5"/>
          <table:table-cell table:style-name="ce3"/>
          <table:table-cell table:number-columns-repeated="13"/>
        </table:table-row>
        <table:table-row table:style-name="ro5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3" table:formula="of:=SUMPRODUCT([.AB$3:.AB$56]=1;[.$B$3:.$B$56]=25)" office:value-type="float" office:value="18">
            <text:p>18</text:p>
          </table:table-cell>
          <table:table-cell table:style-name="Default" table:number-columns-repeated="2"/>
          <table:table-cell table:number-columns-repeated="3"/>
          <table:table-cell table:style-name="ce3" table:formula="of:=SUMPRODUCT([.AC$3:.AC$56]=1;[.$B$3:.$B$56]=25)" office:value-type="float" office:value="18">
            <text:p>18</text:p>
          </table:table-cell>
          <table:table-cell table:number-columns-repeated="5"/>
          <table:table-cell table:style-name="ce3" table:formula="of:=SUMPRODUCT([.AD$3:.AD$56]=1;[.$B$3:.$B$56]=25)" office:value-type="float" office:value="17">
            <text:p>17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3" table:formula="of:=SUMPRODUCT([.AB$3:.AB$56]=1;[.$B$3:.$B$56]=50)" office:value-type="float" office:value="9">
            <text:p>9</text:p>
          </table:table-cell>
          <table:table-cell table:style-name="Default" table:number-columns-repeated="2"/>
          <table:table-cell table:number-columns-repeated="3"/>
          <table:table-cell table:style-name="ce3" table:formula="of:=SUMPRODUCT([.AC$3:.AC$56]=1;[.$B$3:.$B$56]=50)" office:value-type="float" office:value="10">
            <text:p>10</text:p>
          </table:table-cell>
          <table:table-cell table:number-columns-repeated="5"/>
          <table:table-cell table:style-name="ce3" table:formula="of:=SUMPRODUCT([.AD$3:.AD$56]=1;[.$B$3:.$B$56]=50)" office:value-type="float" office:value="11">
            <text:p>11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3" table:formula="of:=SUMPRODUCT([.AB$3:.AB$56]=1;[.$B$3:.$B$56]=100)" office:value-type="float" office:value="15">
            <text:p>15</text:p>
          </table:table-cell>
          <table:table-cell table:style-name="Default" table:number-columns-repeated="2"/>
          <table:table-cell table:number-columns-repeated="3"/>
          <table:table-cell table:style-name="ce3" table:formula="of:=SUMPRODUCT([.AC$3:.AC$56]=1;[.$B$3:.$B$56]=100)" office:value-type="float" office:value="17">
            <text:p>17</text:p>
          </table:table-cell>
          <table:table-cell table:number-columns-repeated="5"/>
          <table:table-cell table:style-name="ce3" table:formula="of:=SUMPRODUCT([.AD$3:.AD$56]=1;[.$B$3:.$B$56]=100)" office:value-type="float" office:value="16">
            <text:p>16</text:p>
          </table:table-cell>
          <table:table-cell table:number-columns-repeated="13"/>
        </table:table-row>
        <table:table-row table:style-name="ro2">
          <table:table-cell table:style-name="ce1" table:number-columns-repeated="4"/>
          <table:table-cell table:style-name="ce3"/>
          <table:table-cell table:style-name="Default" table:number-columns-repeated="2"/>
          <table:table-cell table:number-columns-repeated="3"/>
          <table:table-cell table:style-name="ce3"/>
          <table:table-cell table:number-columns-repeated="5"/>
          <table:table-cell table:style-name="ce3"/>
          <table:table-cell table:number-columns-repeated="13"/>
        </table:table-row>
        <table:table-row table:style-name="ro5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3" table:formula="of:=SUMPRODUCT([.AB$3:.AB$56]=1;[.$D$3:.$D$56]=8)" office:value-type="float" office:value="20">
            <text:p>20</text:p>
          </table:table-cell>
          <table:table-cell table:style-name="Default" table:number-columns-repeated="2"/>
          <table:table-cell table:number-columns-repeated="3"/>
          <table:table-cell table:style-name="ce3" table:formula="of:=SUMPRODUCT([.AC$3:.AC$56]=1;[.$D$3:.$D$56]=8)" office:value-type="float" office:value="20">
            <text:p>20</text:p>
          </table:table-cell>
          <table:table-cell table:number-columns-repeated="5"/>
          <table:table-cell table:style-name="ce3" table:formula="of:=SUMPRODUCT([.AD$3:.AD$56]=1;[.$D$3:.$D$56]=8)" office:value-type="float" office:value="20">
            <text:p>20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3" table:formula="of:=SUMPRODUCT([.AB$3:.AB$56]=1;[.$D$3:.$D$56]=12)" office:value-type="float" office:value="22">
            <text:p>22</text:p>
          </table:table-cell>
          <table:table-cell table:style-name="Default" table:number-columns-repeated="2"/>
          <table:table-cell table:number-columns-repeated="3"/>
          <table:table-cell table:style-name="ce3" table:formula="of:=SUMPRODUCT([.AC$3:.AC$56]=1;[.$D$3:.$D$56]=12)" office:value-type="float" office:value="25">
            <text:p>25</text:p>
          </table:table-cell>
          <table:table-cell table:number-columns-repeated="5"/>
          <table:table-cell table:style-name="ce3" table:formula="of:=SUMPRODUCT([.AD$3:.AD$56]=1;[.$D$3:.$D$56]=12)" office:value-type="float" office:value="24">
            <text:p>24</text:p>
          </table:table-cell>
          <table:table-cell table:number-columns-repeated="13"/>
        </table:table-row>
        <table:table-row table:style-name="ro4">
          <table:table-cell table:number-columns-repeated="30"/>
        </table:table-row>
        <table:table-row table:style-name="ro6">
          <table:table-cell table:number-columns-repeated="4"/>
          <table:table-cell office:value-type="string">
            <text:p>Gap moyen</text:p>
          </table:table-cell>
          <table:table-cell table:number-columns-repeated="25"/>
        </table:table-row>
        <table:table-row table:style-name="ro2">
          <table:table-cell table:style-name="ce1" office:value-type="string">
            <text:p>25 U</text:p>
          </table:table-cell>
          <table:table-cell table:number-columns-repeated="3"/>
          <table:table-cell table:formula="of:=([.F138])/[.G138]*100" office:value-type="float" office:value="10.6575394396142">
            <text:p>10,6575394396</text:p>
          </table:table-cell>
          <table:table-cell table:formula="of:=SUMPRODUCT(([.$W$3:.$W$56]-[.$E$3:.$E$56]);[.$C$3:.$C$56]=25)" office:value-type="float" office:value="11966164">
            <text:p>11966164</text:p>
          </table:table-cell>
          <table:table-cell table:formula="of:=SUMPRODUCT(([.$E$3:.$E$56]);[.$C$3:.$C$56]=25)" office:value-type="float" office:value="112278862">
            <text:p>112278862</text:p>
          </table:table-cell>
          <table:table-cell table:number-columns-repeated="3"/>
          <table:table-cell table:formula="of:=([.L138])/[.M138]*100" office:value-type="float" office:value="24.6469450245645">
            <text:p>24,6469450246</text:p>
          </table:table-cell>
          <table:table-cell table:formula="of:=SUMPRODUCT(([.$W$3:.$W$56]-[.$K$3:.$K$56]);[.$C$3:.$C$56]=25)" office:value-type="float" office:value="26157646">
            <text:p>26157646</text:p>
          </table:table-cell>
          <table:table-cell table:formula="of:=SUMPRODUCT(([.$K$3:.$K$56]);[.$C$3:.$C$56]=25)" office:value-type="float" office:value="106129364">
            <text:p>106129364</text:p>
          </table:table-cell>
          <table:table-cell table:number-columns-repeated="3"/>
          <table:table-cell table:formula="of:=([.R138])/[.S138]*100" office:value-type="float" office:value="24.6467946911496">
            <text:p>24,6467946911</text:p>
          </table:table-cell>
          <table:table-cell table:formula="of:=SUMPRODUCT(([.$W$3:.$W$56]-[.$Q$3:.$Q$56]);[.$C$3:.$C$56]=25)" office:value-type="float" office:value="26157518">
            <text:p>26157518</text:p>
          </table:table-cell>
          <table:table-cell table:formula="of:=SUMPRODUCT(([.$Q$3:.$Q$56]);[.$C$3:.$C$56]=25)" office:value-type="float" office:value="106129492">
            <text:p>106129492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50 U</text:p>
          </table:table-cell>
          <table:table-cell table:number-columns-repeated="3"/>
          <table:table-cell table:formula="of:=([.F139])/[.G139]*100" office:value-type="float" office:value="43.3744127038853">
            <text:p>43,3744127039</text:p>
          </table:table-cell>
          <table:table-cell table:formula="of:=SUMPRODUCT(([.$W$3:.$W$56]-[.$E$3:.$E$56]);[.$C$3:.$C$56]=50)" office:value-type="float" office:value="71472336">
            <text:p>71472336</text:p>
          </table:table-cell>
          <table:table-cell table:formula="of:=SUMPRODUCT(([.$E$3:.$E$56]);[.$C$3:.$C$56]=50)" office:value-type="float" office:value="164779951">
            <text:p>164779951</text:p>
          </table:table-cell>
          <table:table-cell table:number-columns-repeated="3"/>
          <table:table-cell table:formula="of:=([.L139])/[.M139]*100" office:value-type="float" office:value="72.2437689496841">
            <text:p>72,2437689497</text:p>
          </table:table-cell>
          <table:table-cell table:formula="of:=SUMPRODUCT(([.$W$3:.$W$56]-[.$K$3:.$K$56]);[.$C$3:.$C$56]=50)" office:value-type="float" office:value="99090700">
            <text:p>99090700</text:p>
          </table:table-cell>
          <table:table-cell table:formula="of:=SUMPRODUCT(([.$K$3:.$K$56]);[.$C$3:.$C$56]=50)" office:value-type="float" office:value="137161587">
            <text:p>137161587</text:p>
          </table:table-cell>
          <table:table-cell table:number-columns-repeated="3"/>
          <table:table-cell table:formula="of:=([.R139])/[.S139]*100" office:value-type="float" office:value="59.719350297043">
            <text:p>59,719350297</text:p>
          </table:table-cell>
          <table:table-cell table:formula="of:=SUMPRODUCT(([.$W$3:.$W$56]-[.$Q$3:.$Q$56]);[.$C$3:.$C$56]=50)" office:value-type="float" office:value="88335152">
            <text:p>88335152</text:p>
          </table:table-cell>
          <table:table-cell table:formula="of:=SUMPRODUCT(([.$Q$3:.$Q$56]);[.$C$3:.$C$56]=50)" office:value-type="float" office:value="147917135">
            <text:p>147917135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U</text:p>
          </table:table-cell>
          <table:table-cell table:number-columns-repeated="3"/>
          <table:table-cell table:formula="of:=([.F140])/[.G140]*100" office:value-type="float" office:value="153.784672040853">
            <text:p>153,7846720409</text:p>
          </table:table-cell>
          <table:table-cell table:formula="of:=SUMPRODUCT(([.$W$3:.$W$56]-[.$E$3:.$E$56]);[.$C$3:.$C$56]=100)" office:value-type="float" office:value="124447367">
            <text:p>124447367</text:p>
          </table:table-cell>
          <table:table-cell table:formula="of:=SUMPRODUCT(([.$E$3:.$E$56]);[.$C$3:.$C$56]=100)" office:value-type="float" office:value="80923128">
            <text:p>80923128</text:p>
          </table:table-cell>
          <table:table-cell table:number-columns-repeated="3"/>
          <table:table-cell table:formula="of:=([.L140])/[.M140]*100" office:value-type="float" office:value="276.875011713467">
            <text:p>276,8750117135</text:p>
          </table:table-cell>
          <table:table-cell table:formula="of:=SUMPRODUCT(([.$W$3:.$W$56]-[.$K$3:.$K$56]);[.$C$3:.$C$56]=100)" office:value-type="float" office:value="183189257">
            <text:p>183189257</text:p>
          </table:table-cell>
          <table:table-cell table:formula="of:=SUMPRODUCT(([.$K$3:.$K$56]);[.$C$3:.$C$56]=100)" office:value-type="float" office:value="66163160">
            <text:p>66163160</text:p>
          </table:table-cell>
          <table:table-cell table:number-columns-repeated="3"/>
          <table:table-cell table:formula="of:=([.R140])/[.S140]*100" office:value-type="float" office:value="275.682526497829">
            <text:p>275,6825264978</text:p>
          </table:table-cell>
          <table:table-cell table:formula="of:=SUMPRODUCT(([.$W$3:.$W$56]-[.$Q$3:.$Q$56]);[.$C$3:.$C$56]=100)" office:value-type="float" office:value="182979243">
            <text:p>182979243</text:p>
          </table:table-cell>
          <table:table-cell table:formula="of:=SUMPRODUCT(([.$Q$3:.$Q$56]);[.$C$3:.$C$56]=100)" office:value-type="float" office:value="66373174">
            <text:p>66373174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29"/>
        </table:table-row>
        <table:table-row table:style-name="ro2">
          <table:table-cell table:style-name="ce1" office:value-type="string">
            <text:p>25 S</text:p>
          </table:table-cell>
          <table:table-cell table:number-columns-repeated="3"/>
          <table:table-cell table:formula="of:=([.F142])/[.G142]*100" office:value-type="float" office:value="14.7929772679059">
            <text:p>14,7929772679</text:p>
          </table:table-cell>
          <table:table-cell table:formula="of:=SUMPRODUCT(([.$W$3:.$W$56]-[.$E$3:.$E$56]);[.$B$3:.$B$56]=25)" office:value-type="float" office:value="12147345">
            <text:p>12147345</text:p>
          </table:table-cell>
          <table:table-cell table:formula="of:=SUMPRODUCT(([.$E$3:.$E$56]);[.$B$3:.$B$56]=25)" office:value-type="float" office:value="82115620">
            <text:p>82115620</text:p>
          </table:table-cell>
          <table:table-cell table:number-columns-repeated="3"/>
          <table:table-cell table:formula="of:=([.L142])/[.M142]*100" office:value-type="float" office:value="13.8936054902505">
            <text:p>13,8936054903</text:p>
          </table:table-cell>
          <table:table-cell table:formula="of:=SUMPRODUCT(([.$W$3:.$W$56]-[.$K$3:.$K$56]);[.$B$3:.$B$56]=25)" office:value-type="float" office:value="15700728">
            <text:p>15700728</text:p>
          </table:table-cell>
          <table:table-cell table:formula="of:=SUMPRODUCT(([.$K$3:.$K$56]);[.$B$3:.$B$56]=25)" office:value-type="float" office:value="113006865">
            <text:p>113006865</text:p>
          </table:table-cell>
          <table:table-cell table:number-columns-repeated="3"/>
          <table:table-cell table:formula="of:=([.R142])/[.S142]*100" office:value-type="float" office:value="13.8953894069997">
            <text:p>13,895389407</text:p>
          </table:table-cell>
          <table:table-cell table:formula="of:=SUMPRODUCT(([.$W$3:.$W$56]-[.$Q$3:.$Q$56]);[.$B$3:.$B$56]=25)" office:value-type="float" office:value="15702498">
            <text:p>15702498</text:p>
          </table:table-cell>
          <table:table-cell table:formula="of:=SUMPRODUCT(([.$Q$3:.$Q$56]);[.$B$3:.$B$56]=25)" office:value-type="float" office:value="113005095">
            <text:p>113005095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<text:s/>50 S</text:p>
          </table:table-cell>
          <table:table-cell table:number-columns-repeated="3"/>
          <table:table-cell table:formula="of:=([.F143])/[.G143]*100" office:value-type="float" office:value="9.73579527376851">
            <text:p>9,7357952738</text:p>
          </table:table-cell>
          <table:table-cell table:formula="of:=SUMPRODUCT(([.$W$3:.$W$56]-[.$E$3:.$E$56]);[.$B$3:.$B$56]=50)" office:value-type="float" office:value="18811103">
            <text:p>18811103</text:p>
          </table:table-cell>
          <table:table-cell table:formula="of:=SUMPRODUCT(([.$E$3:.$E$56]);[.$B$3:.$B$56]=50)" office:value-type="float" office:value="193215885">
            <text:p>193215885</text:p>
          </table:table-cell>
          <table:table-cell table:number-columns-repeated="3"/>
          <table:table-cell table:formula="of:=([.L143])/[.M143]*100" office:value-type="float" office:value="60.3426123640725">
            <text:p>60,3426123641</text:p>
          </table:table-cell>
          <table:table-cell table:formula="of:=SUMPRODUCT(([.$W$3:.$W$56]-[.$K$3:.$K$56]);[.$B$3:.$B$56]=50)" office:value-type="float" office:value="86408982">
            <text:p>86408982</text:p>
          </table:table-cell>
          <table:table-cell table:formula="of:=SUMPRODUCT(([.$K$3:.$K$56]);[.$B$3:.$B$56]=50)" office:value-type="float" office:value="143197284">
            <text:p>143197284</text:p>
          </table:table-cell>
          <table:table-cell table:number-columns-repeated="3"/>
          <table:table-cell table:formula="of:=([.R143])/[.S143]*100" office:value-type="float" office:value="64.774606331125">
            <text:p>64,7746063311</text:p>
          </table:table-cell>
          <table:table-cell table:formula="of:=SUMPRODUCT(([.$W$3:.$W$56]-[.$Q$3:.$Q$56]);[.$B$3:.$B$56]=50)" office:value-type="float" office:value="90260604">
            <text:p>90260604</text:p>
          </table:table-cell>
          <table:table-cell table:formula="of:=SUMPRODUCT(([.$Q$3:.$Q$56]);[.$B$3:.$B$56]=50)" office:value-type="float" office:value="139345662">
            <text:p>139345662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S</text:p>
          </table:table-cell>
          <table:table-cell table:number-columns-repeated="3"/>
          <table:table-cell table:formula="of:=([.F144])/[.G144]*100" office:value-type="float" office:value="214.067133293767">
            <text:p>214,0671332938</text:p>
          </table:table-cell>
          <table:table-cell table:formula="of:=SUMPRODUCT(([.$W$3:.$W$56]-[.$E$3:.$E$56]);[.$B$3:.$B$56]=100)" office:value-type="float" office:value="176927419">
            <text:p>176927419</text:p>
          </table:table-cell>
          <table:table-cell table:formula="of:=SUMPRODUCT(([.$E$3:.$E$56]);[.$B$3:.$B$56]=100)" office:value-type="float" office:value="82650436">
            <text:p>82650436</text:p>
          </table:table-cell>
          <table:table-cell table:number-columns-repeated="3"/>
          <table:table-cell table:formula="of:=([.L144])/[.M144]*100" office:value-type="float" office:value="387.470498101013">
            <text:p>387,470498101</text:p>
          </table:table-cell>
          <table:table-cell table:formula="of:=SUMPRODUCT(([.$W$3:.$W$56]-[.$K$3:.$K$56]);[.$B$3:.$B$56]=100)" office:value-type="float" office:value="206327893">
            <text:p>206327893</text:p>
          </table:table-cell>
          <table:table-cell table:formula="of:=SUMPRODUCT(([.$K$3:.$K$56]);[.$B$3:.$B$56]=100)" office:value-type="float" office:value="53249962">
            <text:p>53249962</text:p>
          </table:table-cell>
          <table:table-cell table:number-columns-repeated="3"/>
          <table:table-cell table:formula="of:=([.R144])/[.S144]*100" office:value-type="float" office:value="281.344939999451">
            <text:p>281,3449399995</text:p>
          </table:table-cell>
          <table:table-cell table:formula="of:=SUMPRODUCT(([.$W$3:.$W$56]-[.$Q$3:.$Q$56]);[.$B$3:.$B$56]=100)" office:value-type="float" office:value="191508811">
            <text:p>191508811</text:p>
          </table:table-cell>
          <table:table-cell table:formula="of:=SUMPRODUCT(([.$Q$3:.$Q$56]);[.$B$3:.$B$56]=100)" office:value-type="float" office:value="68069044">
            <text:p>68069044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29"/>
        </table:table-row>
        <table:table-row table:style-name="ro2">
          <table:table-cell table:style-name="ce1" office:value-type="string">
            <text:p>8 T</text:p>
          </table:table-cell>
          <table:table-cell table:number-columns-repeated="3"/>
          <table:table-cell table:formula="of:=([.F146])/[.G146]*100" office:value-type="float" office:value="50.6498647196006">
            <text:p>50,6498647196</text:p>
          </table:table-cell>
          <table:table-cell table:formula="of:=SUMPRODUCT(([.$W$3:.$W$56]-[.$E$3:.$E$56]);[.$D$3:.$D$56]=8)" office:value-type="float" office:value="88890662">
            <text:p>88890662</text:p>
          </table:table-cell>
          <table:table-cell table:formula="of:=SUMPRODUCT(([.$E$3:.$E$56]);[.$D$3:.$D$56]=8)" office:value-type="float" office:value="175500295">
            <text:p>175500295</text:p>
          </table:table-cell>
          <table:table-cell table:number-columns-repeated="3"/>
          <table:table-cell table:formula="of:=([.L146])/[.M146]*100" office:value-type="float" office:value="57.3918508650316">
            <text:p>57,391850865</text:p>
          </table:table-cell>
          <table:table-cell table:formula="of:=SUMPRODUCT(([.$W$3:.$W$56]-[.$K$3:.$K$56]);[.$D$3:.$D$56]=8)" office:value-type="float" office:value="101426898">
            <text:p>101426898</text:p>
          </table:table-cell>
          <table:table-cell table:formula="of:=SUMPRODUCT(([.$K$3:.$K$56]);[.$D$3:.$D$56]=8)" office:value-type="float" office:value="176727003">
            <text:p>176727003</text:p>
          </table:table-cell>
          <table:table-cell table:number-columns-repeated="3"/>
          <table:table-cell table:formula="of:=([.R146])/[.S146]*100" office:value-type="float" office:value="45.2238248103659">
            <text:p>45,2238248104</text:p>
          </table:table-cell>
          <table:table-cell table:formula="of:=SUMPRODUCT(([.$W$3:.$W$56]-[.$Q$3:.$Q$56]);[.$D$3:.$D$56]=8)" office:value-type="float" office:value="86619281">
            <text:p>86619281</text:p>
          </table:table-cell>
          <table:table-cell table:formula="of:=SUMPRODUCT(([.$Q$3:.$Q$56]);[.$D$3:.$D$56]=8)" office:value-type="float" office:value="191534620">
            <text:p>191534620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2 T</text:p>
          </table:table-cell>
          <table:table-cell table:number-columns-repeated="3"/>
          <table:table-cell table:formula="of:=([.F147])/[.G147]*100" office:value-type="float" office:value="65.2094101562412">
            <text:p>65,2094101562</text:p>
          </table:table-cell>
          <table:table-cell table:formula="of:=SUMPRODUCT(([.$W$3:.$W$56]-[.$E$3:.$E$56]);[.$D$3:.$D$56]=12)" office:value-type="float" office:value="118995205">
            <text:p>118995205</text:p>
          </table:table-cell>
          <table:table-cell table:formula="of:=SUMPRODUCT(([.$E$3:.$E$56]);[.$D$3:.$D$56]=12)" office:value-type="float" office:value="182481646">
            <text:p>182481646</text:p>
          </table:table-cell>
          <table:table-cell table:number-columns-repeated="3"/>
          <table:table-cell table:formula="of:=([.L147])/[.M147]*100" office:value-type="float" office:value="155.967163090753">
            <text:p>155,9671630908</text:p>
          </table:table-cell>
          <table:table-cell table:formula="of:=SUMPRODUCT(([.$W$3:.$W$56]-[.$K$3:.$K$56]);[.$D$3:.$D$56]=12)" office:value-type="float" office:value="207010705">
            <text:p>207010705</text:p>
          </table:table-cell>
          <table:table-cell table:formula="of:=SUMPRODUCT(([.$K$3:.$K$56]);[.$D$3:.$D$56]=12)" office:value-type="float" office:value="132727108">
            <text:p>132727108</text:p>
          </table:table-cell>
          <table:table-cell table:number-columns-repeated="3"/>
          <table:table-cell table:formula="of:=([.R147])/[.S147]*100" office:value-type="float" office:value="163.597265693408">
            <text:p>163,5972656934</text:p>
          </table:table-cell>
          <table:table-cell table:formula="of:=SUMPRODUCT(([.$W$3:.$W$56]-[.$Q$3:.$Q$56]);[.$D$3:.$D$56]=12)" office:value-type="float" office:value="210852632">
            <text:p>210852632</text:p>
          </table:table-cell>
          <table:table-cell table:formula="of:=SUMPRODUCT(([.$Q$3:.$Q$56]);[.$D$3:.$D$56]=12)" office:value-type="float" office:value="128885181">
            <text:p>128885181</text:p>
          </table:table-cell>
          <table:table-cell table:number-columns-repeated="11"/>
        </table:table-row>
        <table:table-row table:style-name="ro2" table:number-rows-repeated="1048428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M2" table:style-name="ta1" table:print="false">
        <office:forms form:automatic-focus="false" form:apply-design-mode="false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ce1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7" table:default-cell-style-name="ce1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7" table:default-cell-style-name="Default"/>
        <table:table-column table:style-name="co16" table:default-cell-style-name="Default"/>
        <table:table-column table:style-name="co5" table:number-columns-repeated="6" table:default-cell-style-name="Default"/>
        <table:table-row table:style-name="ro5">
          <table:table-cell table:style-name="ce1" office:value-type="string">
            <text:p>M2Mp05</text:p>
          </table:table-cell>
          <table:table-cell table:style-name="ce1" table:number-columns-repeated="3"/>
          <table:table-cell table:style-name="ce15"/>
          <table:table-cell table:style-name="ce1"/>
          <table:table-cell table:style-name="ce20"/>
          <table:table-cell table:style-name="ce1" table:number-columns-repeated="2"/>
          <table:table-cell table:style-name="ce9"/>
          <table:table-cell table:style-name="ce15" office:value-type="string">
            <text:p>M2Mp1</text:p>
          </table:table-cell>
          <table:table-cell table:style-name="ce1"/>
          <table:table-cell table:style-name="ce20"/>
          <table:table-cell table:style-name="ce1" table:number-columns-repeated="2"/>
          <table:table-cell table:style-name="ce9"/>
          <table:table-cell table:style-name="ce24" office:value-type="string">
            <text:p>M2Mp2</text:p>
          </table:table-cell>
          <table:table-cell table:style-name="ce9"/>
          <table:table-cell table:style-name="ce25"/>
          <table:table-cell table:style-name="ce26" table:number-columns-repeated="3"/>
          <table:table-cell table:style-name="ce1" office:value-type="string">
            <text:p>Max</text:p>
          </table:table-cell>
          <table:table-cell table:style-name="ce1" office:value-type="string">
            <text:p>Tolerance</text:p>
          </table:table-cell>
          <table:table-cell table:number-columns-repeated="6"/>
        </table:table-row>
        <table:table-row table:style-name="ro5">
          <table:table-cell table:style-name="ce1" office:value-type="string">
            <text:p>Instance</text:p>
          </table:table-cell>
          <table:table-cell table:style-name="ce1" office:value-type="string">
            <text:p>S</text:p>
          </table:table-cell>
          <table:table-cell table:style-name="ce1" office:value-type="string">
            <text:p>U</text:p>
          </table:table-cell>
          <table:table-cell table:style-name="ce1" office:value-type="string">
            <text:p>T</text:p>
          </table:table-cell>
          <table:table-cell table:style-name="ce15" office:value-type="string">
            <text:p>Borne Inf/opti</text:p>
          </table:table-cell>
          <table:table-cell table:style-name="ce1" office:value-type="string">
            <text:p>Obj U</text:p>
          </table:table-cell>
          <table:table-cell table:style-name="ce21" office:value-type="string">
            <text:p>Obj 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9"/>
          <table:table-cell table:style-name="ce15" office:value-type="string">
            <text:p>Borne Inf/opti</text:p>
          </table:table-cell>
          <table:table-cell table:style-name="ce1" office:value-type="string">
            <text:p>Obj U</text:p>
          </table:table-cell>
          <table:table-cell table:style-name="ce21" office:value-type="string">
            <text:p>Obj 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9"/>
          <table:table-cell table:style-name="ce15" office:value-type="string">
            <text:p>Borne Inf/opti</text:p>
          </table:table-cell>
          <table:table-cell table:style-name="ce1" office:value-type="string">
            <text:p>Obj U</text:p>
          </table:table-cell>
          <table:table-cell table:style-name="ce21" office:value-type="string">
            <text:p>Obj 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>
            <text:p>8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479176">
            <text:p>5479176</text:p>
          </table:table-cell>
          <table:table-cell office:value-type="float" office:value="8455000">
            <text:p>8455000</text:p>
          </table:table-cell>
          <table:table-cell table:style-name="ce22" office:value-type="float" office:value="725824">
            <text:p>725824</text:p>
          </table:table-cell>
          <table:table-cell office:value-type="string">
            <text:p><text:s/></text:p>
          </table:table-cell>
          <table:table-cell office:value-type="float" office:value="7.72">
            <text:p>7,72</text:p>
          </table:table-cell>
          <table:table-cell/>
          <table:table-cell office:value-type="float" office:value="5479176">
            <text:p>5479176</text:p>
          </table:table-cell>
          <table:table-cell office:value-type="float" office:value="8455000">
            <text:p>8455000</text:p>
          </table:table-cell>
          <table:table-cell table:style-name="ce22" office:value-type="float" office:value="725824">
            <text:p>725824</text:p>
          </table:table-cell>
          <table:table-cell office:value-type="string">
            <text:p><text:s/></text:p>
          </table:table-cell>
          <table:table-cell office:value-type="float" office:value="12.95">
            <text:p>12,95</text:p>
          </table:table-cell>
          <table:table-cell/>
          <table:table-cell office:value-type="float" office:value="5479176">
            <text:p>5479176</text:p>
          </table:table-cell>
          <table:table-cell office:value-type="float" office:value="8455000">
            <text:p>8455000</text:p>
          </table:table-cell>
          <table:table-cell table:style-name="ce22" office:value-type="float" office:value="725824">
            <text:p>725824</text:p>
          </table:table-cell>
          <table:table-cell office:value-type="string">
            <text:p><text:s/></text:p>
          </table:table-cell>
          <table:table-cell office:value-type="float" office:value="23.35">
            <text:p>23,35</text:p>
          </table:table-cell>
          <table:table-cell/>
          <table:table-cell table:style-name="ce1" table:formula="of:=MAXA([.Q3];[.K3];[.E3];[M5.E3];[M5.K3];[M5.Q3];[M1.E3];[M1.K3];[M1.Q3])" office:value-type="float" office:value="5479176">
            <text:p>5479176</text:p>
          </table:table-cell>
          <table:table-cell table:style-name="ce1" table:formula="of:=[.W3]-1" office:value-type="float" office:value="5479175">
            <text:p>5479175</text:p>
          </table:table-cell>
          <table:table-cell table:formula="of:=AND([.E3]&gt;[.X3];[.E3]&gt;0;NOT([.E3]=&quot;infeasible&quot;))" office:value-type="boolean" office:boolean-value="true">
            <text:p>VRAI</text:p>
          </table:table-cell>
          <table:table-cell table:formula="of:=AND([.K3]&gt;[.X3];[.K3]&gt;0;NOT([.K3]=&quot;infeasible&quot;))" office:value-type="boolean" office:boolean-value="true">
            <text:p>VRAI</text:p>
          </table:table-cell>
          <table:table-cell table:formula="of:=AND([.Q3]&gt;[.X3];[.Q3]&gt;0;NOT([.Q3]=&quot;infeasible&quot;))" office:value-type="boolean" office:boolean-value="true">
            <text:p>VRAI</text:p>
          </table:table-cell>
          <table:table-cell table:formula="of:=[.E3]+([.H3]*[.E3])&lt;[.X3]" office:value-type="boolean" office:boolean-value="false">
            <text:p>FAUX</text:p>
          </table:table-cell>
          <table:table-cell table:style-name="ce1" table:formula="of:=[.K3]+([.N3]*[.K3])&lt;[.X3]" office:value-type="boolean" office:boolean-value="false">
            <text:p>FAUX</text:p>
          </table:table-cell>
          <table:table-cell table:style-name="ce1" table:formula="of:=[.Q3]+([.Q3]*[.T3])&lt;[.X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4363283">
            <text:p>4363283</text:p>
          </table:table-cell>
          <table:table-cell office:value-type="float" office:value="7303337">
            <text:p>7303337</text:p>
          </table:table-cell>
          <table:table-cell table:style-name="ce22" office:value-type="float" office:value="750050">
            <text:p>750050</text:p>
          </table:table-cell>
          <table:table-cell/>
          <table:table-cell office:value-type="float" office:value="111.27">
            <text:p>111,27</text:p>
          </table:table-cell>
          <table:table-cell/>
          <table:table-cell office:value-type="float" office:value="4363283">
            <text:p>4363283</text:p>
          </table:table-cell>
          <table:table-cell office:value-type="float" office:value="7303337">
            <text:p>7303337</text:p>
          </table:table-cell>
          <table:table-cell table:style-name="ce22" office:value-type="float" office:value="750050">
            <text:p>750050</text:p>
          </table:table-cell>
          <table:table-cell office:value-type="string">
            <text:p><text:s/></text:p>
          </table:table-cell>
          <table:table-cell office:value-type="float" office:value="50.12">
            <text:p>50,12</text:p>
          </table:table-cell>
          <table:table-cell/>
          <table:table-cell office:value-type="float" office:value="4363283">
            <text:p>4363283</text:p>
          </table:table-cell>
          <table:table-cell office:value-type="float" office:value="7303337">
            <text:p>7303337</text:p>
          </table:table-cell>
          <table:table-cell table:style-name="ce22" office:value-type="float" office:value="750050">
            <text:p>750050</text:p>
          </table:table-cell>
          <table:table-cell office:value-type="string">
            <text:p><text:s/></text:p>
          </table:table-cell>
          <table:table-cell office:value-type="float" office:value="95.35">
            <text:p>95,35</text:p>
          </table:table-cell>
          <table:table-cell/>
          <table:table-cell table:style-name="ce1" table:formula="of:=MAXA([.Q4];[.K4];[.E4];[M5.E4];[M5.K4];[M5.Q4];[M1.E4];[M1.K4];[M1.Q4])" office:value-type="float" office:value="4372283">
            <text:p>4372283</text:p>
          </table:table-cell>
          <table:table-cell table:style-name="ce1" table:formula="of:=[.W4]-1" office:value-type="float" office:value="4372282">
            <text:p>4372282</text:p>
          </table:table-cell>
          <table:table-cell table:formula="of:=AND([.E4]&gt;[.X4];[.E4]&gt;0;NOT([.E4]=&quot;infeasible&quot;))" office:value-type="boolean" office:boolean-value="false">
            <text:p>FAUX</text:p>
          </table:table-cell>
          <table:table-cell table:formula="of:=AND([.K4]&gt;[.X4];[.K4]&gt;0;NOT([.K4]=&quot;infeasible&quot;))" office:value-type="boolean" office:boolean-value="false">
            <text:p>FAUX</text:p>
          </table:table-cell>
          <table:table-cell table:formula="of:=AND([.Q4]&gt;[.X4];[.Q4]&gt;0;NOT([.Q4]=&quot;infeasible&quot;))" office:value-type="boolean" office:boolean-value="false">
            <text:p>FAUX</text:p>
          </table:table-cell>
          <table:table-cell table:formula="of:=[.E4]+([.H4]*[.E4])&lt;[.X4]" office:value-type="boolean" office:boolean-value="true">
            <text:p>VRAI</text:p>
          </table:table-cell>
          <table:table-cell table:style-name="ce1" table:formula="of:=[.K4]+([.N4]*[.K4])&lt;[.X4]" office:value-type="boolean" office:boolean-value="true">
            <text:p>VRAI</text:p>
          </table:table-cell>
          <table:table-cell table:style-name="ce1" table:formula="of:=[.Q4]+([.Q4]*[.T4])&lt;[.X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177789">
            <text:p>5177789</text:p>
          </table:table-cell>
          <table:table-cell table:style-name="ConditionalStyle_5f_36" office:value-type="float" office:value="9646291">
            <text:p>9646291</text:p>
          </table:table-cell>
          <table:table-cell table:style-name="ce22" office:value-type="float" office:value="1888544">
            <text:p>1888544</text:p>
          </table:table-cell>
          <table:table-cell office:value-type="string">
            <text:p><text:s/></text:p>
          </table:table-cell>
          <table:table-cell office:value-type="float" office:value="115.62">
            <text:p>115,62</text:p>
          </table:table-cell>
          <table:table-cell/>
          <table:table-cell office:value-type="float" office:value="5177789">
            <text:p>5177789</text:p>
          </table:table-cell>
          <table:table-cell office:value-type="float" office:value="9646290">
            <text:p>9646290</text:p>
          </table:table-cell>
          <table:table-cell table:style-name="ce22" office:value-type="float" office:value="1888544">
            <text:p>1888544</text:p>
          </table:table-cell>
          <table:table-cell office:value-type="string">
            <text:p><text:s/></text:p>
          </table:table-cell>
          <table:table-cell office:value-type="float" office:value="60.06">
            <text:p>60,06</text:p>
          </table:table-cell>
          <table:table-cell/>
          <table:table-cell office:value-type="float" office:value="5177789">
            <text:p>5177789</text:p>
          </table:table-cell>
          <table:table-cell office:value-type="float" office:value="9646290">
            <text:p>9646290</text:p>
          </table:table-cell>
          <table:table-cell table:style-name="ce22" office:value-type="float" office:value="1888544">
            <text:p>1888544</text:p>
          </table:table-cell>
          <table:table-cell office:value-type="string">
            <text:p><text:s/></text:p>
          </table:table-cell>
          <table:table-cell office:value-type="float" office:value="139.91">
            <text:p>139,91</text:p>
          </table:table-cell>
          <table:table-cell/>
          <table:table-cell table:style-name="ce1" table:formula="of:=MAXA([.Q5];[.K5];[.E5];[M5.E5];[M5.K5];[M5.Q5];[M1.E5];[M1.K5];[M1.Q5])" office:value-type="float" office:value="5183685">
            <text:p>5183685</text:p>
          </table:table-cell>
          <table:table-cell table:style-name="ce1" table:formula="of:=[.W5]-1" office:value-type="float" office:value="5183684">
            <text:p>5183684</text:p>
          </table:table-cell>
          <table:table-cell table:formula="of:=AND([.E5]&gt;[.X5];[.E5]&gt;0;NOT([.E5]=&quot;infeasible&quot;))" office:value-type="boolean" office:boolean-value="false">
            <text:p>FAUX</text:p>
          </table:table-cell>
          <table:table-cell table:formula="of:=AND([.K5]&gt;[.X5];[.K5]&gt;0;NOT([.K5]=&quot;infeasible&quot;))" office:value-type="boolean" office:boolean-value="false">
            <text:p>FAUX</text:p>
          </table:table-cell>
          <table:table-cell table:formula="of:=AND([.Q5]&gt;[.X5];[.Q5]&gt;0;NOT([.Q5]=&quot;infeasible&quot;))" office:value-type="boolean" office:boolean-value="false">
            <text:p>FAUX</text:p>
          </table:table-cell>
          <table:table-cell table:formula="of:=[.E5]+([.H5]*[.E5])&lt;[.X5]" office:value-type="boolean" office:boolean-value="true">
            <text:p>VRAI</text:p>
          </table:table-cell>
          <table:table-cell table:style-name="ce1" table:formula="of:=[.K5]+([.N5]*[.K5])&lt;[.X5]" office:value-type="boolean" office:boolean-value="true">
            <text:p>VRAI</text:p>
          </table:table-cell>
          <table:table-cell table:style-name="ce1" table:formula="of:=[.Q5]+([.Q5]*[.T5])&lt;[.X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2103156">
            <text:p>12103156</text:p>
          </table:table-cell>
          <table:table-cell office:value-type="float" office:value="16902720">
            <text:p>16902720</text:p>
          </table:table-cell>
          <table:table-cell table:style-name="ce22" office:value-type="float" office:value="1579510">
            <text:p>1579510</text:p>
          </table:table-cell>
          <table:table-cell office:value-type="string">
            <text:p><text:s/></text:p>
          </table:table-cell>
          <table:table-cell office:value-type="float" office:value="116.59">
            <text:p>116,59</text:p>
          </table:table-cell>
          <table:table-cell/>
          <table:table-cell office:value-type="float" office:value="12103156">
            <text:p>12103156</text:p>
          </table:table-cell>
          <table:table-cell office:value-type="float" office:value="16902720">
            <text:p>16902720</text:p>
          </table:table-cell>
          <table:table-cell table:style-name="ce22" office:value-type="float" office:value="1579510">
            <text:p>1579510</text:p>
          </table:table-cell>
          <table:table-cell office:value-type="string">
            <text:p><text:s/></text:p>
          </table:table-cell>
          <table:table-cell office:value-type="float" office:value="42.64">
            <text:p>42,64</text:p>
          </table:table-cell>
          <table:table-cell/>
          <table:table-cell office:value-type="float" office:value="12103156">
            <text:p>12103156</text:p>
          </table:table-cell>
          <table:table-cell office:value-type="float" office:value="16902700">
            <text:p>16902700</text:p>
          </table:table-cell>
          <table:table-cell table:style-name="ce22" office:value-type="float" office:value="1579510">
            <text:p>1579510</text:p>
          </table:table-cell>
          <table:table-cell office:value-type="string">
            <text:p><text:s/></text:p>
          </table:table-cell>
          <table:table-cell office:value-type="float" office:value="107.84">
            <text:p>107,84</text:p>
          </table:table-cell>
          <table:table-cell/>
          <table:table-cell table:style-name="ce1" table:formula="of:=MAXA([.Q6];[.K6];[.E6];[M5.E6];[M5.K6];[M5.Q6];[M1.E6];[M1.K6];[M1.Q6])" office:value-type="float" office:value="12303994">
            <text:p>12303994</text:p>
          </table:table-cell>
          <table:table-cell table:style-name="ce1" table:formula="of:=[.W6]-1" office:value-type="float" office:value="12303993">
            <text:p>12303993</text:p>
          </table:table-cell>
          <table:table-cell table:formula="of:=AND([.E6]&gt;[.X6];[.E6]&gt;0;NOT([.E6]=&quot;infeasible&quot;))" office:value-type="boolean" office:boolean-value="false">
            <text:p>FAUX</text:p>
          </table:table-cell>
          <table:table-cell table:formula="of:=AND([.K6]&gt;[.X6];[.K6]&gt;0;NOT([.K6]=&quot;infeasible&quot;))" office:value-type="boolean" office:boolean-value="false">
            <text:p>FAUX</text:p>
          </table:table-cell>
          <table:table-cell table:formula="of:=AND([.Q6]&gt;[.X6];[.Q6]&gt;0;NOT([.Q6]=&quot;infeasible&quot;))" office:value-type="boolean" office:boolean-value="false">
            <text:p>FAUX</text:p>
          </table:table-cell>
          <table:table-cell table:formula="of:=[.E6]+([.H6]*[.E6])&lt;[.X6]" office:value-type="boolean" office:boolean-value="true">
            <text:p>VRAI</text:p>
          </table:table-cell>
          <table:table-cell table:style-name="ce1" table:formula="of:=[.K6]+([.N6]*[.K6])&lt;[.X6]" office:value-type="boolean" office:boolean-value="true">
            <text:p>VRAI</text:p>
          </table:table-cell>
          <table:table-cell table:style-name="ce1" table:formula="of:=[.Q6]+([.Q6]*[.T6])&lt;[.X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9969812">
            <text:p>9969812</text:p>
          </table:table-cell>
          <table:table-cell office:value-type="float" office:value="17997760">
            <text:p>17997760</text:p>
          </table:table-cell>
          <table:table-cell table:style-name="ce22" office:value-type="float" office:value="3667976">
            <text:p>3667976</text:p>
          </table:table-cell>
          <table:table-cell office:value-type="string">
            <text:p><text:s/></text:p>
          </table:table-cell>
          <table:table-cell office:value-type="float" office:value="203.85">
            <text:p>203,85</text:p>
          </table:table-cell>
          <table:table-cell/>
          <table:table-cell office:value-type="float" office:value="10016468">
            <text:p>10016468</text:p>
          </table:table-cell>
          <table:table-cell office:value-type="float" office:value="17996760">
            <text:p>17996760</text:p>
          </table:table-cell>
          <table:table-cell table:style-name="ce22" office:value-type="float" office:value="3630326">
            <text:p>3630326</text:p>
          </table:table-cell>
          <table:table-cell office:value-type="string">
            <text:p><text:s/></text:p>
          </table:table-cell>
          <table:table-cell office:value-type="float" office:value="122.05">
            <text:p>122,05</text:p>
          </table:table-cell>
          <table:table-cell/>
          <table:table-cell office:value-type="float" office:value="10016468">
            <text:p>10016468</text:p>
          </table:table-cell>
          <table:table-cell office:value-type="float" office:value="17996760">
            <text:p>17996760</text:p>
          </table:table-cell>
          <table:table-cell table:style-name="ce22" office:value-type="float" office:value="3630326">
            <text:p>3630326</text:p>
          </table:table-cell>
          <table:table-cell office:value-type="string">
            <text:p><text:s/></text:p>
          </table:table-cell>
          <table:table-cell office:value-type="float" office:value="236.33">
            <text:p>236,33</text:p>
          </table:table-cell>
          <table:table-cell/>
          <table:table-cell table:style-name="ce1" table:formula="of:=MAXA([.Q7];[.K7];[.E7];[M5.E7];[M5.K7];[M5.Q7];[M1.E7];[M1.K7];[M1.Q7])" office:value-type="float" office:value="10019668">
            <text:p>10019668</text:p>
          </table:table-cell>
          <table:table-cell table:style-name="ce1" table:formula="of:=[.W7]-1" office:value-type="float" office:value="10019667">
            <text:p>10019667</text:p>
          </table:table-cell>
          <table:table-cell table:formula="of:=AND([.E7]&gt;[.X7];[.E7]&gt;0;NOT([.E7]=&quot;infeasible&quot;))" office:value-type="boolean" office:boolean-value="false">
            <text:p>FAUX</text:p>
          </table:table-cell>
          <table:table-cell table:formula="of:=AND([.K7]&gt;[.X7];[.K7]&gt;0;NOT([.K7]=&quot;infeasible&quot;))" office:value-type="boolean" office:boolean-value="false">
            <text:p>FAUX</text:p>
          </table:table-cell>
          <table:table-cell table:formula="of:=AND([.Q7]&gt;[.X7];[.Q7]&gt;0;NOT([.Q7]=&quot;infeasible&quot;))" office:value-type="boolean" office:boolean-value="false">
            <text:p>FAUX</text:p>
          </table:table-cell>
          <table:table-cell table:formula="of:=[.E7]+([.H7]*[.E7])&lt;[.X7]" office:value-type="boolean" office:boolean-value="true">
            <text:p>VRAI</text:p>
          </table:table-cell>
          <table:table-cell table:style-name="ce1" table:formula="of:=[.K7]+([.N7]*[.K7])&lt;[.X7]" office:value-type="boolean" office:boolean-value="true">
            <text:p>VRAI</text:p>
          </table:table-cell>
          <table:table-cell table:style-name="ce1" table:formula="of:=[.Q7]+([.Q7]*[.T7])&lt;[.X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9059506">
            <text:p>9059506</text:p>
          </table:table-cell>
          <table:table-cell office:value-type="float" office:value="12850000">
            <text:p>12850000</text:p>
          </table:table-cell>
          <table:table-cell table:style-name="ce22" office:value-type="float" office:value="1460492">
            <text:p>1460492</text:p>
          </table:table-cell>
          <table:table-cell office:value-type="string">
            <text:p><text:s/></text:p>
          </table:table-cell>
          <table:table-cell office:value-type="float" office:value="321.16">
            <text:p>321,16</text:p>
          </table:table-cell>
          <table:table-cell/>
          <table:table-cell office:value-type="float" office:value="9059506">
            <text:p>9059506</text:p>
          </table:table-cell>
          <table:table-cell office:value-type="float" office:value="12850000">
            <text:p>12850000</text:p>
          </table:table-cell>
          <table:table-cell table:style-name="ce22" office:value-type="float" office:value="1460492">
            <text:p>1460492</text:p>
          </table:table-cell>
          <table:table-cell office:value-type="string">
            <text:p><text:s/></text:p>
          </table:table-cell>
          <table:table-cell office:value-type="float" office:value="299.41">
            <text:p>299,41</text:p>
          </table:table-cell>
          <table:table-cell/>
          <table:table-cell office:value-type="float" office:value="9059506">
            <text:p>9059506</text:p>
          </table:table-cell>
          <table:table-cell office:value-type="float" office:value="12850000">
            <text:p>12850000</text:p>
          </table:table-cell>
          <table:table-cell table:style-name="ce22" office:value-type="float" office:value="1460492">
            <text:p>1460492</text:p>
          </table:table-cell>
          <table:table-cell office:value-type="string">
            <text:p><text:s/></text:p>
          </table:table-cell>
          <table:table-cell office:value-type="float" office:value="301.96">
            <text:p>301,96</text:p>
          </table:table-cell>
          <table:table-cell/>
          <table:table-cell table:style-name="ce1" table:formula="of:=MAXA([.Q8];[.K8];[.E8];[M5.E8];[M5.K8];[M5.Q8];[M1.E8];[M1.K8];[M1.Q8])" office:value-type="float" office:value="9059506">
            <text:p>9059506</text:p>
          </table:table-cell>
          <table:table-cell table:style-name="ce1" table:formula="of:=[.W8]-1" office:value-type="float" office:value="9059505">
            <text:p>9059505</text:p>
          </table:table-cell>
          <table:table-cell table:formula="of:=AND([.E8]&gt;[.X8];[.E8]&gt;0;NOT([.E8]=&quot;infeasible&quot;))" office:value-type="boolean" office:boolean-value="true">
            <text:p>VRAI</text:p>
          </table:table-cell>
          <table:table-cell table:formula="of:=AND([.K8]&gt;[.X8];[.K8]&gt;0;NOT([.K8]=&quot;infeasible&quot;))" office:value-type="boolean" office:boolean-value="true">
            <text:p>VRAI</text:p>
          </table:table-cell>
          <table:table-cell table:formula="of:=AND([.Q8]&gt;[.X8];[.Q8]&gt;0;NOT([.Q8]=&quot;infeasible&quot;))" office:value-type="boolean" office:boolean-value="true">
            <text:p>VRAI</text:p>
          </table:table-cell>
          <table:table-cell table:formula="of:=[.E8]+([.H8]*[.E8])&lt;[.X8]" office:value-type="boolean" office:boolean-value="false">
            <text:p>FAUX</text:p>
          </table:table-cell>
          <table:table-cell table:style-name="ce1" table:formula="of:=[.K8]+([.N8]*[.K8])&lt;[.X8]" office:value-type="boolean" office:boolean-value="false">
            <text:p>FAUX</text:p>
          </table:table-cell>
          <table:table-cell table:style-name="ce1" table:formula="of:=[.Q8]+([.Q8]*[.T8])&lt;[.X8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1090534">
            <text:p>11090534</text:p>
          </table:table-cell>
          <table:table-cell office:value-type="float" office:value="17253000">
            <text:p>17253000</text:p>
          </table:table-cell>
          <table:table-cell table:style-name="ce22" office:value-type="float" office:value="3272462">
            <text:p>3272462</text:p>
          </table:table-cell>
          <table:table-cell office:value-type="string">
            <text:p><text:s/></text:p>
          </table:table-cell>
          <table:table-cell office:value-type="float" office:value="117.87">
            <text:p>117,87</text:p>
          </table:table-cell>
          <table:table-cell/>
          <table:table-cell office:value-type="float" office:value="11090534">
            <text:p>11090534</text:p>
          </table:table-cell>
          <table:table-cell office:value-type="float" office:value="17253000">
            <text:p>17253000</text:p>
          </table:table-cell>
          <table:table-cell table:style-name="ce22" office:value-type="float" office:value="3272462">
            <text:p>3272462</text:p>
          </table:table-cell>
          <table:table-cell office:value-type="string">
            <text:p><text:s/></text:p>
          </table:table-cell>
          <table:table-cell office:value-type="float" office:value="166.96">
            <text:p>166,96</text:p>
          </table:table-cell>
          <table:table-cell/>
          <table:table-cell office:value-type="float" office:value="11090534">
            <text:p>11090534</text:p>
          </table:table-cell>
          <table:table-cell office:value-type="float" office:value="17253000">
            <text:p>17253000</text:p>
          </table:table-cell>
          <table:table-cell table:style-name="ce22" office:value-type="float" office:value="3272462">
            <text:p>3272462</text:p>
          </table:table-cell>
          <table:table-cell office:value-type="string">
            <text:p><text:s/></text:p>
          </table:table-cell>
          <table:table-cell office:value-type="float" office:value="172.5">
            <text:p>172,5</text:p>
          </table:table-cell>
          <table:table-cell/>
          <table:table-cell table:style-name="ce1" table:formula="of:=MAXA([.Q9];[.K9];[.E9];[M5.E9];[M5.K9];[M5.Q9];[M1.E9];[M1.K9];[M1.Q9])" office:value-type="float" office:value="11090534">
            <text:p>11090534</text:p>
          </table:table-cell>
          <table:table-cell table:style-name="ce1" table:formula="of:=[.W9]-1" office:value-type="float" office:value="11090533">
            <text:p>11090533</text:p>
          </table:table-cell>
          <table:table-cell table:formula="of:=AND([.E9]&gt;[.X9];[.E9]&gt;0;NOT([.E9]=&quot;infeasible&quot;))" office:value-type="boolean" office:boolean-value="true">
            <text:p>VRAI</text:p>
          </table:table-cell>
          <table:table-cell table:formula="of:=AND([.K9]&gt;[.X9];[.K9]&gt;0;NOT([.K9]=&quot;infeasible&quot;))" office:value-type="boolean" office:boolean-value="true">
            <text:p>VRAI</text:p>
          </table:table-cell>
          <table:table-cell table:formula="of:=AND([.Q9]&gt;[.X9];[.Q9]&gt;0;NOT([.Q9]=&quot;infeasible&quot;))" office:value-type="boolean" office:boolean-value="true">
            <text:p>VRAI</text:p>
          </table:table-cell>
          <table:table-cell table:formula="of:=[.E9]+([.H9]*[.E9])&lt;[.X9]" office:value-type="boolean" office:boolean-value="false">
            <text:p>FAUX</text:p>
          </table:table-cell>
          <table:table-cell table:style-name="ce1" table:formula="of:=[.K9]+([.N9]*[.K9])&lt;[.X9]" office:value-type="boolean" office:boolean-value="false">
            <text:p>FAUX</text:p>
          </table:table-cell>
          <table:table-cell table:style-name="ce1" table:formula="of:=[.Q9]+([.Q9]*[.T9])&lt;[.X9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3082224">
            <text:p>13082224</text:p>
          </table:table-cell>
          <table:table-cell office:value-type="float" office:value="19260500">
            <text:p>19260500</text:p>
          </table:table-cell>
          <table:table-cell table:style-name="ce22" office:value-type="float" office:value="2888276">
            <text:p>2888276</text:p>
          </table:table-cell>
          <table:table-cell office:value-type="string">
            <text:p><text:s/></text:p>
          </table:table-cell>
          <table:table-cell office:value-type="float" office:value="77.71">
            <text:p>77,71</text:p>
          </table:table-cell>
          <table:table-cell/>
          <table:table-cell office:value-type="float" office:value="13082224">
            <text:p>13082224</text:p>
          </table:table-cell>
          <table:table-cell office:value-type="float" office:value="19260500">
            <text:p>19260500</text:p>
          </table:table-cell>
          <table:table-cell table:style-name="ce22" office:value-type="float" office:value="2888276">
            <text:p>2888276</text:p>
          </table:table-cell>
          <table:table-cell office:value-type="string">
            <text:p><text:s/></text:p>
          </table:table-cell>
          <table:table-cell office:value-type="float" office:value="89.43">
            <text:p>89,43</text:p>
          </table:table-cell>
          <table:table-cell/>
          <table:table-cell office:value-type="float" office:value="13082224">
            <text:p>13082224</text:p>
          </table:table-cell>
          <table:table-cell office:value-type="float" office:value="19260500">
            <text:p>19260500</text:p>
          </table:table-cell>
          <table:table-cell table:style-name="ce22" office:value-type="float" office:value="2888276">
            <text:p>2888276</text:p>
          </table:table-cell>
          <table:table-cell office:value-type="string">
            <text:p><text:s/></text:p>
          </table:table-cell>
          <table:table-cell office:value-type="float" office:value="157.95">
            <text:p>157,95</text:p>
          </table:table-cell>
          <table:table-cell/>
          <table:table-cell table:style-name="ce1" table:formula="of:=MAXA([.Q10];[.K10];[.E10];[M5.E10];[M5.K10];[M5.Q10];[M1.E10];[M1.K10];[M1.Q10])" office:value-type="float" office:value="13082224">
            <text:p>13082224</text:p>
          </table:table-cell>
          <table:table-cell table:style-name="ce1" table:formula="of:=[.W10]-1" office:value-type="float" office:value="13082223">
            <text:p>13082223</text:p>
          </table:table-cell>
          <table:table-cell table:formula="of:=AND([.E10]&gt;[.X10];[.E10]&gt;0;NOT([.E10]=&quot;infeasible&quot;))" office:value-type="boolean" office:boolean-value="true">
            <text:p>VRAI</text:p>
          </table:table-cell>
          <table:table-cell table:formula="of:=AND([.K10]&gt;[.X10];[.K10]&gt;0;NOT([.K10]=&quot;infeasible&quot;))" office:value-type="boolean" office:boolean-value="true">
            <text:p>VRAI</text:p>
          </table:table-cell>
          <table:table-cell table:formula="of:=AND([.Q10]&gt;[.X10];[.Q10]&gt;0;NOT([.Q10]=&quot;infeasible&quot;))" office:value-type="boolean" office:boolean-value="true">
            <text:p>VRAI</text:p>
          </table:table-cell>
          <table:table-cell table:formula="of:=[.E10]+([.H10]*[.E10])&lt;[.X10]" office:value-type="boolean" office:boolean-value="false">
            <text:p>FAUX</text:p>
          </table:table-cell>
          <table:table-cell table:style-name="ce1" table:formula="of:=[.K10]+([.N10]*[.K10])&lt;[.X10]" office:value-type="boolean" office:boolean-value="false">
            <text:p>FAUX</text:p>
          </table:table-cell>
          <table:table-cell table:style-name="ce1" table:formula="of:=[.Q10]+([.Q10]*[.T10])&lt;[.X10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3457138">
            <text:p>13457138</text:p>
          </table:table-cell>
          <table:table-cell office:value-type="float" office:value="21053320">
            <text:p>21053320</text:p>
          </table:table-cell>
          <table:table-cell table:style-name="ce22" office:value-type="float" office:value="3426156">
            <text:p>3426156</text:p>
          </table:table-cell>
          <table:table-cell office:value-type="string">
            <text:p><text:s/></text:p>
          </table:table-cell>
          <table:table-cell office:value-type="float" office:value="274.69">
            <text:p>274,69</text:p>
          </table:table-cell>
          <table:table-cell/>
          <table:table-cell office:value-type="float" office:value="13762944">
            <text:p>13762944</text:p>
          </table:table-cell>
          <table:table-cell office:value-type="float" office:value="21228135">
            <text:p>21228135</text:p>
          </table:table-cell>
          <table:table-cell table:style-name="ce22" office:value-type="float" office:value="3465216">
            <text:p>3465216</text:p>
          </table:table-cell>
          <table:table-cell office:value-type="string">
            <text:p><text:s/></text:p>
          </table:table-cell>
          <table:table-cell office:value-type="float" office:value="167.21">
            <text:p>167,21</text:p>
          </table:table-cell>
          <table:table-cell/>
          <table:table-cell office:value-type="float" office:value="13762944">
            <text:p>13762944</text:p>
          </table:table-cell>
          <table:table-cell office:value-type="float" office:value="21228125">
            <text:p>21228125</text:p>
          </table:table-cell>
          <table:table-cell table:style-name="ce22" office:value-type="float" office:value="3465216">
            <text:p>3465216</text:p>
          </table:table-cell>
          <table:table-cell office:value-type="string">
            <text:p><text:s/></text:p>
          </table:table-cell>
          <table:table-cell office:value-type="float" office:value="296.57">
            <text:p>296,57</text:p>
          </table:table-cell>
          <table:table-cell/>
          <table:table-cell table:style-name="ce1" table:formula="of:=MAXA([.Q11];[.K11];[.E11];[M5.E11];[M5.K11];[M5.Q11];[M1.E11];[M1.K11];[M1.Q11])" office:value-type="float" office:value="13762944">
            <text:p>13762944</text:p>
          </table:table-cell>
          <table:table-cell table:style-name="ce1" table:formula="of:=[.W11]-1" office:value-type="float" office:value="13762943">
            <text:p>13762943</text:p>
          </table:table-cell>
          <table:table-cell table:formula="of:=AND([.E11]&gt;[.X11];[.E11]&gt;0;NOT([.E11]=&quot;infeasible&quot;))" office:value-type="boolean" office:boolean-value="false">
            <text:p>FAUX</text:p>
          </table:table-cell>
          <table:table-cell table:formula="of:=AND([.K11]&gt;[.X11];[.K11]&gt;0;NOT([.K11]=&quot;infeasible&quot;))" office:value-type="boolean" office:boolean-value="true">
            <text:p>VRAI</text:p>
          </table:table-cell>
          <table:table-cell table:formula="of:=AND([.Q11]&gt;[.X11];[.Q11]&gt;0;NOT([.Q11]=&quot;infeasible&quot;))" office:value-type="boolean" office:boolean-value="true">
            <text:p>VRAI</text:p>
          </table:table-cell>
          <table:table-cell table:formula="of:=[.E11]+([.H11]*[.E11])&lt;[.X11]" office:value-type="boolean" office:boolean-value="true">
            <text:p>VRAI</text:p>
          </table:table-cell>
          <table:table-cell table:style-name="ce1" table:formula="of:=[.K11]+([.N11]*[.K11])&lt;[.X11]" office:value-type="boolean" office:boolean-value="false">
            <text:p>FAUX</text:p>
          </table:table-cell>
          <table:table-cell table:style-name="ce1" table:formula="of:=[.Q11]+([.Q11]*[.T11])&lt;[.X11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041268">
            <text:p>5041268</text:p>
          </table:table-cell>
          <table:table-cell office:value-type="float" office:value="8192000">
            <text:p>8192000</text:p>
          </table:table-cell>
          <table:table-cell table:style-name="ce22" office:value-type="float" office:value="560732">
            <text:p>560732</text:p>
          </table:table-cell>
          <table:table-cell office:value-type="string">
            <text:p><text:s/></text:p>
          </table:table-cell>
          <table:table-cell office:value-type="float" office:value="853.69">
            <text:p>853,69</text:p>
          </table:table-cell>
          <table:table-cell/>
          <table:table-cell office:value-type="float" office:value="5041268">
            <text:p>5041268</text:p>
          </table:table-cell>
          <table:table-cell office:value-type="float" office:value="8192000">
            <text:p>8192000</text:p>
          </table:table-cell>
          <table:table-cell table:style-name="ce22" office:value-type="float" office:value="560732">
            <text:p>560732</text:p>
          </table:table-cell>
          <table:table-cell office:value-type="string">
            <text:p><text:s/></text:p>
          </table:table-cell>
          <table:table-cell office:value-type="float" office:value="911.94">
            <text:p>911,94</text:p>
          </table:table-cell>
          <table:table-cell/>
          <table:table-cell office:value-type="float" office:value="5041268">
            <text:p>5041268</text:p>
          </table:table-cell>
          <table:table-cell office:value-type="float" office:value="8192000">
            <text:p>8192000</text:p>
          </table:table-cell>
          <table:table-cell table:style-name="ce22" office:value-type="float" office:value="560732">
            <text:p>560732</text:p>
          </table:table-cell>
          <table:table-cell office:value-type="string">
            <text:p><text:s/></text:p>
          </table:table-cell>
          <table:table-cell office:value-type="float" office:value="1176.89">
            <text:p>1176,89</text:p>
          </table:table-cell>
          <table:table-cell/>
          <table:table-cell table:style-name="ce1" table:formula="of:=MAXA([.Q12];[.K12];[.E12];[M5.E12];[M5.K12];[M5.Q12];[M1.E12];[M1.K12];[M1.Q12])" office:value-type="float" office:value="5041268">
            <text:p>5041268</text:p>
          </table:table-cell>
          <table:table-cell table:style-name="ce1" table:formula="of:=[.W12]-1" office:value-type="float" office:value="5041267">
            <text:p>5041267</text:p>
          </table:table-cell>
          <table:table-cell table:formula="of:=AND([.E12]&gt;[.X12];[.E12]&gt;0;NOT([.E12]=&quot;infeasible&quot;))" office:value-type="boolean" office:boolean-value="true">
            <text:p>VRAI</text:p>
          </table:table-cell>
          <table:table-cell table:formula="of:=AND([.K12]&gt;[.X12];[.K12]&gt;0;NOT([.K12]=&quot;infeasible&quot;))" office:value-type="boolean" office:boolean-value="true">
            <text:p>VRAI</text:p>
          </table:table-cell>
          <table:table-cell table:formula="of:=AND([.Q12]&gt;[.X12];[.Q12]&gt;0;NOT([.Q12]=&quot;infeasible&quot;))" office:value-type="boolean" office:boolean-value="true">
            <text:p>VRAI</text:p>
          </table:table-cell>
          <table:table-cell table:formula="of:=[.E12]+([.H12]*[.E12])&lt;[.X12]" office:value-type="boolean" office:boolean-value="false">
            <text:p>FAUX</text:p>
          </table:table-cell>
          <table:table-cell table:style-name="ce1" table:formula="of:=[.K12]+([.N12]*[.K12])&lt;[.X12]" office:value-type="boolean" office:boolean-value="false">
            <text:p>FAUX</text:p>
          </table:table-cell>
          <table:table-cell table:style-name="ce1" table:formula="of:=[.Q12]+([.Q12]*[.T12])&lt;[.X1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429520">
            <text:p>5429520</text:p>
          </table:table-cell>
          <table:table-cell office:value-type="float" office:value="8247400">
            <text:p>8247400</text:p>
          </table:table-cell>
          <table:table-cell table:style-name="ce22" office:value-type="float" office:value="507880">
            <text:p>507880</text:p>
          </table:table-cell>
          <table:table-cell office:value-type="string">
            <text:p><text:s/></text:p>
          </table:table-cell>
          <table:table-cell office:value-type="float" office:value="489.54">
            <text:p>489,54</text:p>
          </table:table-cell>
          <table:table-cell/>
          <table:table-cell office:value-type="float" office:value="5429520">
            <text:p>5429520</text:p>
          </table:table-cell>
          <table:table-cell office:value-type="float" office:value="8247400">
            <text:p>8247400</text:p>
          </table:table-cell>
          <table:table-cell table:style-name="ce22" office:value-type="float" office:value="507880">
            <text:p>507880</text:p>
          </table:table-cell>
          <table:table-cell office:value-type="string">
            <text:p><text:s/></text:p>
          </table:table-cell>
          <table:table-cell office:value-type="float" office:value="499.91">
            <text:p>499,91</text:p>
          </table:table-cell>
          <table:table-cell/>
          <table:table-cell office:value-type="float" office:value="5429520">
            <text:p>5429520</text:p>
          </table:table-cell>
          <table:table-cell office:value-type="float" office:value="8247400">
            <text:p>8247400</text:p>
          </table:table-cell>
          <table:table-cell table:style-name="ce22" office:value-type="float" office:value="507880">
            <text:p>507880</text:p>
          </table:table-cell>
          <table:table-cell office:value-type="string">
            <text:p><text:s/></text:p>
          </table:table-cell>
          <table:table-cell office:value-type="float" office:value="458.47">
            <text:p>458,47</text:p>
          </table:table-cell>
          <table:table-cell/>
          <table:table-cell table:style-name="ce1" table:formula="of:=MAXA([.Q13];[.K13];[.E13];[M5.E13];[M5.K13];[M5.Q13];[M1.E13];[M1.K13];[M1.Q13])" office:value-type="float" office:value="5488136">
            <text:p>5488136</text:p>
          </table:table-cell>
          <table:table-cell table:style-name="ce1" table:formula="of:=[.W13]-1" office:value-type="float" office:value="5488135">
            <text:p>5488135</text:p>
          </table:table-cell>
          <table:table-cell table:formula="of:=AND([.E13]&gt;[.X13];[.E13]&gt;0;NOT([.E13]=&quot;infeasible&quot;))" office:value-type="boolean" office:boolean-value="false">
            <text:p>FAUX</text:p>
          </table:table-cell>
          <table:table-cell table:formula="of:=AND([.K13]&gt;[.X13];[.K13]&gt;0;NOT([.K13]=&quot;infeasible&quot;))" office:value-type="boolean" office:boolean-value="false">
            <text:p>FAUX</text:p>
          </table:table-cell>
          <table:table-cell table:formula="of:=AND([.Q13]&gt;[.X13];[.Q13]&gt;0;NOT([.Q13]=&quot;infeasible&quot;))" office:value-type="boolean" office:boolean-value="false">
            <text:p>FAUX</text:p>
          </table:table-cell>
          <table:table-cell table:formula="of:=[.E13]+([.H13]*[.E13])&lt;[.X13]" office:value-type="boolean" office:boolean-value="true">
            <text:p>VRAI</text:p>
          </table:table-cell>
          <table:table-cell table:style-name="ce1" table:formula="of:=[.K13]+([.N13]*[.K13])&lt;[.X13]" office:value-type="boolean" office:boolean-value="true">
            <text:p>VRAI</text:p>
          </table:table-cell>
          <table:table-cell table:style-name="ce1" table:formula="of:=[.Q13]+([.Q13]*[.T13])&lt;[.X1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7080764">
            <text:p>7080764</text:p>
          </table:table-cell>
          <table:table-cell office:value-type="float" office:value="12188460">
            <text:p>12188460</text:p>
          </table:table-cell>
          <table:table-cell table:style-name="ce22" office:value-type="float" office:value="1227736">
            <text:p>1227736</text:p>
          </table:table-cell>
          <table:table-cell office:value-type="string">
            <text:p><text:s/></text:p>
          </table:table-cell>
          <table:table-cell office:value-type="float" office:value="746.56">
            <text:p>746,56</text:p>
          </table:table-cell>
          <table:table-cell/>
          <table:table-cell office:value-type="float" office:value="7080764">
            <text:p>7080764</text:p>
          </table:table-cell>
          <table:table-cell office:value-type="float" office:value="12188460">
            <text:p>12188460</text:p>
          </table:table-cell>
          <table:table-cell table:style-name="ce22" office:value-type="float" office:value="1227736">
            <text:p>1227736</text:p>
          </table:table-cell>
          <table:table-cell office:value-type="string">
            <text:p><text:s/></text:p>
          </table:table-cell>
          <table:table-cell office:value-type="float" office:value="924.22">
            <text:p>924,22</text:p>
          </table:table-cell>
          <table:table-cell/>
          <table:table-cell office:value-type="float" office:value="7080764">
            <text:p>7080764</text:p>
          </table:table-cell>
          <table:table-cell office:value-type="float" office:value="12188460">
            <text:p>12188460</text:p>
          </table:table-cell>
          <table:table-cell table:style-name="ce22" office:value-type="float" office:value="1227736">
            <text:p>1227736</text:p>
          </table:table-cell>
          <table:table-cell office:value-type="string">
            <text:p><text:s/></text:p>
          </table:table-cell>
          <table:table-cell office:value-type="float" office:value="1362.97">
            <text:p>1362,97</text:p>
          </table:table-cell>
          <table:table-cell/>
          <table:table-cell table:style-name="ce1" table:formula="of:=MAXA([.Q14];[.K14];[.E14];[M5.E14];[M5.K14];[M5.Q14];[M1.E14];[M1.K14];[M1.Q14])" office:value-type="float" office:value="7080764">
            <text:p>7080764</text:p>
          </table:table-cell>
          <table:table-cell table:style-name="ce1" table:formula="of:=[.W14]-1" office:value-type="float" office:value="7080763">
            <text:p>7080763</text:p>
          </table:table-cell>
          <table:table-cell table:formula="of:=AND([.E14]&gt;[.X14];[.E14]&gt;0;NOT([.E14]=&quot;infeasible&quot;))" office:value-type="boolean" office:boolean-value="true">
            <text:p>VRAI</text:p>
          </table:table-cell>
          <table:table-cell table:formula="of:=AND([.K14]&gt;[.X14];[.K14]&gt;0;NOT([.K14]=&quot;infeasible&quot;))" office:value-type="boolean" office:boolean-value="true">
            <text:p>VRAI</text:p>
          </table:table-cell>
          <table:table-cell table:formula="of:=AND([.Q14]&gt;[.X14];[.Q14]&gt;0;NOT([.Q14]=&quot;infeasible&quot;))" office:value-type="boolean" office:boolean-value="true">
            <text:p>VRAI</text:p>
          </table:table-cell>
          <table:table-cell table:formula="of:=[.E14]+([.H14]*[.E14])&lt;[.X14]" office:value-type="boolean" office:boolean-value="false">
            <text:p>FAUX</text:p>
          </table:table-cell>
          <table:table-cell table:style-name="ce1" table:formula="of:=[.K14]+([.N14]*[.K14])&lt;[.X14]" office:value-type="boolean" office:boolean-value="false">
            <text:p>FAUX</text:p>
          </table:table-cell>
          <table:table-cell table:style-name="ce1" table:formula="of:=[.Q14]+([.Q14]*[.T14])&lt;[.X1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3895176">
            <text:p>13895176</text:p>
          </table:table-cell>
          <table:table-cell office:value-type="float" office:value="21264075">
            <text:p>21264075</text:p>
          </table:table-cell>
          <table:table-cell table:style-name="ce22" office:value-type="float" office:value="2068828">
            <text:p>2068828</text:p>
          </table:table-cell>
          <table:table-cell office:value-type="string">
            <text:p><text:s/></text:p>
          </table:table-cell>
          <table:table-cell office:value-type="float" office:value="2106.88">
            <text:p>2106,88</text:p>
          </table:table-cell>
          <table:table-cell/>
          <table:table-cell office:value-type="float" office:value="13895176">
            <text:p>13895176</text:p>
          </table:table-cell>
          <table:table-cell office:value-type="float" office:value="21264075">
            <text:p>21264075</text:p>
          </table:table-cell>
          <table:table-cell table:style-name="ce22" office:value-type="float" office:value="2068828">
            <text:p>2068828</text:p>
          </table:table-cell>
          <table:table-cell office:value-type="string">
            <text:p><text:s/></text:p>
          </table:table-cell>
          <table:table-cell office:value-type="float" office:value="3185.73">
            <text:p>3185,73</text:p>
          </table:table-cell>
          <table:table-cell/>
          <table:table-cell office:value-type="float" office:value="13891056">
            <text:p>13891056</text:p>
          </table:table-cell>
          <table:table-cell office:value-type="float" office:value="21264080">
            <text:p>21264080</text:p>
          </table:table-cell>
          <table:table-cell table:style-name="ce22" office:value-type="float" office:value="2072948">
            <text:p>2072948</text:p>
          </table:table-cell>
          <table:table-cell office:value-type="float" office:value="0.12">
            <text:p>0,12</text:p>
          </table:table-cell>
          <table:table-cell office:value-type="float" office:value="3604.35">
            <text:p>3604,35</text:p>
          </table:table-cell>
          <table:table-cell/>
          <table:table-cell table:style-name="ce1" table:formula="of:=MAXA([.Q15];[.K15];[.E15];[M5.E15];[M5.K15];[M5.Q15];[M1.E15];[M1.K15];[M1.Q15])" office:value-type="float" office:value="13924176">
            <text:p>13924176</text:p>
          </table:table-cell>
          <table:table-cell table:style-name="ce1" table:formula="of:=[.W15]-1" office:value-type="float" office:value="13924175">
            <text:p>13924175</text:p>
          </table:table-cell>
          <table:table-cell table:formula="of:=AND([.E15]&gt;[.X15];[.E15]&gt;0;NOT([.E15]=&quot;infeasible&quot;))" office:value-type="boolean" office:boolean-value="false">
            <text:p>FAUX</text:p>
          </table:table-cell>
          <table:table-cell table:formula="of:=AND([.K15]&gt;[.X15];[.K15]&gt;0;NOT([.K15]=&quot;infeasible&quot;))" office:value-type="boolean" office:boolean-value="false">
            <text:p>FAUX</text:p>
          </table:table-cell>
          <table:table-cell table:formula="of:=AND([.Q15]&gt;[.X15];[.Q15]&gt;0;NOT([.Q15]=&quot;infeasible&quot;))" office:value-type="boolean" office:boolean-value="false">
            <text:p>FAUX</text:p>
          </table:table-cell>
          <table:table-cell table:formula="of:=[.E15]+([.H15]*[.E15])&lt;[.X15]" office:value-type="boolean" office:boolean-value="true">
            <text:p>VRAI</text:p>
          </table:table-cell>
          <table:table-cell table:style-name="ce1" table:formula="of:=[.K15]+([.N15]*[.K15])&lt;[.X15]" office:value-type="boolean" office:boolean-value="true">
            <text:p>VRAI</text:p>
          </table:table-cell>
          <table:table-cell table:style-name="ce1" table:formula="of:=[.Q15]+([.Q15]*[.T15])&lt;[.X1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9669282">
            <text:p>9669282</text:p>
          </table:table-cell>
          <table:table-cell office:value-type="float" office:value="13740500">
            <text:p>13740500</text:p>
          </table:table-cell>
          <table:table-cell table:style-name="ce22" office:value-type="float" office:value="791216">
            <text:p>791216</text:p>
          </table:table-cell>
          <table:table-cell office:value-type="string">
            <text:p><text:s/></text:p>
          </table:table-cell>
          <table:table-cell office:value-type="float" office:value="461.3">
            <text:p>461,3</text:p>
          </table:table-cell>
          <table:table-cell/>
          <table:table-cell office:value-type="float" office:value="9669282">
            <text:p>9669282</text:p>
          </table:table-cell>
          <table:table-cell office:value-type="float" office:value="13740500">
            <text:p>13740500</text:p>
          </table:table-cell>
          <table:table-cell table:style-name="ce22" office:value-type="float" office:value="791216">
            <text:p>791216</text:p>
          </table:table-cell>
          <table:table-cell office:value-type="string">
            <text:p><text:s/></text:p>
          </table:table-cell>
          <table:table-cell office:value-type="float" office:value="611.77">
            <text:p>611,77</text:p>
          </table:table-cell>
          <table:table-cell/>
          <table:table-cell office:value-type="float" office:value="9669282">
            <text:p>9669282</text:p>
          </table:table-cell>
          <table:table-cell office:value-type="float" office:value="13740500">
            <text:p>13740500</text:p>
          </table:table-cell>
          <table:table-cell table:style-name="ce22" office:value-type="float" office:value="791216">
            <text:p>791216</text:p>
          </table:table-cell>
          <table:table-cell office:value-type="string">
            <text:p><text:s/></text:p>
          </table:table-cell>
          <table:table-cell office:value-type="float" office:value="1309.9">
            <text:p>1309,9</text:p>
          </table:table-cell>
          <table:table-cell/>
          <table:table-cell table:style-name="ce1" table:formula="of:=MAXA([.Q16];[.K16];[.E16];[M5.E16];[M5.K16];[M5.Q16];[M1.E16];[M1.K16];[M1.Q16])" office:value-type="float" office:value="9682100">
            <text:p>9682100</text:p>
          </table:table-cell>
          <table:table-cell table:style-name="ce1" table:formula="of:=[.W16]-1" office:value-type="float" office:value="9682099">
            <text:p>9682099</text:p>
          </table:table-cell>
          <table:table-cell table:formula="of:=AND([.E16]&gt;[.X16];[.E16]&gt;0;NOT([.E16]=&quot;infeasible&quot;))" office:value-type="boolean" office:boolean-value="false">
            <text:p>FAUX</text:p>
          </table:table-cell>
          <table:table-cell table:formula="of:=AND([.K16]&gt;[.X16];[.K16]&gt;0;NOT([.K16]=&quot;infeasible&quot;))" office:value-type="boolean" office:boolean-value="false">
            <text:p>FAUX</text:p>
          </table:table-cell>
          <table:table-cell table:formula="of:=AND([.Q16]&gt;[.X16];[.Q16]&gt;0;NOT([.Q16]=&quot;infeasible&quot;))" office:value-type="boolean" office:boolean-value="false">
            <text:p>FAUX</text:p>
          </table:table-cell>
          <table:table-cell table:formula="of:=[.E16]+([.H16]*[.E16])&lt;[.X16]" office:value-type="boolean" office:boolean-value="true">
            <text:p>VRAI</text:p>
          </table:table-cell>
          <table:table-cell table:style-name="ce1" table:formula="of:=[.K16]+([.N16]*[.K16])&lt;[.X16]" office:value-type="boolean" office:boolean-value="true">
            <text:p>VRAI</text:p>
          </table:table-cell>
          <table:table-cell table:style-name="ce1" table:formula="of:=[.Q16]+([.Q16]*[.T16])&lt;[.X1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2192014">
            <text:p>12192014</text:p>
          </table:table-cell>
          <table:table-cell office:value-type="float" office:value="18788980">
            <text:p>18788980</text:p>
          </table:table-cell>
          <table:table-cell table:style-name="ce22" office:value-type="float" office:value="2426982">
            <text:p>2426982</text:p>
          </table:table-cell>
          <table:table-cell office:value-type="string">
            <text:p><text:s/></text:p>
          </table:table-cell>
          <table:table-cell office:value-type="float" office:value="1310.25">
            <text:p>1310,25</text:p>
          </table:table-cell>
          <table:table-cell/>
          <table:table-cell office:value-type="float" office:value="12192014">
            <text:p>12192014</text:p>
          </table:table-cell>
          <table:table-cell office:value-type="float" office:value="18788980">
            <text:p>18788980</text:p>
          </table:table-cell>
          <table:table-cell table:style-name="ce22" office:value-type="float" office:value="2426982">
            <text:p>2426982</text:p>
          </table:table-cell>
          <table:table-cell office:value-type="string">
            <text:p><text:s/></text:p>
          </table:table-cell>
          <table:table-cell office:value-type="float" office:value="1530.72">
            <text:p>1530,72</text:p>
          </table:table-cell>
          <table:table-cell/>
          <table:table-cell office:value-type="float" office:value="12192014">
            <text:p>12192014</text:p>
          </table:table-cell>
          <table:table-cell office:value-type="float" office:value="18788980">
            <text:p>18788980</text:p>
          </table:table-cell>
          <table:table-cell table:style-name="ce22" office:value-type="float" office:value="2426982">
            <text:p>2426982</text:p>
          </table:table-cell>
          <table:table-cell office:value-type="string">
            <text:p><text:s/></text:p>
          </table:table-cell>
          <table:table-cell office:value-type="float" office:value="1218.28">
            <text:p>1218,28</text:p>
          </table:table-cell>
          <table:table-cell/>
          <table:table-cell table:style-name="ce1" table:formula="of:=MAXA([.Q17];[.K17];[.E17];[M5.E17];[M5.K17];[M5.Q17];[M1.E17];[M1.K17];[M1.Q17])" office:value-type="float" office:value="12192014">
            <text:p>12192014</text:p>
          </table:table-cell>
          <table:table-cell table:style-name="ce1" table:formula="of:=[.W17]-1" office:value-type="float" office:value="12192013">
            <text:p>12192013</text:p>
          </table:table-cell>
          <table:table-cell table:formula="of:=AND([.E17]&gt;[.X17];[.E17]&gt;0;NOT([.E17]=&quot;infeasible&quot;))" office:value-type="boolean" office:boolean-value="true">
            <text:p>VRAI</text:p>
          </table:table-cell>
          <table:table-cell table:formula="of:=AND([.K17]&gt;[.X17];[.K17]&gt;0;NOT([.K17]=&quot;infeasible&quot;))" office:value-type="boolean" office:boolean-value="true">
            <text:p>VRAI</text:p>
          </table:table-cell>
          <table:table-cell table:formula="of:=AND([.Q17]&gt;[.X17];[.Q17]&gt;0;NOT([.Q17]=&quot;infeasible&quot;))" office:value-type="boolean" office:boolean-value="true">
            <text:p>VRAI</text:p>
          </table:table-cell>
          <table:table-cell table:formula="of:=[.E17]+([.H17]*[.E17])&lt;[.X17]" office:value-type="boolean" office:boolean-value="false">
            <text:p>FAUX</text:p>
          </table:table-cell>
          <table:table-cell table:style-name="ce1" table:formula="of:=[.K17]+([.N17]*[.K17])&lt;[.X17]" office:value-type="boolean" office:boolean-value="false">
            <text:p>FAUX</text:p>
          </table:table-cell>
          <table:table-cell table:style-name="ce1" table:formula="of:=[.Q17]+([.Q17]*[.T17])&lt;[.X1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5480446">
            <text:p>15480446</text:p>
          </table:table-cell>
          <table:table-cell office:value-type="float" office:value="24531000">
            <text:p>24531000</text:p>
          </table:table-cell>
          <table:table-cell table:style-name="ce22" office:value-type="float" office:value="3810548">
            <text:p>3810548</text:p>
          </table:table-cell>
          <table:table-cell office:value-type="float" office:value="1.02">
            <text:p>1,02</text:p>
          </table:table-cell>
          <table:table-cell office:value-type="float" office:value="3603.04">
            <text:p>3603,04</text:p>
          </table:table-cell>
          <table:table-cell/>
          <table:table-cell office:value-type="float" office:value="15525694">
            <text:p>15525694</text:p>
          </table:table-cell>
          <table:table-cell office:value-type="float" office:value="23075000">
            <text:p>23075000</text:p>
          </table:table-cell>
          <table:table-cell table:style-name="ce22" office:value-type="float" office:value="2749306">
            <text:p>2749306</text:p>
          </table:table-cell>
          <table:table-cell office:value-type="float" office:value="0.57">
            <text:p>0,57</text:p>
          </table:table-cell>
          <table:table-cell office:value-type="float" office:value="3600.42">
            <text:p>3600,42</text:p>
          </table:table-cell>
          <table:table-cell/>
          <table:table-cell office:value-type="float" office:value="15511018">
            <text:p>15511018</text:p>
          </table:table-cell>
          <table:table-cell office:value-type="float" office:value="23098500">
            <text:p>23098500</text:p>
          </table:table-cell>
          <table:table-cell table:style-name="ce22" office:value-type="float" office:value="2767482">
            <text:p>2767482</text:p>
          </table:table-cell>
          <table:table-cell office:value-type="float" office:value="1.38">
            <text:p>1,38</text:p>
          </table:table-cell>
          <table:table-cell office:value-type="float" office:value="3600.21">
            <text:p>3600,21</text:p>
          </table:table-cell>
          <table:table-cell/>
          <table:table-cell table:style-name="ce1" table:formula="of:=MAXA([.Q18];[.K18];[.E18];[M5.E18];[M5.K18];[M5.Q18];[M1.E18];[M1.K18];[M1.Q18])" office:value-type="float" office:value="15525694">
            <text:p>15525694</text:p>
          </table:table-cell>
          <table:table-cell table:style-name="ce1" table:formula="of:=[.W18]-1" office:value-type="float" office:value="15525693">
            <text:p>15525693</text:p>
          </table:table-cell>
          <table:table-cell table:formula="of:=AND([.E18]&gt;[.X18];[.E18]&gt;0;NOT([.E18]=&quot;infeasible&quot;))" office:value-type="boolean" office:boolean-value="false">
            <text:p>FAUX</text:p>
          </table:table-cell>
          <table:table-cell table:formula="of:=AND([.K18]&gt;[.X18];[.K18]&gt;0;NOT([.K18]=&quot;infeasible&quot;))" office:value-type="boolean" office:boolean-value="true">
            <text:p>VRAI</text:p>
          </table:table-cell>
          <table:table-cell table:formula="of:=AND([.Q18]&gt;[.X18];[.Q18]&gt;0;NOT([.Q18]=&quot;infeasible&quot;))" office:value-type="boolean" office:boolean-value="false">
            <text:p>FAUX</text:p>
          </table:table-cell>
          <table:table-cell table:formula="of:=[.E18]+([.H18]*[.E18])&lt;[.X18]" office:value-type="boolean" office:boolean-value="false">
            <text:p>FAUX</text:p>
          </table:table-cell>
          <table:table-cell table:style-name="ce1" table:formula="of:=[.K18]+([.N18]*[.K18])&lt;[.X18]" office:value-type="boolean" office:boolean-value="false">
            <text:p>FAUX</text:p>
          </table:table-cell>
          <table:table-cell table:style-name="ce1" table:formula="of:=[.Q18]+([.Q18]*[.T18])&lt;[.X18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5894004">
            <text:p>15894004</text:p>
          </table:table-cell>
          <table:table-cell office:value-type="float" office:value="23226700">
            <text:p>23226700</text:p>
          </table:table-cell>
          <table:table-cell table:style-name="ce22" office:value-type="float" office:value="2312696">
            <text:p>2312696</text:p>
          </table:table-cell>
          <table:table-cell office:value-type="float" office:value="2.66">
            <text:p>2,66</text:p>
          </table:table-cell>
          <table:table-cell office:value-type="float" office:value="3605.16">
            <text:p>3605,16</text:p>
          </table:table-cell>
          <table:table-cell/>
          <table:table-cell office:value-type="float" office:value="15945426">
            <text:p>15945426</text:p>
          </table:table-cell>
          <table:table-cell office:value-type="float" office:value="23184300">
            <text:p>23184300</text:p>
          </table:table-cell>
          <table:table-cell table:style-name="ce22" office:value-type="float" office:value="2208874">
            <text:p>2208874</text:p>
          </table:table-cell>
          <table:table-cell office:value-type="float" office:value="2.05">
            <text:p>2,05</text:p>
          </table:table-cell>
          <table:table-cell office:value-type="float" office:value="3606.82">
            <text:p>3606,82</text:p>
          </table:table-cell>
          <table:table-cell/>
          <table:table-cell office:value-type="float" office:value="15218180">
            <text:p>15218180</text:p>
          </table:table-cell>
          <table:table-cell office:value-type="float" office:value="21284000">
            <text:p>21284000</text:p>
          </table:table-cell>
          <table:table-cell table:style-name="ce22" office:value-type="float" office:value="1725820">
            <text:p>1725820</text:p>
          </table:table-cell>
          <table:table-cell office:value-type="float" office:value="8.48">
            <text:p>8,48</text:p>
          </table:table-cell>
          <table:table-cell office:value-type="float" office:value="3607.3">
            <text:p>3607,3</text:p>
          </table:table-cell>
          <table:table-cell/>
          <table:table-cell table:style-name="ce1" table:formula="of:=MAXA([.Q19];[.K19];[.E19];[M5.E19];[M5.K19];[M5.Q19];[M1.E19];[M1.K19];[M1.Q19])" office:value-type="float" office:value="16194810">
            <text:p>16194810</text:p>
          </table:table-cell>
          <table:table-cell table:style-name="ce1" table:formula="of:=[.W19]-1" office:value-type="float" office:value="16194809">
            <text:p>16194809</text:p>
          </table:table-cell>
          <table:table-cell table:formula="of:=AND([.E19]&gt;[.X19];[.E19]&gt;0;NOT([.E19]=&quot;infeasible&quot;))" office:value-type="boolean" office:boolean-value="false">
            <text:p>FAUX</text:p>
          </table:table-cell>
          <table:table-cell table:formula="of:=AND([.K19]&gt;[.X19];[.K19]&gt;0;NOT([.K19]=&quot;infeasible&quot;))" office:value-type="boolean" office:boolean-value="false">
            <text:p>FAUX</text:p>
          </table:table-cell>
          <table:table-cell table:formula="of:=AND([.Q19]&gt;[.X19];[.Q19]&gt;0;NOT([.Q19]=&quot;infeasible&quot;))" office:value-type="boolean" office:boolean-value="false">
            <text:p>FAUX</text:p>
          </table:table-cell>
          <table:table-cell table:formula="of:=[.E19]+([.H19]*[.E19])&lt;[.X19]" office:value-type="boolean" office:boolean-value="false">
            <text:p>FAUX</text:p>
          </table:table-cell>
          <table:table-cell table:style-name="ce1" table:formula="of:=[.K19]+([.N19]*[.K19])&lt;[.X19]" office:value-type="boolean" office:boolean-value="false">
            <text:p>FAUX</text:p>
          </table:table-cell>
          <table:table-cell table:style-name="ce1" table:formula="of:=[.Q19]+([.Q19]*[.T19])&lt;[.X19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5984528">
            <text:p>15984528</text:p>
          </table:table-cell>
          <table:table-cell office:value-type="float" office:value="25802000">
            <text:p>25802000</text:p>
          </table:table-cell>
          <table:table-cell table:style-name="ce22" office:value-type="float" office:value="3427472">
            <text:p>3427472</text:p>
          </table:table-cell>
          <table:table-cell office:value-type="string">
            <text:p><text:s/></text:p>
          </table:table-cell>
          <table:table-cell office:value-type="float" office:value="2611.17">
            <text:p>2611,17</text:p>
          </table:table-cell>
          <table:table-cell/>
          <table:table-cell office:value-type="float" office:value="15984528">
            <text:p>15984528</text:p>
          </table:table-cell>
          <table:table-cell office:value-type="float" office:value="25802000">
            <text:p>25802000</text:p>
          </table:table-cell>
          <table:table-cell table:style-name="ce22" office:value-type="float" office:value="3427472">
            <text:p>3427472</text:p>
          </table:table-cell>
          <table:table-cell office:value-type="float" office:value="0.39">
            <text:p>0,39</text:p>
          </table:table-cell>
          <table:table-cell office:value-type="float" office:value="3607.01">
            <text:p>3607,01</text:p>
          </table:table-cell>
          <table:table-cell/>
          <table:table-cell office:value-type="float" office:value="15954074">
            <text:p>15954074</text:p>
          </table:table-cell>
          <table:table-cell office:value-type="float" office:value="25766000">
            <text:p>25766000</text:p>
          </table:table-cell>
          <table:table-cell table:style-name="ce22" office:value-type="float" office:value="3441926">
            <text:p>3441926</text:p>
          </table:table-cell>
          <table:table-cell office:value-type="float" office:value="0.85">
            <text:p>0,85</text:p>
          </table:table-cell>
          <table:table-cell office:value-type="float" office:value="3603.77">
            <text:p>3603,77</text:p>
          </table:table-cell>
          <table:table-cell/>
          <table:table-cell table:style-name="ce1" table:formula="of:=MAXA([.Q20];[.K20];[.E20];[M5.E20];[M5.K20];[M5.Q20];[M1.E20];[M1.K20];[M1.Q20])" office:value-type="float" office:value="15984528">
            <text:p>15984528</text:p>
          </table:table-cell>
          <table:table-cell table:style-name="ce1" table:formula="of:=[.W20]-1" office:value-type="float" office:value="15984527">
            <text:p>15984527</text:p>
          </table:table-cell>
          <table:table-cell table:formula="of:=AND([.E20]&gt;[.X20];[.E20]&gt;0;NOT([.E20]=&quot;infeasible&quot;))" office:value-type="boolean" office:boolean-value="true">
            <text:p>VRAI</text:p>
          </table:table-cell>
          <table:table-cell table:formula="of:=AND([.K20]&gt;[.X20];[.K20]&gt;0;NOT([.K20]=&quot;infeasible&quot;))" office:value-type="boolean" office:boolean-value="true">
            <text:p>VRAI</text:p>
          </table:table-cell>
          <table:table-cell table:formula="of:=AND([.Q20]&gt;[.X20];[.Q20]&gt;0;NOT([.Q20]=&quot;infeasible&quot;))" office:value-type="boolean" office:boolean-value="false">
            <text:p>FAUX</text:p>
          </table:table-cell>
          <table:table-cell table:formula="of:=[.E20]+([.H20]*[.E20])&lt;[.X20]" office:value-type="boolean" office:boolean-value="false">
            <text:p>FAUX</text:p>
          </table:table-cell>
          <table:table-cell table:style-name="ce1" table:formula="of:=[.K20]+([.N20]*[.K20])&lt;[.X20]" office:value-type="boolean" office:boolean-value="false">
            <text:p>FAUX</text:p>
          </table:table-cell>
          <table:table-cell table:style-name="ce1" table:formula="of:=[.Q20]+([.Q20]*[.T20])&lt;[.X20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12071396">
            <text:p>12071396</text:p>
          </table:table-cell>
          <table:table-cell office:value-type="float" office:value="15222760">
            <text:p>15222760</text:p>
          </table:table-cell>
          <table:table-cell table:style-name="ce22" office:value-type="float" office:value="151404">
            <text:p>151404</text:p>
          </table:table-cell>
          <table:table-cell office:value-type="string">
            <text:p><text:s/></text:p>
          </table:table-cell>
          <table:table-cell office:value-type="float" office:value="417.55">
            <text:p>417,55</text:p>
          </table:table-cell>
          <table:table-cell/>
          <table:table-cell office:value-type="float" office:value="12071396">
            <text:p>12071396</text:p>
          </table:table-cell>
          <table:table-cell office:value-type="float" office:value="15222760">
            <text:p>15222760</text:p>
          </table:table-cell>
          <table:table-cell table:style-name="ce22" office:value-type="float" office:value="151404">
            <text:p>151404</text:p>
          </table:table-cell>
          <table:table-cell office:value-type="string">
            <text:p><text:s/></text:p>
          </table:table-cell>
          <table:table-cell office:value-type="float" office:value="642.34">
            <text:p>642,34</text:p>
          </table:table-cell>
          <table:table-cell/>
          <table:table-cell office:value-type="float" office:value="12071396">
            <text:p>12071396</text:p>
          </table:table-cell>
          <table:table-cell office:value-type="float" office:value="15222760">
            <text:p>15222760</text:p>
          </table:table-cell>
          <table:table-cell table:style-name="ce22" office:value-type="float" office:value="151404">
            <text:p>151404</text:p>
          </table:table-cell>
          <table:table-cell office:value-type="string">
            <text:p><text:s/></text:p>
          </table:table-cell>
          <table:table-cell office:value-type="float" office:value="1676.55">
            <text:p>1676,55</text:p>
          </table:table-cell>
          <table:table-cell/>
          <table:table-cell table:style-name="ce1" table:formula="of:=MAXA([.Q21];[.K21];[.E21];[M5.E21];[M5.K21];[M5.Q21];[M1.E21];[M1.K21];[M1.Q21])" office:value-type="float" office:value="13551980">
            <text:p>13551980</text:p>
          </table:table-cell>
          <table:table-cell table:style-name="ce1" table:formula="of:=[.W21]-1" office:value-type="float" office:value="13551979">
            <text:p>13551979</text:p>
          </table:table-cell>
          <table:table-cell table:formula="of:=AND([.E21]&gt;[.X21];[.E21]&gt;0;NOT([.E21]=&quot;infeasible&quot;))" office:value-type="boolean" office:boolean-value="false">
            <text:p>FAUX</text:p>
          </table:table-cell>
          <table:table-cell table:formula="of:=AND([.K21]&gt;[.X21];[.K21]&gt;0;NOT([.K21]=&quot;infeasible&quot;))" office:value-type="boolean" office:boolean-value="false">
            <text:p>FAUX</text:p>
          </table:table-cell>
          <table:table-cell table:formula="of:=AND([.Q21]&gt;[.X21];[.Q21]&gt;0;NOT([.Q21]=&quot;infeasible&quot;))" office:value-type="boolean" office:boolean-value="false">
            <text:p>FAUX</text:p>
          </table:table-cell>
          <table:table-cell table:formula="of:=[.E21]+([.H21]*[.E21])&lt;[.X21]" office:value-type="boolean" office:boolean-value="true">
            <text:p>VRAI</text:p>
          </table:table-cell>
          <table:table-cell table:style-name="ce1" table:formula="of:=[.K21]+([.N21]*[.K21])&lt;[.X21]" office:value-type="boolean" office:boolean-value="true">
            <text:p>VRAI</text:p>
          </table:table-cell>
          <table:table-cell table:style-name="ce1" table:formula="of:=[.Q21]+([.Q21]*[.T21])&lt;[.X2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312264">
            <text:p>5312264</text:p>
          </table:table-cell>
          <table:table-cell office:value-type="float" office:value="7952250">
            <text:p>7952250</text:p>
          </table:table-cell>
          <table:table-cell table:style-name="ce22" office:value-type="float" office:value="219986">
            <text:p>219986</text:p>
          </table:table-cell>
          <table:table-cell office:value-type="string">
            <text:p><text:s/></text:p>
          </table:table-cell>
          <table:table-cell office:value-type="float" office:value="269.65">
            <text:p>269,65</text:p>
          </table:table-cell>
          <table:table-cell/>
          <table:table-cell office:value-type="float" office:value="5312264">
            <text:p>5312264</text:p>
          </table:table-cell>
          <table:table-cell office:value-type="float" office:value="7952250">
            <text:p>7952250</text:p>
          </table:table-cell>
          <table:table-cell table:style-name="ce22" office:value-type="float" office:value="219986">
            <text:p>219986</text:p>
          </table:table-cell>
          <table:table-cell office:value-type="string">
            <text:p><text:s/></text:p>
          </table:table-cell>
          <table:table-cell office:value-type="float" office:value="481.57">
            <text:p>481,57</text:p>
          </table:table-cell>
          <table:table-cell/>
          <table:table-cell office:value-type="float" office:value="5312264">
            <text:p>5312264</text:p>
          </table:table-cell>
          <table:table-cell office:value-type="float" office:value="7952250">
            <text:p>7952250</text:p>
          </table:table-cell>
          <table:table-cell table:style-name="ce22" office:value-type="float" office:value="219986">
            <text:p>219986</text:p>
          </table:table-cell>
          <table:table-cell office:value-type="string">
            <text:p><text:s/></text:p>
          </table:table-cell>
          <table:table-cell office:value-type="float" office:value="734.52">
            <text:p>734,52</text:p>
          </table:table-cell>
          <table:table-cell/>
          <table:table-cell table:style-name="ce1" table:formula="of:=MAXA([.Q22];[.K22];[.E22];[M5.E22];[M5.K22];[M5.Q22];[M1.E22];[M1.K22];[M1.Q22])" office:value-type="float" office:value="5312264">
            <text:p>5312264</text:p>
          </table:table-cell>
          <table:table-cell table:style-name="ce1" table:formula="of:=[.W22]-1" office:value-type="float" office:value="5312263">
            <text:p>5312263</text:p>
          </table:table-cell>
          <table:table-cell table:formula="of:=AND([.E22]&gt;[.X22];[.E22]&gt;0;NOT([.E22]=&quot;infeasible&quot;))" office:value-type="boolean" office:boolean-value="true">
            <text:p>VRAI</text:p>
          </table:table-cell>
          <table:table-cell table:formula="of:=AND([.K22]&gt;[.X22];[.K22]&gt;0;NOT([.K22]=&quot;infeasible&quot;))" office:value-type="boolean" office:boolean-value="true">
            <text:p>VRAI</text:p>
          </table:table-cell>
          <table:table-cell table:formula="of:=AND([.Q22]&gt;[.X22];[.Q22]&gt;0;NOT([.Q22]=&quot;infeasible&quot;))" office:value-type="boolean" office:boolean-value="true">
            <text:p>VRAI</text:p>
          </table:table-cell>
          <table:table-cell table:formula="of:=[.E22]+([.H22]*[.E22])&lt;[.X22]" office:value-type="boolean" office:boolean-value="false">
            <text:p>FAUX</text:p>
          </table:table-cell>
          <table:table-cell table:style-name="ce1" table:formula="of:=[.K22]+([.N22]*[.K22])&lt;[.X22]" office:value-type="boolean" office:boolean-value="false">
            <text:p>FAUX</text:p>
          </table:table-cell>
          <table:table-cell table:style-name="ce1" table:formula="of:=[.Q22]+([.Q22]*[.T22])&lt;[.X2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502704">
            <text:p>5502704</text:p>
          </table:table-cell>
          <table:table-cell office:value-type="float" office:value="7898460">
            <text:p>7898460</text:p>
          </table:table-cell>
          <table:table-cell table:style-name="ce22" office:value-type="float" office:value="95796">
            <text:p>95796</text:p>
          </table:table-cell>
          <table:table-cell office:value-type="string">
            <text:p><text:s/></text:p>
          </table:table-cell>
          <table:table-cell office:value-type="float" office:value="342.79">
            <text:p>342,79</text:p>
          </table:table-cell>
          <table:table-cell/>
          <table:table-cell office:value-type="float" office:value="5502718">
            <text:p>5502718</text:p>
          </table:table-cell>
          <table:table-cell office:value-type="float" office:value="7898460">
            <text:p>7898460</text:p>
          </table:table-cell>
          <table:table-cell table:style-name="ce22" office:value-type="float" office:value="95782">
            <text:p>95782</text:p>
          </table:table-cell>
          <table:table-cell office:value-type="string">
            <text:p><text:s/></text:p>
          </table:table-cell>
          <table:table-cell office:value-type="float" office:value="407.25">
            <text:p>407,25</text:p>
          </table:table-cell>
          <table:table-cell/>
          <table:table-cell office:value-type="float" office:value="5502718">
            <text:p>5502718</text:p>
          </table:table-cell>
          <table:table-cell office:value-type="float" office:value="7898460">
            <text:p>7898460</text:p>
          </table:table-cell>
          <table:table-cell table:style-name="ce22" office:value-type="float" office:value="95782">
            <text:p>95782</text:p>
          </table:table-cell>
          <table:table-cell office:value-type="string">
            <text:p><text:s/></text:p>
          </table:table-cell>
          <table:table-cell office:value-type="float" office:value="406.12">
            <text:p>406,12</text:p>
          </table:table-cell>
          <table:table-cell/>
          <table:table-cell table:style-name="ce1" table:formula="of:=MAXA([.Q23];[.K23];[.E23];[M5.E23];[M5.K23];[M5.Q23];[M1.E23];[M1.K23];[M1.Q23])" office:value-type="float" office:value="5502718">
            <text:p>5502718</text:p>
          </table:table-cell>
          <table:table-cell table:style-name="ce1" table:formula="of:=[.W23]-1" office:value-type="float" office:value="5502717">
            <text:p>5502717</text:p>
          </table:table-cell>
          <table:table-cell table:formula="of:=AND([.E23]&gt;[.X23];[.E23]&gt;0;NOT([.E23]=&quot;infeasible&quot;))" office:value-type="boolean" office:boolean-value="false">
            <text:p>FAUX</text:p>
          </table:table-cell>
          <table:table-cell table:formula="of:=AND([.K23]&gt;[.X23];[.K23]&gt;0;NOT([.K23]=&quot;infeasible&quot;))" office:value-type="boolean" office:boolean-value="true">
            <text:p>VRAI</text:p>
          </table:table-cell>
          <table:table-cell table:formula="of:=AND([.Q23]&gt;[.X23];[.Q23]&gt;0;NOT([.Q23]=&quot;infeasible&quot;))" office:value-type="boolean" office:boolean-value="true">
            <text:p>VRAI</text:p>
          </table:table-cell>
          <table:table-cell table:formula="of:=[.E23]+([.H23]*[.E23])&lt;[.X23]" office:value-type="boolean" office:boolean-value="true">
            <text:p>VRAI</text:p>
          </table:table-cell>
          <table:table-cell table:style-name="ce1" table:formula="of:=[.K23]+([.N23]*[.K23])&lt;[.X23]" office:value-type="boolean" office:boolean-value="false">
            <text:p>FAUX</text:p>
          </table:table-cell>
          <table:table-cell table:style-name="ce1" table:formula="of:=[.Q23]+([.Q23]*[.T23])&lt;[.X2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2391444">
            <text:p>12391444</text:p>
          </table:table-cell>
          <table:table-cell office:value-type="float" office:value="18818040">
            <text:p>18818040</text:p>
          </table:table-cell>
          <table:table-cell table:style-name="ce22" office:value-type="float" office:value="1506556">
            <text:p>1506556</text:p>
          </table:table-cell>
          <table:table-cell office:value-type="float" office:value="0.63">
            <text:p>0,63</text:p>
          </table:table-cell>
          <table:table-cell office:value-type="float" office:value="3600.05">
            <text:p>3600,05</text:p>
          </table:table-cell>
          <table:table-cell/>
          <table:table-cell office:value-type="float" office:value="11540270">
            <text:p>11540270</text:p>
          </table:table-cell>
          <table:table-cell office:value-type="float" office:value="17020200">
            <text:p>17020200</text:p>
          </table:table-cell>
          <table:table-cell table:style-name="ce22" office:value-type="float" office:value="1259930">
            <text:p>1259930</text:p>
          </table:table-cell>
          <table:table-cell office:value-type="float" office:value="8.08">
            <text:p>8,08</text:p>
          </table:table-cell>
          <table:table-cell office:value-type="float" office:value="3607.03">
            <text:p>3607,03</text:p>
          </table:table-cell>
          <table:table-cell/>
          <table:table-cell office:value-type="float" office:value="11621338">
            <text:p>11621338</text:p>
          </table:table-cell>
          <table:table-cell office:value-type="float" office:value="17040140">
            <text:p>17040140</text:p>
          </table:table-cell>
          <table:table-cell table:style-name="ce22" office:value-type="float" office:value="1198762">
            <text:p>1198762</text:p>
          </table:table-cell>
          <table:table-cell office:value-type="float" office:value="7.47">
            <text:p>7,47</text:p>
          </table:table-cell>
          <table:table-cell office:value-type="float" office:value="3605.85">
            <text:p>3605,85</text:p>
          </table:table-cell>
          <table:table-cell/>
          <table:table-cell table:style-name="ce1" table:formula="of:=MAXA([.Q24];[.K24];[.E24];[M5.E24];[M5.K24];[M5.Q24];[M1.E24];[M1.K24];[M1.Q24])" office:value-type="float" office:value="12391968">
            <text:p>12391968</text:p>
          </table:table-cell>
          <table:table-cell table:style-name="ce1" table:formula="of:=[.W24]-1" office:value-type="float" office:value="12391967">
            <text:p>12391967</text:p>
          </table:table-cell>
          <table:table-cell table:formula="of:=AND([.E24]&gt;[.X24];[.E24]&gt;0;NOT([.E24]=&quot;infeasible&quot;))" office:value-type="boolean" office:boolean-value="false">
            <text:p>FAUX</text:p>
          </table:table-cell>
          <table:table-cell table:formula="of:=AND([.K24]&gt;[.X24];[.K24]&gt;0;NOT([.K24]=&quot;infeasible&quot;))" office:value-type="boolean" office:boolean-value="false">
            <text:p>FAUX</text:p>
          </table:table-cell>
          <table:table-cell table:formula="of:=AND([.Q24]&gt;[.X24];[.Q24]&gt;0;NOT([.Q24]=&quot;infeasible&quot;))" office:value-type="boolean" office:boolean-value="false">
            <text:p>FAUX</text:p>
          </table:table-cell>
          <table:table-cell table:formula="of:=[.E24]+([.H24]*[.E24])&lt;[.X24]" office:value-type="boolean" office:boolean-value="false">
            <text:p>FAUX</text:p>
          </table:table-cell>
          <table:table-cell table:style-name="ce1" table:formula="of:=[.K24]+([.N24]*[.K24])&lt;[.X24]" office:value-type="boolean" office:boolean-value="false">
            <text:p>FAUX</text:p>
          </table:table-cell>
          <table:table-cell table:style-name="ce1" table:formula="of:=[.Q24]+([.Q24]*[.T24])&lt;[.X2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4884916">
            <text:p>14884916</text:p>
          </table:table-cell>
          <table:table-cell office:value-type="float" office:value="22266140">
            <text:p>22266140</text:p>
          </table:table-cell>
          <table:table-cell table:style-name="ce22" office:value-type="float" office:value="1211184">
            <text:p>1211184</text:p>
          </table:table-cell>
          <table:table-cell office:value-type="float" office:value="2.96">
            <text:p>2,96</text:p>
          </table:table-cell>
          <table:table-cell office:value-type="float" office:value="3604.39">
            <text:p>3604,39</text:p>
          </table:table-cell>
          <table:table-cell/>
          <table:table-cell office:value-type="float" office:value="15182098">
            <text:p>15182098</text:p>
          </table:table-cell>
          <table:table-cell office:value-type="float" office:value="23620540">
            <text:p>23620540</text:p>
          </table:table-cell>
          <table:table-cell table:style-name="ce22" office:value-type="float" office:value="1508402">
            <text:p>1508402</text:p>
          </table:table-cell>
          <table:table-cell office:value-type="float" office:value="1.02">
            <text:p>1,02</text:p>
          </table:table-cell>
          <table:table-cell office:value-type="float" office:value="3606.67">
            <text:p>3606,67</text:p>
          </table:table-cell>
          <table:table-cell/>
          <table:table-cell office:value-type="float" office:value="14918372">
            <text:p>14918372</text:p>
          </table:table-cell>
          <table:table-cell office:value-type="float" office:value="22547340">
            <text:p>22547340</text:p>
          </table:table-cell>
          <table:table-cell table:style-name="ce22" office:value-type="float" office:value="1338928">
            <text:p>1338928</text:p>
          </table:table-cell>
          <table:table-cell office:value-type="float" office:value="2.98">
            <text:p>2,98</text:p>
          </table:table-cell>
          <table:table-cell office:value-type="float" office:value="3600.18">
            <text:p>3600,18</text:p>
          </table:table-cell>
          <table:table-cell/>
          <table:table-cell table:style-name="ce1" table:formula="of:=MAXA([.Q25];[.K25];[.E25];[M5.E25];[M5.K25];[M5.Q25];[M1.E25];[M1.K25];[M1.Q25])" office:value-type="float" office:value="15420210">
            <text:p>15420210</text:p>
          </table:table-cell>
          <table:table-cell table:style-name="ce1" table:formula="of:=[.W25]-1" office:value-type="float" office:value="15420209">
            <text:p>15420209</text:p>
          </table:table-cell>
          <table:table-cell table:formula="of:=AND([.E25]&gt;[.X25];[.E25]&gt;0;NOT([.E25]=&quot;infeasible&quot;))" office:value-type="boolean" office:boolean-value="false">
            <text:p>FAUX</text:p>
          </table:table-cell>
          <table:table-cell table:formula="of:=AND([.K25]&gt;[.X25];[.K25]&gt;0;NOT([.K25]=&quot;infeasible&quot;))" office:value-type="boolean" office:boolean-value="false">
            <text:p>FAUX</text:p>
          </table:table-cell>
          <table:table-cell table:formula="of:=AND([.Q25]&gt;[.X25];[.Q25]&gt;0;NOT([.Q25]=&quot;infeasible&quot;))" office:value-type="boolean" office:boolean-value="false">
            <text:p>FAUX</text:p>
          </table:table-cell>
          <table:table-cell table:formula="of:=[.E25]+([.H25]*[.E25])&lt;[.X25]" office:value-type="boolean" office:boolean-value="false">
            <text:p>FAUX</text:p>
          </table:table-cell>
          <table:table-cell table:style-name="ce1" table:formula="of:=[.K25]+([.N25]*[.K25])&lt;[.X25]" office:value-type="boolean" office:boolean-value="false">
            <text:p>FAUX</text:p>
          </table:table-cell>
          <table:table-cell table:style-name="ce1" table:formula="of:=[.Q25]+([.Q25]*[.T25])&lt;[.X2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9293092">
            <text:p>9293092</text:p>
          </table:table-cell>
          <table:table-cell office:value-type="float" office:value="14785250">
            <text:p>14785250</text:p>
          </table:table-cell>
          <table:table-cell table:style-name="ce22" office:value-type="float" office:value="1022158">
            <text:p>1022158</text:p>
          </table:table-cell>
          <table:table-cell office:value-type="float" office:value="0.05">
            <text:p>0,05</text:p>
          </table:table-cell>
          <table:table-cell office:value-type="float" office:value="3602.5">
            <text:p>3602,5</text:p>
          </table:table-cell>
          <table:table-cell/>
          <table:table-cell office:value-type="float" office:value="9288633">
            <text:p>9288633</text:p>
          </table:table-cell>
          <table:table-cell office:value-type="float" office:value="14785250">
            <text:p>14785250</text:p>
          </table:table-cell>
          <table:table-cell table:style-name="ce22" office:value-type="float" office:value="1026616">
            <text:p>1026616</text:p>
          </table:table-cell>
          <table:table-cell office:value-type="float" office:value="0.42">
            <text:p>0,42</text:p>
          </table:table-cell>
          <table:table-cell office:value-type="float" office:value="3606.08">
            <text:p>3606,08</text:p>
          </table:table-cell>
          <table:table-cell/>
          <table:table-cell office:value-type="float" office:value="9287976">
            <text:p>9287976</text:p>
          </table:table-cell>
          <table:table-cell office:value-type="float" office:value="14785250">
            <text:p>14785250</text:p>
          </table:table-cell>
          <table:table-cell table:style-name="ce22" office:value-type="float" office:value="1027274">
            <text:p>1027274</text:p>
          </table:table-cell>
          <table:table-cell office:value-type="float" office:value="0.99">
            <text:p>0,99</text:p>
          </table:table-cell>
          <table:table-cell office:value-type="float" office:value="3604.33">
            <text:p>3604,33</text:p>
          </table:table-cell>
          <table:table-cell/>
          <table:table-cell table:style-name="ce1" table:formula="of:=MAXA([.Q26];[.K26];[.E26];[M5.E26];[M5.K26];[M5.Q26];[M1.E26];[M1.K26];[M1.Q26])" office:value-type="float" office:value="9293092">
            <text:p>9293092</text:p>
          </table:table-cell>
          <table:table-cell table:style-name="ce1" table:formula="of:=[.W26]-1" office:value-type="float" office:value="9293091">
            <text:p>9293091</text:p>
          </table:table-cell>
          <table:table-cell table:formula="of:=AND([.E26]&gt;[.X26];[.E26]&gt;0;NOT([.E26]=&quot;infeasible&quot;))" office:value-type="boolean" office:boolean-value="true">
            <text:p>VRAI</text:p>
          </table:table-cell>
          <table:table-cell table:formula="of:=AND([.K26]&gt;[.X26];[.K26]&gt;0;NOT([.K26]=&quot;infeasible&quot;))" office:value-type="boolean" office:boolean-value="false">
            <text:p>FAUX</text:p>
          </table:table-cell>
          <table:table-cell table:formula="of:=AND([.Q26]&gt;[.X26];[.Q26]&gt;0;NOT([.Q26]=&quot;infeasible&quot;))" office:value-type="boolean" office:boolean-value="false">
            <text:p>FAUX</text:p>
          </table:table-cell>
          <table:table-cell table:formula="of:=[.E26]+([.H26]*[.E26])&lt;[.X26]" office:value-type="boolean" office:boolean-value="false">
            <text:p>FAUX</text:p>
          </table:table-cell>
          <table:table-cell table:style-name="ce1" table:formula="of:=[.K26]+([.N26]*[.K26])&lt;[.X26]" office:value-type="boolean" office:boolean-value="false">
            <text:p>FAUX</text:p>
          </table:table-cell>
          <table:table-cell table:style-name="ce1" table:formula="of:=[.Q26]+([.Q26]*[.T26])&lt;[.X26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7819530">
            <text:p>17819530</text:p>
          </table:table-cell>
          <table:table-cell office:value-type="float" office:value="27024020">
            <text:p>27024020</text:p>
          </table:table-cell>
          <table:table-cell table:style-name="ce22" office:value-type="float" office:value="2154470">
            <text:p>2154470</text:p>
          </table:table-cell>
          <table:table-cell office:value-type="float" office:value="1.38">
            <text:p>1,38</text:p>
          </table:table-cell>
          <table:table-cell office:value-type="float" office:value="3600.16">
            <text:p>3600,16</text:p>
          </table:table-cell>
          <table:table-cell/>
          <table:table-cell office:value-type="float" office:value="16292412">
            <text:p>16292412</text:p>
          </table:table-cell>
          <table:table-cell office:value-type="float" office:value="23197020">
            <text:p>23197020</text:p>
          </table:table-cell>
          <table:table-cell table:style-name="ce22" office:value-type="float" office:value="1364588">
            <text:p>1364588</text:p>
          </table:table-cell>
          <table:table-cell office:value-type="float" office:value="12.04">
            <text:p>12,04</text:p>
          </table:table-cell>
          <table:table-cell office:value-type="float" office:value="3600.16">
            <text:p>3600,16</text:p>
          </table:table-cell>
          <table:table-cell/>
          <table:table-cell office:value-type="float" office:value="13392322">
            <text:p>13392322</text:p>
          </table:table-cell>
          <table:table-cell office:value-type="float" office:value="18334400">
            <text:p>18334400</text:p>
          </table:table-cell>
          <table:table-cell table:style-name="ce22" office:value-type="float" office:value="982078">
            <text:p>982078</text:p>
          </table:table-cell>
          <table:table-cell office:value-type="float" office:value="38.34">
            <text:p>38,34</text:p>
          </table:table-cell>
          <table:table-cell office:value-type="float" office:value="3600.84">
            <text:p>3600,84</text:p>
          </table:table-cell>
          <table:table-cell/>
          <table:table-cell table:style-name="ce1" table:formula="of:=MAXA([.Q27];[.K27];[.E27];[M5.E27];[M5.K27];[M5.Q27];[M1.E27];[M1.K27];[M1.Q27])" office:value-type="float" office:value="17819530">
            <text:p>17819530</text:p>
          </table:table-cell>
          <table:table-cell table:style-name="ce1" table:formula="of:=[.W27]-1" office:value-type="float" office:value="17819529">
            <text:p>17819529</text:p>
          </table:table-cell>
          <table:table-cell table:formula="of:=AND([.E27]&gt;[.X27];[.E27]&gt;0;NOT([.E27]=&quot;infeasible&quot;))" office:value-type="boolean" office:boolean-value="true">
            <text:p>VRAI</text:p>
          </table:table-cell>
          <table:table-cell table:formula="of:=AND([.K27]&gt;[.X27];[.K27]&gt;0;NOT([.K27]=&quot;infeasible&quot;))" office:value-type="boolean" office:boolean-value="false">
            <text:p>FAUX</text:p>
          </table:table-cell>
          <table:table-cell table:formula="of:=AND([.Q27]&gt;[.X27];[.Q27]&gt;0;NOT([.Q27]=&quot;infeasible&quot;))" office:value-type="boolean" office:boolean-value="false">
            <text:p>FAUX</text:p>
          </table:table-cell>
          <table:table-cell table:formula="of:=[.E27]+([.H27]*[.E27])&lt;[.X27]" office:value-type="boolean" office:boolean-value="false">
            <text:p>FAUX</text:p>
          </table:table-cell>
          <table:table-cell table:style-name="ce1" table:formula="of:=[.K27]+([.N27]*[.K27])&lt;[.X27]" office:value-type="boolean" office:boolean-value="false">
            <text:p>FAUX</text:p>
          </table:table-cell>
          <table:table-cell table:style-name="ce1" table:formula="of:=[.Q27]+([.Q27]*[.T27])&lt;[.X2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4292957">
            <text:p>14292957</text:p>
          </table:table-cell>
          <table:table-cell office:value-type="float" office:value="20004210">
            <text:p>20004210</text:p>
          </table:table-cell>
          <table:table-cell table:style-name="ce22" office:value-type="float" office:value="1181276">
            <text:p>1181276</text:p>
          </table:table-cell>
          <table:table-cell office:value-type="float" office:value="22.96">
            <text:p>22,96</text:p>
          </table:table-cell>
          <table:table-cell office:value-type="float" office:value="3604.68">
            <text:p>3604,68</text:p>
          </table:table-cell>
          <table:table-cell/>
          <table:table-cell office:value-type="float" office:value="13939243">
            <text:p>13939243</text:p>
          </table:table-cell>
          <table:table-cell office:value-type="float" office:value="19765210">
            <text:p>19765210</text:p>
          </table:table-cell>
          <table:table-cell table:style-name="ce22" office:value-type="float" office:value="1405990">
            <text:p>1405990</text:p>
          </table:table-cell>
          <table:table-cell office:value-type="float" office:value="24.79">
            <text:p>24,79</text:p>
          </table:table-cell>
          <table:table-cell office:value-type="float" office:value="3606.4">
            <text:p>3606,4</text:p>
          </table:table-cell>
          <table:table-cell/>
          <table:table-cell office:value-type="float" office:value="14140575">
            <text:p>14140575</text:p>
          </table:table-cell>
          <table:table-cell office:value-type="float" office:value="19789010">
            <text:p>19789010</text:p>
          </table:table-cell>
          <table:table-cell table:style-name="ce22" office:value-type="float" office:value="1208458">
            <text:p>1208458</text:p>
          </table:table-cell>
          <table:table-cell office:value-type="float" office:value="23.2">
            <text:p>23,2</text:p>
          </table:table-cell>
          <table:table-cell office:value-type="float" office:value="3600.14">
            <text:p>3600,14</text:p>
          </table:table-cell>
          <table:table-cell/>
          <table:table-cell table:style-name="ce1" table:formula="of:=MAXA([.Q28];[.K28];[.E28];[M5.E28];[M5.K28];[M5.Q28];[M1.E28];[M1.K28];[M1.Q28])" office:value-type="float" office:value="14292957">
            <text:p>14292957</text:p>
          </table:table-cell>
          <table:table-cell table:style-name="ce1" table:formula="of:=[.W28]-1" office:value-type="float" office:value="14292956">
            <text:p>14292956</text:p>
          </table:table-cell>
          <table:table-cell table:formula="of:=AND([.E28]&gt;[.X28];[.E28]&gt;0;NOT([.E28]=&quot;infeasible&quot;))" office:value-type="boolean" office:boolean-value="true">
            <text:p>VRAI</text:p>
          </table:table-cell>
          <table:table-cell table:formula="of:=AND([.K28]&gt;[.X28];[.K28]&gt;0;NOT([.K28]=&quot;infeasible&quot;))" office:value-type="boolean" office:boolean-value="false">
            <text:p>FAUX</text:p>
          </table:table-cell>
          <table:table-cell table:formula="of:=AND([.Q28]&gt;[.X28];[.Q28]&gt;0;NOT([.Q28]=&quot;infeasible&quot;))" office:value-type="boolean" office:boolean-value="false">
            <text:p>FAUX</text:p>
          </table:table-cell>
          <table:table-cell table:formula="of:=[.E28]+([.H28]*[.E28])&lt;[.X28]" office:value-type="boolean" office:boolean-value="false">
            <text:p>FAUX</text:p>
          </table:table-cell>
          <table:table-cell table:style-name="ce1" table:formula="of:=[.K28]+([.N28]*[.K28])&lt;[.X28]" office:value-type="boolean" office:boolean-value="false">
            <text:p>FAUX</text:p>
          </table:table-cell>
          <table:table-cell table:style-name="ce1" table:formula="of:=[.Q28]+([.Q28]*[.T28])&lt;[.X28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3220880">
            <text:p>23220880</text:p>
          </table:table-cell>
          <table:table-cell office:value-type="float" office:value="31616250">
            <text:p>31616250</text:p>
          </table:table-cell>
          <table:table-cell table:style-name="ce22" office:value-type="float" office:value="1725386">
            <text:p>1725386</text:p>
          </table:table-cell>
          <table:table-cell office:value-type="float" office:value="9.1">
            <text:p>9,1</text:p>
          </table:table-cell>
          <table:table-cell office:value-type="float" office:value="3600.21">
            <text:p>3600,21</text:p>
          </table:table-cell>
          <table:table-cell/>
          <table:table-cell office:value-type="float" office:value="22948728">
            <text:p>22948728</text:p>
          </table:table-cell>
          <table:table-cell office:value-type="float" office:value="31699200">
            <text:p>31699200</text:p>
          </table:table-cell>
          <table:table-cell table:style-name="ce22" office:value-type="float" office:value="2020472">
            <text:p>2020472</text:p>
          </table:table-cell>
          <table:table-cell office:value-type="float" office:value="10.66">
            <text:p>10,66</text:p>
          </table:table-cell>
          <table:table-cell office:value-type="float" office:value="3600.14">
            <text:p>3600,14</text:p>
          </table:table-cell>
          <table:table-cell/>
          <table:table-cell office:value-type="float" office:value="21172262">
            <text:p>21172262</text:p>
          </table:table-cell>
          <table:table-cell office:value-type="float" office:value="29669600">
            <text:p>29669600</text:p>
          </table:table-cell>
          <table:table-cell table:style-name="ce22" office:value-type="float" office:value="2327346">
            <text:p>2327346</text:p>
          </table:table-cell>
          <table:table-cell office:value-type="float" office:value="19.97">
            <text:p>19,97</text:p>
          </table:table-cell>
          <table:table-cell office:value-type="float" office:value="3610.96">
            <text:p>3610,96</text:p>
          </table:table-cell>
          <table:table-cell/>
          <table:table-cell table:style-name="ce1" table:formula="of:=MAXA([.Q29];[.K29];[.E29];[M5.E29];[M5.K29];[M5.Q29];[M1.E29];[M1.K29];[M1.Q29])" office:value-type="float" office:value="23274436">
            <text:p>23274436</text:p>
          </table:table-cell>
          <table:table-cell table:style-name="ce1" table:formula="of:=[.W29]-1" office:value-type="float" office:value="23274435">
            <text:p>23274435</text:p>
          </table:table-cell>
          <table:table-cell table:formula="of:=AND([.E29]&gt;[.X29];[.E29]&gt;0;NOT([.E29]=&quot;infeasible&quot;))" office:value-type="boolean" office:boolean-value="false">
            <text:p>FAUX</text:p>
          </table:table-cell>
          <table:table-cell table:formula="of:=AND([.K29]&gt;[.X29];[.K29]&gt;0;NOT([.K29]=&quot;infeasible&quot;))" office:value-type="boolean" office:boolean-value="false">
            <text:p>FAUX</text:p>
          </table:table-cell>
          <table:table-cell table:formula="of:=AND([.Q29]&gt;[.X29];[.Q29]&gt;0;NOT([.Q29]=&quot;infeasible&quot;))" office:value-type="boolean" office:boolean-value="false">
            <text:p>FAUX</text:p>
          </table:table-cell>
          <table:table-cell table:formula="of:=[.E29]+([.H29]*[.E29])&lt;[.X29]" office:value-type="boolean" office:boolean-value="false">
            <text:p>FAUX</text:p>
          </table:table-cell>
          <table:table-cell table:style-name="ce1" table:formula="of:=[.K29]+([.N29]*[.K29])&lt;[.X29]" office:value-type="boolean" office:boolean-value="false">
            <text:p>FAUX</text:p>
          </table:table-cell>
          <table:table-cell table:style-name="ce1" table:formula="of:=[.Q29]+([.Q29]*[.T29])&lt;[.X29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7885252">
            <text:p>7885252</text:p>
          </table:table-cell>
          <table:table-cell office:value-type="float" office:value="11921500">
            <text:p>11921500</text:p>
          </table:table-cell>
          <table:table-cell table:style-name="ce22" office:value-type="float" office:value="1246248">
            <text:p>1246248</text:p>
          </table:table-cell>
          <table:table-cell office:value-type="string">
            <text:p><text:s/></text:p>
          </table:table-cell>
          <table:table-cell office:value-type="float" office:value="107.62">
            <text:p>107,62</text:p>
          </table:table-cell>
          <table:table-cell/>
          <table:table-cell office:value-type="float" office:value="7885252">
            <text:p>7885252</text:p>
          </table:table-cell>
          <table:table-cell office:value-type="float" office:value="11921500">
            <text:p>11921500</text:p>
          </table:table-cell>
          <table:table-cell table:style-name="ce22" office:value-type="float" office:value="1246248">
            <text:p>1246248</text:p>
          </table:table-cell>
          <table:table-cell office:value-type="string">
            <text:p><text:s/></text:p>
          </table:table-cell>
          <table:table-cell office:value-type="float" office:value="93.21">
            <text:p>93,21</text:p>
          </table:table-cell>
          <table:table-cell/>
          <table:table-cell office:value-type="float" office:value="7885252">
            <text:p>7885252</text:p>
          </table:table-cell>
          <table:table-cell office:value-type="float" office:value="11921500">
            <text:p>11921500</text:p>
          </table:table-cell>
          <table:table-cell table:style-name="ce22" office:value-type="float" office:value="1246248">
            <text:p>1246248</text:p>
          </table:table-cell>
          <table:table-cell office:value-type="string">
            <text:p><text:s/></text:p>
          </table:table-cell>
          <table:table-cell office:value-type="float" office:value="123.36">
            <text:p>123,36</text:p>
          </table:table-cell>
          <table:table-cell/>
          <table:table-cell table:style-name="ce1" table:formula="of:=MAXA([.Q30];[.K30];[.E30];[M5.E30];[M5.K30];[M5.Q30];[M1.E30];[M1.K30];[M1.Q30])" office:value-type="float" office:value="7901194">
            <text:p>7901194</text:p>
          </table:table-cell>
          <table:table-cell table:style-name="ce1" table:formula="of:=[.W30]-1" office:value-type="float" office:value="7901193">
            <text:p>7901193</text:p>
          </table:table-cell>
          <table:table-cell table:formula="of:=AND([.E30]&gt;[.X30];[.E30]&gt;0;NOT([.E30]=&quot;infeasible&quot;))" office:value-type="boolean" office:boolean-value="false">
            <text:p>FAUX</text:p>
          </table:table-cell>
          <table:table-cell table:formula="of:=AND([.K30]&gt;[.X30];[.K30]&gt;0;NOT([.K30]=&quot;infeasible&quot;))" office:value-type="boolean" office:boolean-value="false">
            <text:p>FAUX</text:p>
          </table:table-cell>
          <table:table-cell table:formula="of:=AND([.Q30]&gt;[.X30];[.Q30]&gt;0;NOT([.Q30]=&quot;infeasible&quot;))" office:value-type="boolean" office:boolean-value="false">
            <text:p>FAUX</text:p>
          </table:table-cell>
          <table:table-cell table:formula="of:=[.E30]+([.H30]*[.E30])&lt;[.X30]" office:value-type="boolean" office:boolean-value="true">
            <text:p>VRAI</text:p>
          </table:table-cell>
          <table:table-cell table:style-name="ce1" table:formula="of:=[.K30]+([.N30]*[.K30])&lt;[.X30]" office:value-type="boolean" office:boolean-value="true">
            <text:p>VRAI</text:p>
          </table:table-cell>
          <table:table-cell table:style-name="ce1" table:formula="of:=[.Q30]+([.Q30]*[.T30])&lt;[.X3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4924722">
            <text:p>4924722</text:p>
          </table:table-cell>
          <table:table-cell office:value-type="float" office:value="8510630">
            <text:p>8510630</text:p>
          </table:table-cell>
          <table:table-cell table:style-name="ce22" office:value-type="float" office:value="1316020">
            <text:p>1316020</text:p>
          </table:table-cell>
          <table:table-cell office:value-type="string">
            <text:p><text:s/></text:p>
          </table:table-cell>
          <table:table-cell office:value-type="float" office:value="233.82">
            <text:p>233,82</text:p>
          </table:table-cell>
          <table:table-cell/>
          <table:table-cell office:value-type="float" office:value="4924722">
            <text:p>4924722</text:p>
          </table:table-cell>
          <table:table-cell office:value-type="float" office:value="8510630">
            <text:p>8510630</text:p>
          </table:table-cell>
          <table:table-cell table:style-name="ce22" office:value-type="float" office:value="1316020">
            <text:p>1316020</text:p>
          </table:table-cell>
          <table:table-cell office:value-type="string">
            <text:p><text:s/></text:p>
          </table:table-cell>
          <table:table-cell office:value-type="float" office:value="519.45">
            <text:p>519,45</text:p>
          </table:table-cell>
          <table:table-cell/>
          <table:table-cell office:value-type="float" office:value="4924722">
            <text:p>4924722</text:p>
          </table:table-cell>
          <table:table-cell office:value-type="float" office:value="8510650">
            <text:p>8510650</text:p>
          </table:table-cell>
          <table:table-cell table:style-name="ce22" office:value-type="float" office:value="1316020">
            <text:p>1316020</text:p>
          </table:table-cell>
          <table:table-cell office:value-type="string">
            <text:p><text:s/></text:p>
          </table:table-cell>
          <table:table-cell office:value-type="float" office:value="272.2">
            <text:p>272,2</text:p>
          </table:table-cell>
          <table:table-cell/>
          <table:table-cell table:style-name="ce1" table:formula="of:=MAXA([.Q31];[.K31];[.E31];[M5.E31];[M5.K31];[M5.Q31];[M1.E31];[M1.K31];[M1.Q31])" office:value-type="float" office:value="4929880">
            <text:p>4929880</text:p>
          </table:table-cell>
          <table:table-cell table:style-name="ce1" table:formula="of:=[.W31]-1" office:value-type="float" office:value="4929879">
            <text:p>4929879</text:p>
          </table:table-cell>
          <table:table-cell table:formula="of:=AND([.E31]&gt;[.X31];[.E31]&gt;0;NOT([.E31]=&quot;infeasible&quot;))" office:value-type="boolean" office:boolean-value="false">
            <text:p>FAUX</text:p>
          </table:table-cell>
          <table:table-cell table:formula="of:=AND([.K31]&gt;[.X31];[.K31]&gt;0;NOT([.K31]=&quot;infeasible&quot;))" office:value-type="boolean" office:boolean-value="false">
            <text:p>FAUX</text:p>
          </table:table-cell>
          <table:table-cell table:formula="of:=AND([.Q31]&gt;[.X31];[.Q31]&gt;0;NOT([.Q31]=&quot;infeasible&quot;))" office:value-type="boolean" office:boolean-value="false">
            <text:p>FAUX</text:p>
          </table:table-cell>
          <table:table-cell table:formula="of:=[.E31]+([.H31]*[.E31])&lt;[.X31]" office:value-type="boolean" office:boolean-value="true">
            <text:p>VRAI</text:p>
          </table:table-cell>
          <table:table-cell table:style-name="ce1" table:formula="of:=[.K31]+([.N31]*[.K31])&lt;[.X31]" office:value-type="boolean" office:boolean-value="true">
            <text:p>VRAI</text:p>
          </table:table-cell>
          <table:table-cell table:style-name="ce1" table:formula="of:=[.Q31]+([.Q31]*[.T31])&lt;[.X3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7837598">
            <text:p>7837598</text:p>
          </table:table-cell>
          <table:table-cell office:value-type="float" office:value="11677020">
            <text:p>11677020</text:p>
          </table:table-cell>
          <table:table-cell table:style-name="ce22" office:value-type="float" office:value="1419402">
            <text:p>1419402</text:p>
          </table:table-cell>
          <table:table-cell office:value-type="string">
            <text:p><text:s/></text:p>
          </table:table-cell>
          <table:table-cell office:value-type="float" office:value="531.21">
            <text:p>531,21</text:p>
          </table:table-cell>
          <table:table-cell/>
          <table:table-cell office:value-type="float" office:value="7938498">
            <text:p>7938498</text:p>
          </table:table-cell>
          <table:table-cell office:value-type="float" office:value="11803020">
            <text:p>11803020</text:p>
          </table:table-cell>
          <table:table-cell table:style-name="ce22" office:value-type="float" office:value="1424504">
            <text:p>1424504</text:p>
          </table:table-cell>
          <table:table-cell office:value-type="string">
            <text:p><text:s/></text:p>
          </table:table-cell>
          <table:table-cell office:value-type="float" office:value="1139.76">
            <text:p>1139,76</text:p>
          </table:table-cell>
          <table:table-cell/>
          <table:table-cell office:value-type="float" office:value="7938497">
            <text:p>7938497</text:p>
          </table:table-cell>
          <table:table-cell office:value-type="float" office:value="11803000">
            <text:p>11803000</text:p>
          </table:table-cell>
          <table:table-cell table:style-name="ce22" office:value-type="float" office:value="1424504">
            <text:p>1424504</text:p>
          </table:table-cell>
          <table:table-cell office:value-type="string">
            <text:p><text:s/></text:p>
          </table:table-cell>
          <table:table-cell office:value-type="float" office:value="1328.43">
            <text:p>1328,43</text:p>
          </table:table-cell>
          <table:table-cell/>
          <table:table-cell table:style-name="ce1" table:formula="of:=MAXA([.Q32];[.K32];[.E32];[M5.E32];[M5.K32];[M5.Q32];[M1.E32];[M1.K32];[M1.Q32])" office:value-type="float" office:value="8041984">
            <text:p>8041984</text:p>
          </table:table-cell>
          <table:table-cell table:style-name="ce1" table:formula="of:=[.W32]-1" office:value-type="float" office:value="8041983">
            <text:p>8041983</text:p>
          </table:table-cell>
          <table:table-cell table:formula="of:=AND([.E32]&gt;[.X32];[.E32]&gt;0;NOT([.E32]=&quot;infeasible&quot;))" office:value-type="boolean" office:boolean-value="false">
            <text:p>FAUX</text:p>
          </table:table-cell>
          <table:table-cell table:formula="of:=AND([.K32]&gt;[.X32];[.K32]&gt;0;NOT([.K32]=&quot;infeasible&quot;))" office:value-type="boolean" office:boolean-value="false">
            <text:p>FAUX</text:p>
          </table:table-cell>
          <table:table-cell table:formula="of:=AND([.Q32]&gt;[.X32];[.Q32]&gt;0;NOT([.Q32]=&quot;infeasible&quot;))" office:value-type="boolean" office:boolean-value="false">
            <text:p>FAUX</text:p>
          </table:table-cell>
          <table:table-cell table:formula="of:=[.E32]+([.H32]*[.E32])&lt;[.X32]" office:value-type="boolean" office:boolean-value="true">
            <text:p>VRAI</text:p>
          </table:table-cell>
          <table:table-cell table:style-name="ce1" table:formula="of:=[.K32]+([.N32]*[.K32])&lt;[.X32]" office:value-type="boolean" office:boolean-value="true">
            <text:p>VRAI</text:p>
          </table:table-cell>
          <table:table-cell table:style-name="ce1" table:formula="of:=[.Q32]+([.Q32]*[.T32])&lt;[.X3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9222814">
            <text:p>9222814</text:p>
          </table:table-cell>
          <table:table-cell office:value-type="float" office:value="16135750">
            <text:p>16135750</text:p>
          </table:table-cell>
          <table:table-cell table:style-name="ce22" office:value-type="float" office:value="3372936">
            <text:p>3372936</text:p>
          </table:table-cell>
          <table:table-cell office:value-type="string">
            <text:p><text:s/></text:p>
          </table:table-cell>
          <table:table-cell office:value-type="float" office:value="986.2">
            <text:p>986,2</text:p>
          </table:table-cell>
          <table:table-cell/>
          <table:table-cell office:value-type="float" office:value="9233175">
            <text:p>9233175</text:p>
          </table:table-cell>
          <table:table-cell office:value-type="float" office:value="16136250">
            <text:p>16136250</text:p>
          </table:table-cell>
          <table:table-cell table:style-name="ce22" office:value-type="float" office:value="3363074">
            <text:p>3363074</text:p>
          </table:table-cell>
          <table:table-cell office:value-type="string">
            <text:p><text:s/></text:p>
          </table:table-cell>
          <table:table-cell office:value-type="float" office:value="2718.3">
            <text:p>2718,3</text:p>
          </table:table-cell>
          <table:table-cell/>
          <table:table-cell office:value-type="float" office:value="9215610">
            <text:p>9215610</text:p>
          </table:table-cell>
          <table:table-cell office:value-type="float" office:value="16165750">
            <text:p>16165750</text:p>
          </table:table-cell>
          <table:table-cell table:style-name="ce22" office:value-type="float" office:value="3400140">
            <text:p>3400140</text:p>
          </table:table-cell>
          <table:table-cell office:value-type="float" office:value="0.74">
            <text:p>0,74</text:p>
          </table:table-cell>
          <table:table-cell office:value-type="float" office:value="3608.49">
            <text:p>3608,49</text:p>
          </table:table-cell>
          <table:table-cell/>
          <table:table-cell table:style-name="ce1" table:formula="of:=MAXA([.Q33];[.K33];[.E33];[M5.E33];[M5.K33];[M5.Q33];[M1.E33];[M1.K33];[M1.Q33])" office:value-type="float" office:value="9233175">
            <text:p>9233175</text:p>
          </table:table-cell>
          <table:table-cell table:style-name="ce1" table:formula="of:=[.W33]-1" office:value-type="float" office:value="9233174">
            <text:p>9233174</text:p>
          </table:table-cell>
          <table:table-cell table:formula="of:=AND([.E33]&gt;[.X33];[.E33]&gt;0;NOT([.E33]=&quot;infeasible&quot;))" office:value-type="boolean" office:boolean-value="false">
            <text:p>FAUX</text:p>
          </table:table-cell>
          <table:table-cell table:formula="of:=AND([.K33]&gt;[.X33];[.K33]&gt;0;NOT([.K33]=&quot;infeasible&quot;))" office:value-type="boolean" office:boolean-value="true">
            <text:p>VRAI</text:p>
          </table:table-cell>
          <table:table-cell table:formula="of:=AND([.Q33]&gt;[.X33];[.Q33]&gt;0;NOT([.Q33]=&quot;infeasible&quot;))" office:value-type="boolean" office:boolean-value="false">
            <text:p>FAUX</text:p>
          </table:table-cell>
          <table:table-cell table:formula="of:=[.E33]+([.H33]*[.E33])&lt;[.X33]" office:value-type="boolean" office:boolean-value="true">
            <text:p>VRAI</text:p>
          </table:table-cell>
          <table:table-cell table:style-name="ce1" table:formula="of:=[.K33]+([.N33]*[.K33])&lt;[.X33]" office:value-type="boolean" office:boolean-value="false">
            <text:p>FAUX</text:p>
          </table:table-cell>
          <table:table-cell table:style-name="ce1" table:formula="of:=[.Q33]+([.Q33]*[.T33])&lt;[.X3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9610288">
            <text:p>9610288</text:p>
          </table:table-cell>
          <table:table-cell office:value-type="float" office:value="14428300">
            <text:p>14428300</text:p>
          </table:table-cell>
          <table:table-cell table:style-name="ce22" office:value-type="float" office:value="1988004">
            <text:p>1988004</text:p>
          </table:table-cell>
          <table:table-cell office:value-type="string">
            <text:p><text:s/></text:p>
          </table:table-cell>
          <table:table-cell office:value-type="float" office:value="237.68">
            <text:p>237,68</text:p>
          </table:table-cell>
          <table:table-cell/>
          <table:table-cell office:value-type="float" office:value="9935260">
            <text:p>9935260</text:p>
          </table:table-cell>
          <table:table-cell office:value-type="float" office:value="15251300">
            <text:p>15251300</text:p>
          </table:table-cell>
          <table:table-cell table:style-name="ce22" office:value-type="float" office:value="2316034">
            <text:p>2316034</text:p>
          </table:table-cell>
          <table:table-cell office:value-type="string">
            <text:p><text:s/></text:p>
          </table:table-cell>
          <table:table-cell office:value-type="float" office:value="1437.07">
            <text:p>1437,07</text:p>
          </table:table-cell>
          <table:table-cell/>
          <table:table-cell office:value-type="float" office:value="9935260">
            <text:p>9935260</text:p>
          </table:table-cell>
          <table:table-cell office:value-type="float" office:value="15251300">
            <text:p>15251300</text:p>
          </table:table-cell>
          <table:table-cell table:style-name="ce22" office:value-type="float" office:value="2316034">
            <text:p>2316034</text:p>
          </table:table-cell>
          <table:table-cell office:value-type="string">
            <text:p><text:s/></text:p>
          </table:table-cell>
          <table:table-cell office:value-type="float" office:value="2364.98">
            <text:p>2364,98</text:p>
          </table:table-cell>
          <table:table-cell/>
          <table:table-cell table:style-name="ce1" table:formula="of:=MAXA([.Q34];[.K34];[.E34];[M5.E34];[M5.K34];[M5.Q34];[M1.E34];[M1.K34];[M1.Q34])" office:value-type="float" office:value="9942460">
            <text:p>9942460</text:p>
          </table:table-cell>
          <table:table-cell table:style-name="ce1" table:formula="of:=[.W34]-1" office:value-type="float" office:value="9942459">
            <text:p>9942459</text:p>
          </table:table-cell>
          <table:table-cell table:formula="of:=AND([.E34]&gt;[.X34];[.E34]&gt;0;NOT([.E34]=&quot;infeasible&quot;))" office:value-type="boolean" office:boolean-value="false">
            <text:p>FAUX</text:p>
          </table:table-cell>
          <table:table-cell table:formula="of:=AND([.K34]&gt;[.X34];[.K34]&gt;0;NOT([.K34]=&quot;infeasible&quot;))" office:value-type="boolean" office:boolean-value="false">
            <text:p>FAUX</text:p>
          </table:table-cell>
          <table:table-cell table:formula="of:=AND([.Q34]&gt;[.X34];[.Q34]&gt;0;NOT([.Q34]=&quot;infeasible&quot;))" office:value-type="boolean" office:boolean-value="false">
            <text:p>FAUX</text:p>
          </table:table-cell>
          <table:table-cell table:formula="of:=[.E34]+([.H34]*[.E34])&lt;[.X34]" office:value-type="boolean" office:boolean-value="true">
            <text:p>VRAI</text:p>
          </table:table-cell>
          <table:table-cell table:style-name="ce1" table:formula="of:=[.K34]+([.N34]*[.K34])&lt;[.X34]" office:value-type="boolean" office:boolean-value="true">
            <text:p>VRAI</text:p>
          </table:table-cell>
          <table:table-cell table:style-name="ce1" table:formula="of:=[.Q34]+([.Q34]*[.T34])&lt;[.X3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5790262">
            <text:p>15790262</text:p>
          </table:table-cell>
          <table:table-cell office:value-type="float" office:value="22047687">
            <text:p>22047687</text:p>
          </table:table-cell>
          <table:table-cell table:style-name="ce22" office:value-type="float" office:value="2067396">
            <text:p>2067396</text:p>
          </table:table-cell>
          <table:table-cell office:value-type="string">
            <text:p><text:s/></text:p>
          </table:table-cell>
          <table:table-cell office:value-type="float" office:value="670.99">
            <text:p>670,99</text:p>
          </table:table-cell>
          <table:table-cell/>
          <table:table-cell office:value-type="float" office:value="15790262">
            <text:p>15790262</text:p>
          </table:table-cell>
          <table:table-cell office:value-type="float" office:value="22047687">
            <text:p>22047687</text:p>
          </table:table-cell>
          <table:table-cell table:style-name="ce22" office:value-type="float" office:value="2067396">
            <text:p>2067396</text:p>
          </table:table-cell>
          <table:table-cell office:value-type="string">
            <text:p><text:s/></text:p>
          </table:table-cell>
          <table:table-cell office:value-type="float" office:value="886.62">
            <text:p>886,62</text:p>
          </table:table-cell>
          <table:table-cell/>
          <table:table-cell office:value-type="float" office:value="15789766">
            <text:p>15789766</text:p>
          </table:table-cell>
          <table:table-cell office:value-type="float" office:value="22047687">
            <text:p>22047687</text:p>
          </table:table-cell>
          <table:table-cell table:style-name="ce22" office:value-type="float" office:value="2067892">
            <text:p>2067892</text:p>
          </table:table-cell>
          <table:table-cell office:value-type="float" office:value="0.13">
            <text:p>0,13</text:p>
          </table:table-cell>
          <table:table-cell office:value-type="float" office:value="3605.52">
            <text:p>3605,52</text:p>
          </table:table-cell>
          <table:table-cell/>
          <table:table-cell table:style-name="ce1" table:formula="of:=MAXA([.Q35];[.K35];[.E35];[M5.E35];[M5.K35];[M5.Q35];[M1.E35];[M1.K35];[M1.Q35])" office:value-type="float" office:value="15837944">
            <text:p>15837944</text:p>
          </table:table-cell>
          <table:table-cell table:style-name="ce1" table:formula="of:=[.W35]-1" office:value-type="float" office:value="15837943">
            <text:p>15837943</text:p>
          </table:table-cell>
          <table:table-cell table:formula="of:=AND([.E35]&gt;[.X35];[.E35]&gt;0;NOT([.E35]=&quot;infeasible&quot;))" office:value-type="boolean" office:boolean-value="false">
            <text:p>FAUX</text:p>
          </table:table-cell>
          <table:table-cell table:formula="of:=AND([.K35]&gt;[.X35];[.K35]&gt;0;NOT([.K35]=&quot;infeasible&quot;))" office:value-type="boolean" office:boolean-value="false">
            <text:p>FAUX</text:p>
          </table:table-cell>
          <table:table-cell table:formula="of:=AND([.Q35]&gt;[.X35];[.Q35]&gt;0;NOT([.Q35]=&quot;infeasible&quot;))" office:value-type="boolean" office:boolean-value="false">
            <text:p>FAUX</text:p>
          </table:table-cell>
          <table:table-cell table:formula="of:=[.E35]+([.H35]*[.E35])&lt;[.X35]" office:value-type="boolean" office:boolean-value="true">
            <text:p>VRAI</text:p>
          </table:table-cell>
          <table:table-cell table:style-name="ce1" table:formula="of:=[.K35]+([.N35]*[.K35])&lt;[.X35]" office:value-type="boolean" office:boolean-value="true">
            <text:p>VRAI</text:p>
          </table:table-cell>
          <table:table-cell table:style-name="ce1" table:formula="of:=[.Q35]+([.Q35]*[.T35])&lt;[.X3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9931239">
            <text:p>9931239</text:p>
          </table:table-cell>
          <table:table-cell office:value-type="float" office:value="15206000">
            <text:p>15206000</text:p>
          </table:table-cell>
          <table:table-cell table:style-name="ce22" office:value-type="float" office:value="2614760">
            <text:p>2614760</text:p>
          </table:table-cell>
          <table:table-cell office:value-type="string">
            <text:p><text:s/></text:p>
          </table:table-cell>
          <table:table-cell office:value-type="float" office:value="1325.14">
            <text:p>1325,14</text:p>
          </table:table-cell>
          <table:table-cell/>
          <table:table-cell office:value-type="float" office:value="9956236">
            <text:p>9956236</text:p>
          </table:table-cell>
          <table:table-cell office:value-type="float" office:value="15463000">
            <text:p>15463000</text:p>
          </table:table-cell>
          <table:table-cell table:style-name="ce22" office:value-type="float" office:value="2826764">
            <text:p>2826764</text:p>
          </table:table-cell>
          <table:table-cell office:value-type="string">
            <text:p><text:s/></text:p>
          </table:table-cell>
          <table:table-cell office:value-type="float" office:value="2360.67">
            <text:p>2360,67</text:p>
          </table:table-cell>
          <table:table-cell/>
          <table:table-cell office:value-type="float" office:value="9915298">
            <text:p>9915298</text:p>
          </table:table-cell>
          <table:table-cell office:value-type="float" office:value="15472500">
            <text:p>15472500</text:p>
          </table:table-cell>
          <table:table-cell table:style-name="ce22" office:value-type="float" office:value="2867202">
            <text:p>2867202</text:p>
          </table:table-cell>
          <table:table-cell office:value-type="float" office:value="1.66">
            <text:p>1,66</text:p>
          </table:table-cell>
          <table:table-cell office:value-type="float" office:value="3608.81">
            <text:p>3608,81</text:p>
          </table:table-cell>
          <table:table-cell/>
          <table:table-cell table:style-name="ce1" table:formula="of:=MAXA([.Q36];[.K36];[.E36];[M5.E36];[M5.K36];[M5.Q36];[M1.E36];[M1.K36];[M1.Q36])" office:value-type="float" office:value="9956236">
            <text:p>9956236</text:p>
          </table:table-cell>
          <table:table-cell table:style-name="ce1" table:formula="of:=[.W36]-1" office:value-type="float" office:value="9956235">
            <text:p>9956235</text:p>
          </table:table-cell>
          <table:table-cell table:formula="of:=AND([.E36]&gt;[.X36];[.E36]&gt;0;NOT([.E36]=&quot;infeasible&quot;))" office:value-type="boolean" office:boolean-value="false">
            <text:p>FAUX</text:p>
          </table:table-cell>
          <table:table-cell table:formula="of:=AND([.K36]&gt;[.X36];[.K36]&gt;0;NOT([.K36]=&quot;infeasible&quot;))" office:value-type="boolean" office:boolean-value="true">
            <text:p>VRAI</text:p>
          </table:table-cell>
          <table:table-cell table:formula="of:=AND([.Q36]&gt;[.X36];[.Q36]&gt;0;NOT([.Q36]=&quot;infeasible&quot;))" office:value-type="boolean" office:boolean-value="false">
            <text:p>FAUX</text:p>
          </table:table-cell>
          <table:table-cell table:formula="of:=[.E36]+([.H36]*[.E36])&lt;[.X36]" office:value-type="boolean" office:boolean-value="true">
            <text:p>VRAI</text:p>
          </table:table-cell>
          <table:table-cell table:style-name="ce1" table:formula="of:=[.K36]+([.N36]*[.K36])&lt;[.X36]" office:value-type="boolean" office:boolean-value="false">
            <text:p>FAUX</text:p>
          </table:table-cell>
          <table:table-cell table:style-name="ce1" table:formula="of:=[.Q36]+([.Q36]*[.T36])&lt;[.X36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12566254">
            <text:p>12566254</text:p>
          </table:table-cell>
          <table:table-cell office:value-type="float" office:value="18694710">
            <text:p>18694710</text:p>
          </table:table-cell>
          <table:table-cell table:style-name="ce22" office:value-type="float" office:value="2578412">
            <text:p>2578412</text:p>
          </table:table-cell>
          <table:table-cell office:value-type="string">
            <text:p><text:s/></text:p>
          </table:table-cell>
          <table:table-cell office:value-type="float" office:value="2102.58">
            <text:p>2102,58</text:p>
          </table:table-cell>
          <table:table-cell/>
          <table:table-cell office:value-type="float" office:value="12552222">
            <text:p>12552222</text:p>
          </table:table-cell>
          <table:table-cell office:value-type="float" office:value="18682710">
            <text:p>18682710</text:p>
          </table:table-cell>
          <table:table-cell table:style-name="ce22" office:value-type="float" office:value="2580444">
            <text:p>2580444</text:p>
          </table:table-cell>
          <table:table-cell office:value-type="float" office:value="0.26">
            <text:p>0,26</text:p>
          </table:table-cell>
          <table:table-cell office:value-type="float" office:value="3600.43">
            <text:p>3600,43</text:p>
          </table:table-cell>
          <table:table-cell/>
          <table:table-cell office:value-type="float" office:value="12555032">
            <text:p>12555032</text:p>
          </table:table-cell>
          <table:table-cell office:value-type="float" office:value="18781710">
            <text:p>18781710</text:p>
          </table:table-cell>
          <table:table-cell table:style-name="ce22" office:value-type="float" office:value="2646634">
            <text:p>2646634</text:p>
          </table:table-cell>
          <table:table-cell office:value-type="float" office:value="0.34">
            <text:p>0,34</text:p>
          </table:table-cell>
          <table:table-cell office:value-type="float" office:value="3605.58">
            <text:p>3605,58</text:p>
          </table:table-cell>
          <table:table-cell/>
          <table:table-cell table:style-name="ce1" table:formula="of:=MAXA([.Q37];[.K37];[.E37];[M5.E37];[M5.K37];[M5.Q37];[M1.E37];[M1.K37];[M1.Q37])" office:value-type="float" office:value="12639700">
            <text:p>12639700</text:p>
          </table:table-cell>
          <table:table-cell table:style-name="ce1" table:formula="of:=[.W37]-1" office:value-type="float" office:value="12639699">
            <text:p>12639699</text:p>
          </table:table-cell>
          <table:table-cell table:formula="of:=AND([.E37]&gt;[.X37];[.E37]&gt;0;NOT([.E37]=&quot;infeasible&quot;))" office:value-type="boolean" office:boolean-value="false">
            <text:p>FAUX</text:p>
          </table:table-cell>
          <table:table-cell table:formula="of:=AND([.K37]&gt;[.X37];[.K37]&gt;0;NOT([.K37]=&quot;infeasible&quot;))" office:value-type="boolean" office:boolean-value="false">
            <text:p>FAUX</text:p>
          </table:table-cell>
          <table:table-cell table:formula="of:=AND([.Q37]&gt;[.X37];[.Q37]&gt;0;NOT([.Q37]=&quot;infeasible&quot;))" office:value-type="boolean" office:boolean-value="false">
            <text:p>FAUX</text:p>
          </table:table-cell>
          <table:table-cell table:formula="of:=[.E37]+([.H37]*[.E37])&lt;[.X37]" office:value-type="boolean" office:boolean-value="true">
            <text:p>VRAI</text:p>
          </table:table-cell>
          <table:table-cell table:style-name="ce1" table:formula="of:=[.K37]+([.N37]*[.K37])&lt;[.X37]" office:value-type="boolean" office:boolean-value="false">
            <text:p>FAUX</text:p>
          </table:table-cell>
          <table:table-cell table:style-name="ce1" table:formula="of:=[.Q37]+([.Q37]*[.T37])&lt;[.X3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9347416">
            <text:p>9347416</text:p>
          </table:table-cell>
          <table:table-cell office:value-type="float" office:value="13493000">
            <text:p>13493000</text:p>
          </table:table-cell>
          <table:table-cell table:style-name="ce22" office:value-type="float" office:value="1665580">
            <text:p>1665580</text:p>
          </table:table-cell>
          <table:table-cell office:value-type="string">
            <text:p><text:s/></text:p>
          </table:table-cell>
          <table:table-cell office:value-type="float" office:value="1049.57">
            <text:p>1049,57</text:p>
          </table:table-cell>
          <table:table-cell/>
          <table:table-cell office:value-type="float" office:value="10407518">
            <text:p>10407518</text:p>
          </table:table-cell>
          <table:table-cell office:value-type="float" office:value="18333200">
            <text:p>18333200</text:p>
          </table:table-cell>
          <table:table-cell table:style-name="ce22" office:value-type="float" office:value="4575630">
            <text:p>4575630</text:p>
          </table:table-cell>
          <table:table-cell office:value-type="string">
            <text:p><text:s/></text:p>
          </table:table-cell>
          <table:table-cell office:value-type="float" office:value="1000.44">
            <text:p>1000,44</text:p>
          </table:table-cell>
          <table:table-cell/>
          <table:table-cell office:value-type="float" office:value="10410566">
            <text:p>10410566</text:p>
          </table:table-cell>
          <table:table-cell office:value-type="float" office:value="18722750">
            <text:p>18722750</text:p>
          </table:table-cell>
          <table:table-cell table:style-name="ce22" office:value-type="float" office:value="4902182">
            <text:p>4902182</text:p>
          </table:table-cell>
          <table:table-cell office:value-type="string">
            <text:p><text:s/></text:p>
          </table:table-cell>
          <table:table-cell office:value-type="float" office:value="2667.03">
            <text:p>2667,03</text:p>
          </table:table-cell>
          <table:table-cell/>
          <table:table-cell table:style-name="ce1" table:formula="of:=MAXA([.Q38];[.K38];[.E38];[M5.E38];[M5.K38];[M5.Q38];[M1.E38];[M1.K38];[M1.Q38])" office:value-type="float" office:value="10433774">
            <text:p>10433774</text:p>
          </table:table-cell>
          <table:table-cell table:style-name="ce1" table:formula="of:=[.W38]-1" office:value-type="float" office:value="10433773">
            <text:p>10433773</text:p>
          </table:table-cell>
          <table:table-cell table:formula="of:=AND([.E38]&gt;[.X38];[.E38]&gt;0;NOT([.E38]=&quot;infeasible&quot;))" office:value-type="boolean" office:boolean-value="false">
            <text:p>FAUX</text:p>
          </table:table-cell>
          <table:table-cell table:formula="of:=AND([.K38]&gt;[.X38];[.K38]&gt;0;NOT([.K38]=&quot;infeasible&quot;))" office:value-type="boolean" office:boolean-value="false">
            <text:p>FAUX</text:p>
          </table:table-cell>
          <table:table-cell table:formula="of:=AND([.Q38]&gt;[.X38];[.Q38]&gt;0;NOT([.Q38]=&quot;infeasible&quot;))" office:value-type="boolean" office:boolean-value="false">
            <text:p>FAUX</text:p>
          </table:table-cell>
          <table:table-cell table:formula="of:=[.E38]+([.H38]*[.E38])&lt;[.X38]" office:value-type="boolean" office:boolean-value="true">
            <text:p>VRAI</text:p>
          </table:table-cell>
          <table:table-cell table:style-name="ce1" table:formula="of:=[.K38]+([.N38]*[.K38])&lt;[.X38]" office:value-type="boolean" office:boolean-value="true">
            <text:p>VRAI</text:p>
          </table:table-cell>
          <table:table-cell table:style-name="ce1" table:formula="of:=[.Q38]+([.Q38]*[.T38])&lt;[.X3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3626076">
            <text:p>13626076</text:p>
          </table:table-cell>
          <table:table-cell office:value-type="float" office:value="21986920">
            <text:p>21986920</text:p>
          </table:table-cell>
          <table:table-cell table:style-name="ce22" office:value-type="float" office:value="2890724">
            <text:p>2890724</text:p>
          </table:table-cell>
          <table:table-cell office:value-type="float" office:value="0.06">
            <text:p>0,06</text:p>
          </table:table-cell>
          <table:table-cell office:value-type="float" office:value="3600.32">
            <text:p>3600,32</text:p>
          </table:table-cell>
          <table:table-cell/>
          <table:table-cell office:value-type="float" office:value="13615892">
            <text:p>13615892</text:p>
          </table:table-cell>
          <table:table-cell office:value-type="float" office:value="21986800">
            <text:p>21986800</text:p>
          </table:table-cell>
          <table:table-cell table:style-name="ce22" office:value-type="float" office:value="2900908">
            <text:p>2900908</text:p>
          </table:table-cell>
          <table:table-cell office:value-type="float" office:value="0.49">
            <text:p>0,49</text:p>
          </table:table-cell>
          <table:table-cell office:value-type="float" office:value="3600.13">
            <text:p>3600,13</text:p>
          </table:table-cell>
          <table:table-cell/>
          <table:table-cell office:value-type="float" office:value="11351316">
            <text:p>11351316</text:p>
          </table:table-cell>
          <table:table-cell office:value-type="float" office:value="15015120">
            <text:p>15015120</text:p>
          </table:table-cell>
          <table:table-cell table:style-name="ce22" office:value-type="float" office:value="753684">
            <text:p>753684</text:p>
          </table:table-cell>
          <table:table-cell office:value-type="float" office:value="21.61">
            <text:p>21,61</text:p>
          </table:table-cell>
          <table:table-cell office:value-type="float" office:value="3606.21">
            <text:p>3606,21</text:p>
          </table:table-cell>
          <table:table-cell/>
          <table:table-cell table:style-name="ce1" table:formula="of:=MAXA([.Q39];[.K39];[.E39];[M5.E39];[M5.K39];[M5.Q39];[M1.E39];[M1.K39];[M1.Q39])" office:value-type="float" office:value="13650938">
            <text:p>13650938</text:p>
          </table:table-cell>
          <table:table-cell table:style-name="ce1" table:formula="of:=[.W39]-1" office:value-type="float" office:value="13650937">
            <text:p>13650937</text:p>
          </table:table-cell>
          <table:table-cell table:formula="of:=AND([.E39]&gt;[.X39];[.E39]&gt;0;NOT([.E39]=&quot;infeasible&quot;))" office:value-type="boolean" office:boolean-value="false">
            <text:p>FAUX</text:p>
          </table:table-cell>
          <table:table-cell table:formula="of:=AND([.K39]&gt;[.X39];[.K39]&gt;0;NOT([.K39]=&quot;infeasible&quot;))" office:value-type="boolean" office:boolean-value="false">
            <text:p>FAUX</text:p>
          </table:table-cell>
          <table:table-cell table:formula="of:=AND([.Q39]&gt;[.X39];[.Q39]&gt;0;NOT([.Q39]=&quot;infeasible&quot;))" office:value-type="boolean" office:boolean-value="false">
            <text:p>FAUX</text:p>
          </table:table-cell>
          <table:table-cell table:formula="of:=[.E39]+([.H39]*[.E39])&lt;[.X39]" office:value-type="boolean" office:boolean-value="false">
            <text:p>FAUX</text:p>
          </table:table-cell>
          <table:table-cell table:style-name="ce1" table:formula="of:=[.K39]+([.N39]*[.K39])&lt;[.X39]" office:value-type="boolean" office:boolean-value="false">
            <text:p>FAUX</text:p>
          </table:table-cell>
          <table:table-cell table:style-name="ce1" table:formula="of:=[.Q39]+([.Q39]*[.T39])&lt;[.X39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6985362">
            <text:p>6985362</text:p>
          </table:table-cell>
          <table:table-cell office:value-type="float" office:value="9850000">
            <text:p>9850000</text:p>
          </table:table-cell>
          <table:table-cell table:style-name="ce22" office:value-type="float" office:value="714638">
            <text:p>714638</text:p>
          </table:table-cell>
          <table:table-cell office:value-type="string">
            <text:p><text:s/></text:p>
          </table:table-cell>
          <table:table-cell office:value-type="float" office:value="338.85">
            <text:p>338,85</text:p>
          </table:table-cell>
          <table:table-cell/>
          <table:table-cell office:value-type="float" office:value="6985362">
            <text:p>6985362</text:p>
          </table:table-cell>
          <table:table-cell office:value-type="float" office:value="9849990">
            <text:p>9849990</text:p>
          </table:table-cell>
          <table:table-cell table:style-name="ce22" office:value-type="float" office:value="714638">
            <text:p>714638</text:p>
          </table:table-cell>
          <table:table-cell office:value-type="string">
            <text:p><text:s/></text:p>
          </table:table-cell>
          <table:table-cell office:value-type="float" office:value="280.21">
            <text:p>280,21</text:p>
          </table:table-cell>
          <table:table-cell/>
          <table:table-cell office:value-type="float" office:value="6985362">
            <text:p>6985362</text:p>
          </table:table-cell>
          <table:table-cell office:value-type="float" office:value="9850000">
            <text:p>9850000</text:p>
          </table:table-cell>
          <table:table-cell table:style-name="ce22" office:value-type="float" office:value="714638">
            <text:p>714638</text:p>
          </table:table-cell>
          <table:table-cell office:value-type="string">
            <text:p><text:s/></text:p>
          </table:table-cell>
          <table:table-cell office:value-type="float" office:value="1184.46">
            <text:p>1184,46</text:p>
          </table:table-cell>
          <table:table-cell/>
          <table:table-cell table:style-name="ce1" table:formula="of:=MAXA([.Q40];[.K40];[.E40];[M5.E40];[M5.K40];[M5.Q40];[M1.E40];[M1.K40];[M1.Q40])" office:value-type="float" office:value="6985362">
            <text:p>6985362</text:p>
          </table:table-cell>
          <table:table-cell table:style-name="ce1" table:formula="of:=[.W40]-1" office:value-type="float" office:value="6985361">
            <text:p>6985361</text:p>
          </table:table-cell>
          <table:table-cell table:formula="of:=AND([.E40]&gt;[.X40];[.E40]&gt;0;NOT([.E40]=&quot;infeasible&quot;))" office:value-type="boolean" office:boolean-value="true">
            <text:p>VRAI</text:p>
          </table:table-cell>
          <table:table-cell table:formula="of:=AND([.K40]&gt;[.X40];[.K40]&gt;0;NOT([.K40]=&quot;infeasible&quot;))" office:value-type="boolean" office:boolean-value="true">
            <text:p>VRAI</text:p>
          </table:table-cell>
          <table:table-cell table:formula="of:=AND([.Q40]&gt;[.X40];[.Q40]&gt;0;NOT([.Q40]=&quot;infeasible&quot;))" office:value-type="boolean" office:boolean-value="true">
            <text:p>VRAI</text:p>
          </table:table-cell>
          <table:table-cell table:formula="of:=[.E40]+([.H40]*[.E40])&lt;[.X40]" office:value-type="boolean" office:boolean-value="false">
            <text:p>FAUX</text:p>
          </table:table-cell>
          <table:table-cell table:style-name="ce1" table:formula="of:=[.K40]+([.N40]*[.K40])&lt;[.X40]" office:value-type="boolean" office:boolean-value="false">
            <text:p>FAUX</text:p>
          </table:table-cell>
          <table:table-cell table:style-name="ce1" table:formula="of:=[.Q40]+([.Q40]*[.T40])&lt;[.X40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7023346">
            <text:p>7023346</text:p>
          </table:table-cell>
          <table:table-cell office:value-type="float" office:value="11081204">
            <text:p>11081204</text:p>
          </table:table-cell>
          <table:table-cell table:style-name="ce22" office:value-type="float" office:value="1197858">
            <text:p>1197858</text:p>
          </table:table-cell>
          <table:table-cell office:value-type="string">
            <text:p><text:s/></text:p>
          </table:table-cell>
          <table:table-cell office:value-type="float" office:value="850.65">
            <text:p>850,65</text:p>
          </table:table-cell>
          <table:table-cell/>
          <table:table-cell office:value-type="float" office:value="7023346">
            <text:p>7023346</text:p>
          </table:table-cell>
          <table:table-cell office:value-type="float" office:value="11081204">
            <text:p>11081204</text:p>
          </table:table-cell>
          <table:table-cell table:style-name="ce22" office:value-type="float" office:value="1197858">
            <text:p>1197858</text:p>
          </table:table-cell>
          <table:table-cell office:value-type="string">
            <text:p><text:s/></text:p>
          </table:table-cell>
          <table:table-cell office:value-type="float" office:value="2383.32">
            <text:p>2383,32</text:p>
          </table:table-cell>
          <table:table-cell/>
          <table:table-cell office:value-type="float" office:value="7021090">
            <text:p>7021090</text:p>
          </table:table-cell>
          <table:table-cell office:value-type="float" office:value="11081204">
            <text:p>11081204</text:p>
          </table:table-cell>
          <table:table-cell table:style-name="ce22" office:value-type="float" office:value="1200114">
            <text:p>1200114</text:p>
          </table:table-cell>
          <table:table-cell office:value-type="float" office:value="0.08">
            <text:p>0,08</text:p>
          </table:table-cell>
          <table:table-cell office:value-type="float" office:value="3600.13">
            <text:p>3600,13</text:p>
          </table:table-cell>
          <table:table-cell/>
          <table:table-cell table:style-name="ce1" table:formula="of:=MAXA([.Q41];[.K41];[.E41];[M5.E41];[M5.K41];[M5.Q41];[M1.E41];[M1.K41];[M1.Q41])" office:value-type="float" office:value="7047252">
            <text:p>7047252</text:p>
          </table:table-cell>
          <table:table-cell table:style-name="ce1" table:formula="of:=[.W41]-1" office:value-type="float" office:value="7047251">
            <text:p>7047251</text:p>
          </table:table-cell>
          <table:table-cell table:formula="of:=AND([.E41]&gt;[.X41];[.E41]&gt;0;NOT([.E41]=&quot;infeasible&quot;))" office:value-type="boolean" office:boolean-value="false">
            <text:p>FAUX</text:p>
          </table:table-cell>
          <table:table-cell table:formula="of:=AND([.K41]&gt;[.X41];[.K41]&gt;0;NOT([.K41]=&quot;infeasible&quot;))" office:value-type="boolean" office:boolean-value="false">
            <text:p>FAUX</text:p>
          </table:table-cell>
          <table:table-cell table:formula="of:=AND([.Q41]&gt;[.X41];[.Q41]&gt;0;NOT([.Q41]=&quot;infeasible&quot;))" office:value-type="boolean" office:boolean-value="false">
            <text:p>FAUX</text:p>
          </table:table-cell>
          <table:table-cell table:formula="of:=[.E41]+([.H41]*[.E41])&lt;[.X41]" office:value-type="boolean" office:boolean-value="true">
            <text:p>VRAI</text:p>
          </table:table-cell>
          <table:table-cell table:style-name="ce1" table:formula="of:=[.K41]+([.N41]*[.K41])&lt;[.X41]" office:value-type="boolean" office:boolean-value="true">
            <text:p>VRAI</text:p>
          </table:table-cell>
          <table:table-cell table:style-name="ce1" table:formula="of:=[.Q41]+([.Q41]*[.T41])&lt;[.X41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0955918">
            <text:p>10955918</text:p>
          </table:table-cell>
          <table:table-cell office:value-type="float" office:value="16106750">
            <text:p>16106750</text:p>
          </table:table-cell>
          <table:table-cell table:style-name="ce22" office:value-type="float" office:value="1370836">
            <text:p>1370836</text:p>
          </table:table-cell>
          <table:table-cell office:value-type="float" office:value="19.32">
            <text:p>19,32</text:p>
          </table:table-cell>
          <table:table-cell office:value-type="float" office:value="3600.15">
            <text:p>3600,15</text:p>
          </table:table-cell>
          <table:table-cell/>
          <table:table-cell office:value-type="float" office:value="10865612">
            <text:p>10865612</text:p>
          </table:table-cell>
          <table:table-cell office:value-type="float" office:value="16030250">
            <text:p>16030250</text:p>
          </table:table-cell>
          <table:table-cell table:style-name="ce22" office:value-type="float" office:value="1414642">
            <text:p>1414642</text:p>
          </table:table-cell>
          <table:table-cell office:value-type="float" office:value="21.97">
            <text:p>21,97</text:p>
          </table:table-cell>
          <table:table-cell office:value-type="float" office:value="3600.12">
            <text:p>3600,12</text:p>
          </table:table-cell>
          <table:table-cell/>
          <table:table-cell office:value-type="float" office:value="10491236">
            <text:p>10491236</text:p>
          </table:table-cell>
          <table:table-cell office:value-type="float" office:value="16055050">
            <text:p>16055050</text:p>
          </table:table-cell>
          <table:table-cell table:style-name="ce22" office:value-type="float" office:value="1803822">
            <text:p>1803822</text:p>
          </table:table-cell>
          <table:table-cell office:value-type="float" office:value="26.52">
            <text:p>26,52</text:p>
          </table:table-cell>
          <table:table-cell office:value-type="float" office:value="3606.63">
            <text:p>3606,63</text:p>
          </table:table-cell>
          <table:table-cell/>
          <table:table-cell table:style-name="ce1" table:formula="of:=MAXA([.Q42];[.K42];[.E42];[M5.E42];[M5.K42];[M5.Q42];[M1.E42];[M1.K42];[M1.Q42])" office:value-type="float" office:value="12813374">
            <text:p>12813374</text:p>
          </table:table-cell>
          <table:table-cell table:style-name="ce1" table:formula="of:=[.W42]-1" office:value-type="float" office:value="12813373">
            <text:p>12813373</text:p>
          </table:table-cell>
          <table:table-cell table:formula="of:=AND([.E42]&gt;[.X42];[.E42]&gt;0;NOT([.E42]=&quot;infeasible&quot;))" office:value-type="boolean" office:boolean-value="false">
            <text:p>FAUX</text:p>
          </table:table-cell>
          <table:table-cell table:formula="of:=AND([.K42]&gt;[.X42];[.K42]&gt;0;NOT([.K42]=&quot;infeasible&quot;))" office:value-type="boolean" office:boolean-value="false">
            <text:p>FAUX</text:p>
          </table:table-cell>
          <table:table-cell table:formula="of:=AND([.Q42]&gt;[.X42];[.Q42]&gt;0;NOT([.Q42]=&quot;infeasible&quot;))" office:value-type="boolean" office:boolean-value="false">
            <text:p>FAUX</text:p>
          </table:table-cell>
          <table:table-cell table:formula="of:=[.E42]+([.H42]*[.E42])&lt;[.X42]" office:value-type="boolean" office:boolean-value="false">
            <text:p>FAUX</text:p>
          </table:table-cell>
          <table:table-cell table:style-name="ce1" table:formula="of:=[.K42]+([.N42]*[.K42])&lt;[.X42]" office:value-type="boolean" office:boolean-value="false">
            <text:p>FAUX</text:p>
          </table:table-cell>
          <table:table-cell table:style-name="ce1" table:formula="of:=[.Q42]+([.Q42]*[.T42])&lt;[.X4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5964312">
            <text:p>15964312</text:p>
          </table:table-cell>
          <table:table-cell office:value-type="float" office:value="24741300">
            <text:p>24741300</text:p>
          </table:table-cell>
          <table:table-cell table:style-name="ce22" office:value-type="float" office:value="2556982">
            <text:p>2556982</text:p>
          </table:table-cell>
          <table:table-cell office:value-type="float" office:value="0.04">
            <text:p>0,04</text:p>
          </table:table-cell>
          <table:table-cell office:value-type="float" office:value="3600.11">
            <text:p>3600,11</text:p>
          </table:table-cell>
          <table:table-cell/>
          <table:table-cell office:value-type="float" office:value="15965250">
            <text:p>15965250</text:p>
          </table:table-cell>
          <table:table-cell office:value-type="float" office:value="24741300">
            <text:p>24741300</text:p>
          </table:table-cell>
          <table:table-cell table:style-name="ce22" office:value-type="float" office:value="2556044">
            <text:p>2556044</text:p>
          </table:table-cell>
          <table:table-cell office:value-type="float" office:value="0.02">
            <text:p>0,02</text:p>
          </table:table-cell>
          <table:table-cell office:value-type="float" office:value="3600.35">
            <text:p>3600,35</text:p>
          </table:table-cell>
          <table:table-cell/>
          <table:table-cell office:value-type="float" office:value="15954420">
            <text:p>15954420</text:p>
          </table:table-cell>
          <table:table-cell office:value-type="float" office:value="24741300">
            <text:p>24741300</text:p>
          </table:table-cell>
          <table:table-cell table:style-name="ce22" office:value-type="float" office:value="2566874">
            <text:p>2566874</text:p>
          </table:table-cell>
          <table:table-cell office:value-type="float" office:value="0.34">
            <text:p>0,34</text:p>
          </table:table-cell>
          <table:table-cell office:value-type="float" office:value="3600.18">
            <text:p>3600,18</text:p>
          </table:table-cell>
          <table:table-cell/>
          <table:table-cell table:style-name="ce1" table:formula="of:=MAXA([.Q43];[.K43];[.E43];[M5.E43];[M5.K43];[M5.Q43];[M1.E43];[M1.K43];[M1.Q43])" office:value-type="float" office:value="16090164">
            <text:p>16090164</text:p>
          </table:table-cell>
          <table:table-cell table:style-name="ce1" table:formula="of:=[.W43]-1" office:value-type="float" office:value="16090163">
            <text:p>16090163</text:p>
          </table:table-cell>
          <table:table-cell table:formula="of:=AND([.E43]&gt;[.X43];[.E43]&gt;0;NOT([.E43]=&quot;infeasible&quot;))" office:value-type="boolean" office:boolean-value="false">
            <text:p>FAUX</text:p>
          </table:table-cell>
          <table:table-cell table:formula="of:=AND([.K43]&gt;[.X43];[.K43]&gt;0;NOT([.K43]=&quot;infeasible&quot;))" office:value-type="boolean" office:boolean-value="false">
            <text:p>FAUX</text:p>
          </table:table-cell>
          <table:table-cell table:formula="of:=AND([.Q43]&gt;[.X43];[.Q43]&gt;0;NOT([.Q43]=&quot;infeasible&quot;))" office:value-type="boolean" office:boolean-value="false">
            <text:p>FAUX</text:p>
          </table:table-cell>
          <table:table-cell table:formula="of:=[.E43]+([.H43]*[.E43])&lt;[.X43]" office:value-type="boolean" office:boolean-value="false">
            <text:p>FAUX</text:p>
          </table:table-cell>
          <table:table-cell table:style-name="ce1" table:formula="of:=[.K43]+([.N43]*[.K43])&lt;[.X43]" office:value-type="boolean" office:boolean-value="false">
            <text:p>FAUX</text:p>
          </table:table-cell>
          <table:table-cell table:style-name="ce1" table:formula="of:=[.Q43]+([.Q43]*[.T43])&lt;[.X4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2661022">
            <text:p>12661022</text:p>
          </table:table-cell>
          <table:table-cell office:value-type="float" office:value="19700540">
            <text:p>19700540</text:p>
          </table:table-cell>
          <table:table-cell table:style-name="ce22" office:value-type="float" office:value="2079574">
            <text:p>2079574</text:p>
          </table:table-cell>
          <table:table-cell office:value-type="string">
            <text:p><text:s/></text:p>
          </table:table-cell>
          <table:table-cell office:value-type="float" office:value="446.23">
            <text:p>446,23</text:p>
          </table:table-cell>
          <table:table-cell/>
          <table:table-cell office:value-type="float" office:value="12661022">
            <text:p>12661022</text:p>
          </table:table-cell>
          <table:table-cell office:value-type="float" office:value="19700540">
            <text:p>19700540</text:p>
          </table:table-cell>
          <table:table-cell table:style-name="ce22" office:value-type="float" office:value="2079574">
            <text:p>2079574</text:p>
          </table:table-cell>
          <table:table-cell office:value-type="string">
            <text:p><text:s/></text:p>
          </table:table-cell>
          <table:table-cell office:value-type="float" office:value="480.54">
            <text:p>480,54</text:p>
          </table:table-cell>
          <table:table-cell/>
          <table:table-cell office:value-type="float" office:value="12661022">
            <text:p>12661022</text:p>
          </table:table-cell>
          <table:table-cell office:value-type="float" office:value="19700540">
            <text:p>19700540</text:p>
          </table:table-cell>
          <table:table-cell table:style-name="ce22" office:value-type="float" office:value="2079574">
            <text:p>2079574</text:p>
          </table:table-cell>
          <table:table-cell office:value-type="string">
            <text:p><text:s/></text:p>
          </table:table-cell>
          <table:table-cell office:value-type="float" office:value="1274.84">
            <text:p>1274,84</text:p>
          </table:table-cell>
          <table:table-cell/>
          <table:table-cell table:style-name="ce1" table:formula="of:=MAXA([.Q44];[.K44];[.E44];[M5.E44];[M5.K44];[M5.Q44];[M1.E44];[M1.K44];[M1.Q44])" office:value-type="float" office:value="12661022">
            <text:p>12661022</text:p>
          </table:table-cell>
          <table:table-cell table:style-name="ce1" table:formula="of:=[.W44]-1" office:value-type="float" office:value="12661021">
            <text:p>12661021</text:p>
          </table:table-cell>
          <table:table-cell table:formula="of:=AND([.E44]&gt;[.X44];[.E44]&gt;0;NOT([.E44]=&quot;infeasible&quot;))" office:value-type="boolean" office:boolean-value="true">
            <text:p>VRAI</text:p>
          </table:table-cell>
          <table:table-cell table:formula="of:=AND([.K44]&gt;[.X44];[.K44]&gt;0;NOT([.K44]=&quot;infeasible&quot;))" office:value-type="boolean" office:boolean-value="true">
            <text:p>VRAI</text:p>
          </table:table-cell>
          <table:table-cell table:formula="of:=AND([.Q44]&gt;[.X44];[.Q44]&gt;0;NOT([.Q44]=&quot;infeasible&quot;))" office:value-type="boolean" office:boolean-value="true">
            <text:p>VRAI</text:p>
          </table:table-cell>
          <table:table-cell table:formula="of:=[.E44]+([.H44]*[.E44])&lt;[.X44]" office:value-type="boolean" office:boolean-value="false">
            <text:p>FAUX</text:p>
          </table:table-cell>
          <table:table-cell table:style-name="ce1" table:formula="of:=[.K44]+([.N44]*[.K44])&lt;[.X44]" office:value-type="boolean" office:boolean-value="false">
            <text:p>FAUX</text:p>
          </table:table-cell>
          <table:table-cell table:style-name="ce1" table:formula="of:=[.Q44]+([.Q44]*[.T44])&lt;[.X4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17420634">
            <text:p>17420634</text:p>
          </table:table-cell>
          <table:table-cell office:value-type="float" office:value="27133000">
            <text:p>27133000</text:p>
          </table:table-cell>
          <table:table-cell table:style-name="ce22" office:value-type="float" office:value="4392366">
            <text:p>4392366</text:p>
          </table:table-cell>
          <table:table-cell office:value-type="float" office:value="2.31">
            <text:p>2,31</text:p>
          </table:table-cell>
          <table:table-cell office:value-type="float" office:value="3600.24">
            <text:p>3600,24</text:p>
          </table:table-cell>
          <table:table-cell/>
          <table:table-cell office:value-type="float" office:value="13732560">
            <text:p>13732560</text:p>
          </table:table-cell>
          <table:table-cell office:value-type="float" office:value="20091200">
            <text:p>20091200</text:p>
          </table:table-cell>
          <table:table-cell table:style-name="ce22" office:value-type="float" office:value="2778634">
            <text:p>2778634</text:p>
          </table:table-cell>
          <table:table-cell office:value-type="float" office:value="30.74">
            <text:p>30,74</text:p>
          </table:table-cell>
          <table:table-cell office:value-type="float" office:value="3607.17">
            <text:p>3607,17</text:p>
          </table:table-cell>
          <table:table-cell/>
          <table:table-cell office:value-type="float" office:value="13887126">
            <text:p>13887126</text:p>
          </table:table-cell>
          <table:table-cell office:value-type="float" office:value="19426800">
            <text:p>19426800</text:p>
          </table:table-cell>
          <table:table-cell table:style-name="ce22" office:value-type="float" office:value="2189674">
            <text:p>2189674</text:p>
          </table:table-cell>
          <table:table-cell office:value-type="float" office:value="30.36">
            <text:p>30,36</text:p>
          </table:table-cell>
          <table:table-cell office:value-type="float" office:value="3600.16">
            <text:p>3600,16</text:p>
          </table:table-cell>
          <table:table-cell/>
          <table:table-cell table:style-name="ce1" table:formula="of:=MAXA([.Q45];[.K45];[.E45];[M5.E45];[M5.K45];[M5.Q45];[M1.E45];[M1.K45];[M1.Q45])" office:value-type="float" office:value="17579278">
            <text:p>17579278</text:p>
          </table:table-cell>
          <table:table-cell table:style-name="ce1" table:formula="of:=[.W45]-1" office:value-type="float" office:value="17579277">
            <text:p>17579277</text:p>
          </table:table-cell>
          <table:table-cell table:formula="of:=AND([.E45]&gt;[.X45];[.E45]&gt;0;NOT([.E45]=&quot;infeasible&quot;))" office:value-type="boolean" office:boolean-value="false">
            <text:p>FAUX</text:p>
          </table:table-cell>
          <table:table-cell table:formula="of:=AND([.K45]&gt;[.X45];[.K45]&gt;0;NOT([.K45]=&quot;infeasible&quot;))" office:value-type="boolean" office:boolean-value="false">
            <text:p>FAUX</text:p>
          </table:table-cell>
          <table:table-cell table:formula="of:=AND([.Q45]&gt;[.X45];[.Q45]&gt;0;NOT([.Q45]=&quot;infeasible&quot;))" office:value-type="boolean" office:boolean-value="false">
            <text:p>FAUX</text:p>
          </table:table-cell>
          <table:table-cell table:formula="of:=[.E45]+([.H45]*[.E45])&lt;[.X45]" office:value-type="boolean" office:boolean-value="false">
            <text:p>FAUX</text:p>
          </table:table-cell>
          <table:table-cell table:style-name="ce1" table:formula="of:=[.K45]+([.N45]*[.K45])&lt;[.X45]" office:value-type="boolean" office:boolean-value="false">
            <text:p>FAUX</text:p>
          </table:table-cell>
          <table:table-cell table:style-name="ce1" table:formula="of:=[.Q45]+([.Q45]*[.T45])&lt;[.X4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4866472">
            <text:p>24866472</text:p>
          </table:table-cell>
          <table:table-cell office:value-type="float" office:value="38900000">
            <text:p>38900000</text:p>
          </table:table-cell>
          <table:table-cell table:style-name="ce22" office:value-type="float" office:value="6493136">
            <text:p>6493136</text:p>
          </table:table-cell>
          <table:table-cell office:value-type="float" office:value="5.03">
            <text:p>5,03</text:p>
          </table:table-cell>
          <table:table-cell office:value-type="float" office:value="3607.18">
            <text:p>3607,18</text:p>
          </table:table-cell>
          <table:table-cell/>
          <table:table-cell office:value-type="float" office:value="19399824">
            <text:p>19399824</text:p>
          </table:table-cell>
          <table:table-cell office:value-type="float" office:value="25965784">
            <text:p>25965784</text:p>
          </table:table-cell>
          <table:table-cell table:style-name="ce22" office:value-type="float" office:value="2135974">
            <text:p>2135974</text:p>
          </table:table-cell>
          <table:table-cell office:value-type="float" office:value="36.22">
            <text:p>36,22</text:p>
          </table:table-cell>
          <table:table-cell office:value-type="float" office:value="3608.13">
            <text:p>3608,13</text:p>
          </table:table-cell>
          <table:table-cell/>
          <table:table-cell office:value-type="float" office:value="19190509">
            <text:p>19190509</text:p>
          </table:table-cell>
          <table:table-cell office:value-type="float" office:value="26016346">
            <text:p>26016346</text:p>
          </table:table-cell>
          <table:table-cell table:style-name="ce22" office:value-type="float" office:value="2395870">
            <text:p>2395870</text:p>
          </table:table-cell>
          <table:table-cell office:value-type="float" office:value="38.17">
            <text:p>38,17</text:p>
          </table:table-cell>
          <table:table-cell office:value-type="float" office:value="3608.88">
            <text:p>3608,88</text:p>
          </table:table-cell>
          <table:table-cell/>
          <table:table-cell table:style-name="ce1" table:formula="of:=MAXA([.Q46];[.K46];[.E46];[M5.E46];[M5.K46];[M5.Q46];[M1.E46];[M1.K46];[M1.Q46])" office:value-type="float" office:value="24866472">
            <text:p>24866472</text:p>
          </table:table-cell>
          <table:table-cell table:style-name="ce1" table:formula="of:=[.W46]-1" office:value-type="float" office:value="24866471">
            <text:p>24866471</text:p>
          </table:table-cell>
          <table:table-cell table:formula="of:=AND([.E46]&gt;[.X46];[.E46]&gt;0;NOT([.E46]=&quot;infeasible&quot;))" office:value-type="boolean" office:boolean-value="true">
            <text:p>VRAI</text:p>
          </table:table-cell>
          <table:table-cell table:formula="of:=AND([.K46]&gt;[.X46];[.K46]&gt;0;NOT([.K46]=&quot;infeasible&quot;))" office:value-type="boolean" office:boolean-value="false">
            <text:p>FAUX</text:p>
          </table:table-cell>
          <table:table-cell table:formula="of:=AND([.Q46]&gt;[.X46];[.Q46]&gt;0;NOT([.Q46]=&quot;infeasible&quot;))" office:value-type="boolean" office:boolean-value="false">
            <text:p>FAUX</text:p>
          </table:table-cell>
          <table:table-cell table:formula="of:=[.E46]+([.H46]*[.E46])&lt;[.X46]" office:value-type="boolean" office:boolean-value="false">
            <text:p>FAUX</text:p>
          </table:table-cell>
          <table:table-cell table:style-name="ce1" table:formula="of:=[.K46]+([.N46]*[.K46])&lt;[.X46]" office:value-type="boolean" office:boolean-value="false">
            <text:p>FAUX</text:p>
          </table:table-cell>
          <table:table-cell table:style-name="ce1" table:formula="of:=[.Q46]+([.Q46]*[.T46])&lt;[.X46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15811618">
            <text:p>15811618</text:p>
          </table:table-cell>
          <table:table-cell office:value-type="float" office:value="22211580">
            <text:p>22211580</text:p>
          </table:table-cell>
          <table:table-cell table:style-name="ce22" office:value-type="float" office:value="2680048">
            <text:p>2680048</text:p>
          </table:table-cell>
          <table:table-cell office:value-type="float" office:value="7.98">
            <text:p>7,98</text:p>
          </table:table-cell>
          <table:table-cell office:value-type="float" office:value="3605.65">
            <text:p>3605,65</text:p>
          </table:table-cell>
          <table:table-cell/>
          <table:table-cell office:value-type="float" office:value="15366680">
            <text:p>15366680</text:p>
          </table:table-cell>
          <table:table-cell office:value-type="float" office:value="21407000">
            <text:p>21407000</text:p>
          </table:table-cell>
          <table:table-cell table:style-name="ce22" office:value-type="float" office:value="2400320">
            <text:p>2400320</text:p>
          </table:table-cell>
          <table:table-cell office:value-type="float" office:value="12.06">
            <text:p>12,06</text:p>
          </table:table-cell>
          <table:table-cell office:value-type="float" office:value="3600.28">
            <text:p>3600,28</text:p>
          </table:table-cell>
          <table:table-cell/>
          <table:table-cell office:value-type="float" office:value="16666576">
            <text:p>16666576</text:p>
          </table:table-cell>
          <table:table-cell office:value-type="float" office:value="24572532">
            <text:p>24572532</text:p>
          </table:table-cell>
          <table:table-cell table:style-name="ce22" office:value-type="float" office:value="3515890">
            <text:p>3515890</text:p>
          </table:table-cell>
          <table:table-cell office:value-type="float" office:value="3.22">
            <text:p>3,22</text:p>
          </table:table-cell>
          <table:table-cell office:value-type="float" office:value="3600.14">
            <text:p>3600,14</text:p>
          </table:table-cell>
          <table:table-cell/>
          <table:table-cell table:style-name="ce1" table:formula="of:=MAXA([.Q47];[.K47];[.E47];[M5.E47];[M5.K47];[M5.Q47];[M1.E47];[M1.K47];[M1.Q47])" office:value-type="float" office:value="16798914">
            <text:p>16798914</text:p>
          </table:table-cell>
          <table:table-cell table:style-name="ce1" table:formula="of:=[.W47]-1" office:value-type="float" office:value="16798913">
            <text:p>16798913</text:p>
          </table:table-cell>
          <table:table-cell table:formula="of:=AND([.E47]&gt;[.X47];[.E47]&gt;0;NOT([.E47]=&quot;infeasible&quot;))" office:value-type="boolean" office:boolean-value="false">
            <text:p>FAUX</text:p>
          </table:table-cell>
          <table:table-cell table:formula="of:=AND([.K47]&gt;[.X47];[.K47]&gt;0;NOT([.K47]=&quot;infeasible&quot;))" office:value-type="boolean" office:boolean-value="false">
            <text:p>FAUX</text:p>
          </table:table-cell>
          <table:table-cell table:formula="of:=AND([.Q47]&gt;[.X47];[.Q47]&gt;0;NOT([.Q47]=&quot;infeasible&quot;))" office:value-type="boolean" office:boolean-value="false">
            <text:p>FAUX</text:p>
          </table:table-cell>
          <table:table-cell table:formula="of:=[.E47]+([.H47]*[.E47])&lt;[.X47]" office:value-type="boolean" office:boolean-value="false">
            <text:p>FAUX</text:p>
          </table:table-cell>
          <table:table-cell table:style-name="ce1" table:formula="of:=[.K47]+([.N47]*[.K47])&lt;[.X47]" office:value-type="boolean" office:boolean-value="false">
            <text:p>FAUX</text:p>
          </table:table-cell>
          <table:table-cell table:style-name="ce1" table:formula="of:=[.Q47]+([.Q47]*[.T47])&lt;[.X4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1068070">
            <text:p>11068070</text:p>
          </table:table-cell>
          <table:table-cell office:value-type="float" office:value="14880020">
            <text:p>14880020</text:p>
          </table:table-cell>
          <table:table-cell table:style-name="ce22" office:value-type="float" office:value="351930">
            <text:p>351930</text:p>
          </table:table-cell>
          <table:table-cell office:value-type="string">
            <text:p><text:s/></text:p>
          </table:table-cell>
          <table:table-cell office:value-type="float" office:value="719.97">
            <text:p>719,97</text:p>
          </table:table-cell>
          <table:table-cell/>
          <table:table-cell office:value-type="float" office:value="11068070">
            <text:p>11068070</text:p>
          </table:table-cell>
          <table:table-cell office:value-type="float" office:value="14880020">
            <text:p>14880020</text:p>
          </table:table-cell>
          <table:table-cell table:style-name="ce22" office:value-type="float" office:value="351930">
            <text:p>351930</text:p>
          </table:table-cell>
          <table:table-cell office:value-type="string">
            <text:p><text:s/></text:p>
          </table:table-cell>
          <table:table-cell office:value-type="float" office:value="2405.69">
            <text:p>2405,69</text:p>
          </table:table-cell>
          <table:table-cell/>
          <table:table-cell office:value-type="float" office:value="11068070">
            <text:p>11068070</text:p>
          </table:table-cell>
          <table:table-cell office:value-type="float" office:value="14880020">
            <text:p>14880020</text:p>
          </table:table-cell>
          <table:table-cell table:style-name="ce22" office:value-type="float" office:value="351930">
            <text:p>351930</text:p>
          </table:table-cell>
          <table:table-cell office:value-type="string">
            <text:p><text:s/></text:p>
          </table:table-cell>
          <table:table-cell office:value-type="float" office:value="2725.26">
            <text:p>2725,26</text:p>
          </table:table-cell>
          <table:table-cell/>
          <table:table-cell table:style-name="ce1" table:formula="of:=MAXA([.Q48];[.K48];[.E48];[M5.E48];[M5.K48];[M5.Q48];[M1.E48];[M1.K48];[M1.Q48])" office:value-type="float" office:value="11108188">
            <text:p>11108188</text:p>
          </table:table-cell>
          <table:table-cell table:style-name="ce1" table:formula="of:=[.W48]-1" office:value-type="float" office:value="11108187">
            <text:p>11108187</text:p>
          </table:table-cell>
          <table:table-cell table:formula="of:=AND([.E48]&gt;[.X48];[.E48]&gt;0;NOT([.E48]=&quot;infeasible&quot;))" office:value-type="boolean" office:boolean-value="false">
            <text:p>FAUX</text:p>
          </table:table-cell>
          <table:table-cell table:formula="of:=AND([.K48]&gt;[.X48];[.K48]&gt;0;NOT([.K48]=&quot;infeasible&quot;))" office:value-type="boolean" office:boolean-value="false">
            <text:p>FAUX</text:p>
          </table:table-cell>
          <table:table-cell table:formula="of:=AND([.Q48]&gt;[.X48];[.Q48]&gt;0;NOT([.Q48]=&quot;infeasible&quot;))" office:value-type="boolean" office:boolean-value="false">
            <text:p>FAUX</text:p>
          </table:table-cell>
          <table:table-cell table:formula="of:=[.E48]+([.H48]*[.E48])&lt;[.X48]" office:value-type="boolean" office:boolean-value="true">
            <text:p>VRAI</text:p>
          </table:table-cell>
          <table:table-cell table:style-name="ce1" table:formula="of:=[.K48]+([.N48]*[.K48])&lt;[.X48]" office:value-type="boolean" office:boolean-value="true">
            <text:p>VRAI</text:p>
          </table:table-cell>
          <table:table-cell table:style-name="ce1" table:formula="of:=[.Q48]+([.Q48]*[.T48])&lt;[.X4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6241258">
            <text:p>6241258</text:p>
          </table:table-cell>
          <table:table-cell office:value-type="float" office:value="8020100">
            <text:p>8020100</text:p>
          </table:table-cell>
          <table:table-cell table:style-name="ce22" office:value-type="float" office:value="98842">
            <text:p>98842</text:p>
          </table:table-cell>
          <table:table-cell office:value-type="string">
            <text:p><text:s/></text:p>
          </table:table-cell>
          <table:table-cell office:value-type="float" office:value="60.16">
            <text:p>60,16</text:p>
          </table:table-cell>
          <table:table-cell/>
          <table:table-cell office:value-type="float" office:value="6241330">
            <text:p>6241330</text:p>
          </table:table-cell>
          <table:table-cell office:value-type="float" office:value="8020100">
            <text:p>8020100</text:p>
          </table:table-cell>
          <table:table-cell table:style-name="ce22" office:value-type="float" office:value="98770">
            <text:p>98770</text:p>
          </table:table-cell>
          <table:table-cell office:value-type="string">
            <text:p><text:s/></text:p>
          </table:table-cell>
          <table:table-cell office:value-type="float" office:value="234.96">
            <text:p>234,96</text:p>
          </table:table-cell>
          <table:table-cell/>
          <table:table-cell office:value-type="float" office:value="6241258">
            <text:p>6241258</text:p>
          </table:table-cell>
          <table:table-cell office:value-type="float" office:value="8020100">
            <text:p>8020100</text:p>
          </table:table-cell>
          <table:table-cell table:style-name="ce22" office:value-type="float" office:value="98842">
            <text:p>98842</text:p>
          </table:table-cell>
          <table:table-cell office:value-type="string">
            <text:p><text:s/></text:p>
          </table:table-cell>
          <table:table-cell office:value-type="float" office:value="347.34">
            <text:p>347,34</text:p>
          </table:table-cell>
          <table:table-cell/>
          <table:table-cell table:style-name="ce1" table:formula="of:=MAXA([.Q49];[.K49];[.E49];[M5.E49];[M5.K49];[M5.Q49];[M1.E49];[M1.K49];[M1.Q49])" office:value-type="float" office:value="6241480">
            <text:p>6241480</text:p>
          </table:table-cell>
          <table:table-cell table:style-name="ce1" table:formula="of:=[.W49]-1" office:value-type="float" office:value="6241479">
            <text:p>6241479</text:p>
          </table:table-cell>
          <table:table-cell table:formula="of:=AND([.E49]&gt;[.X49];[.E49]&gt;0;NOT([.E49]=&quot;infeasible&quot;))" office:value-type="boolean" office:boolean-value="false">
            <text:p>FAUX</text:p>
          </table:table-cell>
          <table:table-cell table:formula="of:=AND([.K49]&gt;[.X49];[.K49]&gt;0;NOT([.K49]=&quot;infeasible&quot;))" office:value-type="boolean" office:boolean-value="false">
            <text:p>FAUX</text:p>
          </table:table-cell>
          <table:table-cell table:formula="of:=AND([.Q49]&gt;[.X49];[.Q49]&gt;0;NOT([.Q49]=&quot;infeasible&quot;))" office:value-type="boolean" office:boolean-value="false">
            <text:p>FAUX</text:p>
          </table:table-cell>
          <table:table-cell table:formula="of:=[.E49]+([.H49]*[.E49])&lt;[.X49]" office:value-type="boolean" office:boolean-value="true">
            <text:p>VRAI</text:p>
          </table:table-cell>
          <table:table-cell table:style-name="ce1" table:formula="of:=[.K49]+([.N49]*[.K49])&lt;[.X49]" office:value-type="boolean" office:boolean-value="true">
            <text:p>VRAI</text:p>
          </table:table-cell>
          <table:table-cell table:style-name="ce1" table:formula="of:=[.Q49]+([.Q49]*[.T49])&lt;[.X4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9364858">
            <text:p>9364858</text:p>
          </table:table-cell>
          <table:table-cell office:value-type="float" office:value="13636860">
            <text:p>13636860</text:p>
          </table:table-cell>
          <table:table-cell table:style-name="ce22" office:value-type="float" office:value="622042">
            <text:p>622042</text:p>
          </table:table-cell>
          <table:table-cell office:value-type="string">
            <text:p><text:s/></text:p>
          </table:table-cell>
          <table:table-cell office:value-type="float" office:value="1228.07">
            <text:p>1228,07</text:p>
          </table:table-cell>
          <table:table-cell/>
          <table:table-cell office:value-type="float" office:value="9364858">
            <text:p>9364858</text:p>
          </table:table-cell>
          <table:table-cell office:value-type="float" office:value="13636860">
            <text:p>13636860</text:p>
          </table:table-cell>
          <table:table-cell table:style-name="ce22" office:value-type="float" office:value="622042">
            <text:p>622042</text:p>
          </table:table-cell>
          <table:table-cell office:value-type="string">
            <text:p><text:s/></text:p>
          </table:table-cell>
          <table:table-cell office:value-type="float" office:value="2300.4">
            <text:p>2300,4</text:p>
          </table:table-cell>
          <table:table-cell/>
          <table:table-cell office:value-type="float" office:value="9364858">
            <text:p>9364858</text:p>
          </table:table-cell>
          <table:table-cell office:value-type="float" office:value="13636860">
            <text:p>13636860</text:p>
          </table:table-cell>
          <table:table-cell table:style-name="ce22" office:value-type="float" office:value="622042">
            <text:p>622042</text:p>
          </table:table-cell>
          <table:table-cell office:value-type="string">
            <text:p><text:s/></text:p>
          </table:table-cell>
          <table:table-cell office:value-type="float" office:value="2137.22">
            <text:p>2137,22</text:p>
          </table:table-cell>
          <table:table-cell/>
          <table:table-cell table:style-name="ce1" table:formula="of:=MAXA([.Q50];[.K50];[.E50];[M5.E50];[M5.K50];[M5.Q50];[M1.E50];[M1.K50];[M1.Q50])" office:value-type="float" office:value="9368458">
            <text:p>9368458</text:p>
          </table:table-cell>
          <table:table-cell table:style-name="ce1" table:formula="of:=[.W50]-1" office:value-type="float" office:value="9368457">
            <text:p>9368457</text:p>
          </table:table-cell>
          <table:table-cell table:formula="of:=AND([.E50]&gt;[.X50];[.E50]&gt;0;NOT([.E50]=&quot;infeasible&quot;))" office:value-type="boolean" office:boolean-value="false">
            <text:p>FAUX</text:p>
          </table:table-cell>
          <table:table-cell table:formula="of:=AND([.K50]&gt;[.X50];[.K50]&gt;0;NOT([.K50]=&quot;infeasible&quot;))" office:value-type="boolean" office:boolean-value="false">
            <text:p>FAUX</text:p>
          </table:table-cell>
          <table:table-cell table:formula="of:=AND([.Q50]&gt;[.X50];[.Q50]&gt;0;NOT([.Q50]=&quot;infeasible&quot;))" office:value-type="boolean" office:boolean-value="false">
            <text:p>FAUX</text:p>
          </table:table-cell>
          <table:table-cell table:formula="of:=[.E50]+([.H50]*[.E50])&lt;[.X50]" office:value-type="boolean" office:boolean-value="true">
            <text:p>VRAI</text:p>
          </table:table-cell>
          <table:table-cell table:style-name="ce1" table:formula="of:=[.K50]+([.N50]*[.K50])&lt;[.X50]" office:value-type="boolean" office:boolean-value="true">
            <text:p>VRAI</text:p>
          </table:table-cell>
          <table:table-cell table:style-name="ce1" table:formula="of:=[.Q50]+([.Q50]*[.T50])&lt;[.X5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8314992">
            <text:p>18314992</text:p>
          </table:table-cell>
          <table:table-cell office:value-type="float" office:value="27254600">
            <text:p>27254600</text:p>
          </table:table-cell>
          <table:table-cell table:style-name="ce22" office:value-type="float" office:value="2349608">
            <text:p>2349608</text:p>
          </table:table-cell>
          <table:table-cell office:value-type="float" office:value="6.08">
            <text:p>6,08</text:p>
          </table:table-cell>
          <table:table-cell office:value-type="float" office:value="3608.49">
            <text:p>3608,49</text:p>
          </table:table-cell>
          <table:table-cell/>
          <table:table-cell office:value-type="float" office:value="17771842">
            <text:p>17771842</text:p>
          </table:table-cell>
          <table:table-cell office:value-type="float" office:value="25962500">
            <text:p>25962500</text:p>
          </table:table-cell>
          <table:table-cell table:style-name="ce22" office:value-type="float" office:value="2070658">
            <text:p>2070658</text:p>
          </table:table-cell>
          <table:table-cell office:value-type="float" office:value="9.55">
            <text:p>9,55</text:p>
          </table:table-cell>
          <table:table-cell office:value-type="float" office:value="3600.28">
            <text:p>3600,28</text:p>
          </table:table-cell>
          <table:table-cell/>
          <table:table-cell office:value-type="float" office:value="17740244">
            <text:p>17740244</text:p>
          </table:table-cell>
          <table:table-cell office:value-type="float" office:value="26134600">
            <text:p>26134600</text:p>
          </table:table-cell>
          <table:table-cell table:style-name="ce22" office:value-type="float" office:value="2114356">
            <text:p>2114356</text:p>
          </table:table-cell>
          <table:table-cell office:value-type="float" office:value="10.01">
            <text:p>10,01</text:p>
          </table:table-cell>
          <table:table-cell office:value-type="float" office:value="3605.02">
            <text:p>3605,02</text:p>
          </table:table-cell>
          <table:table-cell/>
          <table:table-cell table:style-name="ce1" table:formula="of:=MAXA([.Q51];[.K51];[.E51];[M5.E51];[M5.K51];[M5.Q51];[M1.E51];[M1.K51];[M1.Q51])" office:value-type="float" office:value="19253866">
            <text:p>19253866</text:p>
          </table:table-cell>
          <table:table-cell table:style-name="ce1" table:formula="of:=[.W51]-1" office:value-type="float" office:value="19253865">
            <text:p>19253865</text:p>
          </table:table-cell>
          <table:table-cell table:formula="of:=AND([.E51]&gt;[.X51];[.E51]&gt;0;NOT([.E51]=&quot;infeasible&quot;))" office:value-type="boolean" office:boolean-value="false">
            <text:p>FAUX</text:p>
          </table:table-cell>
          <table:table-cell table:formula="of:=AND([.K51]&gt;[.X51];[.K51]&gt;0;NOT([.K51]=&quot;infeasible&quot;))" office:value-type="boolean" office:boolean-value="false">
            <text:p>FAUX</text:p>
          </table:table-cell>
          <table:table-cell table:formula="of:=AND([.Q51]&gt;[.X51];[.Q51]&gt;0;NOT([.Q51]=&quot;infeasible&quot;))" office:value-type="boolean" office:boolean-value="false">
            <text:p>FAUX</text:p>
          </table:table-cell>
          <table:table-cell table:formula="of:=[.E51]+([.H51]*[.E51])&lt;[.X51]" office:value-type="boolean" office:boolean-value="false">
            <text:p>FAUX</text:p>
          </table:table-cell>
          <table:table-cell table:style-name="ce1" table:formula="of:=[.K51]+([.N51]*[.K51])&lt;[.X51]" office:value-type="boolean" office:boolean-value="false">
            <text:p>FAUX</text:p>
          </table:table-cell>
          <table:table-cell table:style-name="ce1" table:formula="of:=[.Q51]+([.Q51]*[.T51])&lt;[.X51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0314452">
            <text:p>20314452</text:p>
          </table:table-cell>
          <table:table-cell office:value-type="float" office:value="27854600">
            <text:p>27854600</text:p>
          </table:table-cell>
          <table:table-cell table:style-name="ce22" office:value-type="float" office:value="1549944">
            <text:p>1549944</text:p>
          </table:table-cell>
          <table:table-cell office:value-type="float" office:value="13.05">
            <text:p>13,05</text:p>
          </table:table-cell>
          <table:table-cell office:value-type="float" office:value="3600.17">
            <text:p>3600,17</text:p>
          </table:table-cell>
          <table:table-cell/>
          <table:table-cell office:value-type="float" office:value="20094906">
            <text:p>20094906</text:p>
          </table:table-cell>
          <table:table-cell office:value-type="float" office:value="28059000">
            <text:p>28059000</text:p>
          </table:table-cell>
          <table:table-cell table:style-name="ce22" office:value-type="float" office:value="1874094">
            <text:p>1874094</text:p>
          </table:table-cell>
          <table:table-cell office:value-type="float" office:value="14.82">
            <text:p>14,82</text:p>
          </table:table-cell>
          <table:table-cell office:value-type="float" office:value="3604.93">
            <text:p>3604,93</text:p>
          </table:table-cell>
          <table:table-cell/>
          <table:table-cell office:value-type="float" office:value="13333718">
            <text:p>13333718</text:p>
          </table:table-cell>
          <table:table-cell office:value-type="float" office:value="18143800">
            <text:p>18143800</text:p>
          </table:table-cell>
          <table:table-cell table:style-name="ce22" office:value-type="float" office:value="750082">
            <text:p>750082</text:p>
          </table:table-cell>
          <table:table-cell office:value-type="float" office:value="73.31">
            <text:p>73,31</text:p>
          </table:table-cell>
          <table:table-cell office:value-type="float" office:value="3601.54">
            <text:p>3601,54</text:p>
          </table:table-cell>
          <table:table-cell/>
          <table:table-cell table:style-name="ce1" table:formula="of:=MAXA([.Q52];[.K52];[.E52];[M5.E52];[M5.K52];[M5.Q52];[M1.E52];[M1.K52];[M1.Q52])" office:value-type="float" office:value="20314452">
            <text:p>20314452</text:p>
          </table:table-cell>
          <table:table-cell table:style-name="ce1" table:formula="of:=[.W52]-1" office:value-type="float" office:value="20314451">
            <text:p>20314451</text:p>
          </table:table-cell>
          <table:table-cell table:formula="of:=AND([.E52]&gt;[.X52];[.E52]&gt;0;NOT([.E52]=&quot;infeasible&quot;))" office:value-type="boolean" office:boolean-value="true">
            <text:p>VRAI</text:p>
          </table:table-cell>
          <table:table-cell table:formula="of:=AND([.K52]&gt;[.X52];[.K52]&gt;0;NOT([.K52]=&quot;infeasible&quot;))" office:value-type="boolean" office:boolean-value="false">
            <text:p>FAUX</text:p>
          </table:table-cell>
          <table:table-cell table:formula="of:=AND([.Q52]&gt;[.X52];[.Q52]&gt;0;NOT([.Q52]=&quot;infeasible&quot;))" office:value-type="boolean" office:boolean-value="false">
            <text:p>FAUX</text:p>
          </table:table-cell>
          <table:table-cell table:formula="of:=[.E52]+([.H52]*[.E52])&lt;[.X52]" office:value-type="boolean" office:boolean-value="false">
            <text:p>FAUX</text:p>
          </table:table-cell>
          <table:table-cell table:style-name="ce1" table:formula="of:=[.K52]+([.N52]*[.K52])&lt;[.X52]" office:value-type="boolean" office:boolean-value="false">
            <text:p>FAUX</text:p>
          </table:table-cell>
          <table:table-cell table:style-name="ce1" table:formula="of:=[.Q52]+([.Q52]*[.T52])&lt;[.X5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5394248">
            <text:p>15394248</text:p>
          </table:table-cell>
          <table:table-cell office:value-type="float" office:value="21277990">
            <text:p>21277990</text:p>
          </table:table-cell>
          <table:table-cell table:style-name="ce22" office:value-type="float" office:value="1113752">
            <text:p>1113752</text:p>
          </table:table-cell>
          <table:table-cell office:value-type="float" office:value="6.37">
            <text:p>6,37</text:p>
          </table:table-cell>
          <table:table-cell office:value-type="float" office:value="3603.53">
            <text:p>3603,53</text:p>
          </table:table-cell>
          <table:table-cell/>
          <table:table-cell office:value-type="float" office:value="15632330">
            <text:p>15632330</text:p>
          </table:table-cell>
          <table:table-cell office:value-type="float" office:value="22533000">
            <text:p>22533000</text:p>
          </table:table-cell>
          <table:table-cell table:style-name="ce22" office:value-type="float" office:value="1490670">
            <text:p>1490670</text:p>
          </table:table-cell>
          <table:table-cell office:value-type="float" office:value="4.61">
            <text:p>4,61</text:p>
          </table:table-cell>
          <table:table-cell office:value-type="float" office:value="3607.02">
            <text:p>3607,02</text:p>
          </table:table-cell>
          <table:table-cell/>
          <table:table-cell office:value-type="float" office:value="15102678">
            <text:p>15102678</text:p>
          </table:table-cell>
          <table:table-cell office:value-type="float" office:value="21541800">
            <text:p>21541800</text:p>
          </table:table-cell>
          <table:table-cell table:style-name="ce22" office:value-type="float" office:value="1569122">
            <text:p>1569122</text:p>
          </table:table-cell>
          <table:table-cell office:value-type="float" office:value="8.65">
            <text:p>8,65</text:p>
          </table:table-cell>
          <table:table-cell office:value-type="float" office:value="3600.17">
            <text:p>3600,17</text:p>
          </table:table-cell>
          <table:table-cell/>
          <table:table-cell table:style-name="ce1" table:formula="of:=MAXA([.Q53];[.K53];[.E53];[M5.E53];[M5.K53];[M5.Q53];[M1.E53];[M1.K53];[M1.Q53])" office:value-type="float" office:value="15819102">
            <text:p>15819102</text:p>
          </table:table-cell>
          <table:table-cell table:style-name="ce1" table:formula="of:=[.W53]-1" office:value-type="float" office:value="15819101">
            <text:p>15819101</text:p>
          </table:table-cell>
          <table:table-cell table:formula="of:=AND([.E53]&gt;[.X53];[.E53]&gt;0;NOT([.E53]=&quot;infeasible&quot;))" office:value-type="boolean" office:boolean-value="false">
            <text:p>FAUX</text:p>
          </table:table-cell>
          <table:table-cell table:formula="of:=AND([.K53]&gt;[.X53];[.K53]&gt;0;NOT([.K53]=&quot;infeasible&quot;))" office:value-type="boolean" office:boolean-value="false">
            <text:p>FAUX</text:p>
          </table:table-cell>
          <table:table-cell table:formula="of:=AND([.Q53]&gt;[.X53];[.Q53]&gt;0;NOT([.Q53]=&quot;infeasible&quot;))" office:value-type="boolean" office:boolean-value="false">
            <text:p>FAUX</text:p>
          </table:table-cell>
          <table:table-cell table:formula="of:=[.E53]+([.H53]*[.E53])&lt;[.X53]" office:value-type="boolean" office:boolean-value="false">
            <text:p>FAUX</text:p>
          </table:table-cell>
          <table:table-cell table:style-name="ce1" table:formula="of:=[.K53]+([.N53]*[.K53])&lt;[.X53]" office:value-type="boolean" office:boolean-value="false">
            <text:p>FAUX</text:p>
          </table:table-cell>
          <table:table-cell table:style-name="ce1" table:formula="of:=[.Q53]+([.Q53]*[.T53])&lt;[.X5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0320672">
            <text:p>20320672</text:p>
          </table:table-cell>
          <table:table-cell office:value-type="float" office:value="27745190">
            <text:p>27745190</text:p>
          </table:table-cell>
          <table:table-cell table:style-name="ce22" office:value-type="float" office:value="2354502">
            <text:p>2354502</text:p>
          </table:table-cell>
          <table:table-cell office:value-type="float" office:value="19.6">
            <text:p>19,6</text:p>
          </table:table-cell>
          <table:table-cell office:value-type="float" office:value="3613.79">
            <text:p>3613,79</text:p>
          </table:table-cell>
          <table:table-cell/>
          <table:table-cell office:value-type="float" office:value="19524784">
            <text:p>19524784</text:p>
          </table:table-cell>
          <table:table-cell office:value-type="float" office:value="26471000">
            <text:p>26471000</text:p>
          </table:table-cell>
          <table:table-cell table:style-name="ce22" office:value-type="float" office:value="2236212">
            <text:p>2236212</text:p>
          </table:table-cell>
          <table:table-cell office:value-type="float" office:value="24.27">
            <text:p>24,27</text:p>
          </table:table-cell>
          <table:table-cell office:value-type="float" office:value="3612.16">
            <text:p>3612,16</text:p>
          </table:table-cell>
          <table:table-cell/>
          <table:table-cell office:value-type="float" office:value="19851126">
            <text:p>19851126</text:p>
          </table:table-cell>
          <table:table-cell office:value-type="float" office:value="26799000">
            <text:p>26799000</text:p>
          </table:table-cell>
          <table:table-cell table:style-name="ce22" office:value-type="float" office:value="2207878">
            <text:p>2207878</text:p>
          </table:table-cell>
          <table:table-cell office:value-type="float" office:value="23.83">
            <text:p>23,83</text:p>
          </table:table-cell>
          <table:table-cell office:value-type="float" office:value="3600.15">
            <text:p>3600,15</text:p>
          </table:table-cell>
          <table:table-cell/>
          <table:table-cell table:style-name="ce1" table:formula="of:=MAXA([.Q54];[.K54];[.E54];[M5.E54];[M5.K54];[M5.Q54];[M1.E54];[M1.K54];[M1.Q54])" office:value-type="float" office:value="20320672">
            <text:p>20320672</text:p>
          </table:table-cell>
          <table:table-cell table:style-name="ce1" table:formula="of:=[.W54]-1" office:value-type="float" office:value="20320671">
            <text:p>20320671</text:p>
          </table:table-cell>
          <table:table-cell table:formula="of:=AND([.E54]&gt;[.X54];[.E54]&gt;0;NOT([.E54]=&quot;infeasible&quot;))" office:value-type="boolean" office:boolean-value="true">
            <text:p>VRAI</text:p>
          </table:table-cell>
          <table:table-cell table:formula="of:=AND([.K54]&gt;[.X54];[.K54]&gt;0;NOT([.K54]=&quot;infeasible&quot;))" office:value-type="boolean" office:boolean-value="false">
            <text:p>FAUX</text:p>
          </table:table-cell>
          <table:table-cell table:formula="of:=AND([.Q54]&gt;[.X54];[.Q54]&gt;0;NOT([.Q54]=&quot;infeasible&quot;))" office:value-type="boolean" office:boolean-value="false">
            <text:p>FAUX</text:p>
          </table:table-cell>
          <table:table-cell table:formula="of:=[.E54]+([.H54]*[.E54])&lt;[.X54]" office:value-type="boolean" office:boolean-value="false">
            <text:p>FAUX</text:p>
          </table:table-cell>
          <table:table-cell table:style-name="ce1" table:formula="of:=[.K54]+([.N54]*[.K54])&lt;[.X54]" office:value-type="boolean" office:boolean-value="false">
            <text:p>FAUX</text:p>
          </table:table-cell>
          <table:table-cell table:style-name="ce1" table:formula="of:=[.Q54]+([.Q54]*[.T54])&lt;[.X5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18185026">
            <text:p>18185026</text:p>
          </table:table-cell>
          <table:table-cell office:value-type="float" office:value="25733360">
            <text:p>25733360</text:p>
          </table:table-cell>
          <table:table-cell table:style-name="ce22" office:value-type="float" office:value="2038224">
            <text:p>2038224</text:p>
          </table:table-cell>
          <table:table-cell office:value-type="float" office:value="36.05">
            <text:p>36,05</text:p>
          </table:table-cell>
          <table:table-cell office:value-type="float" office:value="3607.47">
            <text:p>3607,47</text:p>
          </table:table-cell>
          <table:table-cell/>
          <table:table-cell office:value-type="float" office:value="17853934">
            <text:p>17853934</text:p>
          </table:table-cell>
          <table:table-cell office:value-type="float" office:value="24660800">
            <text:p>24660800</text:p>
          </table:table-cell>
          <table:table-cell table:style-name="ce22" office:value-type="float" office:value="1726866">
            <text:p>1726866</text:p>
          </table:table-cell>
          <table:table-cell office:value-type="float" office:value="39.4">
            <text:p>39,4</text:p>
          </table:table-cell>
          <table:table-cell office:value-type="float" office:value="3609.12">
            <text:p>3609,12</text:p>
          </table:table-cell>
          <table:table-cell/>
          <table:table-cell office:value-type="float" office:value="17492166">
            <text:p>17492166</text:p>
          </table:table-cell>
          <table:table-cell office:value-type="float" office:value="24638800">
            <text:p>24638800</text:p>
          </table:table-cell>
          <table:table-cell table:style-name="ce22" office:value-type="float" office:value="2056632">
            <text:p>2056632</text:p>
          </table:table-cell>
          <table:table-cell office:value-type="float" office:value="43.25">
            <text:p>43,25</text:p>
          </table:table-cell>
          <table:table-cell office:value-type="float" office:value="3600.16">
            <text:p>3600,16</text:p>
          </table:table-cell>
          <table:table-cell/>
          <table:table-cell table:style-name="ce1" table:formula="of:=MAXA([.Q55];[.K55];[.E55];[M5.E55];[M5.K55];[M5.Q55];[M1.E55];[M1.K55];[M1.Q55])" office:value-type="float" office:value="18273842">
            <text:p>18273842</text:p>
          </table:table-cell>
          <table:table-cell table:style-name="ce1" table:formula="of:=[.W55]-1" office:value-type="float" office:value="18273841">
            <text:p>18273841</text:p>
          </table:table-cell>
          <table:table-cell table:formula="of:=AND([.E55]&gt;[.X55];[.E55]&gt;0;NOT([.E55]=&quot;infeasible&quot;))" office:value-type="boolean" office:boolean-value="false">
            <text:p>FAUX</text:p>
          </table:table-cell>
          <table:table-cell table:formula="of:=AND([.K55]&gt;[.X55];[.K55]&gt;0;NOT([.K55]=&quot;infeasible&quot;))" office:value-type="boolean" office:boolean-value="false">
            <text:p>FAUX</text:p>
          </table:table-cell>
          <table:table-cell table:formula="of:=AND([.Q55]&gt;[.X55];[.Q55]&gt;0;NOT([.Q55]=&quot;infeasible&quot;))" office:value-type="boolean" office:boolean-value="false">
            <text:p>FAUX</text:p>
          </table:table-cell>
          <table:table-cell table:formula="of:=[.E55]+([.H55]*[.E55])&lt;[.X55]" office:value-type="boolean" office:boolean-value="false">
            <text:p>FAUX</text:p>
          </table:table-cell>
          <table:table-cell table:style-name="ce1" table:formula="of:=[.K55]+([.N55]*[.K55])&lt;[.X55]" office:value-type="boolean" office:boolean-value="false">
            <text:p>FAUX</text:p>
          </table:table-cell>
          <table:table-cell table:style-name="ce1" table:formula="of:=[.Q55]+([.Q55]*[.T55])&lt;[.X5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0233212">
            <text:p>20233212</text:p>
          </table:table-cell>
          <table:table-cell office:value-type="float" office:value="28262890">
            <text:p>28262890</text:p>
          </table:table-cell>
          <table:table-cell table:style-name="ce22" office:value-type="float" office:value="2809680">
            <text:p>2809680</text:p>
          </table:table-cell>
          <table:table-cell office:value-type="float" office:value="34.79">
            <text:p>34,79</text:p>
          </table:table-cell>
          <table:table-cell office:value-type="float" office:value="3600.17">
            <text:p>3600,17</text:p>
          </table:table-cell>
          <table:table-cell/>
          <table:table-cell office:value-type="float" office:value="17348342">
            <text:p>17348342</text:p>
          </table:table-cell>
          <table:table-cell office:value-type="float" office:value="23436030">
            <text:p>23436030</text:p>
          </table:table-cell>
          <table:table-cell table:style-name="ce22" office:value-type="float" office:value="1827650">
            <text:p>1827650</text:p>
          </table:table-cell>
          <table:table-cell office:value-type="float" office:value="57.84">
            <text:p>57,84</text:p>
          </table:table-cell>
          <table:table-cell office:value-type="float" office:value="3600.22">
            <text:p>3600,22</text:p>
          </table:table-cell>
          <table:table-cell/>
          <table:table-cell office:value-type="float" office:value="16724386">
            <text:p>16724386</text:p>
          </table:table-cell>
          <table:table-cell office:value-type="float" office:value="23351030">
            <text:p>23351030</text:p>
          </table:table-cell>
          <table:table-cell table:style-name="ce22" office:value-type="float" office:value="2346606">
            <text:p>2346606</text:p>
          </table:table-cell>
          <table:table-cell office:value-type="float" office:value="63.8">
            <text:p>63,8</text:p>
          </table:table-cell>
          <table:table-cell office:value-type="float" office:value="3600.15">
            <text:p>3600,15</text:p>
          </table:table-cell>
          <table:table-cell/>
          <table:table-cell table:style-name="ce1" table:formula="of:=MAXA([.Q56];[.K56];[.E56];[M5.E56];[M5.K56];[M5.Q56];[M1.E56];[M1.K56];[M1.Q56])" office:value-type="float" office:value="22018640">
            <text:p>22018640</text:p>
          </table:table-cell>
          <table:table-cell table:style-name="ce1" table:formula="of:=[.W56]-1" office:value-type="float" office:value="22018639">
            <text:p>22018639</text:p>
          </table:table-cell>
          <table:table-cell table:formula="of:=AND([.E56]&gt;[.X56];[.E56]&gt;0;NOT([.E56]=&quot;infeasible&quot;))" office:value-type="boolean" office:boolean-value="false">
            <text:p>FAUX</text:p>
          </table:table-cell>
          <table:table-cell table:formula="of:=AND([.K56]&gt;[.X56];[.K56]&gt;0;NOT([.K56]=&quot;infeasible&quot;))" office:value-type="boolean" office:boolean-value="false">
            <text:p>FAUX</text:p>
          </table:table-cell>
          <table:table-cell table:formula="of:=AND([.Q56]&gt;[.X56];[.Q56]&gt;0;NOT([.Q56]=&quot;infeasible&quot;))" office:value-type="boolean" office:boolean-value="false">
            <text:p>FAUX</text:p>
          </table:table-cell>
          <table:table-cell table:formula="of:=[.E56]+([.H56]*[.E56])&lt;[.X56]" office:value-type="boolean" office:boolean-value="false">
            <text:p>FAUX</text:p>
          </table:table-cell>
          <table:table-cell table:style-name="ce1" table:formula="of:=[.K56]+([.N56]*[.K56])&lt;[.X56]" office:value-type="boolean" office:boolean-value="false">
            <text:p>FAUX</text:p>
          </table:table-cell>
          <table:table-cell table:style-name="ce1" table:formula="of:=[.Q56]+([.Q56]*[.T56])&lt;[.X56]" office:value-type="boolean" office:boolean-value="false">
            <text:p>FAUX</text:p>
          </table:table-cell>
        </table:table-row>
        <table:table-row table:style-name="ro2">
          <table:table-cell table:style-name="ce1" table:number-columns-repeated="4"/>
          <table:table-cell table:style-name="ce15"/>
          <table:table-cell table:style-name="ce1"/>
          <table:table-cell table:style-name="ce20"/>
          <table:table-cell table:style-name="ce1" table:number-columns-repeated="2"/>
          <table:table-cell table:style-name="ce9"/>
          <table:table-cell table:style-name="ce24"/>
          <table:table-cell table:style-name="ce9"/>
          <table:table-cell table:style-name="ce25"/>
          <table:table-cell table:style-name="ce9" table:number-columns-repeated="3"/>
          <table:table-cell table:style-name="ce24"/>
          <table:table-cell table:style-name="ce9"/>
          <table:table-cell table:style-name="ce25"/>
          <table:table-cell table:style-name="ce26" table:number-columns-repeated="3"/>
          <table:table-cell table:style-name="ce1" table:number-columns-repeated="2"/>
          <table:table-cell table:number-columns-repeated="6"/>
        </table:table-row>
        <table:table-row table:style-name="ro2">
          <table:table-cell office:value-type="string">
            <text:p>Sol moyen</text:p>
          </table:table-cell>
          <table:table-cell table:number-columns-repeated="3"/>
          <table:table-cell table:formula="of:=AVERAGE([.E3:.E56])" office:value-type="float" office:value="12057522.1481481">
            <text:p>12057522,1481481</text:p>
          </table:table-cell>
          <table:table-cell table:style-name="ce16" table:formula="of:=AVERAGE([.F3:.F56])" office:value-type="float" office:value="17977443.037037">
            <text:p>17977443,037037</text:p>
          </table:table-cell>
          <table:table-cell table:style-name="ce16" table:formula="of:=AVERAGE([.G3:.G56])" office:value-type="float" office:value="1888797.03703704">
            <text:p>1888797,03703704</text:p>
          </table:table-cell>
          <table:table-cell table:style-name="ce22" table:number-columns-repeated="3"/>
          <table:table-cell table:formula="of:=AVERAGE([.K3:.K56])" office:value-type="float" office:value="11779918.5740741">
            <text:p>11779918,5740741</text:p>
          </table:table-cell>
          <table:table-cell table:style-name="ce16" table:formula="of:=AVERAGE([.L3:.L56])" office:value-type="float" office:value="17466704.1111111">
            <text:p>17466704,1111111</text:p>
          </table:table-cell>
          <table:table-cell table:style-name="ce16" table:formula="of:=AVERAGE([.M3:.M56])" office:value-type="float" office:value="1794009.14814815">
            <text:p>1794009,14814815</text:p>
          </table:table-cell>
          <table:table-cell table:style-name="ce22" table:number-columns-repeated="3"/>
          <table:table-cell table:formula="of:=AVERAGE([.Q3:.Q56])" office:value-type="float" office:value="11504419.3148148">
            <text:p>11504419,3148148</text:p>
          </table:table-cell>
          <table:table-cell table:style-name="ce16" table:formula="of:=AVERAGE([.R3:.R56])" office:value-type="float" office:value="17018270.2037037">
            <text:p>17018270,2037037</text:p>
          </table:table-cell>
          <table:table-cell table:style-name="ce16" table:formula="of:=AVERAGE([.S3:.S56])" office:value-type="float" office:value="1764035.66666667">
            <text:p>1764035,66666667</text:p>
          </table:table-cell>
          <table:table-cell table:style-name="ce26" table:number-columns-repeated="3"/>
          <table:table-cell table:style-name="ce1" table:formula="of:=AVERAGE([.W3:.W56])" office:value-type="float" office:value="12267675.5925926">
            <text:p>12267675,5925926</text:p>
          </table:table-cell>
          <table:table-cell table:style-name="ce1"/>
          <table:table-cell table:number-columns-repeated="6"/>
        </table:table-row>
        <table:table-row table:style-name="ro2">
          <table:table-cell office:value-type="string">
            <text:p>Gap moyen</text:p>
          </table:table-cell>
          <table:table-cell office:value-type="string">
            <text:p>bs-bi/bi</text:p>
          </table:table-cell>
          <table:table-cell table:number-columns-repeated="2"/>
          <table:table-cell table:formula="of:=([.$W58]-[.E58])/[.E58]*100" office:value-type="float" office:value="1.74292397610667">
            <text:p>1,7429239761</text:p>
          </table:table-cell>
          <table:table-cell/>
          <table:table-cell table:style-name="ce22" table:number-columns-repeated="4"/>
          <table:table-cell table:formula="of:=([.$W58]-[.K58])/[.K58]*100" office:value-type="float" office:value="4.1405805604803">
            <text:p>4,1405805605</text:p>
          </table:table-cell>
          <table:table-cell/>
          <table:table-cell table:style-name="ce22" table:number-columns-repeated="4"/>
          <table:table-cell table:formula="of:=([.$W58]-[.Q58])/[.Q58]*100" office:value-type="float" office:value="6.63446156552113">
            <text:p>6,6344615655</text:p>
          </table:table-cell>
          <table:table-cell/>
          <table:table-cell table:style-name="ce22"/>
          <table:table-cell table:style-name="ce26" table:number-columns-repeated="3"/>
          <table:table-cell table:style-name="ce1" table:number-columns-repeated="2"/>
          <table:table-cell table:number-columns-repeated="6"/>
        </table:table-row>
        <table:table-row table:style-name="ro2">
          <table:table-cell office:value-type="string">
            <text:p>Opti local</text:p>
          </table:table-cell>
          <table:table-cell table:number-columns-repeated="3"/>
          <table:table-cell table:formula="of:=SUMPRODUCT([.H3:.H56]=&quot; &quot;;[.E3:.E56]&gt;0)" office:value-type="float" office:value="33">
            <text:p>33</text:p>
          </table:table-cell>
          <table:table-cell table:number-columns-repeated="5"/>
          <table:table-cell table:formula="of:=SUMPRODUCT([.N3:.N56]=&quot; &quot;;[.K3:.K56]&gt;0)" office:value-type="float" office:value="32">
            <text:p>32</text:p>
          </table:table-cell>
          <table:table-cell table:number-columns-repeated="5"/>
          <table:table-cell table:formula="of:=SUMPRODUCT([.T3:.T56]=&quot; &quot;;[.Q3:.Q56]&gt;0)" office:value-type="float" office:value="27">
            <text:p>27</text:p>
          </table:table-cell>
          <table:table-cell table:number-columns-repeated="2"/>
          <table:table-cell table:style-name="ce26" table:number-columns-repeated="3"/>
          <table:table-cell table:style-name="ce1" table:number-columns-repeated="2"/>
          <table:table-cell table:number-columns-repeated="6"/>
        </table:table-row>
        <table:table-row table:style-name="ro2">
          <table:table-cell office:value-type="string">
            <text:p>Opti Global</text:p>
          </table:table-cell>
          <table:table-cell table:number-columns-repeated="3"/>
          <table:table-cell table:formula="of:=COUNTIF([.Y3:.Y56];&quot;Vrai&quot;)" office:value-type="float" office:value="17">
            <text:p>17</text:p>
          </table:table-cell>
          <table:table-cell table:number-columns-repeated="5"/>
          <table:table-cell table:formula="of:=COUNTIF([.Z3:.Z56];&quot;Vrai&quot;)" office:value-type="float" office:value="16">
            <text:p>16</text:p>
          </table:table-cell>
          <table:table-cell table:number-columns-repeated="5"/>
          <table:table-cell table:formula="of:=COUNTIF([.AA3:.AA56];&quot;Vrai&quot;)" office:value-type="float" office:value="12">
            <text:p>12</text:p>
          </table:table-cell>
          <table:table-cell table:number-columns-repeated="2"/>
          <table:table-cell table:style-name="ce26" table:number-columns-repeated="3"/>
          <table:table-cell table:style-name="ce1" table:number-columns-repeated="2"/>
          <table:table-cell table:number-columns-repeated="6"/>
        </table:table-row>
        <table:table-row table:style-name="ro2">
          <table:table-cell office:value-type="string">
            <text:p>Nb Opti cut</text:p>
          </table:table-cell>
          <table:table-cell table:number-columns-repeated="3"/>
          <table:table-cell table:formula="of:=COUNTIF([.AB3:.AB56];&quot;vrai&quot;)" office:value-type="float" office:value="23">
            <text:p>23</text:p>
          </table:table-cell>
          <table:table-cell table:number-columns-repeated="5"/>
          <table:table-cell table:formula="of:=COUNTIF([.AC3:.AC56];&quot;vrai&quot;)" office:value-type="float" office:value="18">
            <text:p>18</text:p>
          </table:table-cell>
          <table:table-cell table:number-columns-repeated="5"/>
          <table:table-cell table:formula="of:=COUNTIF([.AD3:.AD56];&quot;vrai&quot;)" office:value-type="float" office:value="15">
            <text:p>15</text:p>
          </table:table-cell>
          <table:table-cell table:number-columns-repeated="2"/>
          <table:table-cell table:style-name="ce26" table:number-columns-repeated="3"/>
          <table:table-cell table:style-name="ce1" table:number-columns-repeated="2"/>
          <table:table-cell table:number-columns-repeated="6"/>
        </table:table-row>
        <table:table-row table:style-name="ro5">
          <table:table-cell table:style-name="ce1" office:value-type="string">
            <text:p>Nb inf</text:p>
          </table:table-cell>
          <table:table-cell table:style-name="ce1" table:number-columns-repeated="3"/>
          <table:table-cell table:style-name="ce15" table:formula="of:=COUNTIF([.E3:.E56];&quot;infeasible&quot;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COUNTIF([.K3:.K56];&quot;infeasible&quot;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COUNTIF([.Q3:.Q56];&quot;infeasible&quot;)" office:value-type="float" office:value="0">
            <text:p>0</text:p>
          </table:table-cell>
          <table:table-cell table:style-name="ce1"/>
          <table:table-cell table:style-name="ce23"/>
          <table:table-cell table:style-name="ce26" table:number-columns-repeated="3"/>
          <table:table-cell table:style-name="ce1" table:number-columns-repeated="2"/>
          <table:table-cell table:number-columns-repeated="6"/>
        </table:table-row>
        <table:table-row table:style-name="ro5">
          <table:table-cell table:style-name="ce1" office:value-type="string">
            <text:p>Nb no sol</text:p>
          </table:table-cell>
          <table:table-cell table:style-name="ce1" table:number-columns-repeated="3"/>
          <table:table-cell table:style-name="ce15" table:formula="of:=COUNTIF([.E3:.E56];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COUNTIF([.K3:.K56];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COUNTIF([.Q3:.Q56];0)" office:value-type="float" office:value="0">
            <text:p>0</text:p>
          </table:table-cell>
          <table:table-cell table:style-name="ce1"/>
          <table:table-cell table:style-name="ce23"/>
          <table:table-cell table:style-name="ce26" table:number-columns-repeated="3"/>
          <table:table-cell table:style-name="ce1" table:number-columns-repeated="2"/>
          <table:table-cell table:number-columns-repeated="6"/>
        </table:table-row>
        <table:table-row table:style-name="ro5">
          <table:table-cell table:style-name="ce1" table:number-columns-repeated="4"/>
          <table:table-cell table:style-name="ce15" office:value-type="string">
            <text:p>Infeasible</text:p>
          </table:table-cell>
          <table:table-cell table:style-name="ce1"/>
          <table:table-cell table:style-name="ce23" table:number-columns-repeated="4"/>
          <table:table-cell table:style-name="ce15" office:value-type="string">
            <text:p>Infeasible</text:p>
          </table:table-cell>
          <table:table-cell table:style-name="ce1"/>
          <table:table-cell table:style-name="ce23" table:number-columns-repeated="4"/>
          <table:table-cell table:style-name="ce15" office:value-type="string">
            <text:p>Infeasible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5" table:formula="of:=SUMPRODUCT([.E$3:.E$56]=&quot;infeasible&quot;;[.$C$3:.$C$56]=25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&quot;infeasible&quot;;[.$C$3:.$C$56]=25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&quot;infeasible&quot;;[.$C$3:.$C$56]=25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5" table:formula="of:=SUMPRODUCT([.E$3:.E$56]=&quot;infeasible&quot;;[.$C$3:.$C$56]=5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&quot;infeasible&quot;;[.$C$3:.$C$56]=5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&quot;infeasible&quot;;[.$C$3:.$C$56]=50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5" table:formula="of:=SUMPRODUCT([.E$3:.E$56]=&quot;infeasible&quot;;[.$C$3:.$C$56]=10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&quot;infeasible&quot;;[.$C$3:.$C$56]=10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&quot;infeasible&quot;;[.$C$3:.$C$56]=100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ce1"/>
          <table:table-cell table:style-name="ce23" table:number-columns-repeated="4"/>
          <table:table-cell table:style-name="ce15"/>
          <table:table-cell table:style-name="ce1"/>
          <table:table-cell table:style-name="ce23" table:number-columns-repeated="4"/>
          <table:table-cell table:style-name="ce15"/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5" table:formula="of:=SUMPRODUCT([.E$3:.E$56]=&quot;infeasible&quot;;[.$B$3:.$B$56]=25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&quot;infeasible&quot;;[.$B$3:.$B$56]=25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&quot;infeasible&quot;;[.$B$3:.$B$56]=25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5" table:formula="of:=SUMPRODUCT([.E$3:.E$56]=&quot;infeasible&quot;;[.$B$3:.$B$56]=5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&quot;infeasible&quot;;[.$B$3:.$B$56]=5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&quot;infeasible&quot;;[.$B$3:.$B$56]=50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5" table:formula="of:=SUMPRODUCT([.E$3:.E$56]=&quot;infeasible&quot;;[.$B$3:.$B$56]=10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&quot;infeasible&quot;;[.$B$3:.$B$56]=10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&quot;infeasible&quot;;[.$B$3:.$B$56]=100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ce1"/>
          <table:table-cell table:style-name="ce23" table:number-columns-repeated="4"/>
          <table:table-cell table:style-name="ce15"/>
          <table:table-cell table:style-name="ce1"/>
          <table:table-cell table:style-name="ce23" table:number-columns-repeated="4"/>
          <table:table-cell table:style-name="ce15"/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5" table:formula="of:=SUMPRODUCT([.E$3:.E$56]=&quot;infeasible&quot;;[.$D$3:.$D$56]=8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&quot;infeasible&quot;;[.$D$3:.$D$56]=8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&quot;infeasible&quot;;[.$D$3:.$D$56]=8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5" table:formula="of:=SUMPRODUCT([.E$3:.E$56]=&quot;infeasible&quot;;[.$D$3:.$D$56]=12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&quot;infeasible&quot;;[.$D$3:.$D$56]=12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&quot;infeasible&quot;;[.$D$3:.$D$56]=12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ce1"/>
          <table:table-cell table:style-name="ce23" table:number-columns-repeated="4"/>
          <table:table-cell table:style-name="ce15"/>
          <table:table-cell table:style-name="ce1"/>
          <table:table-cell table:style-name="ce23" table:number-columns-repeated="4"/>
          <table:table-cell table:style-name="ce15"/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table:number-columns-repeated="4"/>
          <table:table-cell table:style-name="ce15" office:value-type="string">
            <text:p>No sol</text:p>
          </table:table-cell>
          <table:table-cell table:style-name="ce1"/>
          <table:table-cell table:style-name="ce23" table:number-columns-repeated="4"/>
          <table:table-cell table:style-name="ce15" office:value-type="string">
            <text:p>No sol</text:p>
          </table:table-cell>
          <table:table-cell table:style-name="ce1"/>
          <table:table-cell table:style-name="ce23" table:number-columns-repeated="4"/>
          <table:table-cell table:style-name="ce15" office:value-type="string">
            <text:p>No sol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5" table:formula="of:=SUMPRODUCT([.E$3:.E$56]=0;[.$C$3:.$C$56]=25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0;[.$C$3:.$C$56]=25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0;[.$C$3:.$C$56]=25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5" table:formula="of:=SUMPRODUCT([.E$3:.E$56]=0;[.$C$3:.$C$56]=5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0;[.$C$3:.$C$56]=5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0;[.$C$3:.$C$56]=50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5" table:formula="of:=SUMPRODUCT([.E$3:.E$56]=0;[.$C$3:.$C$56]=10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0;[.$C$3:.$C$56]=10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0;[.$C$3:.$C$56]=100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ce1"/>
          <table:table-cell table:style-name="ce23" table:number-columns-repeated="4"/>
          <table:table-cell table:style-name="ce15"/>
          <table:table-cell table:style-name="ce1"/>
          <table:table-cell table:style-name="ce23" table:number-columns-repeated="4"/>
          <table:table-cell table:style-name="ce15"/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5" table:formula="of:=SUMPRODUCT([.E$3:.E$56]=0;[.$B$3:.$B$56]=25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0;[.$B$3:.$B$56]=25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0;[.$B$3:.$B$56]=25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5" table:formula="of:=SUMPRODUCT([.E$3:.E$56]=0;[.$B$3:.$B$56]=5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0;[.$B$3:.$B$56]=5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0;[.$B$3:.$B$56]=50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5" table:formula="of:=SUMPRODUCT([.E$3:.E$56]=0;[.$B$3:.$B$56]=10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0;[.$B$3:.$B$56]=100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0;[.$B$3:.$B$56]=100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ce1"/>
          <table:table-cell table:style-name="ce23" table:number-columns-repeated="4"/>
          <table:table-cell table:style-name="ce15"/>
          <table:table-cell table:style-name="ce1"/>
          <table:table-cell table:style-name="ce23" table:number-columns-repeated="4"/>
          <table:table-cell table:style-name="ce15"/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5" table:formula="of:=SUMPRODUCT([.E$3:.E$56]=0;[.$D$3:.$D$56]=8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0;[.$D$3:.$D$56]=8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0;[.$D$3:.$D$56]=8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5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5" table:formula="of:=SUMPRODUCT([.E$3:.E$56]=0;[.$D$3:.$D$56]=12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K$3:.K$56]=0;[.$D$3:.$D$56]=12)" office:value-type="float" office:value="0">
            <text:p>0</text:p>
          </table:table-cell>
          <table:table-cell table:style-name="ce1"/>
          <table:table-cell table:style-name="ce23" table:number-columns-repeated="4"/>
          <table:table-cell table:style-name="ce15" table:formula="of:=SUMPRODUCT([.Q$3:.Q$56]=0;[.$D$3:.$D$56]=12)" office:value-type="float" office:value="0">
            <text:p>0</text:p>
          </table:table-cell>
          <table:table-cell table:style-name="ce1"/>
          <table:table-cell table:style-name="ce23"/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5">
          <table:table-cell table:style-name="ce1" table:number-columns-repeated="4"/>
          <table:table-cell table:style-name="ce17" office:value-type="string">
            <text:p>Value</text:p>
          </table:table-cell>
          <table:table-cell table:style-name="ce19" office:value-type="string">
            <text:p>ObjU</text:p>
          </table:table-cell>
          <table:table-cell table:style-name="ce19" office:value-type="string">
            <text:p>ObjS</text:p>
          </table:table-cell>
          <table:table-cell table:number-columns-repeated="3"/>
          <table:table-cell table:style-name="ce17" office:value-type="string">
            <text:p>Value</text:p>
          </table:table-cell>
          <table:table-cell table:style-name="ce19" office:value-type="string">
            <text:p>ObjU</text:p>
          </table:table-cell>
          <table:table-cell table:style-name="ce19" office:value-type="string">
            <text:p>ObjS</text:p>
          </table:table-cell>
          <table:table-cell table:number-columns-repeated="3"/>
          <table:table-cell table:style-name="ce17" office:value-type="string">
            <text:p>Value</text:p>
          </table:table-cell>
          <table:table-cell table:style-name="ce19" office:value-type="string">
            <text:p>ObjU</text:p>
          </table:table-cell>
          <table:table-cell table:style-name="ce19" office:value-type="string">
            <text:p>ObjS</text:p>
          </table:table-cell>
          <table:table-cell table:number-columns-repeated="11"/>
        </table:table-row>
        <table:table-row table:style-name="ro5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7" table:formula="of:=SUMPRODUCT([.E$3:.E$56];[.$C$3:.$C$56]=25)" office:value-type="float" office:value="130414706">
            <text:p>130414706</text:p>
          </table:table-cell>
          <table:table-cell table:style-name="ce17" table:formula="of:=SUMPRODUCT([.F$3:.F$56];[.$C$3:.$C$56]=25)" office:value-type="float" office:value="196670212">
            <text:p>196670212</text:p>
          </table:table-cell>
          <table:table-cell table:style-name="ce17" table:formula="of:=SUMPRODUCT([.G$3:.G$56];[.$C$3:.$C$56]=25)" office:value-type="float" office:value="15985656">
            <text:p>15985656</text:p>
          </table:table-cell>
          <table:table-cell table:number-columns-repeated="3"/>
          <table:table-cell table:style-name="ce17" table:formula="of:=SUMPRODUCT([.K$3:.K$56];[.$C$3:.$C$56]=25)" office:value-type="float" office:value="130505508">
            <text:p>130505508</text:p>
          </table:table-cell>
          <table:table-cell table:style-name="ce17" table:formula="of:=SUMPRODUCT([.L$3:.L$56];[.$C$3:.$C$56]=25)" office:value-type="float" office:value="196796081">
            <text:p>196796081</text:p>
          </table:table-cell>
          <table:table-cell table:style-name="ce17" table:formula="of:=SUMPRODUCT([.M$3:.M$56];[.$C$3:.$C$56]=25)" office:value-type="float" office:value="16000856">
            <text:p>16000856</text:p>
          </table:table-cell>
          <table:table-cell table:number-columns-repeated="3"/>
          <table:table-cell table:style-name="ce17" table:formula="of:=SUMPRODUCT([.Q$3:.Q$56];[.$C$3:.$C$56]=25)" office:value-type="float" office:value="128238603">
            <text:p>128238603</text:p>
          </table:table-cell>
          <table:table-cell table:style-name="ce17" table:formula="of:=SUMPRODUCT([.R$3:.R$56];[.$C$3:.$C$56]=25)" office:value-type="float" office:value="189824411">
            <text:p>189824411</text:p>
          </table:table-cell>
          <table:table-cell table:style-name="ce17" table:formula="of:=SUMPRODUCT([.S$3:.S$56];[.$C$3:.$C$56]=25)" office:value-type="float" office:value="13855960">
            <text:p>13855960</text:p>
          </table:table-cell>
          <table:table-cell table:number-columns-repeated="11"/>
        </table:table-row>
        <table:table-row table:style-name="ro5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7" table:formula="of:=SUMPRODUCT([.E$3:.E$56];[.$C$3:.$C$56]=50)" office:value-type="float" office:value="231686706">
            <text:p>231686706</text:p>
          </table:table-cell>
          <table:table-cell table:style-name="ce17" table:formula="of:=SUMPRODUCT([.F$3:.F$56];[.$C$3:.$C$56]=50)" office:value-type="float" office:value="346960982">
            <text:p>346960982</text:p>
          </table:table-cell>
          <table:table-cell table:style-name="ce17" table:formula="of:=SUMPRODUCT([.G$3:.G$56];[.$C$3:.$C$56]=50)" office:value-type="float" office:value="34183934">
            <text:p>34183934</text:p>
          </table:table-cell>
          <table:table-cell table:number-columns-repeated="3"/>
          <table:table-cell table:style-name="ce17" table:formula="of:=SUMPRODUCT([.K$3:.K$56];[.$C$3:.$C$56]=50)" office:value-type="float" office:value="230896262">
            <text:p>230896262</text:p>
          </table:table-cell>
          <table:table-cell table:style-name="ce17" table:formula="of:=SUMPRODUCT([.L$3:.L$56];[.$C$3:.$C$56]=50)" office:value-type="float" office:value="347430852">
            <text:p>347430852</text:p>
          </table:table-cell>
          <table:table-cell table:style-name="ce17" table:formula="of:=SUMPRODUCT([.M$3:.M$56];[.$C$3:.$C$56]=50)" office:value-type="float" office:value="34984488">
            <text:p>34984488</text:p>
          </table:table-cell>
          <table:table-cell table:number-columns-repeated="3"/>
          <table:table-cell table:style-name="ce17" table:formula="of:=SUMPRODUCT([.Q$3:.Q$56];[.$C$3:.$C$56]=50)" office:value-type="float" office:value="222983122">
            <text:p>222983122</text:p>
          </table:table-cell>
          <table:table-cell table:style-name="ce17" table:formula="of:=SUMPRODUCT([.R$3:.R$56];[.$C$3:.$C$56]=50)" office:value-type="float" office:value="335697577">
            <text:p>335697577</text:p>
          </table:table-cell>
          <table:table-cell table:style-name="ce17" table:formula="of:=SUMPRODUCT([.S$3:.S$56];[.$C$3:.$C$56]=50)" office:value-type="float" office:value="34194334">
            <text:p>34194334</text:p>
          </table:table-cell>
          <table:table-cell table:number-columns-repeated="11"/>
        </table:table-row>
        <table:table-row table:style-name="ro5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7" table:formula="of:=SUMPRODUCT([.E$3:.E$56];[.$C$3:.$C$56]=100)" office:value-type="float" office:value="289004784">
            <text:p>289004784</text:p>
          </table:table-cell>
          <table:table-cell table:style-name="ce17" table:formula="of:=SUMPRODUCT([.F$3:.F$56];[.$C$3:.$C$56]=100)" office:value-type="float" office:value="427150730">
            <text:p>427150730</text:p>
          </table:table-cell>
          <table:table-cell table:style-name="ce17" table:formula="of:=SUMPRODUCT([.G$3:.G$56];[.$C$3:.$C$56]=100)" office:value-type="float" office:value="51825450">
            <text:p>51825450</text:p>
          </table:table-cell>
          <table:table-cell table:number-columns-repeated="3"/>
          <table:table-cell table:style-name="ce17" table:formula="of:=SUMPRODUCT([.K$3:.K$56];[.$C$3:.$C$56]=100)" office:value-type="float" office:value="274713833">
            <text:p>274713833</text:p>
          </table:table-cell>
          <table:table-cell table:style-name="ce17" table:formula="of:=SUMPRODUCT([.L$3:.L$56];[.$C$3:.$C$56]=100)" office:value-type="float" office:value="398975089">
            <text:p>398975089</text:p>
          </table:table-cell>
          <table:table-cell table:style-name="ce17" table:formula="of:=SUMPRODUCT([.M$3:.M$56];[.$C$3:.$C$56]=100)" office:value-type="float" office:value="45891150">
            <text:p>45891150</text:p>
          </table:table-cell>
          <table:table-cell table:number-columns-repeated="3"/>
          <table:table-cell table:style-name="ce17" table:formula="of:=SUMPRODUCT([.Q$3:.Q$56];[.$C$3:.$C$56]=100)" office:value-type="float" office:value="270016918">
            <text:p>270016918</text:p>
          </table:table-cell>
          <table:table-cell table:style-name="ce17" table:formula="of:=SUMPRODUCT([.R$3:.R$56];[.$C$3:.$C$56]=100)" office:value-type="float" office:value="393464603">
            <text:p>393464603</text:p>
          </table:table-cell>
          <table:table-cell table:style-name="ce17" table:formula="of:=SUMPRODUCT([.S$3:.S$56];[.$C$3:.$C$56]=100)" office:value-type="float" office:value="47207632">
            <text:p>47207632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17" table:number-columns-repeated="3"/>
          <table:table-cell table:number-columns-repeated="3"/>
          <table:table-cell table:style-name="ce17" table:number-columns-repeated="3"/>
          <table:table-cell table:number-columns-repeated="3"/>
          <table:table-cell table:style-name="ce17" table:number-columns-repeated="3"/>
          <table:table-cell table:number-columns-repeated="11"/>
        </table:table-row>
        <table:table-row table:style-name="ro5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7" table:formula="of:=SUMPRODUCT([.E$3:.E$56];[.$B$3:.$B$56]=25)" office:value-type="float" office:value="170898463">
            <text:p>170898463</text:p>
          </table:table-cell>
          <table:table-cell table:style-name="ce17" table:formula="of:=SUMPRODUCT([.F$3:.F$56];[.$B$3:.$B$56]=25)" office:value-type="float" office:value="262836525">
            <text:p>262836525</text:p>
          </table:table-cell>
          <table:table-cell table:style-name="ce17" table:formula="of:=SUMPRODUCT([.G$3:.G$56];[.$B$3:.$B$56]=25)" office:value-type="float" office:value="37928048">
            <text:p>37928048</text:p>
          </table:table-cell>
          <table:table-cell table:number-columns-repeated="3"/>
          <table:table-cell table:style-name="ce17" table:formula="of:=SUMPRODUCT([.K$3:.K$56];[.$B$3:.$B$56]=25)" office:value-type="float" office:value="172758225">
            <text:p>172758225</text:p>
          </table:table-cell>
          <table:table-cell table:style-name="ce17" table:formula="of:=SUMPRODUCT([.L$3:.L$56];[.$B$3:.$B$56]=25)" office:value-type="float" office:value="269045039">
            <text:p>269045039</text:p>
          </table:table-cell>
          <table:table-cell table:style-name="ce17" table:formula="of:=SUMPRODUCT([.M$3:.M$56];[.$B$3:.$B$56]=25)" office:value-type="float" office:value="41376814">
            <text:p>41376814</text:p>
          </table:table-cell>
          <table:table-cell table:number-columns-repeated="3"/>
          <table:table-cell table:style-name="ce17" table:formula="of:=SUMPRODUCT([.Q$3:.Q$56];[.$B$3:.$B$56]=25)" office:value-type="float" office:value="172705083">
            <text:p>172705083</text:p>
          </table:table-cell>
          <table:table-cell table:style-name="ce17" table:formula="of:=SUMPRODUCT([.R$3:.R$56];[.$B$3:.$B$56]=25)" office:value-type="float" office:value="269572559">
            <text:p>269572559</text:p>
          </table:table-cell>
          <table:table-cell table:style-name="ce17" table:formula="of:=SUMPRODUCT([.S$3:.S$56];[.$B$3:.$B$56]=25)" office:value-type="float" office:value="41847556">
            <text:p>41847556</text:p>
          </table:table-cell>
          <table:table-cell table:number-columns-repeated="11"/>
        </table:table-row>
        <table:table-row table:style-name="ro5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7" table:formula="of:=SUMPRODUCT([.E$3:.E$56];[.$B$3:.$B$56]=50)" office:value-type="float" office:value="225981762">
            <text:p>225981762</text:p>
          </table:table-cell>
          <table:table-cell table:style-name="ce17" table:formula="of:=SUMPRODUCT([.F$3:.F$56];[.$B$3:.$B$56]=50)" office:value-type="float" office:value="347692409">
            <text:p>347692409</text:p>
          </table:table-cell>
          <table:table-cell table:style-name="ce17" table:formula="of:=SUMPRODUCT([.G$3:.G$56];[.$B$3:.$B$56]=50)" office:value-type="float" office:value="41510252">
            <text:p>41510252</text:p>
          </table:table-cell>
          <table:table-cell table:number-columns-repeated="3"/>
          <table:table-cell table:style-name="ce17" table:formula="of:=SUMPRODUCT([.K$3:.K$56];[.$B$3:.$B$56]=50)" office:value-type="float" office:value="216379220">
            <text:p>216379220</text:p>
          </table:table-cell>
          <table:table-cell table:style-name="ce17" table:formula="of:=SUMPRODUCT([.L$3:.L$56];[.$B$3:.$B$56]=50)" office:value-type="float" office:value="325336783">
            <text:p>325336783</text:p>
          </table:table-cell>
          <table:table-cell table:style-name="ce17" table:formula="of:=SUMPRODUCT([.M$3:.M$56];[.$B$3:.$B$56]=50)" office:value-type="float" office:value="34147618">
            <text:p>34147618</text:p>
          </table:table-cell>
          <table:table-cell table:number-columns-repeated="3"/>
          <table:table-cell table:style-name="ce17" table:formula="of:=SUMPRODUCT([.Q$3:.Q$56];[.$B$3:.$B$56]=50)" office:value-type="float" office:value="214195833">
            <text:p>214195833</text:p>
          </table:table-cell>
          <table:table-cell table:style-name="ce17" table:formula="of:=SUMPRODUCT([.R$3:.R$56];[.$B$3:.$B$56]=50)" office:value-type="float" office:value="319028812">
            <text:p>319028812</text:p>
          </table:table-cell>
          <table:table-cell table:style-name="ce17" table:formula="of:=SUMPRODUCT([.S$3:.S$56];[.$B$3:.$B$56]=50)" office:value-type="float" office:value="32742862">
            <text:p>32742862</text:p>
          </table:table-cell>
          <table:table-cell table:number-columns-repeated="11"/>
        </table:table-row>
        <table:table-row table:style-name="ro5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7" table:formula="of:=SUMPRODUCT([.E$3:.E$56];[.$B$3:.$B$56]=100)" office:value-type="float" office:value="254225971">
            <text:p>254225971</text:p>
          </table:table-cell>
          <table:table-cell table:style-name="ce17" table:formula="of:=SUMPRODUCT([.F$3:.F$56];[.$B$3:.$B$56]=100)" office:value-type="float" office:value="360252990">
            <text:p>360252990</text:p>
          </table:table-cell>
          <table:table-cell table:style-name="ce17" table:formula="of:=SUMPRODUCT([.G$3:.G$56];[.$B$3:.$B$56]=100)" office:value-type="float" office:value="22556740">
            <text:p>22556740</text:p>
          </table:table-cell>
          <table:table-cell table:number-columns-repeated="3"/>
          <table:table-cell table:style-name="ce17" table:formula="of:=SUMPRODUCT([.K$3:.K$56];[.$B$3:.$B$56]=100)" office:value-type="float" office:value="246978158">
            <text:p>246978158</text:p>
          </table:table-cell>
          <table:table-cell table:style-name="ce17" table:formula="of:=SUMPRODUCT([.L$3:.L$56];[.$B$3:.$B$56]=100)" office:value-type="float" office:value="348820200">
            <text:p>348820200</text:p>
          </table:table-cell>
          <table:table-cell table:style-name="ce17" table:formula="of:=SUMPRODUCT([.M$3:.M$56];[.$B$3:.$B$56]=100)" office:value-type="float" office:value="21352062">
            <text:p>21352062</text:p>
          </table:table-cell>
          <table:table-cell table:number-columns-repeated="3"/>
          <table:table-cell table:style-name="ce17" table:formula="of:=SUMPRODUCT([.Q$3:.Q$56];[.$B$3:.$B$56]=100)" office:value-type="float" office:value="234337727">
            <text:p>234337727</text:p>
          </table:table-cell>
          <table:table-cell table:style-name="ce17" table:formula="of:=SUMPRODUCT([.R$3:.R$56];[.$B$3:.$B$56]=100)" office:value-type="float" office:value="330385220">
            <text:p>330385220</text:p>
          </table:table-cell>
          <table:table-cell table:style-name="ce17" table:formula="of:=SUMPRODUCT([.S$3:.S$56];[.$B$3:.$B$56]=100)" office:value-type="float" office:value="20667508">
            <text:p>20667508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17" table:number-columns-repeated="3"/>
          <table:table-cell table:number-columns-repeated="3"/>
          <table:table-cell table:style-name="ce17" table:number-columns-repeated="3"/>
          <table:table-cell table:number-columns-repeated="3"/>
          <table:table-cell table:style-name="ce17" table:number-columns-repeated="3"/>
          <table:table-cell table:number-columns-repeated="11"/>
        </table:table-row>
        <table:table-row table:style-name="ro5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7" table:formula="of:=SUMPRODUCT([.E$3:.E$56];[.$D$3:.$D$56]=8)" office:value-type="float" office:value="299238803">
            <text:p>299238803</text:p>
          </table:table-cell>
          <table:table-cell table:style-name="ce17" table:formula="of:=SUMPRODUCT([.F$3:.F$56];[.$D$3:.$D$56]=8)" office:value-type="float" office:value="452290423">
            <text:p>452290423</text:p>
          </table:table-cell>
          <table:table-cell table:style-name="ce17" table:formula="of:=SUMPRODUCT([.G$3:.G$56];[.$D$3:.$D$56]=8)" office:value-type="float" office:value="46061596">
            <text:p>46061596</text:p>
          </table:table-cell>
          <table:table-cell table:number-columns-repeated="3"/>
          <table:table-cell table:style-name="ce17" table:formula="of:=SUMPRODUCT([.K$3:.K$56];[.$D$3:.$D$56]=8)" office:value-type="float" office:value="296976514">
            <text:p>296976514</text:p>
          </table:table-cell>
          <table:table-cell table:style-name="ce17" table:formula="of:=SUMPRODUCT([.L$3:.L$56];[.$D$3:.$D$56]=8)" office:value-type="float" office:value="446539347">
            <text:p>446539347</text:p>
          </table:table-cell>
          <table:table-cell table:style-name="ce17" table:formula="of:=SUMPRODUCT([.M$3:.M$56];[.$D$3:.$D$56]=8)" office:value-type="float" office:value="44682896">
            <text:p>44682896</text:p>
          </table:table-cell>
          <table:table-cell table:number-columns-repeated="3"/>
          <table:table-cell table:style-name="ce17" table:formula="of:=SUMPRODUCT([.Q$3:.Q$56];[.$D$3:.$D$56]=8)" office:value-type="float" office:value="291541479">
            <text:p>291541479</text:p>
          </table:table-cell>
          <table:table-cell table:style-name="ce17" table:formula="of:=SUMPRODUCT([.R$3:.R$56];[.$D$3:.$D$56]=8)" office:value-type="float" office:value="436704842">
            <text:p>436704842</text:p>
          </table:table-cell>
          <table:table-cell table:style-name="ce17" table:formula="of:=SUMPRODUCT([.S$3:.S$56];[.$D$3:.$D$56]=8)" office:value-type="float" office:value="43733440">
            <text:p>43733440</text:p>
          </table:table-cell>
          <table:table-cell table:number-columns-repeated="11"/>
        </table:table-row>
        <table:table-row table:style-name="ro5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7" table:formula="of:=SUMPRODUCT([.E$3:.E$56];[.$D$3:.$D$56]=12)" office:value-type="float" office:value="351867393">
            <text:p>351867393</text:p>
          </table:table-cell>
          <table:table-cell table:style-name="ce17" table:formula="of:=SUMPRODUCT([.F$3:.F$56];[.$D$3:.$D$56]=12)" office:value-type="float" office:value="518491501">
            <text:p>518491501</text:p>
          </table:table-cell>
          <table:table-cell table:style-name="ce17" table:formula="of:=SUMPRODUCT([.G$3:.G$56];[.$D$3:.$D$56]=12)" office:value-type="float" office:value="55933444">
            <text:p>55933444</text:p>
          </table:table-cell>
          <table:table-cell table:number-columns-repeated="3"/>
          <table:table-cell table:style-name="ce17" table:formula="of:=SUMPRODUCT([.K$3:.K$56];[.$D$3:.$D$56]=12)" office:value-type="float" office:value="339139089">
            <text:p>339139089</text:p>
          </table:table-cell>
          <table:table-cell table:style-name="ce17" table:formula="of:=SUMPRODUCT([.L$3:.L$56];[.$D$3:.$D$56]=12)" office:value-type="float" office:value="496662675">
            <text:p>496662675</text:p>
          </table:table-cell>
          <table:table-cell table:style-name="ce17" table:formula="of:=SUMPRODUCT([.M$3:.M$56];[.$D$3:.$D$56]=12)" office:value-type="float" office:value="52193598">
            <text:p>52193598</text:p>
          </table:table-cell>
          <table:table-cell table:number-columns-repeated="3"/>
          <table:table-cell table:style-name="ce17" table:formula="of:=SUMPRODUCT([.Q$3:.Q$56];[.$D$3:.$D$56]=12)" office:value-type="float" office:value="329697164">
            <text:p>329697164</text:p>
          </table:table-cell>
          <table:table-cell table:style-name="ce17" table:formula="of:=SUMPRODUCT([.R$3:.R$56];[.$D$3:.$D$56]=12)" office:value-type="float" office:value="482281749">
            <text:p>482281749</text:p>
          </table:table-cell>
          <table:table-cell table:style-name="ce17" table:formula="of:=SUMPRODUCT([.S$3:.S$56];[.$D$3:.$D$56]=12)" office:value-type="float" office:value="51524486">
            <text:p>51524486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8"/>
          <table:table-cell table:style-name="ce19" table:number-columns-repeated="2"/>
          <table:table-cell table:number-columns-repeated="3"/>
          <table:table-cell table:style-name="ce18"/>
          <table:table-cell table:style-name="ce19" table:number-columns-repeated="2"/>
          <table:table-cell table:number-columns-repeated="3"/>
          <table:table-cell table:style-name="ce18"/>
          <table:table-cell table:style-name="ce19" table:number-columns-repeated="2"/>
          <table:table-cell table:number-columns-repeated="11"/>
        </table:table-row>
        <table:table-row table:style-name="ro6">
          <table:table-cell table:number-columns-repeated="4"/>
          <table:table-cell table:style-name="Default" office:value-type="string">
            <text:p>Opti local</text:p>
          </table:table-cell>
          <table:table-cell table:style-name="ce19" table:number-columns-repeated="2"/>
          <table:table-cell table:number-columns-repeated="3"/>
          <table:table-cell table:style-name="ce18"/>
          <table:table-cell table:style-name="ce19" table:number-columns-repeated="2"/>
          <table:table-cell table:number-columns-repeated="3"/>
          <table:table-cell table:style-name="ce18"/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7" table:formula="of:=SUMPRODUCT([.H$3:.H$56]=&quot; &quot;;[.E$3:.E$56]&gt;0;[.$C$3:.$C$56]=25)" office:value-type="float" office:value="16">
            <text:p>16</text:p>
          </table:table-cell>
          <table:table-cell table:style-name="ce19" table:number-columns-repeated="2"/>
          <table:table-cell table:number-columns-repeated="3"/>
          <table:table-cell table:style-name="ce17" table:formula="of:=SUMPRODUCT([.N$3:.N$56]=&quot; &quot;;[.K$3:.K$56]&gt;0;[.$C$3:.$C$56]=25)" office:value-type="float" office:value="17">
            <text:p>17</text:p>
          </table:table-cell>
          <table:table-cell table:style-name="ce19" table:number-columns-repeated="2"/>
          <table:table-cell table:number-columns-repeated="3"/>
          <table:table-cell table:style-name="ce17" table:formula="of:=SUMPRODUCT([.T$3:.T$56]=&quot; &quot;;[.Q$3:.Q$56]&gt;0;[.$C$3:.$C$56]=25)" office:value-type="float" office:value="16">
            <text:p>16</text:p>
          </table:table-cell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7" table:formula="of:=SUMPRODUCT([.H$3:.H$56]=&quot; &quot;;[.E$3:.E$56]&gt;0;[.$C$3:.$C$56]=50)" office:value-type="float" office:value="10">
            <text:p>10</text:p>
          </table:table-cell>
          <table:table-cell table:style-name="ce19" table:number-columns-repeated="2"/>
          <table:table-cell table:number-columns-repeated="3"/>
          <table:table-cell table:style-name="ce17" table:formula="of:=SUMPRODUCT([.N$3:.N$56]=&quot; &quot;;[.K$3:.K$56]&gt;0;[.$C$3:.$C$56]=50)" office:value-type="float" office:value="10">
            <text:p>10</text:p>
          </table:table-cell>
          <table:table-cell table:style-name="ce19" table:number-columns-repeated="2"/>
          <table:table-cell table:number-columns-repeated="3"/>
          <table:table-cell table:style-name="ce17" table:formula="of:=SUMPRODUCT([.T$3:.T$56]=&quot; &quot;;[.Q$3:.Q$56]&gt;0;[.$C$3:.$C$56]=50)" office:value-type="float" office:value="7">
            <text:p>7</text:p>
          </table:table-cell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7" table:formula="of:=SUMPRODUCT([.H$3:.H$56]=&quot; &quot;;[.E$3:.E$56]&gt;0;[.$C$3:.$C$56]=100)" office:value-type="float" office:value="7">
            <text:p>7</text:p>
          </table:table-cell>
          <table:table-cell table:style-name="ce19" table:number-columns-repeated="2"/>
          <table:table-cell table:number-columns-repeated="3"/>
          <table:table-cell table:style-name="ce17" table:formula="of:=SUMPRODUCT([.N$3:.N$56]=&quot; &quot;;[.K$3:.K$56]&gt;0;[.$C$3:.$C$56]=100)" office:value-type="float" office:value="5">
            <text:p>5</text:p>
          </table:table-cell>
          <table:table-cell table:style-name="ce19" table:number-columns-repeated="2"/>
          <table:table-cell table:number-columns-repeated="3"/>
          <table:table-cell table:style-name="ce17" table:formula="of:=SUMPRODUCT([.T$3:.T$56]=&quot; &quot;;[.Q$3:.Q$56]&gt;0;[.$C$3:.$C$56]=100)" office:value-type="float" office:value="4">
            <text:p>4</text:p>
          </table:table-cell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7"/>
          <table:table-cell table:style-name="ce19" table:number-columns-repeated="2"/>
          <table:table-cell table:number-columns-repeated="3"/>
          <table:table-cell table:style-name="ce17"/>
          <table:table-cell table:style-name="ce19" table:number-columns-repeated="2"/>
          <table:table-cell table:number-columns-repeated="3"/>
          <table:table-cell table:style-name="ce17"/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7" table:formula="of:=SUMPRODUCT([.H$3:.H$56]=&quot; &quot;;[.E$3:.E$56]&gt;0;[.$B$3:.$B$56]=25)" office:value-type="float" office:value="17">
            <text:p>17</text:p>
          </table:table-cell>
          <table:table-cell table:style-name="ce19" table:number-columns-repeated="2"/>
          <table:table-cell table:number-columns-repeated="3"/>
          <table:table-cell table:style-name="ce17" table:formula="of:=SUMPRODUCT([.N$3:.N$56]=&quot; &quot;;[.K$3:.K$56]&gt;0;[.$B$3:.$B$56]=25)" office:value-type="float" office:value="17">
            <text:p>17</text:p>
          </table:table-cell>
          <table:table-cell table:style-name="ce19" table:number-columns-repeated="2"/>
          <table:table-cell table:number-columns-repeated="3"/>
          <table:table-cell table:style-name="ce17" table:formula="of:=SUMPRODUCT([.T$3:.T$56]=&quot; &quot;;[.Q$3:.Q$56]&gt;0;[.$B$3:.$B$56]=25)" office:value-type="float" office:value="14">
            <text:p>14</text:p>
          </table:table-cell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7" table:formula="of:=SUMPRODUCT([.H$3:.H$56]=&quot; &quot;;[.E$3:.E$56]&gt;0;[.$B$3:.$B$56]=50)" office:value-type="float" office:value="10">
            <text:p>10</text:p>
          </table:table-cell>
          <table:table-cell table:style-name="ce19" table:number-columns-repeated="2"/>
          <table:table-cell table:number-columns-repeated="3"/>
          <table:table-cell table:style-name="ce17" table:formula="of:=SUMPRODUCT([.N$3:.N$56]=&quot; &quot;;[.K$3:.K$56]&gt;0;[.$B$3:.$B$56]=50)" office:value-type="float" office:value="9">
            <text:p>9</text:p>
          </table:table-cell>
          <table:table-cell table:style-name="ce19" table:number-columns-repeated="2"/>
          <table:table-cell table:number-columns-repeated="3"/>
          <table:table-cell table:style-name="ce17" table:formula="of:=SUMPRODUCT([.T$3:.T$56]=&quot; &quot;;[.Q$3:.Q$56]&gt;0;[.$B$3:.$B$56]=50)" office:value-type="float" office:value="7">
            <text:p>7</text:p>
          </table:table-cell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7" table:formula="of:=SUMPRODUCT([.H$3:.H$56]=&quot; &quot;;[.E$3:.E$56]&gt;0;[.$B$3:.$B$56]=100)" office:value-type="float" office:value="6">
            <text:p>6</text:p>
          </table:table-cell>
          <table:table-cell table:style-name="ce19" table:number-columns-repeated="2"/>
          <table:table-cell table:number-columns-repeated="3"/>
          <table:table-cell table:style-name="ce17" table:formula="of:=SUMPRODUCT([.N$3:.N$56]=&quot; &quot;;[.K$3:.K$56]&gt;0;[.$B$3:.$B$56]=100)" office:value-type="float" office:value="6">
            <text:p>6</text:p>
          </table:table-cell>
          <table:table-cell table:style-name="ce19" table:number-columns-repeated="2"/>
          <table:table-cell table:number-columns-repeated="3"/>
          <table:table-cell table:style-name="ce17" table:formula="of:=SUMPRODUCT([.T$3:.T$56]=&quot; &quot;;[.Q$3:.Q$56]&gt;0;[.$B$3:.$B$56]=100)" office:value-type="float" office:value="6">
            <text:p>6</text:p>
          </table:table-cell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7"/>
          <table:table-cell table:style-name="ce19" table:number-columns-repeated="2"/>
          <table:table-cell table:number-columns-repeated="3"/>
          <table:table-cell table:style-name="ce17"/>
          <table:table-cell table:style-name="ce19" table:number-columns-repeated="2"/>
          <table:table-cell table:number-columns-repeated="3"/>
          <table:table-cell table:style-name="ce17"/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7" table:formula="of:=SUMPRODUCT([.H$3:.H$56]=&quot; &quot;;[.E$3:.E$56]&gt;0;[.$D$3:.$D$56]=8)" office:value-type="float" office:value="18">
            <text:p>18</text:p>
          </table:table-cell>
          <table:table-cell table:style-name="ce19" table:number-columns-repeated="2"/>
          <table:table-cell table:number-columns-repeated="3"/>
          <table:table-cell table:style-name="ce17" table:formula="of:=SUMPRODUCT([.N$3:.N$56]=&quot; &quot;;[.K$3:.K$56]&gt;0;[.$D$3:.$D$56]=8)" office:value-type="float" office:value="18">
            <text:p>18</text:p>
          </table:table-cell>
          <table:table-cell table:style-name="ce19" table:number-columns-repeated="2"/>
          <table:table-cell table:number-columns-repeated="3"/>
          <table:table-cell table:style-name="ce17" table:formula="of:=SUMPRODUCT([.T$3:.T$56]=&quot; &quot;;[.Q$3:.Q$56]&gt;0;[.$D$3:.$D$56]=8)" office:value-type="float" office:value="17">
            <text:p>17</text:p>
          </table:table-cell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7" table:formula="of:=SUMPRODUCT([.H$3:.H$56]=&quot; &quot;;[.E$3:.E$56]&gt;0;[.$D$3:.$D$56]=12)" office:value-type="float" office:value="15">
            <text:p>15</text:p>
          </table:table-cell>
          <table:table-cell table:style-name="ce19" table:number-columns-repeated="2"/>
          <table:table-cell table:number-columns-repeated="3"/>
          <table:table-cell table:style-name="ce17" table:formula="of:=SUMPRODUCT([.N$3:.N$56]=&quot; &quot;;[.K$3:.K$56]&gt;0;[.$D$3:.$D$56]=12)" office:value-type="float" office:value="14">
            <text:p>14</text:p>
          </table:table-cell>
          <table:table-cell table:style-name="ce19" table:number-columns-repeated="2"/>
          <table:table-cell table:number-columns-repeated="3"/>
          <table:table-cell table:style-name="ce17" table:formula="of:=SUMPRODUCT([.T$3:.T$56]=&quot; &quot;;[.Q$3:.Q$56]&gt;0;[.$D$3:.$D$56]=12)" office:value-type="float" office:value="10">
            <text:p>10</text:p>
          </table:table-cell>
          <table:table-cell table:style-name="ce19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18"/>
          <table:table-cell table:style-name="ce19" table:number-columns-repeated="2"/>
          <table:table-cell table:number-columns-repeated="3"/>
          <table:table-cell table:style-name="ce18"/>
          <table:table-cell table:style-name="ce19" table:number-columns-repeated="2"/>
          <table:table-cell table:number-columns-repeated="3"/>
          <table:table-cell table:style-name="ce18"/>
          <table:table-cell table:style-name="ce19" table:number-columns-repeated="2"/>
          <table:table-cell table:number-columns-repeated="11"/>
        </table:table-row>
        <table:table-row table:style-name="ro6">
          <table:table-cell table:number-columns-repeated="4"/>
          <table:table-cell table:style-name="Default" office:value-type="string">
            <text:p>Opti global</text:p>
          </table:table-cell>
          <table:table-cell table:style-name="ce19" table:number-columns-repeated="2"/>
          <table:table-cell table:number-columns-repeated="3"/>
          <table:table-cell table:style-name="Default" office:value-type="string">
            <text:p>Opti global</text:p>
          </table:table-cell>
          <table:table-cell table:style-name="ce19" table:number-columns-repeated="2"/>
          <table:table-cell table:number-columns-repeated="3"/>
          <table:table-cell table:style-name="Default" office:value-type="string">
            <text:p>Opti global</text:p>
          </table:table-cell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7" table:formula="of:=SUMPRODUCT([.Y$3:.Y$56]=1;[.$C$3:.$C$56]=25)" office:value-type="float" office:value="5">
            <text:p>5</text:p>
          </table:table-cell>
          <table:table-cell table:style-name="ce19" table:number-columns-repeated="2"/>
          <table:table-cell table:number-columns-repeated="3"/>
          <table:table-cell table:style-name="ce17" table:formula="of:=SUMPRODUCT([.Z$3:.Z$56]=1;[.$C$3:.$C$56]=25)" office:value-type="float" office:value="6">
            <text:p>6</text:p>
          </table:table-cell>
          <table:table-cell table:style-name="ce19" table:number-columns-repeated="2"/>
          <table:table-cell table:number-columns-repeated="3"/>
          <table:table-cell table:style-name="ce17" table:formula="of:=SUMPRODUCT([.AA$3:.AA$56]=1;[.$C$3:.$C$56]=25)" office:value-type="float" office:value="6">
            <text:p>6</text:p>
          </table:table-cell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7" table:formula="of:=SUMPRODUCT([.Y$3:.Y$56]=1;[.$C$3:.$C$56]=50)" office:value-type="float" office:value="5">
            <text:p>5</text:p>
          </table:table-cell>
          <table:table-cell table:style-name="ce19" table:number-columns-repeated="2"/>
          <table:table-cell table:number-columns-repeated="3"/>
          <table:table-cell table:style-name="ce17" table:formula="of:=SUMPRODUCT([.Z$3:.Z$56]=1;[.$C$3:.$C$56]=50)" office:value-type="float" office:value="4">
            <text:p>4</text:p>
          </table:table-cell>
          <table:table-cell table:style-name="ce19" table:number-columns-repeated="2"/>
          <table:table-cell table:number-columns-repeated="3"/>
          <table:table-cell table:style-name="ce17" table:formula="of:=SUMPRODUCT([.AA$3:.AA$56]=1;[.$C$3:.$C$56]=50)" office:value-type="float" office:value="3">
            <text:p>3</text:p>
          </table:table-cell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7" table:formula="of:=SUMPRODUCT([.Y$3:.Y$56]=1;[.$C$3:.$C$56]=100)" office:value-type="float" office:value="7">
            <text:p>7</text:p>
          </table:table-cell>
          <table:table-cell table:style-name="ce19" table:number-columns-repeated="2"/>
          <table:table-cell table:number-columns-repeated="3"/>
          <table:table-cell table:style-name="ce17" table:formula="of:=SUMPRODUCT([.Z$3:.Z$56]=1;[.$C$3:.$C$56]=100)" office:value-type="float" office:value="6">
            <text:p>6</text:p>
          </table:table-cell>
          <table:table-cell table:style-name="ce19" table:number-columns-repeated="2"/>
          <table:table-cell table:number-columns-repeated="3"/>
          <table:table-cell table:style-name="ce17" table:formula="of:=SUMPRODUCT([.AA$3:.AA$56]=1;[.$C$3:.$C$56]=100)" office:value-type="float" office:value="3">
            <text:p>3</text:p>
          </table:table-cell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7"/>
          <table:table-cell table:style-name="ce19" table:number-columns-repeated="2"/>
          <table:table-cell table:number-columns-repeated="3"/>
          <table:table-cell table:style-name="ce17"/>
          <table:table-cell table:style-name="ce19" table:number-columns-repeated="2"/>
          <table:table-cell table:number-columns-repeated="3"/>
          <table:table-cell table:style-name="ce17"/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7" table:formula="of:=SUMPRODUCT([.Y$3:.Y$56]=1;[.$B$3:.$B$56]=25)" office:value-type="float" office:value="4">
            <text:p>4</text:p>
          </table:table-cell>
          <table:table-cell table:style-name="ce19" table:number-columns-repeated="2"/>
          <table:table-cell table:number-columns-repeated="3"/>
          <table:table-cell table:style-name="ce17" table:formula="of:=SUMPRODUCT([.Y$3:.Y$56]=1;[.$B$3:.$B$56]=25)" office:value-type="float" office:value="4">
            <text:p>4</text:p>
          </table:table-cell>
          <table:table-cell table:style-name="ce19" table:number-columns-repeated="2"/>
          <table:table-cell table:number-columns-repeated="3"/>
          <table:table-cell table:style-name="ce17" table:formula="of:=SUMPRODUCT([.AA$3:.AA$56]=1;[.$B$3:.$B$56]=25)" office:value-type="float" office:value="5">
            <text:p>5</text:p>
          </table:table-cell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7" table:formula="of:=SUMPRODUCT([.Y$3:.Y$56]=1;[.$B$3:.$B$56]=50)" office:value-type="float" office:value="7">
            <text:p>7</text:p>
          </table:table-cell>
          <table:table-cell table:style-name="ce19" table:number-columns-repeated="2"/>
          <table:table-cell table:number-columns-repeated="3"/>
          <table:table-cell table:style-name="ce17" table:formula="of:=SUMPRODUCT([.Y$3:.Y$56]=1;[.$B$3:.$B$56]=50)" office:value-type="float" office:value="7">
            <text:p>7</text:p>
          </table:table-cell>
          <table:table-cell table:style-name="ce19" table:number-columns-repeated="2"/>
          <table:table-cell table:number-columns-repeated="3"/>
          <table:table-cell table:style-name="ce17" table:formula="of:=SUMPRODUCT([.AA$3:.AA$56]=1;[.$B$3:.$B$56]=50)" office:value-type="float" office:value="5">
            <text:p>5</text:p>
          </table:table-cell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7" table:formula="of:=SUMPRODUCT([.Y$3:.Y$56]=1;[.$B$3:.$B$56]=100)" office:value-type="float" office:value="6">
            <text:p>6</text:p>
          </table:table-cell>
          <table:table-cell table:style-name="ce19" table:number-columns-repeated="2"/>
          <table:table-cell table:number-columns-repeated="3"/>
          <table:table-cell table:style-name="ce17" table:formula="of:=SUMPRODUCT([.Y$3:.Y$56]=1;[.$B$3:.$B$56]=100)" office:value-type="float" office:value="6">
            <text:p>6</text:p>
          </table:table-cell>
          <table:table-cell table:style-name="ce19" table:number-columns-repeated="2"/>
          <table:table-cell table:number-columns-repeated="3"/>
          <table:table-cell table:style-name="ce17" table:formula="of:=SUMPRODUCT([.AA$3:.AA$56]=1;[.$B$3:.$B$56]=100)" office:value-type="float" office:value="2">
            <text:p>2</text:p>
          </table:table-cell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7"/>
          <table:table-cell table:style-name="ce19" table:number-columns-repeated="2"/>
          <table:table-cell table:number-columns-repeated="3"/>
          <table:table-cell table:style-name="ce17"/>
          <table:table-cell table:style-name="ce19" table:number-columns-repeated="2"/>
          <table:table-cell table:number-columns-repeated="3"/>
          <table:table-cell table:style-name="ce17"/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7" table:formula="of:=SUMPRODUCT([.Y$3:.Y$56]=1;[.$D$3:.$D$56]=8)" office:value-type="float" office:value="12">
            <text:p>12</text:p>
          </table:table-cell>
          <table:table-cell table:style-name="ce19" table:number-columns-repeated="2"/>
          <table:table-cell table:number-columns-repeated="3"/>
          <table:table-cell table:style-name="ce17" table:formula="of:=SUMPRODUCT([.Z$3:.Z$56]=1;[.$D$3:.$D$56]=8)" office:value-type="float" office:value="12">
            <text:p>12</text:p>
          </table:table-cell>
          <table:table-cell table:style-name="ce19" table:number-columns-repeated="2"/>
          <table:table-cell table:number-columns-repeated="3"/>
          <table:table-cell table:style-name="ce17" table:formula="of:=SUMPRODUCT([.AA$3:.AA$56]=1;[.$D$3:.$D$56]=8)" office:value-type="float" office:value="10">
            <text:p>10</text:p>
          </table:table-cell>
          <table:table-cell table:style-name="ce19" table:number-columns-repeated="2"/>
          <table:table-cell table:number-columns-repeated="11"/>
        </table:table-row>
        <table:table-row table:style-name="ro5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7" table:formula="of:=SUMPRODUCT([.Y$3:.Y$56]=1;[.$D$3:.$D$56]=12)" office:value-type="float" office:value="5">
            <text:p>5</text:p>
          </table:table-cell>
          <table:table-cell table:style-name="ce19" table:number-columns-repeated="2"/>
          <table:table-cell table:number-columns-repeated="3"/>
          <table:table-cell table:style-name="ce17" table:formula="of:=SUMPRODUCT([.Z$3:.Z$56]=1;[.$D$3:.$D$56]=12)" office:value-type="float" office:value="4">
            <text:p>4</text:p>
          </table:table-cell>
          <table:table-cell table:style-name="ce19" table:number-columns-repeated="2"/>
          <table:table-cell table:number-columns-repeated="3"/>
          <table:table-cell table:style-name="ce17" table:formula="of:=SUMPRODUCT([.AA$3:.AA$56]=1;[.$D$3:.$D$56]=12)" office:value-type="float" office:value="2">
            <text:p>2</text:p>
          </table:table-cell>
          <table:table-cell table:style-name="ce19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18"/>
          <table:table-cell table:style-name="ce19" table:number-columns-repeated="2"/>
          <table:table-cell table:number-columns-repeated="3"/>
          <table:table-cell table:style-name="ce18"/>
          <table:table-cell table:style-name="ce19" table:number-columns-repeated="2"/>
          <table:table-cell table:number-columns-repeated="3"/>
          <table:table-cell table:style-name="ce18"/>
          <table:table-cell table:style-name="ce19" table:number-columns-repeated="2"/>
          <table:table-cell table:number-columns-repeated="11"/>
        </table:table-row>
        <table:table-row table:style-name="ro6">
          <table:table-cell table:number-columns-repeated="4"/>
          <table:table-cell table:style-name="Default" office:value-type="string">
            <text:p>Opti cut</text:p>
          </table:table-cell>
          <table:table-cell table:style-name="ce19" table:number-columns-repeated="2"/>
          <table:table-cell table:number-columns-repeated="3"/>
          <table:table-cell table:style-name="Default" office:value-type="string">
            <text:p>Opti cut</text:p>
          </table:table-cell>
          <table:table-cell table:style-name="ce19" table:number-columns-repeated="2"/>
          <table:table-cell table:number-columns-repeated="3"/>
          <table:table-cell table:style-name="Default" office:value-type="string">
            <text:p>Opti cut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7" table:formula="of:=SUMPRODUCT([.AB$3:.AB$56]=1;[.$C$3:.$C$56]=25)" office:value-type="float" office:value="12">
            <text:p>12</text:p>
          </table:table-cell>
          <table:table-cell table:number-columns-repeated="5"/>
          <table:table-cell table:style-name="ce17" table:formula="of:=SUMPRODUCT([.AC$3:.AC$56]=1;[.$C$3:.$C$56]=25)" office:value-type="float" office:value="11">
            <text:p>11</text:p>
          </table:table-cell>
          <table:table-cell table:style-name="ce19" table:number-columns-repeated="2"/>
          <table:table-cell table:number-columns-repeated="3"/>
          <table:table-cell table:style-name="ce17" table:formula="of:=SUMPRODUCT([.AD$3:.AD$56]=1;[.$C$3:.$C$56]=25)" office:value-type="float" office:value="10">
            <text:p>10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7" table:formula="of:=SUMPRODUCT([.AB$3:.AB$56]=1;[.$C$3:.$C$56]=50)" office:value-type="float" office:value="7">
            <text:p>7</text:p>
          </table:table-cell>
          <table:table-cell table:number-columns-repeated="5"/>
          <table:table-cell table:style-name="ce17" table:formula="of:=SUMPRODUCT([.AC$3:.AC$56]=1;[.$C$3:.$C$56]=50)" office:value-type="float" office:value="6">
            <text:p>6</text:p>
          </table:table-cell>
          <table:table-cell table:style-name="ce19" table:number-columns-repeated="2"/>
          <table:table-cell table:number-columns-repeated="3"/>
          <table:table-cell table:style-name="ce17" table:formula="of:=SUMPRODUCT([.AD$3:.AD$56]=1;[.$C$3:.$C$56]=50)" office:value-type="float" office:value="4">
            <text:p>4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7" table:formula="of:=SUMPRODUCT([.AB$3:.AB$56]=1;[.$C$3:.$C$56]=100)" office:value-type="float" office:value="4">
            <text:p>4</text:p>
          </table:table-cell>
          <table:table-cell table:number-columns-repeated="5"/>
          <table:table-cell table:style-name="ce17" table:formula="of:=SUMPRODUCT([.AC$3:.AC$56]=1;[.$C$3:.$C$56]=100)" office:value-type="float" office:value="1">
            <text:p>1</text:p>
          </table:table-cell>
          <table:table-cell table:style-name="ce19" table:number-columns-repeated="2"/>
          <table:table-cell table:number-columns-repeated="3"/>
          <table:table-cell table:style-name="ce17" table:formula="of:=SUMPRODUCT([.AD$3:.AD$56]=1;[.$C$3:.$C$56]=100)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style-name="ce1" table:number-columns-repeated="4"/>
          <table:table-cell table:style-name="ce17"/>
          <table:table-cell table:number-columns-repeated="5"/>
          <table:table-cell table:style-name="ce17"/>
          <table:table-cell table:style-name="ce19" table:number-columns-repeated="2"/>
          <table:table-cell table:number-columns-repeated="3"/>
          <table:table-cell table:style-name="ce17"/>
          <table:table-cell table:number-columns-repeated="13"/>
        </table:table-row>
        <table:table-row table:style-name="ro5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7" table:formula="of:=SUMPRODUCT([.AB$3:.AB$56]=1;[.$B$3:.$B$56]=25)" office:value-type="float" office:value="14">
            <text:p>14</text:p>
          </table:table-cell>
          <table:table-cell table:number-columns-repeated="5"/>
          <table:table-cell table:style-name="ce17" table:formula="of:=SUMPRODUCT([.AC$3:.AC$56]=1;[.$B$3:.$B$56]=25)" office:value-type="float" office:value="10">
            <text:p>10</text:p>
          </table:table-cell>
          <table:table-cell table:style-name="ce19" table:number-columns-repeated="2"/>
          <table:table-cell table:number-columns-repeated="3"/>
          <table:table-cell table:style-name="ce17" table:formula="of:=SUMPRODUCT([.AD$3:.AD$56]=1;[.$B$3:.$B$56]=25)" office:value-type="float" office:value="9">
            <text:p>9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7" table:formula="of:=SUMPRODUCT([.AB$3:.AB$56]=1;[.$B$3:.$B$56]=50)" office:value-type="float" office:value="4">
            <text:p>4</text:p>
          </table:table-cell>
          <table:table-cell table:number-columns-repeated="5"/>
          <table:table-cell table:style-name="ce17" table:formula="of:=SUMPRODUCT([.AC$3:.AC$56]=1;[.$B$3:.$B$56]=50)" office:value-type="float" office:value="4">
            <text:p>4</text:p>
          </table:table-cell>
          <table:table-cell table:style-name="ce19" table:number-columns-repeated="2"/>
          <table:table-cell table:number-columns-repeated="3"/>
          <table:table-cell table:style-name="ce17" table:formula="of:=SUMPRODUCT([.AD$3:.AD$56]=1;[.$B$3:.$B$56]=50)" office:value-type="float" office:value="2">
            <text:p>2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7" table:formula="of:=SUMPRODUCT([.AB$3:.AB$56]=1;[.$B$3:.$B$56]=100)" office:value-type="float" office:value="5">
            <text:p>5</text:p>
          </table:table-cell>
          <table:table-cell table:number-columns-repeated="5"/>
          <table:table-cell table:style-name="ce17" table:formula="of:=SUMPRODUCT([.AC$3:.AC$56]=1;[.$B$3:.$B$56]=100)" office:value-type="float" office:value="4">
            <text:p>4</text:p>
          </table:table-cell>
          <table:table-cell table:style-name="ce19" table:number-columns-repeated="2"/>
          <table:table-cell table:number-columns-repeated="3"/>
          <table:table-cell table:style-name="ce17" table:formula="of:=SUMPRODUCT([.AD$3:.AD$56]=1;[.$B$3:.$B$56]=100)" office:value-type="float" office:value="4">
            <text:p>4</text:p>
          </table:table-cell>
          <table:table-cell table:number-columns-repeated="13"/>
        </table:table-row>
        <table:table-row table:style-name="ro2">
          <table:table-cell table:style-name="ce1" table:number-columns-repeated="4"/>
          <table:table-cell table:style-name="ce17"/>
          <table:table-cell table:number-columns-repeated="5"/>
          <table:table-cell table:style-name="ce17"/>
          <table:table-cell table:style-name="ce19" table:number-columns-repeated="2"/>
          <table:table-cell table:number-columns-repeated="3"/>
          <table:table-cell table:style-name="ce17"/>
          <table:table-cell table:number-columns-repeated="13"/>
        </table:table-row>
        <table:table-row table:style-name="ro5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7" table:formula="of:=SUMPRODUCT([.AB$3:.AB$56]=1;[.$D$3:.$D$56]=8)" office:value-type="float" office:value="10">
            <text:p>10</text:p>
          </table:table-cell>
          <table:table-cell table:number-columns-repeated="5"/>
          <table:table-cell table:style-name="ce17" table:formula="of:=SUMPRODUCT([.AC$3:.AC$56]=1;[.$D$3:.$D$56]=8)" office:value-type="float" office:value="8">
            <text:p>8</text:p>
          </table:table-cell>
          <table:table-cell table:style-name="ce19" table:number-columns-repeated="2"/>
          <table:table-cell table:number-columns-repeated="3"/>
          <table:table-cell table:style-name="ce17" table:formula="of:=SUMPRODUCT([.AD$3:.AD$56]=1;[.$D$3:.$D$56]=8)" office:value-type="float" office:value="7">
            <text:p>7</text:p>
          </table:table-cell>
          <table:table-cell table:number-columns-repeated="13"/>
        </table:table-row>
        <table:table-row table:style-name="ro5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7" table:formula="of:=SUMPRODUCT([.AB$3:.AB$56]=1;[.$D$3:.$D$56]=12)" office:value-type="float" office:value="13">
            <text:p>13</text:p>
          </table:table-cell>
          <table:table-cell table:number-columns-repeated="5"/>
          <table:table-cell table:style-name="ce17" table:formula="of:=SUMPRODUCT([.AC$3:.AC$56]=1;[.$D$3:.$D$56]=12)" office:value-type="float" office:value="10">
            <text:p>10</text:p>
          </table:table-cell>
          <table:table-cell table:style-name="ce19" table:number-columns-repeated="2"/>
          <table:table-cell table:number-columns-repeated="3"/>
          <table:table-cell table:style-name="ce17" table:formula="of:=SUMPRODUCT([.AD$3:.AD$56]=1;[.$D$3:.$D$56]=12)" office:value-type="float" office:value="8">
            <text:p>8</text:p>
          </table:table-cell>
          <table:table-cell table:number-columns-repeated="13"/>
        </table:table-row>
        <table:table-row table:style-name="ro4">
          <table:table-cell table:number-columns-repeated="30"/>
        </table:table-row>
        <table:table-row table:style-name="ro6">
          <table:table-cell table:number-columns-repeated="4"/>
          <table:table-cell table:style-name="ce18" office:value-type="string">
            <text:p>Gap moyen</text:p>
          </table:table-cell>
          <table:table-cell table:style-name="ce19" table:number-columns-repeated="2"/>
          <table:table-cell table:number-columns-repeated="3"/>
          <table:table-cell table:style-name="ce18"/>
          <table:table-cell table:style-name="ce19" table:number-columns-repeated="2"/>
          <table:table-cell table:number-columns-repeated="3"/>
          <table:table-cell table:style-name="ce18"/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office:value-type="string">
            <text:p>25 U</text:p>
          </table:table-cell>
          <table:table-cell table:number-columns-repeated="3"/>
          <table:table-cell table:style-name="ce18" table:formula="of:=([.F138])/[.G138]*100" office:value-type="float" office:value="1.43565404349414">
            <text:p>1,4356540435</text:p>
          </table:table-cell>
          <table:table-cell table:style-name="ce19" table:formula="of:=SUMPRODUCT(([.$W$3:.$W$56]-[.$E$3:.$E$56]);[.$C$3:.$C$56]=25)" office:value-type="float" office:value="1872304">
            <text:p>1872304</text:p>
          </table:table-cell>
          <table:table-cell table:style-name="ce19" table:formula="of:=SUMPRODUCT(([.$E$3:.$E$56]);[.$C$3:.$C$56]=25)" office:value-type="float" office:value="130414706">
            <text:p>130414706</text:p>
          </table:table-cell>
          <table:table-cell table:number-columns-repeated="3"/>
          <table:table-cell table:style-name="ce18" table:formula="of:=([.L138])/[.M138]*100" office:value-type="float" office:value="1.36507801647728">
            <text:p>1,3650780165</text:p>
          </table:table-cell>
          <table:table-cell table:style-name="ce19" table:formula="of:=SUMPRODUCT(([.$W$3:.$W$56]-[.$K$3:.$K$56]);[.$C$3:.$C$56]=25)" office:value-type="float" office:value="1781502">
            <text:p>1781502</text:p>
          </table:table-cell>
          <table:table-cell table:style-name="ce19" table:formula="of:=SUMPRODUCT(([.$K$3:.$K$56]);[.$C$3:.$C$56]=25)" office:value-type="float" office:value="130505508">
            <text:p>130505508</text:p>
          </table:table-cell>
          <table:table-cell table:number-columns-repeated="3"/>
          <table:table-cell table:style-name="ce18" table:formula="of:=([.R138])/[.S138]*100" office:value-type="float" office:value="3.15693317401469">
            <text:p>3,156933174</text:p>
          </table:table-cell>
          <table:table-cell table:style-name="ce19" table:formula="of:=SUMPRODUCT(([.$W$3:.$W$56]-[.$Q$3:.$Q$56]);[.$C$3:.$C$56]=25)" office:value-type="float" office:value="4048407">
            <text:p>4048407</text:p>
          </table:table-cell>
          <table:table-cell table:style-name="ce19" table:formula="of:=SUMPRODUCT(([.$Q$3:.$Q$56]);[.$C$3:.$C$56]=25)" office:value-type="float" office:value="128238603">
            <text:p>12823860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50 U</text:p>
          </table:table-cell>
          <table:table-cell table:number-columns-repeated="3"/>
          <table:table-cell table:style-name="ce18" table:formula="of:=([.F139])/[.G139]*100" office:value-type="float" office:value="1.97058393156144">
            <text:p>1,9705839316</text:p>
          </table:table-cell>
          <table:table-cell table:style-name="ce19" table:formula="of:=SUMPRODUCT(([.$W$3:.$W$56]-[.$E$3:.$E$56]);[.$C$3:.$C$56]=50)" office:value-type="float" office:value="4565581">
            <text:p>4565581</text:p>
          </table:table-cell>
          <table:table-cell table:style-name="ce19" table:formula="of:=SUMPRODUCT(([.$E$3:.$E$56]);[.$C$3:.$C$56]=50)" office:value-type="float" office:value="231686706">
            <text:p>231686706</text:p>
          </table:table-cell>
          <table:table-cell table:number-columns-repeated="3"/>
          <table:table-cell table:style-name="ce18" table:formula="of:=([.L139])/[.M139]*100" office:value-type="float" office:value="2.31966726252156">
            <text:p>2,3196672625</text:p>
          </table:table-cell>
          <table:table-cell table:style-name="ce19" table:formula="of:=SUMPRODUCT(([.$W$3:.$W$56]-[.$K$3:.$K$56]);[.$C$3:.$C$56]=50)" office:value-type="float" office:value="5356025">
            <text:p>5356025</text:p>
          </table:table-cell>
          <table:table-cell table:style-name="ce19" table:formula="of:=SUMPRODUCT(([.$K$3:.$K$56]);[.$C$3:.$C$56]=50)" office:value-type="float" office:value="230896262">
            <text:p>230896262</text:p>
          </table:table-cell>
          <table:table-cell table:number-columns-repeated="3"/>
          <table:table-cell table:style-name="ce18" table:formula="of:=([.R139])/[.S139]*100" office:value-type="float" office:value="5.95074859522327">
            <text:p>5,9507485952</text:p>
          </table:table-cell>
          <table:table-cell table:style-name="ce19" table:formula="of:=SUMPRODUCT(([.$W$3:.$W$56]-[.$Q$3:.$Q$56]);[.$C$3:.$C$56]=50)" office:value-type="float" office:value="13269165">
            <text:p>13269165</text:p>
          </table:table-cell>
          <table:table-cell table:style-name="ce19" table:formula="of:=SUMPRODUCT(([.$Q$3:.$Q$56]);[.$C$3:.$C$56]=50)" office:value-type="float" office:value="222983122">
            <text:p>222983122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U</text:p>
          </table:table-cell>
          <table:table-cell table:number-columns-repeated="3"/>
          <table:table-cell table:style-name="ce18" table:formula="of:=([.F140])/[.G140]*100" office:value-type="float" office:value="1.69907256621745">
            <text:p>1,6990725662</text:p>
          </table:table-cell>
          <table:table-cell table:style-name="ce19" table:formula="of:=SUMPRODUCT(([.$W$3:.$W$56]-[.$E$3:.$E$56]);[.$C$3:.$C$56]=100)" office:value-type="float" office:value="4910401">
            <text:p>4910401</text:p>
          </table:table-cell>
          <table:table-cell table:style-name="ce19" table:formula="of:=SUMPRODUCT(([.$E$3:.$E$56]);[.$C$3:.$C$56]=100)" office:value-type="float" office:value="289004784">
            <text:p>289004784</text:p>
          </table:table-cell>
          <table:table-cell table:number-columns-repeated="3"/>
          <table:table-cell table:style-name="ce18" table:formula="of:=([.L140])/[.M140]*100" office:value-type="float" office:value="6.98958322932358">
            <text:p>6,9895832293</text:p>
          </table:table-cell>
          <table:table-cell table:style-name="ce19" table:formula="of:=SUMPRODUCT(([.$W$3:.$W$56]-[.$K$3:.$K$56]);[.$C$3:.$C$56]=100)" office:value-type="float" office:value="19201352">
            <text:p>19201352</text:p>
          </table:table-cell>
          <table:table-cell table:style-name="ce19" table:formula="of:=SUMPRODUCT(([.$K$3:.$K$56]);[.$C$3:.$C$56]=100)" office:value-type="float" office:value="274713833">
            <text:p>274713833</text:p>
          </table:table-cell>
          <table:table-cell table:number-columns-repeated="3"/>
          <table:table-cell table:style-name="ce18" table:formula="of:=([.R140])/[.S140]*100" office:value-type="float" office:value="8.85065542448714">
            <text:p>8,8506554245</text:p>
          </table:table-cell>
          <table:table-cell table:style-name="ce19" table:formula="of:=SUMPRODUCT(([.$W$3:.$W$56]-[.$Q$3:.$Q$56]);[.$C$3:.$C$56]=100)" office:value-type="float" office:value="23898267">
            <text:p>23898267</text:p>
          </table:table-cell>
          <table:table-cell table:style-name="ce19" table:formula="of:=SUMPRODUCT(([.$Q$3:.$Q$56]);[.$C$3:.$C$56]=100)" office:value-type="float" office:value="270016918">
            <text:p>270016918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3"/>
          <table:table-cell table:style-name="ce18"/>
          <table:table-cell table:style-name="ce19" table:number-columns-repeated="2"/>
          <table:table-cell table:number-columns-repeated="3"/>
          <table:table-cell table:style-name="ce18"/>
          <table:table-cell table:style-name="ce19" table:number-columns-repeated="2"/>
          <table:table-cell table:number-columns-repeated="3"/>
          <table:table-cell table:style-name="ce18"/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office:value-type="string">
            <text:p>25 S</text:p>
          </table:table-cell>
          <table:table-cell table:number-columns-repeated="3"/>
          <table:table-cell table:style-name="ce18" table:formula="of:=([.F142])/[.G142]*100" office:value-type="float" office:value="1.38789896548104">
            <text:p>1,3878989655</text:p>
          </table:table-cell>
          <table:table-cell table:style-name="ce19" table:formula="of:=SUMPRODUCT(([.$W$3:.$W$56]-[.$E$3:.$E$56]);[.$B$3:.$B$56]=25)" office:value-type="float" office:value="2371898">
            <text:p>2371898</text:p>
          </table:table-cell>
          <table:table-cell table:style-name="ce19" table:formula="of:=SUMPRODUCT(([.$E$3:.$E$56]);[.$B$3:.$B$56]=25)" office:value-type="float" office:value="170898463">
            <text:p>170898463</text:p>
          </table:table-cell>
          <table:table-cell table:number-columns-repeated="3"/>
          <table:table-cell table:style-name="ce18" table:formula="of:=([.L142])/[.M142]*100" office:value-type="float" office:value="0.296446667011079">
            <text:p>0,296446667</text:p>
          </table:table-cell>
          <table:table-cell table:style-name="ce19" table:formula="of:=SUMPRODUCT(([.$W$3:.$W$56]-[.$K$3:.$K$56]);[.$B$3:.$B$56]=25)" office:value-type="float" office:value="512136">
            <text:p>512136</text:p>
          </table:table-cell>
          <table:table-cell table:style-name="ce19" table:formula="of:=SUMPRODUCT(([.$K$3:.$K$56]);[.$B$3:.$B$56]=25)" office:value-type="float" office:value="172758225">
            <text:p>172758225</text:p>
          </table:table-cell>
          <table:table-cell table:number-columns-repeated="3"/>
          <table:table-cell table:style-name="ce18" table:formula="of:=([.R142])/[.S142]*100" office:value-type="float" office:value="0.327308258784717">
            <text:p>0,3273082588</text:p>
          </table:table-cell>
          <table:table-cell table:style-name="ce19" table:formula="of:=SUMPRODUCT(([.$W$3:.$W$56]-[.$Q$3:.$Q$56]);[.$B$3:.$B$56]=25)" office:value-type="float" office:value="565278">
            <text:p>565278</text:p>
          </table:table-cell>
          <table:table-cell table:style-name="ce19" table:formula="of:=SUMPRODUCT(([.$Q$3:.$Q$56]);[.$B$3:.$B$56]=25)" office:value-type="float" office:value="172705083">
            <text:p>17270508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<text:s/>50 S</text:p>
          </table:table-cell>
          <table:table-cell table:number-columns-repeated="3"/>
          <table:table-cell table:style-name="ce18" table:formula="of:=([.F143])/[.G143]*100" office:value-type="float" office:value="1.60389226454478">
            <text:p>1,6038922645</text:p>
          </table:table-cell>
          <table:table-cell table:style-name="ce19" table:formula="of:=SUMPRODUCT(([.$W$3:.$W$56]-[.$E$3:.$E$56]);[.$B$3:.$B$56]=50)" office:value-type="float" office:value="3624504">
            <text:p>3624504</text:p>
          </table:table-cell>
          <table:table-cell table:style-name="ce19" table:formula="of:=SUMPRODUCT(([.$E$3:.$E$56]);[.$B$3:.$B$56]=50)" office:value-type="float" office:value="225981762">
            <text:p>225981762</text:p>
          </table:table-cell>
          <table:table-cell table:number-columns-repeated="3"/>
          <table:table-cell table:style-name="ce18" table:formula="of:=([.L143])/[.M143]*100" office:value-type="float" office:value="6.11290030530658">
            <text:p>6,1129003053</text:p>
          </table:table-cell>
          <table:table-cell table:style-name="ce19" table:formula="of:=SUMPRODUCT(([.$W$3:.$W$56]-[.$K$3:.$K$56]);[.$B$3:.$B$56]=50)" office:value-type="float" office:value="13227046">
            <text:p>13227046</text:p>
          </table:table-cell>
          <table:table-cell table:style-name="ce19" table:formula="of:=SUMPRODUCT(([.$K$3:.$K$56]);[.$B$3:.$B$56]=50)" office:value-type="float" office:value="216379220">
            <text:p>216379220</text:p>
          </table:table-cell>
          <table:table-cell table:number-columns-repeated="3"/>
          <table:table-cell table:style-name="ce18" table:formula="of:=([.R143])/[.S143]*100" office:value-type="float" office:value="7.19455312653071">
            <text:p>7,1945531265</text:p>
          </table:table-cell>
          <table:table-cell table:style-name="ce19" table:formula="of:=SUMPRODUCT(([.$W$3:.$W$56]-[.$Q$3:.$Q$56]);[.$B$3:.$B$56]=50)" office:value-type="float" office:value="15410433">
            <text:p>15410433</text:p>
          </table:table-cell>
          <table:table-cell table:style-name="ce19" table:formula="of:=SUMPRODUCT(([.$Q$3:.$Q$56]);[.$B$3:.$B$56]=50)" office:value-type="float" office:value="214195833">
            <text:p>21419583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S</text:p>
          </table:table-cell>
          <table:table-cell table:number-columns-repeated="3"/>
          <table:table-cell table:style-name="ce18" table:formula="of:=([.F144])/[.G144]*100" office:value-type="float" office:value="2.10516808292572">
            <text:p>2,1051680829</text:p>
          </table:table-cell>
          <table:table-cell table:style-name="ce19" table:formula="of:=SUMPRODUCT(([.$W$3:.$W$56]-[.$E$3:.$E$56]);[.$B$3:.$B$56]=100)" office:value-type="float" office:value="5351884">
            <text:p>5351884</text:p>
          </table:table-cell>
          <table:table-cell table:style-name="ce19" table:formula="of:=SUMPRODUCT(([.$E$3:.$E$56]);[.$B$3:.$B$56]=100)" office:value-type="float" office:value="254225971">
            <text:p>254225971</text:p>
          </table:table-cell>
          <table:table-cell table:number-columns-repeated="3"/>
          <table:table-cell table:style-name="ce18" table:formula="of:=([.L144])/[.M144]*100" office:value-type="float" office:value="5.10154302794663">
            <text:p>5,1015430279</text:p>
          </table:table-cell>
          <table:table-cell table:style-name="ce19" table:formula="of:=SUMPRODUCT(([.$W$3:.$W$56]-[.$K$3:.$K$56]);[.$B$3:.$B$56]=100)" office:value-type="float" office:value="12599697">
            <text:p>12599697</text:p>
          </table:table-cell>
          <table:table-cell table:style-name="ce19" table:formula="of:=SUMPRODUCT(([.$K$3:.$K$56]);[.$B$3:.$B$56]=100)" office:value-type="float" office:value="246978158">
            <text:p>246978158</text:p>
          </table:table-cell>
          <table:table-cell table:number-columns-repeated="3"/>
          <table:table-cell table:style-name="ce18" table:formula="of:=([.R144])/[.S144]*100" office:value-type="float" office:value="10.7708341815571">
            <text:p>10,7708341816</text:p>
          </table:table-cell>
          <table:table-cell table:style-name="ce19" table:formula="of:=SUMPRODUCT(([.$W$3:.$W$56]-[.$Q$3:.$Q$56]);[.$B$3:.$B$56]=100)" office:value-type="float" office:value="25240128">
            <text:p>25240128</text:p>
          </table:table-cell>
          <table:table-cell table:style-name="ce19" table:formula="of:=SUMPRODUCT(([.$Q$3:.$Q$56]);[.$B$3:.$B$56]=100)" office:value-type="float" office:value="234337727">
            <text:p>234337727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3"/>
          <table:table-cell table:style-name="ce18"/>
          <table:table-cell table:style-name="ce19" table:number-columns-repeated="2"/>
          <table:table-cell table:number-columns-repeated="3"/>
          <table:table-cell table:style-name="ce18"/>
          <table:table-cell table:style-name="ce19" table:number-columns-repeated="2"/>
          <table:table-cell table:number-columns-repeated="3"/>
          <table:table-cell table:style-name="ce18"/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office:value-type="string">
            <text:p>8 T</text:p>
          </table:table-cell>
          <table:table-cell table:number-columns-repeated="3"/>
          <table:table-cell table:style-name="ce18" table:formula="of:=([.F146])/[.G146]*100" office:value-type="float" office:value="1.03190360643168">
            <text:p>1,0319036064</text:p>
          </table:table-cell>
          <table:table-cell table:style-name="ce19" table:formula="of:=SUMPRODUCT(([.$W$3:.$W$56]-[.$E$3:.$E$56]);[.$D$3:.$D$56]=8)" office:value-type="float" office:value="3087856">
            <text:p>3087856</text:p>
          </table:table-cell>
          <table:table-cell table:style-name="ce19" table:formula="of:=SUMPRODUCT(([.$E$3:.$E$56]);[.$D$3:.$D$56]=8)" office:value-type="float" office:value="299238803">
            <text:p>299238803</text:p>
          </table:table-cell>
          <table:table-cell table:number-columns-repeated="3"/>
          <table:table-cell table:style-name="ce18" table:formula="of:=([.L146])/[.M146]*100" office:value-type="float" office:value="1.8015380839173">
            <text:p>1,8015380839</text:p>
          </table:table-cell>
          <table:table-cell table:style-name="ce19" table:formula="of:=SUMPRODUCT(([.$W$3:.$W$56]-[.$K$3:.$K$56]);[.$D$3:.$D$56]=8)" office:value-type="float" office:value="5350145">
            <text:p>5350145</text:p>
          </table:table-cell>
          <table:table-cell table:style-name="ce19" table:formula="of:=SUMPRODUCT(([.$K$3:.$K$56]);[.$D$3:.$D$56]=8)" office:value-type="float" office:value="296976514">
            <text:p>296976514</text:p>
          </table:table-cell>
          <table:table-cell table:number-columns-repeated="3"/>
          <table:table-cell table:style-name="ce18" table:formula="of:=([.R146])/[.S146]*100" office:value-type="float" office:value="3.69936382191434">
            <text:p>3,6993638219</text:p>
          </table:table-cell>
          <table:table-cell table:style-name="ce19" table:formula="of:=SUMPRODUCT(([.$W$3:.$W$56]-[.$Q$3:.$Q$56]);[.$D$3:.$D$56]=8)" office:value-type="float" office:value="10785180">
            <text:p>10785180</text:p>
          </table:table-cell>
          <table:table-cell table:style-name="ce19" table:formula="of:=SUMPRODUCT(([.$Q$3:.$Q$56]);[.$D$3:.$D$56]=8)" office:value-type="float" office:value="291541479">
            <text:p>291541479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2 T</text:p>
          </table:table-cell>
          <table:table-cell table:number-columns-repeated="3"/>
          <table:table-cell table:style-name="ce18" table:formula="of:=([.F147])/[.G147]*100" office:value-type="float" office:value="2.34759746550315">
            <text:p>2,3475974655</text:p>
          </table:table-cell>
          <table:table-cell table:style-name="ce19" table:formula="of:=SUMPRODUCT(([.$W$3:.$W$56]-[.$E$3:.$E$56]);[.$D$3:.$D$56]=12)" office:value-type="float" office:value="8260430">
            <text:p>8260430</text:p>
          </table:table-cell>
          <table:table-cell table:style-name="ce19" table:formula="of:=SUMPRODUCT(([.$E$3:.$E$56]);[.$D$3:.$D$56]=12)" office:value-type="float" office:value="351867393">
            <text:p>351867393</text:p>
          </table:table-cell>
          <table:table-cell table:number-columns-repeated="3"/>
          <table:table-cell table:style-name="ce18" table:formula="of:=([.L147])/[.M147]*100" office:value-type="float" office:value="6.18882773492383">
            <text:p>6,1888277349</text:p>
          </table:table-cell>
          <table:table-cell table:style-name="ce19" table:formula="of:=SUMPRODUCT(([.$W$3:.$W$56]-[.$K$3:.$K$56]);[.$D$3:.$D$56]=12)" office:value-type="float" office:value="20988734">
            <text:p>20988734</text:p>
          </table:table-cell>
          <table:table-cell table:style-name="ce19" table:formula="of:=SUMPRODUCT(([.$K$3:.$K$56]);[.$D$3:.$D$56]=12)" office:value-type="float" office:value="339139089">
            <text:p>339139089</text:p>
          </table:table-cell>
          <table:table-cell table:number-columns-repeated="3"/>
          <table:table-cell table:style-name="ce18" table:formula="of:=([.R147])/[.S147]*100" office:value-type="float" office:value="9.22988194099237">
            <text:p>9,229881941</text:p>
          </table:table-cell>
          <table:table-cell table:style-name="ce19" table:formula="of:=SUMPRODUCT(([.$W$3:.$W$56]-[.$Q$3:.$Q$56]);[.$D$3:.$D$56]=12)" office:value-type="float" office:value="30430659">
            <text:p>30430659</text:p>
          </table:table-cell>
          <table:table-cell table:style-name="ce19" table:formula="of:=SUMPRODUCT(([.$Q$3:.$Q$56]);[.$D$3:.$D$56]=12)" office:value-type="float" office:value="329697164">
            <text:p>329697164</text:p>
          </table:table-cell>
          <table:table-cell table:number-columns-repeated="11"/>
        </table:table-row>
        <table:table-row table:style-name="ro2" table:number-rows-repeated="1048428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M5" table:style-name="ta2" table:print="false">
        <office:forms form:automatic-focus="false" form:apply-design-mode="false"/>
        <table:table-column table:style-name="co17" table:default-cell-style-name="ce1"/>
        <table:table-column table:style-name="co9" table:default-cell-style-name="ce1"/>
        <table:table-column table:style-name="co4" table:default-cell-style-name="ce1"/>
        <table:table-column table:style-name="co6" table:default-cell-style-name="ce1"/>
        <table:table-column table:style-name="co18" table:default-cell-style-name="ce27"/>
        <table:table-column table:style-name="co10" table:default-cell-style-name="ce31"/>
        <table:table-column table:style-name="co19" table:default-cell-style-name="ce31"/>
        <table:table-column table:style-name="co20" table:default-cell-style-name="ce1"/>
        <table:table-column table:style-name="co21" table:default-cell-style-name="ce1"/>
        <table:table-column table:style-name="co22" table:default-cell-style-name="ce9"/>
        <table:table-column table:style-name="co7" table:default-cell-style-name="ce37"/>
        <table:table-column table:style-name="co10" table:default-cell-style-name="ce38"/>
        <table:table-column table:style-name="co7" table:default-cell-style-name="ce38"/>
        <table:table-column table:style-name="co12" table:default-cell-style-name="ce9"/>
        <table:table-column table:style-name="co13" table:default-cell-style-name="ce9"/>
        <table:table-column table:style-name="co16" table:default-cell-style-name="ce9"/>
        <table:table-column table:style-name="co7" table:default-cell-style-name="ce37"/>
        <table:table-column table:style-name="co10" table:default-cell-style-name="ce38"/>
        <table:table-column table:style-name="co7" table:default-cell-style-name="ce38"/>
        <table:table-column table:style-name="co12" table:default-cell-style-name="ce39"/>
        <table:table-column table:style-name="co13" table:default-cell-style-name="ce39"/>
        <table:table-column table:style-name="co23" table:default-cell-style-name="ce39"/>
        <table:table-column table:style-name="co23" table:default-cell-style-name="ce9"/>
        <table:table-column table:style-name="co24" table:default-cell-style-name="ce9"/>
        <table:table-column table:style-name="co23" table:default-cell-style-name="ce9"/>
        <table:table-column table:style-name="co25" table:default-cell-style-name="ce40"/>
        <table:table-column table:style-name="co23" table:number-columns-repeated="3" table:default-cell-style-name="ce9"/>
        <table:table-column table:style-name="co23" table:default-cell-style-name="ce40"/>
        <table:table-column table:style-name="co23" table:number-columns-repeated="3" table:default-cell-style-name="ce1"/>
        <table:table-column table:style-name="co23" table:default-cell-style-name="ce41"/>
        <table:table-column table:style-name="co23" table:number-columns-repeated="3" table:default-cell-style-name="ce1"/>
        <table:table-column table:style-name="co23" table:default-cell-style-name="ce41"/>
        <table:table-column table:style-name="co23" table:number-columns-repeated="3" table:default-cell-style-name="ce1"/>
        <table:table-column table:style-name="co23" table:default-cell-style-name="ce41"/>
        <table:table-column table:style-name="co23" table:number-columns-repeated="3" table:default-cell-style-name="ce1"/>
        <table:table-column table:style-name="co7" table:default-cell-style-name="ce41"/>
        <table:table-column table:style-name="co23" table:number-columns-repeated="4" table:default-cell-style-name="ce1"/>
        <table:table-column table:style-name="co26" table:default-cell-style-name="ce1"/>
        <table:table-column table:style-name="co23" table:number-columns-repeated="973" table:default-cell-style-name="ce1"/>
        <table:table-row table:style-name="ro5">
          <table:table-cell office:value-type="string">
            <text:p>M5Mp05</text:p>
          </table:table-cell>
          <table:table-cell table:number-columns-repeated="9"/>
          <table:table-cell table:style-name="ce27" office:value-type="string">
            <text:p>M5Mp1</text:p>
          </table:table-cell>
          <table:table-cell table:style-name="ce31" table:number-columns-repeated="2"/>
          <table:table-cell table:style-name="ce1" table:number-columns-repeated="2"/>
          <table:table-cell/>
          <table:table-cell office:value-type="string">
            <text:p>M5Mp2</text:p>
          </table:table-cell>
          <table:table-cell table:number-columns-repeated="5"/>
          <table:table-cell table:style-name="ce1" office:value-type="string">
            <text:p>Max</text:p>
          </table:table-cell>
          <table:table-cell table:style-name="ce1" office:value-type="string">
            <text:p>Tolerance</text:p>
          </table:table-cell>
          <table:table-cell table:style-name="ce1" table:number-columns-repeated="6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Instance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Borne Inf/opti</text:p>
          </table:table-cell>
          <table:table-cell table:style-name="ce32" office:value-type="string">
            <text:p>Obj U</text:p>
          </table:table-cell>
          <table:table-cell table:style-name="ce32" office:value-type="string">
            <text:p>Obj S</text:p>
          </table:table-cell>
          <table:table-cell office:value-type="string">
            <text:p>Gap</text:p>
          </table:table-cell>
          <table:table-cell office:value-type="string">
            <text:p>Time</text:p>
          </table:table-cell>
          <table:table-cell/>
          <table:table-cell table:style-name="ce27" office:value-type="string">
            <text:p>Borne Inf/opti</text:p>
          </table:table-cell>
          <table:table-cell table:style-name="ce32" office:value-type="string">
            <text:p>Obj U</text:p>
          </table:table-cell>
          <table:table-cell table:style-name="ce32" office:value-type="string">
            <text:p>Obj 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/>
          <table:table-cell table:style-name="ce27" office:value-type="string">
            <text:p>Borne Inf/opti</text:p>
          </table:table-cell>
          <table:table-cell table:style-name="ce32" office:value-type="string">
            <text:p>Obj U</text:p>
          </table:table-cell>
          <table:table-cell table:style-name="ce32" office:value-type="string">
            <text:p>Obj 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1" table:number-columns-repeated="6"/>
          <table:table-cell table:style-name="ce1" office:value-type="string">
            <text:p>opticut</text:p>
          </table:table-cell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25_0_0 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8" office:value-type="float" office:value="5479176">
            <text:p>5479176</text:p>
          </table:table-cell>
          <table:table-cell table:style-name="ce33" office:value-type="float" office:value="8455000">
            <text:p>8455000</text:p>
          </table:table-cell>
          <table:table-cell table:style-name="ce33" office:value-type="float" office:value="725824">
            <text:p>72582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8.07">
            <text:p>8,07</text:p>
          </table:table-cell>
          <table:table-cell table:style-name="Default"/>
          <table:table-cell table:style-name="ce28" office:value-type="float" office:value="5479176">
            <text:p>5479176</text:p>
          </table:table-cell>
          <table:table-cell table:style-name="ce33" office:value-type="float" office:value="8454990">
            <text:p>8454990</text:p>
          </table:table-cell>
          <table:table-cell table:style-name="ce33" office:value-type="float" office:value="725824">
            <text:p>72582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6.37">
            <text:p>26,37</text:p>
          </table:table-cell>
          <table:table-cell table:style-name="Default"/>
          <table:table-cell table:style-name="ce28" office:value-type="float" office:value="5479175">
            <text:p>5479175</text:p>
          </table:table-cell>
          <table:table-cell table:style-name="ce33" office:value-type="float" office:value="8454990">
            <text:p>8454990</text:p>
          </table:table-cell>
          <table:table-cell table:style-name="ce33" office:value-type="float" office:value="725824">
            <text:p>72582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8.64">
            <text:p>28,64</text:p>
          </table:table-cell>
          <table:table-cell table:style-name="Default"/>
          <table:table-cell table:style-name="ce1" table:formula="of:=MAXA([.Q3];[.K3];[.E3];[M2.E3];[M2.K3];[M2.Q3];[M1.E3];[M1.K3];[M1.Q3])" office:value-type="float" office:value="5479176">
            <text:p>5479176</text:p>
          </table:table-cell>
          <table:table-cell table:style-name="ce1" table:formula="of:=[.W3]-1" office:value-type="float" office:value="5479175">
            <text:p>5479175</text:p>
          </table:table-cell>
          <table:table-cell table:style-name="Default" table:formula="of:=AND([.E3]&gt;[.X3];[.E3]&gt;0;NOT([.E3]=&quot;infeasible&quot;))" office:value-type="boolean" office:boolean-value="true">
            <text:p>VRAI</text:p>
          </table:table-cell>
          <table:table-cell table:style-name="Default" table:formula="of:=AND([.K3]&gt;[.X3];[.K3]&gt;0;NOT([.K3]=&quot;infeasible&quot;))" office:value-type="boolean" office:boolean-value="true">
            <text:p>VRAI</text:p>
          </table:table-cell>
          <table:table-cell table:style-name="Default" table:formula="of:=AND([.Q3]&gt;[.X3];[.Q3]&gt;0;NOT([.Q3]=&quot;infeasible&quot;))" office:value-type="boolean" office:boolean-value="false">
            <text:p>FAUX</text:p>
          </table:table-cell>
          <table:table-cell table:style-name="Default" table:formula="of:=[.E3]+([.H3]*[.E3])&lt;[.X3]" office:value-type="boolean" office:boolean-value="false">
            <text:p>FAUX</text:p>
          </table:table-cell>
          <table:table-cell table:style-name="ce1" table:formula="of:=[.K3]+([.N3]*[.K3])&lt;[.X3]" office:value-type="boolean" office:boolean-value="false">
            <text:p>FAUX</text:p>
          </table:table-cell>
          <table:table-cell table:style-name="ce1" table:formula="of:=[.Q3]+([.Q3]*[.T3])&lt;[.X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25_0_1 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8" office:value-type="float" office:value="4372283">
            <text:p>4372283</text:p>
          </table:table-cell>
          <table:table-cell table:style-name="ce33" office:value-type="float" office:value="7312367">
            <text:p>7312367</text:p>
          </table:table-cell>
          <table:table-cell table:style-name="ce33" office:value-type="float" office:value="750050">
            <text:p>75005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20.64">
            <text:p>120,64</text:p>
          </table:table-cell>
          <table:table-cell table:style-name="Default"/>
          <table:table-cell table:style-name="ce28" office:value-type="float" office:value="4372283">
            <text:p>4372283</text:p>
          </table:table-cell>
          <table:table-cell table:style-name="ce33" office:value-type="float" office:value="7312367">
            <text:p>7312367</text:p>
          </table:table-cell>
          <table:table-cell table:style-name="ce33" office:value-type="float" office:value="750050">
            <text:p>75005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19.27">
            <text:p>119,27</text:p>
          </table:table-cell>
          <table:table-cell table:style-name="Default"/>
          <table:table-cell table:style-name="ce28" office:value-type="float" office:value="4372283">
            <text:p>4372283</text:p>
          </table:table-cell>
          <table:table-cell table:style-name="ce33" office:value-type="float" office:value="7312367">
            <text:p>7312367</text:p>
          </table:table-cell>
          <table:table-cell table:style-name="ce33" office:value-type="float" office:value="750050">
            <text:p>75005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73.53">
            <text:p>173,53</text:p>
          </table:table-cell>
          <table:table-cell table:style-name="Default"/>
          <table:table-cell table:style-name="ce1" table:formula="of:=MAXA([.Q4];[.K4];[.E4];[M2.E4];[M2.K4];[M2.Q4];[M1.E4];[M1.K4];[M1.Q4])" office:value-type="float" office:value="4372283">
            <text:p>4372283</text:p>
          </table:table-cell>
          <table:table-cell table:style-name="ce1" table:formula="of:=[.W4]-1" office:value-type="float" office:value="4372282">
            <text:p>4372282</text:p>
          </table:table-cell>
          <table:table-cell table:style-name="Default" table:formula="of:=AND([.E4]&gt;[.X4];[.E4]&gt;0;NOT([.E4]=&quot;infeasible&quot;))" office:value-type="boolean" office:boolean-value="true">
            <text:p>VRAI</text:p>
          </table:table-cell>
          <table:table-cell table:style-name="Default" table:formula="of:=AND([.K4]&gt;[.X4];[.K4]&gt;0;NOT([.K4]=&quot;infeasible&quot;))" office:value-type="boolean" office:boolean-value="true">
            <text:p>VRAI</text:p>
          </table:table-cell>
          <table:table-cell table:style-name="Default" table:formula="of:=AND([.Q4]&gt;[.X4];[.Q4]&gt;0;NOT([.Q4]=&quot;infeasible&quot;))" office:value-type="boolean" office:boolean-value="true">
            <text:p>VRAI</text:p>
          </table:table-cell>
          <table:table-cell table:style-name="Default" table:formula="of:=[.E4]+([.H4]*[.E4])&lt;[.X4]" office:value-type="boolean" office:boolean-value="false">
            <text:p>FAUX</text:p>
          </table:table-cell>
          <table:table-cell table:style-name="ce1" table:formula="of:=[.K4]+([.N4]*[.K4])&lt;[.X4]" office:value-type="boolean" office:boolean-value="false">
            <text:p>FAUX</text:p>
          </table:table-cell>
          <table:table-cell table:style-name="ce1" table:formula="of:=[.Q4]+([.Q4]*[.T4])&lt;[.X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25_0_2 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8" office:value-type="float" office:value="5183685">
            <text:p>5183685</text:p>
          </table:table-cell>
          <table:table-cell table:style-name="ce33" office:value-type="float" office:value="9684294">
            <text:p>9684294</text:p>
          </table:table-cell>
          <table:table-cell table:style-name="ce33" office:value-type="float" office:value="1910648">
            <text:p>191064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4.05">
            <text:p>54,05</text:p>
          </table:table-cell>
          <table:table-cell table:style-name="Default"/>
          <table:table-cell table:style-name="ce28" office:value-type="float" office:value="5183685">
            <text:p>5183685</text:p>
          </table:table-cell>
          <table:table-cell table:style-name="ce33" office:value-type="float" office:value="9684291">
            <text:p>9684291</text:p>
          </table:table-cell>
          <table:table-cell table:style-name="ce33" office:value-type="float" office:value="1910648">
            <text:p>191064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8.57">
            <text:p>58,57</text:p>
          </table:table-cell>
          <table:table-cell table:style-name="Default"/>
          <table:table-cell table:style-name="ce28" office:value-type="float" office:value="5183685">
            <text:p>5183685</text:p>
          </table:table-cell>
          <table:table-cell table:style-name="ce33" office:value-type="float" office:value="9684294">
            <text:p>9684294</text:p>
          </table:table-cell>
          <table:table-cell table:style-name="ce33" office:value-type="float" office:value="1910648">
            <text:p>191064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52.2">
            <text:p>152,2</text:p>
          </table:table-cell>
          <table:table-cell table:style-name="Default"/>
          <table:table-cell table:style-name="ce1" table:formula="of:=MAXA([.Q5];[.K5];[.E5];[M2.E5];[M2.K5];[M2.Q5];[M1.E5];[M1.K5];[M1.Q5])" office:value-type="float" office:value="5183685">
            <text:p>5183685</text:p>
          </table:table-cell>
          <table:table-cell table:style-name="ce1" table:formula="of:=[.W5]-1" office:value-type="float" office:value="5183684">
            <text:p>5183684</text:p>
          </table:table-cell>
          <table:table-cell table:style-name="Default" table:formula="of:=AND([.E5]&gt;[.X5];[.E5]&gt;0;NOT([.E5]=&quot;infeasible&quot;))" office:value-type="boolean" office:boolean-value="true">
            <text:p>VRAI</text:p>
          </table:table-cell>
          <table:table-cell table:style-name="Default" table:formula="of:=AND([.K5]&gt;[.X5];[.K5]&gt;0;NOT([.K5]=&quot;infeasible&quot;))" office:value-type="boolean" office:boolean-value="true">
            <text:p>VRAI</text:p>
          </table:table-cell>
          <table:table-cell table:style-name="Default" table:formula="of:=AND([.Q5]&gt;[.X5];[.Q5]&gt;0;NOT([.Q5]=&quot;infeasible&quot;))" office:value-type="boolean" office:boolean-value="true">
            <text:p>VRAI</text:p>
          </table:table-cell>
          <table:table-cell table:style-name="Default" table:formula="of:=[.E5]+([.H5]*[.E5])&lt;[.X5]" office:value-type="boolean" office:boolean-value="false">
            <text:p>FAUX</text:p>
          </table:table-cell>
          <table:table-cell table:style-name="ce1" table:formula="of:=[.K5]+([.N5]*[.K5])&lt;[.X5]" office:value-type="boolean" office:boolean-value="false">
            <text:p>FAUX</text:p>
          </table:table-cell>
          <table:table-cell table:style-name="ce1" table:formula="of:=[.Q5]+([.Q5]*[.T5])&lt;[.X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50_0_0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8" office:value-type="float" office:value="12303994">
            <text:p>12303994</text:p>
          </table:table-cell>
          <table:table-cell table:style-name="ce33" office:value-type="float" office:value="18543100">
            <text:p>18543100</text:p>
          </table:table-cell>
          <table:table-cell table:style-name="ce33" office:value-type="float" office:value="2419072">
            <text:p>241907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53.21">
            <text:p>153,21</text:p>
          </table:table-cell>
          <table:table-cell table:style-name="Default"/>
          <table:table-cell table:style-name="ce28" office:value-type="float" office:value="12303994">
            <text:p>12303994</text:p>
          </table:table-cell>
          <table:table-cell table:style-name="ce33" office:value-type="float" office:value="18543100">
            <text:p>18543100</text:p>
          </table:table-cell>
          <table:table-cell table:style-name="ce33" office:value-type="float" office:value="2419072">
            <text:p>241907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61.26">
            <text:p>161,26</text:p>
          </table:table-cell>
          <table:table-cell table:style-name="Default"/>
          <table:table-cell table:style-name="ce28" office:value-type="float" office:value="12303994">
            <text:p>12303994</text:p>
          </table:table-cell>
          <table:table-cell table:style-name="ce33" office:value-type="float" office:value="18543100">
            <text:p>18543100</text:p>
          </table:table-cell>
          <table:table-cell table:style-name="ce33" office:value-type="float" office:value="2419072">
            <text:p>241907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27.84">
            <text:p>127,84</text:p>
          </table:table-cell>
          <table:table-cell table:style-name="Default"/>
          <table:table-cell table:style-name="ce1" table:formula="of:=MAXA([.Q6];[.K6];[.E6];[M2.E6];[M2.K6];[M2.Q6];[M1.E6];[M1.K6];[M1.Q6])" office:value-type="float" office:value="12303994">
            <text:p>12303994</text:p>
          </table:table-cell>
          <table:table-cell table:style-name="ce1" table:formula="of:=[.W6]-1" office:value-type="float" office:value="12303993">
            <text:p>12303993</text:p>
          </table:table-cell>
          <table:table-cell table:style-name="Default" table:formula="of:=AND([.E6]&gt;[.X6];[.E6]&gt;0;NOT([.E6]=&quot;infeasible&quot;))" office:value-type="boolean" office:boolean-value="true">
            <text:p>VRAI</text:p>
          </table:table-cell>
          <table:table-cell table:style-name="Default" table:formula="of:=AND([.K6]&gt;[.X6];[.K6]&gt;0;NOT([.K6]=&quot;infeasible&quot;))" office:value-type="boolean" office:boolean-value="true">
            <text:p>VRAI</text:p>
          </table:table-cell>
          <table:table-cell table:style-name="Default" table:formula="of:=AND([.Q6]&gt;[.X6];[.Q6]&gt;0;NOT([.Q6]=&quot;infeasible&quot;))" office:value-type="boolean" office:boolean-value="true">
            <text:p>VRAI</text:p>
          </table:table-cell>
          <table:table-cell table:style-name="Default" table:formula="of:=[.E6]+([.H6]*[.E6])&lt;[.X6]" office:value-type="boolean" office:boolean-value="false">
            <text:p>FAUX</text:p>
          </table:table-cell>
          <table:table-cell table:style-name="ce1" table:formula="of:=[.K6]+([.N6]*[.K6])&lt;[.X6]" office:value-type="boolean" office:boolean-value="false">
            <text:p>FAUX</text:p>
          </table:table-cell>
          <table:table-cell table:style-name="ce1" table:formula="of:=[.Q6]+([.Q6]*[.T6])&lt;[.X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50_0_1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8" office:value-type="float" office:value="9973012">
            <text:p>9973012</text:p>
          </table:table-cell>
          <table:table-cell table:style-name="ce33" office:value-type="float" office:value="18001000">
            <text:p>18001000</text:p>
          </table:table-cell>
          <table:table-cell table:style-name="ce33" office:value-type="float" office:value="3667976">
            <text:p>366797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14.78">
            <text:p>214,78</text:p>
          </table:table-cell>
          <table:table-cell table:style-name="Default"/>
          <table:table-cell table:style-name="ce28" office:value-type="float" office:value="10019668">
            <text:p>10019668</text:p>
          </table:table-cell>
          <table:table-cell table:style-name="ce33" office:value-type="float" office:value="18000000">
            <text:p>18000000</text:p>
          </table:table-cell>
          <table:table-cell table:style-name="ce33" office:value-type="float" office:value="3630326">
            <text:p>363032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86.97">
            <text:p>186,97</text:p>
          </table:table-cell>
          <table:table-cell table:style-name="Default"/>
          <table:table-cell table:style-name="ce28" office:value-type="float" office:value="10019668">
            <text:p>10019668</text:p>
          </table:table-cell>
          <table:table-cell table:style-name="ce33" office:value-type="float" office:value="17999970">
            <text:p>17999970</text:p>
          </table:table-cell>
          <table:table-cell table:style-name="ce33" office:value-type="float" office:value="3630326">
            <text:p>363032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33.93">
            <text:p>333,93</text:p>
          </table:table-cell>
          <table:table-cell table:style-name="Default"/>
          <table:table-cell table:style-name="ce1" table:formula="of:=MAXA([.Q7];[.K7];[.E7];[M2.E7];[M2.K7];[M2.Q7];[M1.E7];[M1.K7];[M1.Q7])" office:value-type="float" office:value="10019668">
            <text:p>10019668</text:p>
          </table:table-cell>
          <table:table-cell table:style-name="ce1" table:formula="of:=[.W7]-1" office:value-type="float" office:value="10019667">
            <text:p>10019667</text:p>
          </table:table-cell>
          <table:table-cell table:style-name="Default" table:formula="of:=AND([.E7]&gt;[.X7];[.E7]&gt;0;NOT([.E7]=&quot;infeasible&quot;))" office:value-type="boolean" office:boolean-value="false">
            <text:p>FAUX</text:p>
          </table:table-cell>
          <table:table-cell table:style-name="Default" table:formula="of:=AND([.K7]&gt;[.X7];[.K7]&gt;0;NOT([.K7]=&quot;infeasible&quot;))" office:value-type="boolean" office:boolean-value="true">
            <text:p>VRAI</text:p>
          </table:table-cell>
          <table:table-cell table:style-name="Default" table:formula="of:=AND([.Q7]&gt;[.X7];[.Q7]&gt;0;NOT([.Q7]=&quot;infeasible&quot;))" office:value-type="boolean" office:boolean-value="true">
            <text:p>VRAI</text:p>
          </table:table-cell>
          <table:table-cell table:style-name="Default" table:formula="of:=[.E7]+([.H7]*[.E7])&lt;[.X7]" office:value-type="boolean" office:boolean-value="true">
            <text:p>VRAI</text:p>
          </table:table-cell>
          <table:table-cell table:style-name="ce1" table:formula="of:=[.K7]+([.N7]*[.K7])&lt;[.X7]" office:value-type="boolean" office:boolean-value="false">
            <text:p>FAUX</text:p>
          </table:table-cell>
          <table:table-cell table:style-name="ce1" table:formula="of:=[.Q7]+([.Q7]*[.T7])&lt;[.X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50_0_2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8" office:value-type="float" office:value="9059506">
            <text:p>9059506</text:p>
          </table:table-cell>
          <table:table-cell table:style-name="ce33" office:value-type="float" office:value="12850000">
            <text:p>12850000</text:p>
          </table:table-cell>
          <table:table-cell table:style-name="ce33" office:value-type="float" office:value="1460492">
            <text:p>146049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69.76">
            <text:p>169,76</text:p>
          </table:table-cell>
          <table:table-cell table:style-name="Default"/>
          <table:table-cell table:style-name="ce28" office:value-type="float" office:value="9059506">
            <text:p>9059506</text:p>
          </table:table-cell>
          <table:table-cell table:style-name="ce33" office:value-type="float" office:value="12850000">
            <text:p>12850000</text:p>
          </table:table-cell>
          <table:table-cell table:style-name="ce33" office:value-type="float" office:value="1460492">
            <text:p>146049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12.42">
            <text:p>312,42</text:p>
          </table:table-cell>
          <table:table-cell table:style-name="Default"/>
          <table:table-cell table:style-name="ce28" office:value-type="float" office:value="9059506">
            <text:p>9059506</text:p>
          </table:table-cell>
          <table:table-cell table:style-name="ce33" office:value-type="float" office:value="12850000">
            <text:p>12850000</text:p>
          </table:table-cell>
          <table:table-cell table:style-name="ce33" office:value-type="float" office:value="1460492">
            <text:p>146049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86.26">
            <text:p>386,26</text:p>
          </table:table-cell>
          <table:table-cell table:style-name="Default"/>
          <table:table-cell table:style-name="ce1" table:formula="of:=MAXA([.Q8];[.K8];[.E8];[M2.E8];[M2.K8];[M2.Q8];[M1.E8];[M1.K8];[M1.Q8])" office:value-type="float" office:value="9059506">
            <text:p>9059506</text:p>
          </table:table-cell>
          <table:table-cell table:style-name="ce1" table:formula="of:=[.W8]-1" office:value-type="float" office:value="9059505">
            <text:p>9059505</text:p>
          </table:table-cell>
          <table:table-cell table:style-name="Default" table:formula="of:=AND([.E8]&gt;[.X8];[.E8]&gt;0;NOT([.E8]=&quot;infeasible&quot;))" office:value-type="boolean" office:boolean-value="true">
            <text:p>VRAI</text:p>
          </table:table-cell>
          <table:table-cell table:style-name="Default" table:formula="of:=AND([.K8]&gt;[.X8];[.K8]&gt;0;NOT([.K8]=&quot;infeasible&quot;))" office:value-type="boolean" office:boolean-value="true">
            <text:p>VRAI</text:p>
          </table:table-cell>
          <table:table-cell table:style-name="Default" table:formula="of:=AND([.Q8]&gt;[.X8];[.Q8]&gt;0;NOT([.Q8]=&quot;infeasible&quot;))" office:value-type="boolean" office:boolean-value="true">
            <text:p>VRAI</text:p>
          </table:table-cell>
          <table:table-cell table:style-name="Default" table:formula="of:=[.E8]+([.H8]*[.E8])&lt;[.X8]" office:value-type="boolean" office:boolean-value="false">
            <text:p>FAUX</text:p>
          </table:table-cell>
          <table:table-cell table:style-name="ce1" table:formula="of:=[.K8]+([.N8]*[.K8])&lt;[.X8]" office:value-type="boolean" office:boolean-value="false">
            <text:p>FAUX</text:p>
          </table:table-cell>
          <table:table-cell table:style-name="ce1" table:formula="of:=[.Q8]+([.Q8]*[.T8])&lt;[.X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100_0_0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8" office:value-type="float" office:value="11090534">
            <text:p>11090534</text:p>
          </table:table-cell>
          <table:table-cell table:style-name="ce33" office:value-type="float" office:value="17253000">
            <text:p>17253000</text:p>
          </table:table-cell>
          <table:table-cell table:style-name="ce33" office:value-type="float" office:value="3272462">
            <text:p>327246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16.43">
            <text:p>116,43</text:p>
          </table:table-cell>
          <table:table-cell table:style-name="Default"/>
          <table:table-cell table:style-name="ce28" office:value-type="float" office:value="11090534">
            <text:p>11090534</text:p>
          </table:table-cell>
          <table:table-cell table:style-name="ce33" office:value-type="float" office:value="17253010">
            <text:p>17253010</text:p>
          </table:table-cell>
          <table:table-cell table:style-name="ce33" office:value-type="float" office:value="3272462">
            <text:p>327246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42.39">
            <text:p>142,39</text:p>
          </table:table-cell>
          <table:table-cell table:style-name="Default"/>
          <table:table-cell table:style-name="ce28" office:value-type="float" office:value="11090534">
            <text:p>11090534</text:p>
          </table:table-cell>
          <table:table-cell table:style-name="ce33" office:value-type="float" office:value="17253010">
            <text:p>17253010</text:p>
          </table:table-cell>
          <table:table-cell table:style-name="ce33" office:value-type="float" office:value="3272462">
            <text:p>327246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10.36">
            <text:p>210,36</text:p>
          </table:table-cell>
          <table:table-cell table:style-name="Default"/>
          <table:table-cell table:style-name="ce1" table:formula="of:=MAXA([.Q9];[.K9];[.E9];[M2.E9];[M2.K9];[M2.Q9];[M1.E9];[M1.K9];[M1.Q9])" office:value-type="float" office:value="11090534">
            <text:p>11090534</text:p>
          </table:table-cell>
          <table:table-cell table:style-name="ce1" table:formula="of:=[.W9]-1" office:value-type="float" office:value="11090533">
            <text:p>11090533</text:p>
          </table:table-cell>
          <table:table-cell table:style-name="Default" table:formula="of:=AND([.E9]&gt;[.X9];[.E9]&gt;0;NOT([.E9]=&quot;infeasible&quot;))" office:value-type="boolean" office:boolean-value="true">
            <text:p>VRAI</text:p>
          </table:table-cell>
          <table:table-cell table:style-name="Default" table:formula="of:=AND([.K9]&gt;[.X9];[.K9]&gt;0;NOT([.K9]=&quot;infeasible&quot;))" office:value-type="boolean" office:boolean-value="true">
            <text:p>VRAI</text:p>
          </table:table-cell>
          <table:table-cell table:style-name="Default" table:formula="of:=AND([.Q9]&gt;[.X9];[.Q9]&gt;0;NOT([.Q9]=&quot;infeasible&quot;))" office:value-type="boolean" office:boolean-value="true">
            <text:p>VRAI</text:p>
          </table:table-cell>
          <table:table-cell table:style-name="Default" table:formula="of:=[.E9]+([.H9]*[.E9])&lt;[.X9]" office:value-type="boolean" office:boolean-value="false">
            <text:p>FAUX</text:p>
          </table:table-cell>
          <table:table-cell table:style-name="ce1" table:formula="of:=[.K9]+([.N9]*[.K9])&lt;[.X9]" office:value-type="boolean" office:boolean-value="false">
            <text:p>FAUX</text:p>
          </table:table-cell>
          <table:table-cell table:style-name="ce1" table:formula="of:=[.Q9]+([.Q9]*[.T9])&lt;[.X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100_0_1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8" office:value-type="float" office:value="13082224">
            <text:p>13082224</text:p>
          </table:table-cell>
          <table:table-cell table:style-name="ce33" office:value-type="float" office:value="19260500">
            <text:p>19260500</text:p>
          </table:table-cell>
          <table:table-cell table:style-name="ce33" office:value-type="float" office:value="2888276">
            <text:p>288827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22.96">
            <text:p>222,96</text:p>
          </table:table-cell>
          <table:table-cell table:style-name="Default"/>
          <table:table-cell table:style-name="ce28" office:value-type="float" office:value="13082224">
            <text:p>13082224</text:p>
          </table:table-cell>
          <table:table-cell table:style-name="ce33" office:value-type="float" office:value="19260500">
            <text:p>19260500</text:p>
          </table:table-cell>
          <table:table-cell table:style-name="ce33" office:value-type="float" office:value="2888276">
            <text:p>288827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85.27">
            <text:p>185,27</text:p>
          </table:table-cell>
          <table:table-cell table:style-name="Default"/>
          <table:table-cell table:style-name="ce28" office:value-type="float" office:value="13082224">
            <text:p>13082224</text:p>
          </table:table-cell>
          <table:table-cell table:style-name="ce33" office:value-type="float" office:value="19260500">
            <text:p>19260500</text:p>
          </table:table-cell>
          <table:table-cell table:style-name="ce33" office:value-type="float" office:value="2888276">
            <text:p>288827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19.61">
            <text:p>119,61</text:p>
          </table:table-cell>
          <table:table-cell table:style-name="Default"/>
          <table:table-cell table:style-name="ce1" table:formula="of:=MAXA([.Q10];[.K10];[.E10];[M2.E10];[M2.K10];[M2.Q10];[M1.E10];[M1.K10];[M1.Q10])" office:value-type="float" office:value="13082224">
            <text:p>13082224</text:p>
          </table:table-cell>
          <table:table-cell table:style-name="ce1" table:formula="of:=[.W10]-1" office:value-type="float" office:value="13082223">
            <text:p>13082223</text:p>
          </table:table-cell>
          <table:table-cell table:style-name="Default" table:formula="of:=AND([.E10]&gt;[.X10];[.E10]&gt;0;NOT([.E10]=&quot;infeasible&quot;))" office:value-type="boolean" office:boolean-value="true">
            <text:p>VRAI</text:p>
          </table:table-cell>
          <table:table-cell table:style-name="Default" table:formula="of:=AND([.K10]&gt;[.X10];[.K10]&gt;0;NOT([.K10]=&quot;infeasible&quot;))" office:value-type="boolean" office:boolean-value="true">
            <text:p>VRAI</text:p>
          </table:table-cell>
          <table:table-cell table:style-name="Default" table:formula="of:=AND([.Q10]&gt;[.X10];[.Q10]&gt;0;NOT([.Q10]=&quot;infeasible&quot;))" office:value-type="boolean" office:boolean-value="true">
            <text:p>VRAI</text:p>
          </table:table-cell>
          <table:table-cell table:style-name="Default" table:formula="of:=[.E10]+([.H10]*[.E10])&lt;[.X10]" office:value-type="boolean" office:boolean-value="false">
            <text:p>FAUX</text:p>
          </table:table-cell>
          <table:table-cell table:style-name="ce1" table:formula="of:=[.K10]+([.N10]*[.K10])&lt;[.X10]" office:value-type="boolean" office:boolean-value="false">
            <text:p>FAUX</text:p>
          </table:table-cell>
          <table:table-cell table:style-name="ce1" table:formula="of:=[.Q10]+([.Q10]*[.T10])&lt;[.X1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100_0_2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8" office:value-type="float" office:value="13466338">
            <text:p>13466338</text:p>
          </table:table-cell>
          <table:table-cell table:style-name="ce33" office:value-type="float" office:value="21062500">
            <text:p>21062500</text:p>
          </table:table-cell>
          <table:table-cell table:style-name="ce33" office:value-type="float" office:value="3426156">
            <text:p>342615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58.98">
            <text:p>258,98</text:p>
          </table:table-cell>
          <table:table-cell table:style-name="Default"/>
          <table:table-cell table:style-name="ce28" office:value-type="float" office:value="13762944">
            <text:p>13762944</text:p>
          </table:table-cell>
          <table:table-cell table:style-name="ce33" office:value-type="float" office:value="21228125">
            <text:p>21228125</text:p>
          </table:table-cell>
          <table:table-cell table:style-name="ce33" office:value-type="float" office:value="3465216">
            <text:p>346521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49.58">
            <text:p>249,58</text:p>
          </table:table-cell>
          <table:table-cell table:style-name="Default"/>
          <table:table-cell table:style-name="ce28" office:value-type="float" office:value="13762944">
            <text:p>13762944</text:p>
          </table:table-cell>
          <table:table-cell table:style-name="ce33" office:value-type="float" office:value="21228125">
            <text:p>21228125</text:p>
          </table:table-cell>
          <table:table-cell table:style-name="ce33" office:value-type="float" office:value="3465216">
            <text:p>346521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97.53">
            <text:p>197,53</text:p>
          </table:table-cell>
          <table:table-cell table:style-name="Default"/>
          <table:table-cell table:style-name="ce1" table:formula="of:=MAXA([.Q11];[.K11];[.E11];[M2.E11];[M2.K11];[M2.Q11];[M1.E11];[M1.K11];[M1.Q11])" office:value-type="float" office:value="13762944">
            <text:p>13762944</text:p>
          </table:table-cell>
          <table:table-cell table:style-name="ce1" table:formula="of:=[.W11]-1" office:value-type="float" office:value="13762943">
            <text:p>13762943</text:p>
          </table:table-cell>
          <table:table-cell table:style-name="Default" table:formula="of:=AND([.E11]&gt;[.X11];[.E11]&gt;0;NOT([.E11]=&quot;infeasible&quot;))" office:value-type="boolean" office:boolean-value="false">
            <text:p>FAUX</text:p>
          </table:table-cell>
          <table:table-cell table:style-name="Default" table:formula="of:=AND([.K11]&gt;[.X11];[.K11]&gt;0;NOT([.K11]=&quot;infeasible&quot;))" office:value-type="boolean" office:boolean-value="true">
            <text:p>VRAI</text:p>
          </table:table-cell>
          <table:table-cell table:style-name="Default" table:formula="of:=AND([.Q11]&gt;[.X11];[.Q11]&gt;0;NOT([.Q11]=&quot;infeasible&quot;))" office:value-type="boolean" office:boolean-value="true">
            <text:p>VRAI</text:p>
          </table:table-cell>
          <table:table-cell table:style-name="Default" table:formula="of:=[.E11]+([.H11]*[.E11])&lt;[.X11]" office:value-type="boolean" office:boolean-value="true">
            <text:p>VRAI</text:p>
          </table:table-cell>
          <table:table-cell table:style-name="ce1" table:formula="of:=[.K11]+([.N11]*[.K11])&lt;[.X11]" office:value-type="boolean" office:boolean-value="false">
            <text:p>FAUX</text:p>
          </table:table-cell>
          <table:table-cell table:style-name="ce1" table:formula="of:=[.Q11]+([.Q11]*[.T11])&lt;[.X1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25_0_0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8" office:value-type="float" office:value="5041268">
            <text:p>5041268</text:p>
          </table:table-cell>
          <table:table-cell table:style-name="ce33" office:value-type="float" office:value="8192000">
            <text:p>8192000</text:p>
          </table:table-cell>
          <table:table-cell table:style-name="ce33" office:value-type="float" office:value="560732">
            <text:p>56073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628.11">
            <text:p>628,11</text:p>
          </table:table-cell>
          <table:table-cell table:style-name="Default"/>
          <table:table-cell table:style-name="ce28" office:value-type="float" office:value="5041268">
            <text:p>5041268</text:p>
          </table:table-cell>
          <table:table-cell table:style-name="ce33" office:value-type="float" office:value="8192000">
            <text:p>8192000</text:p>
          </table:table-cell>
          <table:table-cell table:style-name="ce33" office:value-type="float" office:value="560732">
            <text:p>56073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322.39">
            <text:p>1322,39</text:p>
          </table:table-cell>
          <table:table-cell table:style-name="Default"/>
          <table:table-cell table:style-name="ce28" office:value-type="float" office:value="5041268">
            <text:p>5041268</text:p>
          </table:table-cell>
          <table:table-cell table:style-name="ce33" office:value-type="float" office:value="8192000">
            <text:p>8192000</text:p>
          </table:table-cell>
          <table:table-cell table:style-name="ce33" office:value-type="float" office:value="560732">
            <text:p>56073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075">
            <text:p>1075</text:p>
          </table:table-cell>
          <table:table-cell table:style-name="Default"/>
          <table:table-cell table:style-name="ce1" table:formula="of:=MAXA([.Q12];[.K12];[.E12];[M2.E12];[M2.K12];[M2.Q12];[M1.E12];[M1.K12];[M1.Q12])" office:value-type="float" office:value="5041268">
            <text:p>5041268</text:p>
          </table:table-cell>
          <table:table-cell table:style-name="ce1" table:formula="of:=[.W12]-1" office:value-type="float" office:value="5041267">
            <text:p>5041267</text:p>
          </table:table-cell>
          <table:table-cell table:style-name="Default" table:formula="of:=AND([.E12]&gt;[.X12];[.E12]&gt;0;NOT([.E12]=&quot;infeasible&quot;))" office:value-type="boolean" office:boolean-value="true">
            <text:p>VRAI</text:p>
          </table:table-cell>
          <table:table-cell table:style-name="Default" table:formula="of:=AND([.K12]&gt;[.X12];[.K12]&gt;0;NOT([.K12]=&quot;infeasible&quot;))" office:value-type="boolean" office:boolean-value="true">
            <text:p>VRAI</text:p>
          </table:table-cell>
          <table:table-cell table:style-name="Default" table:formula="of:=AND([.Q12]&gt;[.X12];[.Q12]&gt;0;NOT([.Q12]=&quot;infeasible&quot;))" office:value-type="boolean" office:boolean-value="true">
            <text:p>VRAI</text:p>
          </table:table-cell>
          <table:table-cell table:style-name="Default" table:formula="of:=[.E12]+([.H12]*[.E12])&lt;[.X12]" office:value-type="boolean" office:boolean-value="false">
            <text:p>FAUX</text:p>
          </table:table-cell>
          <table:table-cell table:style-name="ce1" table:formula="of:=[.K12]+([.N12]*[.K12])&lt;[.X12]" office:value-type="boolean" office:boolean-value="false">
            <text:p>FAUX</text:p>
          </table:table-cell>
          <table:table-cell table:style-name="ce1" table:formula="of:=[.Q12]+([.Q12]*[.T12])&lt;[.X1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25_0_1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8" office:value-type="float" office:value="5488136">
            <text:p>5488136</text:p>
          </table:table-cell>
          <table:table-cell table:style-name="ce33" office:value-type="float" office:value="8284000">
            <text:p>8284000</text:p>
          </table:table-cell>
          <table:table-cell table:style-name="ce33" office:value-type="float" office:value="485864">
            <text:p>48586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01.21">
            <text:p>201,21</text:p>
          </table:table-cell>
          <table:table-cell table:style-name="Default"/>
          <table:table-cell table:style-name="ce28" office:value-type="float" office:value="5488136">
            <text:p>5488136</text:p>
          </table:table-cell>
          <table:table-cell table:style-name="ce33" office:value-type="float" office:value="8284000">
            <text:p>8284000</text:p>
          </table:table-cell>
          <table:table-cell table:style-name="ce33" office:value-type="float" office:value="485864">
            <text:p>48586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26.39">
            <text:p>426,39</text:p>
          </table:table-cell>
          <table:table-cell table:style-name="Default"/>
          <table:table-cell table:style-name="ce28" office:value-type="float" office:value="5488136">
            <text:p>5488136</text:p>
          </table:table-cell>
          <table:table-cell table:style-name="ce33" office:value-type="float" office:value="8284000">
            <text:p>8284000</text:p>
          </table:table-cell>
          <table:table-cell table:style-name="ce33" office:value-type="float" office:value="485864">
            <text:p>48586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08.26">
            <text:p>308,26</text:p>
          </table:table-cell>
          <table:table-cell table:style-name="Default"/>
          <table:table-cell table:style-name="ce1" table:formula="of:=MAXA([.Q13];[.K13];[.E13];[M2.E13];[M2.K13];[M2.Q13];[M1.E13];[M1.K13];[M1.Q13])" office:value-type="float" office:value="5488136">
            <text:p>5488136</text:p>
          </table:table-cell>
          <table:table-cell table:style-name="ce1" table:formula="of:=[.W13]-1" office:value-type="float" office:value="5488135">
            <text:p>5488135</text:p>
          </table:table-cell>
          <table:table-cell table:style-name="Default" table:formula="of:=AND([.E13]&gt;[.X13];[.E13]&gt;0;NOT([.E13]=&quot;infeasible&quot;))" office:value-type="boolean" office:boolean-value="true">
            <text:p>VRAI</text:p>
          </table:table-cell>
          <table:table-cell table:style-name="Default" table:formula="of:=AND([.K13]&gt;[.X13];[.K13]&gt;0;NOT([.K13]=&quot;infeasible&quot;))" office:value-type="boolean" office:boolean-value="true">
            <text:p>VRAI</text:p>
          </table:table-cell>
          <table:table-cell table:style-name="Default" table:formula="of:=AND([.Q13]&gt;[.X13];[.Q13]&gt;0;NOT([.Q13]=&quot;infeasible&quot;))" office:value-type="boolean" office:boolean-value="true">
            <text:p>VRAI</text:p>
          </table:table-cell>
          <table:table-cell table:style-name="Default" table:formula="of:=[.E13]+([.H13]*[.E13])&lt;[.X13]" office:value-type="boolean" office:boolean-value="false">
            <text:p>FAUX</text:p>
          </table:table-cell>
          <table:table-cell table:style-name="ce1" table:formula="of:=[.K13]+([.N13]*[.K13])&lt;[.X13]" office:value-type="boolean" office:boolean-value="false">
            <text:p>FAUX</text:p>
          </table:table-cell>
          <table:table-cell table:style-name="ce1" table:formula="of:=[.Q13]+([.Q13]*[.T13])&lt;[.X1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25_0_2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8" office:value-type="float" office:value="7080764">
            <text:p>7080764</text:p>
          </table:table-cell>
          <table:table-cell table:style-name="ce33" office:value-type="float" office:value="12188500">
            <text:p>12188500</text:p>
          </table:table-cell>
          <table:table-cell table:style-name="ce33" office:value-type="float" office:value="1227736">
            <text:p>122773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655.56">
            <text:p>655,56</text:p>
          </table:table-cell>
          <table:table-cell table:style-name="Default"/>
          <table:table-cell table:style-name="ce28" office:value-type="float" office:value="7080764">
            <text:p>7080764</text:p>
          </table:table-cell>
          <table:table-cell table:style-name="ce33" office:value-type="float" office:value="12188510">
            <text:p>12188510</text:p>
          </table:table-cell>
          <table:table-cell table:style-name="ce33" office:value-type="float" office:value="1227736">
            <text:p>122773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793.17">
            <text:p>793,17</text:p>
          </table:table-cell>
          <table:table-cell table:style-name="Default"/>
          <table:table-cell table:style-name="ce28" office:value-type="float" office:value="7080764">
            <text:p>7080764</text:p>
          </table:table-cell>
          <table:table-cell table:style-name="ce33" office:value-type="float" office:value="12188510">
            <text:p>12188510</text:p>
          </table:table-cell>
          <table:table-cell table:style-name="ce33" office:value-type="float" office:value="1227736">
            <text:p>122773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624.93">
            <text:p>1624,93</text:p>
          </table:table-cell>
          <table:table-cell table:style-name="Default"/>
          <table:table-cell table:style-name="ce1" table:formula="of:=MAXA([.Q14];[.K14];[.E14];[M2.E14];[M2.K14];[M2.Q14];[M1.E14];[M1.K14];[M1.Q14])" office:value-type="float" office:value="7080764">
            <text:p>7080764</text:p>
          </table:table-cell>
          <table:table-cell table:style-name="ce1" table:formula="of:=[.W14]-1" office:value-type="float" office:value="7080763">
            <text:p>7080763</text:p>
          </table:table-cell>
          <table:table-cell table:style-name="Default" table:formula="of:=AND([.E14]&gt;[.X14];[.E14]&gt;0;NOT([.E14]=&quot;infeasible&quot;))" office:value-type="boolean" office:boolean-value="true">
            <text:p>VRAI</text:p>
          </table:table-cell>
          <table:table-cell table:style-name="Default" table:formula="of:=AND([.K14]&gt;[.X14];[.K14]&gt;0;NOT([.K14]=&quot;infeasible&quot;))" office:value-type="boolean" office:boolean-value="true">
            <text:p>VRAI</text:p>
          </table:table-cell>
          <table:table-cell table:style-name="Default" table:formula="of:=AND([.Q14]&gt;[.X14];[.Q14]&gt;0;NOT([.Q14]=&quot;infeasible&quot;))" office:value-type="boolean" office:boolean-value="true">
            <text:p>VRAI</text:p>
          </table:table-cell>
          <table:table-cell table:style-name="Default" table:formula="of:=[.E14]+([.H14]*[.E14])&lt;[.X14]" office:value-type="boolean" office:boolean-value="false">
            <text:p>FAUX</text:p>
          </table:table-cell>
          <table:table-cell table:style-name="ce1" table:formula="of:=[.K14]+([.N14]*[.K14])&lt;[.X14]" office:value-type="boolean" office:boolean-value="false">
            <text:p>FAUX</text:p>
          </table:table-cell>
          <table:table-cell table:style-name="ce1" table:formula="of:=[.Q14]+([.Q14]*[.T14])&lt;[.X1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50_0_0 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8" office:value-type="float" office:value="13924176">
            <text:p>13924176</text:p>
          </table:table-cell>
          <table:table-cell table:style-name="ce33" office:value-type="float" office:value="21293005">
            <text:p>21293005</text:p>
          </table:table-cell>
          <table:table-cell table:style-name="ce33" office:value-type="float" office:value="2068828">
            <text:p>206882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075.09">
            <text:p>2075,09</text:p>
          </table:table-cell>
          <table:table-cell table:style-name="Default"/>
          <table:table-cell table:style-name="ce28" office:value-type="float" office:value="13917560">
            <text:p>13917560</text:p>
          </table:table-cell>
          <table:table-cell table:style-name="ce33" office:value-type="float" office:value="21236005">
            <text:p>21236005</text:p>
          </table:table-cell>
          <table:table-cell table:style-name="ce33" office:value-type="float" office:value="2038444">
            <text:p>2038444</text:p>
          </table:table-cell>
          <table:table-cell table:style-name="Default" office:value-type="float" office:value="0.25">
            <text:p>0,25</text:p>
          </table:table-cell>
          <table:table-cell table:style-name="Default" office:value-type="float" office:value="3603.93">
            <text:p>3603,93</text:p>
          </table:table-cell>
          <table:table-cell table:style-name="Default"/>
          <table:table-cell table:style-name="ce28" office:value-type="float" office:value="13911545">
            <text:p>13911545</text:p>
          </table:table-cell>
          <table:table-cell table:style-name="ce33" office:value-type="float" office:value="21290337">
            <text:p>21290337</text:p>
          </table:table-cell>
          <table:table-cell table:style-name="ce33" office:value-type="float" office:value="2078792">
            <text:p>2078792</text:p>
          </table:table-cell>
          <table:table-cell table:style-name="Default" office:value-type="float" office:value="0.73">
            <text:p>0,73</text:p>
          </table:table-cell>
          <table:table-cell table:style-name="Default" office:value-type="float" office:value="3606.91">
            <text:p>3606,91</text:p>
          </table:table-cell>
          <table:table-cell table:style-name="Default"/>
          <table:table-cell table:style-name="ce1" table:formula="of:=MAXA([.Q15];[.K15];[.E15];[M2.E15];[M2.K15];[M2.Q15];[M1.E15];[M1.K15];[M1.Q15])" office:value-type="float" office:value="13924176">
            <text:p>13924176</text:p>
          </table:table-cell>
          <table:table-cell table:style-name="ce1" table:formula="of:=[.W15]-1" office:value-type="float" office:value="13924175">
            <text:p>13924175</text:p>
          </table:table-cell>
          <table:table-cell table:style-name="Default" table:formula="of:=AND([.E15]&gt;[.X15];[.E15]&gt;0;NOT([.E15]=&quot;infeasible&quot;))" office:value-type="boolean" office:boolean-value="true">
            <text:p>VRAI</text:p>
          </table:table-cell>
          <table:table-cell table:style-name="Default" table:formula="of:=AND([.K15]&gt;[.X15];[.K15]&gt;0;NOT([.K15]=&quot;infeasible&quot;))" office:value-type="boolean" office:boolean-value="false">
            <text:p>FAUX</text:p>
          </table:table-cell>
          <table:table-cell table:style-name="Default" table:formula="of:=AND([.Q15]&gt;[.X15];[.Q15]&gt;0;NOT([.Q15]=&quot;infeasible&quot;))" office:value-type="boolean" office:boolean-value="false">
            <text:p>FAUX</text:p>
          </table:table-cell>
          <table:table-cell table:style-name="Default" table:formula="of:=[.E15]+([.H15]*[.E15])&lt;[.X15]" office:value-type="boolean" office:boolean-value="false">
            <text:p>FAUX</text:p>
          </table:table-cell>
          <table:table-cell table:style-name="ce1" table:formula="of:=[.K15]+([.N15]*[.K15])&lt;[.X15]" office:value-type="boolean" office:boolean-value="false">
            <text:p>FAUX</text:p>
          </table:table-cell>
          <table:table-cell table:style-name="ce1" table:formula="of:=[.Q15]+([.Q15]*[.T15])&lt;[.X1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50_0_1 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8" office:value-type="float" office:value="9682100">
            <text:p>9682100</text:p>
          </table:table-cell>
          <table:table-cell table:style-name="ce33" office:value-type="float" office:value="13539250">
            <text:p>13539250</text:p>
          </table:table-cell>
          <table:table-cell table:style-name="ce33" office:value-type="float" office:value="717148">
            <text:p>71714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386.5">
            <text:p>1386,5</text:p>
          </table:table-cell>
          <table:table-cell table:style-name="Default"/>
          <table:table-cell table:style-name="ce28" office:value-type="float" office:value="9682100">
            <text:p>9682100</text:p>
          </table:table-cell>
          <table:table-cell table:style-name="ce33" office:value-type="float" office:value="13539250">
            <text:p>13539250</text:p>
          </table:table-cell>
          <table:table-cell table:style-name="ce33" office:value-type="float" office:value="717148">
            <text:p>71714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109.3">
            <text:p>1109,3</text:p>
          </table:table-cell>
          <table:table-cell table:style-name="Default"/>
          <table:table-cell table:style-name="ce28" office:value-type="float" office:value="9682100">
            <text:p>9682100</text:p>
          </table:table-cell>
          <table:table-cell table:style-name="ce33" office:value-type="float" office:value="13539250">
            <text:p>13539250</text:p>
          </table:table-cell>
          <table:table-cell table:style-name="ce33" office:value-type="float" office:value="717148">
            <text:p>71714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225.05">
            <text:p>1225,05</text:p>
          </table:table-cell>
          <table:table-cell table:style-name="Default"/>
          <table:table-cell table:style-name="ce1" table:formula="of:=MAXA([.Q16];[.K16];[.E16];[M2.E16];[M2.K16];[M2.Q16];[M1.E16];[M1.K16];[M1.Q16])" office:value-type="float" office:value="9682100">
            <text:p>9682100</text:p>
          </table:table-cell>
          <table:table-cell table:style-name="ce1" table:formula="of:=[.W16]-1" office:value-type="float" office:value="9682099">
            <text:p>9682099</text:p>
          </table:table-cell>
          <table:table-cell table:style-name="Default" table:formula="of:=AND([.E16]&gt;[.X16];[.E16]&gt;0;NOT([.E16]=&quot;infeasible&quot;))" office:value-type="boolean" office:boolean-value="true">
            <text:p>VRAI</text:p>
          </table:table-cell>
          <table:table-cell table:style-name="Default" table:formula="of:=AND([.K16]&gt;[.X16];[.K16]&gt;0;NOT([.K16]=&quot;infeasible&quot;))" office:value-type="boolean" office:boolean-value="true">
            <text:p>VRAI</text:p>
          </table:table-cell>
          <table:table-cell table:style-name="Default" table:formula="of:=AND([.Q16]&gt;[.X16];[.Q16]&gt;0;NOT([.Q16]=&quot;infeasible&quot;))" office:value-type="boolean" office:boolean-value="true">
            <text:p>VRAI</text:p>
          </table:table-cell>
          <table:table-cell table:style-name="Default" table:formula="of:=[.E16]+([.H16]*[.E16])&lt;[.X16]" office:value-type="boolean" office:boolean-value="false">
            <text:p>FAUX</text:p>
          </table:table-cell>
          <table:table-cell table:style-name="ce1" table:formula="of:=[.K16]+([.N16]*[.K16])&lt;[.X16]" office:value-type="boolean" office:boolean-value="false">
            <text:p>FAUX</text:p>
          </table:table-cell>
          <table:table-cell table:style-name="ce1" table:formula="of:=[.Q16]+([.Q16]*[.T16])&lt;[.X1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50_0_2 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8" office:value-type="float" office:value="12192014">
            <text:p>12192014</text:p>
          </table:table-cell>
          <table:table-cell table:style-name="ce33" office:value-type="float" office:value="18789000">
            <text:p>18789000</text:p>
          </table:table-cell>
          <table:table-cell table:style-name="ce33" office:value-type="float" office:value="2426982">
            <text:p>242698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616.33">
            <text:p>1616,33</text:p>
          </table:table-cell>
          <table:table-cell table:style-name="Default"/>
          <table:table-cell table:style-name="ce28" office:value-type="float" office:value="12192014">
            <text:p>12192014</text:p>
          </table:table-cell>
          <table:table-cell table:style-name="ce33" office:value-type="float" office:value="18789000">
            <text:p>18789000</text:p>
          </table:table-cell>
          <table:table-cell table:style-name="ce33" office:value-type="float" office:value="2426982">
            <text:p>242698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346.22">
            <text:p>2346,22</text:p>
          </table:table-cell>
          <table:table-cell table:style-name="Default"/>
          <table:table-cell table:style-name="ce28" office:value-type="float" office:value="12192014">
            <text:p>12192014</text:p>
          </table:table-cell>
          <table:table-cell table:style-name="ce33" office:value-type="float" office:value="18789000">
            <text:p>18789000</text:p>
          </table:table-cell>
          <table:table-cell table:style-name="ce33" office:value-type="float" office:value="2426982">
            <text:p>242698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868.93">
            <text:p>1868,93</text:p>
          </table:table-cell>
          <table:table-cell table:style-name="Default"/>
          <table:table-cell table:style-name="ce1" table:formula="of:=MAXA([.Q17];[.K17];[.E17];[M2.E17];[M2.K17];[M2.Q17];[M1.E17];[M1.K17];[M1.Q17])" office:value-type="float" office:value="12192014">
            <text:p>12192014</text:p>
          </table:table-cell>
          <table:table-cell table:style-name="ce1" table:formula="of:=[.W17]-1" office:value-type="float" office:value="12192013">
            <text:p>12192013</text:p>
          </table:table-cell>
          <table:table-cell table:style-name="Default" table:formula="of:=AND([.E17]&gt;[.X17];[.E17]&gt;0;NOT([.E17]=&quot;infeasible&quot;))" office:value-type="boolean" office:boolean-value="true">
            <text:p>VRAI</text:p>
          </table:table-cell>
          <table:table-cell table:style-name="Default" table:formula="of:=AND([.K17]&gt;[.X17];[.K17]&gt;0;NOT([.K17]=&quot;infeasible&quot;))" office:value-type="boolean" office:boolean-value="true">
            <text:p>VRAI</text:p>
          </table:table-cell>
          <table:table-cell table:style-name="Default" table:formula="of:=AND([.Q17]&gt;[.X17];[.Q17]&gt;0;NOT([.Q17]=&quot;infeasible&quot;))" office:value-type="boolean" office:boolean-value="true">
            <text:p>VRAI</text:p>
          </table:table-cell>
          <table:table-cell table:style-name="Default" table:formula="of:=[.E17]+([.H17]*[.E17])&lt;[.X17]" office:value-type="boolean" office:boolean-value="false">
            <text:p>FAUX</text:p>
          </table:table-cell>
          <table:table-cell table:style-name="ce1" table:formula="of:=[.K17]+([.N17]*[.K17])&lt;[.X17]" office:value-type="boolean" office:boolean-value="false">
            <text:p>FAUX</text:p>
          </table:table-cell>
          <table:table-cell table:style-name="ce1" table:formula="of:=[.Q17]+([.Q17]*[.T17])&lt;[.X1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100_0_0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8" office:value-type="float" office:value="15502492">
            <text:p>15502492</text:p>
          </table:table-cell>
          <table:table-cell table:style-name="ce33" office:value-type="float" office:value="23054500">
            <text:p>23054500</text:p>
          </table:table-cell>
          <table:table-cell table:style-name="ce33" office:value-type="float" office:value="2772002">
            <text:p>2772002</text:p>
          </table:table-cell>
          <table:table-cell table:style-name="Default" office:value-type="float" office:value="1.06">
            <text:p>1,06</text:p>
          </table:table-cell>
          <table:table-cell table:style-name="Default" office:value-type="float" office:value="3610.96">
            <text:p>3610,96</text:p>
          </table:table-cell>
          <table:table-cell table:style-name="Default"/>
          <table:table-cell table:style-name="ce28" office:value-type="float" office:value="15347504">
            <text:p>15347504</text:p>
          </table:table-cell>
          <table:table-cell table:style-name="ce33" office:value-type="float" office:value="23033500">
            <text:p>23033500</text:p>
          </table:table-cell>
          <table:table-cell table:style-name="ce33" office:value-type="float" office:value="2885996">
            <text:p>2885996</text:p>
          </table:table-cell>
          <table:table-cell table:style-name="Default" office:value-type="float" office:value="2.57">
            <text:p>2,57</text:p>
          </table:table-cell>
          <table:table-cell table:style-name="Default" office:value-type="float" office:value="3607.54">
            <text:p>3607,54</text:p>
          </table:table-cell>
          <table:table-cell table:style-name="Default"/>
          <table:table-cell table:style-name="ce28" office:value-type="float" office:value="15362240">
            <text:p>15362240</text:p>
          </table:table-cell>
          <table:table-cell table:style-name="ce33" office:value-type="float" office:value="23660977">
            <text:p>23660977</text:p>
          </table:table-cell>
          <table:table-cell table:style-name="ce33" office:value-type="float" office:value="3288754">
            <text:p>3288754</text:p>
          </table:table-cell>
          <table:table-cell table:style-name="Default" office:value-type="float" office:value="2.17">
            <text:p>2,17</text:p>
          </table:table-cell>
          <table:table-cell table:style-name="Default" office:value-type="float" office:value="3606.38">
            <text:p>3606,38</text:p>
          </table:table-cell>
          <table:table-cell table:style-name="Default"/>
          <table:table-cell table:style-name="ce1" table:formula="of:=MAXA([.Q18];[.K18];[.E18];[M2.E18];[M2.K18];[M2.Q18];[M1.E18];[M1.K18];[M1.Q18])" office:value-type="float" office:value="15525694">
            <text:p>15525694</text:p>
          </table:table-cell>
          <table:table-cell table:style-name="ce1" table:formula="of:=[.W18]-1" office:value-type="float" office:value="15525693">
            <text:p>15525693</text:p>
          </table:table-cell>
          <table:table-cell table:style-name="Default" table:formula="of:=AND([.E18]&gt;[.X18];[.E18]&gt;0;NOT([.E18]=&quot;infeasible&quot;))" office:value-type="boolean" office:boolean-value="false">
            <text:p>FAUX</text:p>
          </table:table-cell>
          <table:table-cell table:style-name="Default" table:formula="of:=AND([.K18]&gt;[.X18];[.K18]&gt;0;NOT([.K18]=&quot;infeasible&quot;))" office:value-type="boolean" office:boolean-value="false">
            <text:p>FAUX</text:p>
          </table:table-cell>
          <table:table-cell table:style-name="Default" table:formula="of:=AND([.Q18]&gt;[.X18];[.Q18]&gt;0;NOT([.Q18]=&quot;infeasible&quot;))" office:value-type="boolean" office:boolean-value="false">
            <text:p>FAUX</text:p>
          </table:table-cell>
          <table:table-cell table:style-name="Default" table:formula="of:=[.E18]+([.H18]*[.E18])&lt;[.X18]" office:value-type="boolean" office:boolean-value="false">
            <text:p>FAUX</text:p>
          </table:table-cell>
          <table:table-cell table:style-name="ce1" table:formula="of:=[.K18]+([.N18]*[.K18])&lt;[.X18]" office:value-type="boolean" office:boolean-value="false">
            <text:p>FAUX</text:p>
          </table:table-cell>
          <table:table-cell table:style-name="ce1" table:formula="of:=[.Q18]+([.Q18]*[.T18])&lt;[.X1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100_0_1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8" office:value-type="float" office:value="16194810">
            <text:p>16194810</text:p>
          </table:table-cell>
          <table:table-cell table:style-name="ce33" office:value-type="float" office:value="23487000">
            <text:p>23487000</text:p>
          </table:table-cell>
          <table:table-cell table:style-name="ce33" office:value-type="float" office:value="2262190">
            <text:p>2262190</text:p>
          </table:table-cell>
          <table:table-cell table:style-name="Default" office:value-type="float" office:value="1.96">
            <text:p>1,96</text:p>
          </table:table-cell>
          <table:table-cell table:style-name="Default" office:value-type="float" office:value="3604.93">
            <text:p>3604,93</text:p>
          </table:table-cell>
          <table:table-cell table:style-name="Default"/>
          <table:table-cell table:style-name="ce28" office:value-type="float" office:value="16170283">
            <text:p>16170283</text:p>
          </table:table-cell>
          <table:table-cell table:style-name="ce33" office:value-type="float" office:value="23954500">
            <text:p>23954500</text:p>
          </table:table-cell>
          <table:table-cell table:style-name="ce33" office:value-type="float" office:value="2594216">
            <text:p>2594216</text:p>
          </table:table-cell>
          <table:table-cell table:style-name="Default" office:value-type="float" office:value="2.51">
            <text:p>2,51</text:p>
          </table:table-cell>
          <table:table-cell table:style-name="Default" office:value-type="float" office:value="3607.38">
            <text:p>3607,38</text:p>
          </table:table-cell>
          <table:table-cell table:style-name="Default"/>
          <table:table-cell table:style-name="ce28" office:value-type="float" office:value="15995282">
            <text:p>15995282</text:p>
          </table:table-cell>
          <table:table-cell table:style-name="ce33" office:value-type="float" office:value="23258000">
            <text:p>23258000</text:p>
          </table:table-cell>
          <table:table-cell table:style-name="ce33" office:value-type="float" office:value="2322718">
            <text:p>2322718</text:p>
          </table:table-cell>
          <table:table-cell table:style-name="Default" office:value-type="float" office:value="4.68">
            <text:p>4,68</text:p>
          </table:table-cell>
          <table:table-cell table:style-name="Default" office:value-type="float" office:value="3607.24">
            <text:p>3607,24</text:p>
          </table:table-cell>
          <table:table-cell table:style-name="Default"/>
          <table:table-cell table:style-name="ce1" table:formula="of:=MAXA([.Q19];[.K19];[.E19];[M2.E19];[M2.K19];[M2.Q19];[M1.E19];[M1.K19];[M1.Q19])" office:value-type="float" office:value="16194810">
            <text:p>16194810</text:p>
          </table:table-cell>
          <table:table-cell table:style-name="ce1" table:formula="of:=[.W19]-1" office:value-type="float" office:value="16194809">
            <text:p>16194809</text:p>
          </table:table-cell>
          <table:table-cell table:style-name="Default" table:formula="of:=AND([.E19]&gt;[.X19];[.E19]&gt;0;NOT([.E19]=&quot;infeasible&quot;))" office:value-type="boolean" office:boolean-value="true">
            <text:p>VRAI</text:p>
          </table:table-cell>
          <table:table-cell table:style-name="Default" table:formula="of:=AND([.K19]&gt;[.X19];[.K19]&gt;0;NOT([.K19]=&quot;infeasible&quot;))" office:value-type="boolean" office:boolean-value="false">
            <text:p>FAUX</text:p>
          </table:table-cell>
          <table:table-cell table:style-name="Default" table:formula="of:=AND([.Q19]&gt;[.X19];[.Q19]&gt;0;NOT([.Q19]=&quot;infeasible&quot;))" office:value-type="boolean" office:boolean-value="false">
            <text:p>FAUX</text:p>
          </table:table-cell>
          <table:table-cell table:style-name="Default" table:formula="of:=[.E19]+([.H19]*[.E19])&lt;[.X19]" office:value-type="boolean" office:boolean-value="false">
            <text:p>FAUX</text:p>
          </table:table-cell>
          <table:table-cell table:style-name="ce1" table:formula="of:=[.K19]+([.N19]*[.K19])&lt;[.X19]" office:value-type="boolean" office:boolean-value="false">
            <text:p>FAUX</text:p>
          </table:table-cell>
          <table:table-cell table:style-name="ce1" table:formula="of:=[.Q19]+([.Q19]*[.T19])&lt;[.X1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100_0_2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8" office:value-type="float" office:value="15962234">
            <text:p>15962234</text:p>
          </table:table-cell>
          <table:table-cell table:style-name="ce33" office:value-type="float" office:value="26380500">
            <text:p>26380500</text:p>
          </table:table-cell>
          <table:table-cell table:style-name="ce33" office:value-type="float" office:value="3818266">
            <text:p>3818266</text:p>
          </table:table-cell>
          <table:table-cell table:style-name="Default" office:value-type="float" office:value="1.17">
            <text:p>1,17</text:p>
          </table:table-cell>
          <table:table-cell table:style-name="Default" office:value-type="float" office:value="3600.29">
            <text:p>3600,29</text:p>
          </table:table-cell>
          <table:table-cell table:style-name="Default"/>
          <table:table-cell table:style-name="ce28" office:value-type="float" office:value="15853696">
            <text:p>15853696</text:p>
          </table:table-cell>
          <table:table-cell table:style-name="ce33" office:value-type="float" office:value="26159500">
            <text:p>26159500</text:p>
          </table:table-cell>
          <table:table-cell table:style-name="ce33" office:value-type="float" office:value="3755804">
            <text:p>3755804</text:p>
          </table:table-cell>
          <table:table-cell table:style-name="Default" office:value-type="float" office:value="2.54">
            <text:p>2,54</text:p>
          </table:table-cell>
          <table:table-cell table:style-name="Default" office:value-type="float" office:value="3608.77">
            <text:p>3608,77</text:p>
          </table:table-cell>
          <table:table-cell table:style-name="Default"/>
          <table:table-cell table:style-name="ce28" office:value-type="float" office:value="15591448">
            <text:p>15591448</text:p>
          </table:table-cell>
          <table:table-cell table:style-name="ce33" office:value-type="float" office:value="25913100">
            <text:p>25913100</text:p>
          </table:table-cell>
          <table:table-cell table:style-name="ce33" office:value-type="float" office:value="3801648">
            <text:p>3801648</text:p>
          </table:table-cell>
          <table:table-cell table:style-name="Default" office:value-type="float" office:value="4.59">
            <text:p>4,59</text:p>
          </table:table-cell>
          <table:table-cell table:style-name="Default" office:value-type="float" office:value="3607.32">
            <text:p>3607,32</text:p>
          </table:table-cell>
          <table:table-cell table:style-name="Default"/>
          <table:table-cell table:style-name="ce1" table:formula="of:=MAXA([.Q20];[.K20];[.E20];[M2.E20];[M2.K20];[M2.Q20];[M1.E20];[M1.K20];[M1.Q20])" office:value-type="float" office:value="15984528">
            <text:p>15984528</text:p>
          </table:table-cell>
          <table:table-cell table:style-name="ce1" table:formula="of:=[.W20]-1" office:value-type="float" office:value="15984527">
            <text:p>15984527</text:p>
          </table:table-cell>
          <table:table-cell table:style-name="Default" table:formula="of:=AND([.E20]&gt;[.X20];[.E20]&gt;0;NOT([.E20]=&quot;infeasible&quot;))" office:value-type="boolean" office:boolean-value="false">
            <text:p>FAUX</text:p>
          </table:table-cell>
          <table:table-cell table:style-name="Default" table:formula="of:=AND([.K20]&gt;[.X20];[.K20]&gt;0;NOT([.K20]=&quot;infeasible&quot;))" office:value-type="boolean" office:boolean-value="false">
            <text:p>FAUX</text:p>
          </table:table-cell>
          <table:table-cell table:style-name="Default" table:formula="of:=AND([.Q20]&gt;[.X20];[.Q20]&gt;0;NOT([.Q20]=&quot;infeasible&quot;))" office:value-type="boolean" office:boolean-value="false">
            <text:p>FAUX</text:p>
          </table:table-cell>
          <table:table-cell table:style-name="Default" table:formula="of:=[.E20]+([.H20]*[.E20])&lt;[.X20]" office:value-type="boolean" office:boolean-value="false">
            <text:p>FAUX</text:p>
          </table:table-cell>
          <table:table-cell table:style-name="ce1" table:formula="of:=[.K20]+([.N20]*[.K20])&lt;[.X20]" office:value-type="boolean" office:boolean-value="false">
            <text:p>FAUX</text:p>
          </table:table-cell>
          <table:table-cell table:style-name="ce1" table:formula="of:=[.Q20]+([.Q20]*[.T20])&lt;[.X2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25_0_0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8" office:value-type="float" office:value="13551980">
            <text:p>13551980</text:p>
          </table:table-cell>
          <table:table-cell table:style-name="ce33" office:value-type="float" office:value="17870960">
            <text:p>17870960</text:p>
          </table:table-cell>
          <table:table-cell table:style-name="ce33" office:value-type="float" office:value="299020">
            <text:p>29902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097.18">
            <text:p>2097,18</text:p>
          </table:table-cell>
          <table:table-cell table:style-name="Default"/>
          <table:table-cell table:style-name="ce28" office:value-type="float" office:value="13551980">
            <text:p>13551980</text:p>
          </table:table-cell>
          <table:table-cell table:style-name="ce33" office:value-type="float" office:value="17871000">
            <text:p>17871000</text:p>
          </table:table-cell>
          <table:table-cell table:style-name="ce33" office:value-type="float" office:value="299020">
            <text:p>29902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652.92">
            <text:p>652,92</text:p>
          </table:table-cell>
          <table:table-cell table:style-name="Default"/>
          <table:table-cell table:style-name="ce28" office:value-type="float" office:value="13551980">
            <text:p>13551980</text:p>
          </table:table-cell>
          <table:table-cell table:style-name="ce33" office:value-type="float" office:value="17871040">
            <text:p>17871040</text:p>
          </table:table-cell>
          <table:table-cell table:style-name="ce33" office:value-type="float" office:value="299020">
            <text:p>29902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563.7">
            <text:p>2563,7</text:p>
          </table:table-cell>
          <table:table-cell table:style-name="Default"/>
          <table:table-cell table:style-name="ce1" table:formula="of:=MAXA([.Q21];[.K21];[.E21];[M2.E21];[M2.K21];[M2.Q21];[M1.E21];[M1.K21];[M1.Q21])" office:value-type="float" office:value="13551980">
            <text:p>13551980</text:p>
          </table:table-cell>
          <table:table-cell table:style-name="ce1" table:formula="of:=[.W21]-1" office:value-type="float" office:value="13551979">
            <text:p>13551979</text:p>
          </table:table-cell>
          <table:table-cell table:style-name="Default" table:formula="of:=AND([.E21]&gt;[.X21];[.E21]&gt;0;NOT([.E21]=&quot;infeasible&quot;))" office:value-type="boolean" office:boolean-value="true">
            <text:p>VRAI</text:p>
          </table:table-cell>
          <table:table-cell table:style-name="Default" table:formula="of:=AND([.K21]&gt;[.X21];[.K21]&gt;0;NOT([.K21]=&quot;infeasible&quot;))" office:value-type="boolean" office:boolean-value="true">
            <text:p>VRAI</text:p>
          </table:table-cell>
          <table:table-cell table:style-name="Default" table:formula="of:=AND([.Q21]&gt;[.X21];[.Q21]&gt;0;NOT([.Q21]=&quot;infeasible&quot;))" office:value-type="boolean" office:boolean-value="true">
            <text:p>VRAI</text:p>
          </table:table-cell>
          <table:table-cell table:style-name="Default" table:formula="of:=[.E21]+([.H21]*[.E21])&lt;[.X21]" office:value-type="boolean" office:boolean-value="false">
            <text:p>FAUX</text:p>
          </table:table-cell>
          <table:table-cell table:style-name="ce1" table:formula="of:=[.K21]+([.N21]*[.K21])&lt;[.X21]" office:value-type="boolean" office:boolean-value="false">
            <text:p>FAUX</text:p>
          </table:table-cell>
          <table:table-cell table:style-name="ce1" table:formula="of:=[.Q21]+([.Q21]*[.T21])&lt;[.X2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25_0_1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8" office:value-type="float" office:value="5312264">
            <text:p>5312264</text:p>
          </table:table-cell>
          <table:table-cell table:style-name="ce33" office:value-type="float" office:value="7952250">
            <text:p>7952250</text:p>
          </table:table-cell>
          <table:table-cell table:style-name="ce33" office:value-type="float" office:value="219986">
            <text:p>21998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28.44">
            <text:p>328,44</text:p>
          </table:table-cell>
          <table:table-cell table:style-name="Default"/>
          <table:table-cell table:style-name="ce28" office:value-type="float" office:value="5312263">
            <text:p>5312263</text:p>
          </table:table-cell>
          <table:table-cell table:style-name="ce33" office:value-type="float" office:value="7952250">
            <text:p>7952250</text:p>
          </table:table-cell>
          <table:table-cell table:style-name="ce33" office:value-type="float" office:value="219986">
            <text:p>21998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695.07">
            <text:p>695,07</text:p>
          </table:table-cell>
          <table:table-cell table:style-name="Default"/>
          <table:table-cell table:style-name="ce28" office:value-type="float" office:value="5312264">
            <text:p>5312264</text:p>
          </table:table-cell>
          <table:table-cell table:style-name="ce33" office:value-type="float" office:value="7952250">
            <text:p>7952250</text:p>
          </table:table-cell>
          <table:table-cell table:style-name="ce33" office:value-type="float" office:value="219986">
            <text:p>21998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50.54">
            <text:p>350,54</text:p>
          </table:table-cell>
          <table:table-cell table:style-name="Default"/>
          <table:table-cell table:style-name="ce1" table:formula="of:=MAXA([.Q22];[.K22];[.E22];[M2.E22];[M2.K22];[M2.Q22];[M1.E22];[M1.K22];[M1.Q22])" office:value-type="float" office:value="5312264">
            <text:p>5312264</text:p>
          </table:table-cell>
          <table:table-cell table:style-name="ce1" table:formula="of:=[.W22]-1" office:value-type="float" office:value="5312263">
            <text:p>5312263</text:p>
          </table:table-cell>
          <table:table-cell table:style-name="Default" table:formula="of:=AND([.E22]&gt;[.X22];[.E22]&gt;0;NOT([.E22]=&quot;infeasible&quot;))" office:value-type="boolean" office:boolean-value="true">
            <text:p>VRAI</text:p>
          </table:table-cell>
          <table:table-cell table:style-name="Default" table:formula="of:=AND([.K22]&gt;[.X22];[.K22]&gt;0;NOT([.K22]=&quot;infeasible&quot;))" office:value-type="boolean" office:boolean-value="false">
            <text:p>FAUX</text:p>
          </table:table-cell>
          <table:table-cell table:style-name="Default" table:formula="of:=AND([.Q22]&gt;[.X22];[.Q22]&gt;0;NOT([.Q22]=&quot;infeasible&quot;))" office:value-type="boolean" office:boolean-value="true">
            <text:p>VRAI</text:p>
          </table:table-cell>
          <table:table-cell table:style-name="Default" table:formula="of:=[.E22]+([.H22]*[.E22])&lt;[.X22]" office:value-type="boolean" office:boolean-value="false">
            <text:p>FAUX</text:p>
          </table:table-cell>
          <table:table-cell table:style-name="ce1" table:formula="of:=[.K22]+([.N22]*[.K22])&lt;[.X22]" office:value-type="boolean" office:boolean-value="false">
            <text:p>FAUX</text:p>
          </table:table-cell>
          <table:table-cell table:style-name="ce1" table:formula="of:=[.Q22]+([.Q22]*[.T22])&lt;[.X2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25_0_2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8" office:value-type="float" office:value="5502718">
            <text:p>5502718</text:p>
          </table:table-cell>
          <table:table-cell table:style-name="ce33" office:value-type="float" office:value="7898520">
            <text:p>7898520</text:p>
          </table:table-cell>
          <table:table-cell table:style-name="ce33" office:value-type="float" office:value="95782">
            <text:p>9578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69.98">
            <text:p>369,98</text:p>
          </table:table-cell>
          <table:table-cell table:style-name="Default"/>
          <table:table-cell table:style-name="ce28" office:value-type="float" office:value="5502718">
            <text:p>5502718</text:p>
          </table:table-cell>
          <table:table-cell table:style-name="ce33" office:value-type="float" office:value="7898520">
            <text:p>7898520</text:p>
          </table:table-cell>
          <table:table-cell table:style-name="ce33" office:value-type="float" office:value="95782">
            <text:p>9578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93.6">
            <text:p>493,6</text:p>
          </table:table-cell>
          <table:table-cell table:style-name="Default"/>
          <table:table-cell table:style-name="ce28" office:value-type="float" office:value="5502718">
            <text:p>5502718</text:p>
          </table:table-cell>
          <table:table-cell table:style-name="ce33" office:value-type="float" office:value="7898520">
            <text:p>7898520</text:p>
          </table:table-cell>
          <table:table-cell table:style-name="ce33" office:value-type="float" office:value="95782">
            <text:p>9578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24.23">
            <text:p>524,23</text:p>
          </table:table-cell>
          <table:table-cell table:style-name="Default"/>
          <table:table-cell table:style-name="ce1" table:formula="of:=MAXA([.Q23];[.K23];[.E23];[M2.E23];[M2.K23];[M2.Q23];[M1.E23];[M1.K23];[M1.Q23])" office:value-type="float" office:value="5502718">
            <text:p>5502718</text:p>
          </table:table-cell>
          <table:table-cell table:style-name="ce1" table:formula="of:=[.W23]-1" office:value-type="float" office:value="5502717">
            <text:p>5502717</text:p>
          </table:table-cell>
          <table:table-cell table:style-name="Default" table:formula="of:=AND([.E23]&gt;[.X23];[.E23]&gt;0;NOT([.E23]=&quot;infeasible&quot;))" office:value-type="boolean" office:boolean-value="true">
            <text:p>VRAI</text:p>
          </table:table-cell>
          <table:table-cell table:style-name="Default" table:formula="of:=AND([.K23]&gt;[.X23];[.K23]&gt;0;NOT([.K23]=&quot;infeasible&quot;))" office:value-type="boolean" office:boolean-value="true">
            <text:p>VRAI</text:p>
          </table:table-cell>
          <table:table-cell table:style-name="Default" table:formula="of:=AND([.Q23]&gt;[.X23];[.Q23]&gt;0;NOT([.Q23]=&quot;infeasible&quot;))" office:value-type="boolean" office:boolean-value="true">
            <text:p>VRAI</text:p>
          </table:table-cell>
          <table:table-cell table:style-name="Default" table:formula="of:=[.E23]+([.H23]*[.E23])&lt;[.X23]" office:value-type="boolean" office:boolean-value="false">
            <text:p>FAUX</text:p>
          </table:table-cell>
          <table:table-cell table:style-name="ce1" table:formula="of:=[.K23]+([.N23]*[.K23])&lt;[.X23]" office:value-type="boolean" office:boolean-value="false">
            <text:p>FAUX</text:p>
          </table:table-cell>
          <table:table-cell table:style-name="ce1" table:formula="of:=[.Q23]+([.Q23]*[.T23])&lt;[.X2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50_0_0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8" office:value-type="float" office:value="12391968">
            <text:p>12391968</text:p>
          </table:table-cell>
          <table:table-cell table:style-name="ce33" office:value-type="float" office:value="18818000">
            <text:p>18818000</text:p>
          </table:table-cell>
          <table:table-cell table:style-name="ce33" office:value-type="float" office:value="1506032">
            <text:p>1506032</text:p>
          </table:table-cell>
          <table:table-cell table:style-name="Default" office:value-type="float" office:value="0.81">
            <text:p>0,81</text:p>
          </table:table-cell>
          <table:table-cell table:style-name="Default" office:value-type="float" office:value="3606.38">
            <text:p>3606,38</text:p>
          </table:table-cell>
          <table:table-cell table:style-name="Default"/>
          <table:table-cell table:style-name="ce28" office:value-type="float" office:value="11536164">
            <text:p>11536164</text:p>
          </table:table-cell>
          <table:table-cell table:style-name="ce33" office:value-type="float" office:value="15974500">
            <text:p>15974500</text:p>
          </table:table-cell>
          <table:table-cell table:style-name="ce33" office:value-type="float" office:value="738336">
            <text:p>738336</text:p>
          </table:table-cell>
          <table:table-cell table:style-name="Default" office:value-type="float" office:value="8.61">
            <text:p>8,61</text:p>
          </table:table-cell>
          <table:table-cell table:style-name="Default" office:value-type="float" office:value="3605.86">
            <text:p>3605,86</text:p>
          </table:table-cell>
          <table:table-cell table:style-name="Default"/>
          <table:table-cell table:style-name="ce28" office:value-type="float" office:value="12003968">
            <text:p>12003968</text:p>
          </table:table-cell>
          <table:table-cell table:style-name="ce33" office:value-type="float" office:value="17479500">
            <text:p>17479500</text:p>
          </table:table-cell>
          <table:table-cell table:style-name="ce33" office:value-type="float" office:value="1135532">
            <text:p>1135532</text:p>
          </table:table-cell>
          <table:table-cell table:style-name="Default" office:value-type="float" office:value="4.57">
            <text:p>4,57</text:p>
          </table:table-cell>
          <table:table-cell table:style-name="Default" office:value-type="float" office:value="3609.4">
            <text:p>3609,4</text:p>
          </table:table-cell>
          <table:table-cell table:style-name="Default"/>
          <table:table-cell table:style-name="ce1" table:formula="of:=MAXA([.Q24];[.K24];[.E24];[M2.E24];[M2.K24];[M2.Q24];[M1.E24];[M1.K24];[M1.Q24])" office:value-type="float" office:value="12391968">
            <text:p>12391968</text:p>
          </table:table-cell>
          <table:table-cell table:style-name="ce1" table:formula="of:=[.W24]-1" office:value-type="float" office:value="12391967">
            <text:p>12391967</text:p>
          </table:table-cell>
          <table:table-cell table:style-name="Default" table:formula="of:=AND([.E24]&gt;[.X24];[.E24]&gt;0;NOT([.E24]=&quot;infeasible&quot;))" office:value-type="boolean" office:boolean-value="true">
            <text:p>VRAI</text:p>
          </table:table-cell>
          <table:table-cell table:style-name="Default" table:formula="of:=AND([.K24]&gt;[.X24];[.K24]&gt;0;NOT([.K24]=&quot;infeasible&quot;))" office:value-type="boolean" office:boolean-value="false">
            <text:p>FAUX</text:p>
          </table:table-cell>
          <table:table-cell table:style-name="Default" table:formula="of:=AND([.Q24]&gt;[.X24];[.Q24]&gt;0;NOT([.Q24]=&quot;infeasible&quot;))" office:value-type="boolean" office:boolean-value="false">
            <text:p>FAUX</text:p>
          </table:table-cell>
          <table:table-cell table:style-name="Default" table:formula="of:=[.E24]+([.H24]*[.E24])&lt;[.X24]" office:value-type="boolean" office:boolean-value="false">
            <text:p>FAUX</text:p>
          </table:table-cell>
          <table:table-cell table:style-name="ce1" table:formula="of:=[.K24]+([.N24]*[.K24])&lt;[.X24]" office:value-type="boolean" office:boolean-value="false">
            <text:p>FAUX</text:p>
          </table:table-cell>
          <table:table-cell table:style-name="ce1" table:formula="of:=[.Q24]+([.Q24]*[.T24])&lt;[.X2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50_0_1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8" office:value-type="float" office:value="15420210">
            <text:p>15420210</text:p>
          </table:table-cell>
          <table:table-cell table:style-name="ce33" office:value-type="float" office:value="22804540">
            <text:p>22804540</text:p>
          </table:table-cell>
          <table:table-cell table:style-name="ce33" office:value-type="float" office:value="1084290">
            <text:p>1084290</text:p>
          </table:table-cell>
          <table:table-cell table:style-name="Default" office:value-type="float" office:value="0.58">
            <text:p>0,58</text:p>
          </table:table-cell>
          <table:table-cell table:style-name="Default" office:value-type="float" office:value="3605.13">
            <text:p>3605,13</text:p>
          </table:table-cell>
          <table:table-cell table:style-name="Default"/>
          <table:table-cell table:style-name="ce28" office:value-type="float" office:value="15417674">
            <text:p>15417674</text:p>
          </table:table-cell>
          <table:table-cell table:style-name="ce33" office:value-type="float" office:value="22804540">
            <text:p>22804540</text:p>
          </table:table-cell>
          <table:table-cell table:style-name="ce33" office:value-type="float" office:value="1086826">
            <text:p>1086826</text:p>
          </table:table-cell>
          <table:table-cell table:style-name="Default" office:value-type="float" office:value="0.39">
            <text:p>0,39</text:p>
          </table:table-cell>
          <table:table-cell table:style-name="Default" office:value-type="float" office:value="3600.25">
            <text:p>3600,25</text:p>
          </table:table-cell>
          <table:table-cell table:style-name="Default"/>
          <table:table-cell table:style-name="ce28" office:value-type="float" office:value="15055714">
            <text:p>15055714</text:p>
          </table:table-cell>
          <table:table-cell table:style-name="ce33" office:value-type="float" office:value="22821040">
            <text:p>22821040</text:p>
          </table:table-cell>
          <table:table-cell table:style-name="ce33" office:value-type="float" office:value="1465286">
            <text:p>1465286</text:p>
          </table:table-cell>
          <table:table-cell table:style-name="Default" office:value-type="float" office:value="3.13">
            <text:p>3,13</text:p>
          </table:table-cell>
          <table:table-cell table:style-name="Default" office:value-type="float" office:value="3600.2">
            <text:p>3600,2</text:p>
          </table:table-cell>
          <table:table-cell table:style-name="Default"/>
          <table:table-cell table:style-name="ce1" table:formula="of:=MAXA([.Q25];[.K25];[.E25];[M2.E25];[M2.K25];[M2.Q25];[M1.E25];[M1.K25];[M1.Q25])" office:value-type="float" office:value="15420210">
            <text:p>15420210</text:p>
          </table:table-cell>
          <table:table-cell table:style-name="ce1" table:formula="of:=[.W25]-1" office:value-type="float" office:value="15420209">
            <text:p>15420209</text:p>
          </table:table-cell>
          <table:table-cell table:style-name="Default" table:formula="of:=AND([.E25]&gt;[.X25];[.E25]&gt;0;NOT([.E25]=&quot;infeasible&quot;))" office:value-type="boolean" office:boolean-value="true">
            <text:p>VRAI</text:p>
          </table:table-cell>
          <table:table-cell table:style-name="Default" table:formula="of:=AND([.K25]&gt;[.X25];[.K25]&gt;0;NOT([.K25]=&quot;infeasible&quot;))" office:value-type="boolean" office:boolean-value="false">
            <text:p>FAUX</text:p>
          </table:table-cell>
          <table:table-cell table:style-name="Default" table:formula="of:=AND([.Q25]&gt;[.X25];[.Q25]&gt;0;NOT([.Q25]=&quot;infeasible&quot;))" office:value-type="boolean" office:boolean-value="false">
            <text:p>FAUX</text:p>
          </table:table-cell>
          <table:table-cell table:style-name="Default" table:formula="of:=[.E25]+([.H25]*[.E25])&lt;[.X25]" office:value-type="boolean" office:boolean-value="false">
            <text:p>FAUX</text:p>
          </table:table-cell>
          <table:table-cell table:style-name="ce1" table:formula="of:=[.K25]+([.N25]*[.K25])&lt;[.X25]" office:value-type="boolean" office:boolean-value="false">
            <text:p>FAUX</text:p>
          </table:table-cell>
          <table:table-cell table:style-name="ce1" table:formula="of:=[.Q25]+([.Q25]*[.T25])&lt;[.X2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50_0_2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8" office:value-type="float" office:value="9292586">
            <text:p>9292586</text:p>
          </table:table-cell>
          <table:table-cell table:style-name="ce33" office:value-type="float" office:value="14785250">
            <text:p>14785250</text:p>
          </table:table-cell>
          <table:table-cell table:style-name="ce33" office:value-type="float" office:value="1022664">
            <text:p>1022664</text:p>
          </table:table-cell>
          <table:table-cell table:style-name="Default" office:value-type="float" office:value="0.12">
            <text:p>0,12</text:p>
          </table:table-cell>
          <table:table-cell table:style-name="Default" office:value-type="float" office:value="3605.07">
            <text:p>3605,07</text:p>
          </table:table-cell>
          <table:table-cell table:style-name="Default"/>
          <table:table-cell table:style-name="ce28" office:value-type="float" office:value="9280066">
            <text:p>9280066</text:p>
          </table:table-cell>
          <table:table-cell table:style-name="ce33" office:value-type="float" office:value="14785250">
            <text:p>14785250</text:p>
          </table:table-cell>
          <table:table-cell table:style-name="ce33" office:value-type="float" office:value="1035184">
            <text:p>1035184</text:p>
          </table:table-cell>
          <table:table-cell table:style-name="Default" office:value-type="float" office:value="1.1">
            <text:p>1,1</text:p>
          </table:table-cell>
          <table:table-cell table:style-name="Default" office:value-type="float" office:value="3606.6">
            <text:p>3606,6</text:p>
          </table:table-cell>
          <table:table-cell table:style-name="Default"/>
          <table:table-cell table:style-name="ce28" office:value-type="float" office:value="9278974">
            <text:p>9278974</text:p>
          </table:table-cell>
          <table:table-cell table:style-name="ce33" office:value-type="float" office:value="14785250">
            <text:p>14785250</text:p>
          </table:table-cell>
          <table:table-cell table:style-name="ce33" office:value-type="float" office:value="1036276">
            <text:p>1036276</text:p>
          </table:table-cell>
          <table:table-cell table:style-name="Default" office:value-type="float" office:value="0.82">
            <text:p>0,82</text:p>
          </table:table-cell>
          <table:table-cell table:style-name="Default" office:value-type="float" office:value="3600.11">
            <text:p>3600,11</text:p>
          </table:table-cell>
          <table:table-cell table:style-name="Default"/>
          <table:table-cell table:style-name="ce1" table:formula="of:=MAXA([.Q26];[.K26];[.E26];[M2.E26];[M2.K26];[M2.Q26];[M1.E26];[M1.K26];[M1.Q26])" office:value-type="float" office:value="9293092">
            <text:p>9293092</text:p>
          </table:table-cell>
          <table:table-cell table:style-name="ce1" table:formula="of:=[.W26]-1" office:value-type="float" office:value="9293091">
            <text:p>9293091</text:p>
          </table:table-cell>
          <table:table-cell table:style-name="Default" table:formula="of:=AND([.E26]&gt;[.X26];[.E26]&gt;0;NOT([.E26]=&quot;infeasible&quot;))" office:value-type="boolean" office:boolean-value="false">
            <text:p>FAUX</text:p>
          </table:table-cell>
          <table:table-cell table:style-name="Default" table:formula="of:=AND([.K26]&gt;[.X26];[.K26]&gt;0;NOT([.K26]=&quot;infeasible&quot;))" office:value-type="boolean" office:boolean-value="false">
            <text:p>FAUX</text:p>
          </table:table-cell>
          <table:table-cell table:style-name="Default" table:formula="of:=AND([.Q26]&gt;[.X26];[.Q26]&gt;0;NOT([.Q26]=&quot;infeasible&quot;))" office:value-type="boolean" office:boolean-value="false">
            <text:p>FAUX</text:p>
          </table:table-cell>
          <table:table-cell table:style-name="Default" table:formula="of:=[.E26]+([.H26]*[.E26])&lt;[.X26]" office:value-type="boolean" office:boolean-value="false">
            <text:p>FAUX</text:p>
          </table:table-cell>
          <table:table-cell table:style-name="ce1" table:formula="of:=[.K26]+([.N26]*[.K26])&lt;[.X26]" office:value-type="boolean" office:boolean-value="false">
            <text:p>FAUX</text:p>
          </table:table-cell>
          <table:table-cell table:style-name="ce1" table:formula="of:=[.Q26]+([.Q26]*[.T26])&lt;[.X2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100_0_0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8" office:value-type="float" office:value="13975496">
            <text:p>13975496</text:p>
          </table:table-cell>
          <table:table-cell table:style-name="ce33" office:value-type="float" office:value="19614000">
            <text:p>19614000</text:p>
          </table:table-cell>
          <table:table-cell table:style-name="ce33" office:value-type="float" office:value="1278504">
            <text:p>1278504</text:p>
          </table:table-cell>
          <table:table-cell table:style-name="Default" office:value-type="float" office:value="32.55">
            <text:p>32,55</text:p>
          </table:table-cell>
          <table:table-cell table:style-name="Default" office:value-type="float" office:value="3605.73">
            <text:p>3605,73</text:p>
          </table:table-cell>
          <table:table-cell table:style-name="Default"/>
          <table:table-cell table:style-name="ce28" office:value-type="float" office:value="16437820">
            <text:p>16437820</text:p>
          </table:table-cell>
          <table:table-cell table:style-name="ce33" office:value-type="float" office:value="24203020">
            <text:p>24203020</text:p>
          </table:table-cell>
          <table:table-cell table:style-name="ce33" office:value-type="float" office:value="1955180">
            <text:p>1955180</text:p>
          </table:table-cell>
          <table:table-cell table:style-name="Default" office:value-type="float" office:value="12.31">
            <text:p>12,31</text:p>
          </table:table-cell>
          <table:table-cell table:style-name="Default" office:value-type="float" office:value="3607.64">
            <text:p>3607,64</text:p>
          </table:table-cell>
          <table:table-cell table:style-name="Default"/>
          <table:table-cell table:style-name="ce28" office:value-type="float" office:value="13986800">
            <text:p>13986800</text:p>
          </table:table-cell>
          <table:table-cell table:style-name="ce33" office:value-type="float" office:value="19485500">
            <text:p>19485500</text:p>
          </table:table-cell>
          <table:table-cell table:style-name="ce33" office:value-type="float" office:value="1188700">
            <text:p>1188700</text:p>
          </table:table-cell>
          <table:table-cell table:style-name="Default" office:value-type="float" office:value="33.52">
            <text:p>33,52</text:p>
          </table:table-cell>
          <table:table-cell table:style-name="Default" office:value-type="float" office:value="3612.72">
            <text:p>3612,72</text:p>
          </table:table-cell>
          <table:table-cell table:style-name="Default"/>
          <table:table-cell table:style-name="ce1" table:formula="of:=MAXA([.Q27];[.K27];[.E27];[M2.E27];[M2.K27];[M2.Q27];[M1.E27];[M1.K27];[M1.Q27])" office:value-type="float" office:value="17819530">
            <text:p>17819530</text:p>
          </table:table-cell>
          <table:table-cell table:style-name="ce1" table:formula="of:=[.W27]-1" office:value-type="float" office:value="17819529">
            <text:p>17819529</text:p>
          </table:table-cell>
          <table:table-cell table:style-name="Default" table:formula="of:=AND([.E27]&gt;[.X27];[.E27]&gt;0;NOT([.E27]=&quot;infeasible&quot;))" office:value-type="boolean" office:boolean-value="false">
            <text:p>FAUX</text:p>
          </table:table-cell>
          <table:table-cell table:style-name="Default" table:formula="of:=AND([.K27]&gt;[.X27];[.K27]&gt;0;NOT([.K27]=&quot;infeasible&quot;))" office:value-type="boolean" office:boolean-value="false">
            <text:p>FAUX</text:p>
          </table:table-cell>
          <table:table-cell table:style-name="Default" table:formula="of:=AND([.Q27]&gt;[.X27];[.Q27]&gt;0;NOT([.Q27]=&quot;infeasible&quot;))" office:value-type="boolean" office:boolean-value="false">
            <text:p>FAUX</text:p>
          </table:table-cell>
          <table:table-cell table:style-name="Default" table:formula="of:=[.E27]+([.H27]*[.E27])&lt;[.X27]" office:value-type="boolean" office:boolean-value="false">
            <text:p>FAUX</text:p>
          </table:table-cell>
          <table:table-cell table:style-name="ce1" table:formula="of:=[.K27]+([.N27]*[.K27])&lt;[.X27]" office:value-type="boolean" office:boolean-value="false">
            <text:p>FAUX</text:p>
          </table:table-cell>
          <table:table-cell table:style-name="ce1" table:formula="of:=[.Q27]+([.Q27]*[.T27])&lt;[.X2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100_0_1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8" office:value-type="float" office:value="13722157">
            <text:p>13722157</text:p>
          </table:table-cell>
          <table:table-cell table:style-name="ce33" office:value-type="float" office:value="19034810">
            <text:p>19034810</text:p>
          </table:table-cell>
          <table:table-cell table:style-name="ce33" office:value-type="float" office:value="1152676">
            <text:p>1152676</text:p>
          </table:table-cell>
          <table:table-cell table:style-name="Default" office:value-type="float" office:value="31.08">
            <text:p>31,08</text:p>
          </table:table-cell>
          <table:table-cell table:style-name="Default" office:value-type="float" office:value="3610.41">
            <text:p>3610,41</text:p>
          </table:table-cell>
          <table:table-cell table:style-name="Default"/>
          <table:table-cell table:style-name="ce28" office:value-type="float" office:value="13557097">
            <text:p>13557097</text:p>
          </table:table-cell>
          <table:table-cell table:style-name="ce33" office:value-type="float" office:value="20343810">
            <text:p>20343810</text:p>
          </table:table-cell>
          <table:table-cell table:style-name="ce33" office:value-type="float" office:value="2156736">
            <text:p>2156736</text:p>
          </table:table-cell>
          <table:table-cell table:style-name="Default" office:value-type="float" office:value="32.96">
            <text:p>32,96</text:p>
          </table:table-cell>
          <table:table-cell table:style-name="Default" office:value-type="float" office:value="3605.49">
            <text:p>3605,49</text:p>
          </table:table-cell>
          <table:table-cell table:style-name="Default"/>
          <table:table-cell table:style-name="ce28" office:value-type="float" office:value="14292003">
            <text:p>14292003</text:p>
          </table:table-cell>
          <table:table-cell table:style-name="ce33" office:value-type="float" office:value="20437310">
            <text:p>20437310</text:p>
          </table:table-cell>
          <table:table-cell table:style-name="ce33" office:value-type="float" office:value="1515330">
            <text:p>1515330</text:p>
          </table:table-cell>
          <table:table-cell table:style-name="Default" office:value-type="float" office:value="26.67">
            <text:p>26,67</text:p>
          </table:table-cell>
          <table:table-cell table:style-name="Default" office:value-type="float" office:value="3600.17">
            <text:p>3600,17</text:p>
          </table:table-cell>
          <table:table-cell table:style-name="Default"/>
          <table:table-cell table:style-name="ce1" table:formula="of:=MAXA([.Q28];[.K28];[.E28];[M2.E28];[M2.K28];[M2.Q28];[M1.E28];[M1.K28];[M1.Q28])" office:value-type="float" office:value="14292957">
            <text:p>14292957</text:p>
          </table:table-cell>
          <table:table-cell table:style-name="ce1" table:formula="of:=[.W28]-1" office:value-type="float" office:value="14292956">
            <text:p>14292956</text:p>
          </table:table-cell>
          <table:table-cell table:style-name="Default" table:formula="of:=AND([.E28]&gt;[.X28];[.E28]&gt;0;NOT([.E28]=&quot;infeasible&quot;))" office:value-type="boolean" office:boolean-value="false">
            <text:p>FAUX</text:p>
          </table:table-cell>
          <table:table-cell table:style-name="Default" table:formula="of:=AND([.K28]&gt;[.X28];[.K28]&gt;0;NOT([.K28]=&quot;infeasible&quot;))" office:value-type="boolean" office:boolean-value="false">
            <text:p>FAUX</text:p>
          </table:table-cell>
          <table:table-cell table:style-name="Default" table:formula="of:=AND([.Q28]&gt;[.X28];[.Q28]&gt;0;NOT([.Q28]=&quot;infeasible&quot;))" office:value-type="boolean" office:boolean-value="false">
            <text:p>FAUX</text:p>
          </table:table-cell>
          <table:table-cell table:style-name="Default" table:formula="of:=[.E28]+([.H28]*[.E28])&lt;[.X28]" office:value-type="boolean" office:boolean-value="false">
            <text:p>FAUX</text:p>
          </table:table-cell>
          <table:table-cell table:style-name="ce1" table:formula="of:=[.K28]+([.N28]*[.K28])&lt;[.X28]" office:value-type="boolean" office:boolean-value="false">
            <text:p>FAUX</text:p>
          </table:table-cell>
          <table:table-cell table:style-name="ce1" table:formula="of:=[.Q28]+([.Q28]*[.T28])&lt;[.X2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100_0_2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8" office:value-type="float" office:value="22569636">
            <text:p>22569636</text:p>
          </table:table-cell>
          <table:table-cell table:style-name="ce33" office:value-type="float" office:value="31761650">
            <text:p>31761650</text:p>
          </table:table-cell>
          <table:table-cell table:style-name="ce33" office:value-type="float" office:value="2512034">
            <text:p>2512034</text:p>
          </table:table-cell>
          <table:table-cell table:style-name="Default" office:value-type="float" office:value="14.7">
            <text:p>14,7</text:p>
          </table:table-cell>
          <table:table-cell table:style-name="Default" office:value-type="float" office:value="3607.85">
            <text:p>3607,85</text:p>
          </table:table-cell>
          <table:table-cell table:style-name="Default"/>
          <table:table-cell table:style-name="ce28" office:value-type="float" office:value="23274436">
            <text:p>23274436</text:p>
          </table:table-cell>
          <table:table-cell table:style-name="ce33" office:value-type="float" office:value="32959000">
            <text:p>32959000</text:p>
          </table:table-cell>
          <table:table-cell table:style-name="ce33" office:value-type="float" office:value="2544568">
            <text:p>2544568</text:p>
          </table:table-cell>
          <table:table-cell table:style-name="Default" office:value-type="float" office:value="12.98">
            <text:p>12,98</text:p>
          </table:table-cell>
          <table:table-cell table:style-name="Default" office:value-type="float" office:value="3600.21">
            <text:p>3600,21</text:p>
          </table:table-cell>
          <table:table-cell table:style-name="Default"/>
          <table:table-cell table:style-name="ce28" office:value-type="float" office:value="22620414">
            <text:p>22620414</text:p>
          </table:table-cell>
          <table:table-cell table:style-name="ce33" office:value-type="float" office:value="31627175">
            <text:p>31627175</text:p>
          </table:table-cell>
          <table:table-cell table:style-name="ce33" office:value-type="float" office:value="2366756">
            <text:p>2366756</text:p>
          </table:table-cell>
          <table:table-cell table:style-name="Default" office:value-type="float" office:value="14.7">
            <text:p>14,7</text:p>
          </table:table-cell>
          <table:table-cell table:style-name="Default" office:value-type="float" office:value="3601.88">
            <text:p>3601,88</text:p>
          </table:table-cell>
          <table:table-cell table:style-name="Default"/>
          <table:table-cell table:style-name="ce1" table:formula="of:=MAXA([.Q29];[.K29];[.E29];[M2.E29];[M2.K29];[M2.Q29];[M1.E29];[M1.K29];[M1.Q29])" office:value-type="float" office:value="23274436">
            <text:p>23274436</text:p>
          </table:table-cell>
          <table:table-cell table:style-name="ce1" table:formula="of:=[.W29]-1" office:value-type="float" office:value="23274435">
            <text:p>23274435</text:p>
          </table:table-cell>
          <table:table-cell table:style-name="Default" table:formula="of:=AND([.E29]&gt;[.X29];[.E29]&gt;0;NOT([.E29]=&quot;infeasible&quot;))" office:value-type="boolean" office:boolean-value="false">
            <text:p>FAUX</text:p>
          </table:table-cell>
          <table:table-cell table:style-name="Default" table:formula="of:=AND([.K29]&gt;[.X29];[.K29]&gt;0;NOT([.K29]=&quot;infeasible&quot;))" office:value-type="boolean" office:boolean-value="true">
            <text:p>VRAI</text:p>
          </table:table-cell>
          <table:table-cell table:style-name="Default" table:formula="of:=AND([.Q29]&gt;[.X29];[.Q29]&gt;0;NOT([.Q29]=&quot;infeasible&quot;))" office:value-type="boolean" office:boolean-value="false">
            <text:p>FAUX</text:p>
          </table:table-cell>
          <table:table-cell table:style-name="Default" table:formula="of:=[.E29]+([.H29]*[.E29])&lt;[.X29]" office:value-type="boolean" office:boolean-value="false">
            <text:p>FAUX</text:p>
          </table:table-cell>
          <table:table-cell table:style-name="ce1" table:formula="of:=[.K29]+([.N29]*[.K29])&lt;[.X29]" office:value-type="boolean" office:boolean-value="false">
            <text:p>FAUX</text:p>
          </table:table-cell>
          <table:table-cell table:style-name="ce1" table:formula="of:=[.Q29]+([.Q29]*[.T29])&lt;[.X2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25_0_0 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8" office:value-type="float" office:value="7901194">
            <text:p>7901194</text:p>
          </table:table-cell>
          <table:table-cell table:style-name="ce33" office:value-type="float" office:value="12105000">
            <text:p>12105000</text:p>
          </table:table-cell>
          <table:table-cell table:style-name="ce33" office:value-type="float" office:value="1353812">
            <text:p>135381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76.94">
            <text:p>76,94</text:p>
          </table:table-cell>
          <table:table-cell table:style-name="Default"/>
          <table:table-cell table:style-name="ce28" office:value-type="float" office:value="7901194">
            <text:p>7901194</text:p>
          </table:table-cell>
          <table:table-cell table:style-name="ce33" office:value-type="float" office:value="12105000">
            <text:p>12105000</text:p>
          </table:table-cell>
          <table:table-cell table:style-name="ce33" office:value-type="float" office:value="1353812">
            <text:p>135381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88.07">
            <text:p>188,07</text:p>
          </table:table-cell>
          <table:table-cell table:style-name="Default"/>
          <table:table-cell table:style-name="ce28" office:value-type="float" office:value="7901194">
            <text:p>7901194</text:p>
          </table:table-cell>
          <table:table-cell table:style-name="ce33" office:value-type="float" office:value="12105000">
            <text:p>12105000</text:p>
          </table:table-cell>
          <table:table-cell table:style-name="ce33" office:value-type="float" office:value="1353812">
            <text:p>135381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55.03">
            <text:p>155,03</text:p>
          </table:table-cell>
          <table:table-cell table:style-name="Default"/>
          <table:table-cell table:style-name="ce1" table:formula="of:=MAXA([.Q30];[.K30];[.E30];[M2.E30];[M2.K30];[M2.Q30];[M1.E30];[M1.K30];[M1.Q30])" office:value-type="float" office:value="7901194">
            <text:p>7901194</text:p>
          </table:table-cell>
          <table:table-cell table:style-name="ce1" table:formula="of:=[.W30]-1" office:value-type="float" office:value="7901193">
            <text:p>7901193</text:p>
          </table:table-cell>
          <table:table-cell table:style-name="Default" table:formula="of:=AND([.E30]&gt;[.X30];[.E30]&gt;0;NOT([.E30]=&quot;infeasible&quot;))" office:value-type="boolean" office:boolean-value="true">
            <text:p>VRAI</text:p>
          </table:table-cell>
          <table:table-cell table:style-name="Default" table:formula="of:=AND([.K30]&gt;[.X30];[.K30]&gt;0;NOT([.K30]=&quot;infeasible&quot;))" office:value-type="boolean" office:boolean-value="true">
            <text:p>VRAI</text:p>
          </table:table-cell>
          <table:table-cell table:style-name="Default" table:formula="of:=AND([.Q30]&gt;[.X30];[.Q30]&gt;0;NOT([.Q30]=&quot;infeasible&quot;))" office:value-type="boolean" office:boolean-value="true">
            <text:p>VRAI</text:p>
          </table:table-cell>
          <table:table-cell table:style-name="Default" table:formula="of:=[.E30]+([.H30]*[.E30])&lt;[.X30]" office:value-type="boolean" office:boolean-value="false">
            <text:p>FAUX</text:p>
          </table:table-cell>
          <table:table-cell table:style-name="ce1" table:formula="of:=[.K30]+([.N30]*[.K30])&lt;[.X30]" office:value-type="boolean" office:boolean-value="false">
            <text:p>FAUX</text:p>
          </table:table-cell>
          <table:table-cell table:style-name="ce1" table:formula="of:=[.Q30]+([.Q30]*[.T30])&lt;[.X3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25_0_1 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8" office:value-type="float" office:value="4929880">
            <text:p>4929880</text:p>
          </table:table-cell>
          <table:table-cell table:style-name="ce33" office:value-type="float" office:value="8681130">
            <text:p>8681130</text:p>
          </table:table-cell>
          <table:table-cell table:style-name="ce33" office:value-type="float" office:value="1441262">
            <text:p>144126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68.58">
            <text:p>268,58</text:p>
          </table:table-cell>
          <table:table-cell table:style-name="Default"/>
          <table:table-cell table:style-name="ce28" office:value-type="float" office:value="4929880">
            <text:p>4929880</text:p>
          </table:table-cell>
          <table:table-cell table:style-name="ce33" office:value-type="float" office:value="8681130">
            <text:p>8681130</text:p>
          </table:table-cell>
          <table:table-cell table:style-name="ce33" office:value-type="float" office:value="1441262">
            <text:p>144126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43.76">
            <text:p>543,76</text:p>
          </table:table-cell>
          <table:table-cell table:style-name="Default"/>
          <table:table-cell table:style-name="ce28" office:value-type="float" office:value="4929880">
            <text:p>4929880</text:p>
          </table:table-cell>
          <table:table-cell table:style-name="ce33" office:value-type="float" office:value="8681100">
            <text:p>8681100</text:p>
          </table:table-cell>
          <table:table-cell table:style-name="ce33" office:value-type="float" office:value="1441262">
            <text:p>144126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829.45">
            <text:p>829,45</text:p>
          </table:table-cell>
          <table:table-cell table:style-name="Default"/>
          <table:table-cell table:style-name="ce1" table:formula="of:=MAXA([.Q31];[.K31];[.E31];[M2.E31];[M2.K31];[M2.Q31];[M1.E31];[M1.K31];[M1.Q31])" office:value-type="float" office:value="4929880">
            <text:p>4929880</text:p>
          </table:table-cell>
          <table:table-cell table:style-name="ce1" table:formula="of:=[.W31]-1" office:value-type="float" office:value="4929879">
            <text:p>4929879</text:p>
          </table:table-cell>
          <table:table-cell table:style-name="Default" table:formula="of:=AND([.E31]&gt;[.X31];[.E31]&gt;0;NOT([.E31]=&quot;infeasible&quot;))" office:value-type="boolean" office:boolean-value="true">
            <text:p>VRAI</text:p>
          </table:table-cell>
          <table:table-cell table:style-name="Default" table:formula="of:=AND([.K31]&gt;[.X31];[.K31]&gt;0;NOT([.K31]=&quot;infeasible&quot;))" office:value-type="boolean" office:boolean-value="true">
            <text:p>VRAI</text:p>
          </table:table-cell>
          <table:table-cell table:style-name="Default" table:formula="of:=AND([.Q31]&gt;[.X31];[.Q31]&gt;0;NOT([.Q31]=&quot;infeasible&quot;))" office:value-type="boolean" office:boolean-value="true">
            <text:p>VRAI</text:p>
          </table:table-cell>
          <table:table-cell table:style-name="Default" table:formula="of:=[.E31]+([.H31]*[.E31])&lt;[.X31]" office:value-type="boolean" office:boolean-value="false">
            <text:p>FAUX</text:p>
          </table:table-cell>
          <table:table-cell table:style-name="ce1" table:formula="of:=[.K31]+([.N31]*[.K31])&lt;[.X31]" office:value-type="boolean" office:boolean-value="false">
            <text:p>FAUX</text:p>
          </table:table-cell>
          <table:table-cell table:style-name="ce1" table:formula="of:=[.Q31]+([.Q31]*[.T31])&lt;[.X3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25_0_2 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8" office:value-type="float" office:value="7852704">
            <text:p>7852704</text:p>
          </table:table-cell>
          <table:table-cell table:style-name="ce33" office:value-type="float" office:value="12096000">
            <text:p>12096000</text:p>
          </table:table-cell>
          <table:table-cell table:style-name="ce33" office:value-type="float" office:value="1683296">
            <text:p>168329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37.62">
            <text:p>437,62</text:p>
          </table:table-cell>
          <table:table-cell table:style-name="Default"/>
          <table:table-cell table:style-name="ce28" office:value-type="float" office:value="8041984">
            <text:p>8041984</text:p>
          </table:table-cell>
          <table:table-cell table:style-name="ce33" office:value-type="float" office:value="12345020">
            <text:p>12345020</text:p>
          </table:table-cell>
          <table:table-cell table:style-name="ce33" office:value-type="float" office:value="1713018">
            <text:p>171301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721.26">
            <text:p>721,26</text:p>
          </table:table-cell>
          <table:table-cell table:style-name="Default"/>
          <table:table-cell table:style-name="ce28" office:value-type="float" office:value="8041984">
            <text:p>8041984</text:p>
          </table:table-cell>
          <table:table-cell table:style-name="ce33" office:value-type="float" office:value="12345020">
            <text:p>12345020</text:p>
          </table:table-cell>
          <table:table-cell table:style-name="ce33" office:value-type="float" office:value="1713018">
            <text:p>171301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925.14">
            <text:p>925,14</text:p>
          </table:table-cell>
          <table:table-cell table:style-name="Default"/>
          <table:table-cell table:style-name="ce1" table:formula="of:=MAXA([.Q32];[.K32];[.E32];[M2.E32];[M2.K32];[M2.Q32];[M1.E32];[M1.K32];[M1.Q32])" office:value-type="float" office:value="8041984">
            <text:p>8041984</text:p>
          </table:table-cell>
          <table:table-cell table:style-name="ce1" table:formula="of:=[.W32]-1" office:value-type="float" office:value="8041983">
            <text:p>8041983</text:p>
          </table:table-cell>
          <table:table-cell table:style-name="Default" table:formula="of:=AND([.E32]&gt;[.X32];[.E32]&gt;0;NOT([.E32]=&quot;infeasible&quot;))" office:value-type="boolean" office:boolean-value="false">
            <text:p>FAUX</text:p>
          </table:table-cell>
          <table:table-cell table:style-name="Default" table:formula="of:=AND([.K32]&gt;[.X32];[.K32]&gt;0;NOT([.K32]=&quot;infeasible&quot;))" office:value-type="boolean" office:boolean-value="true">
            <text:p>VRAI</text:p>
          </table:table-cell>
          <table:table-cell table:style-name="Default" table:formula="of:=AND([.Q32]&gt;[.X32];[.Q32]&gt;0;NOT([.Q32]=&quot;infeasible&quot;))" office:value-type="boolean" office:boolean-value="true">
            <text:p>VRAI</text:p>
          </table:table-cell>
          <table:table-cell table:style-name="Default" table:formula="of:=[.E32]+([.H32]*[.E32])&lt;[.X32]" office:value-type="boolean" office:boolean-value="true">
            <text:p>VRAI</text:p>
          </table:table-cell>
          <table:table-cell table:style-name="ce1" table:formula="of:=[.K32]+([.N32]*[.K32])&lt;[.X32]" office:value-type="boolean" office:boolean-value="false">
            <text:p>FAUX</text:p>
          </table:table-cell>
          <table:table-cell table:style-name="ce1" table:formula="of:=[.Q32]+([.Q32]*[.T32])&lt;[.X3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50_0_0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8" office:value-type="float" office:value="9222813">
            <text:p>9222813</text:p>
          </table:table-cell>
          <table:table-cell table:style-name="ce33" office:value-type="float" office:value="16135790">
            <text:p>16135790</text:p>
          </table:table-cell>
          <table:table-cell table:style-name="ce33" office:value-type="float" office:value="3372936">
            <text:p>337293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690.2">
            <text:p>1690,2</text:p>
          </table:table-cell>
          <table:table-cell table:style-name="Default"/>
          <table:table-cell table:style-name="ce28" office:value-type="float" office:value="9232560">
            <text:p>9232560</text:p>
          </table:table-cell>
          <table:table-cell table:style-name="ce33" office:value-type="float" office:value="16135790">
            <text:p>16135790</text:p>
          </table:table-cell>
          <table:table-cell table:style-name="ce33" office:value-type="float" office:value="3363190">
            <text:p>3363190</text:p>
          </table:table-cell>
          <table:table-cell table:style-name="Default" office:value-type="float" office:value="0.37">
            <text:p>0,37</text:p>
          </table:table-cell>
          <table:table-cell table:style-name="Default" office:value-type="float" office:value="3605.78">
            <text:p>3605,78</text:p>
          </table:table-cell>
          <table:table-cell table:style-name="Default"/>
          <table:table-cell table:style-name="ce28" office:value-type="float" office:value="9230614">
            <text:p>9230614</text:p>
          </table:table-cell>
          <table:table-cell table:style-name="ce33" office:value-type="float" office:value="16165790">
            <text:p>16165790</text:p>
          </table:table-cell>
          <table:table-cell table:style-name="ce33" office:value-type="float" office:value="3385136">
            <text:p>3385136</text:p>
          </table:table-cell>
          <table:table-cell table:style-name="Default" office:value-type="float" office:value="0.73">
            <text:p>0,73</text:p>
          </table:table-cell>
          <table:table-cell table:style-name="Default" office:value-type="float" office:value="3603.09">
            <text:p>3603,09</text:p>
          </table:table-cell>
          <table:table-cell table:style-name="Default"/>
          <table:table-cell table:style-name="ce1" table:formula="of:=MAXA([.Q33];[.K33];[.E33];[M2.E33];[M2.K33];[M2.Q33];[M1.E33];[M1.K33];[M1.Q33])" office:value-type="float" office:value="9233175">
            <text:p>9233175</text:p>
          </table:table-cell>
          <table:table-cell table:style-name="ce1" table:formula="of:=[.W33]-1" office:value-type="float" office:value="9233174">
            <text:p>9233174</text:p>
          </table:table-cell>
          <table:table-cell table:style-name="Default" table:formula="of:=AND([.E33]&gt;[.X33];[.E33]&gt;0;NOT([.E33]=&quot;infeasible&quot;))" office:value-type="boolean" office:boolean-value="false">
            <text:p>FAUX</text:p>
          </table:table-cell>
          <table:table-cell table:style-name="Default" table:formula="of:=AND([.K33]&gt;[.X33];[.K33]&gt;0;NOT([.K33]=&quot;infeasible&quot;))" office:value-type="boolean" office:boolean-value="false">
            <text:p>FAUX</text:p>
          </table:table-cell>
          <table:table-cell table:style-name="Default" table:formula="of:=AND([.Q33]&gt;[.X33];[.Q33]&gt;0;NOT([.Q33]=&quot;infeasible&quot;))" office:value-type="boolean" office:boolean-value="false">
            <text:p>FAUX</text:p>
          </table:table-cell>
          <table:table-cell table:style-name="Default" table:formula="of:=[.E33]+([.H33]*[.E33])&lt;[.X33]" office:value-type="boolean" office:boolean-value="true">
            <text:p>VRAI</text:p>
          </table:table-cell>
          <table:table-cell table:style-name="ce1" table:formula="of:=[.K33]+([.N33]*[.K33])&lt;[.X33]" office:value-type="boolean" office:boolean-value="false">
            <text:p>FAUX</text:p>
          </table:table-cell>
          <table:table-cell table:style-name="ce1" table:formula="of:=[.Q33]+([.Q33]*[.T33])&lt;[.X3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50_0_1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8" office:value-type="float" office:value="9617488">
            <text:p>9617488</text:p>
          </table:table-cell>
          <table:table-cell table:style-name="ce33" office:value-type="float" office:value="14435500">
            <text:p>14435500</text:p>
          </table:table-cell>
          <table:table-cell table:style-name="ce33" office:value-type="float" office:value="1988004">
            <text:p>198800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94.29">
            <text:p>294,29</text:p>
          </table:table-cell>
          <table:table-cell table:style-name="Default"/>
          <table:table-cell table:style-name="ce28" office:value-type="float" office:value="9942460">
            <text:p>9942460</text:p>
          </table:table-cell>
          <table:table-cell table:style-name="ce33" office:value-type="float" office:value="15258510">
            <text:p>15258510</text:p>
          </table:table-cell>
          <table:table-cell table:style-name="ce33" office:value-type="float" office:value="2316034">
            <text:p>231603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450.79">
            <text:p>1450,79</text:p>
          </table:table-cell>
          <table:table-cell table:style-name="Default"/>
          <table:table-cell table:style-name="ce28" office:value-type="float" office:value="9938313">
            <text:p>9938313</text:p>
          </table:table-cell>
          <table:table-cell table:style-name="ce33" office:value-type="float" office:value="15423806">
            <text:p>15423806</text:p>
          </table:table-cell>
          <table:table-cell table:style-name="ce33" office:value-type="float" office:value="2425514">
            <text:p>2425514</text:p>
          </table:table-cell>
          <table:table-cell table:style-name="Default" office:value-type="float" office:value="0.45">
            <text:p>0,45</text:p>
          </table:table-cell>
          <table:table-cell table:style-name="Default" office:value-type="float" office:value="3600.28">
            <text:p>3600,28</text:p>
          </table:table-cell>
          <table:table-cell table:style-name="Default"/>
          <table:table-cell table:style-name="ce1" table:formula="of:=MAXA([.Q34];[.K34];[.E34];[M2.E34];[M2.K34];[M2.Q34];[M1.E34];[M1.K34];[M1.Q34])" office:value-type="float" office:value="9942460">
            <text:p>9942460</text:p>
          </table:table-cell>
          <table:table-cell table:style-name="ce1" table:formula="of:=[.W34]-1" office:value-type="float" office:value="9942459">
            <text:p>9942459</text:p>
          </table:table-cell>
          <table:table-cell table:style-name="Default" table:formula="of:=AND([.E34]&gt;[.X34];[.E34]&gt;0;NOT([.E34]=&quot;infeasible&quot;))" office:value-type="boolean" office:boolean-value="false">
            <text:p>FAUX</text:p>
          </table:table-cell>
          <table:table-cell table:style-name="Default" table:formula="of:=AND([.K34]&gt;[.X34];[.K34]&gt;0;NOT([.K34]=&quot;infeasible&quot;))" office:value-type="boolean" office:boolean-value="true">
            <text:p>VRAI</text:p>
          </table:table-cell>
          <table:table-cell table:style-name="Default" table:formula="of:=AND([.Q34]&gt;[.X34];[.Q34]&gt;0;NOT([.Q34]=&quot;infeasible&quot;))" office:value-type="boolean" office:boolean-value="false">
            <text:p>FAUX</text:p>
          </table:table-cell>
          <table:table-cell table:style-name="Default" table:formula="of:=[.E34]+([.H34]*[.E34])&lt;[.X34]" office:value-type="boolean" office:boolean-value="true">
            <text:p>VRAI</text:p>
          </table:table-cell>
          <table:table-cell table:style-name="ce1" table:formula="of:=[.K34]+([.N34]*[.K34])&lt;[.X34]" office:value-type="boolean" office:boolean-value="false">
            <text:p>FAUX</text:p>
          </table:table-cell>
          <table:table-cell table:style-name="ce1" table:formula="of:=[.Q34]+([.Q34]*[.T34])&lt;[.X3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50_0_2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8" office:value-type="float" office:value="15837944">
            <text:p>15837944</text:p>
          </table:table-cell>
          <table:table-cell table:style-name="ce33" office:value-type="float" office:value="22318666">
            <text:p>22318666</text:p>
          </table:table-cell>
          <table:table-cell table:style-name="ce33" office:value-type="float" office:value="2150714">
            <text:p>215071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765.93">
            <text:p>765,93</text:p>
          </table:table-cell>
          <table:table-cell table:style-name="Default"/>
          <table:table-cell table:style-name="ce28" office:value-type="float" office:value="15837944">
            <text:p>15837944</text:p>
          </table:table-cell>
          <table:table-cell table:style-name="ce33" office:value-type="float" office:value="22318678">
            <text:p>22318678</text:p>
          </table:table-cell>
          <table:table-cell table:style-name="ce33" office:value-type="float" office:value="2150714">
            <text:p>215071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577.02">
            <text:p>2577,02</text:p>
          </table:table-cell>
          <table:table-cell table:style-name="Default"/>
          <table:table-cell table:style-name="ce28" office:value-type="float" office:value="15837944">
            <text:p>15837944</text:p>
          </table:table-cell>
          <table:table-cell table:style-name="ce33" office:value-type="float" office:value="22318666">
            <text:p>22318666</text:p>
          </table:table-cell>
          <table:table-cell table:style-name="ce33" office:value-type="float" office:value="2150714">
            <text:p>215071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547.56">
            <text:p>3547,56</text:p>
          </table:table-cell>
          <table:table-cell table:style-name="Default"/>
          <table:table-cell table:style-name="ce1" table:formula="of:=MAXA([.Q35];[.K35];[.E35];[M2.E35];[M2.K35];[M2.Q35];[M1.E35];[M1.K35];[M1.Q35])" office:value-type="float" office:value="15837944">
            <text:p>15837944</text:p>
          </table:table-cell>
          <table:table-cell table:style-name="ce1" table:formula="of:=[.W35]-1" office:value-type="float" office:value="15837943">
            <text:p>15837943</text:p>
          </table:table-cell>
          <table:table-cell table:style-name="Default" table:formula="of:=AND([.E35]&gt;[.X35];[.E35]&gt;0;NOT([.E35]=&quot;infeasible&quot;))" office:value-type="boolean" office:boolean-value="true">
            <text:p>VRAI</text:p>
          </table:table-cell>
          <table:table-cell table:style-name="Default" table:formula="of:=AND([.K35]&gt;[.X35];[.K35]&gt;0;NOT([.K35]=&quot;infeasible&quot;))" office:value-type="boolean" office:boolean-value="true">
            <text:p>VRAI</text:p>
          </table:table-cell>
          <table:table-cell table:style-name="Default" table:formula="of:=AND([.Q35]&gt;[.X35];[.Q35]&gt;0;NOT([.Q35]=&quot;infeasible&quot;))" office:value-type="boolean" office:boolean-value="true">
            <text:p>VRAI</text:p>
          </table:table-cell>
          <table:table-cell table:style-name="Default" table:formula="of:=[.E35]+([.H35]*[.E35])&lt;[.X35]" office:value-type="boolean" office:boolean-value="false">
            <text:p>FAUX</text:p>
          </table:table-cell>
          <table:table-cell table:style-name="ce1" table:formula="of:=[.K35]+([.N35]*[.K35])&lt;[.X35]" office:value-type="boolean" office:boolean-value="false">
            <text:p>FAUX</text:p>
          </table:table-cell>
          <table:table-cell table:style-name="ce1" table:formula="of:=[.Q35]+([.Q35]*[.T35])&lt;[.X3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100_0_0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8" office:value-type="float" office:value="9931240">
            <text:p>9931240</text:p>
          </table:table-cell>
          <table:table-cell table:style-name="ce33" office:value-type="float" office:value="15206000">
            <text:p>15206000</text:p>
          </table:table-cell>
          <table:table-cell table:style-name="ce33" office:value-type="float" office:value="2614760">
            <text:p>261476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360.12">
            <text:p>1360,12</text:p>
          </table:table-cell>
          <table:table-cell table:style-name="Default"/>
          <table:table-cell table:style-name="ce28" office:value-type="float" office:value="9956236">
            <text:p>9956236</text:p>
          </table:table-cell>
          <table:table-cell table:style-name="ce33" office:value-type="float" office:value="15463000">
            <text:p>15463000</text:p>
          </table:table-cell>
          <table:table-cell table:style-name="ce33" office:value-type="float" office:value="2826764">
            <text:p>282676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301.67">
            <text:p>1301,67</text:p>
          </table:table-cell>
          <table:table-cell table:style-name="Default"/>
          <table:table-cell table:style-name="ce28" office:value-type="float" office:value="9956236">
            <text:p>9956236</text:p>
          </table:table-cell>
          <table:table-cell table:style-name="ce33" office:value-type="float" office:value="15463000">
            <text:p>15463000</text:p>
          </table:table-cell>
          <table:table-cell table:style-name="ce33" office:value-type="float" office:value="2826764">
            <text:p>282676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880.29">
            <text:p>2880,29</text:p>
          </table:table-cell>
          <table:table-cell table:style-name="Default"/>
          <table:table-cell table:style-name="ce1" table:formula="of:=MAXA([.Q36];[.K36];[.E36];[M2.E36];[M2.K36];[M2.Q36];[M1.E36];[M1.K36];[M1.Q36])" office:value-type="float" office:value="9956236">
            <text:p>9956236</text:p>
          </table:table-cell>
          <table:table-cell table:style-name="ce1" table:formula="of:=[.W36]-1" office:value-type="float" office:value="9956235">
            <text:p>9956235</text:p>
          </table:table-cell>
          <table:table-cell table:style-name="Default" table:formula="of:=AND([.E36]&gt;[.X36];[.E36]&gt;0;NOT([.E36]=&quot;infeasible&quot;))" office:value-type="boolean" office:boolean-value="false">
            <text:p>FAUX</text:p>
          </table:table-cell>
          <table:table-cell table:style-name="Default" table:formula="of:=AND([.K36]&gt;[.X36];[.K36]&gt;0;NOT([.K36]=&quot;infeasible&quot;))" office:value-type="boolean" office:boolean-value="true">
            <text:p>VRAI</text:p>
          </table:table-cell>
          <table:table-cell table:style-name="Default" table:formula="of:=AND([.Q36]&gt;[.X36];[.Q36]&gt;0;NOT([.Q36]=&quot;infeasible&quot;))" office:value-type="boolean" office:boolean-value="true">
            <text:p>VRAI</text:p>
          </table:table-cell>
          <table:table-cell table:style-name="Default" table:formula="of:=[.E36]+([.H36]*[.E36])&lt;[.X36]" office:value-type="boolean" office:boolean-value="true">
            <text:p>VRAI</text:p>
          </table:table-cell>
          <table:table-cell table:style-name="ce1" table:formula="of:=[.K36]+([.N36]*[.K36])&lt;[.X36]" office:value-type="boolean" office:boolean-value="false">
            <text:p>FAUX</text:p>
          </table:table-cell>
          <table:table-cell table:style-name="ce1" table:formula="of:=[.Q36]+([.Q36]*[.T36])&lt;[.X3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100_0_1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8" office:value-type="float" office:value="12639700">
            <text:p>12639700</text:p>
          </table:table-cell>
          <table:table-cell table:style-name="ce33" office:value-type="float" office:value="18601500">
            <text:p>18601500</text:p>
          </table:table-cell>
          <table:table-cell table:style-name="ce33" office:value-type="float" office:value="2471800">
            <text:p>247180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557.22">
            <text:p>2557,22</text:p>
          </table:table-cell>
          <table:table-cell table:style-name="Default"/>
          <table:table-cell table:style-name="ce28" office:value-type="float" office:value="12639700">
            <text:p>12639700</text:p>
          </table:table-cell>
          <table:table-cell table:style-name="ce33" office:value-type="float" office:value="18601500">
            <text:p>18601500</text:p>
          </table:table-cell>
          <table:table-cell table:style-name="ce33" office:value-type="float" office:value="2471800">
            <text:p>2471800</text:p>
          </table:table-cell>
          <table:table-cell table:style-name="Default" office:value-type="float" office:value="0.19">
            <text:p>0,19</text:p>
          </table:table-cell>
          <table:table-cell table:style-name="Default" office:value-type="float" office:value="3605.21">
            <text:p>3605,21</text:p>
          </table:table-cell>
          <table:table-cell table:style-name="Default"/>
          <table:table-cell table:style-name="ce28" office:value-type="float" office:value="12639700">
            <text:p>12639700</text:p>
          </table:table-cell>
          <table:table-cell table:style-name="ce33" office:value-type="float" office:value="18601500">
            <text:p>18601500</text:p>
          </table:table-cell>
          <table:table-cell table:style-name="ce33" office:value-type="float" office:value="2471800">
            <text:p>2471800</text:p>
          </table:table-cell>
          <table:table-cell table:style-name="Default" office:value-type="float" office:value="0.55">
            <text:p>0,55</text:p>
          </table:table-cell>
          <table:table-cell table:style-name="Default" office:value-type="float" office:value="3607.92">
            <text:p>3607,92</text:p>
          </table:table-cell>
          <table:table-cell table:style-name="Default"/>
          <table:table-cell table:style-name="ce1" table:formula="of:=MAXA([.Q37];[.K37];[.E37];[M2.E37];[M2.K37];[M2.Q37];[M1.E37];[M1.K37];[M1.Q37])" office:value-type="float" office:value="12639700">
            <text:p>12639700</text:p>
          </table:table-cell>
          <table:table-cell table:style-name="ce1" table:formula="of:=[.W37]-1" office:value-type="float" office:value="12639699">
            <text:p>12639699</text:p>
          </table:table-cell>
          <table:table-cell table:style-name="Default" table:formula="of:=AND([.E37]&gt;[.X37];[.E37]&gt;0;NOT([.E37]=&quot;infeasible&quot;))" office:value-type="boolean" office:boolean-value="true">
            <text:p>VRAI</text:p>
          </table:table-cell>
          <table:table-cell table:style-name="Default" table:formula="of:=AND([.K37]&gt;[.X37];[.K37]&gt;0;NOT([.K37]=&quot;infeasible&quot;))" office:value-type="boolean" office:boolean-value="true">
            <text:p>VRAI</text:p>
          </table:table-cell>
          <table:table-cell table:style-name="Default" table:formula="of:=AND([.Q37]&gt;[.X37];[.Q37]&gt;0;NOT([.Q37]=&quot;infeasible&quot;))" office:value-type="boolean" office:boolean-value="true">
            <text:p>VRAI</text:p>
          </table:table-cell>
          <table:table-cell table:style-name="Default" table:formula="of:=[.E37]+([.H37]*[.E37])&lt;[.X37]" office:value-type="boolean" office:boolean-value="false">
            <text:p>FAUX</text:p>
          </table:table-cell>
          <table:table-cell table:style-name="ce1" table:formula="of:=[.K37]+([.N37]*[.K37])&lt;[.X37]" office:value-type="boolean" office:boolean-value="false">
            <text:p>FAUX</text:p>
          </table:table-cell>
          <table:table-cell table:style-name="ce1" table:formula="of:=[.Q37]+([.Q37]*[.T37])&lt;[.X3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100_0_2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8" office:value-type="float" office:value="9370156">
            <text:p>9370156</text:p>
          </table:table-cell>
          <table:table-cell table:style-name="ce33" office:value-type="float" office:value="13533000">
            <text:p>13533000</text:p>
          </table:table-cell>
          <table:table-cell table:style-name="ce33" office:value-type="float" office:value="1672840">
            <text:p>167284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764.49">
            <text:p>764,49</text:p>
          </table:table-cell>
          <table:table-cell table:style-name="Default"/>
          <table:table-cell table:style-name="ce28" office:value-type="float" office:value="10407518">
            <text:p>10407518</text:p>
          </table:table-cell>
          <table:table-cell table:style-name="ce33" office:value-type="float" office:value="18333200">
            <text:p>18333200</text:p>
          </table:table-cell>
          <table:table-cell table:style-name="ce33" office:value-type="float" office:value="4575630">
            <text:p>457563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486.48">
            <text:p>1486,48</text:p>
          </table:table-cell>
          <table:table-cell table:style-name="Default"/>
          <table:table-cell table:style-name="ce28" office:value-type="float" office:value="10433774">
            <text:p>10433774</text:p>
          </table:table-cell>
          <table:table-cell table:style-name="ce33" office:value-type="float" office:value="18682750">
            <text:p>18682750</text:p>
          </table:table-cell>
          <table:table-cell table:style-name="ce33" office:value-type="float" office:value="4848974">
            <text:p>484897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351.19">
            <text:p>2351,19</text:p>
          </table:table-cell>
          <table:table-cell table:style-name="Default"/>
          <table:table-cell table:style-name="ce1" table:formula="of:=MAXA([.Q38];[.K38];[.E38];[M2.E38];[M2.K38];[M2.Q38];[M1.E38];[M1.K38];[M1.Q38])" office:value-type="float" office:value="10433774">
            <text:p>10433774</text:p>
          </table:table-cell>
          <table:table-cell table:style-name="ce1" table:formula="of:=[.W38]-1" office:value-type="float" office:value="10433773">
            <text:p>10433773</text:p>
          </table:table-cell>
          <table:table-cell table:style-name="Default" table:formula="of:=AND([.E38]&gt;[.X38];[.E38]&gt;0;NOT([.E38]=&quot;infeasible&quot;))" office:value-type="boolean" office:boolean-value="false">
            <text:p>FAUX</text:p>
          </table:table-cell>
          <table:table-cell table:style-name="Default" table:formula="of:=AND([.K38]&gt;[.X38];[.K38]&gt;0;NOT([.K38]=&quot;infeasible&quot;))" office:value-type="boolean" office:boolean-value="false">
            <text:p>FAUX</text:p>
          </table:table-cell>
          <table:table-cell table:style-name="Default" table:formula="of:=AND([.Q38]&gt;[.X38];[.Q38]&gt;0;NOT([.Q38]=&quot;infeasible&quot;))" office:value-type="boolean" office:boolean-value="true">
            <text:p>VRAI</text:p>
          </table:table-cell>
          <table:table-cell table:style-name="Default" table:formula="of:=[.E38]+([.H38]*[.E38])&lt;[.X38]" office:value-type="boolean" office:boolean-value="true">
            <text:p>VRAI</text:p>
          </table:table-cell>
          <table:table-cell table:style-name="ce1" table:formula="of:=[.K38]+([.N38]*[.K38])&lt;[.X38]" office:value-type="boolean" office:boolean-value="true">
            <text:p>VRAI</text:p>
          </table:table-cell>
          <table:table-cell table:style-name="ce1" table:formula="of:=[.Q38]+([.Q38]*[.T38])&lt;[.X3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25_0_0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8" office:value-type="float" office:value="13650938">
            <text:p>13650938</text:p>
          </table:table-cell>
          <table:table-cell table:style-name="ce33" office:value-type="float" office:value="22736460">
            <text:p>22736460</text:p>
          </table:table-cell>
          <table:table-cell table:style-name="ce33" office:value-type="float" office:value="3375562">
            <text:p>3375562</text:p>
          </table:table-cell>
          <table:table-cell table:style-name="Default" office:value-type="float" office:value="0.23">
            <text:p>0,23</text:p>
          </table:table-cell>
          <table:table-cell table:style-name="Default" office:value-type="float" office:value="3603.09">
            <text:p>3603,09</text:p>
          </table:table-cell>
          <table:table-cell table:style-name="Default"/>
          <table:table-cell table:style-name="ce28" office:value-type="float" office:value="13475792">
            <text:p>13475792</text:p>
          </table:table-cell>
          <table:table-cell table:style-name="ce33" office:value-type="float" office:value="22300109">
            <text:p>22300109</text:p>
          </table:table-cell>
          <table:table-cell table:style-name="ce33" office:value-type="float" office:value="3264374">
            <text:p>3264374</text:p>
          </table:table-cell>
          <table:table-cell table:style-name="Default" office:value-type="float" office:value="2.11">
            <text:p>2,11</text:p>
          </table:table-cell>
          <table:table-cell table:style-name="Default" office:value-type="float" office:value="3600.16">
            <text:p>3600,16</text:p>
          </table:table-cell>
          <table:table-cell table:style-name="Default"/>
          <table:table-cell table:style-name="ce28" office:value-type="float" office:value="11735902">
            <text:p>11735902</text:p>
          </table:table-cell>
          <table:table-cell table:style-name="ce33" office:value-type="float" office:value="16267040">
            <text:p>16267040</text:p>
          </table:table-cell>
          <table:table-cell table:style-name="ce33" office:value-type="float" office:value="1161098">
            <text:p>1161098</text:p>
          </table:table-cell>
          <table:table-cell table:style-name="Default" office:value-type="float" office:value="17.95">
            <text:p>17,95</text:p>
          </table:table-cell>
          <table:table-cell table:style-name="Default" office:value-type="float" office:value="3600.12">
            <text:p>3600,12</text:p>
          </table:table-cell>
          <table:table-cell table:style-name="Default"/>
          <table:table-cell table:style-name="ce1" table:formula="of:=MAXA([.Q39];[.K39];[.E39];[M2.E39];[M2.K39];[M2.Q39];[M1.E39];[M1.K39];[M1.Q39])" office:value-type="float" office:value="13650938">
            <text:p>13650938</text:p>
          </table:table-cell>
          <table:table-cell table:style-name="ce1" table:formula="of:=[.W39]-1" office:value-type="float" office:value="13650937">
            <text:p>13650937</text:p>
          </table:table-cell>
          <table:table-cell table:style-name="Default" table:formula="of:=AND([.E39]&gt;[.X39];[.E39]&gt;0;NOT([.E39]=&quot;infeasible&quot;))" office:value-type="boolean" office:boolean-value="true">
            <text:p>VRAI</text:p>
          </table:table-cell>
          <table:table-cell table:style-name="Default" table:formula="of:=AND([.K39]&gt;[.X39];[.K39]&gt;0;NOT([.K39]=&quot;infeasible&quot;))" office:value-type="boolean" office:boolean-value="false">
            <text:p>FAUX</text:p>
          </table:table-cell>
          <table:table-cell table:style-name="Default" table:formula="of:=AND([.Q39]&gt;[.X39];[.Q39]&gt;0;NOT([.Q39]=&quot;infeasible&quot;))" office:value-type="boolean" office:boolean-value="false">
            <text:p>FAUX</text:p>
          </table:table-cell>
          <table:table-cell table:style-name="Default" table:formula="of:=[.E39]+([.H39]*[.E39])&lt;[.X39]" office:value-type="boolean" office:boolean-value="false">
            <text:p>FAUX</text:p>
          </table:table-cell>
          <table:table-cell table:style-name="ce1" table:formula="of:=[.K39]+([.N39]*[.K39])&lt;[.X39]" office:value-type="boolean" office:boolean-value="false">
            <text:p>FAUX</text:p>
          </table:table-cell>
          <table:table-cell table:style-name="ce1" table:formula="of:=[.Q39]+([.Q39]*[.T39])&lt;[.X3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25_0_1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8" office:value-type="float" office:value="6985362">
            <text:p>6985362</text:p>
          </table:table-cell>
          <table:table-cell table:style-name="ce33" office:value-type="float" office:value="9850000">
            <text:p>9850000</text:p>
          </table:table-cell>
          <table:table-cell table:style-name="ce33" office:value-type="float" office:value="714638">
            <text:p>71463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701.55">
            <text:p>701,55</text:p>
          </table:table-cell>
          <table:table-cell table:style-name="Default"/>
          <table:table-cell table:style-name="ce28" office:value-type="float" office:value="6985362">
            <text:p>6985362</text:p>
          </table:table-cell>
          <table:table-cell table:style-name="ce33" office:value-type="float" office:value="9850008">
            <text:p>9850008</text:p>
          </table:table-cell>
          <table:table-cell table:style-name="ce33" office:value-type="float" office:value="714638">
            <text:p>71463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709.34">
            <text:p>709,34</text:p>
          </table:table-cell>
          <table:table-cell table:style-name="Default"/>
          <table:table-cell table:style-name="ce28" office:value-type="float" office:value="6985362">
            <text:p>6985362</text:p>
          </table:table-cell>
          <table:table-cell table:style-name="ce33" office:value-type="float" office:value="9850000">
            <text:p>9850000</text:p>
          </table:table-cell>
          <table:table-cell table:style-name="ce33" office:value-type="float" office:value="714638">
            <text:p>71463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10.22">
            <text:p>510,22</text:p>
          </table:table-cell>
          <table:table-cell table:style-name="Default"/>
          <table:table-cell table:style-name="ce1" table:formula="of:=MAXA([.Q40];[.K40];[.E40];[M2.E40];[M2.K40];[M2.Q40];[M1.E40];[M1.K40];[M1.Q40])" office:value-type="float" office:value="6985362">
            <text:p>6985362</text:p>
          </table:table-cell>
          <table:table-cell table:style-name="ce1" table:formula="of:=[.W40]-1" office:value-type="float" office:value="6985361">
            <text:p>6985361</text:p>
          </table:table-cell>
          <table:table-cell table:style-name="Default" table:formula="of:=AND([.E40]&gt;[.X40];[.E40]&gt;0;NOT([.E40]=&quot;infeasible&quot;))" office:value-type="boolean" office:boolean-value="true">
            <text:p>VRAI</text:p>
          </table:table-cell>
          <table:table-cell table:style-name="Default" table:formula="of:=AND([.K40]&gt;[.X40];[.K40]&gt;0;NOT([.K40]=&quot;infeasible&quot;))" office:value-type="boolean" office:boolean-value="true">
            <text:p>VRAI</text:p>
          </table:table-cell>
          <table:table-cell table:style-name="Default" table:formula="of:=AND([.Q40]&gt;[.X40];[.Q40]&gt;0;NOT([.Q40]=&quot;infeasible&quot;))" office:value-type="boolean" office:boolean-value="true">
            <text:p>VRAI</text:p>
          </table:table-cell>
          <table:table-cell table:style-name="Default" table:formula="of:=[.E40]+([.H40]*[.E40])&lt;[.X40]" office:value-type="boolean" office:boolean-value="false">
            <text:p>FAUX</text:p>
          </table:table-cell>
          <table:table-cell table:style-name="ce1" table:formula="of:=[.K40]+([.N40]*[.K40])&lt;[.X40]" office:value-type="boolean" office:boolean-value="false">
            <text:p>FAUX</text:p>
          </table:table-cell>
          <table:table-cell table:style-name="ce1" table:formula="of:=[.Q40]+([.Q40]*[.T40])&lt;[.X4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25_0_2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8" office:value-type="float" office:value="7047252">
            <text:p>7047252</text:p>
          </table:table-cell>
          <table:table-cell table:style-name="ce33" office:value-type="float" office:value="11810720">
            <text:p>11810720</text:p>
          </table:table-cell>
          <table:table-cell table:style-name="ce33" office:value-type="float" office:value="1583414">
            <text:p>158341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780.87">
            <text:p>780,87</text:p>
          </table:table-cell>
          <table:table-cell table:style-name="Default"/>
          <table:table-cell table:style-name="ce28" office:value-type="float" office:value="7047252">
            <text:p>7047252</text:p>
          </table:table-cell>
          <table:table-cell table:style-name="ce33" office:value-type="float" office:value="11810720">
            <text:p>11810720</text:p>
          </table:table-cell>
          <table:table-cell table:style-name="ce33" office:value-type="float" office:value="1583414">
            <text:p>158341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519.84">
            <text:p>3519,84</text:p>
          </table:table-cell>
          <table:table-cell table:style-name="Default"/>
          <table:table-cell table:style-name="ce28" office:value-type="float" office:value="7047252">
            <text:p>7047252</text:p>
          </table:table-cell>
          <table:table-cell table:style-name="ce33" office:value-type="float" office:value="11810720">
            <text:p>11810720</text:p>
          </table:table-cell>
          <table:table-cell table:style-name="ce33" office:value-type="float" office:value="1583414">
            <text:p>158341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541.6">
            <text:p>2541,6</text:p>
          </table:table-cell>
          <table:table-cell table:style-name="Default"/>
          <table:table-cell table:style-name="ce1" table:formula="of:=MAXA([.Q41];[.K41];[.E41];[M2.E41];[M2.K41];[M2.Q41];[M1.E41];[M1.K41];[M1.Q41])" office:value-type="float" office:value="7047252">
            <text:p>7047252</text:p>
          </table:table-cell>
          <table:table-cell table:style-name="ce1" table:formula="of:=[.W41]-1" office:value-type="float" office:value="7047251">
            <text:p>7047251</text:p>
          </table:table-cell>
          <table:table-cell table:style-name="Default" table:formula="of:=AND([.E41]&gt;[.X41];[.E41]&gt;0;NOT([.E41]=&quot;infeasible&quot;))" office:value-type="boolean" office:boolean-value="true">
            <text:p>VRAI</text:p>
          </table:table-cell>
          <table:table-cell table:style-name="Default" table:formula="of:=AND([.K41]&gt;[.X41];[.K41]&gt;0;NOT([.K41]=&quot;infeasible&quot;))" office:value-type="boolean" office:boolean-value="true">
            <text:p>VRAI</text:p>
          </table:table-cell>
          <table:table-cell table:style-name="Default" table:formula="of:=AND([.Q41]&gt;[.X41];[.Q41]&gt;0;NOT([.Q41]=&quot;infeasible&quot;))" office:value-type="boolean" office:boolean-value="true">
            <text:p>VRAI</text:p>
          </table:table-cell>
          <table:table-cell table:style-name="Default" table:formula="of:=[.E41]+([.H41]*[.E41])&lt;[.X41]" office:value-type="boolean" office:boolean-value="false">
            <text:p>FAUX</text:p>
          </table:table-cell>
          <table:table-cell table:style-name="ce1" table:formula="of:=[.K41]+([.N41]*[.K41])&lt;[.X41]" office:value-type="boolean" office:boolean-value="false">
            <text:p>FAUX</text:p>
          </table:table-cell>
          <table:table-cell table:style-name="ce1" table:formula="of:=[.Q41]+([.Q41]*[.T41])&lt;[.X4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50_0_0 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8" office:value-type="float" office:value="12813374">
            <text:p>12813374</text:p>
          </table:table-cell>
          <table:table-cell table:style-name="ce33" office:value-type="float" office:value="22071710">
            <text:p>22071710</text:p>
          </table:table-cell>
          <table:table-cell table:style-name="ce33" office:value-type="float" office:value="3478382">
            <text:p>3478382</text:p>
          </table:table-cell>
          <table:table-cell table:style-name="Default" office:value-type="float" office:value="2.22">
            <text:p>2,22</text:p>
          </table:table-cell>
          <table:table-cell table:style-name="Default" office:value-type="float" office:value="3606.52">
            <text:p>3606,52</text:p>
          </table:table-cell>
          <table:table-cell table:style-name="Default"/>
          <table:table-cell table:style-name="ce28" office:value-type="float" office:value="10537468">
            <text:p>10537468</text:p>
          </table:table-cell>
          <table:table-cell table:style-name="ce33" office:value-type="float" office:value="15481250">
            <text:p>15481250</text:p>
          </table:table-cell>
          <table:table-cell table:style-name="ce33" office:value-type="float" office:value="1383786">
            <text:p>1383786</text:p>
          </table:table-cell>
          <table:table-cell table:style-name="Default" office:value-type="float" office:value="25.3">
            <text:p>25,3</text:p>
          </table:table-cell>
          <table:table-cell table:style-name="Default" office:value-type="float" office:value="3608.05">
            <text:p>3608,05</text:p>
          </table:table-cell>
          <table:table-cell table:style-name="Default"/>
          <table:table-cell table:style-name="ce28" office:value-type="float" office:value="10856322">
            <text:p>10856322</text:p>
          </table:table-cell>
          <table:table-cell table:style-name="ce33" office:value-type="float" office:value="16165750">
            <text:p>16165750</text:p>
          </table:table-cell>
          <table:table-cell table:style-name="ce33" office:value-type="float" office:value="1509432">
            <text:p>1509432</text:p>
          </table:table-cell>
          <table:table-cell table:style-name="Default" office:value-type="float" office:value="22.8">
            <text:p>22,8</text:p>
          </table:table-cell>
          <table:table-cell table:style-name="Default" office:value-type="float" office:value="3600.33">
            <text:p>3600,33</text:p>
          </table:table-cell>
          <table:table-cell table:style-name="Default"/>
          <table:table-cell table:style-name="ce1" table:formula="of:=MAXA([.Q42];[.K42];[.E42];[M2.E42];[M2.K42];[M2.Q42];[M1.E42];[M1.K42];[M1.Q42])" office:value-type="float" office:value="12813374">
            <text:p>12813374</text:p>
          </table:table-cell>
          <table:table-cell table:style-name="ce1" table:formula="of:=[.W42]-1" office:value-type="float" office:value="12813373">
            <text:p>12813373</text:p>
          </table:table-cell>
          <table:table-cell table:style-name="Default" table:formula="of:=AND([.E42]&gt;[.X42];[.E42]&gt;0;NOT([.E42]=&quot;infeasible&quot;))" office:value-type="boolean" office:boolean-value="true">
            <text:p>VRAI</text:p>
          </table:table-cell>
          <table:table-cell table:style-name="Default" table:formula="of:=AND([.K42]&gt;[.X42];[.K42]&gt;0;NOT([.K42]=&quot;infeasible&quot;))" office:value-type="boolean" office:boolean-value="false">
            <text:p>FAUX</text:p>
          </table:table-cell>
          <table:table-cell table:style-name="Default" table:formula="of:=AND([.Q42]&gt;[.X42];[.Q42]&gt;0;NOT([.Q42]=&quot;infeasible&quot;))" office:value-type="boolean" office:boolean-value="false">
            <text:p>FAUX</text:p>
          </table:table-cell>
          <table:table-cell table:style-name="Default" table:formula="of:=[.E42]+([.H42]*[.E42])&lt;[.X42]" office:value-type="boolean" office:boolean-value="false">
            <text:p>FAUX</text:p>
          </table:table-cell>
          <table:table-cell table:style-name="ce1" table:formula="of:=[.K42]+([.N42]*[.K42])&lt;[.X42]" office:value-type="boolean" office:boolean-value="false">
            <text:p>FAUX</text:p>
          </table:table-cell>
          <table:table-cell table:style-name="ce1" table:formula="of:=[.Q42]+([.Q42]*[.T42])&lt;[.X4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50_0_1 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8" office:value-type="float" office:value="16090164">
            <text:p>16090164</text:p>
          </table:table-cell>
          <table:table-cell table:style-name="ce33" office:value-type="float" office:value="24840300">
            <text:p>24840300</text:p>
          </table:table-cell>
          <table:table-cell table:style-name="ce33" office:value-type="float" office:value="2530130">
            <text:p>253013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112.41">
            <text:p>2112,41</text:p>
          </table:table-cell>
          <table:table-cell table:style-name="Default"/>
          <table:table-cell table:style-name="ce28" office:value-type="float" office:value="16090164">
            <text:p>16090164</text:p>
          </table:table-cell>
          <table:table-cell table:style-name="ce33" office:value-type="float" office:value="24840300">
            <text:p>24840300</text:p>
          </table:table-cell>
          <table:table-cell table:style-name="ce33" office:value-type="float" office:value="2530130">
            <text:p>2530130</text:p>
          </table:table-cell>
          <table:table-cell table:style-name="Default" office:value-type="float" office:value="0.23">
            <text:p>0,23</text:p>
          </table:table-cell>
          <table:table-cell table:style-name="Default" office:value-type="float" office:value="3607.64">
            <text:p>3607,64</text:p>
          </table:table-cell>
          <table:table-cell table:style-name="Default"/>
          <table:table-cell table:style-name="ce28" office:value-type="float" office:value="16036992">
            <text:p>16036992</text:p>
          </table:table-cell>
          <table:table-cell table:style-name="ce33" office:value-type="float" office:value="24840300">
            <text:p>24840300</text:p>
          </table:table-cell>
          <table:table-cell table:style-name="ce33" office:value-type="float" office:value="2583302">
            <text:p>2583302</text:p>
          </table:table-cell>
          <table:table-cell table:style-name="Default" office:value-type="float" office:value="0.88">
            <text:p>0,88</text:p>
          </table:table-cell>
          <table:table-cell table:style-name="Default" office:value-type="float" office:value="3609.34">
            <text:p>3609,34</text:p>
          </table:table-cell>
          <table:table-cell table:style-name="Default"/>
          <table:table-cell table:style-name="ce1" table:formula="of:=MAXA([.Q43];[.K43];[.E43];[M2.E43];[M2.K43];[M2.Q43];[M1.E43];[M1.K43];[M1.Q43])" office:value-type="float" office:value="16090164">
            <text:p>16090164</text:p>
          </table:table-cell>
          <table:table-cell table:style-name="ce1" table:formula="of:=[.W43]-1" office:value-type="float" office:value="16090163">
            <text:p>16090163</text:p>
          </table:table-cell>
          <table:table-cell table:style-name="Default" table:formula="of:=AND([.E43]&gt;[.X43];[.E43]&gt;0;NOT([.E43]=&quot;infeasible&quot;))" office:value-type="boolean" office:boolean-value="true">
            <text:p>VRAI</text:p>
          </table:table-cell>
          <table:table-cell table:style-name="Default" table:formula="of:=AND([.K43]&gt;[.X43];[.K43]&gt;0;NOT([.K43]=&quot;infeasible&quot;))" office:value-type="boolean" office:boolean-value="true">
            <text:p>VRAI</text:p>
          </table:table-cell>
          <table:table-cell table:style-name="Default" table:formula="of:=AND([.Q43]&gt;[.X43];[.Q43]&gt;0;NOT([.Q43]=&quot;infeasible&quot;))" office:value-type="boolean" office:boolean-value="false">
            <text:p>FAUX</text:p>
          </table:table-cell>
          <table:table-cell table:style-name="Default" table:formula="of:=[.E43]+([.H43]*[.E43])&lt;[.X43]" office:value-type="boolean" office:boolean-value="false">
            <text:p>FAUX</text:p>
          </table:table-cell>
          <table:table-cell table:style-name="ce1" table:formula="of:=[.K43]+([.N43]*[.K43])&lt;[.X43]" office:value-type="boolean" office:boolean-value="false">
            <text:p>FAUX</text:p>
          </table:table-cell>
          <table:table-cell table:style-name="ce1" table:formula="of:=[.Q43]+([.Q43]*[.T43])&lt;[.X4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50_0_2 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8" office:value-type="float" office:value="12661022">
            <text:p>12661022</text:p>
          </table:table-cell>
          <table:table-cell table:style-name="ce33" office:value-type="float" office:value="19700600">
            <text:p>19700600</text:p>
          </table:table-cell>
          <table:table-cell table:style-name="ce33" office:value-type="float" office:value="2079574">
            <text:p>207957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01.62">
            <text:p>401,62</text:p>
          </table:table-cell>
          <table:table-cell table:style-name="Default"/>
          <table:table-cell table:style-name="ce28" office:value-type="float" office:value="12661022">
            <text:p>12661022</text:p>
          </table:table-cell>
          <table:table-cell table:style-name="ce33" office:value-type="float" office:value="19700600">
            <text:p>19700600</text:p>
          </table:table-cell>
          <table:table-cell table:style-name="ce33" office:value-type="float" office:value="2079574">
            <text:p>207957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46.82">
            <text:p>446,82</text:p>
          </table:table-cell>
          <table:table-cell table:style-name="Default"/>
          <table:table-cell table:style-name="ce28" office:value-type="float" office:value="12661022">
            <text:p>12661022</text:p>
          </table:table-cell>
          <table:table-cell table:style-name="ce33" office:value-type="float" office:value="19700600">
            <text:p>19700600</text:p>
          </table:table-cell>
          <table:table-cell table:style-name="ce33" office:value-type="float" office:value="2079574">
            <text:p>207957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927.57">
            <text:p>927,57</text:p>
          </table:table-cell>
          <table:table-cell table:style-name="Default"/>
          <table:table-cell table:style-name="ce1" table:formula="of:=MAXA([.Q44];[.K44];[.E44];[M2.E44];[M2.K44];[M2.Q44];[M1.E44];[M1.K44];[M1.Q44])" office:value-type="float" office:value="12661022">
            <text:p>12661022</text:p>
          </table:table-cell>
          <table:table-cell table:style-name="ce1" table:formula="of:=[.W44]-1" office:value-type="float" office:value="12661021">
            <text:p>12661021</text:p>
          </table:table-cell>
          <table:table-cell table:style-name="Default" table:formula="of:=AND([.E44]&gt;[.X44];[.E44]&gt;0;NOT([.E44]=&quot;infeasible&quot;))" office:value-type="boolean" office:boolean-value="true">
            <text:p>VRAI</text:p>
          </table:table-cell>
          <table:table-cell table:style-name="Default" table:formula="of:=AND([.K44]&gt;[.X44];[.K44]&gt;0;NOT([.K44]=&quot;infeasible&quot;))" office:value-type="boolean" office:boolean-value="true">
            <text:p>VRAI</text:p>
          </table:table-cell>
          <table:table-cell table:style-name="Default" table:formula="of:=AND([.Q44]&gt;[.X44];[.Q44]&gt;0;NOT([.Q44]=&quot;infeasible&quot;))" office:value-type="boolean" office:boolean-value="true">
            <text:p>VRAI</text:p>
          </table:table-cell>
          <table:table-cell table:style-name="Default" table:formula="of:=[.E44]+([.H44]*[.E44])&lt;[.X44]" office:value-type="boolean" office:boolean-value="false">
            <text:p>FAUX</text:p>
          </table:table-cell>
          <table:table-cell table:style-name="ce1" table:formula="of:=[.K44]+([.N44]*[.K44])&lt;[.X44]" office:value-type="boolean" office:boolean-value="false">
            <text:p>FAUX</text:p>
          </table:table-cell>
          <table:table-cell table:style-name="ce1" table:formula="of:=[.Q44]+([.Q44]*[.T44])&lt;[.X4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100_0_0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8" office:value-type="float" office:value="17579278">
            <text:p>17579278</text:p>
          </table:table-cell>
          <table:table-cell table:style-name="ce33" office:value-type="float" office:value="27276000">
            <text:p>27276000</text:p>
          </table:table-cell>
          <table:table-cell table:style-name="ce33" office:value-type="float" office:value="4326722">
            <text:p>4326722</text:p>
          </table:table-cell>
          <table:table-cell table:style-name="Default" office:value-type="float" office:value="2.6">
            <text:p>2,6</text:p>
          </table:table-cell>
          <table:table-cell table:style-name="Default" office:value-type="float" office:value="3600.21">
            <text:p>3600,21</text:p>
          </table:table-cell>
          <table:table-cell table:style-name="Default"/>
          <table:table-cell table:style-name="ce28" office:value-type="float" office:value="14777358">
            <text:p>14777358</text:p>
          </table:table-cell>
          <table:table-cell table:style-name="ce33" office:value-type="float" office:value="20865500">
            <text:p>20865500</text:p>
          </table:table-cell>
          <table:table-cell table:style-name="ce33" office:value-type="float" office:value="2248142">
            <text:p>2248142</text:p>
          </table:table-cell>
          <table:table-cell table:style-name="Default" office:value-type="float" office:value="23.64">
            <text:p>23,64</text:p>
          </table:table-cell>
          <table:table-cell table:style-name="Default" office:value-type="float" office:value="3606.57">
            <text:p>3606,57</text:p>
          </table:table-cell>
          <table:table-cell table:style-name="Default"/>
          <table:table-cell table:style-name="ce28" office:value-type="float" office:value="14871792">
            <text:p>14871792</text:p>
          </table:table-cell>
          <table:table-cell table:style-name="ce33" office:value-type="float" office:value="21344000">
            <text:p>21344000</text:p>
          </table:table-cell>
          <table:table-cell table:style-name="ce33" office:value-type="float" office:value="2612208">
            <text:p>2612208</text:p>
          </table:table-cell>
          <table:table-cell table:style-name="Default" office:value-type="float" office:value="23.68">
            <text:p>23,68</text:p>
          </table:table-cell>
          <table:table-cell table:style-name="Default" office:value-type="float" office:value="3607.21">
            <text:p>3607,21</text:p>
          </table:table-cell>
          <table:table-cell table:style-name="Default"/>
          <table:table-cell table:style-name="ce1" table:formula="of:=MAXA([.Q45];[.K45];[.E45];[M2.E45];[M2.K45];[M2.Q45];[M1.E45];[M1.K45];[M1.Q45])" office:value-type="float" office:value="17579278">
            <text:p>17579278</text:p>
          </table:table-cell>
          <table:table-cell table:style-name="ce1" table:formula="of:=[.W45]-1" office:value-type="float" office:value="17579277">
            <text:p>17579277</text:p>
          </table:table-cell>
          <table:table-cell table:style-name="Default" table:formula="of:=AND([.E45]&gt;[.X45];[.E45]&gt;0;NOT([.E45]=&quot;infeasible&quot;))" office:value-type="boolean" office:boolean-value="true">
            <text:p>VRAI</text:p>
          </table:table-cell>
          <table:table-cell table:style-name="Default" table:formula="of:=AND([.K45]&gt;[.X45];[.K45]&gt;0;NOT([.K45]=&quot;infeasible&quot;))" office:value-type="boolean" office:boolean-value="false">
            <text:p>FAUX</text:p>
          </table:table-cell>
          <table:table-cell table:style-name="Default" table:formula="of:=AND([.Q45]&gt;[.X45];[.Q45]&gt;0;NOT([.Q45]=&quot;infeasible&quot;))" office:value-type="boolean" office:boolean-value="false">
            <text:p>FAUX</text:p>
          </table:table-cell>
          <table:table-cell table:style-name="Default" table:formula="of:=[.E45]+([.H45]*[.E45])&lt;[.X45]" office:value-type="boolean" office:boolean-value="false">
            <text:p>FAUX</text:p>
          </table:table-cell>
          <table:table-cell table:style-name="ce1" table:formula="of:=[.K45]+([.N45]*[.K45])&lt;[.X45]" office:value-type="boolean" office:boolean-value="false">
            <text:p>FAUX</text:p>
          </table:table-cell>
          <table:table-cell table:style-name="ce1" table:formula="of:=[.Q45]+([.Q45]*[.T45])&lt;[.X4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100_0_1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8" office:value-type="float" office:value="19634725">
            <text:p>19634725</text:p>
          </table:table-cell>
          <table:table-cell table:style-name="ce33" office:value-type="float" office:value="27580817">
            <text:p>27580817</text:p>
          </table:table-cell>
          <table:table-cell table:style-name="ce33" office:value-type="float" office:value="2936110">
            <text:p>2936110</text:p>
          </table:table-cell>
          <table:table-cell table:style-name="Default" office:value-type="float" office:value="33.45">
            <text:p>33,45</text:p>
          </table:table-cell>
          <table:table-cell table:style-name="Default" office:value-type="float" office:value="3609.28">
            <text:p>3609,28</text:p>
          </table:table-cell>
          <table:table-cell table:style-name="Default"/>
          <table:table-cell table:style-name="ce28" office:value-type="float" office:value="19219276">
            <text:p>19219276</text:p>
          </table:table-cell>
          <table:table-cell table:style-name="ce33" office:value-type="float" office:value="26002628">
            <text:p>26002628</text:p>
          </table:table-cell>
          <table:table-cell table:style-name="ce33" office:value-type="float" office:value="2333392">
            <text:p>2333392</text:p>
          </table:table-cell>
          <table:table-cell table:style-name="Default" office:value-type="float" office:value="37.78">
            <text:p>37,78</text:p>
          </table:table-cell>
          <table:table-cell table:style-name="Default" office:value-type="float" office:value="3601.41">
            <text:p>3601,41</text:p>
          </table:table-cell>
          <table:table-cell table:style-name="Default"/>
          <table:table-cell table:style-name="ce28" office:value-type="float" office:value="19497325">
            <text:p>19497325</text:p>
          </table:table-cell>
          <table:table-cell table:style-name="ce33" office:value-type="float" office:value="27747817">
            <text:p>27747817</text:p>
          </table:table-cell>
          <table:table-cell table:style-name="ce33" office:value-type="float" office:value="3210508">
            <text:p>3210508</text:p>
          </table:table-cell>
          <table:table-cell table:style-name="Default" office:value-type="float" office:value="36.23">
            <text:p>36,23</text:p>
          </table:table-cell>
          <table:table-cell table:style-name="Default" office:value-type="float" office:value="3610.08">
            <text:p>3610,08</text:p>
          </table:table-cell>
          <table:table-cell table:style-name="Default"/>
          <table:table-cell table:style-name="ce1" table:formula="of:=MAXA([.Q46];[.K46];[.E46];[M2.E46];[M2.K46];[M2.Q46];[M1.E46];[M1.K46];[M1.Q46])" office:value-type="float" office:value="24866472">
            <text:p>24866472</text:p>
          </table:table-cell>
          <table:table-cell table:style-name="ce1" table:formula="of:=[.W46]-1" office:value-type="float" office:value="24866471">
            <text:p>24866471</text:p>
          </table:table-cell>
          <table:table-cell table:style-name="Default" table:formula="of:=AND([.E46]&gt;[.X46];[.E46]&gt;0;NOT([.E46]=&quot;infeasible&quot;))" office:value-type="boolean" office:boolean-value="false">
            <text:p>FAUX</text:p>
          </table:table-cell>
          <table:table-cell table:style-name="Default" table:formula="of:=AND([.K46]&gt;[.X46];[.K46]&gt;0;NOT([.K46]=&quot;infeasible&quot;))" office:value-type="boolean" office:boolean-value="false">
            <text:p>FAUX</text:p>
          </table:table-cell>
          <table:table-cell table:style-name="Default" table:formula="of:=AND([.Q46]&gt;[.X46];[.Q46]&gt;0;NOT([.Q46]=&quot;infeasible&quot;))" office:value-type="boolean" office:boolean-value="false">
            <text:p>FAUX</text:p>
          </table:table-cell>
          <table:table-cell table:style-name="Default" table:formula="of:=[.E46]+([.H46]*[.E46])&lt;[.X46]" office:value-type="boolean" office:boolean-value="false">
            <text:p>FAUX</text:p>
          </table:table-cell>
          <table:table-cell table:style-name="ce1" table:formula="of:=[.K46]+([.N46]*[.K46])&lt;[.X46]" office:value-type="boolean" office:boolean-value="false">
            <text:p>FAUX</text:p>
          </table:table-cell>
          <table:table-cell table:style-name="ce1" table:formula="of:=[.Q46]+([.Q46]*[.T46])&lt;[.X4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100_0_2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8" office:value-type="float" office:value="16798914">
            <text:p>16798914</text:p>
          </table:table-cell>
          <table:table-cell table:style-name="ce33" office:value-type="float" office:value="23918782">
            <text:p>23918782</text:p>
          </table:table-cell>
          <table:table-cell table:style-name="ce33" office:value-type="float" office:value="2929752">
            <text:p>2929752</text:p>
          </table:table-cell>
          <table:table-cell table:style-name="Default" office:value-type="float" office:value="2.07">
            <text:p>2,07</text:p>
          </table:table-cell>
          <table:table-cell table:style-name="Default" office:value-type="float" office:value="3600.37">
            <text:p>3600,37</text:p>
          </table:table-cell>
          <table:table-cell table:style-name="Default"/>
          <table:table-cell table:style-name="ce28" office:value-type="float" office:value="15456288">
            <text:p>15456288</text:p>
          </table:table-cell>
          <table:table-cell table:style-name="ce33" office:value-type="float" office:value="21417500">
            <text:p>21417500</text:p>
          </table:table-cell>
          <table:table-cell table:style-name="ce33" office:value-type="float" office:value="2471212">
            <text:p>2471212</text:p>
          </table:table-cell>
          <table:table-cell table:style-name="Default" office:value-type="float" office:value="12.1">
            <text:p>12,1</text:p>
          </table:table-cell>
          <table:table-cell table:style-name="Default" office:value-type="float" office:value="3600.09">
            <text:p>3600,09</text:p>
          </table:table-cell>
          <table:table-cell table:style-name="Default"/>
          <table:table-cell table:style-name="ce28" office:value-type="float" office:value="14647238">
            <text:p>14647238</text:p>
          </table:table-cell>
          <table:table-cell table:style-name="ce33" office:value-type="float" office:value="20318750">
            <text:p>20318750</text:p>
          </table:table-cell>
          <table:table-cell table:style-name="ce33" office:value-type="float" office:value="2391512">
            <text:p>2391512</text:p>
          </table:table-cell>
          <table:table-cell table:style-name="Default" office:value-type="float" office:value="18.68">
            <text:p>18,68</text:p>
          </table:table-cell>
          <table:table-cell table:style-name="Default" office:value-type="float" office:value="3600.12">
            <text:p>3600,12</text:p>
          </table:table-cell>
          <table:table-cell table:style-name="Default"/>
          <table:table-cell table:style-name="ce1" table:formula="of:=MAXA([.Q47];[.K47];[.E47];[M2.E47];[M2.K47];[M2.Q47];[M1.E47];[M1.K47];[M1.Q47])" office:value-type="float" office:value="16798914">
            <text:p>16798914</text:p>
          </table:table-cell>
          <table:table-cell table:style-name="ce1" table:formula="of:=[.W47]-1" office:value-type="float" office:value="16798913">
            <text:p>16798913</text:p>
          </table:table-cell>
          <table:table-cell table:style-name="Default" table:formula="of:=AND([.E47]&gt;[.X47];[.E47]&gt;0;NOT([.E47]=&quot;infeasible&quot;))" office:value-type="boolean" office:boolean-value="true">
            <text:p>VRAI</text:p>
          </table:table-cell>
          <table:table-cell table:style-name="Default" table:formula="of:=AND([.K47]&gt;[.X47];[.K47]&gt;0;NOT([.K47]=&quot;infeasible&quot;))" office:value-type="boolean" office:boolean-value="false">
            <text:p>FAUX</text:p>
          </table:table-cell>
          <table:table-cell table:style-name="Default" table:formula="of:=AND([.Q47]&gt;[.X47];[.Q47]&gt;0;NOT([.Q47]=&quot;infeasible&quot;))" office:value-type="boolean" office:boolean-value="false">
            <text:p>FAUX</text:p>
          </table:table-cell>
          <table:table-cell table:style-name="Default" table:formula="of:=[.E47]+([.H47]*[.E47])&lt;[.X47]" office:value-type="boolean" office:boolean-value="false">
            <text:p>FAUX</text:p>
          </table:table-cell>
          <table:table-cell table:style-name="ce1" table:formula="of:=[.K47]+([.N47]*[.K47])&lt;[.X47]" office:value-type="boolean" office:boolean-value="false">
            <text:p>FAUX</text:p>
          </table:table-cell>
          <table:table-cell table:style-name="ce1" table:formula="of:=[.Q47]+([.Q47]*[.T47])&lt;[.X4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25_0_0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8" office:value-type="float" office:value="11108188">
            <text:p>11108188</text:p>
          </table:table-cell>
          <table:table-cell table:style-name="ce33" office:value-type="float" office:value="15016020">
            <text:p>15016020</text:p>
          </table:table-cell>
          <table:table-cell table:style-name="ce33" office:value-type="float" office:value="387812">
            <text:p>38781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494">
            <text:p>1494</text:p>
          </table:table-cell>
          <table:table-cell table:style-name="Default"/>
          <table:table-cell table:style-name="ce28" office:value-type="float" office:value="11108188">
            <text:p>11108188</text:p>
          </table:table-cell>
          <table:table-cell table:style-name="ce33" office:value-type="float" office:value="15016020">
            <text:p>15016020</text:p>
          </table:table-cell>
          <table:table-cell table:style-name="ce33" office:value-type="float" office:value="387812">
            <text:p>387812</text:p>
          </table:table-cell>
          <table:table-cell table:style-name="Default" office:value-type="float" office:value="0.01">
            <text:p>0,01</text:p>
          </table:table-cell>
          <table:table-cell table:style-name="Default" office:value-type="float" office:value="3601.36">
            <text:p>3601,36</text:p>
          </table:table-cell>
          <table:table-cell table:style-name="Default"/>
          <table:table-cell table:style-name="ce28" office:value-type="float" office:value="11108188">
            <text:p>11108188</text:p>
          </table:table-cell>
          <table:table-cell table:style-name="ce33" office:value-type="float" office:value="15016020">
            <text:p>15016020</text:p>
          </table:table-cell>
          <table:table-cell table:style-name="ce33" office:value-type="float" office:value="387812">
            <text:p>387812</text:p>
          </table:table-cell>
          <table:table-cell table:style-name="Default" office:value-type="float" office:value="0.03">
            <text:p>0,03</text:p>
          </table:table-cell>
          <table:table-cell table:style-name="Default" office:value-type="float" office:value="3608.96">
            <text:p>3608,96</text:p>
          </table:table-cell>
          <table:table-cell table:style-name="Default"/>
          <table:table-cell table:style-name="ce1" table:formula="of:=MAXA([.Q48];[.K48];[.E48];[M2.E48];[M2.K48];[M2.Q48];[M1.E48];[M1.K48];[M1.Q48])" office:value-type="float" office:value="11108188">
            <text:p>11108188</text:p>
          </table:table-cell>
          <table:table-cell table:style-name="ce1" table:formula="of:=[.W48]-1" office:value-type="float" office:value="11108187">
            <text:p>11108187</text:p>
          </table:table-cell>
          <table:table-cell table:style-name="Default" table:formula="of:=AND([.E48]&gt;[.X48];[.E48]&gt;0;NOT([.E48]=&quot;infeasible&quot;))" office:value-type="boolean" office:boolean-value="true">
            <text:p>VRAI</text:p>
          </table:table-cell>
          <table:table-cell table:style-name="Default" table:formula="of:=AND([.K48]&gt;[.X48];[.K48]&gt;0;NOT([.K48]=&quot;infeasible&quot;))" office:value-type="boolean" office:boolean-value="true">
            <text:p>VRAI</text:p>
          </table:table-cell>
          <table:table-cell table:style-name="Default" table:formula="of:=AND([.Q48]&gt;[.X48];[.Q48]&gt;0;NOT([.Q48]=&quot;infeasible&quot;))" office:value-type="boolean" office:boolean-value="true">
            <text:p>VRAI</text:p>
          </table:table-cell>
          <table:table-cell table:style-name="Default" table:formula="of:=[.E48]+([.H48]*[.E48])&lt;[.X48]" office:value-type="boolean" office:boolean-value="false">
            <text:p>FAUX</text:p>
          </table:table-cell>
          <table:table-cell table:style-name="ce1" table:formula="of:=[.K48]+([.N48]*[.K48])&lt;[.X48]" office:value-type="boolean" office:boolean-value="false">
            <text:p>FAUX</text:p>
          </table:table-cell>
          <table:table-cell table:style-name="ce1" table:formula="of:=[.Q48]+([.Q48]*[.T48])&lt;[.X4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25_0_1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8" office:value-type="float" office:value="6241480">
            <text:p>6241480</text:p>
          </table:table-cell>
          <table:table-cell table:style-name="ce33" office:value-type="float" office:value="8020100">
            <text:p>8020100</text:p>
          </table:table-cell>
          <table:table-cell table:style-name="ce33" office:value-type="float" office:value="98620">
            <text:p>9862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78.62">
            <text:p>78,62</text:p>
          </table:table-cell>
          <table:table-cell table:style-name="Default"/>
          <table:table-cell table:style-name="ce28" office:value-type="float" office:value="6241479">
            <text:p>6241479</text:p>
          </table:table-cell>
          <table:table-cell table:style-name="ce33" office:value-type="float" office:value="8020100">
            <text:p>8020100</text:p>
          </table:table-cell>
          <table:table-cell table:style-name="ce33" office:value-type="float" office:value="98620">
            <text:p>9862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78.07">
            <text:p>78,07</text:p>
          </table:table-cell>
          <table:table-cell table:style-name="Default"/>
          <table:table-cell table:style-name="ce28" office:value-type="float" office:value="6241480">
            <text:p>6241480</text:p>
          </table:table-cell>
          <table:table-cell table:style-name="ce33" office:value-type="float" office:value="8020100">
            <text:p>8020100</text:p>
          </table:table-cell>
          <table:table-cell table:style-name="ce33" office:value-type="float" office:value="98620">
            <text:p>9862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37.58">
            <text:p>337,58</text:p>
          </table:table-cell>
          <table:table-cell table:style-name="Default"/>
          <table:table-cell table:style-name="ce1" table:formula="of:=MAXA([.Q49];[.K49];[.E49];[M2.E49];[M2.K49];[M2.Q49];[M1.E49];[M1.K49];[M1.Q49])" office:value-type="float" office:value="6241480">
            <text:p>6241480</text:p>
          </table:table-cell>
          <table:table-cell table:style-name="ce1" table:formula="of:=[.W49]-1" office:value-type="float" office:value="6241479">
            <text:p>6241479</text:p>
          </table:table-cell>
          <table:table-cell table:style-name="Default" table:formula="of:=AND([.E49]&gt;[.X49];[.E49]&gt;0;NOT([.E49]=&quot;infeasible&quot;))" office:value-type="boolean" office:boolean-value="true">
            <text:p>VRAI</text:p>
          </table:table-cell>
          <table:table-cell table:style-name="Default" table:formula="of:=AND([.K49]&gt;[.X49];[.K49]&gt;0;NOT([.K49]=&quot;infeasible&quot;))" office:value-type="boolean" office:boolean-value="false">
            <text:p>FAUX</text:p>
          </table:table-cell>
          <table:table-cell table:style-name="Default" table:formula="of:=AND([.Q49]&gt;[.X49];[.Q49]&gt;0;NOT([.Q49]=&quot;infeasible&quot;))" office:value-type="boolean" office:boolean-value="true">
            <text:p>VRAI</text:p>
          </table:table-cell>
          <table:table-cell table:style-name="Default" table:formula="of:=[.E49]+([.H49]*[.E49])&lt;[.X49]" office:value-type="boolean" office:boolean-value="false">
            <text:p>FAUX</text:p>
          </table:table-cell>
          <table:table-cell table:style-name="ce1" table:formula="of:=[.K49]+([.N49]*[.K49])&lt;[.X49]" office:value-type="boolean" office:boolean-value="false">
            <text:p>FAUX</text:p>
          </table:table-cell>
          <table:table-cell table:style-name="ce1" table:formula="of:=[.Q49]+([.Q49]*[.T49])&lt;[.X4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25_0_2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8" office:value-type="float" office:value="9368458">
            <text:p>9368458</text:p>
          </table:table-cell>
          <table:table-cell table:style-name="ce33" office:value-type="float" office:value="13640500">
            <text:p>13640500</text:p>
          </table:table-cell>
          <table:table-cell table:style-name="ce33" office:value-type="float" office:value="622042">
            <text:p>62204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742.49">
            <text:p>1742,49</text:p>
          </table:table-cell>
          <table:table-cell table:style-name="Default"/>
          <table:table-cell table:style-name="ce28" office:value-type="float" office:value="9368458">
            <text:p>9368458</text:p>
          </table:table-cell>
          <table:table-cell table:style-name="ce33" office:value-type="float" office:value="13640500">
            <text:p>13640500</text:p>
          </table:table-cell>
          <table:table-cell table:style-name="ce33" office:value-type="float" office:value="622042">
            <text:p>622042</text:p>
          </table:table-cell>
          <table:table-cell table:style-name="Default" office:value-type="float" office:value="0.03">
            <text:p>0,03</text:p>
          </table:table-cell>
          <table:table-cell table:style-name="Default" office:value-type="float" office:value="3604.94">
            <text:p>3604,94</text:p>
          </table:table-cell>
          <table:table-cell table:style-name="Default"/>
          <table:table-cell table:style-name="ce28" office:value-type="float" office:value="9368458">
            <text:p>9368458</text:p>
          </table:table-cell>
          <table:table-cell table:style-name="ce33" office:value-type="float" office:value="13640500">
            <text:p>13640500</text:p>
          </table:table-cell>
          <table:table-cell table:style-name="ce33" office:value-type="float" office:value="622042">
            <text:p>622042</text:p>
          </table:table-cell>
          <table:table-cell table:style-name="Default" office:value-type="float" office:value="0.02">
            <text:p>0,02</text:p>
          </table:table-cell>
          <table:table-cell table:style-name="Default" office:value-type="float" office:value="3600.19">
            <text:p>3600,19</text:p>
          </table:table-cell>
          <table:table-cell table:style-name="Default"/>
          <table:table-cell table:style-name="ce1" table:formula="of:=MAXA([.Q50];[.K50];[.E50];[M2.E50];[M2.K50];[M2.Q50];[M1.E50];[M1.K50];[M1.Q50])" office:value-type="float" office:value="9368458">
            <text:p>9368458</text:p>
          </table:table-cell>
          <table:table-cell table:style-name="ce1" table:formula="of:=[.W50]-1" office:value-type="float" office:value="9368457">
            <text:p>9368457</text:p>
          </table:table-cell>
          <table:table-cell table:style-name="Default" table:formula="of:=AND([.E50]&gt;[.X50];[.E50]&gt;0;NOT([.E50]=&quot;infeasible&quot;))" office:value-type="boolean" office:boolean-value="true">
            <text:p>VRAI</text:p>
          </table:table-cell>
          <table:table-cell table:style-name="Default" table:formula="of:=AND([.K50]&gt;[.X50];[.K50]&gt;0;NOT([.K50]=&quot;infeasible&quot;))" office:value-type="boolean" office:boolean-value="true">
            <text:p>VRAI</text:p>
          </table:table-cell>
          <table:table-cell table:style-name="Default" table:formula="of:=AND([.Q50]&gt;[.X50];[.Q50]&gt;0;NOT([.Q50]=&quot;infeasible&quot;))" office:value-type="boolean" office:boolean-value="true">
            <text:p>VRAI</text:p>
          </table:table-cell>
          <table:table-cell table:style-name="Default" table:formula="of:=[.E50]+([.H50]*[.E50])&lt;[.X50]" office:value-type="boolean" office:boolean-value="false">
            <text:p>FAUX</text:p>
          </table:table-cell>
          <table:table-cell table:style-name="ce1" table:formula="of:=[.K50]+([.N50]*[.K50])&lt;[.X50]" office:value-type="boolean" office:boolean-value="false">
            <text:p>FAUX</text:p>
          </table:table-cell>
          <table:table-cell table:style-name="ce1" table:formula="of:=[.Q50]+([.Q50]*[.T50])&lt;[.X5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50_0_0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8" office:value-type="float" office:value="19253866">
            <text:p>19253866</text:p>
          </table:table-cell>
          <table:table-cell table:style-name="ce33" office:value-type="float" office:value="30383100">
            <text:p>30383100</text:p>
          </table:table-cell>
          <table:table-cell table:style-name="ce33" office:value-type="float" office:value="3229234">
            <text:p>3229234</text:p>
          </table:table-cell>
          <table:table-cell table:style-name="Default" office:value-type="float" office:value="0.53">
            <text:p>0,53</text:p>
          </table:table-cell>
          <table:table-cell table:style-name="Default" office:value-type="float" office:value="3610.5">
            <text:p>3610,5</text:p>
          </table:table-cell>
          <table:table-cell table:style-name="Default"/>
          <table:table-cell table:style-name="ce28" office:value-type="float" office:value="18020178">
            <text:p>18020178</text:p>
          </table:table-cell>
          <table:table-cell table:style-name="ce33" office:value-type="float" office:value="26995600">
            <text:p>26995600</text:p>
          </table:table-cell>
          <table:table-cell table:style-name="ce33" office:value-type="float" office:value="2455422">
            <text:p>2455422</text:p>
          </table:table-cell>
          <table:table-cell table:style-name="Default" office:value-type="float" office:value="8.09">
            <text:p>8,09</text:p>
          </table:table-cell>
          <table:table-cell table:style-name="Default" office:value-type="float" office:value="3604.8">
            <text:p>3604,8</text:p>
          </table:table-cell>
          <table:table-cell table:style-name="Default"/>
          <table:table-cell table:style-name="ce28" office:value-type="float" office:value="16775522">
            <text:p>16775522</text:p>
          </table:table-cell>
          <table:table-cell table:style-name="ce33" office:value-type="float" office:value="24325500">
            <text:p>24325500</text:p>
          </table:table-cell>
          <table:table-cell table:style-name="ce33" office:value-type="float" office:value="1919978">
            <text:p>1919978</text:p>
          </table:table-cell>
          <table:table-cell table:style-name="Default" office:value-type="float" office:value="16.11">
            <text:p>16,11</text:p>
          </table:table-cell>
          <table:table-cell table:style-name="Default" office:value-type="float" office:value="3604.03">
            <text:p>3604,03</text:p>
          </table:table-cell>
          <table:table-cell table:style-name="Default"/>
          <table:table-cell table:style-name="ce1" table:formula="of:=MAXA([.Q51];[.K51];[.E51];[M2.E51];[M2.K51];[M2.Q51];[M1.E51];[M1.K51];[M1.Q51])" office:value-type="float" office:value="19253866">
            <text:p>19253866</text:p>
          </table:table-cell>
          <table:table-cell table:style-name="ce1" table:formula="of:=[.W51]-1" office:value-type="float" office:value="19253865">
            <text:p>19253865</text:p>
          </table:table-cell>
          <table:table-cell table:style-name="Default" table:formula="of:=AND([.E51]&gt;[.X51];[.E51]&gt;0;NOT([.E51]=&quot;infeasible&quot;))" office:value-type="boolean" office:boolean-value="true">
            <text:p>VRAI</text:p>
          </table:table-cell>
          <table:table-cell table:style-name="Default" table:formula="of:=AND([.K51]&gt;[.X51];[.K51]&gt;0;NOT([.K51]=&quot;infeasible&quot;))" office:value-type="boolean" office:boolean-value="false">
            <text:p>FAUX</text:p>
          </table:table-cell>
          <table:table-cell table:style-name="Default" table:formula="of:=AND([.Q51]&gt;[.X51];[.Q51]&gt;0;NOT([.Q51]=&quot;infeasible&quot;))" office:value-type="boolean" office:boolean-value="false">
            <text:p>FAUX</text:p>
          </table:table-cell>
          <table:table-cell table:style-name="Default" table:formula="of:=[.E51]+([.H51]*[.E51])&lt;[.X51]" office:value-type="boolean" office:boolean-value="false">
            <text:p>FAUX</text:p>
          </table:table-cell>
          <table:table-cell table:style-name="ce1" table:formula="of:=[.K51]+([.N51]*[.K51])&lt;[.X51]" office:value-type="boolean" office:boolean-value="false">
            <text:p>FAUX</text:p>
          </table:table-cell>
          <table:table-cell table:style-name="ce1" table:formula="of:=[.Q51]+([.Q51]*[.T51])&lt;[.X5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50_0_1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8" office:value-type="float" office:value="19124766">
            <text:p>19124766</text:p>
          </table:table-cell>
          <table:table-cell table:style-name="ce33" office:value-type="float" office:value="25892200">
            <text:p>25892200</text:p>
          </table:table-cell>
          <table:table-cell table:style-name="ce33" office:value-type="float" office:value="1367234">
            <text:p>1367234</text:p>
          </table:table-cell>
          <table:table-cell table:style-name="Default" office:value-type="float" office:value="20.51">
            <text:p>20,51</text:p>
          </table:table-cell>
          <table:table-cell table:style-name="Default" office:value-type="float" office:value="3600.13">
            <text:p>3600,13</text:p>
          </table:table-cell>
          <table:table-cell table:style-name="Default"/>
          <table:table-cell table:style-name="ce28" office:value-type="float" office:value="18856774">
            <text:p>18856774</text:p>
          </table:table-cell>
          <table:table-cell table:style-name="ce33" office:value-type="float" office:value="25583700">
            <text:p>25583700</text:p>
          </table:table-cell>
          <table:table-cell table:style-name="ce33" office:value-type="float" office:value="1436730">
            <text:p>1436730</text:p>
          </table:table-cell>
          <table:table-cell table:style-name="Default" office:value-type="float" office:value="22.33">
            <text:p>22,33</text:p>
          </table:table-cell>
          <table:table-cell table:style-name="Default" office:value-type="float" office:value="3607.3">
            <text:p>3607,3</text:p>
          </table:table-cell>
          <table:table-cell table:style-name="Default"/>
          <table:table-cell table:style-name="ce28" office:value-type="float" office:value="18025078">
            <text:p>18025078</text:p>
          </table:table-cell>
          <table:table-cell table:style-name="ce33" office:value-type="float" office:value="24928200">
            <text:p>24928200</text:p>
          </table:table-cell>
          <table:table-cell table:style-name="ce33" office:value-type="float" office:value="1612922">
            <text:p>1612922</text:p>
          </table:table-cell>
          <table:table-cell table:style-name="Default" office:value-type="float" office:value="28.83">
            <text:p>28,83</text:p>
          </table:table-cell>
          <table:table-cell table:style-name="Default" office:value-type="float" office:value="3604.15">
            <text:p>3604,15</text:p>
          </table:table-cell>
          <table:table-cell table:style-name="Default"/>
          <table:table-cell table:style-name="ce1" table:formula="of:=MAXA([.Q52];[.K52];[.E52];[M2.E52];[M2.K52];[M2.Q52];[M1.E52];[M1.K52];[M1.Q52])" office:value-type="float" office:value="20314452">
            <text:p>20314452</text:p>
          </table:table-cell>
          <table:table-cell table:style-name="ce1" table:formula="of:=[.W52]-1" office:value-type="float" office:value="20314451">
            <text:p>20314451</text:p>
          </table:table-cell>
          <table:table-cell table:style-name="Default" table:formula="of:=AND([.E52]&gt;[.X52];[.E52]&gt;0;NOT([.E52]=&quot;infeasible&quot;))" office:value-type="boolean" office:boolean-value="false">
            <text:p>FAUX</text:p>
          </table:table-cell>
          <table:table-cell table:style-name="Default" table:formula="of:=AND([.K52]&gt;[.X52];[.K52]&gt;0;NOT([.K52]=&quot;infeasible&quot;))" office:value-type="boolean" office:boolean-value="false">
            <text:p>FAUX</text:p>
          </table:table-cell>
          <table:table-cell table:style-name="Default" table:formula="of:=AND([.Q52]&gt;[.X52];[.Q52]&gt;0;NOT([.Q52]=&quot;infeasible&quot;))" office:value-type="boolean" office:boolean-value="false">
            <text:p>FAUX</text:p>
          </table:table-cell>
          <table:table-cell table:style-name="Default" table:formula="of:=[.E52]+([.H52]*[.E52])&lt;[.X52]" office:value-type="boolean" office:boolean-value="false">
            <text:p>FAUX</text:p>
          </table:table-cell>
          <table:table-cell table:style-name="ce1" table:formula="of:=[.K52]+([.N52]*[.K52])&lt;[.X52]" office:value-type="boolean" office:boolean-value="false">
            <text:p>FAUX</text:p>
          </table:table-cell>
          <table:table-cell table:style-name="ce1" table:formula="of:=[.Q52]+([.Q52]*[.T52])&lt;[.X5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50_0_2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8" office:value-type="float" office:value="15819102">
            <text:p>15819102</text:p>
          </table:table-cell>
          <table:table-cell table:style-name="ce33" office:value-type="float" office:value="22337000">
            <text:p>22337000</text:p>
          </table:table-cell>
          <table:table-cell table:style-name="ce33" office:value-type="float" office:value="1377898">
            <text:p>1377898</text:p>
          </table:table-cell>
          <table:table-cell table:style-name="Default" office:value-type="float" office:value="4.5">
            <text:p>4,5</text:p>
          </table:table-cell>
          <table:table-cell table:style-name="Default" office:value-type="float" office:value="3613.7">
            <text:p>3613,7</text:p>
          </table:table-cell>
          <table:table-cell table:style-name="Default"/>
          <table:table-cell table:style-name="ce28" office:value-type="float" office:value="14870864">
            <text:p>14870864</text:p>
          </table:table-cell>
          <table:table-cell table:style-name="ce33" office:value-type="float" office:value="21119000">
            <text:p>21119000</text:p>
          </table:table-cell>
          <table:table-cell table:style-name="ce33" office:value-type="float" office:value="1528136">
            <text:p>1528136</text:p>
          </table:table-cell>
          <table:table-cell table:style-name="Default" office:value-type="float" office:value="11.51">
            <text:p>11,51</text:p>
          </table:table-cell>
          <table:table-cell table:style-name="Default" office:value-type="float" office:value="3605.07">
            <text:p>3605,07</text:p>
          </table:table-cell>
          <table:table-cell table:style-name="Default"/>
          <table:table-cell table:style-name="ce28" office:value-type="float" office:value="15068008">
            <text:p>15068008</text:p>
          </table:table-cell>
          <table:table-cell table:style-name="ce33" office:value-type="float" office:value="21231000">
            <text:p>21231000</text:p>
          </table:table-cell>
          <table:table-cell table:style-name="ce33" office:value-type="float" office:value="1402992">
            <text:p>1402992</text:p>
          </table:table-cell>
          <table:table-cell table:style-name="Default" office:value-type="float" office:value="10.47">
            <text:p>10,47</text:p>
          </table:table-cell>
          <table:table-cell table:style-name="Default" office:value-type="float" office:value="3600.22">
            <text:p>3600,22</text:p>
          </table:table-cell>
          <table:table-cell table:style-name="Default"/>
          <table:table-cell table:style-name="ce1" table:formula="of:=MAXA([.Q53];[.K53];[.E53];[M2.E53];[M2.K53];[M2.Q53];[M1.E53];[M1.K53];[M1.Q53])" office:value-type="float" office:value="15819102">
            <text:p>15819102</text:p>
          </table:table-cell>
          <table:table-cell table:style-name="ce1" table:formula="of:=[.W53]-1" office:value-type="float" office:value="15819101">
            <text:p>15819101</text:p>
          </table:table-cell>
          <table:table-cell table:style-name="Default" table:formula="of:=AND([.E53]&gt;[.X53];[.E53]&gt;0;NOT([.E53]=&quot;infeasible&quot;))" office:value-type="boolean" office:boolean-value="true">
            <text:p>VRAI</text:p>
          </table:table-cell>
          <table:table-cell table:style-name="Default" table:formula="of:=AND([.K53]&gt;[.X53];[.K53]&gt;0;NOT([.K53]=&quot;infeasible&quot;))" office:value-type="boolean" office:boolean-value="false">
            <text:p>FAUX</text:p>
          </table:table-cell>
          <table:table-cell table:style-name="Default" table:formula="of:=AND([.Q53]&gt;[.X53];[.Q53]&gt;0;NOT([.Q53]=&quot;infeasible&quot;))" office:value-type="boolean" office:boolean-value="false">
            <text:p>FAUX</text:p>
          </table:table-cell>
          <table:table-cell table:style-name="Default" table:formula="of:=[.E53]+([.H53]*[.E53])&lt;[.X53]" office:value-type="boolean" office:boolean-value="false">
            <text:p>FAUX</text:p>
          </table:table-cell>
          <table:table-cell table:style-name="ce1" table:formula="of:=[.K53]+([.N53]*[.K53])&lt;[.X53]" office:value-type="boolean" office:boolean-value="false">
            <text:p>FAUX</text:p>
          </table:table-cell>
          <table:table-cell table:style-name="ce1" table:formula="of:=[.Q53]+([.Q53]*[.T53])&lt;[.X5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100_0_0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8" office:value-type="float" office:value="20132986">
            <text:p>20132986</text:p>
          </table:table-cell>
          <table:table-cell table:style-name="ce33" office:value-type="float" office:value="27985690">
            <text:p>27985690</text:p>
          </table:table-cell>
          <table:table-cell table:style-name="ce33" office:value-type="float" office:value="2692678">
            <text:p>2692678</text:p>
          </table:table-cell>
          <table:table-cell table:style-name="Default" office:value-type="float" office:value="22.05">
            <text:p>22,05</text:p>
          </table:table-cell>
          <table:table-cell table:style-name="Default" office:value-type="float" office:value="3600.3">
            <text:p>3600,3</text:p>
          </table:table-cell>
          <table:table-cell table:style-name="Default"/>
          <table:table-cell table:style-name="ce28" office:value-type="float" office:value="19741922">
            <text:p>19741922</text:p>
          </table:table-cell>
          <table:table-cell table:style-name="ce33" office:value-type="float" office:value="26893500">
            <text:p>26893500</text:p>
          </table:table-cell>
          <table:table-cell table:style-name="ce33" office:value-type="float" office:value="2331582">
            <text:p>2331582</text:p>
          </table:table-cell>
          <table:table-cell table:style-name="Default" office:value-type="float" office:value="25.2">
            <text:p>25,2</text:p>
          </table:table-cell>
          <table:table-cell table:style-name="Default" office:value-type="float" office:value="3607.19">
            <text:p>3607,19</text:p>
          </table:table-cell>
          <table:table-cell table:style-name="Default"/>
          <table:table-cell table:style-name="ce28" office:value-type="float" office:value="19019012">
            <text:p>19019012</text:p>
          </table:table-cell>
          <table:table-cell table:style-name="ce33" office:value-type="float" office:value="26437000">
            <text:p>26437000</text:p>
          </table:table-cell>
          <table:table-cell table:style-name="ce33" office:value-type="float" office:value="2807984">
            <text:p>2807984</text:p>
          </table:table-cell>
          <table:table-cell table:style-name="Default" office:value-type="float" office:value="29.98">
            <text:p>29,98</text:p>
          </table:table-cell>
          <table:table-cell table:style-name="Default" office:value-type="float" office:value="3606.16">
            <text:p>3606,16</text:p>
          </table:table-cell>
          <table:table-cell table:style-name="Default"/>
          <table:table-cell table:style-name="ce1" table:formula="of:=MAXA([.Q54];[.K54];[.E54];[M2.E54];[M2.K54];[M2.Q54];[M1.E54];[M1.K54];[M1.Q54])" office:value-type="float" office:value="20320672">
            <text:p>20320672</text:p>
          </table:table-cell>
          <table:table-cell table:style-name="ce1" table:formula="of:=[.W54]-1" office:value-type="float" office:value="20320671">
            <text:p>20320671</text:p>
          </table:table-cell>
          <table:table-cell table:style-name="Default" table:formula="of:=AND([.E54]&gt;[.X54];[.E54]&gt;0;NOT([.E54]=&quot;infeasible&quot;))" office:value-type="boolean" office:boolean-value="false">
            <text:p>FAUX</text:p>
          </table:table-cell>
          <table:table-cell table:style-name="Default" table:formula="of:=AND([.K54]&gt;[.X54];[.K54]&gt;0;NOT([.K54]=&quot;infeasible&quot;))" office:value-type="boolean" office:boolean-value="false">
            <text:p>FAUX</text:p>
          </table:table-cell>
          <table:table-cell table:style-name="Default" table:formula="of:=AND([.Q54]&gt;[.X54];[.Q54]&gt;0;NOT([.Q54]=&quot;infeasible&quot;))" office:value-type="boolean" office:boolean-value="false">
            <text:p>FAUX</text:p>
          </table:table-cell>
          <table:table-cell table:style-name="Default" table:formula="of:=[.E54]+([.H54]*[.E54])&lt;[.X54]" office:value-type="boolean" office:boolean-value="false">
            <text:p>FAUX</text:p>
          </table:table-cell>
          <table:table-cell table:style-name="ce1" table:formula="of:=[.K54]+([.N54]*[.K54])&lt;[.X54]" office:value-type="boolean" office:boolean-value="false">
            <text:p>FAUX</text:p>
          </table:table-cell>
          <table:table-cell table:style-name="ce1" table:formula="of:=[.Q54]+([.Q54]*[.T54])&lt;[.X5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100_0_1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8" office:value-type="float" office:value="18273842">
            <text:p>18273842</text:p>
          </table:table-cell>
          <table:table-cell table:style-name="ce33" office:value-type="float" office:value="26060899">
            <text:p>26060899</text:p>
          </table:table-cell>
          <table:table-cell table:style-name="ce33" office:value-type="float" office:value="2127074">
            <text:p>2127074</text:p>
          </table:table-cell>
          <table:table-cell table:style-name="Default" office:value-type="float" office:value="35.48">
            <text:p>35,48</text:p>
          </table:table-cell>
          <table:table-cell table:style-name="Default" office:value-type="float" office:value="3602.67">
            <text:p>3602,67</text:p>
          </table:table-cell>
          <table:table-cell table:style-name="Default"/>
          <table:table-cell table:style-name="ce28" office:value-type="float" office:value="17417618">
            <text:p>17417618</text:p>
          </table:table-cell>
          <table:table-cell table:style-name="ce33" office:value-type="float" office:value="23827000">
            <text:p>23827000</text:p>
          </table:table-cell>
          <table:table-cell table:style-name="ce33" office:value-type="float" office:value="1639380">
            <text:p>1639380</text:p>
          </table:table-cell>
          <table:table-cell table:style-name="Default" office:value-type="float" office:value="44.75">
            <text:p>44,75</text:p>
          </table:table-cell>
          <table:table-cell table:style-name="Default" office:value-type="float" office:value="3600.2">
            <text:p>3600,2</text:p>
          </table:table-cell>
          <table:table-cell table:style-name="Default"/>
          <table:table-cell table:style-name="ce28" office:value-type="float" office:value="17854132">
            <text:p>17854132</text:p>
          </table:table-cell>
          <table:table-cell table:style-name="ce33" office:value-type="float" office:value="25586000">
            <text:p>25586000</text:p>
          </table:table-cell>
          <table:table-cell table:style-name="ce33" office:value-type="float" office:value="2371868">
            <text:p>2371868</text:p>
          </table:table-cell>
          <table:table-cell table:style-name="Default" office:value-type="float" office:value="40.92">
            <text:p>40,92</text:p>
          </table:table-cell>
          <table:table-cell table:style-name="Default" office:value-type="float" office:value="3604.72">
            <text:p>3604,72</text:p>
          </table:table-cell>
          <table:table-cell table:style-name="Default"/>
          <table:table-cell table:style-name="ce1" table:formula="of:=MAXA([.Q55];[.K55];[.E55];[M2.E55];[M2.K55];[M2.Q55];[M1.E55];[M1.K55];[M1.Q55])" office:value-type="float" office:value="18273842">
            <text:p>18273842</text:p>
          </table:table-cell>
          <table:table-cell table:style-name="ce1" table:formula="of:=[.W55]-1" office:value-type="float" office:value="18273841">
            <text:p>18273841</text:p>
          </table:table-cell>
          <table:table-cell table:style-name="Default" table:formula="of:=AND([.E55]&gt;[.X55];[.E55]&gt;0;NOT([.E55]=&quot;infeasible&quot;))" office:value-type="boolean" office:boolean-value="true">
            <text:p>VRAI</text:p>
          </table:table-cell>
          <table:table-cell table:style-name="Default" table:formula="of:=AND([.K55]&gt;[.X55];[.K55]&gt;0;NOT([.K55]=&quot;infeasible&quot;))" office:value-type="boolean" office:boolean-value="false">
            <text:p>FAUX</text:p>
          </table:table-cell>
          <table:table-cell table:style-name="Default" table:formula="of:=AND([.Q55]&gt;[.X55];[.Q55]&gt;0;NOT([.Q55]=&quot;infeasible&quot;))" office:value-type="boolean" office:boolean-value="false">
            <text:p>FAUX</text:p>
          </table:table-cell>
          <table:table-cell table:style-name="Default" table:formula="of:=[.E55]+([.H55]*[.E55])&lt;[.X55]" office:value-type="boolean" office:boolean-value="false">
            <text:p>FAUX</text:p>
          </table:table-cell>
          <table:table-cell table:style-name="ce1" table:formula="of:=[.K55]+([.N55]*[.K55])&lt;[.X55]" office:value-type="boolean" office:boolean-value="false">
            <text:p>FAUX</text:p>
          </table:table-cell>
          <table:table-cell table:style-name="ce1" table:formula="of:=[.Q55]+([.Q55]*[.T55])&lt;[.X5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100_0_2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8" office:value-type="float" office:value="22018640">
            <text:p>22018640</text:p>
          </table:table-cell>
          <table:table-cell table:style-name="ce33" office:value-type="float" office:value="30455000">
            <text:p>30455000</text:p>
          </table:table-cell>
          <table:table-cell table:style-name="ce33" office:value-type="float" office:value="2706360">
            <text:p>2706360</text:p>
          </table:table-cell>
          <table:table-cell table:style-name="Default" office:value-type="float" office:value="24.38">
            <text:p>24,38</text:p>
          </table:table-cell>
          <table:table-cell table:style-name="Default" office:value-type="float" office:value="3611.5">
            <text:p>3611,5</text:p>
          </table:table-cell>
          <table:table-cell table:style-name="Default"/>
          <table:table-cell table:style-name="ce28" office:value-type="float" office:value="21083718">
            <text:p>21083718</text:p>
          </table:table-cell>
          <table:table-cell table:style-name="ce33" office:value-type="float" office:value="31090000">
            <text:p>31090000</text:p>
          </table:table-cell>
          <table:table-cell table:style-name="ce33" office:value-type="float" office:value="4146292">
            <text:p>4146292</text:p>
          </table:table-cell>
          <table:table-cell table:style-name="Default" office:value-type="float" office:value="30.78">
            <text:p>30,78</text:p>
          </table:table-cell>
          <table:table-cell table:style-name="Default" office:value-type="float" office:value="3609.12">
            <text:p>3609,12</text:p>
          </table:table-cell>
          <table:table-cell table:style-name="Default"/>
          <table:table-cell table:style-name="ce28" office:value-type="float" office:value="18258566">
            <text:p>18258566</text:p>
          </table:table-cell>
          <table:table-cell table:style-name="ce33" office:value-type="float" office:value="25185040">
            <text:p>25185040</text:p>
          </table:table-cell>
          <table:table-cell table:style-name="ce33" office:value-type="float" office:value="2336422">
            <text:p>2336422</text:p>
          </table:table-cell>
          <table:table-cell table:style-name="Default" office:value-type="float" office:value="50.67">
            <text:p>50,67</text:p>
          </table:table-cell>
          <table:table-cell table:style-name="Default" office:value-type="float" office:value="3600.13">
            <text:p>3600,13</text:p>
          </table:table-cell>
          <table:table-cell table:style-name="Default"/>
          <table:table-cell table:style-name="ce1" table:formula="of:=MAXA([.Q56];[.K56];[.E56];[M2.E56];[M2.K56];[M2.Q56];[M1.E56];[M1.K56];[M1.Q56])" office:value-type="float" office:value="22018640">
            <text:p>22018640</text:p>
          </table:table-cell>
          <table:table-cell table:style-name="ce1" table:formula="of:=[.W56]-1" office:value-type="float" office:value="22018639">
            <text:p>22018639</text:p>
          </table:table-cell>
          <table:table-cell table:style-name="Default" table:formula="of:=AND([.E56]&gt;[.X56];[.E56]&gt;0;NOT([.E56]=&quot;infeasible&quot;))" office:value-type="boolean" office:boolean-value="true">
            <text:p>VRAI</text:p>
          </table:table-cell>
          <table:table-cell table:style-name="Default" table:formula="of:=AND([.K56]&gt;[.X56];[.K56]&gt;0;NOT([.K56]=&quot;infeasible&quot;))" office:value-type="boolean" office:boolean-value="false">
            <text:p>FAUX</text:p>
          </table:table-cell>
          <table:table-cell table:style-name="Default" table:formula="of:=AND([.Q56]&gt;[.X56];[.Q56]&gt;0;NOT([.Q56]=&quot;infeasible&quot;))" office:value-type="boolean" office:boolean-value="false">
            <text:p>FAUX</text:p>
          </table:table-cell>
          <table:table-cell table:style-name="Default" table:formula="of:=[.E56]+([.H56]*[.E56])&lt;[.X56]" office:value-type="boolean" office:boolean-value="false">
            <text:p>FAUX</text:p>
          </table:table-cell>
          <table:table-cell table:style-name="ce1" table:formula="of:=[.K56]+([.N56]*[.K56])&lt;[.X56]" office:value-type="boolean" office:boolean-value="false">
            <text:p>FAUX</text:p>
          </table:table-cell>
          <table:table-cell table:style-name="ce1" table:formula="of:=[.Q56]+([.Q56]*[.T56])&lt;[.X5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table:number-columns-repeated="22"/>
          <table:table-cell table:style-name="ce1" table:number-columns-repeated="2"/>
          <table:table-cell table:style-name="Default" table:number-columns-repeated="4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office:value-type="string">
            <text:p>Sol moyen</text:p>
          </table:table-cell>
          <table:table-cell table:style-name="Default" table:number-columns-repeated="3"/>
          <table:table-cell table:style-name="ce28" table:formula="of:=AVERAGE([.E3:.E56])" office:value-type="float" office:value="12013393.2777778">
            <text:p>12013393,2777778</text:p>
          </table:table-cell>
          <table:table-cell table:style-name="ce28" table:formula="of:=AVERAGE([.F3:.F56])" office:value-type="float" office:value="17978851.4814815">
            <text:p>17978851,4814815</text:p>
          </table:table-cell>
          <table:table-cell table:style-name="ce28" table:formula="of:=AVERAGE([.G3:.G56])" office:value-type="float" office:value="1913784.2962963">
            <text:p>1913784,2962963</text:p>
          </table:table-cell>
          <table:table-cell table:style-name="ce36" table:number-columns-repeated="3"/>
          <table:table-cell table:style-name="ce28" table:formula="of:=AVERAGE([.K3:.K56])" office:value-type="float" office:value="11867522.4814815">
            <text:p>11867522,4814815</text:p>
          </table:table-cell>
          <table:table-cell table:style-name="ce28" table:formula="of:=AVERAGE([.L3:.L56])" office:value-type="float" office:value="17712044.462963">
            <text:p>17712044,462963</text:p>
          </table:table-cell>
          <table:table-cell table:style-name="ce28" table:formula="of:=AVERAGE([.M3:.M56])" office:value-type="float" office:value="1903959.40740741">
            <text:p>1903959,40740741</text:p>
          </table:table-cell>
          <table:table-cell table:style-name="ce36" table:number-columns-repeated="3"/>
          <table:table-cell table:style-name="ce28" table:formula="of:=AVERAGE([.Q3:.Q56])" office:value-type="float" office:value="11690202.5">
            <text:p>11690202,5</text:p>
          </table:table-cell>
          <table:table-cell table:style-name="ce28" table:formula="of:=AVERAGE([.R3:.R56])" office:value-type="float" office:value="17412223.7777778">
            <text:p>17412223,7777778</text:p>
          </table:table-cell>
          <table:table-cell table:style-name="ce28" table:formula="of:=AVERAGE([.S3:.S56])" office:value-type="float" office:value="1866272.74074074">
            <text:p>1866272,74074074</text:p>
          </table:table-cell>
          <table:table-cell table:number-columns-repeated="3"/>
          <table:table-cell table:style-name="ce1" table:formula="of:=AVERAGE([.W3:.W56])" office:value-type="float" office:value="12267675.5925926">
            <text:p>12267675,5925926</text:p>
          </table:table-cell>
          <table:table-cell table:style-name="ce1" table:formula="of:=[.W58]-1" office:value-type="float" office:value="12267674.5925926">
            <text:p>12267674,5925926</text:p>
          </table:table-cell>
          <table:table-cell table:style-name="Default" table:number-columns-repeated="4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office:value-type="string">
            <text:p>Gap moyen</text:p>
          </table:table-cell>
          <table:table-cell table:style-name="Default" office:value-type="string">
            <text:p>bs-bi/bi</text:p>
          </table:table-cell>
          <table:table-cell table:style-name="Default" table:number-columns-repeated="2"/>
          <table:table-cell table:style-name="ce28" table:formula="of:=([.$W58]-[.E58])/[.E58]*100" office:value-type="float" office:value="2.11665687566546">
            <text:p>2,1166568757</text:p>
          </table:table-cell>
          <table:table-cell table:style-name="ce33" table:number-columns-repeated="2"/>
          <table:table-cell table:style-name="ce36" table:number-columns-repeated="3"/>
          <table:table-cell table:style-name="ce28" table:formula="of:=([.$W58]-[.K58])/[.K58]*100" office:value-type="float" office:value="3.37183360499654">
            <text:p>3,371833605</text:p>
          </table:table-cell>
          <table:table-cell table:style-name="ce33" table:number-columns-repeated="2"/>
          <table:table-cell table:style-name="ce36" table:number-columns-repeated="3"/>
          <table:table-cell table:style-name="ce28" table:formula="of:=([.$W58]-[.Q58])/[.Q58]*100" office:value-type="float" office:value="4.93980401616305">
            <text:p>4,9398040162</text:p>
          </table:table-cell>
          <table:table-cell table:style-name="ce33" table:number-columns-repeated="2"/>
          <table:table-cell table:number-columns-repeated="3"/>
          <table:table-cell table:style-name="ce1" table:number-columns-repeated="2"/>
          <table:table-cell table:style-name="Default" table:number-columns-repeated="4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office:value-type="string">
            <text:p>Opti local</text:p>
          </table:table-cell>
          <table:table-cell table:style-name="Default" table:number-columns-repeated="3"/>
          <table:table-cell table:style-name="ce28" table:formula="of:=SUMPRODUCT([.H3:.H56]=&quot; &quot;;[.E3:.E56]&gt;0)" office:value-type="float" office:value="34">
            <text:p>34</text:p>
          </table:table-cell>
          <table:table-cell table:style-name="Default" table:number-columns-repeated="5"/>
          <table:table-cell table:style-name="ce28" table:formula="of:=SUMPRODUCT([.N3:.N56]=&quot; &quot;;[.K3:.K56]&gt;0)" office:value-type="float" office:value="28">
            <text:p>28</text:p>
          </table:table-cell>
          <table:table-cell table:style-name="Default" table:number-columns-repeated="5"/>
          <table:table-cell table:style-name="ce28" table:formula="of:=SUMPRODUCT([.T3:.T56]=&quot; &quot;;[.Q3:.Q56]&gt;0)" office:value-type="float" office:value="27">
            <text:p>27</text:p>
          </table:table-cell>
          <table:table-cell table:style-name="Default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office:value-type="string">
            <text:p>Opti Global</text:p>
          </table:table-cell>
          <table:table-cell table:style-name="Default" table:number-columns-repeated="3"/>
          <table:table-cell table:style-name="ce28" table:formula="of:=COUNTIF([.Y3:.Y56];&quot;Vrai&quot;)" office:value-type="float" office:value="38">
            <text:p>38</text:p>
          </table:table-cell>
          <table:table-cell table:style-name="Default" table:number-columns-repeated="5"/>
          <table:table-cell table:style-name="ce28" table:formula="of:=COUNTIF([.Z3:.Z56];&quot;Vrai&quot;)" office:value-type="float" office:value="30">
            <text:p>30</text:p>
          </table:table-cell>
          <table:table-cell table:style-name="Default" table:number-columns-repeated="5"/>
          <table:table-cell table:style-name="ce28" table:formula="of:=COUNTIF([.AA3:.AA56];&quot;Vrai&quot;)" office:value-type="float" office:value="29">
            <text:p>29</text:p>
          </table:table-cell>
          <table:table-cell table:style-name="Default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office:value-type="string">
            <text:p>Nb Opti cut</text:p>
          </table:table-cell>
          <table:table-cell table:style-name="Default" table:number-columns-repeated="3"/>
          <table:table-cell table:style-name="ce28" table:formula="of:=COUNTIF([.AB3:.AB56];&quot;vrai&quot;)" office:value-type="float" office:value="7">
            <text:p>7</text:p>
          </table:table-cell>
          <table:table-cell table:style-name="Default" table:number-columns-repeated="5"/>
          <table:table-cell table:style-name="ce28" table:formula="of:=COUNTIF([.AC3:.AC56];&quot;vrai&quot;)" office:value-type="float" office:value="1">
            <text:p>1</text:p>
          </table:table-cell>
          <table:table-cell table:style-name="Default" table:number-columns-repeated="5"/>
          <table:table-cell table:style-name="ce28" table:formula="of:=COUNTIF([.AD3:.AD56];&quot;vrai&quot;)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Nb inf</text:p>
          </table:table-cell>
          <table:table-cell table:number-columns-repeated="3"/>
          <table:table-cell table:formula="of:=COUNTIF([.E3:.E56];&quot;infeasible&quot;)" office:value-type="float" office:value="0">
            <text:p>0</text:p>
          </table:table-cell>
          <table:table-cell table:style-name="ce34" table:number-columns-repeated="5"/>
          <table:table-cell table:style-name="ce27" table:formula="of:=COUNTIF([.K3:.K56];&quot;infeasible&quot;)" office:value-type="float" office:value="0">
            <text:p>0</text:p>
          </table:table-cell>
          <table:table-cell table:style-name="ce34" table:number-columns-repeated="5"/>
          <table:table-cell table:style-name="ce27" table:formula="of:=COUNTIF([.Q3:.Q56];&quot;infeasible&quot;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Nb no sol</text:p>
          </table:table-cell>
          <table:table-cell table:number-columns-repeated="3"/>
          <table:table-cell table:formula="of:=COUNTIF([.E3:.E56];0)" office:value-type="float" office:value="0">
            <text:p>0</text:p>
          </table:table-cell>
          <table:table-cell table:style-name="ce34" table:number-columns-repeated="5"/>
          <table:table-cell table:style-name="ce27" table:formula="of:=COUNTIF([.K3:.K56];0)" office:value-type="float" office:value="0">
            <text:p>0</text:p>
          </table:table-cell>
          <table:table-cell table:style-name="ce34" table:number-columns-repeated="5"/>
          <table:table-cell table:style-name="ce27" table:formula="of:=COUNTIF([.Q3:.Q56];0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table:number-columns-repeated="4"/>
          <table:table-cell office:value-type="string">
            <text:p>Infeasible</text:p>
          </table:table-cell>
          <table:table-cell table:style-name="ce34" table:number-columns-repeated="5"/>
          <table:table-cell table:style-name="ce27" office:value-type="string">
            <text:p>Infeasible</text:p>
          </table:table-cell>
          <table:table-cell table:style-name="ce34" table:number-columns-repeated="5"/>
          <table:table-cell table:style-name="ce27" office:value-type="string">
            <text:p>Infeasible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25 U</text:p>
          </table:table-cell>
          <table:table-cell table:number-columns-repeated="3"/>
          <table:table-cell table:formula="of:=SUMPRODUCT([.E$3:.E$56]=&quot;infeasible&quot;;[.$C$3:.$C$56]=25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&quot;infeasible&quot;;[.$C$3:.$C$56]=25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&quot;infeasible&quot;;[.$C$3:.$C$56]=25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50 U</text:p>
          </table:table-cell>
          <table:table-cell table:number-columns-repeated="3"/>
          <table:table-cell table:formula="of:=SUMPRODUCT([.E$3:.E$56]=&quot;infeasible&quot;;[.$C$3:.$C$56]=5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&quot;infeasible&quot;;[.$C$3:.$C$56]=5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&quot;infeasible&quot;;[.$C$3:.$C$56]=50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100 U</text:p>
          </table:table-cell>
          <table:table-cell table:number-columns-repeated="3"/>
          <table:table-cell table:formula="of:=SUMPRODUCT([.E$3:.E$56]=&quot;infeasible&quot;;[.$C$3:.$C$56]=10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&quot;infeasible&quot;;[.$C$3:.$C$56]=10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&quot;infeasible&quot;;[.$C$3:.$C$56]=100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5"/>
          <table:table-cell table:style-name="ce34" table:number-columns-repeated="5"/>
          <table:table-cell table:style-name="ce27"/>
          <table:table-cell table:style-name="ce34" table:number-columns-repeated="5"/>
          <table:table-cell table:style-name="ce27"/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25 S</text:p>
          </table:table-cell>
          <table:table-cell table:number-columns-repeated="3"/>
          <table:table-cell table:formula="of:=SUMPRODUCT([.E$3:.E$56]=&quot;infeasible&quot;;[.$B$3:.$B$56]=25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&quot;infeasible&quot;;[.$B$3:.$B$56]=25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&quot;infeasible&quot;;[.$B$3:.$B$56]=25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<text:s/>50 S</text:p>
          </table:table-cell>
          <table:table-cell table:number-columns-repeated="3"/>
          <table:table-cell table:formula="of:=SUMPRODUCT([.E$3:.E$56]=&quot;infeasible&quot;;[.$B$3:.$B$56]=5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&quot;infeasible&quot;;[.$B$3:.$B$56]=5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&quot;infeasible&quot;;[.$B$3:.$B$56]=50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100 S</text:p>
          </table:table-cell>
          <table:table-cell table:number-columns-repeated="3"/>
          <table:table-cell table:formula="of:=SUMPRODUCT([.E$3:.E$56]=&quot;infeasible&quot;;[.$B$3:.$B$56]=10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&quot;infeasible&quot;;[.$B$3:.$B$56]=10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&quot;infeasible&quot;;[.$B$3:.$B$56]=100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5"/>
          <table:table-cell table:style-name="ce34" table:number-columns-repeated="5"/>
          <table:table-cell table:style-name="ce27"/>
          <table:table-cell table:style-name="ce34" table:number-columns-repeated="5"/>
          <table:table-cell table:style-name="ce27"/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8 T</text:p>
          </table:table-cell>
          <table:table-cell table:number-columns-repeated="3"/>
          <table:table-cell table:formula="of:=SUMPRODUCT([.E$3:.E$56]=&quot;infeasible&quot;;[.$D$3:.$D$56]=8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&quot;infeasible&quot;;[.$D$3:.$D$56]=8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&quot;infeasible&quot;;[.$D$3:.$D$56]=8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12 T</text:p>
          </table:table-cell>
          <table:table-cell table:number-columns-repeated="3"/>
          <table:table-cell table:formula="of:=SUMPRODUCT([.E$3:.E$56]=&quot;infeasible&quot;;[.$D$3:.$D$56]=12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&quot;infeasible&quot;;[.$D$3:.$D$56]=12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&quot;infeasible&quot;;[.$D$3:.$D$56]=12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5"/>
          <table:table-cell table:style-name="ce34" table:number-columns-repeated="5"/>
          <table:table-cell table:style-name="ce27"/>
          <table:table-cell table:style-name="ce34" table:number-columns-repeated="5"/>
          <table:table-cell table:style-name="ce27"/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table:number-columns-repeated="4"/>
          <table:table-cell office:value-type="string">
            <text:p>No sol</text:p>
          </table:table-cell>
          <table:table-cell table:style-name="ce34" table:number-columns-repeated="5"/>
          <table:table-cell table:style-name="ce27" office:value-type="string">
            <text:p>No sol</text:p>
          </table:table-cell>
          <table:table-cell table:style-name="ce34" table:number-columns-repeated="5"/>
          <table:table-cell table:style-name="ce27" office:value-type="string">
            <text:p>No sol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25 U</text:p>
          </table:table-cell>
          <table:table-cell table:number-columns-repeated="3"/>
          <table:table-cell table:formula="of:=SUMPRODUCT([.E$3:.E$56]=0;[.$C$3:.$C$56]=25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0;[.$C$3:.$C$56]=25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0;[.$C$3:.$C$56]=25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50 U</text:p>
          </table:table-cell>
          <table:table-cell table:number-columns-repeated="3"/>
          <table:table-cell table:formula="of:=SUMPRODUCT([.E$3:.E$56]=0;[.$C$3:.$C$56]=5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0;[.$C$3:.$C$56]=5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0;[.$C$3:.$C$56]=50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100 U</text:p>
          </table:table-cell>
          <table:table-cell table:number-columns-repeated="3"/>
          <table:table-cell table:formula="of:=SUMPRODUCT([.E$3:.E$56]=0;[.$C$3:.$C$56]=10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0;[.$C$3:.$C$56]=10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0;[.$C$3:.$C$56]=100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5"/>
          <table:table-cell table:style-name="ce34" table:number-columns-repeated="5"/>
          <table:table-cell table:style-name="ce27"/>
          <table:table-cell table:style-name="ce34" table:number-columns-repeated="5"/>
          <table:table-cell table:style-name="ce27"/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25 S</text:p>
          </table:table-cell>
          <table:table-cell table:number-columns-repeated="3"/>
          <table:table-cell table:formula="of:=SUMPRODUCT([.E$3:.E$56]=0;[.$B$3:.$B$56]=25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0;[.$B$3:.$B$56]=25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0;[.$B$3:.$B$56]=25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<text:s/>50 S</text:p>
          </table:table-cell>
          <table:table-cell table:number-columns-repeated="3"/>
          <table:table-cell table:formula="of:=SUMPRODUCT([.E$3:.E$56]=0;[.$B$3:.$B$56]=5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0;[.$B$3:.$B$56]=5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0;[.$B$3:.$B$56]=50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100 S</text:p>
          </table:table-cell>
          <table:table-cell table:number-columns-repeated="3"/>
          <table:table-cell table:formula="of:=SUMPRODUCT([.E$3:.E$56]=0;[.$B$3:.$B$56]=10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0;[.$B$3:.$B$56]=100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0;[.$B$3:.$B$56]=100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5"/>
          <table:table-cell table:style-name="ce34" table:number-columns-repeated="5"/>
          <table:table-cell table:style-name="ce27"/>
          <table:table-cell table:style-name="ce34" table:number-columns-repeated="5"/>
          <table:table-cell table:style-name="ce27"/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8 T</text:p>
          </table:table-cell>
          <table:table-cell table:number-columns-repeated="3"/>
          <table:table-cell table:formula="of:=SUMPRODUCT([.E$3:.E$56]=0;[.$D$3:.$D$56]=8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0;[.$D$3:.$D$56]=8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0;[.$D$3:.$D$56]=8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12 T</text:p>
          </table:table-cell>
          <table:table-cell table:number-columns-repeated="3"/>
          <table:table-cell table:formula="of:=SUMPRODUCT([.E$3:.E$56]=0;[.$D$3:.$D$56]=12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K$3:.K$56]=0;[.$D$3:.$D$56]=12)" office:value-type="float" office:value="0">
            <text:p>0</text:p>
          </table:table-cell>
          <table:table-cell table:style-name="ce34" table:number-columns-repeated="5"/>
          <table:table-cell table:style-name="ce27" table:formula="of:=SUMPRODUCT([.Q$3:.Q$56]=0;[.$D$3:.$D$56]=12)" office:value-type="float" office:value="0">
            <text:p>0</text:p>
          </table:table-cell>
          <table:table-cell table:style-name="ce34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22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table:number-columns-repeated="4"/>
          <table:table-cell table:style-name="ce29" office:value-type="string">
            <text:p>Value</text:p>
          </table:table-cell>
          <table:table-cell table:style-name="ce35" office:value-type="string">
            <text:p>ObjU</text:p>
          </table:table-cell>
          <table:table-cell table:style-name="ce35" office:value-type="string">
            <text:p>ObjS</text:p>
          </table:table-cell>
          <table:table-cell table:style-name="Default" table:number-columns-repeated="3"/>
          <table:table-cell table:style-name="ce29" office:value-type="string">
            <text:p>Value</text:p>
          </table:table-cell>
          <table:table-cell table:style-name="ce35" office:value-type="string">
            <text:p>ObjU</text:p>
          </table:table-cell>
          <table:table-cell table:style-name="ce35" office:value-type="string">
            <text:p>ObjS</text:p>
          </table:table-cell>
          <table:table-cell table:style-name="Default" table:number-columns-repeated="3"/>
          <table:table-cell table:style-name="ce29" office:value-type="string">
            <text:p>Value</text:p>
          </table:table-cell>
          <table:table-cell table:style-name="ce35" office:value-type="string">
            <text:p>ObjU</text:p>
          </table:table-cell>
          <table:table-cell table:style-name="ce35" office:value-type="string">
            <text:p>ObjS</text:p>
          </table:table-cell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25 U</text:p>
          </table:table-cell>
          <table:table-cell table:number-columns-repeated="3"/>
          <table:table-cell table:style-name="ce29" table:formula="of:=SUMPRODUCT([.E$3:.E$56];[.$C$3:.$C$56]=25)" office:value-type="float" office:value="132097730">
            <text:p>132097730</text:p>
          </table:table-cell>
          <table:table-cell table:style-name="ce29" table:formula="of:=SUMPRODUCT([.F$3:.F$56];[.$C$3:.$C$56]=25)" office:value-type="float" office:value="201793821">
            <text:p>201793821</text:p>
          </table:table-cell>
          <table:table-cell table:style-name="ce29" table:formula="of:=SUMPRODUCT([.G$3:.G$56];[.$C$3:.$C$56]=25)" office:value-type="float" office:value="17536100">
            <text:p>17536100</text:p>
          </table:table-cell>
          <table:table-cell table:style-name="Default" table:number-columns-repeated="3"/>
          <table:table-cell table:style-name="ce29" table:formula="of:=SUMPRODUCT([.K$3:.K$56];[.$C$3:.$C$56]=25)" office:value-type="float" office:value="132111862">
            <text:p>132111862</text:p>
          </table:table-cell>
          <table:table-cell table:style-name="ce29" table:formula="of:=SUMPRODUCT([.L$3:.L$56];[.$C$3:.$C$56]=25)" office:value-type="float" office:value="201606535">
            <text:p>201606535</text:p>
          </table:table-cell>
          <table:table-cell table:style-name="ce29" table:formula="of:=SUMPRODUCT([.M$3:.M$56];[.$C$3:.$C$56]=25)" office:value-type="float" office:value="17454634">
            <text:p>17454634</text:p>
          </table:table-cell>
          <table:table-cell table:style-name="Default" table:number-columns-repeated="3"/>
          <table:table-cell table:style-name="ce29" table:formula="of:=SUMPRODUCT([.Q$3:.Q$56];[.$C$3:.$C$56]=25)" office:value-type="float" office:value="130371973">
            <text:p>130371973</text:p>
          </table:table-cell>
          <table:table-cell table:style-name="ce29" table:formula="of:=SUMPRODUCT([.R$3:.R$56];[.$C$3:.$C$56]=25)" office:value-type="float" office:value="195573471">
            <text:p>195573471</text:p>
          </table:table-cell>
          <table:table-cell table:style-name="ce29" table:formula="of:=SUMPRODUCT([.S$3:.S$56];[.$C$3:.$C$56]=25)" office:value-type="float" office:value="15351358">
            <text:p>15351358</text:p>
          </table:table-cell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50 U</text:p>
          </table:table-cell>
          <table:table-cell table:number-columns-repeated="3"/>
          <table:table-cell table:style-name="ce29" table:formula="of:=SUMPRODUCT([.E$3:.E$56];[.$C$3:.$C$56]=50)" office:value-type="float" office:value="234680105">
            <text:p>234680105</text:p>
          </table:table-cell>
          <table:table-cell table:style-name="ce29" table:formula="of:=SUMPRODUCT([.F$3:.F$56];[.$C$3:.$C$56]=50)" office:value-type="float" office:value="357538011">
            <text:p>357538011</text:p>
          </table:table-cell>
          <table:table-cell table:style-name="ce29" table:formula="of:=SUMPRODUCT([.G$3:.G$56];[.$C$3:.$C$56]=50)" office:value-type="float" office:value="37947590">
            <text:p>37947590</text:p>
          </table:table-cell>
          <table:table-cell table:style-name="Default" table:number-columns-repeated="3"/>
          <table:table-cell table:style-name="ce29" table:formula="of:=SUMPRODUCT([.K$3:.K$56];[.$C$3:.$C$56]=50)" office:value-type="float" office:value="229458180">
            <text:p>229458180</text:p>
          </table:table-cell>
          <table:table-cell table:style-name="ce29" table:formula="of:=SUMPRODUCT([.L$3:.L$56];[.$C$3:.$C$56]=50)" office:value-type="float" office:value="343955073">
            <text:p>343955073</text:p>
          </table:table-cell>
          <table:table-cell table:style-name="ce29" table:formula="of:=SUMPRODUCT([.M$3:.M$56];[.$C$3:.$C$56]=50)" office:value-type="float" office:value="34796526">
            <text:p>34796526</text:p>
          </table:table-cell>
          <table:table-cell table:style-name="Default" table:number-columns-repeated="3"/>
          <table:table-cell table:style-name="ce29" table:formula="of:=SUMPRODUCT([.Q$3:.Q$56];[.$C$3:.$C$56]=50)" office:value-type="float" office:value="227937298">
            <text:p>227937298</text:p>
          </table:table-cell>
          <table:table-cell table:style-name="ce29" table:formula="of:=SUMPRODUCT([.R$3:.R$56];[.$C$3:.$C$56]=50)" office:value-type="float" office:value="343197059">
            <text:p>343197059</text:p>
          </table:table-cell>
          <table:table-cell table:style-name="ce29" table:formula="of:=SUMPRODUCT([.S$3:.S$56];[.$C$3:.$C$56]=50)" office:value-type="float" office:value="35439470">
            <text:p>35439470</text:p>
          </table:table-cell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100 U</text:p>
          </table:table-cell>
          <table:table-cell table:number-columns-repeated="3"/>
          <table:table-cell table:style-name="ce29" table:formula="of:=SUMPRODUCT([.E$3:.E$56];[.$C$3:.$C$56]=100)" office:value-type="float" office:value="281945402">
            <text:p>281945402</text:p>
          </table:table-cell>
          <table:table-cell table:style-name="ce29" table:formula="of:=SUMPRODUCT([.F$3:.F$56];[.$C$3:.$C$56]=100)" office:value-type="float" office:value="411526148">
            <text:p>411526148</text:p>
          </table:table-cell>
          <table:table-cell table:style-name="ce29" table:formula="of:=SUMPRODUCT([.G$3:.G$56];[.$C$3:.$C$56]=100)" office:value-type="float" office:value="47860662">
            <text:p>47860662</text:p>
          </table:table-cell>
          <table:table-cell table:style-name="Default" table:number-columns-repeated="3"/>
          <table:table-cell table:style-name="ce29" table:formula="of:=SUMPRODUCT([.K$3:.K$56];[.$C$3:.$C$56]=100)" office:value-type="float" office:value="279276172">
            <text:p>279276172</text:p>
          </table:table-cell>
          <table:table-cell table:style-name="ce29" table:formula="of:=SUMPRODUCT([.L$3:.L$56];[.$C$3:.$C$56]=100)" office:value-type="float" office:value="410888793">
            <text:p>410888793</text:p>
          </table:table-cell>
          <table:table-cell table:style-name="ce29" table:formula="of:=SUMPRODUCT([.M$3:.M$56];[.$C$3:.$C$56]=100)" office:value-type="float" office:value="50562648">
            <text:p>50562648</text:p>
          </table:table-cell>
          <table:table-cell table:style-name="Default" table:number-columns-repeated="3"/>
          <table:table-cell table:style-name="ce29" table:formula="of:=SUMPRODUCT([.Q$3:.Q$56];[.$C$3:.$C$56]=100)" office:value-type="float" office:value="272961664">
            <text:p>272961664</text:p>
          </table:table-cell>
          <table:table-cell table:style-name="ce29" table:formula="of:=SUMPRODUCT([.R$3:.R$56];[.$C$3:.$C$56]=100)" office:value-type="float" office:value="401489554">
            <text:p>401489554</text:p>
          </table:table-cell>
          <table:table-cell table:style-name="ce29" table:formula="of:=SUMPRODUCT([.S$3:.S$56];[.$C$3:.$C$56]=100)" office:value-type="float" office:value="49987900">
            <text:p>49987900</text:p>
          </table:table-cell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9" table:number-columns-repeated="3"/>
          <table:table-cell table:style-name="Default" table:number-columns-repeated="3"/>
          <table:table-cell table:style-name="ce29" table:number-columns-repeated="3"/>
          <table:table-cell table:style-name="Default" table:number-columns-repeated="3"/>
          <table:table-cell table:style-name="ce29" table:number-columns-repeated="3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25 S</text:p>
          </table:table-cell>
          <table:table-cell table:number-columns-repeated="3"/>
          <table:table-cell table:style-name="ce29" table:formula="of:=SUMPRODUCT([.E$3:.E$56];[.$B$3:.$B$56]=25)" office:value-type="float" office:value="171313871">
            <text:p>171313871</text:p>
          </table:table-cell>
          <table:table-cell table:style-name="ce29" table:formula="of:=SUMPRODUCT([.F$3:.F$56];[.$B$3:.$B$56]=25)" office:value-type="float" office:value="265534347">
            <text:p>265534347</text:p>
          </table:table-cell>
          <table:table-cell table:style-name="ce29" table:formula="of:=SUMPRODUCT([.G$3:.G$56];[.$B$3:.$B$56]=25)" office:value-type="float" office:value="39270380">
            <text:p>39270380</text:p>
          </table:table-cell>
          <table:table-cell table:style-name="Default" table:number-columns-repeated="3"/>
          <table:table-cell table:style-name="ce29" table:formula="of:=SUMPRODUCT([.K$3:.K$56];[.$B$3:.$B$56]=25)" office:value-type="float" office:value="173243490">
            <text:p>173243490</text:p>
          </table:table-cell>
          <table:table-cell table:style-name="ce29" table:formula="of:=SUMPRODUCT([.L$3:.L$56];[.$B$3:.$B$56]=25)" office:value-type="float" office:value="271828211">
            <text:p>271828211</text:p>
          </table:table-cell>
          <table:table-cell table:style-name="ce29" table:formula="of:=SUMPRODUCT([.M$3:.M$56];[.$B$3:.$B$56]=25)" office:value-type="float" office:value="42734590">
            <text:p>42734590</text:p>
          </table:table-cell>
          <table:table-cell table:style-name="Default" table:number-columns-repeated="3"/>
          <table:table-cell table:style-name="ce29" table:formula="of:=SUMPRODUCT([.Q$3:.Q$56];[.$B$3:.$B$56]=25)" office:value-type="float" office:value="173263652">
            <text:p>173263652</text:p>
          </table:table-cell>
          <table:table-cell table:style-name="ce29" table:formula="of:=SUMPRODUCT([.R$3:.R$56];[.$B$3:.$B$56]=25)" office:value-type="float" office:value="272372988">
            <text:p>272372988</text:p>
          </table:table-cell>
          <table:table-cell table:style-name="ce29" table:formula="of:=SUMPRODUCT([.S$3:.S$56];[.$B$3:.$B$56]=25)" office:value-type="float" office:value="43139360">
            <text:p>43139360</text:p>
          </table:table-cell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<text:s/>50 S</text:p>
          </table:table-cell>
          <table:table-cell table:number-columns-repeated="3"/>
          <table:table-cell table:style-name="ce29" table:formula="of:=SUMPRODUCT([.E$3:.E$56];[.$B$3:.$B$56]=50)" office:value-type="float" office:value="224329023">
            <text:p>224329023</text:p>
          </table:table-cell>
          <table:table-cell table:style-name="ce29" table:formula="of:=SUMPRODUCT([.F$3:.F$56];[.$B$3:.$B$56]=50)" office:value-type="float" office:value="344993144">
            <text:p>344993144</text:p>
          </table:table-cell>
          <table:table-cell table:style-name="ce29" table:formula="of:=SUMPRODUCT([.G$3:.G$56];[.$B$3:.$B$56]=50)" office:value-type="float" office:value="40294032">
            <text:p>40294032</text:p>
          </table:table-cell>
          <table:table-cell table:style-name="Default" table:number-columns-repeated="3"/>
          <table:table-cell table:style-name="ce29" table:formula="of:=SUMPRODUCT([.K$3:.K$56];[.$B$3:.$B$56]=50)" office:value-type="float" office:value="217023307">
            <text:p>217023307</text:p>
          </table:table-cell>
          <table:table-cell table:style-name="ce29" table:formula="of:=SUMPRODUCT([.L$3:.L$56];[.$B$3:.$B$56]=50)" office:value-type="float" office:value="327644880">
            <text:p>327644880</text:p>
          </table:table-cell>
          <table:table-cell table:style-name="ce29" table:formula="of:=SUMPRODUCT([.M$3:.M$56];[.$B$3:.$B$56]=50)" office:value-type="float" office:value="35301584">
            <text:p>35301584</text:p>
          </table:table-cell>
          <table:table-cell table:style-name="Default" table:number-columns-repeated="3"/>
          <table:table-cell table:style-name="ce29" table:formula="of:=SUMPRODUCT([.Q$3:.Q$56];[.$B$3:.$B$56]=50)" office:value-type="float" office:value="214684004">
            <text:p>214684004</text:p>
          </table:table-cell>
          <table:table-cell table:style-name="ce29" table:formula="of:=SUMPRODUCT([.R$3:.R$56];[.$B$3:.$B$56]=50)" office:value-type="float" office:value="323160151">
            <text:p>323160151</text:p>
          </table:table-cell>
          <table:table-cell table:style-name="ce29" table:formula="of:=SUMPRODUCT([.S$3:.S$56];[.$B$3:.$B$56]=50)" office:value-type="float" office:value="34756060">
            <text:p>34756060</text:p>
          </table:table-cell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100 S</text:p>
          </table:table-cell>
          <table:table-cell table:number-columns-repeated="3"/>
          <table:table-cell table:style-name="ce29" table:formula="of:=SUMPRODUCT([.E$3:.E$56];[.$B$3:.$B$56]=100)" office:value-type="float" office:value="253080343">
            <text:p>253080343</text:p>
          </table:table-cell>
          <table:table-cell table:style-name="ce29" table:formula="of:=SUMPRODUCT([.F$3:.F$56];[.$B$3:.$B$56]=100)" office:value-type="float" office:value="360330489">
            <text:p>360330489</text:p>
          </table:table-cell>
          <table:table-cell table:style-name="ce29" table:formula="of:=SUMPRODUCT([.G$3:.G$56];[.$B$3:.$B$56]=100)" office:value-type="float" office:value="23779940">
            <text:p>23779940</text:p>
          </table:table-cell>
          <table:table-cell table:style-name="Default" table:number-columns-repeated="3"/>
          <table:table-cell table:style-name="ce29" table:formula="of:=SUMPRODUCT([.K$3:.K$56];[.$B$3:.$B$56]=100)" office:value-type="float" office:value="250579417">
            <text:p>250579417</text:p>
          </table:table-cell>
          <table:table-cell table:style-name="ce29" table:formula="of:=SUMPRODUCT([.L$3:.L$56];[.$B$3:.$B$56]=100)" office:value-type="float" office:value="356977310">
            <text:p>356977310</text:p>
          </table:table-cell>
          <table:table-cell table:style-name="ce29" table:formula="of:=SUMPRODUCT([.M$3:.M$56];[.$B$3:.$B$56]=100)" office:value-type="float" office:value="24777634">
            <text:p>24777634</text:p>
          </table:table-cell>
          <table:table-cell table:style-name="Default" table:number-columns-repeated="3"/>
          <table:table-cell table:style-name="ce29" table:formula="of:=SUMPRODUCT([.Q$3:.Q$56];[.$B$3:.$B$56]=100)" office:value-type="float" office:value="243323279">
            <text:p>243323279</text:p>
          </table:table-cell>
          <table:table-cell table:style-name="ce29" table:formula="of:=SUMPRODUCT([.R$3:.R$56];[.$B$3:.$B$56]=100)" office:value-type="float" office:value="344726945">
            <text:p>344726945</text:p>
          </table:table-cell>
          <table:table-cell table:style-name="ce29" table:formula="of:=SUMPRODUCT([.S$3:.S$56];[.$B$3:.$B$56]=100)" office:value-type="float" office:value="22883308">
            <text:p>22883308</text:p>
          </table:table-cell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9" table:number-columns-repeated="3"/>
          <table:table-cell table:style-name="Default" table:number-columns-repeated="3"/>
          <table:table-cell table:style-name="ce29" table:number-columns-repeated="3"/>
          <table:table-cell table:style-name="Default" table:number-columns-repeated="3"/>
          <table:table-cell table:style-name="ce29" table:number-columns-repeated="3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8 T</text:p>
          </table:table-cell>
          <table:table-cell table:number-columns-repeated="3"/>
          <table:table-cell table:style-name="ce29" table:formula="of:=SUMPRODUCT([.E$3:.E$56];[.$D$3:.$D$56]=8)" office:value-type="float" office:value="296817761">
            <text:p>296817761</text:p>
          </table:table-cell>
          <table:table-cell table:style-name="ce29" table:formula="of:=SUMPRODUCT([.F$3:.F$56];[.$D$3:.$D$56]=8)" office:value-type="float" office:value="448169496">
            <text:p>448169496</text:p>
          </table:table-cell>
          <table:table-cell table:style-name="ce29" table:formula="of:=SUMPRODUCT([.G$3:.G$56];[.$D$3:.$D$56]=8)" office:value-type="float" office:value="46031692">
            <text:p>46031692</text:p>
          </table:table-cell>
          <table:table-cell table:style-name="Default" table:number-columns-repeated="3"/>
          <table:table-cell table:style-name="ce29" table:formula="of:=SUMPRODUCT([.K$3:.K$56];[.$D$3:.$D$56]=8)" office:value-type="float" office:value="298997557">
            <text:p>298997557</text:p>
          </table:table-cell>
          <table:table-cell table:style-name="ce29" table:formula="of:=SUMPRODUCT([.L$3:.L$56];[.$D$3:.$D$56]=8)" office:value-type="float" office:value="452754538">
            <text:p>452754538</text:p>
          </table:table-cell>
          <table:table-cell table:style-name="ce29" table:formula="of:=SUMPRODUCT([.M$3:.M$56];[.$D$3:.$D$56]=8)" office:value-type="float" office:value="47346906">
            <text:p>47346906</text:p>
          </table:table-cell>
          <table:table-cell table:style-name="Default" table:number-columns-repeated="3"/>
          <table:table-cell table:style-name="ce29" table:formula="of:=SUMPRODUCT([.Q$3:.Q$56];[.$D$3:.$D$56]=8)" office:value-type="float" office:value="296303645">
            <text:p>296303645</text:p>
          </table:table-cell>
          <table:table-cell table:style-name="ce29" table:formula="of:=SUMPRODUCT([.R$3:.R$56];[.$D$3:.$D$56]=8)" office:value-type="float" office:value="448059115">
            <text:p>448059115</text:p>
          </table:table-cell>
          <table:table-cell table:style-name="ce29" table:formula="of:=SUMPRODUCT([.S$3:.S$56];[.$D$3:.$D$56]=8)" office:value-type="float" office:value="46755408">
            <text:p>46755408</text:p>
          </table:table-cell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12 T</text:p>
          </table:table-cell>
          <table:table-cell table:number-columns-repeated="3"/>
          <table:table-cell table:style-name="ce29" table:formula="of:=SUMPRODUCT([.E$3:.E$56];[.$D$3:.$D$56]=12)" office:value-type="float" office:value="351905476">
            <text:p>351905476</text:p>
          </table:table-cell>
          <table:table-cell table:style-name="ce29" table:formula="of:=SUMPRODUCT([.F$3:.F$56];[.$D$3:.$D$56]=12)" office:value-type="float" office:value="522688484">
            <text:p>522688484</text:p>
          </table:table-cell>
          <table:table-cell table:style-name="ce29" table:formula="of:=SUMPRODUCT([.G$3:.G$56];[.$D$3:.$D$56]=12)" office:value-type="float" office:value="57312660">
            <text:p>57312660</text:p>
          </table:table-cell>
          <table:table-cell table:style-name="Default" table:number-columns-repeated="3"/>
          <table:table-cell table:style-name="ce29" table:formula="of:=SUMPRODUCT([.K$3:.K$56];[.$D$3:.$D$56]=12)" office:value-type="float" office:value="341848657">
            <text:p>341848657</text:p>
          </table:table-cell>
          <table:table-cell table:style-name="ce29" table:formula="of:=SUMPRODUCT([.L$3:.L$56];[.$D$3:.$D$56]=12)" office:value-type="float" office:value="503695863">
            <text:p>503695863</text:p>
          </table:table-cell>
          <table:table-cell table:style-name="ce29" table:formula="of:=SUMPRODUCT([.M$3:.M$56];[.$D$3:.$D$56]=12)" office:value-type="float" office:value="55466902">
            <text:p>55466902</text:p>
          </table:table-cell>
          <table:table-cell table:style-name="Default" table:number-columns-repeated="3"/>
          <table:table-cell table:style-name="ce29" table:formula="of:=SUMPRODUCT([.Q$3:.Q$56];[.$D$3:.$D$56]=12)" office:value-type="float" office:value="334967290">
            <text:p>334967290</text:p>
          </table:table-cell>
          <table:table-cell table:style-name="ce29" table:formula="of:=SUMPRODUCT([.R$3:.R$56];[.$D$3:.$D$56]=12)" office:value-type="float" office:value="492200969">
            <text:p>492200969</text:p>
          </table:table-cell>
          <table:table-cell table:style-name="ce29" table:formula="of:=SUMPRODUCT([.S$3:.S$56];[.$D$3:.$D$56]=12)" office:value-type="float" office:value="54023320">
            <text:p>54023320</text:p>
          </table:table-cell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table:number-columns-repeated="4"/>
          <table:table-cell table:style-name="ce30"/>
          <table:table-cell table:style-name="ce35" table:number-columns-repeated="2"/>
          <table:table-cell table:style-name="Default" table:number-columns-repeated="3"/>
          <table:table-cell table:style-name="ce30"/>
          <table:table-cell table:style-name="ce35" table:number-columns-repeated="2"/>
          <table:table-cell table:style-name="Default" table:number-columns-repeated="3"/>
          <table:table-cell table:style-name="ce30"/>
          <table:table-cell table:style-name="ce35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table:number-columns-repeated="4"/>
          <table:table-cell table:style-name="Default" office:value-type="string">
            <text:p>Opti local</text:p>
          </table:table-cell>
          <table:table-cell table:style-name="ce35" table:number-columns-repeated="2"/>
          <table:table-cell table:style-name="Default" table:number-columns-repeated="3"/>
          <table:table-cell table:style-name="ce30"/>
          <table:table-cell table:style-name="ce35" table:number-columns-repeated="2"/>
          <table:table-cell table:style-name="Default" table:number-columns-repeated="3"/>
          <table:table-cell table:style-name="ce30"/>
          <table:table-cell table:style-name="ce35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25 U</text:p>
          </table:table-cell>
          <table:table-cell table:number-columns-repeated="3"/>
          <table:table-cell table:style-name="ce29" table:formula="of:=SUMPRODUCT([.H$3:.H$56]=&quot; &quot;;[.E$3:.E$56]&gt;0;[.$C$3:.$C$56]=25)" office:value-type="float" office:value="17">
            <text:p>17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N$3:.N$56]=&quot; &quot;;[.K$3:.K$56]&gt;0;[.$C$3:.$C$56]=25)" office:value-type="float" office:value="15">
            <text:p>15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T$3:.T$56]=&quot; &quot;;[.Q$3:.Q$56]&gt;0;[.$C$3:.$C$56]=25)" office:value-type="float" office:value="15">
            <text:p>15</text:p>
          </table:table-cell>
          <table:table-cell table:style-name="ce35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50 U</text:p>
          </table:table-cell>
          <table:table-cell table:number-columns-repeated="3"/>
          <table:table-cell table:style-name="ce29" table:formula="of:=SUMPRODUCT([.H$3:.H$56]=&quot; &quot;;[.E$3:.E$56]&gt;0;[.$C$3:.$C$56]=50)" office:value-type="float" office:value="11">
            <text:p>11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N$3:.N$56]=&quot; &quot;;[.K$3:.K$56]&gt;0;[.$C$3:.$C$56]=50)" office:value-type="float" office:value="8">
            <text:p>8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T$3:.T$56]=&quot; &quot;;[.Q$3:.Q$56]&gt;0;[.$C$3:.$C$56]=50)" office:value-type="float" office:value="7">
            <text:p>7</text:p>
          </table:table-cell>
          <table:table-cell table:style-name="ce35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100 U</text:p>
          </table:table-cell>
          <table:table-cell table:number-columns-repeated="3"/>
          <table:table-cell table:style-name="ce29" table:formula="of:=SUMPRODUCT([.H$3:.H$56]=&quot; &quot;;[.E$3:.E$56]&gt;0;[.$C$3:.$C$56]=100)" office:value-type="float" office:value="6">
            <text:p>6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N$3:.N$56]=&quot; &quot;;[.K$3:.K$56]&gt;0;[.$C$3:.$C$56]=100)" office:value-type="float" office:value="5">
            <text:p>5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T$3:.T$56]=&quot; &quot;;[.Q$3:.Q$56]&gt;0;[.$C$3:.$C$56]=100)" office:value-type="float" office:value="5">
            <text:p>5</text:p>
          </table:table-cell>
          <table:table-cell table:style-name="ce35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9"/>
          <table:table-cell table:style-name="ce35" table:number-columns-repeated="2"/>
          <table:table-cell table:style-name="Default" table:number-columns-repeated="3"/>
          <table:table-cell table:style-name="ce29"/>
          <table:table-cell table:style-name="ce35" table:number-columns-repeated="2"/>
          <table:table-cell table:style-name="Default" table:number-columns-repeated="3"/>
          <table:table-cell table:style-name="ce29"/>
          <table:table-cell table:style-name="ce35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25 S</text:p>
          </table:table-cell>
          <table:table-cell table:number-columns-repeated="3"/>
          <table:table-cell table:style-name="ce29" table:formula="of:=SUMPRODUCT([.H$3:.H$56]=&quot; &quot;;[.E$3:.E$56]&gt;0;[.$B$3:.$B$56]=25)" office:value-type="float" office:value="18">
            <text:p>18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N$3:.N$56]=&quot; &quot;;[.K$3:.K$56]&gt;0;[.$B$3:.$B$56]=25)" office:value-type="float" office:value="16">
            <text:p>16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T$3:.T$56]=&quot; &quot;;[.Q$3:.Q$56]&gt;0;[.$B$3:.$B$56]=25)" office:value-type="float" office:value="15">
            <text:p>15</text:p>
          </table:table-cell>
          <table:table-cell table:style-name="ce35" table:number-columns-repeated="2"/>
          <table:table-cell table:number-columns-repeated="3"/>
          <table:table-cell table:style-name="ce1" table:number-columns-repeated="8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5">
          <table:table-cell office:value-type="string">
            <text:p><text:s/>50 S</text:p>
          </table:table-cell>
          <table:table-cell table:number-columns-repeated="3"/>
          <table:table-cell table:style-name="ce29" table:formula="of:=SUMPRODUCT([.H$3:.H$56]=&quot; &quot;;[.E$3:.E$56]&gt;0;[.$B$3:.$B$56]=50)" office:value-type="float" office:value="10">
            <text:p>10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N$3:.N$56]=&quot; &quot;;[.K$3:.K$56]&gt;0;[.$B$3:.$B$56]=50)" office:value-type="float" office:value="8">
            <text:p>8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T$3:.T$56]=&quot; &quot;;[.Q$3:.Q$56]&gt;0;[.$B$3:.$B$56]=50)" office:value-type="float" office:value="8">
            <text:p>8</text:p>
          </table:table-cell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100 S</text:p>
          </table:table-cell>
          <table:table-cell table:number-columns-repeated="3"/>
          <table:table-cell table:style-name="ce29" table:formula="of:=SUMPRODUCT([.H$3:.H$56]=&quot; &quot;;[.E$3:.E$56]&gt;0;[.$B$3:.$B$56]=100)" office:value-type="float" office:value="6">
            <text:p>6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N$3:.N$56]=&quot; &quot;;[.K$3:.K$56]&gt;0;[.$B$3:.$B$56]=100)" office:value-type="float" office:value="4">
            <text:p>4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T$3:.T$56]=&quot; &quot;;[.Q$3:.Q$56]&gt;0;[.$B$3:.$B$56]=100)" office:value-type="float" office:value="4">
            <text:p>4</text:p>
          </table:table-cell>
          <table:table-cell table:style-name="ce35" table:number-columns-repeated="2"/>
          <table:table-cell table:number-columns-repeated="1005"/>
        </table:table-row>
        <table:table-row table:style-name="ro2">
          <table:table-cell table:number-columns-repeated="4"/>
          <table:table-cell table:style-name="ce29"/>
          <table:table-cell table:style-name="ce35" table:number-columns-repeated="2"/>
          <table:table-cell table:style-name="Default" table:number-columns-repeated="3"/>
          <table:table-cell table:style-name="ce29"/>
          <table:table-cell table:style-name="ce35" table:number-columns-repeated="2"/>
          <table:table-cell table:style-name="Default" table:number-columns-repeated="3"/>
          <table:table-cell table:style-name="ce29"/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8 T</text:p>
          </table:table-cell>
          <table:table-cell table:number-columns-repeated="3"/>
          <table:table-cell table:style-name="ce29" table:formula="of:=SUMPRODUCT([.H$3:.H$56]=&quot; &quot;;[.E$3:.E$56]&gt;0;[.$D$3:.$D$56]=8)" office:value-type="float" office:value="18">
            <text:p>18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N$3:.N$56]=&quot; &quot;;[.K$3:.K$56]&gt;0;[.$D$3:.$D$56]=8)" office:value-type="float" office:value="17">
            <text:p>17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T$3:.T$56]=&quot; &quot;;[.Q$3:.Q$56]&gt;0;[.$D$3:.$D$56]=8)" office:value-type="float" office:value="17">
            <text:p>17</text:p>
          </table:table-cell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12 T</text:p>
          </table:table-cell>
          <table:table-cell table:number-columns-repeated="3"/>
          <table:table-cell table:style-name="ce29" table:formula="of:=SUMPRODUCT([.H$3:.H$56]=&quot; &quot;;[.E$3:.E$56]&gt;0;[.$D$3:.$D$56]=12)" office:value-type="float" office:value="16">
            <text:p>16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N$3:.N$56]=&quot; &quot;;[.K$3:.K$56]&gt;0;[.$D$3:.$D$56]=12)" office:value-type="float" office:value="11">
            <text:p>11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T$3:.T$56]=&quot; &quot;;[.Q$3:.Q$56]&gt;0;[.$D$3:.$D$56]=12)" office:value-type="float" office:value="10">
            <text:p>10</text:p>
          </table:table-cell>
          <table:table-cell table:style-name="ce35" table:number-columns-repeated="2"/>
          <table:table-cell table:number-columns-repeated="1005"/>
        </table:table-row>
        <table:table-row table:style-name="ro2">
          <table:table-cell table:style-name="Default" table:number-columns-repeated="4"/>
          <table:table-cell table:style-name="ce30"/>
          <table:table-cell table:style-name="ce35" table:number-columns-repeated="2"/>
          <table:table-cell table:style-name="Default" table:number-columns-repeated="3"/>
          <table:table-cell table:style-name="ce30"/>
          <table:table-cell table:style-name="ce35" table:number-columns-repeated="2"/>
          <table:table-cell table:style-name="Default" table:number-columns-repeated="3"/>
          <table:table-cell table:style-name="ce30"/>
          <table:table-cell table:style-name="ce35" table:number-columns-repeated="2"/>
          <table:table-cell table:number-columns-repeated="1005"/>
        </table:table-row>
        <table:table-row table:style-name="ro2">
          <table:table-cell table:style-name="Default" table:number-columns-repeated="4"/>
          <table:table-cell table:style-name="Default" office:value-type="string">
            <text:p>Opti global</text:p>
          </table:table-cell>
          <table:table-cell table:style-name="ce35" table:number-columns-repeated="2"/>
          <table:table-cell table:style-name="Default" table:number-columns-repeated="3"/>
          <table:table-cell table:style-name="Default" office:value-type="string">
            <text:p>Opti global</text:p>
          </table:table-cell>
          <table:table-cell table:style-name="ce35" table:number-columns-repeated="2"/>
          <table:table-cell table:style-name="Default" table:number-columns-repeated="3"/>
          <table:table-cell table:style-name="Default" office:value-type="string">
            <text:p>Opti global</text:p>
          </table:table-cell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25 U</text:p>
          </table:table-cell>
          <table:table-cell table:number-columns-repeated="3"/>
          <table:table-cell table:style-name="ce29" table:formula="of:=SUMPRODUCT([.Y$3:.Y$56]=1;[.$C$3:.$C$56]=25)" office:value-type="float" office:value="17">
            <text:p>17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Z$3:.Z$56]=1;[.$C$3:.$C$56]=25)" office:value-type="float" office:value="15">
            <text:p>15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A$3:.AA$56]=1;[.$C$3:.$C$56]=25)" office:value-type="float" office:value="16">
            <text:p>16</text:p>
          </table:table-cell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50 U</text:p>
          </table:table-cell>
          <table:table-cell table:number-columns-repeated="3"/>
          <table:table-cell table:style-name="ce29" table:formula="of:=SUMPRODUCT([.Y$3:.Y$56]=1;[.$C$3:.$C$56]=50)" office:value-type="float" office:value="13">
            <text:p>13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Z$3:.Z$56]=1;[.$C$3:.$C$56]=50)" office:value-type="float" office:value="9">
            <text:p>9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A$3:.AA$56]=1;[.$C$3:.$C$56]=50)" office:value-type="float" office:value="7">
            <text:p>7</text:p>
          </table:table-cell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100 U</text:p>
          </table:table-cell>
          <table:table-cell table:number-columns-repeated="3"/>
          <table:table-cell table:style-name="ce29" table:formula="of:=SUMPRODUCT([.Y$3:.Y$56]=1;[.$C$3:.$C$56]=100)" office:value-type="float" office:value="8">
            <text:p>8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Z$3:.Z$56]=1;[.$C$3:.$C$56]=100)" office:value-type="float" office:value="6">
            <text:p>6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A$3:.AA$56]=1;[.$C$3:.$C$56]=100)" office:value-type="float" office:value="6">
            <text:p>6</text:p>
          </table:table-cell>
          <table:table-cell table:style-name="ce35" table:number-columns-repeated="2"/>
          <table:table-cell table:number-columns-repeated="1005"/>
        </table:table-row>
        <table:table-row table:style-name="ro2">
          <table:table-cell table:number-columns-repeated="4"/>
          <table:table-cell table:style-name="ce29"/>
          <table:table-cell table:style-name="ce35" table:number-columns-repeated="2"/>
          <table:table-cell table:style-name="Default" table:number-columns-repeated="3"/>
          <table:table-cell table:style-name="ce29"/>
          <table:table-cell table:style-name="ce35" table:number-columns-repeated="2"/>
          <table:table-cell table:style-name="Default" table:number-columns-repeated="3"/>
          <table:table-cell table:style-name="ce29"/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25 S</text:p>
          </table:table-cell>
          <table:table-cell table:number-columns-repeated="3"/>
          <table:table-cell table:style-name="ce29" table:formula="of:=SUMPRODUCT([.Y$3:.Y$56]=1;[.$B$3:.$B$56]=25)" office:value-type="float" office:value="11">
            <text:p>11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Y$3:.Y$56]=1;[.$B$3:.$B$56]=25)" office:value-type="float" office:value="11">
            <text:p>11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A$3:.AA$56]=1;[.$B$3:.$B$56]=25)" office:value-type="float" office:value="15">
            <text:p>15</text:p>
          </table:table-cell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<text:s/>50 S</text:p>
          </table:table-cell>
          <table:table-cell table:number-columns-repeated="3"/>
          <table:table-cell table:style-name="ce29" table:formula="of:=SUMPRODUCT([.Y$3:.Y$56]=1;[.$B$3:.$B$56]=50)" office:value-type="float" office:value="15">
            <text:p>15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Y$3:.Y$56]=1;[.$B$3:.$B$56]=50)" office:value-type="float" office:value="15">
            <text:p>15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A$3:.AA$56]=1;[.$B$3:.$B$56]=50)" office:value-type="float" office:value="8">
            <text:p>8</text:p>
          </table:table-cell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100 S</text:p>
          </table:table-cell>
          <table:table-cell table:number-columns-repeated="3"/>
          <table:table-cell table:style-name="ce29" table:formula="of:=SUMPRODUCT([.Y$3:.Y$56]=1;[.$B$3:.$B$56]=100)" office:value-type="float" office:value="12">
            <text:p>12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Y$3:.Y$56]=1;[.$B$3:.$B$56]=100)" office:value-type="float" office:value="12">
            <text:p>12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A$3:.AA$56]=1;[.$B$3:.$B$56]=100)" office:value-type="float" office:value="6">
            <text:p>6</text:p>
          </table:table-cell>
          <table:table-cell table:style-name="ce35" table:number-columns-repeated="2"/>
          <table:table-cell table:number-columns-repeated="1005"/>
        </table:table-row>
        <table:table-row table:style-name="ro2">
          <table:table-cell table:number-columns-repeated="4"/>
          <table:table-cell table:style-name="ce29"/>
          <table:table-cell table:style-name="ce35" table:number-columns-repeated="2"/>
          <table:table-cell table:style-name="Default" table:number-columns-repeated="3"/>
          <table:table-cell table:style-name="ce29"/>
          <table:table-cell table:style-name="ce35" table:number-columns-repeated="2"/>
          <table:table-cell table:style-name="Default" table:number-columns-repeated="3"/>
          <table:table-cell table:style-name="ce29"/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8 T</text:p>
          </table:table-cell>
          <table:table-cell table:number-columns-repeated="3"/>
          <table:table-cell table:style-name="ce29" table:formula="of:=SUMPRODUCT([.Y$3:.Y$56]=1;[.$D$3:.$D$56]=8)" office:value-type="float" office:value="19">
            <text:p>19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Z$3:.Z$56]=1;[.$D$3:.$D$56]=8)" office:value-type="float" office:value="17">
            <text:p>17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A$3:.AA$56]=1;[.$D$3:.$D$56]=8)" office:value-type="float" office:value="16">
            <text:p>16</text:p>
          </table:table-cell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12 T</text:p>
          </table:table-cell>
          <table:table-cell table:number-columns-repeated="3"/>
          <table:table-cell table:style-name="ce29" table:formula="of:=SUMPRODUCT([.Y$3:.Y$56]=1;[.$D$3:.$D$56]=12)" office:value-type="float" office:value="19">
            <text:p>19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Z$3:.Z$56]=1;[.$D$3:.$D$56]=12)" office:value-type="float" office:value="13">
            <text:p>13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A$3:.AA$56]=1;[.$D$3:.$D$56]=12)" office:value-type="float" office:value="13">
            <text:p>13</text:p>
          </table:table-cell>
          <table:table-cell table:style-name="ce35" table:number-columns-repeated="2"/>
          <table:table-cell table:number-columns-repeated="1005"/>
        </table:table-row>
        <table:table-row table:style-name="ro2">
          <table:table-cell table:style-name="Default" table:number-columns-repeated="4"/>
          <table:table-cell table:style-name="ce30"/>
          <table:table-cell table:style-name="ce35" table:number-columns-repeated="2"/>
          <table:table-cell table:style-name="Default" table:number-columns-repeated="3"/>
          <table:table-cell table:style-name="ce30"/>
          <table:table-cell table:style-name="ce35" table:number-columns-repeated="2"/>
          <table:table-cell table:style-name="Default" table:number-columns-repeated="3"/>
          <table:table-cell table:style-name="ce30"/>
          <table:table-cell table:style-name="ce35" table:number-columns-repeated="2"/>
          <table:table-cell table:number-columns-repeated="1005"/>
        </table:table-row>
        <table:table-row table:style-name="ro2">
          <table:table-cell table:style-name="Default" table:number-columns-repeated="4"/>
          <table:table-cell table:style-name="Default" office:value-type="string">
            <text:p>Opti cut</text:p>
          </table:table-cell>
          <table:table-cell table:style-name="ce35" table:number-columns-repeated="2"/>
          <table:table-cell table:style-name="Default" table:number-columns-repeated="3"/>
          <table:table-cell table:style-name="Default" office:value-type="string">
            <text:p>Opti cut</text:p>
          </table:table-cell>
          <table:table-cell table:style-name="ce35" table:number-columns-repeated="2"/>
          <table:table-cell table:style-name="Default" table:number-columns-repeated="3"/>
          <table:table-cell table:style-name="Default" office:value-type="string">
            <text:p>Opti cut</text:p>
          </table:table-cell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25 U</text:p>
          </table:table-cell>
          <table:table-cell table:number-columns-repeated="3"/>
          <table:table-cell table:style-name="ce29" table:formula="of:=SUMPRODUCT([.AB$3:.AB$56]=1;[.$C$3:.$C$56]=25)" office:value-type="float" office:value="1">
            <text:p>1</text:p>
          </table:table-cell>
          <table:table-cell table:style-name="Default" table:number-columns-repeated="5"/>
          <table:table-cell table:style-name="ce29" table:formula="of:=SUMPRODUCT([.AC$3:.AC$56]=1;[.$C$3:.$C$56]=25)" office:value-type="float" office:value="0">
            <text:p>0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D$3:.AD$56]=1;[.$C$3:.$C$56]=25)" office:value-type="float" office:value="0">
            <text:p>0</text:p>
          </table:table-cell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50 U</text:p>
          </table:table-cell>
          <table:table-cell table:number-columns-repeated="3"/>
          <table:table-cell table:style-name="ce29" table:formula="of:=SUMPRODUCT([.AB$3:.AB$56]=1;[.$C$3:.$C$56]=50)" office:value-type="float" office:value="3">
            <text:p>3</text:p>
          </table:table-cell>
          <table:table-cell table:style-name="Default" table:number-columns-repeated="5"/>
          <table:table-cell table:style-name="ce29" table:formula="of:=SUMPRODUCT([.AC$3:.AC$56]=1;[.$C$3:.$C$56]=50)" office:value-type="float" office:value="0">
            <text:p>0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D$3:.AD$56]=1;[.$C$3:.$C$56]=50)" office:value-type="float" office:value="0">
            <text:p>0</text:p>
          </table:table-cell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100 U</text:p>
          </table:table-cell>
          <table:table-cell table:number-columns-repeated="3"/>
          <table:table-cell table:style-name="ce29" table:formula="of:=SUMPRODUCT([.AB$3:.AB$56]=1;[.$C$3:.$C$56]=100)" office:value-type="float" office:value="3">
            <text:p>3</text:p>
          </table:table-cell>
          <table:table-cell table:style-name="Default" table:number-columns-repeated="5"/>
          <table:table-cell table:style-name="ce29" table:formula="of:=SUMPRODUCT([.AC$3:.AC$56]=1;[.$C$3:.$C$56]=100)" office:value-type="float" office:value="1">
            <text:p>1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D$3:.AD$56]=1;[.$C$3:.$C$56]=100)" office:value-type="float" office:value="0">
            <text:p>0</text:p>
          </table:table-cell>
          <table:table-cell table:style-name="ce35" table:number-columns-repeated="2"/>
          <table:table-cell table:number-columns-repeated="1005"/>
        </table:table-row>
        <table:table-row table:style-name="ro2">
          <table:table-cell table:number-columns-repeated="4"/>
          <table:table-cell table:style-name="ce29"/>
          <table:table-cell table:style-name="Default" table:number-columns-repeated="5"/>
          <table:table-cell table:style-name="ce29"/>
          <table:table-cell table:style-name="ce35" table:number-columns-repeated="2"/>
          <table:table-cell table:style-name="Default" table:number-columns-repeated="3"/>
          <table:table-cell table:style-name="ce29"/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25 S</text:p>
          </table:table-cell>
          <table:table-cell table:number-columns-repeated="3"/>
          <table:table-cell table:style-name="ce29" table:formula="of:=SUMPRODUCT([.AB$3:.AB$56]=1;[.$B$3:.$B$56]=25)" office:value-type="float" office:value="7">
            <text:p>7</text:p>
          </table:table-cell>
          <table:table-cell table:style-name="Default" table:number-columns-repeated="5"/>
          <table:table-cell table:style-name="ce29" table:formula="of:=SUMPRODUCT([.AC$3:.AC$56]=1;[.$B$3:.$B$56]=25)" office:value-type="float" office:value="1">
            <text:p>1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D$3:.AD$56]=1;[.$B$3:.$B$56]=25)" office:value-type="float" office:value="0">
            <text:p>0</text:p>
          </table:table-cell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<text:s/>50 S</text:p>
          </table:table-cell>
          <table:table-cell table:number-columns-repeated="3"/>
          <table:table-cell table:style-name="ce29" table:formula="of:=SUMPRODUCT([.AB$3:.AB$56]=1;[.$B$3:.$B$56]=50)" office:value-type="float" office:value="0">
            <text:p>0</text:p>
          </table:table-cell>
          <table:table-cell table:style-name="Default" table:number-columns-repeated="5"/>
          <table:table-cell table:style-name="ce29" table:formula="of:=SUMPRODUCT([.AC$3:.AC$56]=1;[.$B$3:.$B$56]=50)" office:value-type="float" office:value="0">
            <text:p>0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D$3:.AD$56]=1;[.$B$3:.$B$56]=50)" office:value-type="float" office:value="0">
            <text:p>0</text:p>
          </table:table-cell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100 S</text:p>
          </table:table-cell>
          <table:table-cell table:number-columns-repeated="3"/>
          <table:table-cell table:style-name="ce29" table:formula="of:=SUMPRODUCT([.AB$3:.AB$56]=1;[.$B$3:.$B$56]=100)" office:value-type="float" office:value="0">
            <text:p>0</text:p>
          </table:table-cell>
          <table:table-cell table:style-name="Default" table:number-columns-repeated="5"/>
          <table:table-cell table:style-name="ce29" table:formula="of:=SUMPRODUCT([.AC$3:.AC$56]=1;[.$B$3:.$B$56]=100)" office:value-type="float" office:value="0">
            <text:p>0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D$3:.AD$56]=1;[.$B$3:.$B$56]=100)" office:value-type="float" office:value="0">
            <text:p>0</text:p>
          </table:table-cell>
          <table:table-cell table:style-name="ce35" table:number-columns-repeated="2"/>
          <table:table-cell table:number-columns-repeated="1005"/>
        </table:table-row>
        <table:table-row table:style-name="ro2">
          <table:table-cell table:number-columns-repeated="4"/>
          <table:table-cell table:style-name="ce29"/>
          <table:table-cell table:style-name="Default" table:number-columns-repeated="5"/>
          <table:table-cell table:style-name="ce29"/>
          <table:table-cell table:style-name="ce35" table:number-columns-repeated="2"/>
          <table:table-cell table:style-name="Default" table:number-columns-repeated="3"/>
          <table:table-cell table:style-name="ce29"/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8 T</text:p>
          </table:table-cell>
          <table:table-cell table:number-columns-repeated="3"/>
          <table:table-cell table:style-name="ce29" table:formula="of:=SUMPRODUCT([.AB$3:.AB$56]=1;[.$D$3:.$D$56]=8)" office:value-type="float" office:value="2">
            <text:p>2</text:p>
          </table:table-cell>
          <table:table-cell table:style-name="Default" table:number-columns-repeated="5"/>
          <table:table-cell table:style-name="ce29" table:formula="of:=SUMPRODUCT([.AC$3:.AC$56]=1;[.$D$3:.$D$56]=8)" office:value-type="float" office:value="0">
            <text:p>0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D$3:.AD$56]=1;[.$D$3:.$D$56]=8)" office:value-type="float" office:value="0">
            <text:p>0</text:p>
          </table:table-cell>
          <table:table-cell table:style-name="ce35" table:number-columns-repeated="2"/>
          <table:table-cell table:number-columns-repeated="1005"/>
        </table:table-row>
        <table:table-row table:style-name="ro5">
          <table:table-cell office:value-type="string">
            <text:p>12 T</text:p>
          </table:table-cell>
          <table:table-cell table:number-columns-repeated="3"/>
          <table:table-cell table:style-name="ce29" table:formula="of:=SUMPRODUCT([.AB$3:.AB$56]=1;[.$D$3:.$D$56]=12)" office:value-type="float" office:value="5">
            <text:p>5</text:p>
          </table:table-cell>
          <table:table-cell table:style-name="Default" table:number-columns-repeated="5"/>
          <table:table-cell table:style-name="ce29" table:formula="of:=SUMPRODUCT([.AC$3:.AC$56]=1;[.$D$3:.$D$56]=12)" office:value-type="float" office:value="1">
            <text:p>1</text:p>
          </table:table-cell>
          <table:table-cell table:style-name="ce35" table:number-columns-repeated="2"/>
          <table:table-cell table:style-name="Default" table:number-columns-repeated="3"/>
          <table:table-cell table:style-name="ce29" table:formula="of:=SUMPRODUCT([.AD$3:.AD$56]=1;[.$D$3:.$D$56]=12)" office:value-type="float" office:value="0">
            <text:p>0</text:p>
          </table:table-cell>
          <table:table-cell table:style-name="ce35" table:number-columns-repeated="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4"/>
          <table:table-cell table:style-name="ce30" office:value-type="string">
            <text:p>Gap moyen</text:p>
          </table:table-cell>
          <table:table-cell table:style-name="ce35" table:number-columns-repeated="2"/>
          <table:table-cell table:style-name="Default" table:number-columns-repeated="3"/>
          <table:table-cell table:style-name="ce30"/>
          <table:table-cell table:style-name="ce35" table:number-columns-repeated="2"/>
          <table:table-cell table:style-name="Default" table:number-columns-repeated="3"/>
          <table:table-cell table:style-name="ce30"/>
          <table:table-cell table:style-name="ce35" table:number-columns-repeated="2"/>
          <table:table-cell table:number-columns-repeated="1005"/>
        </table:table-row>
        <table:table-row table:style-name="ro2">
          <table:table-cell office:value-type="string">
            <text:p>25 U</text:p>
          </table:table-cell>
          <table:table-cell table:style-name="Default" table:number-columns-repeated="3"/>
          <table:table-cell table:style-name="ce30" table:formula="of:=([.F138])/[.G138]*100" office:value-type="float" office:value="0.143287852107678">
            <text:p>0,1432878521</text:p>
          </table:table-cell>
          <table:table-cell table:style-name="ce35" table:formula="of:=SUMPRODUCT(([.$W$3:.$W$56]-[.$E$3:.$E$56]);[.$C$3:.$C$56]=25)" office:value-type="float" office:value="189280">
            <text:p>189280</text:p>
          </table:table-cell>
          <table:table-cell table:style-name="ce35" table:formula="of:=SUMPRODUCT(([.$E$3:.$E$56]);[.$C$3:.$C$56]=25)" office:value-type="float" office:value="132097730">
            <text:p>132097730</text:p>
          </table:table-cell>
          <table:table-cell table:style-name="Default" table:number-columns-repeated="3"/>
          <table:table-cell table:style-name="ce30" table:formula="of:=([.L138])/[.M138]*100" office:value-type="float" office:value="0.132575529061879">
            <text:p>0,1325755291</text:p>
          </table:table-cell>
          <table:table-cell table:style-name="ce35" table:formula="of:=SUMPRODUCT(([.$W$3:.$W$56]-[.$K$3:.$K$56]);[.$C$3:.$C$56]=25)" office:value-type="float" office:value="175148">
            <text:p>175148</text:p>
          </table:table-cell>
          <table:table-cell table:style-name="ce35" table:formula="of:=SUMPRODUCT(([.$K$3:.$K$56]);[.$C$3:.$C$56]=25)" office:value-type="float" office:value="132111862">
            <text:p>132111862</text:p>
          </table:table-cell>
          <table:table-cell table:style-name="Default" table:number-columns-repeated="3"/>
          <table:table-cell table:style-name="ce30" table:formula="of:=([.R138])/[.S138]*100" office:value-type="float" office:value="1.46890236906977">
            <text:p>1,4689023691</text:p>
          </table:table-cell>
          <table:table-cell table:style-name="ce35" table:formula="of:=SUMPRODUCT(([.$W$3:.$W$56]-[.$Q$3:.$Q$56]);[.$C$3:.$C$56]=25)" office:value-type="float" office:value="1915037">
            <text:p>1915037</text:p>
          </table:table-cell>
          <table:table-cell table:style-name="ce35" table:formula="of:=SUMPRODUCT(([.$Q$3:.$Q$56]);[.$C$3:.$C$56]=25)" office:value-type="float" office:value="130371973">
            <text:p>130371973</text:p>
          </table:table-cell>
          <table:table-cell table:number-columns-repeated="1005"/>
        </table:table-row>
        <table:table-row table:style-name="ro2">
          <table:table-cell office:value-type="string">
            <text:p>50 U</text:p>
          </table:table-cell>
          <table:table-cell table:style-name="Default" table:number-columns-repeated="3"/>
          <table:table-cell table:style-name="ce30" table:formula="of:=([.F139])/[.G139]*100" office:value-type="float" office:value="0.669925556748835">
            <text:p>0,6699255567</text:p>
          </table:table-cell>
          <table:table-cell table:style-name="ce35" table:formula="of:=SUMPRODUCT(([.$W$3:.$W$56]-[.$E$3:.$E$56]);[.$C$3:.$C$56]=50)" office:value-type="float" office:value="1572182">
            <text:p>1572182</text:p>
          </table:table-cell>
          <table:table-cell table:style-name="ce35" table:formula="of:=SUMPRODUCT(([.$E$3:.$E$56]);[.$C$3:.$C$56]=50)" office:value-type="float" office:value="234680105">
            <text:p>234680105</text:p>
          </table:table-cell>
          <table:table-cell table:style-name="Default" table:number-columns-repeated="3"/>
          <table:table-cell table:style-name="ce30" table:formula="of:=([.L139])/[.M139]*100" office:value-type="float" office:value="2.9609347550826">
            <text:p>2,9609347551</text:p>
          </table:table-cell>
          <table:table-cell table:style-name="ce35" table:formula="of:=SUMPRODUCT(([.$W$3:.$W$56]-[.$K$3:.$K$56]);[.$C$3:.$C$56]=50)" office:value-type="float" office:value="6794107">
            <text:p>6794107</text:p>
          </table:table-cell>
          <table:table-cell table:style-name="ce35" table:formula="of:=SUMPRODUCT(([.$K$3:.$K$56]);[.$C$3:.$C$56]=50)" office:value-type="float" office:value="229458180">
            <text:p>229458180</text:p>
          </table:table-cell>
          <table:table-cell table:style-name="Default" table:number-columns-repeated="3"/>
          <table:table-cell table:style-name="ce30" table:formula="of:=([.R139])/[.S139]*100" office:value-type="float" office:value="3.64792821225774">
            <text:p>3,6479282123</text:p>
          </table:table-cell>
          <table:table-cell table:style-name="ce35" table:formula="of:=SUMPRODUCT(([.$W$3:.$W$56]-[.$Q$3:.$Q$56]);[.$C$3:.$C$56]=50)" office:value-type="float" office:value="8314989">
            <text:p>8314989</text:p>
          </table:table-cell>
          <table:table-cell table:style-name="ce35" table:formula="of:=SUMPRODUCT(([.$Q$3:.$Q$56]);[.$C$3:.$C$56]=50)" office:value-type="float" office:value="227937298">
            <text:p>227937298</text:p>
          </table:table-cell>
          <table:table-cell table:number-columns-repeated="1005"/>
        </table:table-row>
        <table:table-row table:style-name="ro2">
          <table:table-cell office:value-type="string">
            <text:p>100 U</text:p>
          </table:table-cell>
          <table:table-cell table:style-name="Default" table:number-columns-repeated="3"/>
          <table:table-cell table:style-name="ce30" table:formula="of:=([.F140])/[.G140]*100" office:value-type="float" office:value="4.24542585730836">
            <text:p>4,2454258573</text:p>
          </table:table-cell>
          <table:table-cell table:style-name="ce35" table:formula="of:=SUMPRODUCT(([.$W$3:.$W$56]-[.$E$3:.$E$56]);[.$C$3:.$C$56]=100)" office:value-type="float" office:value="11969783">
            <text:p>11969783</text:p>
          </table:table-cell>
          <table:table-cell table:style-name="ce35" table:formula="of:=SUMPRODUCT(([.$E$3:.$E$56]);[.$C$3:.$C$56]=100)" office:value-type="float" office:value="281945402">
            <text:p>281945402</text:p>
          </table:table-cell>
          <table:table-cell table:style-name="Default" table:number-columns-repeated="3"/>
          <table:table-cell table:style-name="ce30" table:formula="of:=([.L140])/[.M140]*100" office:value-type="float" office:value="5.24176942671643">
            <text:p>5,2417694267</text:p>
          </table:table-cell>
          <table:table-cell table:style-name="ce35" table:formula="of:=SUMPRODUCT(([.$W$3:.$W$56]-[.$K$3:.$K$56]);[.$C$3:.$C$56]=100)" office:value-type="float" office:value="14639013">
            <text:p>14639013</text:p>
          </table:table-cell>
          <table:table-cell table:style-name="ce35" table:formula="of:=SUMPRODUCT(([.$K$3:.$K$56]);[.$C$3:.$C$56]=100)" office:value-type="float" office:value="279276172">
            <text:p>279276172</text:p>
          </table:table-cell>
          <table:table-cell table:style-name="Default" table:number-columns-repeated="3"/>
          <table:table-cell table:style-name="ce30" table:formula="of:=([.R140])/[.S140]*100" office:value-type="float" office:value="7.67636036978438">
            <text:p>7,6763603698</text:p>
          </table:table-cell>
          <table:table-cell table:style-name="ce35" table:formula="of:=SUMPRODUCT(([.$W$3:.$W$56]-[.$Q$3:.$Q$56]);[.$C$3:.$C$56]=100)" office:value-type="float" office:value="20953521">
            <text:p>20953521</text:p>
          </table:table-cell>
          <table:table-cell table:style-name="ce35" table:formula="of:=SUMPRODUCT(([.$Q$3:.$Q$56]);[.$C$3:.$C$56]=100)" office:value-type="float" office:value="272961664">
            <text:p>272961664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3"/>
          <table:table-cell table:style-name="ce30"/>
          <table:table-cell table:style-name="ce35" table:number-columns-repeated="2"/>
          <table:table-cell table:style-name="Default" table:number-columns-repeated="3"/>
          <table:table-cell table:style-name="ce30"/>
          <table:table-cell table:style-name="ce35" table:number-columns-repeated="2"/>
          <table:table-cell table:style-name="Default" table:number-columns-repeated="3"/>
          <table:table-cell table:style-name="ce30"/>
          <table:table-cell table:style-name="ce35" table:number-columns-repeated="2"/>
          <table:table-cell table:number-columns-repeated="1005"/>
        </table:table-row>
        <table:table-row table:style-name="ro2">
          <table:table-cell office:value-type="string">
            <text:p>25 S</text:p>
          </table:table-cell>
          <table:table-cell table:style-name="Default" table:number-columns-repeated="3"/>
          <table:table-cell table:style-name="ce30" table:formula="of:=([.F142])/[.G142]*100" office:value-type="float" office:value="1.14204996278439">
            <text:p>1,1420499628</text:p>
          </table:table-cell>
          <table:table-cell table:style-name="ce35" table:formula="of:=SUMPRODUCT(([.$W$3:.$W$56]-[.$E$3:.$E$56]);[.$B$3:.$B$56]=25)" office:value-type="float" office:value="1956490">
            <text:p>1956490</text:p>
          </table:table-cell>
          <table:table-cell table:style-name="ce35" table:formula="of:=SUMPRODUCT(([.$E$3:.$E$56]);[.$B$3:.$B$56]=25)" office:value-type="float" office:value="171313871">
            <text:p>171313871</text:p>
          </table:table-cell>
          <table:table-cell table:style-name="Default" table:number-columns-repeated="3"/>
          <table:table-cell table:style-name="ce30" table:formula="of:=([.L142])/[.M142]*100" office:value-type="float" office:value="0.01551053953023">
            <text:p>0,0155105395</text:p>
          </table:table-cell>
          <table:table-cell table:style-name="ce35" table:formula="of:=SUMPRODUCT(([.$W$3:.$W$56]-[.$K$3:.$K$56]);[.$B$3:.$B$56]=25)" office:value-type="float" office:value="26871">
            <text:p>26871</text:p>
          </table:table-cell>
          <table:table-cell table:style-name="ce35" table:formula="of:=SUMPRODUCT(([.$K$3:.$K$56]);[.$B$3:.$B$56]=25)" office:value-type="float" office:value="173243490">
            <text:p>173243490</text:p>
          </table:table-cell>
          <table:table-cell table:style-name="Default" table:number-columns-repeated="3"/>
          <table:table-cell table:style-name="ce30" table:formula="of:=([.R142])/[.S142]*100" office:value-type="float" office:value="0.00387213355054989">
            <text:p>0,0038721336</text:p>
          </table:table-cell>
          <table:table-cell table:style-name="ce35" table:formula="of:=SUMPRODUCT(([.$W$3:.$W$56]-[.$Q$3:.$Q$56]);[.$B$3:.$B$56]=25)" office:value-type="float" office:value="6709">
            <text:p>6709</text:p>
          </table:table-cell>
          <table:table-cell table:style-name="ce35" table:formula="of:=SUMPRODUCT(([.$Q$3:.$Q$56]);[.$B$3:.$B$56]=25)" office:value-type="float" office:value="173263652">
            <text:p>173263652</text:p>
          </table:table-cell>
          <table:table-cell table:number-columns-repeated="1005"/>
        </table:table-row>
        <table:table-row table:style-name="ro2">
          <table:table-cell office:value-type="string">
            <text:p><text:s/>50 S</text:p>
          </table:table-cell>
          <table:table-cell table:style-name="Default" table:number-columns-repeated="3"/>
          <table:table-cell table:style-name="ce30" table:formula="of:=([.F143])/[.G143]*100" office:value-type="float" office:value="2.35245664133258">
            <text:p>2,3524566413</text:p>
          </table:table-cell>
          <table:table-cell table:style-name="ce35" table:formula="of:=SUMPRODUCT(([.$W$3:.$W$56]-[.$E$3:.$E$56]);[.$B$3:.$B$56]=50)" office:value-type="float" office:value="5277243">
            <text:p>5277243</text:p>
          </table:table-cell>
          <table:table-cell table:style-name="ce35" table:formula="of:=SUMPRODUCT(([.$E$3:.$E$56]);[.$B$3:.$B$56]=50)" office:value-type="float" office:value="224329023">
            <text:p>224329023</text:p>
          </table:table-cell>
          <table:table-cell table:style-name="Default" table:number-columns-repeated="3"/>
          <table:table-cell table:style-name="ce30" table:formula="of:=([.L143])/[.M143]*100" office:value-type="float" office:value="5.79797588283916">
            <text:p>5,7979758828</text:p>
          </table:table-cell>
          <table:table-cell table:style-name="ce35" table:formula="of:=SUMPRODUCT(([.$W$3:.$W$56]-[.$K$3:.$K$56]);[.$B$3:.$B$56]=50)" office:value-type="float" office:value="12582959">
            <text:p>12582959</text:p>
          </table:table-cell>
          <table:table-cell table:style-name="ce35" table:formula="of:=SUMPRODUCT(([.$K$3:.$K$56]);[.$B$3:.$B$56]=50)" office:value-type="float" office:value="217023307">
            <text:p>217023307</text:p>
          </table:table-cell>
          <table:table-cell table:style-name="Default" table:number-columns-repeated="3"/>
          <table:table-cell table:style-name="ce30" table:formula="of:=([.R143])/[.S143]*100" office:value-type="float" office:value="6.95080291124065">
            <text:p>6,9508029112</text:p>
          </table:table-cell>
          <table:table-cell table:style-name="ce35" table:formula="of:=SUMPRODUCT(([.$W$3:.$W$56]-[.$Q$3:.$Q$56]);[.$B$3:.$B$56]=50)" office:value-type="float" office:value="14922262">
            <text:p>14922262</text:p>
          </table:table-cell>
          <table:table-cell table:style-name="ce35" table:formula="of:=SUMPRODUCT(([.$Q$3:.$Q$56]);[.$B$3:.$B$56]=50)" office:value-type="float" office:value="214684004">
            <text:p>214684004</text:p>
          </table:table-cell>
          <table:table-cell table:number-columns-repeated="1005"/>
        </table:table-row>
        <table:table-row table:style-name="ro2">
          <table:table-cell office:value-type="string">
            <text:p>100 S</text:p>
          </table:table-cell>
          <table:table-cell table:style-name="Default" table:number-columns-repeated="3"/>
          <table:table-cell table:style-name="ce30" table:formula="of:=([.F144])/[.G144]*100" office:value-type="float" office:value="2.56737126359909">
            <text:p>2,5673712636</text:p>
          </table:table-cell>
          <table:table-cell table:style-name="ce35" table:formula="of:=SUMPRODUCT(([.$W$3:.$W$56]-[.$E$3:.$E$56]);[.$B$3:.$B$56]=100)" office:value-type="float" office:value="6497512">
            <text:p>6497512</text:p>
          </table:table-cell>
          <table:table-cell table:style-name="ce35" table:formula="of:=SUMPRODUCT(([.$E$3:.$E$56]);[.$B$3:.$B$56]=100)" office:value-type="float" office:value="253080343">
            <text:p>253080343</text:p>
          </table:table-cell>
          <table:table-cell table:style-name="Default" table:number-columns-repeated="3"/>
          <table:table-cell table:style-name="ce30" table:formula="of:=([.L144])/[.M144]*100" office:value-type="float" office:value="3.59105233292166">
            <text:p>3,5910523329</text:p>
          </table:table-cell>
          <table:table-cell table:style-name="ce35" table:formula="of:=SUMPRODUCT(([.$W$3:.$W$56]-[.$K$3:.$K$56]);[.$B$3:.$B$56]=100)" office:value-type="float" office:value="8998438">
            <text:p>8998438</text:p>
          </table:table-cell>
          <table:table-cell table:style-name="ce35" table:formula="of:=SUMPRODUCT(([.$K$3:.$K$56]);[.$B$3:.$B$56]=100)" office:value-type="float" office:value="250579417">
            <text:p>250579417</text:p>
          </table:table-cell>
          <table:table-cell table:style-name="Default" table:number-columns-repeated="3"/>
          <table:table-cell table:style-name="ce30" table:formula="of:=([.R144])/[.S144]*100" office:value-type="float" office:value="6.68023876170105">
            <text:p>6,6802387617</text:p>
          </table:table-cell>
          <table:table-cell table:style-name="ce35" table:formula="of:=SUMPRODUCT(([.$W$3:.$W$56]-[.$Q$3:.$Q$56]);[.$B$3:.$B$56]=100)" office:value-type="float" office:value="16254576">
            <text:p>16254576</text:p>
          </table:table-cell>
          <table:table-cell table:style-name="ce35" table:formula="of:=SUMPRODUCT(([.$Q$3:.$Q$56]);[.$B$3:.$B$56]=100)" office:value-type="float" office:value="243323279">
            <text:p>243323279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3"/>
          <table:table-cell table:style-name="ce30"/>
          <table:table-cell table:style-name="ce35" table:number-columns-repeated="2"/>
          <table:table-cell table:style-name="Default" table:number-columns-repeated="3"/>
          <table:table-cell table:style-name="ce30"/>
          <table:table-cell table:style-name="ce35" table:number-columns-repeated="2"/>
          <table:table-cell table:style-name="Default" table:number-columns-repeated="3"/>
          <table:table-cell table:style-name="ce30"/>
          <table:table-cell table:style-name="ce35" table:number-columns-repeated="2"/>
          <table:table-cell table:number-columns-repeated="1005"/>
        </table:table-row>
        <table:table-row table:style-name="ro2">
          <table:table-cell office:value-type="string">
            <text:p>8 T</text:p>
          </table:table-cell>
          <table:table-cell table:style-name="Default" table:number-columns-repeated="3"/>
          <table:table-cell table:style-name="ce30" table:formula="of:=([.F146])/[.G146]*100" office:value-type="float" office:value="1.8559866436025">
            <text:p>1,8559866436</text:p>
          </table:table-cell>
          <table:table-cell table:style-name="ce35" table:formula="of:=SUMPRODUCT(([.$W$3:.$W$56]-[.$E$3:.$E$56]);[.$D$3:.$D$56]=8)" office:value-type="float" office:value="5508898">
            <text:p>5508898</text:p>
          </table:table-cell>
          <table:table-cell table:style-name="ce35" table:formula="of:=SUMPRODUCT(([.$E$3:.$E$56]);[.$D$3:.$D$56]=8)" office:value-type="float" office:value="296817761">
            <text:p>296817761</text:p>
          </table:table-cell>
          <table:table-cell table:style-name="Default" table:number-columns-repeated="3"/>
          <table:table-cell table:style-name="ce30" table:formula="of:=([.L146])/[.M146]*100" office:value-type="float" office:value="1.11342113741752">
            <text:p>1,1134211374</text:p>
          </table:table-cell>
          <table:table-cell table:style-name="ce35" table:formula="of:=SUMPRODUCT(([.$W$3:.$W$56]-[.$K$3:.$K$56]);[.$D$3:.$D$56]=8)" office:value-type="float" office:value="3329102">
            <text:p>3329102</text:p>
          </table:table-cell>
          <table:table-cell table:style-name="ce35" table:formula="of:=SUMPRODUCT(([.$K$3:.$K$56]);[.$D$3:.$D$56]=8)" office:value-type="float" office:value="298997557">
            <text:p>298997557</text:p>
          </table:table-cell>
          <table:table-cell table:style-name="Default" table:number-columns-repeated="3"/>
          <table:table-cell table:style-name="ce30" table:formula="of:=([.R146])/[.S146]*100" office:value-type="float" office:value="2.03271680981177">
            <text:p>2,0327168098</text:p>
          </table:table-cell>
          <table:table-cell table:style-name="ce35" table:formula="of:=SUMPRODUCT(([.$W$3:.$W$56]-[.$Q$3:.$Q$56]);[.$D$3:.$D$56]=8)" office:value-type="float" office:value="6023014">
            <text:p>6023014</text:p>
          </table:table-cell>
          <table:table-cell table:style-name="ce35" table:formula="of:=SUMPRODUCT(([.$Q$3:.$Q$56]);[.$D$3:.$D$56]=8)" office:value-type="float" office:value="296303645">
            <text:p>296303645</text:p>
          </table:table-cell>
          <table:table-cell table:number-columns-repeated="1005"/>
        </table:table-row>
        <table:table-row table:style-name="ro2">
          <table:table-cell office:value-type="string">
            <text:p>12 T</text:p>
          </table:table-cell>
          <table:table-cell table:style-name="Default" table:number-columns-repeated="3"/>
          <table:table-cell table:style-name="ce30" table:formula="of:=([.F147])/[.G147]*100" office:value-type="float" office:value="2.33652146975968">
            <text:p>2,3365214698</text:p>
          </table:table-cell>
          <table:table-cell table:style-name="ce35" table:formula="of:=SUMPRODUCT(([.$W$3:.$W$56]-[.$E$3:.$E$56]);[.$D$3:.$D$56]=12)" office:value-type="float" office:value="8222347">
            <text:p>8222347</text:p>
          </table:table-cell>
          <table:table-cell table:style-name="ce35" table:formula="of:=SUMPRODUCT(([.$E$3:.$E$56]);[.$D$3:.$D$56]=12)" office:value-type="float" office:value="351905476">
            <text:p>351905476</text:p>
          </table:table-cell>
          <table:table-cell table:style-name="Default" table:number-columns-repeated="3"/>
          <table:table-cell table:style-name="ce30" table:formula="of:=([.L147])/[.M147]*100" office:value-type="float" office:value="5.34715161978829">
            <text:p>5,3471516198</text:p>
          </table:table-cell>
          <table:table-cell table:style-name="ce35" table:formula="of:=SUMPRODUCT(([.$W$3:.$W$56]-[.$K$3:.$K$56]);[.$D$3:.$D$56]=12)" office:value-type="float" office:value="18279166">
            <text:p>18279166</text:p>
          </table:table-cell>
          <table:table-cell table:style-name="ce35" table:formula="of:=SUMPRODUCT(([.$K$3:.$K$56]);[.$D$3:.$D$56]=12)" office:value-type="float" office:value="341848657">
            <text:p>341848657</text:p>
          </table:table-cell>
          <table:table-cell table:style-name="Default" table:number-columns-repeated="3"/>
          <table:table-cell table:style-name="ce30" table:formula="of:=([.R147])/[.S147]*100" office:value-type="float" office:value="7.51134028639035">
            <text:p>7,5113402864</text:p>
          </table:table-cell>
          <table:table-cell table:style-name="ce35" table:formula="of:=SUMPRODUCT(([.$W$3:.$W$56]-[.$Q$3:.$Q$56]);[.$D$3:.$D$56]=12)" office:value-type="float" office:value="25160533">
            <text:p>25160533</text:p>
          </table:table-cell>
          <table:table-cell table:style-name="ce35" table:formula="of:=SUMPRODUCT(([.$Q$3:.$Q$56]);[.$D$3:.$D$56]=12)" office:value-type="float" office:value="334967290">
            <text:p>334967290</text:p>
          </table:table-cell>
          <table:table-cell table:number-columns-repeated="1005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x" table:style-name="ta1" table:print="false">
        <table:table-column table:style-name="co27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Default"/>
        <table:table-column table:style-name="co5" table:default-cell-style-name="Default"/>
        <table:table-column table:style-name="co28" table:default-cell-style-name="Default"/>
        <table:table-column table:style-name="co5" table:default-cell-style-name="Default"/>
        <table:table-column table:style-name="co31" table:default-cell-style-name="ce43"/>
        <table:table-column table:style-name="co5" table:number-columns-repeated="4" table:default-cell-style-name="ce43"/>
        <table:table-column table:style-name="co32" table:number-columns-repeated="2" table:default-cell-style-name="ce43"/>
        <table:table-column table:style-name="co5" table:number-columns-repeated="4" table:default-cell-style-name="ce43"/>
        <table:table-column table:style-name="co32" table:number-columns-repeated="2" table:default-cell-style-name="ce43"/>
        <table:table-column table:style-name="co5" table:number-columns-repeated="4" table:default-cell-style-name="ce43"/>
        <table:table-column table:style-name="co5" table:number-columns-repeated="2" table:default-cell-style-name="Default"/>
        <table:table-column table:style-name="co29" table:default-cell-style-name="Default"/>
        <table:table-column table:style-name="co5" table:default-cell-style-name="Default"/>
        <table:table-column table:style-name="co28" table:default-cell-style-name="Default"/>
        <table:table-row table:style-name="ro2">
          <table:table-cell table:number-columns-repeated="9"/>
          <table:table-cell table:style-name="ce42" table:number-columns-repeated="2"/>
          <table:table-cell table:style-name="ce45" table:number-columns-repeated="4"/>
          <table:table-cell table:style-name="ce42" table:number-columns-repeated="2"/>
          <table:table-cell table:style-name="ce45" table:number-columns-repeated="4"/>
          <table:table-cell table:style-name="ce42" table:number-columns-repeated="2"/>
          <table:table-cell table:style-name="ce45" table:number-columns-repeated="3"/>
          <table:table-cell table:number-columns-repeated="5"/>
        </table:table-row>
        <table:table-row table:style-name="ro4">
          <table:table-cell table:number-columns-repeated="9"/>
          <table:table-cell table:style-name="Default" table:number-columns-repeated="17"/>
          <table:table-cell table:number-columns-repeated="5"/>
        </table:table-row>
        <table:table-row table:style-name="ro5">
          <table:table-cell office:value-type="string">
            <text:p>\cline{5-13}</text:p>
          </table:table-cell>
          <table:table-cell table:number-columns-repeated="4"/>
          <table:table-cell office:value-type="string">
            <text:p>\multicolumn{4}{c|}{} &amp;</text:p>
          </table:table-cell>
          <table:table-cell table:number-columns-repeated="3"/>
          <table:table-cell table:style-name="ce42" office:value-type="string">
            <text:p>\multicolumn{3}{|c|}{M'=05}</text:p>
          </table:table-cell>
          <table:table-cell table:style-name="ce42"/>
          <table:table-cell table:style-name="ce45"/>
          <table:table-cell table:style-name="ce45" office:value-type="string">
            <text:p>&amp;</text:p>
          </table:table-cell>
          <table:table-cell table:style-name="ce45" table:number-columns-repeated="2"/>
          <table:table-cell table:style-name="ce46" office:value-type="string">
            <text:p>\multicolumn{3}{|c|}{M'=1}</text:p>
          </table:table-cell>
          <table:table-cell table:style-name="ce42"/>
          <table:table-cell table:style-name="ce45" table:number-columns-repeated="4"/>
          <table:table-cell table:style-name="ce42" office:value-type="string">
            <text:p>&amp; \multicolumn{3}{|c|}{M'=2}</text:p>
          </table:table-cell>
          <table:table-cell table:style-name="ce42" office:value-type="string">
            <text:p>\\</text:p>
          </table:table-cell>
          <table:table-cell table:style-name="ce45" table:number-columns-repeated="3"/>
          <table:table-cell table:number-columns-repeated="5"/>
        </table:table-row>
        <table:table-row table:style-name="ro5">
          <table:table-cell office:value-type="string">
            <text:p>\hlin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T</text:p>
          </table:table-cell>
          <table:table-cell office:value-type="string">
            <text:p>&amp;</text:p>
          </table:table-cell>
          <table:table-cell table:style-name="ce1" office:value-type="string">
            <text:p>S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U</text:p>
          </table:table-cell>
          <table:table-cell office:value-type="string">
            <text:p>&amp;</text:p>
          </table:table-cell>
          <table:table-cell table:style-name="ce42" office:value-type="string">
            <text:p>LB/Opt</text:p>
          </table:table-cell>
          <table:table-cell table:style-name="ce42" office:value-type="string">
            <text:p>&amp;</text:p>
          </table:table-cell>
          <table:table-cell table:style-name="ce45" office:value-type="string">
            <text:p>Obj. U</text:p>
          </table:table-cell>
          <table:table-cell table:style-name="ce42" office:value-type="string">
            <text:p>&amp;</text:p>
          </table:table-cell>
          <table:table-cell table:style-name="ce45" office:value-type="string">
            <text:p>Obj. S</text:p>
          </table:table-cell>
          <table:table-cell table:style-name="ce42" office:value-type="string">
            <text:p>&amp;</text:p>
          </table:table-cell>
          <table:table-cell table:style-name="ce42" office:value-type="string">
            <text:p>LB/Opt</text:p>
          </table:table-cell>
          <table:table-cell table:style-name="ce42" office:value-type="string">
            <text:p>&amp;</text:p>
          </table:table-cell>
          <table:table-cell table:style-name="ce45" office:value-type="string">
            <text:p>Obj. U</text:p>
          </table:table-cell>
          <table:table-cell table:style-name="ce42" office:value-type="string">
            <text:p>&amp;</text:p>
          </table:table-cell>
          <table:table-cell table:style-name="ce45" office:value-type="string">
            <text:p>Obj. S</text:p>
          </table:table-cell>
          <table:table-cell table:style-name="ce42" office:value-type="string">
            <text:p>&amp;</text:p>
          </table:table-cell>
          <table:table-cell table:style-name="ce42" office:value-type="string">
            <text:p>LB/Opt</text:p>
          </table:table-cell>
          <table:table-cell table:style-name="ce42" office:value-type="string">
            <text:p>&amp;</text:p>
          </table:table-cell>
          <table:table-cell table:style-name="ce45" office:value-type="string">
            <text:p>Obj. U</text:p>
          </table:table-cell>
          <table:table-cell table:style-name="ce42" office:value-type="string">
            <text:p>&amp;</text:p>
          </table:table-cell>
          <table:table-cell table:style-name="ce45" office:value-type="string">
            <text:p>Obj. S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hlin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27}{*}{8}</text:p>
          </table:table-cell>
          <table:table-cell office:value-type="string">
            <text:p>&amp;</text:p>
          </table:table-cell>
          <table:table-cell table:style-name="ce1" office:value-type="string">
            <text:p>\multirow{9}{*}{25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44" table:formula="of:=[M1.E3]/1000000" office:value-type="float" office:value="5.216778">
            <text:p>5,22</text:p>
          </table:table-cell>
          <table:table-cell table:style-name="ce42" office:value-type="string">
            <text:p>&amp;</text:p>
          </table:table-cell>
          <table:table-cell table:style-name="ce44" table:formula="of:=[M1.F3]/1000000" office:value-type="float" office:value="8.1677">
            <text:p>8,17</text:p>
          </table:table-cell>
          <table:table-cell table:style-name="ce42" office:value-type="string">
            <text:p>&amp;</text:p>
          </table:table-cell>
          <table:table-cell table:style-name="ce44" table:formula="of:=[M1.G3]/1000000" office:value-type="float" office:value="0.710922">
            <text:p>0,71</text:p>
          </table:table-cell>
          <table:table-cell table:style-name="ce42" office:value-type="string">
            <text:p>&amp;</text:p>
          </table:table-cell>
          <table:table-cell table:formula="of:=[M1.K3]/1000000" office:value-type="float" office:value="5.216778">
            <text:p>5,22</text:p>
          </table:table-cell>
          <table:table-cell table:style-name="ce42" office:value-type="string">
            <text:p>&amp;</text:p>
          </table:table-cell>
          <table:table-cell table:formula="of:=[M1.L3]/1000000" office:value-type="float" office:value="8.1677">
            <text:p>8,17</text:p>
          </table:table-cell>
          <table:table-cell table:style-name="ce42" office:value-type="string">
            <text:p>&amp;</text:p>
          </table:table-cell>
          <table:table-cell table:formula="of:=[M1.M3]/1000000" office:value-type="float" office:value="0.710922">
            <text:p>0,71</text:p>
          </table:table-cell>
          <table:table-cell table:style-name="ce42" office:value-type="string">
            <text:p>&amp;</text:p>
          </table:table-cell>
          <table:table-cell table:formula="of:=[M1.Q3]/1000000" office:value-type="float" office:value="5.216778">
            <text:p>5,22</text:p>
          </table:table-cell>
          <table:table-cell table:style-name="ce42" office:value-type="string">
            <text:p>&amp;</text:p>
          </table:table-cell>
          <table:table-cell table:formula="of:=[M1.R3]/1000000" office:value-type="float" office:value="8.1677">
            <text:p>8,17</text:p>
          </table:table-cell>
          <table:table-cell table:style-name="ce42" office:value-type="string">
            <text:p>&amp;</text:p>
          </table:table-cell>
          <table:table-cell table:formula="of:=[M1.S3]/1000000" office:value-type="float" office:value="0.710922">
            <text:p>0,7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4]/1000000" office:value-type="float" office:value="4.209298">
            <text:p>4,21</text:p>
          </table:table-cell>
          <table:table-cell table:style-name="ce42" office:value-type="string">
            <text:p>&amp;</text:p>
          </table:table-cell>
          <table:table-cell table:style-name="ce44" table:formula="of:=[M1.F4]/1000000" office:value-type="float" office:value="7.7502">
            <text:p>7,75</text:p>
          </table:table-cell>
          <table:table-cell table:style-name="ce42" office:value-type="string">
            <text:p>&amp;</text:p>
          </table:table-cell>
          <table:table-cell table:style-name="ce44" table:formula="of:=[M1.G4]/1000000" office:value-type="float" office:value="1.100868">
            <text:p>1,10</text:p>
          </table:table-cell>
          <table:table-cell table:style-name="ce42" office:value-type="string">
            <text:p>&amp;</text:p>
          </table:table-cell>
          <table:table-cell table:formula="of:=[M1.K4]/1000000" office:value-type="float" office:value="4.209298">
            <text:p>4,21</text:p>
          </table:table-cell>
          <table:table-cell table:style-name="ce42" office:value-type="string">
            <text:p>&amp;</text:p>
          </table:table-cell>
          <table:table-cell table:formula="of:=[M1.L4]/1000000" office:value-type="float" office:value="7.7502">
            <text:p>7,75</text:p>
          </table:table-cell>
          <table:table-cell table:style-name="ce42" office:value-type="string">
            <text:p>&amp;</text:p>
          </table:table-cell>
          <table:table-cell table:formula="of:=[M1.M4]/1000000" office:value-type="float" office:value="1.100868">
            <text:p>1,10</text:p>
          </table:table-cell>
          <table:table-cell table:style-name="ce42" office:value-type="string">
            <text:p>&amp;</text:p>
          </table:table-cell>
          <table:table-cell table:formula="of:=[M1.Q4]/1000000" office:value-type="float" office:value="4.209298">
            <text:p>4,21</text:p>
          </table:table-cell>
          <table:table-cell table:style-name="ce42" office:value-type="string">
            <text:p>&amp;</text:p>
          </table:table-cell>
          <table:table-cell table:formula="of:=[M1.R4]/1000000" office:value-type="float" office:value="7.7502">
            <text:p>7,75</text:p>
          </table:table-cell>
          <table:table-cell table:style-name="ce42" office:value-type="string">
            <text:p>&amp;</text:p>
          </table:table-cell>
          <table:table-cell table:formula="of:=[M1.S4]/1000000" office:value-type="float" office:value="1.100868">
            <text:p>1,1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5]/1000000" office:value-type="float" office:value="5.060215">
            <text:p>5,06</text:p>
          </table:table-cell>
          <table:table-cell table:style-name="ce42" office:value-type="string">
            <text:p>&amp;</text:p>
          </table:table-cell>
          <table:table-cell table:style-name="ce44" table:formula="of:=[M1.F5]/1000000" office:value-type="float" office:value="9.805124">
            <text:p>9,81</text:p>
          </table:table-cell>
          <table:table-cell table:style-name="ce42" office:value-type="string">
            <text:p>&amp;</text:p>
          </table:table-cell>
          <table:table-cell table:style-name="ce44" table:formula="of:=[M1.G5]/1000000" office:value-type="float" office:value="2.084918">
            <text:p>2,08</text:p>
          </table:table-cell>
          <table:table-cell table:style-name="ce42" office:value-type="string">
            <text:p>&amp;</text:p>
          </table:table-cell>
          <table:table-cell table:formula="of:=[M1.K5]/1000000" office:value-type="float" office:value="5.060215">
            <text:p>5,06</text:p>
          </table:table-cell>
          <table:table-cell table:style-name="ce42" office:value-type="string">
            <text:p>&amp;</text:p>
          </table:table-cell>
          <table:table-cell table:formula="of:=[M1.L5]/1000000" office:value-type="float" office:value="9.805131">
            <text:p>9,81</text:p>
          </table:table-cell>
          <table:table-cell table:style-name="ce42" office:value-type="string">
            <text:p>&amp;</text:p>
          </table:table-cell>
          <table:table-cell table:formula="of:=[M1.M5]/1000000" office:value-type="float" office:value="2.084918">
            <text:p>2,08</text:p>
          </table:table-cell>
          <table:table-cell table:style-name="ce42" office:value-type="string">
            <text:p>&amp;</text:p>
          </table:table-cell>
          <table:table-cell table:formula="of:=[M1.Q5]/1000000" office:value-type="float" office:value="5.060215">
            <text:p>5,06</text:p>
          </table:table-cell>
          <table:table-cell table:style-name="ce42" office:value-type="string">
            <text:p>&amp;</text:p>
          </table:table-cell>
          <table:table-cell table:formula="of:=[M1.R5]/1000000" office:value-type="float" office:value="9.805131">
            <text:p>9,81</text:p>
          </table:table-cell>
          <table:table-cell table:style-name="ce42" office:value-type="string">
            <text:p>&amp;</text:p>
          </table:table-cell>
          <table:table-cell table:formula="of:=[M1.S5]/1000000" office:value-type="float" office:value="2.084918">
            <text:p>2,0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44" table:formula="of:=[M1.E6]/1000000" office:value-type="float" office:value="9.874524">
            <text:p>9,87</text:p>
          </table:table-cell>
          <table:table-cell table:style-name="ce42" office:value-type="string">
            <text:p>&amp;</text:p>
          </table:table-cell>
          <table:table-cell table:style-name="ce44" table:formula="of:=[M1.F6]/1000000" office:value-type="float" office:value="14.6847">
            <text:p>14,68</text:p>
          </table:table-cell>
          <table:table-cell table:style-name="ce42" office:value-type="string">
            <text:p>&amp;</text:p>
          </table:table-cell>
          <table:table-cell table:style-name="ce44" table:formula="of:=[M1.G6]/1000000" office:value-type="float" office:value="1.630176">
            <text:p>1,63</text:p>
          </table:table-cell>
          <table:table-cell table:style-name="ce42" office:value-type="string">
            <text:p>&amp;</text:p>
          </table:table-cell>
          <table:table-cell table:formula="of:=[M1.K6]/1000000" office:value-type="float" office:value="9.874524">
            <text:p>9,87</text:p>
          </table:table-cell>
          <table:table-cell table:style-name="ce42" office:value-type="string">
            <text:p>&amp;</text:p>
          </table:table-cell>
          <table:table-cell table:formula="of:=[M1.L6]/1000000" office:value-type="float" office:value="14.6847">
            <text:p>14,68</text:p>
          </table:table-cell>
          <table:table-cell table:style-name="ce42" office:value-type="string">
            <text:p>&amp;</text:p>
          </table:table-cell>
          <table:table-cell table:formula="of:=[M1.M6]/1000000" office:value-type="float" office:value="1.630176">
            <text:p>1,63</text:p>
          </table:table-cell>
          <table:table-cell table:style-name="ce42" office:value-type="string">
            <text:p>&amp;</text:p>
          </table:table-cell>
          <table:table-cell table:formula="of:=[M1.Q6]/1000000" office:value-type="float" office:value="9.874524">
            <text:p>9,87</text:p>
          </table:table-cell>
          <table:table-cell table:style-name="ce42" office:value-type="string">
            <text:p>&amp;</text:p>
          </table:table-cell>
          <table:table-cell table:formula="of:=[M1.R6]/1000000" office:value-type="float" office:value="14.6847">
            <text:p>14,68</text:p>
          </table:table-cell>
          <table:table-cell table:style-name="ce42" office:value-type="string">
            <text:p>&amp;</text:p>
          </table:table-cell>
          <table:table-cell table:formula="of:=[M1.S6]/1000000" office:value-type="float" office:value="1.630176">
            <text:p>1,6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7]/1000000" office:value-type="float" office:value="9.027874">
            <text:p>9,03</text:p>
          </table:table-cell>
          <table:table-cell table:style-name="ce42" office:value-type="string">
            <text:p>&amp;</text:p>
          </table:table-cell>
          <table:table-cell table:style-name="ce44" table:formula="of:=[M1.F7]/1000000" office:value-type="float" office:value="14.58315">
            <text:p>14,58</text:p>
          </table:table-cell>
          <table:table-cell table:style-name="ce42" office:value-type="string">
            <text:p>&amp;</text:p>
          </table:table-cell>
          <table:table-cell table:style-name="ce44" table:formula="of:=[M1.G7]/1000000" office:value-type="float" office:value="2.195272">
            <text:p>2,20</text:p>
          </table:table-cell>
          <table:table-cell table:style-name="ce42" office:value-type="string">
            <text:p>&amp;</text:p>
          </table:table-cell>
          <table:table-cell table:formula="of:=[M1.K7]/1000000" office:value-type="float" office:value="9.555704">
            <text:p>9,56</text:p>
          </table:table-cell>
          <table:table-cell table:style-name="ce42" office:value-type="string">
            <text:p>&amp;</text:p>
          </table:table-cell>
          <table:table-cell table:formula="of:=[M1.L7]/1000000" office:value-type="float" office:value="17.79826">
            <text:p>17,80</text:p>
          </table:table-cell>
          <table:table-cell table:style-name="ce42" office:value-type="string">
            <text:p>&amp;</text:p>
          </table:table-cell>
          <table:table-cell table:formula="of:=[M1.M7]/1000000" office:value-type="float" office:value="3.862592">
            <text:p>3,86</text:p>
          </table:table-cell>
          <table:table-cell table:style-name="ce42" office:value-type="string">
            <text:p>&amp;</text:p>
          </table:table-cell>
          <table:table-cell table:formula="of:=[M1.Q7]/1000000" office:value-type="float" office:value="9.555704">
            <text:p>9,56</text:p>
          </table:table-cell>
          <table:table-cell table:style-name="ce42" office:value-type="string">
            <text:p>&amp;</text:p>
          </table:table-cell>
          <table:table-cell table:formula="of:=[M1.R7]/1000000" office:value-type="float" office:value="17.79826">
            <text:p>17,80</text:p>
          </table:table-cell>
          <table:table-cell table:style-name="ce42" office:value-type="string">
            <text:p>&amp;</text:p>
          </table:table-cell>
          <table:table-cell table:formula="of:=[M1.S7]/1000000" office:value-type="float" office:value="3.862592">
            <text:p>3,8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8]/1000000" office:value-type="float" office:value="8.096748">
            <text:p>8,10</text:p>
          </table:table-cell>
          <table:table-cell table:style-name="ce42" office:value-type="string">
            <text:p>&amp;</text:p>
          </table:table-cell>
          <table:table-cell table:style-name="ce44" table:formula="of:=[M1.F8]/1000000" office:value-type="float" office:value="11.4795">
            <text:p>11,48</text:p>
          </table:table-cell>
          <table:table-cell table:style-name="ce42" office:value-type="string">
            <text:p>&amp;</text:p>
          </table:table-cell>
          <table:table-cell table:style-name="ce44" table:formula="of:=[M1.G8]/1000000" office:value-type="float" office:value="1.222752">
            <text:p>1,22</text:p>
          </table:table-cell>
          <table:table-cell table:style-name="ce42" office:value-type="string">
            <text:p>&amp;</text:p>
          </table:table-cell>
          <table:table-cell table:formula="of:=[M1.K8]/1000000" office:value-type="float" office:value="8.096748">
            <text:p>8,10</text:p>
          </table:table-cell>
          <table:table-cell table:style-name="ce42" office:value-type="string">
            <text:p>&amp;</text:p>
          </table:table-cell>
          <table:table-cell table:formula="of:=[M1.L8]/1000000" office:value-type="float" office:value="11.4795">
            <text:p>11,48</text:p>
          </table:table-cell>
          <table:table-cell table:style-name="ce42" office:value-type="string">
            <text:p>&amp;</text:p>
          </table:table-cell>
          <table:table-cell table:formula="of:=[M1.M8]/1000000" office:value-type="float" office:value="1.222752">
            <text:p>1,22</text:p>
          </table:table-cell>
          <table:table-cell table:style-name="ce42" office:value-type="string">
            <text:p>&amp;</text:p>
          </table:table-cell>
          <table:table-cell table:formula="of:=[M1.Q8]/1000000" office:value-type="float" office:value="8.096748">
            <text:p>8,10</text:p>
          </table:table-cell>
          <table:table-cell table:style-name="ce42" office:value-type="string">
            <text:p>&amp;</text:p>
          </table:table-cell>
          <table:table-cell table:formula="of:=[M1.R8]/1000000" office:value-type="float" office:value="11.4795">
            <text:p>11,48</text:p>
          </table:table-cell>
          <table:table-cell table:style-name="ce42" office:value-type="string">
            <text:p>&amp;</text:p>
          </table:table-cell>
          <table:table-cell table:formula="of:=[M1.S8]/1000000" office:value-type="float" office:value="1.222752">
            <text:p>1,2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44" table:formula="of:=[M1.E9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F9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G9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K9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L9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M9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Q9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R9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S9]/1000000" office:value-type="float" office:value="0">
            <text:p>#VALEUR !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10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F10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G10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K10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L10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M10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Q10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R10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S10]/1000000" office:value-type="float" office:value="0">
            <text:p>#VALEUR !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11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F11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G11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K11]/1000000" office:value-type="float" office:value="12.39923">
            <text:p>12,40</text:p>
          </table:table-cell>
          <table:table-cell table:style-name="ce42" office:value-type="string">
            <text:p>&amp;</text:p>
          </table:table-cell>
          <table:table-cell table:formula="of:=[M1.L11]/1000000" office:value-type="float" office:value="19.804">
            <text:p>19,80</text:p>
          </table:table-cell>
          <table:table-cell table:style-name="ce42" office:value-type="string">
            <text:p>&amp;</text:p>
          </table:table-cell>
          <table:table-cell table:formula="of:=[M1.M11]/1000000" office:value-type="float" office:value="3.474764">
            <text:p>3,47</text:p>
          </table:table-cell>
          <table:table-cell table:style-name="ce42" office:value-type="string">
            <text:p>&amp;</text:p>
          </table:table-cell>
          <table:table-cell table:formula="of:=[M1.Q11]/1000000" office:value-type="float" office:value="12.39923">
            <text:p>12,40</text:p>
          </table:table-cell>
          <table:table-cell table:style-name="ce42" office:value-type="string">
            <text:p>&amp;</text:p>
          </table:table-cell>
          <table:table-cell table:formula="of:=[M1.R11]/1000000" office:value-type="float" office:value="19.804">
            <text:p>19,80</text:p>
          </table:table-cell>
          <table:table-cell table:style-name="ce42" office:value-type="string">
            <text:p>&amp;</text:p>
          </table:table-cell>
          <table:table-cell table:formula="of:=[M1.S11]/1000000" office:value-type="float" office:value="3.474764">
            <text:p>3,4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3-13}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5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44" table:formula="of:=[M1.E12]/1000000" office:value-type="float" office:value="5.041268">
            <text:p>5,04</text:p>
          </table:table-cell>
          <table:table-cell table:style-name="ce42" office:value-type="string">
            <text:p>&amp;</text:p>
          </table:table-cell>
          <table:table-cell table:style-name="ce44" table:formula="of:=[M1.F12]/1000000" office:value-type="float" office:value="8.192">
            <text:p>8,19</text:p>
          </table:table-cell>
          <table:table-cell table:style-name="ce42" office:value-type="string">
            <text:p>&amp;</text:p>
          </table:table-cell>
          <table:table-cell table:style-name="ce44" table:formula="of:=[M1.G12]/1000000" office:value-type="float" office:value="0.560732">
            <text:p>0,56</text:p>
          </table:table-cell>
          <table:table-cell table:style-name="ce42" office:value-type="string">
            <text:p>&amp;</text:p>
          </table:table-cell>
          <table:table-cell table:formula="of:=[M1.K12]/1000000" office:value-type="float" office:value="5.041268">
            <text:p>5,04</text:p>
          </table:table-cell>
          <table:table-cell table:style-name="ce42" office:value-type="string">
            <text:p>&amp;</text:p>
          </table:table-cell>
          <table:table-cell table:formula="of:=[M1.L12]/1000000" office:value-type="float" office:value="8.192">
            <text:p>8,19</text:p>
          </table:table-cell>
          <table:table-cell table:style-name="ce42" office:value-type="string">
            <text:p>&amp;</text:p>
          </table:table-cell>
          <table:table-cell table:formula="of:=[M1.M12]/1000000" office:value-type="float" office:value="0.560732">
            <text:p>0,56</text:p>
          </table:table-cell>
          <table:table-cell table:style-name="ce42" office:value-type="string">
            <text:p>&amp;</text:p>
          </table:table-cell>
          <table:table-cell table:formula="of:=[M1.Q12]/1000000" office:value-type="float" office:value="5.041268">
            <text:p>5,04</text:p>
          </table:table-cell>
          <table:table-cell table:style-name="ce42" office:value-type="string">
            <text:p>&amp;</text:p>
          </table:table-cell>
          <table:table-cell table:formula="of:=[M1.R12]/1000000" office:value-type="float" office:value="8.192">
            <text:p>8,19</text:p>
          </table:table-cell>
          <table:table-cell table:style-name="ce42" office:value-type="string">
            <text:p>&amp;</text:p>
          </table:table-cell>
          <table:table-cell table:formula="of:=[M1.S12]/1000000" office:value-type="float" office:value="0.560732">
            <text:p>0,5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13]/1000000" office:value-type="float" office:value="5.087992">
            <text:p>5,09</text:p>
          </table:table-cell>
          <table:table-cell table:style-name="ce42" office:value-type="string">
            <text:p>&amp;</text:p>
          </table:table-cell>
          <table:table-cell table:style-name="ce44" table:formula="of:=[M1.F13]/1000000" office:value-type="float" office:value="8.1354">
            <text:p>8,14</text:p>
          </table:table-cell>
          <table:table-cell table:style-name="ce42" office:value-type="string">
            <text:p>&amp;</text:p>
          </table:table-cell>
          <table:table-cell table:style-name="ce44" table:formula="of:=[M1.G13]/1000000" office:value-type="float" office:value="0.577408">
            <text:p>0,58</text:p>
          </table:table-cell>
          <table:table-cell table:style-name="ce42" office:value-type="string">
            <text:p>&amp;</text:p>
          </table:table-cell>
          <table:table-cell table:formula="of:=[M1.K13]/1000000" office:value-type="float" office:value="5.087992">
            <text:p>5,09</text:p>
          </table:table-cell>
          <table:table-cell table:style-name="ce42" office:value-type="string">
            <text:p>&amp;</text:p>
          </table:table-cell>
          <table:table-cell table:formula="of:=[M1.L13]/1000000" office:value-type="float" office:value="8.1354">
            <text:p>8,14</text:p>
          </table:table-cell>
          <table:table-cell table:style-name="ce42" office:value-type="string">
            <text:p>&amp;</text:p>
          </table:table-cell>
          <table:table-cell table:formula="of:=[M1.M13]/1000000" office:value-type="float" office:value="0.577408">
            <text:p>0,58</text:p>
          </table:table-cell>
          <table:table-cell table:style-name="ce42" office:value-type="string">
            <text:p>&amp;</text:p>
          </table:table-cell>
          <table:table-cell table:formula="of:=[M1.Q13]/1000000" office:value-type="float" office:value="5.087992">
            <text:p>5,09</text:p>
          </table:table-cell>
          <table:table-cell table:style-name="ce42" office:value-type="string">
            <text:p>&amp;</text:p>
          </table:table-cell>
          <table:table-cell table:formula="of:=[M1.R13]/1000000" office:value-type="float" office:value="8.1354">
            <text:p>8,14</text:p>
          </table:table-cell>
          <table:table-cell table:style-name="ce42" office:value-type="string">
            <text:p>&amp;</text:p>
          </table:table-cell>
          <table:table-cell table:formula="of:=[M1.S13]/1000000" office:value-type="float" office:value="0.577408">
            <text:p>0,5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14]/1000000" office:value-type="float" office:value="6.90673">
            <text:p>6,91</text:p>
          </table:table-cell>
          <table:table-cell table:style-name="ce42" office:value-type="string">
            <text:p>&amp;</text:p>
          </table:table-cell>
          <table:table-cell table:style-name="ce44" table:formula="of:=[M1.F14]/1000000" office:value-type="float" office:value="12.01447">
            <text:p>12,01</text:p>
          </table:table-cell>
          <table:table-cell table:style-name="ce42" office:value-type="string">
            <text:p>&amp;</text:p>
          </table:table-cell>
          <table:table-cell table:style-name="ce44" table:formula="of:=[M1.G14]/1000000" office:value-type="float" office:value="1.227736">
            <text:p>1,23</text:p>
          </table:table-cell>
          <table:table-cell table:style-name="ce42" office:value-type="string">
            <text:p>&amp;</text:p>
          </table:table-cell>
          <table:table-cell table:formula="of:=[M1.K14]/1000000" office:value-type="float" office:value="6.90673">
            <text:p>6,91</text:p>
          </table:table-cell>
          <table:table-cell table:style-name="ce42" office:value-type="string">
            <text:p>&amp;</text:p>
          </table:table-cell>
          <table:table-cell table:formula="of:=[M1.L14]/1000000" office:value-type="float" office:value="12.01447">
            <text:p>12,01</text:p>
          </table:table-cell>
          <table:table-cell table:style-name="ce42" office:value-type="string">
            <text:p>&amp;</text:p>
          </table:table-cell>
          <table:table-cell table:formula="of:=[M1.M14]/1000000" office:value-type="float" office:value="1.227736">
            <text:p>1,23</text:p>
          </table:table-cell>
          <table:table-cell table:style-name="ce42" office:value-type="string">
            <text:p>&amp;</text:p>
          </table:table-cell>
          <table:table-cell table:formula="of:=[M1.Q14]/1000000" office:value-type="float" office:value="6.90673">
            <text:p>6,91</text:p>
          </table:table-cell>
          <table:table-cell table:style-name="ce42" office:value-type="string">
            <text:p>&amp;</text:p>
          </table:table-cell>
          <table:table-cell table:formula="of:=[M1.R14]/1000000" office:value-type="float" office:value="12.01447">
            <text:p>12,01</text:p>
          </table:table-cell>
          <table:table-cell table:style-name="ce42" office:value-type="string">
            <text:p>&amp;</text:p>
          </table:table-cell>
          <table:table-cell table:formula="of:=[M1.S14]/1000000" office:value-type="float" office:value="1.227736">
            <text:p>1,2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44" table:formula="of:=[M1.E15]/1000000" office:value-type="float" office:value="12.740808">
            <text:p>12,74</text:p>
          </table:table-cell>
          <table:table-cell table:style-name="ce42" office:value-type="string">
            <text:p>&amp;</text:p>
          </table:table-cell>
          <table:table-cell table:style-name="ce44" table:formula="of:=[M1.F15]/1000000" office:value-type="float" office:value="19.512395">
            <text:p>19,51</text:p>
          </table:table-cell>
          <table:table-cell table:style-name="ce42" office:value-type="string">
            <text:p>&amp;</text:p>
          </table:table-cell>
          <table:table-cell table:style-name="ce44" table:formula="of:=[M1.G15]/1000000" office:value-type="float" office:value="1.751596">
            <text:p>1,75</text:p>
          </table:table-cell>
          <table:table-cell table:style-name="ce42" office:value-type="string">
            <text:p>&amp;</text:p>
          </table:table-cell>
          <table:table-cell table:formula="of:=[M1.K15]/1000000" office:value-type="float" office:value="12.713894">
            <text:p>12,71</text:p>
          </table:table-cell>
          <table:table-cell table:style-name="ce42" office:value-type="string">
            <text:p>&amp;</text:p>
          </table:table-cell>
          <table:table-cell table:formula="of:=[M1.L15]/1000000" office:value-type="float" office:value="19.498295">
            <text:p>19,50</text:p>
          </table:table-cell>
          <table:table-cell table:style-name="ce42" office:value-type="string">
            <text:p>&amp;</text:p>
          </table:table-cell>
          <table:table-cell table:formula="of:=[M1.M15]/1000000" office:value-type="float" office:value="1.76441">
            <text:p>1,76</text:p>
          </table:table-cell>
          <table:table-cell table:style-name="ce42" office:value-type="string">
            <text:p>&amp;</text:p>
          </table:table-cell>
          <table:table-cell table:formula="of:=[M1.Q15]/1000000" office:value-type="float" office:value="12.528395">
            <text:p>12,53</text:p>
          </table:table-cell>
          <table:table-cell table:style-name="ce42" office:value-type="string">
            <text:p>&amp;</text:p>
          </table:table-cell>
          <table:table-cell table:formula="of:=[M1.R15]/1000000" office:value-type="float" office:value="19.981623">
            <text:p>19,98</text:p>
          </table:table-cell>
          <table:table-cell table:style-name="ce42" office:value-type="string">
            <text:p>&amp;</text:p>
          </table:table-cell>
          <table:table-cell table:formula="of:=[M1.S15]/1000000" office:value-type="float" office:value="2.173242">
            <text:p>2,1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16]/1000000" office:value-type="float" office:value="8.930606">
            <text:p>8,93</text:p>
          </table:table-cell>
          <table:table-cell table:style-name="ce42" office:value-type="string">
            <text:p>&amp;</text:p>
          </table:table-cell>
          <table:table-cell table:style-name="ce44" table:formula="of:=[M1.F16]/1000000" office:value-type="float" office:value="12.7961">
            <text:p>12,80</text:p>
          </table:table-cell>
          <table:table-cell table:style-name="ce42" office:value-type="string">
            <text:p>&amp;</text:p>
          </table:table-cell>
          <table:table-cell table:style-name="ce44" table:formula="of:=[M1.G16]/1000000" office:value-type="float" office:value="0.735492">
            <text:p>0,74</text:p>
          </table:table-cell>
          <table:table-cell table:style-name="ce42" office:value-type="string">
            <text:p>&amp;</text:p>
          </table:table-cell>
          <table:table-cell table:formula="of:=[M1.K16]/1000000" office:value-type="float" office:value="8.930606">
            <text:p>8,93</text:p>
          </table:table-cell>
          <table:table-cell table:style-name="ce42" office:value-type="string">
            <text:p>&amp;</text:p>
          </table:table-cell>
          <table:table-cell table:formula="of:=[M1.L16]/1000000" office:value-type="float" office:value="12.7961">
            <text:p>12,80</text:p>
          </table:table-cell>
          <table:table-cell table:style-name="ce42" office:value-type="string">
            <text:p>&amp;</text:p>
          </table:table-cell>
          <table:table-cell table:formula="of:=[M1.M16]/1000000" office:value-type="float" office:value="0.735492">
            <text:p>0,74</text:p>
          </table:table-cell>
          <table:table-cell table:style-name="ce42" office:value-type="string">
            <text:p>&amp;</text:p>
          </table:table-cell>
          <table:table-cell table:formula="of:=[M1.Q16]/1000000" office:value-type="float" office:value="8.930606">
            <text:p>8,93</text:p>
          </table:table-cell>
          <table:table-cell table:style-name="ce42" office:value-type="string">
            <text:p>&amp;</text:p>
          </table:table-cell>
          <table:table-cell table:formula="of:=[M1.R16]/1000000" office:value-type="float" office:value="12.7961">
            <text:p>12,80</text:p>
          </table:table-cell>
          <table:table-cell table:style-name="ce42" office:value-type="string">
            <text:p>&amp;</text:p>
          </table:table-cell>
          <table:table-cell table:formula="of:=[M1.S16]/1000000" office:value-type="float" office:value="0.735492">
            <text:p>0,74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17]/1000000" office:value-type="float" office:value="11.057792">
            <text:p>11,06</text:p>
          </table:table-cell>
          <table:table-cell table:style-name="ce42" office:value-type="string">
            <text:p>&amp;</text:p>
          </table:table-cell>
          <table:table-cell table:style-name="ce44" table:formula="of:=[M1.F17]/1000000" office:value-type="float" office:value="17.247">
            <text:p>17,25</text:p>
          </table:table-cell>
          <table:table-cell table:style-name="ce42" office:value-type="string">
            <text:p>&amp;</text:p>
          </table:table-cell>
          <table:table-cell table:style-name="ce44" table:formula="of:=[M1.G17]/1000000" office:value-type="float" office:value="2.139204">
            <text:p>2,14</text:p>
          </table:table-cell>
          <table:table-cell table:style-name="ce42" office:value-type="string">
            <text:p>&amp;</text:p>
          </table:table-cell>
          <table:table-cell table:formula="of:=[M1.K17]/1000000" office:value-type="float" office:value="11.027162">
            <text:p>11,03</text:p>
          </table:table-cell>
          <table:table-cell table:style-name="ce42" office:value-type="string">
            <text:p>&amp;</text:p>
          </table:table-cell>
          <table:table-cell table:formula="of:=[M1.L17]/1000000" office:value-type="float" office:value="18.4504">
            <text:p>18,45</text:p>
          </table:table-cell>
          <table:table-cell table:style-name="ce42" office:value-type="string">
            <text:p>&amp;</text:p>
          </table:table-cell>
          <table:table-cell table:formula="of:=[M1.M17]/1000000" office:value-type="float" office:value="2.883234">
            <text:p>2,88</text:p>
          </table:table-cell>
          <table:table-cell table:style-name="ce42" office:value-type="string">
            <text:p>&amp;</text:p>
          </table:table-cell>
          <table:table-cell table:formula="of:=[M1.Q17]/1000000" office:value-type="float" office:value="10.99131">
            <text:p>10,99</text:p>
          </table:table-cell>
          <table:table-cell table:style-name="ce42" office:value-type="string">
            <text:p>&amp;</text:p>
          </table:table-cell>
          <table:table-cell table:formula="of:=[M1.R17]/1000000" office:value-type="float" office:value="18.2104">
            <text:p>18,21</text:p>
          </table:table-cell>
          <table:table-cell table:style-name="ce42" office:value-type="string">
            <text:p>&amp;</text:p>
          </table:table-cell>
          <table:table-cell table:formula="of:=[M1.S17]/1000000" office:value-type="float" office:value="2.759086">
            <text:p>2,7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44" table:formula="of:=[M1.E18]/1000000" office:value-type="float" office:value="13.826858">
            <text:p>13,83</text:p>
          </table:table-cell>
          <table:table-cell table:style-name="ce42" office:value-type="string">
            <text:p>&amp;</text:p>
          </table:table-cell>
          <table:table-cell table:style-name="ce44" table:formula="of:=[M1.F18]/1000000" office:value-type="float" office:value="22.3055">
            <text:p>22,31</text:p>
          </table:table-cell>
          <table:table-cell table:style-name="ce42" office:value-type="string">
            <text:p>&amp;</text:p>
          </table:table-cell>
          <table:table-cell table:style-name="ce44" table:formula="of:=[M1.G18]/1000000" office:value-type="float" office:value="3.468636">
            <text:p>3,47</text:p>
          </table:table-cell>
          <table:table-cell table:style-name="ce42" office:value-type="string">
            <text:p>&amp;</text:p>
          </table:table-cell>
          <table:table-cell table:formula="of:=[M1.K18]/1000000" office:value-type="float" office:value="13.775402">
            <text:p>13,78</text:p>
          </table:table-cell>
          <table:table-cell table:style-name="ce42" office:value-type="string">
            <text:p>&amp;</text:p>
          </table:table-cell>
          <table:table-cell table:formula="of:=[M1.L18]/1000000" office:value-type="float" office:value="22.2765">
            <text:p>22,28</text:p>
          </table:table-cell>
          <table:table-cell table:style-name="ce42" office:value-type="string">
            <text:p>&amp;</text:p>
          </table:table-cell>
          <table:table-cell table:formula="of:=[M1.M18]/1000000" office:value-type="float" office:value="3.511092">
            <text:p>3,51</text:p>
          </table:table-cell>
          <table:table-cell table:style-name="ce42" office:value-type="string">
            <text:p>&amp;</text:p>
          </table:table-cell>
          <table:table-cell table:formula="of:=[M1.Q18]/1000000" office:value-type="float" office:value="13.850242">
            <text:p>13,85</text:p>
          </table:table-cell>
          <table:table-cell table:style-name="ce42" office:value-type="string">
            <text:p>&amp;</text:p>
          </table:table-cell>
          <table:table-cell table:formula="of:=[M1.R18]/1000000" office:value-type="float" office:value="22.2225">
            <text:p>22,22</text:p>
          </table:table-cell>
          <table:table-cell table:style-name="ce42" office:value-type="string">
            <text:p>&amp;</text:p>
          </table:table-cell>
          <table:table-cell table:formula="of:=[M1.S18]/1000000" office:value-type="float" office:value="3.402252">
            <text:p>3,4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19]/1000000" office:value-type="float" office:value="14.916608">
            <text:p>14,92</text:p>
          </table:table-cell>
          <table:table-cell table:style-name="ce42" office:value-type="string">
            <text:p>&amp;</text:p>
          </table:table-cell>
          <table:table-cell table:style-name="ce44" table:formula="of:=[M1.F19]/1000000" office:value-type="float" office:value="23.9524">
            <text:p>23,95</text:p>
          </table:table-cell>
          <table:table-cell table:style-name="ce42" office:value-type="string">
            <text:p>&amp;</text:p>
          </table:table-cell>
          <table:table-cell table:style-name="ce44" table:formula="of:=[M1.G19]/1000000" office:value-type="float" office:value="3.215792">
            <text:p>3,22</text:p>
          </table:table-cell>
          <table:table-cell table:style-name="ce42" office:value-type="string">
            <text:p>&amp;</text:p>
          </table:table-cell>
          <table:table-cell table:formula="of:=[M1.K19]/1000000" office:value-type="float" office:value="14.763044">
            <text:p>14,76</text:p>
          </table:table-cell>
          <table:table-cell table:style-name="ce42" office:value-type="string">
            <text:p>&amp;</text:p>
          </table:table-cell>
          <table:table-cell table:formula="of:=[M1.L19]/1000000" office:value-type="float" office:value="23.65847">
            <text:p>23,66</text:p>
          </table:table-cell>
          <table:table-cell table:style-name="ce42" office:value-type="string">
            <text:p>&amp;</text:p>
          </table:table-cell>
          <table:table-cell table:formula="of:=[M1.M19]/1000000" office:value-type="float" office:value="3.175356">
            <text:p>3,18</text:p>
          </table:table-cell>
          <table:table-cell table:style-name="ce42" office:value-type="string">
            <text:p>&amp;</text:p>
          </table:table-cell>
          <table:table-cell table:formula="of:=[M1.Q19]/1000000" office:value-type="float" office:value="14.898218">
            <text:p>14,90</text:p>
          </table:table-cell>
          <table:table-cell table:style-name="ce42" office:value-type="string">
            <text:p>&amp;</text:p>
          </table:table-cell>
          <table:table-cell table:formula="of:=[M1.R19]/1000000" office:value-type="float" office:value="23.9524">
            <text:p>23,95</text:p>
          </table:table-cell>
          <table:table-cell table:style-name="ce42" office:value-type="string">
            <text:p>&amp;</text:p>
          </table:table-cell>
          <table:table-cell table:formula="of:=[M1.S19]/1000000" office:value-type="float" office:value="3.234182">
            <text:p>3,2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20]/1000000" office:value-type="float" office:value="14.419208">
            <text:p>14,42</text:p>
          </table:table-cell>
          <table:table-cell table:style-name="ce42" office:value-type="string">
            <text:p>&amp;</text:p>
          </table:table-cell>
          <table:table-cell table:style-name="ce44" table:formula="of:=[M1.F20]/1000000" office:value-type="float" office:value="23.0226">
            <text:p>23,02</text:p>
          </table:table-cell>
          <table:table-cell table:style-name="ce42" office:value-type="string">
            <text:p>&amp;</text:p>
          </table:table-cell>
          <table:table-cell table:style-name="ce44" table:formula="of:=[M1.G20]/1000000" office:value-type="float" office:value="2.723392">
            <text:p>2,72</text:p>
          </table:table-cell>
          <table:table-cell table:style-name="ce42" office:value-type="string">
            <text:p>&amp;</text:p>
          </table:table-cell>
          <table:table-cell table:formula="of:=[M1.K20]/1000000" office:value-type="float" office:value="14.419208">
            <text:p>14,42</text:p>
          </table:table-cell>
          <table:table-cell table:style-name="ce42" office:value-type="string">
            <text:p>&amp;</text:p>
          </table:table-cell>
          <table:table-cell table:formula="of:=[M1.L20]/1000000" office:value-type="float" office:value="23.0226">
            <text:p>23,02</text:p>
          </table:table-cell>
          <table:table-cell table:style-name="ce42" office:value-type="string">
            <text:p>&amp;</text:p>
          </table:table-cell>
          <table:table-cell table:formula="of:=[M1.M20]/1000000" office:value-type="float" office:value="2.723392">
            <text:p>2,72</text:p>
          </table:table-cell>
          <table:table-cell table:style-name="ce42" office:value-type="string">
            <text:p>&amp;</text:p>
          </table:table-cell>
          <table:table-cell table:formula="of:=[M1.Q20]/1000000" office:value-type="float" office:value="14.419208">
            <text:p>14,42</text:p>
          </table:table-cell>
          <table:table-cell table:style-name="ce42" office:value-type="string">
            <text:p>&amp;</text:p>
          </table:table-cell>
          <table:table-cell table:formula="of:=[M1.R20]/1000000" office:value-type="float" office:value="23.0226">
            <text:p>23,02</text:p>
          </table:table-cell>
          <table:table-cell table:style-name="ce42" office:value-type="string">
            <text:p>&amp;</text:p>
          </table:table-cell>
          <table:table-cell table:formula="of:=[M1.S20]/1000000" office:value-type="float" office:value="2.723392">
            <text:p>2,7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3-13}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10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44" table:formula="of:=[M1.E21]/1000000" office:value-type="float" office:value="9.913432">
            <text:p>9,91</text:p>
          </table:table-cell>
          <table:table-cell table:style-name="ce42" office:value-type="string">
            <text:p>&amp;</text:p>
          </table:table-cell>
          <table:table-cell table:style-name="ce44" table:formula="of:=[M1.F21]/1000000" office:value-type="float" office:value="12.874">
            <text:p>12,87</text:p>
          </table:table-cell>
          <table:table-cell table:style-name="ce42" office:value-type="string">
            <text:p>&amp;</text:p>
          </table:table-cell>
          <table:table-cell table:style-name="ce44" table:formula="of:=[M1.G21]/1000000" office:value-type="float" office:value="0.130568">
            <text:p>0,13</text:p>
          </table:table-cell>
          <table:table-cell table:style-name="ce42" office:value-type="string">
            <text:p>&amp;</text:p>
          </table:table-cell>
          <table:table-cell table:formula="of:=[M1.K21]/1000000" office:value-type="float" office:value="9.913432">
            <text:p>9,91</text:p>
          </table:table-cell>
          <table:table-cell table:style-name="ce42" office:value-type="string">
            <text:p>&amp;</text:p>
          </table:table-cell>
          <table:table-cell table:formula="of:=[M1.L21]/1000000" office:value-type="float" office:value="12.874">
            <text:p>12,87</text:p>
          </table:table-cell>
          <table:table-cell table:style-name="ce42" office:value-type="string">
            <text:p>&amp;</text:p>
          </table:table-cell>
          <table:table-cell table:formula="of:=[M1.M21]/1000000" office:value-type="float" office:value="0.130568">
            <text:p>0,13</text:p>
          </table:table-cell>
          <table:table-cell table:style-name="ce42" office:value-type="string">
            <text:p>&amp;</text:p>
          </table:table-cell>
          <table:table-cell table:formula="of:=[M1.Q21]/1000000" office:value-type="float" office:value="9.913432">
            <text:p>9,91</text:p>
          </table:table-cell>
          <table:table-cell table:style-name="ce42" office:value-type="string">
            <text:p>&amp;</text:p>
          </table:table-cell>
          <table:table-cell table:formula="of:=[M1.R21]/1000000" office:value-type="float" office:value="12.874">
            <text:p>12,87</text:p>
          </table:table-cell>
          <table:table-cell table:style-name="ce42" office:value-type="string">
            <text:p>&amp;</text:p>
          </table:table-cell>
          <table:table-cell table:formula="of:=[M1.S21]/1000000" office:value-type="float" office:value="0.130568">
            <text:p>0,1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22]/1000000" office:value-type="float" office:value="5.214964">
            <text:p>5,21</text:p>
          </table:table-cell>
          <table:table-cell table:style-name="ce42" office:value-type="string">
            <text:p>&amp;</text:p>
          </table:table-cell>
          <table:table-cell table:style-name="ce44" table:formula="of:=[M1.F22]/1000000" office:value-type="float" office:value="7.85495">
            <text:p>7,85</text:p>
          </table:table-cell>
          <table:table-cell table:style-name="ce42" office:value-type="string">
            <text:p>&amp;</text:p>
          </table:table-cell>
          <table:table-cell table:style-name="ce44" table:formula="of:=[M1.G22]/1000000" office:value-type="float" office:value="0.219986">
            <text:p>0,22</text:p>
          </table:table-cell>
          <table:table-cell table:style-name="ce42" office:value-type="string">
            <text:p>&amp;</text:p>
          </table:table-cell>
          <table:table-cell table:formula="of:=[M1.K22]/1000000" office:value-type="float" office:value="5.214964">
            <text:p>5,21</text:p>
          </table:table-cell>
          <table:table-cell table:style-name="ce42" office:value-type="string">
            <text:p>&amp;</text:p>
          </table:table-cell>
          <table:table-cell table:formula="of:=[M1.L22]/1000000" office:value-type="float" office:value="7.85495">
            <text:p>7,85</text:p>
          </table:table-cell>
          <table:table-cell table:style-name="ce42" office:value-type="string">
            <text:p>&amp;</text:p>
          </table:table-cell>
          <table:table-cell table:formula="of:=[M1.M22]/1000000" office:value-type="float" office:value="0.219986">
            <text:p>0,22</text:p>
          </table:table-cell>
          <table:table-cell table:style-name="ce42" office:value-type="string">
            <text:p>&amp;</text:p>
          </table:table-cell>
          <table:table-cell table:formula="of:=[M1.Q22]/1000000" office:value-type="float" office:value="5.214964">
            <text:p>5,21</text:p>
          </table:table-cell>
          <table:table-cell table:style-name="ce42" office:value-type="string">
            <text:p>&amp;</text:p>
          </table:table-cell>
          <table:table-cell table:formula="of:=[M1.R22]/1000000" office:value-type="float" office:value="7.85495">
            <text:p>7,85</text:p>
          </table:table-cell>
          <table:table-cell table:style-name="ce42" office:value-type="string">
            <text:p>&amp;</text:p>
          </table:table-cell>
          <table:table-cell table:formula="of:=[M1.S22]/1000000" office:value-type="float" office:value="0.219986">
            <text:p>0,2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23]/1000000" office:value-type="float" office:value="5.321618">
            <text:p>5,32</text:p>
          </table:table-cell>
          <table:table-cell table:style-name="ce42" office:value-type="string">
            <text:p>&amp;</text:p>
          </table:table-cell>
          <table:table-cell table:style-name="ce44" table:formula="of:=[M1.F23]/1000000" office:value-type="float" office:value="7.71736">
            <text:p>7,72</text:p>
          </table:table-cell>
          <table:table-cell table:style-name="ce42" office:value-type="string">
            <text:p>&amp;</text:p>
          </table:table-cell>
          <table:table-cell table:style-name="ce44" table:formula="of:=[M1.G23]/1000000" office:value-type="float" office:value="0.095782">
            <text:p>0,10</text:p>
          </table:table-cell>
          <table:table-cell table:style-name="ce42" office:value-type="string">
            <text:p>&amp;</text:p>
          </table:table-cell>
          <table:table-cell table:formula="of:=[M1.K23]/1000000" office:value-type="float" office:value="5.321618">
            <text:p>5,32</text:p>
          </table:table-cell>
          <table:table-cell table:style-name="ce42" office:value-type="string">
            <text:p>&amp;</text:p>
          </table:table-cell>
          <table:table-cell table:formula="of:=[M1.L23]/1000000" office:value-type="float" office:value="7.71736">
            <text:p>7,72</text:p>
          </table:table-cell>
          <table:table-cell table:style-name="ce42" office:value-type="string">
            <text:p>&amp;</text:p>
          </table:table-cell>
          <table:table-cell table:formula="of:=[M1.M23]/1000000" office:value-type="float" office:value="0.095782">
            <text:p>0,10</text:p>
          </table:table-cell>
          <table:table-cell table:style-name="ce42" office:value-type="string">
            <text:p>&amp;</text:p>
          </table:table-cell>
          <table:table-cell table:formula="of:=[M1.Q23]/1000000" office:value-type="float" office:value="5.321618">
            <text:p>5,32</text:p>
          </table:table-cell>
          <table:table-cell table:style-name="ce42" office:value-type="string">
            <text:p>&amp;</text:p>
          </table:table-cell>
          <table:table-cell table:formula="of:=[M1.R23]/1000000" office:value-type="float" office:value="7.71736">
            <text:p>7,72</text:p>
          </table:table-cell>
          <table:table-cell table:style-name="ce42" office:value-type="string">
            <text:p>&amp;</text:p>
          </table:table-cell>
          <table:table-cell table:formula="of:=[M1.S23]/1000000" office:value-type="float" office:value="0.095782">
            <text:p>0,1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44" table:formula="of:=[M1.E24]/1000000" office:value-type="float" office:value="11.431246">
            <text:p>11,43</text:p>
          </table:table-cell>
          <table:table-cell table:style-name="ce42" office:value-type="string">
            <text:p>&amp;</text:p>
          </table:table-cell>
          <table:table-cell table:style-name="ce44" table:formula="of:=[M1.F24]/1000000" office:value-type="float" office:value="17.8042">
            <text:p>17,80</text:p>
          </table:table-cell>
          <table:table-cell table:style-name="ce42" office:value-type="string">
            <text:p>&amp;</text:p>
          </table:table-cell>
          <table:table-cell table:style-name="ce44" table:formula="of:=[M1.G24]/1000000" office:value-type="float" office:value="1.572954">
            <text:p>1,57</text:p>
          </table:table-cell>
          <table:table-cell table:style-name="ce42" office:value-type="string">
            <text:p>&amp;</text:p>
          </table:table-cell>
          <table:table-cell table:formula="of:=[M1.K24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24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24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24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R24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S24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2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F2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G2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K2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2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2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25]/1000000" office:value-type="float" office:value="14.822536">
            <text:p>14,82</text:p>
          </table:table-cell>
          <table:table-cell table:style-name="ce42" office:value-type="string">
            <text:p>&amp;</text:p>
          </table:table-cell>
          <table:table-cell table:formula="of:=[M1.R25]/1000000" office:value-type="float" office:value="22.87718">
            <text:p>22,88</text:p>
          </table:table-cell>
          <table:table-cell table:style-name="ce42" office:value-type="string">
            <text:p>&amp;</text:p>
          </table:table-cell>
          <table:table-cell table:formula="of:=[M1.S25]/1000000" office:value-type="float" office:value="1.344664">
            <text:p>1,34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26]/1000000" office:value-type="float" office:value="9.205728">
            <text:p>9,21</text:p>
          </table:table-cell>
          <table:table-cell table:style-name="ce42" office:value-type="string">
            <text:p>&amp;</text:p>
          </table:table-cell>
          <table:table-cell table:style-name="ce44" table:formula="of:=[M1.F26]/1000000" office:value-type="float" office:value="14.69815">
            <text:p>14,70</text:p>
          </table:table-cell>
          <table:table-cell table:style-name="ce42" office:value-type="string">
            <text:p>&amp;</text:p>
          </table:table-cell>
          <table:table-cell table:style-name="ce44" table:formula="of:=[M1.G26]/1000000" office:value-type="float" office:value="1.022422">
            <text:p>1,02</text:p>
          </table:table-cell>
          <table:table-cell table:style-name="ce42" office:value-type="string">
            <text:p>&amp;</text:p>
          </table:table-cell>
          <table:table-cell table:formula="of:=[M1.K26]/1000000" office:value-type="float" office:value="9.199186">
            <text:p>9,20</text:p>
          </table:table-cell>
          <table:table-cell table:style-name="ce42" office:value-type="string">
            <text:p>&amp;</text:p>
          </table:table-cell>
          <table:table-cell table:formula="of:=[M1.L26]/1000000" office:value-type="float" office:value="14.69415">
            <text:p>14,69</text:p>
          </table:table-cell>
          <table:table-cell table:style-name="ce42" office:value-type="string">
            <text:p>&amp;</text:p>
          </table:table-cell>
          <table:table-cell table:formula="of:=[M1.M26]/1000000" office:value-type="float" office:value="1.024964">
            <text:p>1,02</text:p>
          </table:table-cell>
          <table:table-cell table:style-name="ce42" office:value-type="string">
            <text:p>&amp;</text:p>
          </table:table-cell>
          <table:table-cell table:formula="of:=[M1.Q26]/1000000" office:value-type="float" office:value="9.195604">
            <text:p>9,20</text:p>
          </table:table-cell>
          <table:table-cell table:style-name="ce42" office:value-type="string">
            <text:p>&amp;</text:p>
          </table:table-cell>
          <table:table-cell table:formula="of:=[M1.R26]/1000000" office:value-type="float" office:value="14.69815">
            <text:p>14,70</text:p>
          </table:table-cell>
          <table:table-cell table:style-name="ce42" office:value-type="string">
            <text:p>&amp;</text:p>
          </table:table-cell>
          <table:table-cell table:formula="of:=[M1.S26]/1000000" office:value-type="float" office:value="1.032546">
            <text:p>1,0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44" table:formula="of:=[M1.E27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F27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G27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K27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27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27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27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R27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S27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28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F28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G28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K28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28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28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28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R28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S28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29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F29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G29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K29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29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29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29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R29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S29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2-13} 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27}{*}{12}</text:p>
          </table:table-cell>
          <table:table-cell office:value-type="string">
            <text:p>&amp;</text:p>
          </table:table-cell>
          <table:table-cell table:style-name="ce1" office:value-type="string">
            <text:p>\multirow{9}{*}{25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44" table:formula="of:=[M1.E30]/1000000" office:value-type="float" office:value="6.821908">
            <text:p>6,82</text:p>
          </table:table-cell>
          <table:table-cell table:style-name="ce42" office:value-type="string">
            <text:p>&amp;</text:p>
          </table:table-cell>
          <table:table-cell table:style-name="ce44" table:formula="of:=[M1.F30]/1000000" office:value-type="float" office:value="11.5676">
            <text:p>11,57</text:p>
          </table:table-cell>
          <table:table-cell table:style-name="ce42" office:value-type="string">
            <text:p>&amp;</text:p>
          </table:table-cell>
          <table:table-cell table:style-name="ce44" table:formula="of:=[M1.G30]/1000000" office:value-type="float" office:value="1.645698">
            <text:p>1,65</text:p>
          </table:table-cell>
          <table:table-cell table:style-name="ce42" office:value-type="string">
            <text:p>&amp;</text:p>
          </table:table-cell>
          <table:table-cell table:formula="of:=[M1.K30]/1000000" office:value-type="float" office:value="6.821908">
            <text:p>6,82</text:p>
          </table:table-cell>
          <table:table-cell table:style-name="ce42" office:value-type="string">
            <text:p>&amp;</text:p>
          </table:table-cell>
          <table:table-cell table:formula="of:=[M1.L30]/1000000" office:value-type="float" office:value="11.5676">
            <text:p>11,57</text:p>
          </table:table-cell>
          <table:table-cell table:style-name="ce42" office:value-type="string">
            <text:p>&amp;</text:p>
          </table:table-cell>
          <table:table-cell table:formula="of:=[M1.M30]/1000000" office:value-type="float" office:value="1.645698">
            <text:p>1,65</text:p>
          </table:table-cell>
          <table:table-cell table:style-name="ce42" office:value-type="string">
            <text:p>&amp;</text:p>
          </table:table-cell>
          <table:table-cell table:formula="of:=[M1.Q30]/1000000" office:value-type="float" office:value="6.821908">
            <text:p>6,82</text:p>
          </table:table-cell>
          <table:table-cell table:style-name="ce42" office:value-type="string">
            <text:p>&amp;</text:p>
          </table:table-cell>
          <table:table-cell table:formula="of:=[M1.R30]/1000000" office:value-type="float" office:value="11.5676">
            <text:p>11,57</text:p>
          </table:table-cell>
          <table:table-cell table:style-name="ce42" office:value-type="string">
            <text:p>&amp;</text:p>
          </table:table-cell>
          <table:table-cell table:formula="of:=[M1.S30]/1000000" office:value-type="float" office:value="1.645698">
            <text:p>1,6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31]/1000000" office:value-type="float" office:value="4.54981">
            <text:p>4,55</text:p>
          </table:table-cell>
          <table:table-cell table:style-name="ce42" office:value-type="string">
            <text:p>&amp;</text:p>
          </table:table-cell>
          <table:table-cell table:style-name="ce44" table:formula="of:=[M1.F31]/1000000" office:value-type="float" office:value="8.142748">
            <text:p>8,14</text:p>
          </table:table-cell>
          <table:table-cell table:style-name="ce42" office:value-type="string">
            <text:p>&amp;</text:p>
          </table:table-cell>
          <table:table-cell table:style-name="ce44" table:formula="of:=[M1.G31]/1000000" office:value-type="float" office:value="1.333032">
            <text:p>1,33</text:p>
          </table:table-cell>
          <table:table-cell table:style-name="ce42" office:value-type="string">
            <text:p>&amp;</text:p>
          </table:table-cell>
          <table:table-cell table:formula="of:=[M1.K31]/1000000" office:value-type="float" office:value="4.54981">
            <text:p>4,55</text:p>
          </table:table-cell>
          <table:table-cell table:style-name="ce42" office:value-type="string">
            <text:p>&amp;</text:p>
          </table:table-cell>
          <table:table-cell table:formula="of:=[M1.L31]/1000000" office:value-type="float" office:value="8.142748">
            <text:p>8,14</text:p>
          </table:table-cell>
          <table:table-cell table:style-name="ce42" office:value-type="string">
            <text:p>&amp;</text:p>
          </table:table-cell>
          <table:table-cell table:formula="of:=[M1.M31]/1000000" office:value-type="float" office:value="1.333032">
            <text:p>1,33</text:p>
          </table:table-cell>
          <table:table-cell table:style-name="ce42" office:value-type="string">
            <text:p>&amp;</text:p>
          </table:table-cell>
          <table:table-cell table:formula="of:=[M1.Q31]/1000000" office:value-type="float" office:value="4.54981">
            <text:p>4,55</text:p>
          </table:table-cell>
          <table:table-cell table:style-name="ce42" office:value-type="string">
            <text:p>&amp;</text:p>
          </table:table-cell>
          <table:table-cell table:formula="of:=[M1.R31]/1000000" office:value-type="float" office:value="8.142748">
            <text:p>8,14</text:p>
          </table:table-cell>
          <table:table-cell table:style-name="ce42" office:value-type="string">
            <text:p>&amp;</text:p>
          </table:table-cell>
          <table:table-cell table:formula="of:=[M1.S31]/1000000" office:value-type="float" office:value="1.333032">
            <text:p>1,3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32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F32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G32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K32]/1000000" office:value-type="float" office:value="6.515019">
            <text:p>6,52</text:p>
          </table:table-cell>
          <table:table-cell table:style-name="ce42" office:value-type="string">
            <text:p>&amp;</text:p>
          </table:table-cell>
          <table:table-cell table:formula="of:=[M1.L32]/1000000" office:value-type="float" office:value="10.3432">
            <text:p>10,34</text:p>
          </table:table-cell>
          <table:table-cell table:style-name="ce42" office:value-type="string">
            <text:p>&amp;</text:p>
          </table:table-cell>
          <table:table-cell table:formula="of:=[M1.M32]/1000000" office:value-type="float" office:value="1.408182">
            <text:p>1,41</text:p>
          </table:table-cell>
          <table:table-cell table:style-name="ce42" office:value-type="string">
            <text:p>&amp;</text:p>
          </table:table-cell>
          <table:table-cell table:formula="of:=[M1.Q32]/1000000" office:value-type="float" office:value="6.515019">
            <text:p>6,52</text:p>
          </table:table-cell>
          <table:table-cell table:style-name="ce42" office:value-type="string">
            <text:p>&amp;</text:p>
          </table:table-cell>
          <table:table-cell table:formula="of:=[M1.R32]/1000000" office:value-type="float" office:value="10.3432">
            <text:p>10,34</text:p>
          </table:table-cell>
          <table:table-cell table:style-name="ce42" office:value-type="string">
            <text:p>&amp;</text:p>
          </table:table-cell>
          <table:table-cell table:formula="of:=[M1.S32]/1000000" office:value-type="float" office:value="1.408182">
            <text:p>1,4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44" table:formula="of:=[M1.E33]/1000000" office:value-type="float" office:value="8.011931">
            <text:p>8,01</text:p>
          </table:table-cell>
          <table:table-cell table:style-name="ce42" office:value-type="string">
            <text:p>&amp;</text:p>
          </table:table-cell>
          <table:table-cell table:style-name="ce44" table:formula="of:=[M1.F33]/1000000" office:value-type="float" office:value="14.115925">
            <text:p>14,12</text:p>
          </table:table-cell>
          <table:table-cell table:style-name="ce42" office:value-type="string">
            <text:p>&amp;</text:p>
          </table:table-cell>
          <table:table-cell table:style-name="ce44" table:formula="of:=[M1.G33]/1000000" office:value-type="float" office:value="2.883994">
            <text:p>2,88</text:p>
          </table:table-cell>
          <table:table-cell table:style-name="ce42" office:value-type="string">
            <text:p>&amp;</text:p>
          </table:table-cell>
          <table:table-cell table:formula="of:=[M1.K33]/1000000" office:value-type="float" office:value="8.021229">
            <text:p>8,02</text:p>
          </table:table-cell>
          <table:table-cell table:style-name="ce42" office:value-type="string">
            <text:p>&amp;</text:p>
          </table:table-cell>
          <table:table-cell table:formula="of:=[M1.L33]/1000000" office:value-type="float" office:value="14.115925">
            <text:p>14,12</text:p>
          </table:table-cell>
          <table:table-cell table:style-name="ce42" office:value-type="string">
            <text:p>&amp;</text:p>
          </table:table-cell>
          <table:table-cell table:formula="of:=[M1.M33]/1000000" office:value-type="float" office:value="2.874696">
            <text:p>2,87</text:p>
          </table:table-cell>
          <table:table-cell table:style-name="ce42" office:value-type="string">
            <text:p>&amp;</text:p>
          </table:table-cell>
          <table:table-cell table:formula="of:=[M1.Q33]/1000000" office:value-type="float" office:value="8.019459">
            <text:p>8,02</text:p>
          </table:table-cell>
          <table:table-cell table:style-name="ce42" office:value-type="string">
            <text:p>&amp;</text:p>
          </table:table-cell>
          <table:table-cell table:formula="of:=[M1.R33]/1000000" office:value-type="float" office:value="14.115925">
            <text:p>14,12</text:p>
          </table:table-cell>
          <table:table-cell table:style-name="ce42" office:value-type="string">
            <text:p>&amp;</text:p>
          </table:table-cell>
          <table:table-cell table:formula="of:=[M1.S33]/1000000" office:value-type="float" office:value="2.876466">
            <text:p>2,8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34]/1000000" office:value-type="float" office:value="7.94438">
            <text:p>7,94</text:p>
          </table:table-cell>
          <table:table-cell table:style-name="ce42" office:value-type="string">
            <text:p>&amp;</text:p>
          </table:table-cell>
          <table:table-cell table:style-name="ce44" table:formula="of:=[M1.F34]/1000000" office:value-type="float" office:value="11.5219">
            <text:p>11,52</text:p>
          </table:table-cell>
          <table:table-cell table:style-name="ce42" office:value-type="string">
            <text:p>&amp;</text:p>
          </table:table-cell>
          <table:table-cell table:style-name="ce44" table:formula="of:=[M1.G34]/1000000" office:value-type="float" office:value="1.39752">
            <text:p>1,40</text:p>
          </table:table-cell>
          <table:table-cell table:style-name="ce42" office:value-type="string">
            <text:p>&amp;</text:p>
          </table:table-cell>
          <table:table-cell table:formula="of:=[M1.K34]/1000000" office:value-type="float" office:value="8.577972">
            <text:p>8,58</text:p>
          </table:table-cell>
          <table:table-cell table:style-name="ce42" office:value-type="string">
            <text:p>&amp;</text:p>
          </table:table-cell>
          <table:table-cell table:formula="of:=[M1.L34]/1000000" office:value-type="float" office:value="14.89886">
            <text:p>14,90</text:p>
          </table:table-cell>
          <table:table-cell table:style-name="ce42" office:value-type="string">
            <text:p>&amp;</text:p>
          </table:table-cell>
          <table:table-cell table:formula="of:=[M1.M34]/1000000" office:value-type="float" office:value="3.040922">
            <text:p>3,04</text:p>
          </table:table-cell>
          <table:table-cell table:style-name="ce42" office:value-type="string">
            <text:p>&amp;</text:p>
          </table:table-cell>
          <table:table-cell table:formula="of:=[M1.Q34]/1000000" office:value-type="float" office:value="8.577972">
            <text:p>8,58</text:p>
          </table:table-cell>
          <table:table-cell table:style-name="ce42" office:value-type="string">
            <text:p>&amp;</text:p>
          </table:table-cell>
          <table:table-cell table:formula="of:=[M1.R34]/1000000" office:value-type="float" office:value="14.8989">
            <text:p>14,90</text:p>
          </table:table-cell>
          <table:table-cell table:style-name="ce42" office:value-type="string">
            <text:p>&amp;</text:p>
          </table:table-cell>
          <table:table-cell table:formula="of:=[M1.S34]/1000000" office:value-type="float" office:value="3.040922">
            <text:p>3,04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35]/1000000" office:value-type="float" office:value="13.302154">
            <text:p>13,30</text:p>
          </table:table-cell>
          <table:table-cell table:style-name="ce42" office:value-type="string">
            <text:p>&amp;</text:p>
          </table:table-cell>
          <table:table-cell table:style-name="ce44" table:formula="of:=[M1.F35]/1000000" office:value-type="float" office:value="19.0301">
            <text:p>19,03</text:p>
          </table:table-cell>
          <table:table-cell table:style-name="ce42" office:value-type="string">
            <text:p>&amp;</text:p>
          </table:table-cell>
          <table:table-cell table:style-name="ce44" table:formula="of:=[M1.G35]/1000000" office:value-type="float" office:value="1.777938">
            <text:p>1,78</text:p>
          </table:table-cell>
          <table:table-cell table:style-name="ce42" office:value-type="string">
            <text:p>&amp;</text:p>
          </table:table-cell>
          <table:table-cell table:formula="of:=[M1.K35]/1000000" office:value-type="float" office:value="13.302154">
            <text:p>13,30</text:p>
          </table:table-cell>
          <table:table-cell table:style-name="ce42" office:value-type="string">
            <text:p>&amp;</text:p>
          </table:table-cell>
          <table:table-cell table:formula="of:=[M1.L35]/1000000" office:value-type="float" office:value="19.0301">
            <text:p>19,03</text:p>
          </table:table-cell>
          <table:table-cell table:style-name="ce42" office:value-type="string">
            <text:p>&amp;</text:p>
          </table:table-cell>
          <table:table-cell table:formula="of:=[M1.M35]/1000000" office:value-type="float" office:value="1.777938">
            <text:p>1,78</text:p>
          </table:table-cell>
          <table:table-cell table:style-name="ce42" office:value-type="string">
            <text:p>&amp;</text:p>
          </table:table-cell>
          <table:table-cell table:formula="of:=[M1.Q35]/1000000" office:value-type="float" office:value="13.302154">
            <text:p>13,30</text:p>
          </table:table-cell>
          <table:table-cell table:style-name="ce42" office:value-type="string">
            <text:p>&amp;</text:p>
          </table:table-cell>
          <table:table-cell table:formula="of:=[M1.R35]/1000000" office:value-type="float" office:value="19.0301">
            <text:p>19,03</text:p>
          </table:table-cell>
          <table:table-cell table:style-name="ce42" office:value-type="string">
            <text:p>&amp;</text:p>
          </table:table-cell>
          <table:table-cell table:formula="of:=[M1.S35]/1000000" office:value-type="float" office:value="1.777938">
            <text:p>1,7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44" table:formula="of:=[M1.E36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F36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G36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K36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L36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M36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Q36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R36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S36]/1000000" office:value-type="float" office:value="0">
            <text:p>#VALEUR !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37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F37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G37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K37]/1000000" office:value-type="float" office:value="10.806276">
            <text:p>10,81</text:p>
          </table:table-cell>
          <table:table-cell table:style-name="ce42" office:value-type="string">
            <text:p>&amp;</text:p>
          </table:table-cell>
          <table:table-cell table:formula="of:=[M1.L37]/1000000" office:value-type="float" office:value="16.0749">
            <text:p>16,07</text:p>
          </table:table-cell>
          <table:table-cell table:style-name="ce42" office:value-type="string">
            <text:p>&amp;</text:p>
          </table:table-cell>
          <table:table-cell table:formula="of:=[M1.M37]/1000000" office:value-type="float" office:value="2.138628">
            <text:p>2,14</text:p>
          </table:table-cell>
          <table:table-cell table:style-name="ce42" office:value-type="string">
            <text:p>&amp;</text:p>
          </table:table-cell>
          <table:table-cell table:formula="of:=[M1.Q37]/1000000" office:value-type="float" office:value="10.806276">
            <text:p>10,81</text:p>
          </table:table-cell>
          <table:table-cell table:style-name="ce42" office:value-type="string">
            <text:p>&amp;</text:p>
          </table:table-cell>
          <table:table-cell table:formula="of:=[M1.R37]/1000000" office:value-type="float" office:value="16.0749">
            <text:p>16,07</text:p>
          </table:table-cell>
          <table:table-cell table:style-name="ce42" office:value-type="string">
            <text:p>&amp;</text:p>
          </table:table-cell>
          <table:table-cell table:formula="of:=[M1.S37]/1000000" office:value-type="float" office:value="2.138628">
            <text:p>2,14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38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F38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G38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K38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L38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M38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Q38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R38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S38]/1000000" office:value-type="float" office:value="0">
            <text:p>#VALEUR !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3-13}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5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44" table:formula="of:=[M1.E39]/1000000" office:value-type="float" office:value="12.665181">
            <text:p>12,67</text:p>
          </table:table-cell>
          <table:table-cell table:style-name="ce42" office:value-type="string">
            <text:p>&amp;</text:p>
          </table:table-cell>
          <table:table-cell table:style-name="ce44" table:formula="of:=[M1.F39]/1000000" office:value-type="float" office:value="21.981678">
            <text:p>21,98</text:p>
          </table:table-cell>
          <table:table-cell table:style-name="ce42" office:value-type="string">
            <text:p>&amp;</text:p>
          </table:table-cell>
          <table:table-cell table:style-name="ce44" table:formula="of:=[M1.G39]/1000000" office:value-type="float" office:value="3.606494">
            <text:p>3,61</text:p>
          </table:table-cell>
          <table:table-cell table:style-name="ce42" office:value-type="string">
            <text:p>&amp;</text:p>
          </table:table-cell>
          <table:table-cell table:formula="of:=[M1.K39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39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39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39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R39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S39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40]/1000000" office:value-type="float" office:value="6.271064">
            <text:p>6,27</text:p>
          </table:table-cell>
          <table:table-cell table:style-name="ce42" office:value-type="string">
            <text:p>&amp;</text:p>
          </table:table-cell>
          <table:table-cell table:style-name="ce44" table:formula="of:=[M1.F40]/1000000" office:value-type="float" office:value="8.8797">
            <text:p>8,88</text:p>
          </table:table-cell>
          <table:table-cell table:style-name="ce42" office:value-type="string">
            <text:p>&amp;</text:p>
          </table:table-cell>
          <table:table-cell table:style-name="ce44" table:formula="of:=[M1.G40]/1000000" office:value-type="float" office:value="0.598636">
            <text:p>0,60</text:p>
          </table:table-cell>
          <table:table-cell table:style-name="ce42" office:value-type="string">
            <text:p>&amp;</text:p>
          </table:table-cell>
          <table:table-cell table:formula="of:=[M1.K40]/1000000" office:value-type="float" office:value="6.271064">
            <text:p>6,27</text:p>
          </table:table-cell>
          <table:table-cell table:style-name="ce42" office:value-type="string">
            <text:p>&amp;</text:p>
          </table:table-cell>
          <table:table-cell table:formula="of:=[M1.L40]/1000000" office:value-type="float" office:value="8.87969">
            <text:p>8,88</text:p>
          </table:table-cell>
          <table:table-cell table:style-name="ce42" office:value-type="string">
            <text:p>&amp;</text:p>
          </table:table-cell>
          <table:table-cell table:formula="of:=[M1.M40]/1000000" office:value-type="float" office:value="0.598636">
            <text:p>0,60</text:p>
          </table:table-cell>
          <table:table-cell table:style-name="ce42" office:value-type="string">
            <text:p>&amp;</text:p>
          </table:table-cell>
          <table:table-cell table:formula="of:=[M1.Q40]/1000000" office:value-type="float" office:value="6.271064">
            <text:p>6,27</text:p>
          </table:table-cell>
          <table:table-cell table:style-name="ce42" office:value-type="string">
            <text:p>&amp;</text:p>
          </table:table-cell>
          <table:table-cell table:formula="of:=[M1.R40]/1000000" office:value-type="float" office:value="8.87969">
            <text:p>8,88</text:p>
          </table:table-cell>
          <table:table-cell table:style-name="ce42" office:value-type="string">
            <text:p>&amp;</text:p>
          </table:table-cell>
          <table:table-cell table:formula="of:=[M1.S40]/1000000" office:value-type="float" office:value="0.598636">
            <text:p>0,6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41]/1000000" office:value-type="float" office:value="6.398506">
            <text:p>6,40</text:p>
          </table:table-cell>
          <table:table-cell table:style-name="ce42" office:value-type="string">
            <text:p>&amp;</text:p>
          </table:table-cell>
          <table:table-cell table:style-name="ce44" table:formula="of:=[M1.F41]/1000000" office:value-type="float" office:value="10.368574">
            <text:p>10,37</text:p>
          </table:table-cell>
          <table:table-cell table:style-name="ce42" office:value-type="string">
            <text:p>&amp;</text:p>
          </table:table-cell>
          <table:table-cell table:style-name="ce44" table:formula="of:=[M1.G41]/1000000" office:value-type="float" office:value="1.15006">
            <text:p>1,15</text:p>
          </table:table-cell>
          <table:table-cell table:style-name="ce42" office:value-type="string">
            <text:p>&amp;</text:p>
          </table:table-cell>
          <table:table-cell table:formula="of:=[M1.K41]/1000000" office:value-type="float" office:value="6.398506">
            <text:p>6,40</text:p>
          </table:table-cell>
          <table:table-cell table:style-name="ce42" office:value-type="string">
            <text:p>&amp;</text:p>
          </table:table-cell>
          <table:table-cell table:formula="of:=[M1.L41]/1000000" office:value-type="float" office:value="10.368574">
            <text:p>10,37</text:p>
          </table:table-cell>
          <table:table-cell table:style-name="ce42" office:value-type="string">
            <text:p>&amp;</text:p>
          </table:table-cell>
          <table:table-cell table:formula="of:=[M1.M41]/1000000" office:value-type="float" office:value="1.15006">
            <text:p>1,15</text:p>
          </table:table-cell>
          <table:table-cell table:style-name="ce42" office:value-type="string">
            <text:p>&amp;</text:p>
          </table:table-cell>
          <table:table-cell table:formula="of:=[M1.Q41]/1000000" office:value-type="float" office:value="6.398506">
            <text:p>6,40</text:p>
          </table:table-cell>
          <table:table-cell table:style-name="ce42" office:value-type="string">
            <text:p>&amp;</text:p>
          </table:table-cell>
          <table:table-cell table:formula="of:=[M1.R41]/1000000" office:value-type="float" office:value="10.368574">
            <text:p>10,37</text:p>
          </table:table-cell>
          <table:table-cell table:style-name="ce42" office:value-type="string">
            <text:p>&amp;</text:p>
          </table:table-cell>
          <table:table-cell table:formula="of:=[M1.S41]/1000000" office:value-type="float" office:value="1.15006">
            <text:p>1,1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44" table:formula="of:=[M1.E42]/1000000" office:value-type="float" office:value="10.96776">
            <text:p>10,97</text:p>
          </table:table-cell>
          <table:table-cell table:style-name="ce42" office:value-type="string">
            <text:p>&amp;</text:p>
          </table:table-cell>
          <table:table-cell table:style-name="ce44" table:formula="of:=[M1.F42]/1000000" office:value-type="float" office:value="19.37635">
            <text:p>19,38</text:p>
          </table:table-cell>
          <table:table-cell table:style-name="ce42" office:value-type="string">
            <text:p>&amp;</text:p>
          </table:table-cell>
          <table:table-cell table:style-name="ce44" table:formula="of:=[M1.G42]/1000000" office:value-type="float" office:value="3.288596">
            <text:p>3,29</text:p>
          </table:table-cell>
          <table:table-cell table:style-name="ce42" office:value-type="string">
            <text:p>&amp;</text:p>
          </table:table-cell>
          <table:table-cell table:formula="of:=[M1.K42]/1000000" office:value-type="float" office:value="11.637554">
            <text:p>11,64</text:p>
          </table:table-cell>
          <table:table-cell table:style-name="ce42" office:value-type="string">
            <text:p>&amp;</text:p>
          </table:table-cell>
          <table:table-cell table:formula="of:=[M1.L42]/1000000" office:value-type="float" office:value="24.39046">
            <text:p>24,39</text:p>
          </table:table-cell>
          <table:table-cell table:style-name="ce42" office:value-type="string">
            <text:p>&amp;</text:p>
          </table:table-cell>
          <table:table-cell table:formula="of:=[M1.M42]/1000000" office:value-type="float" office:value="5.892952">
            <text:p>5,89</text:p>
          </table:table-cell>
          <table:table-cell table:style-name="ce42" office:value-type="string">
            <text:p>&amp;</text:p>
          </table:table-cell>
          <table:table-cell table:formula="of:=[M1.Q42]/1000000" office:value-type="float" office:value="7.797073">
            <text:p>7,80</text:p>
          </table:table-cell>
          <table:table-cell table:style-name="ce42" office:value-type="string">
            <text:p>&amp;</text:p>
          </table:table-cell>
          <table:table-cell table:formula="of:=[M1.R42]/1000000" office:value-type="float" office:value="19.723875">
            <text:p>19,72</text:p>
          </table:table-cell>
          <table:table-cell table:style-name="ce42" office:value-type="string">
            <text:p>&amp;</text:p>
          </table:table-cell>
          <table:table-cell table:formula="of:=[M1.S42]/1000000" office:value-type="float" office:value="6.666794">
            <text:p>6,6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43]/1000000" office:value-type="float" office:value="14.616818">
            <text:p>14,62</text:p>
          </table:table-cell>
          <table:table-cell table:style-name="ce42" office:value-type="string">
            <text:p>&amp;</text:p>
          </table:table-cell>
          <table:table-cell table:style-name="ce44" table:formula="of:=[M1.F43]/1000000" office:value-type="float" office:value="22.60249">
            <text:p>22,60</text:p>
          </table:table-cell>
          <table:table-cell table:style-name="ce42" office:value-type="string">
            <text:p>&amp;</text:p>
          </table:table-cell>
          <table:table-cell table:style-name="ce44" table:formula="of:=[M1.G43]/1000000" office:value-type="float" office:value="2.285666">
            <text:p>2,29</text:p>
          </table:table-cell>
          <table:table-cell table:style-name="ce42" office:value-type="string">
            <text:p>&amp;</text:p>
          </table:table-cell>
          <table:table-cell table:formula="of:=[M1.K43]/1000000" office:value-type="float" office:value="14.616622">
            <text:p>14,62</text:p>
          </table:table-cell>
          <table:table-cell table:style-name="ce42" office:value-type="string">
            <text:p>&amp;</text:p>
          </table:table-cell>
          <table:table-cell table:formula="of:=[M1.L43]/1000000" office:value-type="float" office:value="22.60249">
            <text:p>22,60</text:p>
          </table:table-cell>
          <table:table-cell table:style-name="ce42" office:value-type="string">
            <text:p>&amp;</text:p>
          </table:table-cell>
          <table:table-cell table:formula="of:=[M1.M43]/1000000" office:value-type="float" office:value="2.285862">
            <text:p>2,29</text:p>
          </table:table-cell>
          <table:table-cell table:style-name="ce42" office:value-type="string">
            <text:p>&amp;</text:p>
          </table:table-cell>
          <table:table-cell table:formula="of:=[M1.Q43]/1000000" office:value-type="float" office:value="14.616818">
            <text:p>14,62</text:p>
          </table:table-cell>
          <table:table-cell table:style-name="ce42" office:value-type="string">
            <text:p>&amp;</text:p>
          </table:table-cell>
          <table:table-cell table:formula="of:=[M1.R43]/1000000" office:value-type="float" office:value="22.60249">
            <text:p>22,60</text:p>
          </table:table-cell>
          <table:table-cell table:style-name="ce42" office:value-type="string">
            <text:p>&amp;</text:p>
          </table:table-cell>
          <table:table-cell table:formula="of:=[M1.S43]/1000000" office:value-type="float" office:value="2.285666">
            <text:p>2,2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44]/1000000" office:value-type="float" office:value="11.608232">
            <text:p>11,61</text:p>
          </table:table-cell>
          <table:table-cell table:style-name="ce42" office:value-type="string">
            <text:p>&amp;</text:p>
          </table:table-cell>
          <table:table-cell table:style-name="ce44" table:formula="of:=[M1.F44]/1000000" office:value-type="float" office:value="18.56579">
            <text:p>18,57</text:p>
          </table:table-cell>
          <table:table-cell table:style-name="ce42" office:value-type="string">
            <text:p>&amp;</text:p>
          </table:table-cell>
          <table:table-cell table:style-name="ce44" table:formula="of:=[M1.G44]/1000000" office:value-type="float" office:value="2.027614">
            <text:p>2,03</text:p>
          </table:table-cell>
          <table:table-cell table:style-name="ce42" office:value-type="string">
            <text:p>&amp;</text:p>
          </table:table-cell>
          <table:table-cell table:formula="of:=[M1.K44]/1000000" office:value-type="float" office:value="11.608232">
            <text:p>11,61</text:p>
          </table:table-cell>
          <table:table-cell table:style-name="ce42" office:value-type="string">
            <text:p>&amp;</text:p>
          </table:table-cell>
          <table:table-cell table:formula="of:=[M1.L44]/1000000" office:value-type="float" office:value="18.56579">
            <text:p>18,57</text:p>
          </table:table-cell>
          <table:table-cell table:style-name="ce42" office:value-type="string">
            <text:p>&amp;</text:p>
          </table:table-cell>
          <table:table-cell table:formula="of:=[M1.M44]/1000000" office:value-type="float" office:value="2.027614">
            <text:p>2,03</text:p>
          </table:table-cell>
          <table:table-cell table:style-name="ce42" office:value-type="string">
            <text:p>&amp;</text:p>
          </table:table-cell>
          <table:table-cell table:formula="of:=[M1.Q44]/1000000" office:value-type="float" office:value="11.608232">
            <text:p>11,61</text:p>
          </table:table-cell>
          <table:table-cell table:style-name="ce42" office:value-type="string">
            <text:p>&amp;</text:p>
          </table:table-cell>
          <table:table-cell table:formula="of:=[M1.R44]/1000000" office:value-type="float" office:value="18.56579">
            <text:p>18,57</text:p>
          </table:table-cell>
          <table:table-cell table:style-name="ce42" office:value-type="string">
            <text:p>&amp;</text:p>
          </table:table-cell>
          <table:table-cell table:formula="of:=[M1.S44]/1000000" office:value-type="float" office:value="2.027614">
            <text:p>2,0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44" table:formula="of:=[M1.E45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F45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style-name="ce44" table:formula="of:=[M1.G45]/1000000" office:value-type="float" office:value="0">
            <text:p>#VALEUR !</text:p>
          </table:table-cell>
          <table:table-cell table:style-name="ce42" office:value-type="string">
            <text:p>&amp;</text:p>
          </table:table-cell>
          <table:table-cell table:formula="of:=[M1.K4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4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4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4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R4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S45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46]/1000000" office:value-type="float" office:value="22.286876">
            <text:p>22,29</text:p>
          </table:table-cell>
          <table:table-cell table:style-name="ce42" office:value-type="string">
            <text:p>&amp;</text:p>
          </table:table-cell>
          <table:table-cell table:style-name="ce44" table:formula="of:=[M1.F46]/1000000" office:value-type="float" office:value="35.3612">
            <text:p>35,36</text:p>
          </table:table-cell>
          <table:table-cell table:style-name="ce42" office:value-type="string">
            <text:p>&amp;</text:p>
          </table:table-cell>
          <table:table-cell table:style-name="ce44" table:formula="of:=[M1.G46]/1000000" office:value-type="float" office:value="5.884332">
            <text:p>5,88</text:p>
          </table:table-cell>
          <table:table-cell table:style-name="ce42" office:value-type="string">
            <text:p>&amp;</text:p>
          </table:table-cell>
          <table:table-cell table:formula="of:=[M1.K46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46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46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46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R46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S46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47]/1000000" office:value-type="float" office:value="15.473578">
            <text:p>15,47</text:p>
          </table:table-cell>
          <table:table-cell table:style-name="ce42" office:value-type="string">
            <text:p>&amp;</text:p>
          </table:table-cell>
          <table:table-cell table:style-name="ce44" table:formula="of:=[M1.F47]/1000000" office:value-type="float" office:value="22.6348">
            <text:p>22,63</text:p>
          </table:table-cell>
          <table:table-cell table:style-name="ce42" office:value-type="string">
            <text:p>&amp;</text:p>
          </table:table-cell>
          <table:table-cell table:style-name="ce44" table:formula="of:=[M1.G47]/1000000" office:value-type="float" office:value="3.041222">
            <text:p>3,04</text:p>
          </table:table-cell>
          <table:table-cell table:style-name="ce42" office:value-type="string">
            <text:p>&amp;</text:p>
          </table:table-cell>
          <table:table-cell table:formula="of:=[M1.K47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47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47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47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R47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S47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3-13}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10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44" table:formula="of:=[M1.E48]/1000000" office:value-type="float" office:value="9.33639">
            <text:p>9,34</text:p>
          </table:table-cell>
          <table:table-cell table:style-name="ce42" office:value-type="string">
            <text:p>&amp;</text:p>
          </table:table-cell>
          <table:table-cell table:style-name="ce44" table:formula="of:=[M1.F48]/1000000" office:value-type="float" office:value="12.8318">
            <text:p>12,83</text:p>
          </table:table-cell>
          <table:table-cell table:style-name="ce42" office:value-type="string">
            <text:p>&amp;</text:p>
          </table:table-cell>
          <table:table-cell table:style-name="ce44" table:formula="of:=[M1.G48]/1000000" office:value-type="float" office:value="0.37541">
            <text:p>0,38</text:p>
          </table:table-cell>
          <table:table-cell table:style-name="ce42" office:value-type="string">
            <text:p>&amp;</text:p>
          </table:table-cell>
          <table:table-cell table:formula="of:=[M1.K48]/1000000" office:value-type="float" office:value="9.33639">
            <text:p>9,34</text:p>
          </table:table-cell>
          <table:table-cell table:style-name="ce42" office:value-type="string">
            <text:p>&amp;</text:p>
          </table:table-cell>
          <table:table-cell table:formula="of:=[M1.L48]/1000000" office:value-type="float" office:value="12.8318">
            <text:p>12,83</text:p>
          </table:table-cell>
          <table:table-cell table:style-name="ce42" office:value-type="string">
            <text:p>&amp;</text:p>
          </table:table-cell>
          <table:table-cell table:formula="of:=[M1.M48]/1000000" office:value-type="float" office:value="0.37541">
            <text:p>0,38</text:p>
          </table:table-cell>
          <table:table-cell table:style-name="ce42" office:value-type="string">
            <text:p>&amp;</text:p>
          </table:table-cell>
          <table:table-cell table:formula="of:=[M1.Q48]/1000000" office:value-type="float" office:value="9.336642">
            <text:p>9,34</text:p>
          </table:table-cell>
          <table:table-cell table:style-name="ce42" office:value-type="string">
            <text:p>&amp;</text:p>
          </table:table-cell>
          <table:table-cell table:formula="of:=[M1.R48]/1000000" office:value-type="float" office:value="12.8318">
            <text:p>12,83</text:p>
          </table:table-cell>
          <table:table-cell table:style-name="ce42" office:value-type="string">
            <text:p>&amp;</text:p>
          </table:table-cell>
          <table:table-cell table:formula="of:=[M1.S48]/1000000" office:value-type="float" office:value="0.375158">
            <text:p>0,3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49]/1000000" office:value-type="float" office:value="5.954316">
            <text:p>5,95</text:p>
          </table:table-cell>
          <table:table-cell table:style-name="ce42" office:value-type="string">
            <text:p>&amp;</text:p>
          </table:table-cell>
          <table:table-cell table:style-name="ce44" table:formula="of:=[M1.F49]/1000000" office:value-type="float" office:value="7.6051">
            <text:p>7,61</text:p>
          </table:table-cell>
          <table:table-cell table:style-name="ce42" office:value-type="string">
            <text:p>&amp;</text:p>
          </table:table-cell>
          <table:table-cell table:style-name="ce44" table:formula="of:=[M1.G49]/1000000" office:value-type="float" office:value="0.080784">
            <text:p>0,08</text:p>
          </table:table-cell>
          <table:table-cell table:style-name="ce42" office:value-type="string">
            <text:p>&amp;</text:p>
          </table:table-cell>
          <table:table-cell table:formula="of:=[M1.K49]/1000000" office:value-type="float" office:value="5.95444">
            <text:p>5,95</text:p>
          </table:table-cell>
          <table:table-cell table:style-name="ce42" office:value-type="string">
            <text:p>&amp;</text:p>
          </table:table-cell>
          <table:table-cell table:formula="of:=[M1.L49]/1000000" office:value-type="float" office:value="7.6051">
            <text:p>7,61</text:p>
          </table:table-cell>
          <table:table-cell table:style-name="ce42" office:value-type="string">
            <text:p>&amp;</text:p>
          </table:table-cell>
          <table:table-cell table:formula="of:=[M1.M49]/1000000" office:value-type="float" office:value="0.08066">
            <text:p>0,08</text:p>
          </table:table-cell>
          <table:table-cell table:style-name="ce42" office:value-type="string">
            <text:p>&amp;</text:p>
          </table:table-cell>
          <table:table-cell table:formula="of:=[M1.Q49]/1000000" office:value-type="float" office:value="5.954316">
            <text:p>5,95</text:p>
          </table:table-cell>
          <table:table-cell table:style-name="ce42" office:value-type="string">
            <text:p>&amp;</text:p>
          </table:table-cell>
          <table:table-cell table:formula="of:=[M1.R49]/1000000" office:value-type="float" office:value="7.6051">
            <text:p>7,61</text:p>
          </table:table-cell>
          <table:table-cell table:style-name="ce42" office:value-type="string">
            <text:p>&amp;</text:p>
          </table:table-cell>
          <table:table-cell table:formula="of:=[M1.S49]/1000000" office:value-type="float" office:value="0.080784">
            <text:p>0,0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50]/1000000" office:value-type="float" office:value="8.309392">
            <text:p>8,31</text:p>
          </table:table-cell>
          <table:table-cell table:style-name="ce42" office:value-type="string">
            <text:p>&amp;</text:p>
          </table:table-cell>
          <table:table-cell table:style-name="ce44" table:formula="of:=[M1.F50]/1000000" office:value-type="float" office:value="12.25001">
            <text:p>12,25</text:p>
          </table:table-cell>
          <table:table-cell table:style-name="ce42" office:value-type="string">
            <text:p>&amp;</text:p>
          </table:table-cell>
          <table:table-cell table:style-name="ce44" table:formula="of:=[M1.G50]/1000000" office:value-type="float" office:value="0.500658">
            <text:p>0,50</text:p>
          </table:table-cell>
          <table:table-cell table:style-name="ce42" office:value-type="string">
            <text:p>&amp;</text:p>
          </table:table-cell>
          <table:table-cell table:formula="of:=[M1.K50]/1000000" office:value-type="float" office:value="8.309932">
            <text:p>8,31</text:p>
          </table:table-cell>
          <table:table-cell table:style-name="ce42" office:value-type="string">
            <text:p>&amp;</text:p>
          </table:table-cell>
          <table:table-cell table:formula="of:=[M1.L50]/1000000" office:value-type="float" office:value="12.25001">
            <text:p>12,25</text:p>
          </table:table-cell>
          <table:table-cell table:style-name="ce42" office:value-type="string">
            <text:p>&amp;</text:p>
          </table:table-cell>
          <table:table-cell table:formula="of:=[M1.M50]/1000000" office:value-type="float" office:value="0.500118">
            <text:p>0,50</text:p>
          </table:table-cell>
          <table:table-cell table:style-name="ce42" office:value-type="string">
            <text:p>&amp;</text:p>
          </table:table-cell>
          <table:table-cell table:formula="of:=[M1.Q50]/1000000" office:value-type="float" office:value="8.309932">
            <text:p>8,31</text:p>
          </table:table-cell>
          <table:table-cell table:style-name="ce42" office:value-type="string">
            <text:p>&amp;</text:p>
          </table:table-cell>
          <table:table-cell table:formula="of:=[M1.R50]/1000000" office:value-type="float" office:value="12.25001">
            <text:p>12,25</text:p>
          </table:table-cell>
          <table:table-cell table:style-name="ce42" office:value-type="string">
            <text:p>&amp;</text:p>
          </table:table-cell>
          <table:table-cell table:formula="of:=[M1.S50]/1000000" office:value-type="float" office:value="0.500118">
            <text:p>0,5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44" table:formula="of:=[M1.E51]/1000000" office:value-type="float" office:value="17.96335">
            <text:p>17,96</text:p>
          </table:table-cell>
          <table:table-cell table:style-name="ce42" office:value-type="string">
            <text:p>&amp;</text:p>
          </table:table-cell>
          <table:table-cell table:style-name="ce44" table:formula="of:=[M1.F51]/1000000" office:value-type="float" office:value="28.5917">
            <text:p>28,59</text:p>
          </table:table-cell>
          <table:table-cell table:style-name="ce42" office:value-type="string">
            <text:p>&amp;</text:p>
          </table:table-cell>
          <table:table-cell table:style-name="ce44" table:formula="of:=[M1.G51]/1000000" office:value-type="float" office:value="3.08835">
            <text:p>3,09</text:p>
          </table:table-cell>
          <table:table-cell table:style-name="ce42" office:value-type="string">
            <text:p>&amp;</text:p>
          </table:table-cell>
          <table:table-cell table:formula="of:=[M1.K51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51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51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51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R51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S51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52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F52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G52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K52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52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52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52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R52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S52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53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F53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G53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K53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53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53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53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R53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S53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44" table:formula="of:=[M1.E54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F54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G54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K54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54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54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54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R54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S54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5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F5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G5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K5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5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5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5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R55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S55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4" table:formula="of:=[M1.E56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F56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style-name="ce44" table:formula="of:=[M1.G56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K56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L56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M56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Q56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R56]/1000000" office:value-type="float" office:value="0">
            <text:p>0,00</text:p>
          </table:table-cell>
          <table:table-cell table:style-name="ce42" office:value-type="string">
            <text:p>&amp;</text:p>
          </table:table-cell>
          <table:table-cell table:formula="of:=[M1.S56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2">
          <table:table-cell office:value-type="string">
            <text:p>\hline</text:p>
          </table:table-cell>
          <table:table-cell table:number-columns-repeated="8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6"/>
        </table:table-row>
        <table:table-row table:style-name="ro2" table:number-rows-repeated="1048516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latex2" table:style-name="ta1" table:print="false">
        <table:table-column table:style-name="co27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Default"/>
        <table:table-column table:style-name="co5" table:default-cell-style-name="Default"/>
        <table:table-column table:style-name="co28" table:default-cell-style-name="Default"/>
        <table:table-column table:style-name="co5" table:default-cell-style-name="Default"/>
        <table:table-column table:style-name="co31" table:default-cell-style-name="ce43"/>
        <table:table-column table:style-name="co5" table:number-columns-repeated="4" table:default-cell-style-name="ce43"/>
        <table:table-column table:style-name="co32" table:number-columns-repeated="2" table:default-cell-style-name="ce43"/>
        <table:table-column table:style-name="co5" table:number-columns-repeated="4" table:default-cell-style-name="ce43"/>
        <table:table-column table:style-name="co32" table:number-columns-repeated="2" table:default-cell-style-name="ce43"/>
        <table:table-column table:style-name="co5" table:number-columns-repeated="4" table:default-cell-style-name="ce43"/>
        <table:table-column table:style-name="co5" table:number-columns-repeated="2" table:default-cell-style-name="Default"/>
        <table:table-column table:style-name="co29" table:default-cell-style-name="Default"/>
        <table:table-column table:style-name="co5" table:default-cell-style-name="Default"/>
        <table:table-column table:style-name="co28" table:default-cell-style-name="Default"/>
        <table:table-row table:style-name="ro2" table:number-rows-repeated="2">
          <table:table-cell table:number-columns-repeated="9"/>
          <table:table-cell table:style-name="ce47" table:number-columns-repeated="2"/>
          <table:table-cell table:style-name="ce49" table:number-columns-repeated="4"/>
          <table:table-cell table:style-name="ce47" table:number-columns-repeated="2"/>
          <table:table-cell table:style-name="ce49" table:number-columns-repeated="4"/>
          <table:table-cell table:style-name="ce47" table:number-columns-repeated="2"/>
          <table:table-cell table:style-name="ce49" table:number-columns-repeated="3"/>
          <table:table-cell table:number-columns-repeated="5"/>
        </table:table-row>
        <table:table-row table:style-name="ro5">
          <table:table-cell office:value-type="string">
            <text:p>\cline{5-13}</text:p>
          </table:table-cell>
          <table:table-cell table:number-columns-repeated="4"/>
          <table:table-cell office:value-type="string">
            <text:p>\multicolumn{4}{c|}{} &amp;</text:p>
          </table:table-cell>
          <table:table-cell table:number-columns-repeated="3"/>
          <table:table-cell table:style-name="ce47" office:value-type="string">
            <text:p>\multicolumn{3}{|c|}{M'=05}</text:p>
          </table:table-cell>
          <table:table-cell table:style-name="ce47"/>
          <table:table-cell table:style-name="ce49"/>
          <table:table-cell table:style-name="ce49" office:value-type="string">
            <text:p>&amp;</text:p>
          </table:table-cell>
          <table:table-cell table:style-name="ce49" table:number-columns-repeated="2"/>
          <table:table-cell table:style-name="ce50" office:value-type="string">
            <text:p>\multicolumn{3}{|c|}{M'=1}</text:p>
          </table:table-cell>
          <table:table-cell table:style-name="ce47"/>
          <table:table-cell table:style-name="ce49" table:number-columns-repeated="4"/>
          <table:table-cell table:style-name="ce47" office:value-type="string">
            <text:p>&amp; \multicolumn{3}{|c|}{M'=2}</text:p>
          </table:table-cell>
          <table:table-cell table:style-name="ce47" office:value-type="string">
            <text:p>\\</text:p>
          </table:table-cell>
          <table:table-cell table:style-name="ce49" table:number-columns-repeated="3"/>
          <table:table-cell table:number-columns-repeated="5"/>
        </table:table-row>
        <table:table-row table:style-name="ro5">
          <table:table-cell office:value-type="string">
            <text:p>\hlin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T</text:p>
          </table:table-cell>
          <table:table-cell office:value-type="string">
            <text:p>&amp;</text:p>
          </table:table-cell>
          <table:table-cell table:style-name="ce1" office:value-type="string">
            <text:p>S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U</text:p>
          </table:table-cell>
          <table:table-cell office:value-type="string">
            <text:p>&amp;</text:p>
          </table:table-cell>
          <table:table-cell table:style-name="ce47" office:value-type="string">
            <text:p>LB/Opt</text:p>
          </table:table-cell>
          <table:table-cell table:style-name="ce47" office:value-type="string">
            <text:p>&amp;</text:p>
          </table:table-cell>
          <table:table-cell table:style-name="ce49" office:value-type="string">
            <text:p>Obj. U</text:p>
          </table:table-cell>
          <table:table-cell table:style-name="ce47" office:value-type="string">
            <text:p>&amp;</text:p>
          </table:table-cell>
          <table:table-cell table:style-name="ce49" office:value-type="string">
            <text:p>Obj. S</text:p>
          </table:table-cell>
          <table:table-cell table:style-name="ce47" office:value-type="string">
            <text:p>&amp;</text:p>
          </table:table-cell>
          <table:table-cell table:style-name="ce47" office:value-type="string">
            <text:p>LB/Opt</text:p>
          </table:table-cell>
          <table:table-cell table:style-name="ce47" office:value-type="string">
            <text:p>&amp;</text:p>
          </table:table-cell>
          <table:table-cell table:style-name="ce49" office:value-type="string">
            <text:p>Obj. U</text:p>
          </table:table-cell>
          <table:table-cell table:style-name="ce47" office:value-type="string">
            <text:p>&amp;</text:p>
          </table:table-cell>
          <table:table-cell table:style-name="ce49" office:value-type="string">
            <text:p>Obj. S</text:p>
          </table:table-cell>
          <table:table-cell table:style-name="ce47" office:value-type="string">
            <text:p>&amp;</text:p>
          </table:table-cell>
          <table:table-cell table:style-name="ce47" office:value-type="string">
            <text:p>LB/Opt</text:p>
          </table:table-cell>
          <table:table-cell table:style-name="ce47" office:value-type="string">
            <text:p>&amp;</text:p>
          </table:table-cell>
          <table:table-cell table:style-name="ce49" office:value-type="string">
            <text:p>Obj. U</text:p>
          </table:table-cell>
          <table:table-cell table:style-name="ce47" office:value-type="string">
            <text:p>&amp;</text:p>
          </table:table-cell>
          <table:table-cell table:style-name="ce49" office:value-type="string">
            <text:p>Obj. S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hlin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27}{*}{8}</text:p>
          </table:table-cell>
          <table:table-cell office:value-type="string">
            <text:p>&amp;</text:p>
          </table:table-cell>
          <table:table-cell table:style-name="ce1" office:value-type="string">
            <text:p>\multirow{9}{*}{25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48" table:formula="of:=[M2.E3]/1000000" office:value-type="float" office:value="5.479176">
            <text:p>5,48</text:p>
          </table:table-cell>
          <table:table-cell table:style-name="ce47" office:value-type="string">
            <text:p>&amp;</text:p>
          </table:table-cell>
          <table:table-cell table:style-name="ce48" table:formula="of:=[M2.F3]/1000000" office:value-type="float" office:value="8.455">
            <text:p>8,46</text:p>
          </table:table-cell>
          <table:table-cell table:style-name="ce47" office:value-type="string">
            <text:p>&amp;</text:p>
          </table:table-cell>
          <table:table-cell table:style-name="ce48" table:formula="of:=[M2.G3]/1000000" office:value-type="float" office:value="0.725824">
            <text:p>0,73</text:p>
          </table:table-cell>
          <table:table-cell table:style-name="ce47" office:value-type="string">
            <text:p>&amp;</text:p>
          </table:table-cell>
          <table:table-cell table:formula="of:=[M2.K3]/1000000" office:value-type="float" office:value="5.479176">
            <text:p>5,48</text:p>
          </table:table-cell>
          <table:table-cell table:style-name="ce47" office:value-type="string">
            <text:p>&amp;</text:p>
          </table:table-cell>
          <table:table-cell table:formula="of:=[M2.L3]/1000000" office:value-type="float" office:value="8.455">
            <text:p>8,46</text:p>
          </table:table-cell>
          <table:table-cell table:style-name="ce47" office:value-type="string">
            <text:p>&amp;</text:p>
          </table:table-cell>
          <table:table-cell table:formula="of:=[M2.M3]/1000000" office:value-type="float" office:value="0.725824">
            <text:p>0,73</text:p>
          </table:table-cell>
          <table:table-cell table:style-name="ce47" office:value-type="string">
            <text:p>&amp;</text:p>
          </table:table-cell>
          <table:table-cell table:formula="of:=[M2.Q3]/1000000" office:value-type="float" office:value="5.479176">
            <text:p>5,48</text:p>
          </table:table-cell>
          <table:table-cell table:style-name="ce47" office:value-type="string">
            <text:p>&amp;</text:p>
          </table:table-cell>
          <table:table-cell table:formula="of:=[M2.R3]/1000000" office:value-type="float" office:value="8.455">
            <text:p>8,46</text:p>
          </table:table-cell>
          <table:table-cell table:style-name="ce47" office:value-type="string">
            <text:p>&amp;</text:p>
          </table:table-cell>
          <table:table-cell table:formula="of:=[M2.S3]/1000000" office:value-type="float" office:value="0.725824">
            <text:p>0,7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4]/1000000" office:value-type="float" office:value="4.363283">
            <text:p>4,36</text:p>
          </table:table-cell>
          <table:table-cell table:style-name="ce47" office:value-type="string">
            <text:p>&amp;</text:p>
          </table:table-cell>
          <table:table-cell table:style-name="ce48" table:formula="of:=[M2.F4]/1000000" office:value-type="float" office:value="7.303337">
            <text:p>7,30</text:p>
          </table:table-cell>
          <table:table-cell table:style-name="ce47" office:value-type="string">
            <text:p>&amp;</text:p>
          </table:table-cell>
          <table:table-cell table:style-name="ce48" table:formula="of:=[M2.G4]/1000000" office:value-type="float" office:value="0.75005">
            <text:p>0,75</text:p>
          </table:table-cell>
          <table:table-cell table:style-name="ce47" office:value-type="string">
            <text:p>&amp;</text:p>
          </table:table-cell>
          <table:table-cell table:formula="of:=[M2.K4]/1000000" office:value-type="float" office:value="4.363283">
            <text:p>4,36</text:p>
          </table:table-cell>
          <table:table-cell table:style-name="ce47" office:value-type="string">
            <text:p>&amp;</text:p>
          </table:table-cell>
          <table:table-cell table:formula="of:=[M2.L4]/1000000" office:value-type="float" office:value="7.303337">
            <text:p>7,30</text:p>
          </table:table-cell>
          <table:table-cell table:style-name="ce47" office:value-type="string">
            <text:p>&amp;</text:p>
          </table:table-cell>
          <table:table-cell table:formula="of:=[M2.M4]/1000000" office:value-type="float" office:value="0.75005">
            <text:p>0,75</text:p>
          </table:table-cell>
          <table:table-cell table:style-name="ce47" office:value-type="string">
            <text:p>&amp;</text:p>
          </table:table-cell>
          <table:table-cell table:formula="of:=[M2.Q4]/1000000" office:value-type="float" office:value="4.363283">
            <text:p>4,36</text:p>
          </table:table-cell>
          <table:table-cell table:style-name="ce47" office:value-type="string">
            <text:p>&amp;</text:p>
          </table:table-cell>
          <table:table-cell table:formula="of:=[M2.R4]/1000000" office:value-type="float" office:value="7.303337">
            <text:p>7,30</text:p>
          </table:table-cell>
          <table:table-cell table:style-name="ce47" office:value-type="string">
            <text:p>&amp;</text:p>
          </table:table-cell>
          <table:table-cell table:formula="of:=[M2.S4]/1000000" office:value-type="float" office:value="0.75005">
            <text:p>0,7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5]/1000000" office:value-type="float" office:value="5.177789">
            <text:p>5,18</text:p>
          </table:table-cell>
          <table:table-cell table:style-name="ce47" office:value-type="string">
            <text:p>&amp;</text:p>
          </table:table-cell>
          <table:table-cell table:style-name="ce48" table:formula="of:=[M2.F5]/1000000" office:value-type="float" office:value="9.646291">
            <text:p>9,65</text:p>
          </table:table-cell>
          <table:table-cell table:style-name="ce47" office:value-type="string">
            <text:p>&amp;</text:p>
          </table:table-cell>
          <table:table-cell table:style-name="ce48" table:formula="of:=[M2.G5]/1000000" office:value-type="float" office:value="1.888544">
            <text:p>1,89</text:p>
          </table:table-cell>
          <table:table-cell table:style-name="ce47" office:value-type="string">
            <text:p>&amp;</text:p>
          </table:table-cell>
          <table:table-cell table:formula="of:=[M2.K5]/1000000" office:value-type="float" office:value="5.177789">
            <text:p>5,18</text:p>
          </table:table-cell>
          <table:table-cell table:style-name="ce47" office:value-type="string">
            <text:p>&amp;</text:p>
          </table:table-cell>
          <table:table-cell table:formula="of:=[M2.L5]/1000000" office:value-type="float" office:value="9.64629">
            <text:p>9,65</text:p>
          </table:table-cell>
          <table:table-cell table:style-name="ce47" office:value-type="string">
            <text:p>&amp;</text:p>
          </table:table-cell>
          <table:table-cell table:formula="of:=[M2.M5]/1000000" office:value-type="float" office:value="1.888544">
            <text:p>1,89</text:p>
          </table:table-cell>
          <table:table-cell table:style-name="ce47" office:value-type="string">
            <text:p>&amp;</text:p>
          </table:table-cell>
          <table:table-cell table:formula="of:=[M2.Q5]/1000000" office:value-type="float" office:value="5.177789">
            <text:p>5,18</text:p>
          </table:table-cell>
          <table:table-cell table:style-name="ce47" office:value-type="string">
            <text:p>&amp;</text:p>
          </table:table-cell>
          <table:table-cell table:formula="of:=[M2.R5]/1000000" office:value-type="float" office:value="9.64629">
            <text:p>9,65</text:p>
          </table:table-cell>
          <table:table-cell table:style-name="ce47" office:value-type="string">
            <text:p>&amp;</text:p>
          </table:table-cell>
          <table:table-cell table:formula="of:=[M2.S5]/1000000" office:value-type="float" office:value="1.888544">
            <text:p>1,8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48" table:formula="of:=[M2.E6]/1000000" office:value-type="float" office:value="12.103156">
            <text:p>12,10</text:p>
          </table:table-cell>
          <table:table-cell table:style-name="ce47" office:value-type="string">
            <text:p>&amp;</text:p>
          </table:table-cell>
          <table:table-cell table:style-name="ce48" table:formula="of:=[M2.F6]/1000000" office:value-type="float" office:value="16.90272">
            <text:p>16,90</text:p>
          </table:table-cell>
          <table:table-cell table:style-name="ce47" office:value-type="string">
            <text:p>&amp;</text:p>
          </table:table-cell>
          <table:table-cell table:style-name="ce48" table:formula="of:=[M2.G6]/1000000" office:value-type="float" office:value="1.57951">
            <text:p>1,58</text:p>
          </table:table-cell>
          <table:table-cell table:style-name="ce47" office:value-type="string">
            <text:p>&amp;</text:p>
          </table:table-cell>
          <table:table-cell table:formula="of:=[M2.K6]/1000000" office:value-type="float" office:value="12.103156">
            <text:p>12,10</text:p>
          </table:table-cell>
          <table:table-cell table:style-name="ce47" office:value-type="string">
            <text:p>&amp;</text:p>
          </table:table-cell>
          <table:table-cell table:formula="of:=[M2.L6]/1000000" office:value-type="float" office:value="16.90272">
            <text:p>16,90</text:p>
          </table:table-cell>
          <table:table-cell table:style-name="ce47" office:value-type="string">
            <text:p>&amp;</text:p>
          </table:table-cell>
          <table:table-cell table:formula="of:=[M2.M6]/1000000" office:value-type="float" office:value="1.57951">
            <text:p>1,58</text:p>
          </table:table-cell>
          <table:table-cell table:style-name="ce47" office:value-type="string">
            <text:p>&amp;</text:p>
          </table:table-cell>
          <table:table-cell table:formula="of:=[M2.Q6]/1000000" office:value-type="float" office:value="12.103156">
            <text:p>12,10</text:p>
          </table:table-cell>
          <table:table-cell table:style-name="ce47" office:value-type="string">
            <text:p>&amp;</text:p>
          </table:table-cell>
          <table:table-cell table:formula="of:=[M2.R6]/1000000" office:value-type="float" office:value="16.9027">
            <text:p>16,90</text:p>
          </table:table-cell>
          <table:table-cell table:style-name="ce47" office:value-type="string">
            <text:p>&amp;</text:p>
          </table:table-cell>
          <table:table-cell table:formula="of:=[M2.S6]/1000000" office:value-type="float" office:value="1.57951">
            <text:p>1,5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7]/1000000" office:value-type="float" office:value="9.969812">
            <text:p>9,97</text:p>
          </table:table-cell>
          <table:table-cell table:style-name="ce47" office:value-type="string">
            <text:p>&amp;</text:p>
          </table:table-cell>
          <table:table-cell table:style-name="ce48" table:formula="of:=[M2.F7]/1000000" office:value-type="float" office:value="17.99776">
            <text:p>18,00</text:p>
          </table:table-cell>
          <table:table-cell table:style-name="ce47" office:value-type="string">
            <text:p>&amp;</text:p>
          </table:table-cell>
          <table:table-cell table:style-name="ce48" table:formula="of:=[M2.G7]/1000000" office:value-type="float" office:value="3.667976">
            <text:p>3,67</text:p>
          </table:table-cell>
          <table:table-cell table:style-name="ce47" office:value-type="string">
            <text:p>&amp;</text:p>
          </table:table-cell>
          <table:table-cell table:formula="of:=[M2.K7]/1000000" office:value-type="float" office:value="10.016468">
            <text:p>10,02</text:p>
          </table:table-cell>
          <table:table-cell table:style-name="ce47" office:value-type="string">
            <text:p>&amp;</text:p>
          </table:table-cell>
          <table:table-cell table:formula="of:=[M2.L7]/1000000" office:value-type="float" office:value="17.99676">
            <text:p>18,00</text:p>
          </table:table-cell>
          <table:table-cell table:style-name="ce47" office:value-type="string">
            <text:p>&amp;</text:p>
          </table:table-cell>
          <table:table-cell table:formula="of:=[M2.M7]/1000000" office:value-type="float" office:value="3.630326">
            <text:p>3,63</text:p>
          </table:table-cell>
          <table:table-cell table:style-name="ce47" office:value-type="string">
            <text:p>&amp;</text:p>
          </table:table-cell>
          <table:table-cell table:formula="of:=[M2.Q7]/1000000" office:value-type="float" office:value="10.016468">
            <text:p>10,02</text:p>
          </table:table-cell>
          <table:table-cell table:style-name="ce47" office:value-type="string">
            <text:p>&amp;</text:p>
          </table:table-cell>
          <table:table-cell table:formula="of:=[M2.R7]/1000000" office:value-type="float" office:value="17.99676">
            <text:p>18,00</text:p>
          </table:table-cell>
          <table:table-cell table:style-name="ce47" office:value-type="string">
            <text:p>&amp;</text:p>
          </table:table-cell>
          <table:table-cell table:formula="of:=[M2.S7]/1000000" office:value-type="float" office:value="3.630326">
            <text:p>3,6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8]/1000000" office:value-type="float" office:value="9.059506">
            <text:p>9,06</text:p>
          </table:table-cell>
          <table:table-cell table:style-name="ce47" office:value-type="string">
            <text:p>&amp;</text:p>
          </table:table-cell>
          <table:table-cell table:style-name="ce48" table:formula="of:=[M2.F8]/1000000" office:value-type="float" office:value="12.85">
            <text:p>12,85</text:p>
          </table:table-cell>
          <table:table-cell table:style-name="ce47" office:value-type="string">
            <text:p>&amp;</text:p>
          </table:table-cell>
          <table:table-cell table:style-name="ce48" table:formula="of:=[M2.G8]/1000000" office:value-type="float" office:value="1.460492">
            <text:p>1,46</text:p>
          </table:table-cell>
          <table:table-cell table:style-name="ce47" office:value-type="string">
            <text:p>&amp;</text:p>
          </table:table-cell>
          <table:table-cell table:formula="of:=[M2.K8]/1000000" office:value-type="float" office:value="9.059506">
            <text:p>9,06</text:p>
          </table:table-cell>
          <table:table-cell table:style-name="ce47" office:value-type="string">
            <text:p>&amp;</text:p>
          </table:table-cell>
          <table:table-cell table:formula="of:=[M2.L8]/1000000" office:value-type="float" office:value="12.85">
            <text:p>12,85</text:p>
          </table:table-cell>
          <table:table-cell table:style-name="ce47" office:value-type="string">
            <text:p>&amp;</text:p>
          </table:table-cell>
          <table:table-cell table:formula="of:=[M2.M8]/1000000" office:value-type="float" office:value="1.460492">
            <text:p>1,46</text:p>
          </table:table-cell>
          <table:table-cell table:style-name="ce47" office:value-type="string">
            <text:p>&amp;</text:p>
          </table:table-cell>
          <table:table-cell table:formula="of:=[M2.Q8]/1000000" office:value-type="float" office:value="9.059506">
            <text:p>9,06</text:p>
          </table:table-cell>
          <table:table-cell table:style-name="ce47" office:value-type="string">
            <text:p>&amp;</text:p>
          </table:table-cell>
          <table:table-cell table:formula="of:=[M2.R8]/1000000" office:value-type="float" office:value="12.85">
            <text:p>12,85</text:p>
          </table:table-cell>
          <table:table-cell table:style-name="ce47" office:value-type="string">
            <text:p>&amp;</text:p>
          </table:table-cell>
          <table:table-cell table:formula="of:=[M2.S8]/1000000" office:value-type="float" office:value="1.460492">
            <text:p>1,4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48" table:formula="of:=[M2.E9]/1000000" office:value-type="float" office:value="11.090534">
            <text:p>11,09</text:p>
          </table:table-cell>
          <table:table-cell table:style-name="ce47" office:value-type="string">
            <text:p>&amp;</text:p>
          </table:table-cell>
          <table:table-cell table:style-name="ce48" table:formula="of:=[M2.F9]/1000000" office:value-type="float" office:value="17.253">
            <text:p>17,25</text:p>
          </table:table-cell>
          <table:table-cell table:style-name="ce47" office:value-type="string">
            <text:p>&amp;</text:p>
          </table:table-cell>
          <table:table-cell table:style-name="ce48" table:formula="of:=[M2.G9]/1000000" office:value-type="float" office:value="3.272462">
            <text:p>3,27</text:p>
          </table:table-cell>
          <table:table-cell table:style-name="ce47" office:value-type="string">
            <text:p>&amp;</text:p>
          </table:table-cell>
          <table:table-cell table:formula="of:=[M2.K9]/1000000" office:value-type="float" office:value="11.090534">
            <text:p>11,09</text:p>
          </table:table-cell>
          <table:table-cell table:style-name="ce47" office:value-type="string">
            <text:p>&amp;</text:p>
          </table:table-cell>
          <table:table-cell table:formula="of:=[M2.L9]/1000000" office:value-type="float" office:value="17.253">
            <text:p>17,25</text:p>
          </table:table-cell>
          <table:table-cell table:style-name="ce47" office:value-type="string">
            <text:p>&amp;</text:p>
          </table:table-cell>
          <table:table-cell table:formula="of:=[M2.M9]/1000000" office:value-type="float" office:value="3.272462">
            <text:p>3,27</text:p>
          </table:table-cell>
          <table:table-cell table:style-name="ce47" office:value-type="string">
            <text:p>&amp;</text:p>
          </table:table-cell>
          <table:table-cell table:formula="of:=[M2.Q9]/1000000" office:value-type="float" office:value="11.090534">
            <text:p>11,09</text:p>
          </table:table-cell>
          <table:table-cell table:style-name="ce47" office:value-type="string">
            <text:p>&amp;</text:p>
          </table:table-cell>
          <table:table-cell table:formula="of:=[M2.R9]/1000000" office:value-type="float" office:value="17.253">
            <text:p>17,25</text:p>
          </table:table-cell>
          <table:table-cell table:style-name="ce47" office:value-type="string">
            <text:p>&amp;</text:p>
          </table:table-cell>
          <table:table-cell table:formula="of:=[M2.S9]/1000000" office:value-type="float" office:value="3.272462">
            <text:p>3,2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10]/1000000" office:value-type="float" office:value="13.082224">
            <text:p>13,08</text:p>
          </table:table-cell>
          <table:table-cell table:style-name="ce47" office:value-type="string">
            <text:p>&amp;</text:p>
          </table:table-cell>
          <table:table-cell table:style-name="ce48" table:formula="of:=[M2.F10]/1000000" office:value-type="float" office:value="19.2605">
            <text:p>19,26</text:p>
          </table:table-cell>
          <table:table-cell table:style-name="ce47" office:value-type="string">
            <text:p>&amp;</text:p>
          </table:table-cell>
          <table:table-cell table:style-name="ce48" table:formula="of:=[M2.G10]/1000000" office:value-type="float" office:value="2.888276">
            <text:p>2,89</text:p>
          </table:table-cell>
          <table:table-cell table:style-name="ce47" office:value-type="string">
            <text:p>&amp;</text:p>
          </table:table-cell>
          <table:table-cell table:formula="of:=[M2.K10]/1000000" office:value-type="float" office:value="13.082224">
            <text:p>13,08</text:p>
          </table:table-cell>
          <table:table-cell table:style-name="ce47" office:value-type="string">
            <text:p>&amp;</text:p>
          </table:table-cell>
          <table:table-cell table:formula="of:=[M2.L10]/1000000" office:value-type="float" office:value="19.2605">
            <text:p>19,26</text:p>
          </table:table-cell>
          <table:table-cell table:style-name="ce47" office:value-type="string">
            <text:p>&amp;</text:p>
          </table:table-cell>
          <table:table-cell table:formula="of:=[M2.M10]/1000000" office:value-type="float" office:value="2.888276">
            <text:p>2,89</text:p>
          </table:table-cell>
          <table:table-cell table:style-name="ce47" office:value-type="string">
            <text:p>&amp;</text:p>
          </table:table-cell>
          <table:table-cell table:formula="of:=[M2.Q10]/1000000" office:value-type="float" office:value="13.082224">
            <text:p>13,08</text:p>
          </table:table-cell>
          <table:table-cell table:style-name="ce47" office:value-type="string">
            <text:p>&amp;</text:p>
          </table:table-cell>
          <table:table-cell table:formula="of:=[M2.R10]/1000000" office:value-type="float" office:value="19.2605">
            <text:p>19,26</text:p>
          </table:table-cell>
          <table:table-cell table:style-name="ce47" office:value-type="string">
            <text:p>&amp;</text:p>
          </table:table-cell>
          <table:table-cell table:formula="of:=[M2.S10]/1000000" office:value-type="float" office:value="2.888276">
            <text:p>2,8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11]/1000000" office:value-type="float" office:value="13.457138">
            <text:p>13,46</text:p>
          </table:table-cell>
          <table:table-cell table:style-name="ce47" office:value-type="string">
            <text:p>&amp;</text:p>
          </table:table-cell>
          <table:table-cell table:style-name="ce48" table:formula="of:=[M2.F11]/1000000" office:value-type="float" office:value="21.05332">
            <text:p>21,05</text:p>
          </table:table-cell>
          <table:table-cell table:style-name="ce47" office:value-type="string">
            <text:p>&amp;</text:p>
          </table:table-cell>
          <table:table-cell table:style-name="ce48" table:formula="of:=[M2.G11]/1000000" office:value-type="float" office:value="3.426156">
            <text:p>3,43</text:p>
          </table:table-cell>
          <table:table-cell table:style-name="ce47" office:value-type="string">
            <text:p>&amp;</text:p>
          </table:table-cell>
          <table:table-cell table:formula="of:=[M2.K11]/1000000" office:value-type="float" office:value="13.762944">
            <text:p>13,76</text:p>
          </table:table-cell>
          <table:table-cell table:style-name="ce47" office:value-type="string">
            <text:p>&amp;</text:p>
          </table:table-cell>
          <table:table-cell table:formula="of:=[M2.L11]/1000000" office:value-type="float" office:value="21.228135">
            <text:p>21,23</text:p>
          </table:table-cell>
          <table:table-cell table:style-name="ce47" office:value-type="string">
            <text:p>&amp;</text:p>
          </table:table-cell>
          <table:table-cell table:formula="of:=[M2.M11]/1000000" office:value-type="float" office:value="3.465216">
            <text:p>3,47</text:p>
          </table:table-cell>
          <table:table-cell table:style-name="ce47" office:value-type="string">
            <text:p>&amp;</text:p>
          </table:table-cell>
          <table:table-cell table:formula="of:=[M2.Q11]/1000000" office:value-type="float" office:value="13.762944">
            <text:p>13,76</text:p>
          </table:table-cell>
          <table:table-cell table:style-name="ce47" office:value-type="string">
            <text:p>&amp;</text:p>
          </table:table-cell>
          <table:table-cell table:formula="of:=[M2.R11]/1000000" office:value-type="float" office:value="21.228125">
            <text:p>21,23</text:p>
          </table:table-cell>
          <table:table-cell table:style-name="ce47" office:value-type="string">
            <text:p>&amp;</text:p>
          </table:table-cell>
          <table:table-cell table:formula="of:=[M2.S11]/1000000" office:value-type="float" office:value="3.465216">
            <text:p>3,4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3-13}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5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48" table:formula="of:=[M2.E12]/1000000" office:value-type="float" office:value="5.041268">
            <text:p>5,04</text:p>
          </table:table-cell>
          <table:table-cell table:style-name="ce47" office:value-type="string">
            <text:p>&amp;</text:p>
          </table:table-cell>
          <table:table-cell table:style-name="ce48" table:formula="of:=[M2.F12]/1000000" office:value-type="float" office:value="8.192">
            <text:p>8,19</text:p>
          </table:table-cell>
          <table:table-cell table:style-name="ce47" office:value-type="string">
            <text:p>&amp;</text:p>
          </table:table-cell>
          <table:table-cell table:style-name="ce48" table:formula="of:=[M2.G12]/1000000" office:value-type="float" office:value="0.560732">
            <text:p>0,56</text:p>
          </table:table-cell>
          <table:table-cell table:style-name="ce47" office:value-type="string">
            <text:p>&amp;</text:p>
          </table:table-cell>
          <table:table-cell table:formula="of:=[M2.K12]/1000000" office:value-type="float" office:value="5.041268">
            <text:p>5,04</text:p>
          </table:table-cell>
          <table:table-cell table:style-name="ce47" office:value-type="string">
            <text:p>&amp;</text:p>
          </table:table-cell>
          <table:table-cell table:formula="of:=[M2.L12]/1000000" office:value-type="float" office:value="8.192">
            <text:p>8,19</text:p>
          </table:table-cell>
          <table:table-cell table:style-name="ce47" office:value-type="string">
            <text:p>&amp;</text:p>
          </table:table-cell>
          <table:table-cell table:formula="of:=[M2.M12]/1000000" office:value-type="float" office:value="0.560732">
            <text:p>0,56</text:p>
          </table:table-cell>
          <table:table-cell table:style-name="ce47" office:value-type="string">
            <text:p>&amp;</text:p>
          </table:table-cell>
          <table:table-cell table:formula="of:=[M2.Q12]/1000000" office:value-type="float" office:value="5.041268">
            <text:p>5,04</text:p>
          </table:table-cell>
          <table:table-cell table:style-name="ce47" office:value-type="string">
            <text:p>&amp;</text:p>
          </table:table-cell>
          <table:table-cell table:formula="of:=[M2.R12]/1000000" office:value-type="float" office:value="8.192">
            <text:p>8,19</text:p>
          </table:table-cell>
          <table:table-cell table:style-name="ce47" office:value-type="string">
            <text:p>&amp;</text:p>
          </table:table-cell>
          <table:table-cell table:formula="of:=[M2.S12]/1000000" office:value-type="float" office:value="0.560732">
            <text:p>0,5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13]/1000000" office:value-type="float" office:value="5.42952">
            <text:p>5,43</text:p>
          </table:table-cell>
          <table:table-cell table:style-name="ce47" office:value-type="string">
            <text:p>&amp;</text:p>
          </table:table-cell>
          <table:table-cell table:style-name="ce48" table:formula="of:=[M2.F13]/1000000" office:value-type="float" office:value="8.2474">
            <text:p>8,25</text:p>
          </table:table-cell>
          <table:table-cell table:style-name="ce47" office:value-type="string">
            <text:p>&amp;</text:p>
          </table:table-cell>
          <table:table-cell table:style-name="ce48" table:formula="of:=[M2.G13]/1000000" office:value-type="float" office:value="0.50788">
            <text:p>0,51</text:p>
          </table:table-cell>
          <table:table-cell table:style-name="ce47" office:value-type="string">
            <text:p>&amp;</text:p>
          </table:table-cell>
          <table:table-cell table:formula="of:=[M2.K13]/1000000" office:value-type="float" office:value="5.42952">
            <text:p>5,43</text:p>
          </table:table-cell>
          <table:table-cell table:style-name="ce47" office:value-type="string">
            <text:p>&amp;</text:p>
          </table:table-cell>
          <table:table-cell table:formula="of:=[M2.L13]/1000000" office:value-type="float" office:value="8.2474">
            <text:p>8,25</text:p>
          </table:table-cell>
          <table:table-cell table:style-name="ce47" office:value-type="string">
            <text:p>&amp;</text:p>
          </table:table-cell>
          <table:table-cell table:formula="of:=[M2.M13]/1000000" office:value-type="float" office:value="0.50788">
            <text:p>0,51</text:p>
          </table:table-cell>
          <table:table-cell table:style-name="ce47" office:value-type="string">
            <text:p>&amp;</text:p>
          </table:table-cell>
          <table:table-cell table:formula="of:=[M2.Q13]/1000000" office:value-type="float" office:value="5.42952">
            <text:p>5,43</text:p>
          </table:table-cell>
          <table:table-cell table:style-name="ce47" office:value-type="string">
            <text:p>&amp;</text:p>
          </table:table-cell>
          <table:table-cell table:formula="of:=[M2.R13]/1000000" office:value-type="float" office:value="8.2474">
            <text:p>8,25</text:p>
          </table:table-cell>
          <table:table-cell table:style-name="ce47" office:value-type="string">
            <text:p>&amp;</text:p>
          </table:table-cell>
          <table:table-cell table:formula="of:=[M2.S13]/1000000" office:value-type="float" office:value="0.50788">
            <text:p>0,5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14]/1000000" office:value-type="float" office:value="7.080764">
            <text:p>7,08</text:p>
          </table:table-cell>
          <table:table-cell table:style-name="ce47" office:value-type="string">
            <text:p>&amp;</text:p>
          </table:table-cell>
          <table:table-cell table:style-name="ce48" table:formula="of:=[M2.F14]/1000000" office:value-type="float" office:value="12.18846">
            <text:p>12,19</text:p>
          </table:table-cell>
          <table:table-cell table:style-name="ce47" office:value-type="string">
            <text:p>&amp;</text:p>
          </table:table-cell>
          <table:table-cell table:style-name="ce48" table:formula="of:=[M2.G14]/1000000" office:value-type="float" office:value="1.227736">
            <text:p>1,23</text:p>
          </table:table-cell>
          <table:table-cell table:style-name="ce47" office:value-type="string">
            <text:p>&amp;</text:p>
          </table:table-cell>
          <table:table-cell table:formula="of:=[M2.K14]/1000000" office:value-type="float" office:value="7.080764">
            <text:p>7,08</text:p>
          </table:table-cell>
          <table:table-cell table:style-name="ce47" office:value-type="string">
            <text:p>&amp;</text:p>
          </table:table-cell>
          <table:table-cell table:formula="of:=[M2.L14]/1000000" office:value-type="float" office:value="12.18846">
            <text:p>12,19</text:p>
          </table:table-cell>
          <table:table-cell table:style-name="ce47" office:value-type="string">
            <text:p>&amp;</text:p>
          </table:table-cell>
          <table:table-cell table:formula="of:=[M2.M14]/1000000" office:value-type="float" office:value="1.227736">
            <text:p>1,23</text:p>
          </table:table-cell>
          <table:table-cell table:style-name="ce47" office:value-type="string">
            <text:p>&amp;</text:p>
          </table:table-cell>
          <table:table-cell table:formula="of:=[M2.Q14]/1000000" office:value-type="float" office:value="7.080764">
            <text:p>7,08</text:p>
          </table:table-cell>
          <table:table-cell table:style-name="ce47" office:value-type="string">
            <text:p>&amp;</text:p>
          </table:table-cell>
          <table:table-cell table:formula="of:=[M2.R14]/1000000" office:value-type="float" office:value="12.18846">
            <text:p>12,19</text:p>
          </table:table-cell>
          <table:table-cell table:style-name="ce47" office:value-type="string">
            <text:p>&amp;</text:p>
          </table:table-cell>
          <table:table-cell table:formula="of:=[M2.S14]/1000000" office:value-type="float" office:value="1.227736">
            <text:p>1,2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48" table:formula="of:=[M2.E15]/1000000" office:value-type="float" office:value="13.895176">
            <text:p>13,90</text:p>
          </table:table-cell>
          <table:table-cell table:style-name="ce47" office:value-type="string">
            <text:p>&amp;</text:p>
          </table:table-cell>
          <table:table-cell table:style-name="ce48" table:formula="of:=[M2.F15]/1000000" office:value-type="float" office:value="21.264075">
            <text:p>21,26</text:p>
          </table:table-cell>
          <table:table-cell table:style-name="ce47" office:value-type="string">
            <text:p>&amp;</text:p>
          </table:table-cell>
          <table:table-cell table:style-name="ce48" table:formula="of:=[M2.G15]/1000000" office:value-type="float" office:value="2.068828">
            <text:p>2,07</text:p>
          </table:table-cell>
          <table:table-cell table:style-name="ce47" office:value-type="string">
            <text:p>&amp;</text:p>
          </table:table-cell>
          <table:table-cell table:formula="of:=[M2.K15]/1000000" office:value-type="float" office:value="13.895176">
            <text:p>13,90</text:p>
          </table:table-cell>
          <table:table-cell table:style-name="ce47" office:value-type="string">
            <text:p>&amp;</text:p>
          </table:table-cell>
          <table:table-cell table:formula="of:=[M2.L15]/1000000" office:value-type="float" office:value="21.264075">
            <text:p>21,26</text:p>
          </table:table-cell>
          <table:table-cell table:style-name="ce47" office:value-type="string">
            <text:p>&amp;</text:p>
          </table:table-cell>
          <table:table-cell table:formula="of:=[M2.M15]/1000000" office:value-type="float" office:value="2.068828">
            <text:p>2,07</text:p>
          </table:table-cell>
          <table:table-cell table:style-name="ce47" office:value-type="string">
            <text:p>&amp;</text:p>
          </table:table-cell>
          <table:table-cell table:formula="of:=[M2.Q15]/1000000" office:value-type="float" office:value="13.891056">
            <text:p>13,89</text:p>
          </table:table-cell>
          <table:table-cell table:style-name="ce47" office:value-type="string">
            <text:p>&amp;</text:p>
          </table:table-cell>
          <table:table-cell table:formula="of:=[M2.R15]/1000000" office:value-type="float" office:value="21.26408">
            <text:p>21,26</text:p>
          </table:table-cell>
          <table:table-cell table:style-name="ce47" office:value-type="string">
            <text:p>&amp;</text:p>
          </table:table-cell>
          <table:table-cell table:formula="of:=[M2.S15]/1000000" office:value-type="float" office:value="2.072948">
            <text:p>2,0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16]/1000000" office:value-type="float" office:value="9.669282">
            <text:p>9,67</text:p>
          </table:table-cell>
          <table:table-cell table:style-name="ce47" office:value-type="string">
            <text:p>&amp;</text:p>
          </table:table-cell>
          <table:table-cell table:style-name="ce48" table:formula="of:=[M2.F16]/1000000" office:value-type="float" office:value="13.7405">
            <text:p>13,74</text:p>
          </table:table-cell>
          <table:table-cell table:style-name="ce47" office:value-type="string">
            <text:p>&amp;</text:p>
          </table:table-cell>
          <table:table-cell table:style-name="ce48" table:formula="of:=[M2.G16]/1000000" office:value-type="float" office:value="0.791216">
            <text:p>0,79</text:p>
          </table:table-cell>
          <table:table-cell table:style-name="ce47" office:value-type="string">
            <text:p>&amp;</text:p>
          </table:table-cell>
          <table:table-cell table:formula="of:=[M2.K16]/1000000" office:value-type="float" office:value="9.669282">
            <text:p>9,67</text:p>
          </table:table-cell>
          <table:table-cell table:style-name="ce47" office:value-type="string">
            <text:p>&amp;</text:p>
          </table:table-cell>
          <table:table-cell table:formula="of:=[M2.L16]/1000000" office:value-type="float" office:value="13.7405">
            <text:p>13,74</text:p>
          </table:table-cell>
          <table:table-cell table:style-name="ce47" office:value-type="string">
            <text:p>&amp;</text:p>
          </table:table-cell>
          <table:table-cell table:formula="of:=[M2.M16]/1000000" office:value-type="float" office:value="0.791216">
            <text:p>0,79</text:p>
          </table:table-cell>
          <table:table-cell table:style-name="ce47" office:value-type="string">
            <text:p>&amp;</text:p>
          </table:table-cell>
          <table:table-cell table:formula="of:=[M2.Q16]/1000000" office:value-type="float" office:value="9.669282">
            <text:p>9,67</text:p>
          </table:table-cell>
          <table:table-cell table:style-name="ce47" office:value-type="string">
            <text:p>&amp;</text:p>
          </table:table-cell>
          <table:table-cell table:formula="of:=[M2.R16]/1000000" office:value-type="float" office:value="13.7405">
            <text:p>13,74</text:p>
          </table:table-cell>
          <table:table-cell table:style-name="ce47" office:value-type="string">
            <text:p>&amp;</text:p>
          </table:table-cell>
          <table:table-cell table:formula="of:=[M2.S16]/1000000" office:value-type="float" office:value="0.791216">
            <text:p>0,7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17]/1000000" office:value-type="float" office:value="12.192014">
            <text:p>12,19</text:p>
          </table:table-cell>
          <table:table-cell table:style-name="ce47" office:value-type="string">
            <text:p>&amp;</text:p>
          </table:table-cell>
          <table:table-cell table:style-name="ce48" table:formula="of:=[M2.F17]/1000000" office:value-type="float" office:value="18.78898">
            <text:p>18,79</text:p>
          </table:table-cell>
          <table:table-cell table:style-name="ce47" office:value-type="string">
            <text:p>&amp;</text:p>
          </table:table-cell>
          <table:table-cell table:style-name="ce48" table:formula="of:=[M2.G17]/1000000" office:value-type="float" office:value="2.426982">
            <text:p>2,43</text:p>
          </table:table-cell>
          <table:table-cell table:style-name="ce47" office:value-type="string">
            <text:p>&amp;</text:p>
          </table:table-cell>
          <table:table-cell table:formula="of:=[M2.K17]/1000000" office:value-type="float" office:value="12.192014">
            <text:p>12,19</text:p>
          </table:table-cell>
          <table:table-cell table:style-name="ce47" office:value-type="string">
            <text:p>&amp;</text:p>
          </table:table-cell>
          <table:table-cell table:formula="of:=[M2.L17]/1000000" office:value-type="float" office:value="18.78898">
            <text:p>18,79</text:p>
          </table:table-cell>
          <table:table-cell table:style-name="ce47" office:value-type="string">
            <text:p>&amp;</text:p>
          </table:table-cell>
          <table:table-cell table:formula="of:=[M2.M17]/1000000" office:value-type="float" office:value="2.426982">
            <text:p>2,43</text:p>
          </table:table-cell>
          <table:table-cell table:style-name="ce47" office:value-type="string">
            <text:p>&amp;</text:p>
          </table:table-cell>
          <table:table-cell table:formula="of:=[M2.Q17]/1000000" office:value-type="float" office:value="12.192014">
            <text:p>12,19</text:p>
          </table:table-cell>
          <table:table-cell table:style-name="ce47" office:value-type="string">
            <text:p>&amp;</text:p>
          </table:table-cell>
          <table:table-cell table:formula="of:=[M2.R17]/1000000" office:value-type="float" office:value="18.78898">
            <text:p>18,79</text:p>
          </table:table-cell>
          <table:table-cell table:style-name="ce47" office:value-type="string">
            <text:p>&amp;</text:p>
          </table:table-cell>
          <table:table-cell table:formula="of:=[M2.S17]/1000000" office:value-type="float" office:value="2.426982">
            <text:p>2,4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48" table:formula="of:=[M2.E18]/1000000" office:value-type="float" office:value="15.480446">
            <text:p>15,48</text:p>
          </table:table-cell>
          <table:table-cell table:style-name="ce47" office:value-type="string">
            <text:p>&amp;</text:p>
          </table:table-cell>
          <table:table-cell table:style-name="ce48" table:formula="of:=[M2.F18]/1000000" office:value-type="float" office:value="24.531">
            <text:p>24,53</text:p>
          </table:table-cell>
          <table:table-cell table:style-name="ce47" office:value-type="string">
            <text:p>&amp;</text:p>
          </table:table-cell>
          <table:table-cell table:style-name="ce48" table:formula="of:=[M2.G18]/1000000" office:value-type="float" office:value="3.810548">
            <text:p>3,81</text:p>
          </table:table-cell>
          <table:table-cell table:style-name="ce47" office:value-type="string">
            <text:p>&amp;</text:p>
          </table:table-cell>
          <table:table-cell table:formula="of:=[M2.K18]/1000000" office:value-type="float" office:value="15.525694">
            <text:p>15,53</text:p>
          </table:table-cell>
          <table:table-cell table:style-name="ce47" office:value-type="string">
            <text:p>&amp;</text:p>
          </table:table-cell>
          <table:table-cell table:formula="of:=[M2.L18]/1000000" office:value-type="float" office:value="23.075">
            <text:p>23,08</text:p>
          </table:table-cell>
          <table:table-cell table:style-name="ce47" office:value-type="string">
            <text:p>&amp;</text:p>
          </table:table-cell>
          <table:table-cell table:formula="of:=[M2.M18]/1000000" office:value-type="float" office:value="2.749306">
            <text:p>2,75</text:p>
          </table:table-cell>
          <table:table-cell table:style-name="ce47" office:value-type="string">
            <text:p>&amp;</text:p>
          </table:table-cell>
          <table:table-cell table:formula="of:=[M2.Q18]/1000000" office:value-type="float" office:value="15.511018">
            <text:p>15,51</text:p>
          </table:table-cell>
          <table:table-cell table:style-name="ce47" office:value-type="string">
            <text:p>&amp;</text:p>
          </table:table-cell>
          <table:table-cell table:formula="of:=[M2.R18]/1000000" office:value-type="float" office:value="23.0985">
            <text:p>23,10</text:p>
          </table:table-cell>
          <table:table-cell table:style-name="ce47" office:value-type="string">
            <text:p>&amp;</text:p>
          </table:table-cell>
          <table:table-cell table:formula="of:=[M2.S18]/1000000" office:value-type="float" office:value="2.767482">
            <text:p>2,7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19]/1000000" office:value-type="float" office:value="15.894004">
            <text:p>15,89</text:p>
          </table:table-cell>
          <table:table-cell table:style-name="ce47" office:value-type="string">
            <text:p>&amp;</text:p>
          </table:table-cell>
          <table:table-cell table:style-name="ce48" table:formula="of:=[M2.F19]/1000000" office:value-type="float" office:value="23.2267">
            <text:p>23,23</text:p>
          </table:table-cell>
          <table:table-cell table:style-name="ce47" office:value-type="string">
            <text:p>&amp;</text:p>
          </table:table-cell>
          <table:table-cell table:style-name="ce48" table:formula="of:=[M2.G19]/1000000" office:value-type="float" office:value="2.312696">
            <text:p>2,31</text:p>
          </table:table-cell>
          <table:table-cell table:style-name="ce47" office:value-type="string">
            <text:p>&amp;</text:p>
          </table:table-cell>
          <table:table-cell table:formula="of:=[M2.K19]/1000000" office:value-type="float" office:value="15.945426">
            <text:p>15,95</text:p>
          </table:table-cell>
          <table:table-cell table:style-name="ce47" office:value-type="string">
            <text:p>&amp;</text:p>
          </table:table-cell>
          <table:table-cell table:formula="of:=[M2.L19]/1000000" office:value-type="float" office:value="23.1843">
            <text:p>23,18</text:p>
          </table:table-cell>
          <table:table-cell table:style-name="ce47" office:value-type="string">
            <text:p>&amp;</text:p>
          </table:table-cell>
          <table:table-cell table:formula="of:=[M2.M19]/1000000" office:value-type="float" office:value="2.208874">
            <text:p>2,21</text:p>
          </table:table-cell>
          <table:table-cell table:style-name="ce47" office:value-type="string">
            <text:p>&amp;</text:p>
          </table:table-cell>
          <table:table-cell table:formula="of:=[M2.Q19]/1000000" office:value-type="float" office:value="15.21818">
            <text:p>15,22</text:p>
          </table:table-cell>
          <table:table-cell table:style-name="ce47" office:value-type="string">
            <text:p>&amp;</text:p>
          </table:table-cell>
          <table:table-cell table:formula="of:=[M2.R19]/1000000" office:value-type="float" office:value="21.284">
            <text:p>21,28</text:p>
          </table:table-cell>
          <table:table-cell table:style-name="ce47" office:value-type="string">
            <text:p>&amp;</text:p>
          </table:table-cell>
          <table:table-cell table:formula="of:=[M2.S19]/1000000" office:value-type="float" office:value="1.72582">
            <text:p>1,7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20]/1000000" office:value-type="float" office:value="15.984528">
            <text:p>15,98</text:p>
          </table:table-cell>
          <table:table-cell table:style-name="ce47" office:value-type="string">
            <text:p>&amp;</text:p>
          </table:table-cell>
          <table:table-cell table:style-name="ce48" table:formula="of:=[M2.F20]/1000000" office:value-type="float" office:value="25.802">
            <text:p>25,80</text:p>
          </table:table-cell>
          <table:table-cell table:style-name="ce47" office:value-type="string">
            <text:p>&amp;</text:p>
          </table:table-cell>
          <table:table-cell table:style-name="ce48" table:formula="of:=[M2.G20]/1000000" office:value-type="float" office:value="3.427472">
            <text:p>3,43</text:p>
          </table:table-cell>
          <table:table-cell table:style-name="ce47" office:value-type="string">
            <text:p>&amp;</text:p>
          </table:table-cell>
          <table:table-cell table:formula="of:=[M2.K20]/1000000" office:value-type="float" office:value="15.984528">
            <text:p>15,98</text:p>
          </table:table-cell>
          <table:table-cell table:style-name="ce47" office:value-type="string">
            <text:p>&amp;</text:p>
          </table:table-cell>
          <table:table-cell table:formula="of:=[M2.L20]/1000000" office:value-type="float" office:value="25.802">
            <text:p>25,80</text:p>
          </table:table-cell>
          <table:table-cell table:style-name="ce47" office:value-type="string">
            <text:p>&amp;</text:p>
          </table:table-cell>
          <table:table-cell table:formula="of:=[M2.M20]/1000000" office:value-type="float" office:value="3.427472">
            <text:p>3,43</text:p>
          </table:table-cell>
          <table:table-cell table:style-name="ce47" office:value-type="string">
            <text:p>&amp;</text:p>
          </table:table-cell>
          <table:table-cell table:formula="of:=[M2.Q20]/1000000" office:value-type="float" office:value="15.954074">
            <text:p>15,95</text:p>
          </table:table-cell>
          <table:table-cell table:style-name="ce47" office:value-type="string">
            <text:p>&amp;</text:p>
          </table:table-cell>
          <table:table-cell table:formula="of:=[M2.R20]/1000000" office:value-type="float" office:value="25.766">
            <text:p>25,77</text:p>
          </table:table-cell>
          <table:table-cell table:style-name="ce47" office:value-type="string">
            <text:p>&amp;</text:p>
          </table:table-cell>
          <table:table-cell table:formula="of:=[M2.S20]/1000000" office:value-type="float" office:value="3.441926">
            <text:p>3,44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3-13}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10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48" table:formula="of:=[M2.E21]/1000000" office:value-type="float" office:value="12.071396">
            <text:p>12,07</text:p>
          </table:table-cell>
          <table:table-cell table:style-name="ce47" office:value-type="string">
            <text:p>&amp;</text:p>
          </table:table-cell>
          <table:table-cell table:style-name="ce48" table:formula="of:=[M2.F21]/1000000" office:value-type="float" office:value="15.22276">
            <text:p>15,22</text:p>
          </table:table-cell>
          <table:table-cell table:style-name="ce47" office:value-type="string">
            <text:p>&amp;</text:p>
          </table:table-cell>
          <table:table-cell table:style-name="ce48" table:formula="of:=[M2.G21]/1000000" office:value-type="float" office:value="0.151404">
            <text:p>0,15</text:p>
          </table:table-cell>
          <table:table-cell table:style-name="ce47" office:value-type="string">
            <text:p>&amp;</text:p>
          </table:table-cell>
          <table:table-cell table:formula="of:=[M2.K21]/1000000" office:value-type="float" office:value="12.071396">
            <text:p>12,07</text:p>
          </table:table-cell>
          <table:table-cell table:style-name="ce47" office:value-type="string">
            <text:p>&amp;</text:p>
          </table:table-cell>
          <table:table-cell table:formula="of:=[M2.L21]/1000000" office:value-type="float" office:value="15.22276">
            <text:p>15,22</text:p>
          </table:table-cell>
          <table:table-cell table:style-name="ce47" office:value-type="string">
            <text:p>&amp;</text:p>
          </table:table-cell>
          <table:table-cell table:formula="of:=[M2.M21]/1000000" office:value-type="float" office:value="0.151404">
            <text:p>0,15</text:p>
          </table:table-cell>
          <table:table-cell table:style-name="ce47" office:value-type="string">
            <text:p>&amp;</text:p>
          </table:table-cell>
          <table:table-cell table:formula="of:=[M2.Q21]/1000000" office:value-type="float" office:value="12.071396">
            <text:p>12,07</text:p>
          </table:table-cell>
          <table:table-cell table:style-name="ce47" office:value-type="string">
            <text:p>&amp;</text:p>
          </table:table-cell>
          <table:table-cell table:formula="of:=[M2.R21]/1000000" office:value-type="float" office:value="15.22276">
            <text:p>15,22</text:p>
          </table:table-cell>
          <table:table-cell table:style-name="ce47" office:value-type="string">
            <text:p>&amp;</text:p>
          </table:table-cell>
          <table:table-cell table:formula="of:=[M2.S21]/1000000" office:value-type="float" office:value="0.151404">
            <text:p>0,1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22]/1000000" office:value-type="float" office:value="5.312264">
            <text:p>5,31</text:p>
          </table:table-cell>
          <table:table-cell table:style-name="ce47" office:value-type="string">
            <text:p>&amp;</text:p>
          </table:table-cell>
          <table:table-cell table:style-name="ce48" table:formula="of:=[M2.F22]/1000000" office:value-type="float" office:value="7.95225">
            <text:p>7,95</text:p>
          </table:table-cell>
          <table:table-cell table:style-name="ce47" office:value-type="string">
            <text:p>&amp;</text:p>
          </table:table-cell>
          <table:table-cell table:style-name="ce48" table:formula="of:=[M2.G22]/1000000" office:value-type="float" office:value="0.219986">
            <text:p>0,22</text:p>
          </table:table-cell>
          <table:table-cell table:style-name="ce47" office:value-type="string">
            <text:p>&amp;</text:p>
          </table:table-cell>
          <table:table-cell table:formula="of:=[M2.K22]/1000000" office:value-type="float" office:value="5.312264">
            <text:p>5,31</text:p>
          </table:table-cell>
          <table:table-cell table:style-name="ce47" office:value-type="string">
            <text:p>&amp;</text:p>
          </table:table-cell>
          <table:table-cell table:formula="of:=[M2.L22]/1000000" office:value-type="float" office:value="7.95225">
            <text:p>7,95</text:p>
          </table:table-cell>
          <table:table-cell table:style-name="ce47" office:value-type="string">
            <text:p>&amp;</text:p>
          </table:table-cell>
          <table:table-cell table:formula="of:=[M2.M22]/1000000" office:value-type="float" office:value="0.219986">
            <text:p>0,22</text:p>
          </table:table-cell>
          <table:table-cell table:style-name="ce47" office:value-type="string">
            <text:p>&amp;</text:p>
          </table:table-cell>
          <table:table-cell table:formula="of:=[M2.Q22]/1000000" office:value-type="float" office:value="5.312264">
            <text:p>5,31</text:p>
          </table:table-cell>
          <table:table-cell table:style-name="ce47" office:value-type="string">
            <text:p>&amp;</text:p>
          </table:table-cell>
          <table:table-cell table:formula="of:=[M2.R22]/1000000" office:value-type="float" office:value="7.95225">
            <text:p>7,95</text:p>
          </table:table-cell>
          <table:table-cell table:style-name="ce47" office:value-type="string">
            <text:p>&amp;</text:p>
          </table:table-cell>
          <table:table-cell table:formula="of:=[M2.S22]/1000000" office:value-type="float" office:value="0.219986">
            <text:p>0,2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23]/1000000" office:value-type="float" office:value="5.502704">
            <text:p>5,50</text:p>
          </table:table-cell>
          <table:table-cell table:style-name="ce47" office:value-type="string">
            <text:p>&amp;</text:p>
          </table:table-cell>
          <table:table-cell table:style-name="ce48" table:formula="of:=[M2.F23]/1000000" office:value-type="float" office:value="7.89846">
            <text:p>7,90</text:p>
          </table:table-cell>
          <table:table-cell table:style-name="ce47" office:value-type="string">
            <text:p>&amp;</text:p>
          </table:table-cell>
          <table:table-cell table:style-name="ce48" table:formula="of:=[M2.G23]/1000000" office:value-type="float" office:value="0.095796">
            <text:p>0,10</text:p>
          </table:table-cell>
          <table:table-cell table:style-name="ce47" office:value-type="string">
            <text:p>&amp;</text:p>
          </table:table-cell>
          <table:table-cell table:formula="of:=[M2.K23]/1000000" office:value-type="float" office:value="5.502718">
            <text:p>5,50</text:p>
          </table:table-cell>
          <table:table-cell table:style-name="ce47" office:value-type="string">
            <text:p>&amp;</text:p>
          </table:table-cell>
          <table:table-cell table:formula="of:=[M2.L23]/1000000" office:value-type="float" office:value="7.89846">
            <text:p>7,90</text:p>
          </table:table-cell>
          <table:table-cell table:style-name="ce47" office:value-type="string">
            <text:p>&amp;</text:p>
          </table:table-cell>
          <table:table-cell table:formula="of:=[M2.M23]/1000000" office:value-type="float" office:value="0.095782">
            <text:p>0,10</text:p>
          </table:table-cell>
          <table:table-cell table:style-name="ce47" office:value-type="string">
            <text:p>&amp;</text:p>
          </table:table-cell>
          <table:table-cell table:formula="of:=[M2.Q23]/1000000" office:value-type="float" office:value="5.502718">
            <text:p>5,50</text:p>
          </table:table-cell>
          <table:table-cell table:style-name="ce47" office:value-type="string">
            <text:p>&amp;</text:p>
          </table:table-cell>
          <table:table-cell table:formula="of:=[M2.R23]/1000000" office:value-type="float" office:value="7.89846">
            <text:p>7,90</text:p>
          </table:table-cell>
          <table:table-cell table:style-name="ce47" office:value-type="string">
            <text:p>&amp;</text:p>
          </table:table-cell>
          <table:table-cell table:formula="of:=[M2.S23]/1000000" office:value-type="float" office:value="0.095782">
            <text:p>0,1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48" table:formula="of:=[M2.E24]/1000000" office:value-type="float" office:value="12.391444">
            <text:p>12,39</text:p>
          </table:table-cell>
          <table:table-cell table:style-name="ce47" office:value-type="string">
            <text:p>&amp;</text:p>
          </table:table-cell>
          <table:table-cell table:style-name="ce48" table:formula="of:=[M2.F24]/1000000" office:value-type="float" office:value="18.81804">
            <text:p>18,82</text:p>
          </table:table-cell>
          <table:table-cell table:style-name="ce47" office:value-type="string">
            <text:p>&amp;</text:p>
          </table:table-cell>
          <table:table-cell table:style-name="ce48" table:formula="of:=[M2.G24]/1000000" office:value-type="float" office:value="1.506556">
            <text:p>1,51</text:p>
          </table:table-cell>
          <table:table-cell table:style-name="ce47" office:value-type="string">
            <text:p>&amp;</text:p>
          </table:table-cell>
          <table:table-cell table:formula="of:=[M2.K24]/1000000" office:value-type="float" office:value="11.54027">
            <text:p>11,54</text:p>
          </table:table-cell>
          <table:table-cell table:style-name="ce47" office:value-type="string">
            <text:p>&amp;</text:p>
          </table:table-cell>
          <table:table-cell table:formula="of:=[M2.L24]/1000000" office:value-type="float" office:value="17.0202">
            <text:p>17,02</text:p>
          </table:table-cell>
          <table:table-cell table:style-name="ce47" office:value-type="string">
            <text:p>&amp;</text:p>
          </table:table-cell>
          <table:table-cell table:formula="of:=[M2.M24]/1000000" office:value-type="float" office:value="1.25993">
            <text:p>1,26</text:p>
          </table:table-cell>
          <table:table-cell table:style-name="ce47" office:value-type="string">
            <text:p>&amp;</text:p>
          </table:table-cell>
          <table:table-cell table:formula="of:=[M2.Q24]/1000000" office:value-type="float" office:value="11.621338">
            <text:p>11,62</text:p>
          </table:table-cell>
          <table:table-cell table:style-name="ce47" office:value-type="string">
            <text:p>&amp;</text:p>
          </table:table-cell>
          <table:table-cell table:formula="of:=[M2.R24]/1000000" office:value-type="float" office:value="17.04014">
            <text:p>17,04</text:p>
          </table:table-cell>
          <table:table-cell table:style-name="ce47" office:value-type="string">
            <text:p>&amp;</text:p>
          </table:table-cell>
          <table:table-cell table:formula="of:=[M2.S24]/1000000" office:value-type="float" office:value="1.198762">
            <text:p>1,2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25]/1000000" office:value-type="float" office:value="14.884916">
            <text:p>14,88</text:p>
          </table:table-cell>
          <table:table-cell table:style-name="ce47" office:value-type="string">
            <text:p>&amp;</text:p>
          </table:table-cell>
          <table:table-cell table:style-name="ce48" table:formula="of:=[M2.F25]/1000000" office:value-type="float" office:value="22.26614">
            <text:p>22,27</text:p>
          </table:table-cell>
          <table:table-cell table:style-name="ce47" office:value-type="string">
            <text:p>&amp;</text:p>
          </table:table-cell>
          <table:table-cell table:style-name="ce48" table:formula="of:=[M2.G25]/1000000" office:value-type="float" office:value="1.211184">
            <text:p>1,21</text:p>
          </table:table-cell>
          <table:table-cell table:style-name="ce47" office:value-type="string">
            <text:p>&amp;</text:p>
          </table:table-cell>
          <table:table-cell table:formula="of:=[M2.K25]/1000000" office:value-type="float" office:value="15.182098">
            <text:p>15,18</text:p>
          </table:table-cell>
          <table:table-cell table:style-name="ce47" office:value-type="string">
            <text:p>&amp;</text:p>
          </table:table-cell>
          <table:table-cell table:formula="of:=[M2.L25]/1000000" office:value-type="float" office:value="23.62054">
            <text:p>23,62</text:p>
          </table:table-cell>
          <table:table-cell table:style-name="ce47" office:value-type="string">
            <text:p>&amp;</text:p>
          </table:table-cell>
          <table:table-cell table:formula="of:=[M2.M25]/1000000" office:value-type="float" office:value="1.508402">
            <text:p>1,51</text:p>
          </table:table-cell>
          <table:table-cell table:style-name="ce47" office:value-type="string">
            <text:p>&amp;</text:p>
          </table:table-cell>
          <table:table-cell table:formula="of:=[M2.Q25]/1000000" office:value-type="float" office:value="14.918372">
            <text:p>14,92</text:p>
          </table:table-cell>
          <table:table-cell table:style-name="ce47" office:value-type="string">
            <text:p>&amp;</text:p>
          </table:table-cell>
          <table:table-cell table:formula="of:=[M2.R25]/1000000" office:value-type="float" office:value="22.54734">
            <text:p>22,55</text:p>
          </table:table-cell>
          <table:table-cell table:style-name="ce47" office:value-type="string">
            <text:p>&amp;</text:p>
          </table:table-cell>
          <table:table-cell table:formula="of:=[M2.S25]/1000000" office:value-type="float" office:value="1.338928">
            <text:p>1,34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26]/1000000" office:value-type="float" office:value="9.293092">
            <text:p>9,29</text:p>
          </table:table-cell>
          <table:table-cell table:style-name="ce47" office:value-type="string">
            <text:p>&amp;</text:p>
          </table:table-cell>
          <table:table-cell table:style-name="ce48" table:formula="of:=[M2.F26]/1000000" office:value-type="float" office:value="14.78525">
            <text:p>14,79</text:p>
          </table:table-cell>
          <table:table-cell table:style-name="ce47" office:value-type="string">
            <text:p>&amp;</text:p>
          </table:table-cell>
          <table:table-cell table:style-name="ce48" table:formula="of:=[M2.G26]/1000000" office:value-type="float" office:value="1.022158">
            <text:p>1,02</text:p>
          </table:table-cell>
          <table:table-cell table:style-name="ce47" office:value-type="string">
            <text:p>&amp;</text:p>
          </table:table-cell>
          <table:table-cell table:formula="of:=[M2.K26]/1000000" office:value-type="float" office:value="9.288633">
            <text:p>9,29</text:p>
          </table:table-cell>
          <table:table-cell table:style-name="ce47" office:value-type="string">
            <text:p>&amp;</text:p>
          </table:table-cell>
          <table:table-cell table:formula="of:=[M2.L26]/1000000" office:value-type="float" office:value="14.78525">
            <text:p>14,79</text:p>
          </table:table-cell>
          <table:table-cell table:style-name="ce47" office:value-type="string">
            <text:p>&amp;</text:p>
          </table:table-cell>
          <table:table-cell table:formula="of:=[M2.M26]/1000000" office:value-type="float" office:value="1.026616">
            <text:p>1,03</text:p>
          </table:table-cell>
          <table:table-cell table:style-name="ce47" office:value-type="string">
            <text:p>&amp;</text:p>
          </table:table-cell>
          <table:table-cell table:formula="of:=[M2.Q26]/1000000" office:value-type="float" office:value="9.287976">
            <text:p>9,29</text:p>
          </table:table-cell>
          <table:table-cell table:style-name="ce47" office:value-type="string">
            <text:p>&amp;</text:p>
          </table:table-cell>
          <table:table-cell table:formula="of:=[M2.R26]/1000000" office:value-type="float" office:value="14.78525">
            <text:p>14,79</text:p>
          </table:table-cell>
          <table:table-cell table:style-name="ce47" office:value-type="string">
            <text:p>&amp;</text:p>
          </table:table-cell>
          <table:table-cell table:formula="of:=[M2.S26]/1000000" office:value-type="float" office:value="1.027274">
            <text:p>1,0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48" table:formula="of:=[M2.E27]/1000000" office:value-type="float" office:value="17.81953">
            <text:p>17,82</text:p>
          </table:table-cell>
          <table:table-cell table:style-name="ce47" office:value-type="string">
            <text:p>&amp;</text:p>
          </table:table-cell>
          <table:table-cell table:style-name="ce48" table:formula="of:=[M2.F27]/1000000" office:value-type="float" office:value="27.02402">
            <text:p>27,02</text:p>
          </table:table-cell>
          <table:table-cell table:style-name="ce47" office:value-type="string">
            <text:p>&amp;</text:p>
          </table:table-cell>
          <table:table-cell table:style-name="ce48" table:formula="of:=[M2.G27]/1000000" office:value-type="float" office:value="2.15447">
            <text:p>2,15</text:p>
          </table:table-cell>
          <table:table-cell table:style-name="ce47" office:value-type="string">
            <text:p>&amp;</text:p>
          </table:table-cell>
          <table:table-cell table:formula="of:=[M2.K27]/1000000" office:value-type="float" office:value="16.292412">
            <text:p>16,29</text:p>
          </table:table-cell>
          <table:table-cell table:style-name="ce47" office:value-type="string">
            <text:p>&amp;</text:p>
          </table:table-cell>
          <table:table-cell table:formula="of:=[M2.L27]/1000000" office:value-type="float" office:value="23.19702">
            <text:p>23,20</text:p>
          </table:table-cell>
          <table:table-cell table:style-name="ce47" office:value-type="string">
            <text:p>&amp;</text:p>
          </table:table-cell>
          <table:table-cell table:formula="of:=[M2.M27]/1000000" office:value-type="float" office:value="1.364588">
            <text:p>1,36</text:p>
          </table:table-cell>
          <table:table-cell table:style-name="ce47" office:value-type="string">
            <text:p>&amp;</text:p>
          </table:table-cell>
          <table:table-cell table:formula="of:=[M2.Q27]/1000000" office:value-type="float" office:value="13.392322">
            <text:p>13,39</text:p>
          </table:table-cell>
          <table:table-cell table:style-name="ce47" office:value-type="string">
            <text:p>&amp;</text:p>
          </table:table-cell>
          <table:table-cell table:formula="of:=[M2.R27]/1000000" office:value-type="float" office:value="18.3344">
            <text:p>18,33</text:p>
          </table:table-cell>
          <table:table-cell table:style-name="ce47" office:value-type="string">
            <text:p>&amp;</text:p>
          </table:table-cell>
          <table:table-cell table:formula="of:=[M2.S27]/1000000" office:value-type="float" office:value="0.982078">
            <text:p>0,9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28]/1000000" office:value-type="float" office:value="14.292957">
            <text:p>14,29</text:p>
          </table:table-cell>
          <table:table-cell table:style-name="ce47" office:value-type="string">
            <text:p>&amp;</text:p>
          </table:table-cell>
          <table:table-cell table:style-name="ce48" table:formula="of:=[M2.F28]/1000000" office:value-type="float" office:value="20.00421">
            <text:p>20,00</text:p>
          </table:table-cell>
          <table:table-cell table:style-name="ce47" office:value-type="string">
            <text:p>&amp;</text:p>
          </table:table-cell>
          <table:table-cell table:style-name="ce48" table:formula="of:=[M2.G28]/1000000" office:value-type="float" office:value="1.181276">
            <text:p>1,18</text:p>
          </table:table-cell>
          <table:table-cell table:style-name="ce47" office:value-type="string">
            <text:p>&amp;</text:p>
          </table:table-cell>
          <table:table-cell table:formula="of:=[M2.K28]/1000000" office:value-type="float" office:value="13.939243">
            <text:p>13,94</text:p>
          </table:table-cell>
          <table:table-cell table:style-name="ce47" office:value-type="string">
            <text:p>&amp;</text:p>
          </table:table-cell>
          <table:table-cell table:formula="of:=[M2.L28]/1000000" office:value-type="float" office:value="19.76521">
            <text:p>19,77</text:p>
          </table:table-cell>
          <table:table-cell table:style-name="ce47" office:value-type="string">
            <text:p>&amp;</text:p>
          </table:table-cell>
          <table:table-cell table:formula="of:=[M2.M28]/1000000" office:value-type="float" office:value="1.40599">
            <text:p>1,41</text:p>
          </table:table-cell>
          <table:table-cell table:style-name="ce47" office:value-type="string">
            <text:p>&amp;</text:p>
          </table:table-cell>
          <table:table-cell table:formula="of:=[M2.Q28]/1000000" office:value-type="float" office:value="14.140575">
            <text:p>14,14</text:p>
          </table:table-cell>
          <table:table-cell table:style-name="ce47" office:value-type="string">
            <text:p>&amp;</text:p>
          </table:table-cell>
          <table:table-cell table:formula="of:=[M2.R28]/1000000" office:value-type="float" office:value="19.78901">
            <text:p>19,79</text:p>
          </table:table-cell>
          <table:table-cell table:style-name="ce47" office:value-type="string">
            <text:p>&amp;</text:p>
          </table:table-cell>
          <table:table-cell table:formula="of:=[M2.S28]/1000000" office:value-type="float" office:value="1.208458">
            <text:p>1,2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29]/1000000" office:value-type="float" office:value="23.22088">
            <text:p>23,22</text:p>
          </table:table-cell>
          <table:table-cell table:style-name="ce47" office:value-type="string">
            <text:p>&amp;</text:p>
          </table:table-cell>
          <table:table-cell table:style-name="ce48" table:formula="of:=[M2.F29]/1000000" office:value-type="float" office:value="31.61625">
            <text:p>31,62</text:p>
          </table:table-cell>
          <table:table-cell table:style-name="ce47" office:value-type="string">
            <text:p>&amp;</text:p>
          </table:table-cell>
          <table:table-cell table:style-name="ce48" table:formula="of:=[M2.G29]/1000000" office:value-type="float" office:value="1.725386">
            <text:p>1,73</text:p>
          </table:table-cell>
          <table:table-cell table:style-name="ce47" office:value-type="string">
            <text:p>&amp;</text:p>
          </table:table-cell>
          <table:table-cell table:formula="of:=[M2.K29]/1000000" office:value-type="float" office:value="22.948728">
            <text:p>22,95</text:p>
          </table:table-cell>
          <table:table-cell table:style-name="ce47" office:value-type="string">
            <text:p>&amp;</text:p>
          </table:table-cell>
          <table:table-cell table:formula="of:=[M2.L29]/1000000" office:value-type="float" office:value="31.6992">
            <text:p>31,70</text:p>
          </table:table-cell>
          <table:table-cell table:style-name="ce47" office:value-type="string">
            <text:p>&amp;</text:p>
          </table:table-cell>
          <table:table-cell table:formula="of:=[M2.M29]/1000000" office:value-type="float" office:value="2.020472">
            <text:p>2,02</text:p>
          </table:table-cell>
          <table:table-cell table:style-name="ce47" office:value-type="string">
            <text:p>&amp;</text:p>
          </table:table-cell>
          <table:table-cell table:formula="of:=[M2.Q29]/1000000" office:value-type="float" office:value="21.172262">
            <text:p>21,17</text:p>
          </table:table-cell>
          <table:table-cell table:style-name="ce47" office:value-type="string">
            <text:p>&amp;</text:p>
          </table:table-cell>
          <table:table-cell table:formula="of:=[M2.R29]/1000000" office:value-type="float" office:value="29.6696">
            <text:p>29,67</text:p>
          </table:table-cell>
          <table:table-cell table:style-name="ce47" office:value-type="string">
            <text:p>&amp;</text:p>
          </table:table-cell>
          <table:table-cell table:formula="of:=[M2.S29]/1000000" office:value-type="float" office:value="2.327346">
            <text:p>2,3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2-13} 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27}{*}{12}</text:p>
          </table:table-cell>
          <table:table-cell office:value-type="string">
            <text:p>&amp;</text:p>
          </table:table-cell>
          <table:table-cell table:style-name="ce1" office:value-type="string">
            <text:p>\multirow{9}{*}{25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48" table:formula="of:=[M2.E30]/1000000" office:value-type="float" office:value="7.885252">
            <text:p>7,89</text:p>
          </table:table-cell>
          <table:table-cell table:style-name="ce47" office:value-type="string">
            <text:p>&amp;</text:p>
          </table:table-cell>
          <table:table-cell table:style-name="ce48" table:formula="of:=[M2.F30]/1000000" office:value-type="float" office:value="11.9215">
            <text:p>11,92</text:p>
          </table:table-cell>
          <table:table-cell table:style-name="ce47" office:value-type="string">
            <text:p>&amp;</text:p>
          </table:table-cell>
          <table:table-cell table:style-name="ce48" table:formula="of:=[M2.G30]/1000000" office:value-type="float" office:value="1.246248">
            <text:p>1,25</text:p>
          </table:table-cell>
          <table:table-cell table:style-name="ce47" office:value-type="string">
            <text:p>&amp;</text:p>
          </table:table-cell>
          <table:table-cell table:formula="of:=[M2.K30]/1000000" office:value-type="float" office:value="7.885252">
            <text:p>7,89</text:p>
          </table:table-cell>
          <table:table-cell table:style-name="ce47" office:value-type="string">
            <text:p>&amp;</text:p>
          </table:table-cell>
          <table:table-cell table:formula="of:=[M2.L30]/1000000" office:value-type="float" office:value="11.9215">
            <text:p>11,92</text:p>
          </table:table-cell>
          <table:table-cell table:style-name="ce47" office:value-type="string">
            <text:p>&amp;</text:p>
          </table:table-cell>
          <table:table-cell table:formula="of:=[M2.M30]/1000000" office:value-type="float" office:value="1.246248">
            <text:p>1,25</text:p>
          </table:table-cell>
          <table:table-cell table:style-name="ce47" office:value-type="string">
            <text:p>&amp;</text:p>
          </table:table-cell>
          <table:table-cell table:formula="of:=[M2.Q30]/1000000" office:value-type="float" office:value="7.885252">
            <text:p>7,89</text:p>
          </table:table-cell>
          <table:table-cell table:style-name="ce47" office:value-type="string">
            <text:p>&amp;</text:p>
          </table:table-cell>
          <table:table-cell table:formula="of:=[M2.R30]/1000000" office:value-type="float" office:value="11.9215">
            <text:p>11,92</text:p>
          </table:table-cell>
          <table:table-cell table:style-name="ce47" office:value-type="string">
            <text:p>&amp;</text:p>
          </table:table-cell>
          <table:table-cell table:formula="of:=[M2.S30]/1000000" office:value-type="float" office:value="1.246248">
            <text:p>1,2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31]/1000000" office:value-type="float" office:value="4.924722">
            <text:p>4,92</text:p>
          </table:table-cell>
          <table:table-cell table:style-name="ce47" office:value-type="string">
            <text:p>&amp;</text:p>
          </table:table-cell>
          <table:table-cell table:style-name="ce48" table:formula="of:=[M2.F31]/1000000" office:value-type="float" office:value="8.51063">
            <text:p>8,51</text:p>
          </table:table-cell>
          <table:table-cell table:style-name="ce47" office:value-type="string">
            <text:p>&amp;</text:p>
          </table:table-cell>
          <table:table-cell table:style-name="ce48" table:formula="of:=[M2.G31]/1000000" office:value-type="float" office:value="1.31602">
            <text:p>1,32</text:p>
          </table:table-cell>
          <table:table-cell table:style-name="ce47" office:value-type="string">
            <text:p>&amp;</text:p>
          </table:table-cell>
          <table:table-cell table:formula="of:=[M2.K31]/1000000" office:value-type="float" office:value="4.924722">
            <text:p>4,92</text:p>
          </table:table-cell>
          <table:table-cell table:style-name="ce47" office:value-type="string">
            <text:p>&amp;</text:p>
          </table:table-cell>
          <table:table-cell table:formula="of:=[M2.L31]/1000000" office:value-type="float" office:value="8.51063">
            <text:p>8,51</text:p>
          </table:table-cell>
          <table:table-cell table:style-name="ce47" office:value-type="string">
            <text:p>&amp;</text:p>
          </table:table-cell>
          <table:table-cell table:formula="of:=[M2.M31]/1000000" office:value-type="float" office:value="1.31602">
            <text:p>1,32</text:p>
          </table:table-cell>
          <table:table-cell table:style-name="ce47" office:value-type="string">
            <text:p>&amp;</text:p>
          </table:table-cell>
          <table:table-cell table:formula="of:=[M2.Q31]/1000000" office:value-type="float" office:value="4.924722">
            <text:p>4,92</text:p>
          </table:table-cell>
          <table:table-cell table:style-name="ce47" office:value-type="string">
            <text:p>&amp;</text:p>
          </table:table-cell>
          <table:table-cell table:formula="of:=[M2.R31]/1000000" office:value-type="float" office:value="8.51065">
            <text:p>8,51</text:p>
          </table:table-cell>
          <table:table-cell table:style-name="ce47" office:value-type="string">
            <text:p>&amp;</text:p>
          </table:table-cell>
          <table:table-cell table:formula="of:=[M2.S31]/1000000" office:value-type="float" office:value="1.31602">
            <text:p>1,3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32]/1000000" office:value-type="float" office:value="7.837598">
            <text:p>7,84</text:p>
          </table:table-cell>
          <table:table-cell table:style-name="ce47" office:value-type="string">
            <text:p>&amp;</text:p>
          </table:table-cell>
          <table:table-cell table:style-name="ce48" table:formula="of:=[M2.F32]/1000000" office:value-type="float" office:value="11.67702">
            <text:p>11,68</text:p>
          </table:table-cell>
          <table:table-cell table:style-name="ce47" office:value-type="string">
            <text:p>&amp;</text:p>
          </table:table-cell>
          <table:table-cell table:style-name="ce48" table:formula="of:=[M2.G32]/1000000" office:value-type="float" office:value="1.419402">
            <text:p>1,42</text:p>
          </table:table-cell>
          <table:table-cell table:style-name="ce47" office:value-type="string">
            <text:p>&amp;</text:p>
          </table:table-cell>
          <table:table-cell table:formula="of:=[M2.K32]/1000000" office:value-type="float" office:value="7.938498">
            <text:p>7,94</text:p>
          </table:table-cell>
          <table:table-cell table:style-name="ce47" office:value-type="string">
            <text:p>&amp;</text:p>
          </table:table-cell>
          <table:table-cell table:formula="of:=[M2.L32]/1000000" office:value-type="float" office:value="11.80302">
            <text:p>11,80</text:p>
          </table:table-cell>
          <table:table-cell table:style-name="ce47" office:value-type="string">
            <text:p>&amp;</text:p>
          </table:table-cell>
          <table:table-cell table:formula="of:=[M2.M32]/1000000" office:value-type="float" office:value="1.424504">
            <text:p>1,42</text:p>
          </table:table-cell>
          <table:table-cell table:style-name="ce47" office:value-type="string">
            <text:p>&amp;</text:p>
          </table:table-cell>
          <table:table-cell table:formula="of:=[M2.Q32]/1000000" office:value-type="float" office:value="7.938497">
            <text:p>7,94</text:p>
          </table:table-cell>
          <table:table-cell table:style-name="ce47" office:value-type="string">
            <text:p>&amp;</text:p>
          </table:table-cell>
          <table:table-cell table:formula="of:=[M2.R32]/1000000" office:value-type="float" office:value="11.803">
            <text:p>11,80</text:p>
          </table:table-cell>
          <table:table-cell table:style-name="ce47" office:value-type="string">
            <text:p>&amp;</text:p>
          </table:table-cell>
          <table:table-cell table:formula="of:=[M2.S32]/1000000" office:value-type="float" office:value="1.424504">
            <text:p>1,4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48" table:formula="of:=[M2.E33]/1000000" office:value-type="float" office:value="9.222814">
            <text:p>9,22</text:p>
          </table:table-cell>
          <table:table-cell table:style-name="ce47" office:value-type="string">
            <text:p>&amp;</text:p>
          </table:table-cell>
          <table:table-cell table:style-name="ce48" table:formula="of:=[M2.F33]/1000000" office:value-type="float" office:value="16.13575">
            <text:p>16,14</text:p>
          </table:table-cell>
          <table:table-cell table:style-name="ce47" office:value-type="string">
            <text:p>&amp;</text:p>
          </table:table-cell>
          <table:table-cell table:style-name="ce48" table:formula="of:=[M2.G33]/1000000" office:value-type="float" office:value="3.372936">
            <text:p>3,37</text:p>
          </table:table-cell>
          <table:table-cell table:style-name="ce47" office:value-type="string">
            <text:p>&amp;</text:p>
          </table:table-cell>
          <table:table-cell table:formula="of:=[M2.K33]/1000000" office:value-type="float" office:value="9.233175">
            <text:p>9,23</text:p>
          </table:table-cell>
          <table:table-cell table:style-name="ce47" office:value-type="string">
            <text:p>&amp;</text:p>
          </table:table-cell>
          <table:table-cell table:formula="of:=[M2.L33]/1000000" office:value-type="float" office:value="16.13625">
            <text:p>16,14</text:p>
          </table:table-cell>
          <table:table-cell table:style-name="ce47" office:value-type="string">
            <text:p>&amp;</text:p>
          </table:table-cell>
          <table:table-cell table:formula="of:=[M2.M33]/1000000" office:value-type="float" office:value="3.363074">
            <text:p>3,36</text:p>
          </table:table-cell>
          <table:table-cell table:style-name="ce47" office:value-type="string">
            <text:p>&amp;</text:p>
          </table:table-cell>
          <table:table-cell table:formula="of:=[M2.Q33]/1000000" office:value-type="float" office:value="9.21561">
            <text:p>9,22</text:p>
          </table:table-cell>
          <table:table-cell table:style-name="ce47" office:value-type="string">
            <text:p>&amp;</text:p>
          </table:table-cell>
          <table:table-cell table:formula="of:=[M2.R33]/1000000" office:value-type="float" office:value="16.16575">
            <text:p>16,17</text:p>
          </table:table-cell>
          <table:table-cell table:style-name="ce47" office:value-type="string">
            <text:p>&amp;</text:p>
          </table:table-cell>
          <table:table-cell table:formula="of:=[M2.S33]/1000000" office:value-type="float" office:value="3.40014">
            <text:p>3,4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34]/1000000" office:value-type="float" office:value="9.610288">
            <text:p>9,61</text:p>
          </table:table-cell>
          <table:table-cell table:style-name="ce47" office:value-type="string">
            <text:p>&amp;</text:p>
          </table:table-cell>
          <table:table-cell table:style-name="ce48" table:formula="of:=[M2.F34]/1000000" office:value-type="float" office:value="14.4283">
            <text:p>14,43</text:p>
          </table:table-cell>
          <table:table-cell table:style-name="ce47" office:value-type="string">
            <text:p>&amp;</text:p>
          </table:table-cell>
          <table:table-cell table:style-name="ce48" table:formula="of:=[M2.G34]/1000000" office:value-type="float" office:value="1.988004">
            <text:p>1,99</text:p>
          </table:table-cell>
          <table:table-cell table:style-name="ce47" office:value-type="string">
            <text:p>&amp;</text:p>
          </table:table-cell>
          <table:table-cell table:formula="of:=[M2.K34]/1000000" office:value-type="float" office:value="9.93526">
            <text:p>9,94</text:p>
          </table:table-cell>
          <table:table-cell table:style-name="ce47" office:value-type="string">
            <text:p>&amp;</text:p>
          </table:table-cell>
          <table:table-cell table:formula="of:=[M2.L34]/1000000" office:value-type="float" office:value="15.2513">
            <text:p>15,25</text:p>
          </table:table-cell>
          <table:table-cell table:style-name="ce47" office:value-type="string">
            <text:p>&amp;</text:p>
          </table:table-cell>
          <table:table-cell table:formula="of:=[M2.M34]/1000000" office:value-type="float" office:value="2.316034">
            <text:p>2,32</text:p>
          </table:table-cell>
          <table:table-cell table:style-name="ce47" office:value-type="string">
            <text:p>&amp;</text:p>
          </table:table-cell>
          <table:table-cell table:formula="of:=[M2.Q34]/1000000" office:value-type="float" office:value="9.93526">
            <text:p>9,94</text:p>
          </table:table-cell>
          <table:table-cell table:style-name="ce47" office:value-type="string">
            <text:p>&amp;</text:p>
          </table:table-cell>
          <table:table-cell table:formula="of:=[M2.R34]/1000000" office:value-type="float" office:value="15.2513">
            <text:p>15,25</text:p>
          </table:table-cell>
          <table:table-cell table:style-name="ce47" office:value-type="string">
            <text:p>&amp;</text:p>
          </table:table-cell>
          <table:table-cell table:formula="of:=[M2.S34]/1000000" office:value-type="float" office:value="2.316034">
            <text:p>2,3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35]/1000000" office:value-type="float" office:value="15.790262">
            <text:p>15,79</text:p>
          </table:table-cell>
          <table:table-cell table:style-name="ce47" office:value-type="string">
            <text:p>&amp;</text:p>
          </table:table-cell>
          <table:table-cell table:style-name="ce48" table:formula="of:=[M2.F35]/1000000" office:value-type="float" office:value="22.047687">
            <text:p>22,05</text:p>
          </table:table-cell>
          <table:table-cell table:style-name="ce47" office:value-type="string">
            <text:p>&amp;</text:p>
          </table:table-cell>
          <table:table-cell table:style-name="ce48" table:formula="of:=[M2.G35]/1000000" office:value-type="float" office:value="2.067396">
            <text:p>2,07</text:p>
          </table:table-cell>
          <table:table-cell table:style-name="ce47" office:value-type="string">
            <text:p>&amp;</text:p>
          </table:table-cell>
          <table:table-cell table:formula="of:=[M2.K35]/1000000" office:value-type="float" office:value="15.790262">
            <text:p>15,79</text:p>
          </table:table-cell>
          <table:table-cell table:style-name="ce47" office:value-type="string">
            <text:p>&amp;</text:p>
          </table:table-cell>
          <table:table-cell table:formula="of:=[M2.L35]/1000000" office:value-type="float" office:value="22.047687">
            <text:p>22,05</text:p>
          </table:table-cell>
          <table:table-cell table:style-name="ce47" office:value-type="string">
            <text:p>&amp;</text:p>
          </table:table-cell>
          <table:table-cell table:formula="of:=[M2.M35]/1000000" office:value-type="float" office:value="2.067396">
            <text:p>2,07</text:p>
          </table:table-cell>
          <table:table-cell table:style-name="ce47" office:value-type="string">
            <text:p>&amp;</text:p>
          </table:table-cell>
          <table:table-cell table:formula="of:=[M2.Q35]/1000000" office:value-type="float" office:value="15.789766">
            <text:p>15,79</text:p>
          </table:table-cell>
          <table:table-cell table:style-name="ce47" office:value-type="string">
            <text:p>&amp;</text:p>
          </table:table-cell>
          <table:table-cell table:formula="of:=[M2.R35]/1000000" office:value-type="float" office:value="22.047687">
            <text:p>22,05</text:p>
          </table:table-cell>
          <table:table-cell table:style-name="ce47" office:value-type="string">
            <text:p>&amp;</text:p>
          </table:table-cell>
          <table:table-cell table:formula="of:=[M2.S35]/1000000" office:value-type="float" office:value="2.067892">
            <text:p>2,0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48" table:formula="of:=[M2.E36]/1000000" office:value-type="float" office:value="9.931239">
            <text:p>9,93</text:p>
          </table:table-cell>
          <table:table-cell table:style-name="ce47" office:value-type="string">
            <text:p>&amp;</text:p>
          </table:table-cell>
          <table:table-cell table:style-name="ce48" table:formula="of:=[M2.F36]/1000000" office:value-type="float" office:value="15.206">
            <text:p>15,21</text:p>
          </table:table-cell>
          <table:table-cell table:style-name="ce47" office:value-type="string">
            <text:p>&amp;</text:p>
          </table:table-cell>
          <table:table-cell table:style-name="ce48" table:formula="of:=[M2.G36]/1000000" office:value-type="float" office:value="2.61476">
            <text:p>2,61</text:p>
          </table:table-cell>
          <table:table-cell table:style-name="ce47" office:value-type="string">
            <text:p>&amp;</text:p>
          </table:table-cell>
          <table:table-cell table:formula="of:=[M2.K36]/1000000" office:value-type="float" office:value="9.956236">
            <text:p>9,96</text:p>
          </table:table-cell>
          <table:table-cell table:style-name="ce47" office:value-type="string">
            <text:p>&amp;</text:p>
          </table:table-cell>
          <table:table-cell table:formula="of:=[M2.L36]/1000000" office:value-type="float" office:value="15.463">
            <text:p>15,46</text:p>
          </table:table-cell>
          <table:table-cell table:style-name="ce47" office:value-type="string">
            <text:p>&amp;</text:p>
          </table:table-cell>
          <table:table-cell table:formula="of:=[M2.M36]/1000000" office:value-type="float" office:value="2.826764">
            <text:p>2,83</text:p>
          </table:table-cell>
          <table:table-cell table:style-name="ce47" office:value-type="string">
            <text:p>&amp;</text:p>
          </table:table-cell>
          <table:table-cell table:formula="of:=[M2.Q36]/1000000" office:value-type="float" office:value="9.915298">
            <text:p>9,92</text:p>
          </table:table-cell>
          <table:table-cell table:style-name="ce47" office:value-type="string">
            <text:p>&amp;</text:p>
          </table:table-cell>
          <table:table-cell table:formula="of:=[M2.R36]/1000000" office:value-type="float" office:value="15.4725">
            <text:p>15,47</text:p>
          </table:table-cell>
          <table:table-cell table:style-name="ce47" office:value-type="string">
            <text:p>&amp;</text:p>
          </table:table-cell>
          <table:table-cell table:formula="of:=[M2.S36]/1000000" office:value-type="float" office:value="2.867202">
            <text:p>2,8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37]/1000000" office:value-type="float" office:value="12.566254">
            <text:p>12,57</text:p>
          </table:table-cell>
          <table:table-cell table:style-name="ce47" office:value-type="string">
            <text:p>&amp;</text:p>
          </table:table-cell>
          <table:table-cell table:style-name="ce48" table:formula="of:=[M2.F37]/1000000" office:value-type="float" office:value="18.69471">
            <text:p>18,69</text:p>
          </table:table-cell>
          <table:table-cell table:style-name="ce47" office:value-type="string">
            <text:p>&amp;</text:p>
          </table:table-cell>
          <table:table-cell table:style-name="ce48" table:formula="of:=[M2.G37]/1000000" office:value-type="float" office:value="2.578412">
            <text:p>2,58</text:p>
          </table:table-cell>
          <table:table-cell table:style-name="ce47" office:value-type="string">
            <text:p>&amp;</text:p>
          </table:table-cell>
          <table:table-cell table:formula="of:=[M2.K37]/1000000" office:value-type="float" office:value="12.552222">
            <text:p>12,55</text:p>
          </table:table-cell>
          <table:table-cell table:style-name="ce47" office:value-type="string">
            <text:p>&amp;</text:p>
          </table:table-cell>
          <table:table-cell table:formula="of:=[M2.L37]/1000000" office:value-type="float" office:value="18.68271">
            <text:p>18,68</text:p>
          </table:table-cell>
          <table:table-cell table:style-name="ce47" office:value-type="string">
            <text:p>&amp;</text:p>
          </table:table-cell>
          <table:table-cell table:formula="of:=[M2.M37]/1000000" office:value-type="float" office:value="2.580444">
            <text:p>2,58</text:p>
          </table:table-cell>
          <table:table-cell table:style-name="ce47" office:value-type="string">
            <text:p>&amp;</text:p>
          </table:table-cell>
          <table:table-cell table:formula="of:=[M2.Q37]/1000000" office:value-type="float" office:value="12.555032">
            <text:p>12,56</text:p>
          </table:table-cell>
          <table:table-cell table:style-name="ce47" office:value-type="string">
            <text:p>&amp;</text:p>
          </table:table-cell>
          <table:table-cell table:formula="of:=[M2.R37]/1000000" office:value-type="float" office:value="18.78171">
            <text:p>18,78</text:p>
          </table:table-cell>
          <table:table-cell table:style-name="ce47" office:value-type="string">
            <text:p>&amp;</text:p>
          </table:table-cell>
          <table:table-cell table:formula="of:=[M2.S37]/1000000" office:value-type="float" office:value="2.646634">
            <text:p>2,6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38]/1000000" office:value-type="float" office:value="9.347416">
            <text:p>9,35</text:p>
          </table:table-cell>
          <table:table-cell table:style-name="ce47" office:value-type="string">
            <text:p>&amp;</text:p>
          </table:table-cell>
          <table:table-cell table:style-name="ce48" table:formula="of:=[M2.F38]/1000000" office:value-type="float" office:value="13.493">
            <text:p>13,49</text:p>
          </table:table-cell>
          <table:table-cell table:style-name="ce47" office:value-type="string">
            <text:p>&amp;</text:p>
          </table:table-cell>
          <table:table-cell table:style-name="ce48" table:formula="of:=[M2.G38]/1000000" office:value-type="float" office:value="1.66558">
            <text:p>1,67</text:p>
          </table:table-cell>
          <table:table-cell table:style-name="ce47" office:value-type="string">
            <text:p>&amp;</text:p>
          </table:table-cell>
          <table:table-cell table:formula="of:=[M2.K38]/1000000" office:value-type="float" office:value="10.407518">
            <text:p>10,41</text:p>
          </table:table-cell>
          <table:table-cell table:style-name="ce47" office:value-type="string">
            <text:p>&amp;</text:p>
          </table:table-cell>
          <table:table-cell table:formula="of:=[M2.L38]/1000000" office:value-type="float" office:value="18.3332">
            <text:p>18,33</text:p>
          </table:table-cell>
          <table:table-cell table:style-name="ce47" office:value-type="string">
            <text:p>&amp;</text:p>
          </table:table-cell>
          <table:table-cell table:formula="of:=[M2.M38]/1000000" office:value-type="float" office:value="4.57563">
            <text:p>4,58</text:p>
          </table:table-cell>
          <table:table-cell table:style-name="ce47" office:value-type="string">
            <text:p>&amp;</text:p>
          </table:table-cell>
          <table:table-cell table:formula="of:=[M2.Q38]/1000000" office:value-type="float" office:value="10.410566">
            <text:p>10,41</text:p>
          </table:table-cell>
          <table:table-cell table:style-name="ce47" office:value-type="string">
            <text:p>&amp;</text:p>
          </table:table-cell>
          <table:table-cell table:formula="of:=[M2.R38]/1000000" office:value-type="float" office:value="18.72275">
            <text:p>18,72</text:p>
          </table:table-cell>
          <table:table-cell table:style-name="ce47" office:value-type="string">
            <text:p>&amp;</text:p>
          </table:table-cell>
          <table:table-cell table:formula="of:=[M2.S38]/1000000" office:value-type="float" office:value="4.902182">
            <text:p>4,9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3-13}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5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48" table:formula="of:=[M2.E39]/1000000" office:value-type="float" office:value="13.626076">
            <text:p>13,63</text:p>
          </table:table-cell>
          <table:table-cell table:style-name="ce47" office:value-type="string">
            <text:p>&amp;</text:p>
          </table:table-cell>
          <table:table-cell table:style-name="ce48" table:formula="of:=[M2.F39]/1000000" office:value-type="float" office:value="21.98692">
            <text:p>21,99</text:p>
          </table:table-cell>
          <table:table-cell table:style-name="ce47" office:value-type="string">
            <text:p>&amp;</text:p>
          </table:table-cell>
          <table:table-cell table:style-name="ce48" table:formula="of:=[M2.G39]/1000000" office:value-type="float" office:value="2.890724">
            <text:p>2,89</text:p>
          </table:table-cell>
          <table:table-cell table:style-name="ce47" office:value-type="string">
            <text:p>&amp;</text:p>
          </table:table-cell>
          <table:table-cell table:formula="of:=[M2.K39]/1000000" office:value-type="float" office:value="13.615892">
            <text:p>13,62</text:p>
          </table:table-cell>
          <table:table-cell table:style-name="ce47" office:value-type="string">
            <text:p>&amp;</text:p>
          </table:table-cell>
          <table:table-cell table:formula="of:=[M2.L39]/1000000" office:value-type="float" office:value="21.9868">
            <text:p>21,99</text:p>
          </table:table-cell>
          <table:table-cell table:style-name="ce47" office:value-type="string">
            <text:p>&amp;</text:p>
          </table:table-cell>
          <table:table-cell table:formula="of:=[M2.M39]/1000000" office:value-type="float" office:value="2.900908">
            <text:p>2,90</text:p>
          </table:table-cell>
          <table:table-cell table:style-name="ce47" office:value-type="string">
            <text:p>&amp;</text:p>
          </table:table-cell>
          <table:table-cell table:formula="of:=[M2.Q39]/1000000" office:value-type="float" office:value="11.351316">
            <text:p>11,35</text:p>
          </table:table-cell>
          <table:table-cell table:style-name="ce47" office:value-type="string">
            <text:p>&amp;</text:p>
          </table:table-cell>
          <table:table-cell table:formula="of:=[M2.R39]/1000000" office:value-type="float" office:value="15.01512">
            <text:p>15,02</text:p>
          </table:table-cell>
          <table:table-cell table:style-name="ce47" office:value-type="string">
            <text:p>&amp;</text:p>
          </table:table-cell>
          <table:table-cell table:formula="of:=[M2.S39]/1000000" office:value-type="float" office:value="0.753684">
            <text:p>0,7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40]/1000000" office:value-type="float" office:value="6.985362">
            <text:p>6,99</text:p>
          </table:table-cell>
          <table:table-cell table:style-name="ce47" office:value-type="string">
            <text:p>&amp;</text:p>
          </table:table-cell>
          <table:table-cell table:style-name="ce48" table:formula="of:=[M2.F40]/1000000" office:value-type="float" office:value="9.85">
            <text:p>9,85</text:p>
          </table:table-cell>
          <table:table-cell table:style-name="ce47" office:value-type="string">
            <text:p>&amp;</text:p>
          </table:table-cell>
          <table:table-cell table:style-name="ce48" table:formula="of:=[M2.G40]/1000000" office:value-type="float" office:value="0.714638">
            <text:p>0,71</text:p>
          </table:table-cell>
          <table:table-cell table:style-name="ce47" office:value-type="string">
            <text:p>&amp;</text:p>
          </table:table-cell>
          <table:table-cell table:formula="of:=[M2.K40]/1000000" office:value-type="float" office:value="6.985362">
            <text:p>6,99</text:p>
          </table:table-cell>
          <table:table-cell table:style-name="ce47" office:value-type="string">
            <text:p>&amp;</text:p>
          </table:table-cell>
          <table:table-cell table:formula="of:=[M2.L40]/1000000" office:value-type="float" office:value="9.84999">
            <text:p>9,85</text:p>
          </table:table-cell>
          <table:table-cell table:style-name="ce47" office:value-type="string">
            <text:p>&amp;</text:p>
          </table:table-cell>
          <table:table-cell table:formula="of:=[M2.M40]/1000000" office:value-type="float" office:value="0.714638">
            <text:p>0,71</text:p>
          </table:table-cell>
          <table:table-cell table:style-name="ce47" office:value-type="string">
            <text:p>&amp;</text:p>
          </table:table-cell>
          <table:table-cell table:formula="of:=[M2.Q40]/1000000" office:value-type="float" office:value="6.985362">
            <text:p>6,99</text:p>
          </table:table-cell>
          <table:table-cell table:style-name="ce47" office:value-type="string">
            <text:p>&amp;</text:p>
          </table:table-cell>
          <table:table-cell table:formula="of:=[M2.R40]/1000000" office:value-type="float" office:value="9.85">
            <text:p>9,85</text:p>
          </table:table-cell>
          <table:table-cell table:style-name="ce47" office:value-type="string">
            <text:p>&amp;</text:p>
          </table:table-cell>
          <table:table-cell table:formula="of:=[M2.S40]/1000000" office:value-type="float" office:value="0.714638">
            <text:p>0,7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41]/1000000" office:value-type="float" office:value="7.023346">
            <text:p>7,02</text:p>
          </table:table-cell>
          <table:table-cell table:style-name="ce47" office:value-type="string">
            <text:p>&amp;</text:p>
          </table:table-cell>
          <table:table-cell table:style-name="ce48" table:formula="of:=[M2.F41]/1000000" office:value-type="float" office:value="11.081204">
            <text:p>11,08</text:p>
          </table:table-cell>
          <table:table-cell table:style-name="ce47" office:value-type="string">
            <text:p>&amp;</text:p>
          </table:table-cell>
          <table:table-cell table:style-name="ce48" table:formula="of:=[M2.G41]/1000000" office:value-type="float" office:value="1.197858">
            <text:p>1,20</text:p>
          </table:table-cell>
          <table:table-cell table:style-name="ce47" office:value-type="string">
            <text:p>&amp;</text:p>
          </table:table-cell>
          <table:table-cell table:formula="of:=[M2.K41]/1000000" office:value-type="float" office:value="7.023346">
            <text:p>7,02</text:p>
          </table:table-cell>
          <table:table-cell table:style-name="ce47" office:value-type="string">
            <text:p>&amp;</text:p>
          </table:table-cell>
          <table:table-cell table:formula="of:=[M2.L41]/1000000" office:value-type="float" office:value="11.081204">
            <text:p>11,08</text:p>
          </table:table-cell>
          <table:table-cell table:style-name="ce47" office:value-type="string">
            <text:p>&amp;</text:p>
          </table:table-cell>
          <table:table-cell table:formula="of:=[M2.M41]/1000000" office:value-type="float" office:value="1.197858">
            <text:p>1,20</text:p>
          </table:table-cell>
          <table:table-cell table:style-name="ce47" office:value-type="string">
            <text:p>&amp;</text:p>
          </table:table-cell>
          <table:table-cell table:formula="of:=[M2.Q41]/1000000" office:value-type="float" office:value="7.02109">
            <text:p>7,02</text:p>
          </table:table-cell>
          <table:table-cell table:style-name="ce47" office:value-type="string">
            <text:p>&amp;</text:p>
          </table:table-cell>
          <table:table-cell table:formula="of:=[M2.R41]/1000000" office:value-type="float" office:value="11.081204">
            <text:p>11,08</text:p>
          </table:table-cell>
          <table:table-cell table:style-name="ce47" office:value-type="string">
            <text:p>&amp;</text:p>
          </table:table-cell>
          <table:table-cell table:formula="of:=[M2.S41]/1000000" office:value-type="float" office:value="1.200114">
            <text:p>1,2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48" table:formula="of:=[M2.E42]/1000000" office:value-type="float" office:value="10.955918">
            <text:p>10,96</text:p>
          </table:table-cell>
          <table:table-cell table:style-name="ce47" office:value-type="string">
            <text:p>&amp;</text:p>
          </table:table-cell>
          <table:table-cell table:style-name="ce48" table:formula="of:=[M2.F42]/1000000" office:value-type="float" office:value="16.10675">
            <text:p>16,11</text:p>
          </table:table-cell>
          <table:table-cell table:style-name="ce47" office:value-type="string">
            <text:p>&amp;</text:p>
          </table:table-cell>
          <table:table-cell table:style-name="ce48" table:formula="of:=[M2.G42]/1000000" office:value-type="float" office:value="1.370836">
            <text:p>1,37</text:p>
          </table:table-cell>
          <table:table-cell table:style-name="ce47" office:value-type="string">
            <text:p>&amp;</text:p>
          </table:table-cell>
          <table:table-cell table:formula="of:=[M2.K42]/1000000" office:value-type="float" office:value="10.865612">
            <text:p>10,87</text:p>
          </table:table-cell>
          <table:table-cell table:style-name="ce47" office:value-type="string">
            <text:p>&amp;</text:p>
          </table:table-cell>
          <table:table-cell table:formula="of:=[M2.L42]/1000000" office:value-type="float" office:value="16.03025">
            <text:p>16,03</text:p>
          </table:table-cell>
          <table:table-cell table:style-name="ce47" office:value-type="string">
            <text:p>&amp;</text:p>
          </table:table-cell>
          <table:table-cell table:formula="of:=[M2.M42]/1000000" office:value-type="float" office:value="1.414642">
            <text:p>1,41</text:p>
          </table:table-cell>
          <table:table-cell table:style-name="ce47" office:value-type="string">
            <text:p>&amp;</text:p>
          </table:table-cell>
          <table:table-cell table:formula="of:=[M2.Q42]/1000000" office:value-type="float" office:value="10.491236">
            <text:p>10,49</text:p>
          </table:table-cell>
          <table:table-cell table:style-name="ce47" office:value-type="string">
            <text:p>&amp;</text:p>
          </table:table-cell>
          <table:table-cell table:formula="of:=[M2.R42]/1000000" office:value-type="float" office:value="16.05505">
            <text:p>16,06</text:p>
          </table:table-cell>
          <table:table-cell table:style-name="ce47" office:value-type="string">
            <text:p>&amp;</text:p>
          </table:table-cell>
          <table:table-cell table:formula="of:=[M2.S42]/1000000" office:value-type="float" office:value="1.803822">
            <text:p>1,8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43]/1000000" office:value-type="float" office:value="15.964312">
            <text:p>15,96</text:p>
          </table:table-cell>
          <table:table-cell table:style-name="ce47" office:value-type="string">
            <text:p>&amp;</text:p>
          </table:table-cell>
          <table:table-cell table:style-name="ce48" table:formula="of:=[M2.F43]/1000000" office:value-type="float" office:value="24.7413">
            <text:p>24,74</text:p>
          </table:table-cell>
          <table:table-cell table:style-name="ce47" office:value-type="string">
            <text:p>&amp;</text:p>
          </table:table-cell>
          <table:table-cell table:style-name="ce48" table:formula="of:=[M2.G43]/1000000" office:value-type="float" office:value="2.556982">
            <text:p>2,56</text:p>
          </table:table-cell>
          <table:table-cell table:style-name="ce47" office:value-type="string">
            <text:p>&amp;</text:p>
          </table:table-cell>
          <table:table-cell table:formula="of:=[M2.K43]/1000000" office:value-type="float" office:value="15.96525">
            <text:p>15,97</text:p>
          </table:table-cell>
          <table:table-cell table:style-name="ce47" office:value-type="string">
            <text:p>&amp;</text:p>
          </table:table-cell>
          <table:table-cell table:formula="of:=[M2.L43]/1000000" office:value-type="float" office:value="24.7413">
            <text:p>24,74</text:p>
          </table:table-cell>
          <table:table-cell table:style-name="ce47" office:value-type="string">
            <text:p>&amp;</text:p>
          </table:table-cell>
          <table:table-cell table:formula="of:=[M2.M43]/1000000" office:value-type="float" office:value="2.556044">
            <text:p>2,56</text:p>
          </table:table-cell>
          <table:table-cell table:style-name="ce47" office:value-type="string">
            <text:p>&amp;</text:p>
          </table:table-cell>
          <table:table-cell table:formula="of:=[M2.Q43]/1000000" office:value-type="float" office:value="15.95442">
            <text:p>15,95</text:p>
          </table:table-cell>
          <table:table-cell table:style-name="ce47" office:value-type="string">
            <text:p>&amp;</text:p>
          </table:table-cell>
          <table:table-cell table:formula="of:=[M2.R43]/1000000" office:value-type="float" office:value="24.7413">
            <text:p>24,74</text:p>
          </table:table-cell>
          <table:table-cell table:style-name="ce47" office:value-type="string">
            <text:p>&amp;</text:p>
          </table:table-cell>
          <table:table-cell table:formula="of:=[M2.S43]/1000000" office:value-type="float" office:value="2.566874">
            <text:p>2,5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44]/1000000" office:value-type="float" office:value="12.661022">
            <text:p>12,66</text:p>
          </table:table-cell>
          <table:table-cell table:style-name="ce47" office:value-type="string">
            <text:p>&amp;</text:p>
          </table:table-cell>
          <table:table-cell table:style-name="ce48" table:formula="of:=[M2.F44]/1000000" office:value-type="float" office:value="19.70054">
            <text:p>19,70</text:p>
          </table:table-cell>
          <table:table-cell table:style-name="ce47" office:value-type="string">
            <text:p>&amp;</text:p>
          </table:table-cell>
          <table:table-cell table:style-name="ce48" table:formula="of:=[M2.G44]/1000000" office:value-type="float" office:value="2.079574">
            <text:p>2,08</text:p>
          </table:table-cell>
          <table:table-cell table:style-name="ce47" office:value-type="string">
            <text:p>&amp;</text:p>
          </table:table-cell>
          <table:table-cell table:formula="of:=[M2.K44]/1000000" office:value-type="float" office:value="12.661022">
            <text:p>12,66</text:p>
          </table:table-cell>
          <table:table-cell table:style-name="ce47" office:value-type="string">
            <text:p>&amp;</text:p>
          </table:table-cell>
          <table:table-cell table:formula="of:=[M2.L44]/1000000" office:value-type="float" office:value="19.70054">
            <text:p>19,70</text:p>
          </table:table-cell>
          <table:table-cell table:style-name="ce47" office:value-type="string">
            <text:p>&amp;</text:p>
          </table:table-cell>
          <table:table-cell table:formula="of:=[M2.M44]/1000000" office:value-type="float" office:value="2.079574">
            <text:p>2,08</text:p>
          </table:table-cell>
          <table:table-cell table:style-name="ce47" office:value-type="string">
            <text:p>&amp;</text:p>
          </table:table-cell>
          <table:table-cell table:formula="of:=[M2.Q44]/1000000" office:value-type="float" office:value="12.661022">
            <text:p>12,66</text:p>
          </table:table-cell>
          <table:table-cell table:style-name="ce47" office:value-type="string">
            <text:p>&amp;</text:p>
          </table:table-cell>
          <table:table-cell table:formula="of:=[M2.R44]/1000000" office:value-type="float" office:value="19.70054">
            <text:p>19,70</text:p>
          </table:table-cell>
          <table:table-cell table:style-name="ce47" office:value-type="string">
            <text:p>&amp;</text:p>
          </table:table-cell>
          <table:table-cell table:formula="of:=[M2.S44]/1000000" office:value-type="float" office:value="2.079574">
            <text:p>2,0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48" table:formula="of:=[M2.E45]/1000000" office:value-type="float" office:value="17.420634">
            <text:p>17,42</text:p>
          </table:table-cell>
          <table:table-cell table:style-name="ce47" office:value-type="string">
            <text:p>&amp;</text:p>
          </table:table-cell>
          <table:table-cell table:style-name="ce48" table:formula="of:=[M2.F45]/1000000" office:value-type="float" office:value="27.133">
            <text:p>27,13</text:p>
          </table:table-cell>
          <table:table-cell table:style-name="ce47" office:value-type="string">
            <text:p>&amp;</text:p>
          </table:table-cell>
          <table:table-cell table:style-name="ce48" table:formula="of:=[M2.G45]/1000000" office:value-type="float" office:value="4.392366">
            <text:p>4,39</text:p>
          </table:table-cell>
          <table:table-cell table:style-name="ce47" office:value-type="string">
            <text:p>&amp;</text:p>
          </table:table-cell>
          <table:table-cell table:formula="of:=[M2.K45]/1000000" office:value-type="float" office:value="13.73256">
            <text:p>13,73</text:p>
          </table:table-cell>
          <table:table-cell table:style-name="ce47" office:value-type="string">
            <text:p>&amp;</text:p>
          </table:table-cell>
          <table:table-cell table:formula="of:=[M2.L45]/1000000" office:value-type="float" office:value="20.0912">
            <text:p>20,09</text:p>
          </table:table-cell>
          <table:table-cell table:style-name="ce47" office:value-type="string">
            <text:p>&amp;</text:p>
          </table:table-cell>
          <table:table-cell table:formula="of:=[M2.M45]/1000000" office:value-type="float" office:value="2.778634">
            <text:p>2,78</text:p>
          </table:table-cell>
          <table:table-cell table:style-name="ce47" office:value-type="string">
            <text:p>&amp;</text:p>
          </table:table-cell>
          <table:table-cell table:formula="of:=[M2.Q45]/1000000" office:value-type="float" office:value="13.887126">
            <text:p>13,89</text:p>
          </table:table-cell>
          <table:table-cell table:style-name="ce47" office:value-type="string">
            <text:p>&amp;</text:p>
          </table:table-cell>
          <table:table-cell table:formula="of:=[M2.R45]/1000000" office:value-type="float" office:value="19.4268">
            <text:p>19,43</text:p>
          </table:table-cell>
          <table:table-cell table:style-name="ce47" office:value-type="string">
            <text:p>&amp;</text:p>
          </table:table-cell>
          <table:table-cell table:formula="of:=[M2.S45]/1000000" office:value-type="float" office:value="2.189674">
            <text:p>2,1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46]/1000000" office:value-type="float" office:value="24.866472">
            <text:p>24,87</text:p>
          </table:table-cell>
          <table:table-cell table:style-name="ce47" office:value-type="string">
            <text:p>&amp;</text:p>
          </table:table-cell>
          <table:table-cell table:style-name="ce48" table:formula="of:=[M2.F46]/1000000" office:value-type="float" office:value="38.9">
            <text:p>38,90</text:p>
          </table:table-cell>
          <table:table-cell table:style-name="ce47" office:value-type="string">
            <text:p>&amp;</text:p>
          </table:table-cell>
          <table:table-cell table:style-name="ce48" table:formula="of:=[M2.G46]/1000000" office:value-type="float" office:value="6.493136">
            <text:p>6,49</text:p>
          </table:table-cell>
          <table:table-cell table:style-name="ce47" office:value-type="string">
            <text:p>&amp;</text:p>
          </table:table-cell>
          <table:table-cell table:formula="of:=[M2.K46]/1000000" office:value-type="float" office:value="19.399824">
            <text:p>19,40</text:p>
          </table:table-cell>
          <table:table-cell table:style-name="ce47" office:value-type="string">
            <text:p>&amp;</text:p>
          </table:table-cell>
          <table:table-cell table:formula="of:=[M2.L46]/1000000" office:value-type="float" office:value="25.965784">
            <text:p>25,97</text:p>
          </table:table-cell>
          <table:table-cell table:style-name="ce47" office:value-type="string">
            <text:p>&amp;</text:p>
          </table:table-cell>
          <table:table-cell table:formula="of:=[M2.M46]/1000000" office:value-type="float" office:value="2.135974">
            <text:p>2,14</text:p>
          </table:table-cell>
          <table:table-cell table:style-name="ce47" office:value-type="string">
            <text:p>&amp;</text:p>
          </table:table-cell>
          <table:table-cell table:formula="of:=[M2.Q46]/1000000" office:value-type="float" office:value="19.190509">
            <text:p>19,19</text:p>
          </table:table-cell>
          <table:table-cell table:style-name="ce47" office:value-type="string">
            <text:p>&amp;</text:p>
          </table:table-cell>
          <table:table-cell table:formula="of:=[M2.R46]/1000000" office:value-type="float" office:value="26.016346">
            <text:p>26,02</text:p>
          </table:table-cell>
          <table:table-cell table:style-name="ce47" office:value-type="string">
            <text:p>&amp;</text:p>
          </table:table-cell>
          <table:table-cell table:formula="of:=[M2.S46]/1000000" office:value-type="float" office:value="2.39587">
            <text:p>2,4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47]/1000000" office:value-type="float" office:value="15.811618">
            <text:p>15,81</text:p>
          </table:table-cell>
          <table:table-cell table:style-name="ce47" office:value-type="string">
            <text:p>&amp;</text:p>
          </table:table-cell>
          <table:table-cell table:style-name="ce48" table:formula="of:=[M2.F47]/1000000" office:value-type="float" office:value="22.21158">
            <text:p>22,21</text:p>
          </table:table-cell>
          <table:table-cell table:style-name="ce47" office:value-type="string">
            <text:p>&amp;</text:p>
          </table:table-cell>
          <table:table-cell table:style-name="ce48" table:formula="of:=[M2.G47]/1000000" office:value-type="float" office:value="2.680048">
            <text:p>2,68</text:p>
          </table:table-cell>
          <table:table-cell table:style-name="ce47" office:value-type="string">
            <text:p>&amp;</text:p>
          </table:table-cell>
          <table:table-cell table:formula="of:=[M2.K47]/1000000" office:value-type="float" office:value="15.36668">
            <text:p>15,37</text:p>
          </table:table-cell>
          <table:table-cell table:style-name="ce47" office:value-type="string">
            <text:p>&amp;</text:p>
          </table:table-cell>
          <table:table-cell table:formula="of:=[M2.L47]/1000000" office:value-type="float" office:value="21.407">
            <text:p>21,41</text:p>
          </table:table-cell>
          <table:table-cell table:style-name="ce47" office:value-type="string">
            <text:p>&amp;</text:p>
          </table:table-cell>
          <table:table-cell table:formula="of:=[M2.M47]/1000000" office:value-type="float" office:value="2.40032">
            <text:p>2,40</text:p>
          </table:table-cell>
          <table:table-cell table:style-name="ce47" office:value-type="string">
            <text:p>&amp;</text:p>
          </table:table-cell>
          <table:table-cell table:formula="of:=[M2.Q47]/1000000" office:value-type="float" office:value="16.666576">
            <text:p>16,67</text:p>
          </table:table-cell>
          <table:table-cell table:style-name="ce47" office:value-type="string">
            <text:p>&amp;</text:p>
          </table:table-cell>
          <table:table-cell table:formula="of:=[M2.R47]/1000000" office:value-type="float" office:value="24.572532">
            <text:p>24,57</text:p>
          </table:table-cell>
          <table:table-cell table:style-name="ce47" office:value-type="string">
            <text:p>&amp;</text:p>
          </table:table-cell>
          <table:table-cell table:formula="of:=[M2.S47]/1000000" office:value-type="float" office:value="3.51589">
            <text:p>3,5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3-13}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10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48" table:formula="of:=[M2.E48]/1000000" office:value-type="float" office:value="11.06807">
            <text:p>11,07</text:p>
          </table:table-cell>
          <table:table-cell table:style-name="ce47" office:value-type="string">
            <text:p>&amp;</text:p>
          </table:table-cell>
          <table:table-cell table:style-name="ce48" table:formula="of:=[M2.F48]/1000000" office:value-type="float" office:value="14.88002">
            <text:p>14,88</text:p>
          </table:table-cell>
          <table:table-cell table:style-name="ce47" office:value-type="string">
            <text:p>&amp;</text:p>
          </table:table-cell>
          <table:table-cell table:style-name="ce48" table:formula="of:=[M2.G48]/1000000" office:value-type="float" office:value="0.35193">
            <text:p>0,35</text:p>
          </table:table-cell>
          <table:table-cell table:style-name="ce47" office:value-type="string">
            <text:p>&amp;</text:p>
          </table:table-cell>
          <table:table-cell table:formula="of:=[M2.K48]/1000000" office:value-type="float" office:value="11.06807">
            <text:p>11,07</text:p>
          </table:table-cell>
          <table:table-cell table:style-name="ce47" office:value-type="string">
            <text:p>&amp;</text:p>
          </table:table-cell>
          <table:table-cell table:formula="of:=[M2.L48]/1000000" office:value-type="float" office:value="14.88002">
            <text:p>14,88</text:p>
          </table:table-cell>
          <table:table-cell table:style-name="ce47" office:value-type="string">
            <text:p>&amp;</text:p>
          </table:table-cell>
          <table:table-cell table:formula="of:=[M2.M48]/1000000" office:value-type="float" office:value="0.35193">
            <text:p>0,35</text:p>
          </table:table-cell>
          <table:table-cell table:style-name="ce47" office:value-type="string">
            <text:p>&amp;</text:p>
          </table:table-cell>
          <table:table-cell table:formula="of:=[M2.Q48]/1000000" office:value-type="float" office:value="11.06807">
            <text:p>11,07</text:p>
          </table:table-cell>
          <table:table-cell table:style-name="ce47" office:value-type="string">
            <text:p>&amp;</text:p>
          </table:table-cell>
          <table:table-cell table:formula="of:=[M2.R48]/1000000" office:value-type="float" office:value="14.88002">
            <text:p>14,88</text:p>
          </table:table-cell>
          <table:table-cell table:style-name="ce47" office:value-type="string">
            <text:p>&amp;</text:p>
          </table:table-cell>
          <table:table-cell table:formula="of:=[M2.S48]/1000000" office:value-type="float" office:value="0.35193">
            <text:p>0,3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49]/1000000" office:value-type="float" office:value="6.241258">
            <text:p>6,24</text:p>
          </table:table-cell>
          <table:table-cell table:style-name="ce47" office:value-type="string">
            <text:p>&amp;</text:p>
          </table:table-cell>
          <table:table-cell table:style-name="ce48" table:formula="of:=[M2.F49]/1000000" office:value-type="float" office:value="8.0201">
            <text:p>8,02</text:p>
          </table:table-cell>
          <table:table-cell table:style-name="ce47" office:value-type="string">
            <text:p>&amp;</text:p>
          </table:table-cell>
          <table:table-cell table:style-name="ce48" table:formula="of:=[M2.G49]/1000000" office:value-type="float" office:value="0.098842">
            <text:p>0,10</text:p>
          </table:table-cell>
          <table:table-cell table:style-name="ce47" office:value-type="string">
            <text:p>&amp;</text:p>
          </table:table-cell>
          <table:table-cell table:formula="of:=[M2.K49]/1000000" office:value-type="float" office:value="6.24133">
            <text:p>6,24</text:p>
          </table:table-cell>
          <table:table-cell table:style-name="ce47" office:value-type="string">
            <text:p>&amp;</text:p>
          </table:table-cell>
          <table:table-cell table:formula="of:=[M2.L49]/1000000" office:value-type="float" office:value="8.0201">
            <text:p>8,02</text:p>
          </table:table-cell>
          <table:table-cell table:style-name="ce47" office:value-type="string">
            <text:p>&amp;</text:p>
          </table:table-cell>
          <table:table-cell table:formula="of:=[M2.M49]/1000000" office:value-type="float" office:value="0.09877">
            <text:p>0,10</text:p>
          </table:table-cell>
          <table:table-cell table:style-name="ce47" office:value-type="string">
            <text:p>&amp;</text:p>
          </table:table-cell>
          <table:table-cell table:formula="of:=[M2.Q49]/1000000" office:value-type="float" office:value="6.241258">
            <text:p>6,24</text:p>
          </table:table-cell>
          <table:table-cell table:style-name="ce47" office:value-type="string">
            <text:p>&amp;</text:p>
          </table:table-cell>
          <table:table-cell table:formula="of:=[M2.R49]/1000000" office:value-type="float" office:value="8.0201">
            <text:p>8,02</text:p>
          </table:table-cell>
          <table:table-cell table:style-name="ce47" office:value-type="string">
            <text:p>&amp;</text:p>
          </table:table-cell>
          <table:table-cell table:formula="of:=[M2.S49]/1000000" office:value-type="float" office:value="0.098842">
            <text:p>0,1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50]/1000000" office:value-type="float" office:value="9.364858">
            <text:p>9,36</text:p>
          </table:table-cell>
          <table:table-cell table:style-name="ce47" office:value-type="string">
            <text:p>&amp;</text:p>
          </table:table-cell>
          <table:table-cell table:style-name="ce48" table:formula="of:=[M2.F50]/1000000" office:value-type="float" office:value="13.63686">
            <text:p>13,64</text:p>
          </table:table-cell>
          <table:table-cell table:style-name="ce47" office:value-type="string">
            <text:p>&amp;</text:p>
          </table:table-cell>
          <table:table-cell table:style-name="ce48" table:formula="of:=[M2.G50]/1000000" office:value-type="float" office:value="0.622042">
            <text:p>0,62</text:p>
          </table:table-cell>
          <table:table-cell table:style-name="ce47" office:value-type="string">
            <text:p>&amp;</text:p>
          </table:table-cell>
          <table:table-cell table:formula="of:=[M2.K50]/1000000" office:value-type="float" office:value="9.364858">
            <text:p>9,36</text:p>
          </table:table-cell>
          <table:table-cell table:style-name="ce47" office:value-type="string">
            <text:p>&amp;</text:p>
          </table:table-cell>
          <table:table-cell table:formula="of:=[M2.L50]/1000000" office:value-type="float" office:value="13.63686">
            <text:p>13,64</text:p>
          </table:table-cell>
          <table:table-cell table:style-name="ce47" office:value-type="string">
            <text:p>&amp;</text:p>
          </table:table-cell>
          <table:table-cell table:formula="of:=[M2.M50]/1000000" office:value-type="float" office:value="0.622042">
            <text:p>0,62</text:p>
          </table:table-cell>
          <table:table-cell table:style-name="ce47" office:value-type="string">
            <text:p>&amp;</text:p>
          </table:table-cell>
          <table:table-cell table:formula="of:=[M2.Q50]/1000000" office:value-type="float" office:value="9.364858">
            <text:p>9,36</text:p>
          </table:table-cell>
          <table:table-cell table:style-name="ce47" office:value-type="string">
            <text:p>&amp;</text:p>
          </table:table-cell>
          <table:table-cell table:formula="of:=[M2.R50]/1000000" office:value-type="float" office:value="13.63686">
            <text:p>13,64</text:p>
          </table:table-cell>
          <table:table-cell table:style-name="ce47" office:value-type="string">
            <text:p>&amp;</text:p>
          </table:table-cell>
          <table:table-cell table:formula="of:=[M2.S50]/1000000" office:value-type="float" office:value="0.622042">
            <text:p>0,6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48" table:formula="of:=[M2.E51]/1000000" office:value-type="float" office:value="18.314992">
            <text:p>18,31</text:p>
          </table:table-cell>
          <table:table-cell table:style-name="ce47" office:value-type="string">
            <text:p>&amp;</text:p>
          </table:table-cell>
          <table:table-cell table:style-name="ce48" table:formula="of:=[M2.F51]/1000000" office:value-type="float" office:value="27.2546">
            <text:p>27,25</text:p>
          </table:table-cell>
          <table:table-cell table:style-name="ce47" office:value-type="string">
            <text:p>&amp;</text:p>
          </table:table-cell>
          <table:table-cell table:style-name="ce48" table:formula="of:=[M2.G51]/1000000" office:value-type="float" office:value="2.349608">
            <text:p>2,35</text:p>
          </table:table-cell>
          <table:table-cell table:style-name="ce47" office:value-type="string">
            <text:p>&amp;</text:p>
          </table:table-cell>
          <table:table-cell table:formula="of:=[M2.K51]/1000000" office:value-type="float" office:value="17.771842">
            <text:p>17,77</text:p>
          </table:table-cell>
          <table:table-cell table:style-name="ce47" office:value-type="string">
            <text:p>&amp;</text:p>
          </table:table-cell>
          <table:table-cell table:formula="of:=[M2.L51]/1000000" office:value-type="float" office:value="25.9625">
            <text:p>25,96</text:p>
          </table:table-cell>
          <table:table-cell table:style-name="ce47" office:value-type="string">
            <text:p>&amp;</text:p>
          </table:table-cell>
          <table:table-cell table:formula="of:=[M2.M51]/1000000" office:value-type="float" office:value="2.070658">
            <text:p>2,07</text:p>
          </table:table-cell>
          <table:table-cell table:style-name="ce47" office:value-type="string">
            <text:p>&amp;</text:p>
          </table:table-cell>
          <table:table-cell table:formula="of:=[M2.Q51]/1000000" office:value-type="float" office:value="17.740244">
            <text:p>17,74</text:p>
          </table:table-cell>
          <table:table-cell table:style-name="ce47" office:value-type="string">
            <text:p>&amp;</text:p>
          </table:table-cell>
          <table:table-cell table:formula="of:=[M2.R51]/1000000" office:value-type="float" office:value="26.1346">
            <text:p>26,13</text:p>
          </table:table-cell>
          <table:table-cell table:style-name="ce47" office:value-type="string">
            <text:p>&amp;</text:p>
          </table:table-cell>
          <table:table-cell table:formula="of:=[M2.S51]/1000000" office:value-type="float" office:value="2.114356">
            <text:p>2,1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52]/1000000" office:value-type="float" office:value="20.314452">
            <text:p>20,31</text:p>
          </table:table-cell>
          <table:table-cell table:style-name="ce47" office:value-type="string">
            <text:p>&amp;</text:p>
          </table:table-cell>
          <table:table-cell table:style-name="ce48" table:formula="of:=[M2.F52]/1000000" office:value-type="float" office:value="27.8546">
            <text:p>27,85</text:p>
          </table:table-cell>
          <table:table-cell table:style-name="ce47" office:value-type="string">
            <text:p>&amp;</text:p>
          </table:table-cell>
          <table:table-cell table:style-name="ce48" table:formula="of:=[M2.G52]/1000000" office:value-type="float" office:value="1.549944">
            <text:p>1,55</text:p>
          </table:table-cell>
          <table:table-cell table:style-name="ce47" office:value-type="string">
            <text:p>&amp;</text:p>
          </table:table-cell>
          <table:table-cell table:formula="of:=[M2.K52]/1000000" office:value-type="float" office:value="20.094906">
            <text:p>20,09</text:p>
          </table:table-cell>
          <table:table-cell table:style-name="ce47" office:value-type="string">
            <text:p>&amp;</text:p>
          </table:table-cell>
          <table:table-cell table:formula="of:=[M2.L52]/1000000" office:value-type="float" office:value="28.059">
            <text:p>28,06</text:p>
          </table:table-cell>
          <table:table-cell table:style-name="ce47" office:value-type="string">
            <text:p>&amp;</text:p>
          </table:table-cell>
          <table:table-cell table:formula="of:=[M2.M52]/1000000" office:value-type="float" office:value="1.874094">
            <text:p>1,87</text:p>
          </table:table-cell>
          <table:table-cell table:style-name="ce47" office:value-type="string">
            <text:p>&amp;</text:p>
          </table:table-cell>
          <table:table-cell table:formula="of:=[M2.Q52]/1000000" office:value-type="float" office:value="13.333718">
            <text:p>13,33</text:p>
          </table:table-cell>
          <table:table-cell table:style-name="ce47" office:value-type="string">
            <text:p>&amp;</text:p>
          </table:table-cell>
          <table:table-cell table:formula="of:=[M2.R52]/1000000" office:value-type="float" office:value="18.1438">
            <text:p>18,14</text:p>
          </table:table-cell>
          <table:table-cell table:style-name="ce47" office:value-type="string">
            <text:p>&amp;</text:p>
          </table:table-cell>
          <table:table-cell table:formula="of:=[M2.S52]/1000000" office:value-type="float" office:value="0.750082">
            <text:p>0,7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53]/1000000" office:value-type="float" office:value="15.394248">
            <text:p>15,39</text:p>
          </table:table-cell>
          <table:table-cell table:style-name="ce47" office:value-type="string">
            <text:p>&amp;</text:p>
          </table:table-cell>
          <table:table-cell table:style-name="ce48" table:formula="of:=[M2.F53]/1000000" office:value-type="float" office:value="21.27799">
            <text:p>21,28</text:p>
          </table:table-cell>
          <table:table-cell table:style-name="ce47" office:value-type="string">
            <text:p>&amp;</text:p>
          </table:table-cell>
          <table:table-cell table:style-name="ce48" table:formula="of:=[M2.G53]/1000000" office:value-type="float" office:value="1.113752">
            <text:p>1,11</text:p>
          </table:table-cell>
          <table:table-cell table:style-name="ce47" office:value-type="string">
            <text:p>&amp;</text:p>
          </table:table-cell>
          <table:table-cell table:formula="of:=[M2.K53]/1000000" office:value-type="float" office:value="15.63233">
            <text:p>15,63</text:p>
          </table:table-cell>
          <table:table-cell table:style-name="ce47" office:value-type="string">
            <text:p>&amp;</text:p>
          </table:table-cell>
          <table:table-cell table:formula="of:=[M2.L53]/1000000" office:value-type="float" office:value="22.533">
            <text:p>22,53</text:p>
          </table:table-cell>
          <table:table-cell table:style-name="ce47" office:value-type="string">
            <text:p>&amp;</text:p>
          </table:table-cell>
          <table:table-cell table:formula="of:=[M2.M53]/1000000" office:value-type="float" office:value="1.49067">
            <text:p>1,49</text:p>
          </table:table-cell>
          <table:table-cell table:style-name="ce47" office:value-type="string">
            <text:p>&amp;</text:p>
          </table:table-cell>
          <table:table-cell table:formula="of:=[M2.Q53]/1000000" office:value-type="float" office:value="15.102678">
            <text:p>15,10</text:p>
          </table:table-cell>
          <table:table-cell table:style-name="ce47" office:value-type="string">
            <text:p>&amp;</text:p>
          </table:table-cell>
          <table:table-cell table:formula="of:=[M2.R53]/1000000" office:value-type="float" office:value="21.5418">
            <text:p>21,54</text:p>
          </table:table-cell>
          <table:table-cell table:style-name="ce47" office:value-type="string">
            <text:p>&amp;</text:p>
          </table:table-cell>
          <table:table-cell table:formula="of:=[M2.S53]/1000000" office:value-type="float" office:value="1.569122">
            <text:p>1,5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48" table:formula="of:=[M2.E54]/1000000" office:value-type="float" office:value="20.320672">
            <text:p>20,32</text:p>
          </table:table-cell>
          <table:table-cell table:style-name="ce47" office:value-type="string">
            <text:p>&amp;</text:p>
          </table:table-cell>
          <table:table-cell table:style-name="ce48" table:formula="of:=[M2.F54]/1000000" office:value-type="float" office:value="27.74519">
            <text:p>27,75</text:p>
          </table:table-cell>
          <table:table-cell table:style-name="ce47" office:value-type="string">
            <text:p>&amp;</text:p>
          </table:table-cell>
          <table:table-cell table:style-name="ce48" table:formula="of:=[M2.G54]/1000000" office:value-type="float" office:value="2.354502">
            <text:p>2,35</text:p>
          </table:table-cell>
          <table:table-cell table:style-name="ce47" office:value-type="string">
            <text:p>&amp;</text:p>
          </table:table-cell>
          <table:table-cell table:formula="of:=[M2.K54]/1000000" office:value-type="float" office:value="19.524784">
            <text:p>19,52</text:p>
          </table:table-cell>
          <table:table-cell table:style-name="ce47" office:value-type="string">
            <text:p>&amp;</text:p>
          </table:table-cell>
          <table:table-cell table:formula="of:=[M2.L54]/1000000" office:value-type="float" office:value="26.471">
            <text:p>26,47</text:p>
          </table:table-cell>
          <table:table-cell table:style-name="ce47" office:value-type="string">
            <text:p>&amp;</text:p>
          </table:table-cell>
          <table:table-cell table:formula="of:=[M2.M54]/1000000" office:value-type="float" office:value="2.236212">
            <text:p>2,24</text:p>
          </table:table-cell>
          <table:table-cell table:style-name="ce47" office:value-type="string">
            <text:p>&amp;</text:p>
          </table:table-cell>
          <table:table-cell table:formula="of:=[M2.Q54]/1000000" office:value-type="float" office:value="19.851126">
            <text:p>19,85</text:p>
          </table:table-cell>
          <table:table-cell table:style-name="ce47" office:value-type="string">
            <text:p>&amp;</text:p>
          </table:table-cell>
          <table:table-cell table:formula="of:=[M2.R54]/1000000" office:value-type="float" office:value="26.799">
            <text:p>26,80</text:p>
          </table:table-cell>
          <table:table-cell table:style-name="ce47" office:value-type="string">
            <text:p>&amp;</text:p>
          </table:table-cell>
          <table:table-cell table:formula="of:=[M2.S54]/1000000" office:value-type="float" office:value="2.207878">
            <text:p>2,2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55]/1000000" office:value-type="float" office:value="18.185026">
            <text:p>18,19</text:p>
          </table:table-cell>
          <table:table-cell table:style-name="ce47" office:value-type="string">
            <text:p>&amp;</text:p>
          </table:table-cell>
          <table:table-cell table:style-name="ce48" table:formula="of:=[M2.F55]/1000000" office:value-type="float" office:value="25.73336">
            <text:p>25,73</text:p>
          </table:table-cell>
          <table:table-cell table:style-name="ce47" office:value-type="string">
            <text:p>&amp;</text:p>
          </table:table-cell>
          <table:table-cell table:style-name="ce48" table:formula="of:=[M2.G55]/1000000" office:value-type="float" office:value="2.038224">
            <text:p>2,04</text:p>
          </table:table-cell>
          <table:table-cell table:style-name="ce47" office:value-type="string">
            <text:p>&amp;</text:p>
          </table:table-cell>
          <table:table-cell table:formula="of:=[M2.K55]/1000000" office:value-type="float" office:value="17.853934">
            <text:p>17,85</text:p>
          </table:table-cell>
          <table:table-cell table:style-name="ce47" office:value-type="string">
            <text:p>&amp;</text:p>
          </table:table-cell>
          <table:table-cell table:formula="of:=[M2.L55]/1000000" office:value-type="float" office:value="24.6608">
            <text:p>24,66</text:p>
          </table:table-cell>
          <table:table-cell table:style-name="ce47" office:value-type="string">
            <text:p>&amp;</text:p>
          </table:table-cell>
          <table:table-cell table:formula="of:=[M2.M55]/1000000" office:value-type="float" office:value="1.726866">
            <text:p>1,73</text:p>
          </table:table-cell>
          <table:table-cell table:style-name="ce47" office:value-type="string">
            <text:p>&amp;</text:p>
          </table:table-cell>
          <table:table-cell table:formula="of:=[M2.Q55]/1000000" office:value-type="float" office:value="17.492166">
            <text:p>17,49</text:p>
          </table:table-cell>
          <table:table-cell table:style-name="ce47" office:value-type="string">
            <text:p>&amp;</text:p>
          </table:table-cell>
          <table:table-cell table:formula="of:=[M2.R55]/1000000" office:value-type="float" office:value="24.6388">
            <text:p>24,64</text:p>
          </table:table-cell>
          <table:table-cell table:style-name="ce47" office:value-type="string">
            <text:p>&amp;</text:p>
          </table:table-cell>
          <table:table-cell table:formula="of:=[M2.S55]/1000000" office:value-type="float" office:value="2.056632">
            <text:p>2,0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48" table:formula="of:=[M2.E56]/1000000" office:value-type="float" office:value="20.233212">
            <text:p>20,23</text:p>
          </table:table-cell>
          <table:table-cell table:style-name="ce47" office:value-type="string">
            <text:p>&amp;</text:p>
          </table:table-cell>
          <table:table-cell table:style-name="ce48" table:formula="of:=[M2.F56]/1000000" office:value-type="float" office:value="28.26289">
            <text:p>28,26</text:p>
          </table:table-cell>
          <table:table-cell table:style-name="ce47" office:value-type="string">
            <text:p>&amp;</text:p>
          </table:table-cell>
          <table:table-cell table:style-name="ce48" table:formula="of:=[M2.G56]/1000000" office:value-type="float" office:value="2.80968">
            <text:p>2,81</text:p>
          </table:table-cell>
          <table:table-cell table:style-name="ce47" office:value-type="string">
            <text:p>&amp;</text:p>
          </table:table-cell>
          <table:table-cell table:formula="of:=[M2.K56]/1000000" office:value-type="float" office:value="17.348342">
            <text:p>17,35</text:p>
          </table:table-cell>
          <table:table-cell table:style-name="ce47" office:value-type="string">
            <text:p>&amp;</text:p>
          </table:table-cell>
          <table:table-cell table:formula="of:=[M2.L56]/1000000" office:value-type="float" office:value="23.43603">
            <text:p>23,44</text:p>
          </table:table-cell>
          <table:table-cell table:style-name="ce47" office:value-type="string">
            <text:p>&amp;</text:p>
          </table:table-cell>
          <table:table-cell table:formula="of:=[M2.M56]/1000000" office:value-type="float" office:value="1.82765">
            <text:p>1,83</text:p>
          </table:table-cell>
          <table:table-cell table:style-name="ce47" office:value-type="string">
            <text:p>&amp;</text:p>
          </table:table-cell>
          <table:table-cell table:formula="of:=[M2.Q56]/1000000" office:value-type="float" office:value="16.724386">
            <text:p>16,72</text:p>
          </table:table-cell>
          <table:table-cell table:style-name="ce47" office:value-type="string">
            <text:p>&amp;</text:p>
          </table:table-cell>
          <table:table-cell table:formula="of:=[M2.R56]/1000000" office:value-type="float" office:value="23.35103">
            <text:p>23,35</text:p>
          </table:table-cell>
          <table:table-cell table:style-name="ce47" office:value-type="string">
            <text:p>&amp;</text:p>
          </table:table-cell>
          <table:table-cell table:formula="of:=[M2.S56]/1000000" office:value-type="float" office:value="2.346606">
            <text:p>2,3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2">
          <table:table-cell office:value-type="string">
            <text:p>\hline</text:p>
          </table:table-cell>
          <table:table-cell table:number-columns-repeated="8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 table:number-columns-repeated="6"/>
        </table:table-row>
        <table:table-row table:style-name="ro2" table:number-rows-repeated="1048516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latex3" table:style-name="ta1" table:print="false">
        <office:forms form:automatic-focus="false" form:apply-design-mode="false"/>
        <table:table-column table:style-name="co27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Default"/>
        <table:table-column table:style-name="co5" table:default-cell-style-name="Default"/>
        <table:table-column table:style-name="co28" table:default-cell-style-name="Default"/>
        <table:table-column table:style-name="co5" table:default-cell-style-name="Default"/>
        <table:table-column table:style-name="co31" table:default-cell-style-name="ce43"/>
        <table:table-column table:style-name="co5" table:number-columns-repeated="4" table:default-cell-style-name="ce43"/>
        <table:table-column table:style-name="co32" table:number-columns-repeated="2" table:default-cell-style-name="ce43"/>
        <table:table-column table:style-name="co5" table:number-columns-repeated="4" table:default-cell-style-name="ce43"/>
        <table:table-column table:style-name="co32" table:number-columns-repeated="2" table:default-cell-style-name="ce43"/>
        <table:table-column table:style-name="co5" table:number-columns-repeated="4" table:default-cell-style-name="ce43"/>
        <table:table-column table:style-name="co5" table:number-columns-repeated="2" table:default-cell-style-name="Default"/>
        <table:table-column table:style-name="co29" table:default-cell-style-name="Default"/>
        <table:table-column table:style-name="co5" table:default-cell-style-name="Default"/>
        <table:table-column table:style-name="co28" table:default-cell-style-name="Default"/>
        <table:table-row table:style-name="ro2" table:number-rows-repeated="2">
          <table:table-cell table:number-columns-repeated="9"/>
          <table:table-cell table:style-name="ce51" table:number-columns-repeated="2"/>
          <table:table-cell table:style-name="ce53" table:number-columns-repeated="4"/>
          <table:table-cell table:style-name="ce51" table:number-columns-repeated="2"/>
          <table:table-cell table:style-name="ce53" table:number-columns-repeated="4"/>
          <table:table-cell table:style-name="ce51" table:number-columns-repeated="2"/>
          <table:table-cell table:style-name="ce53" table:number-columns-repeated="3"/>
          <table:table-cell table:number-columns-repeated="5"/>
        </table:table-row>
        <table:table-row table:style-name="ro5">
          <table:table-cell office:value-type="string">
            <text:p>\cline{5-13}</text:p>
          </table:table-cell>
          <table:table-cell table:number-columns-repeated="4"/>
          <table:table-cell office:value-type="string">
            <text:p>\multicolumn{4}{c|}{} &amp;</text:p>
          </table:table-cell>
          <table:table-cell table:number-columns-repeated="3"/>
          <table:table-cell table:style-name="ce51" office:value-type="string">
            <text:p>\multicolumn{3}{|c|}{M'=05}</text:p>
          </table:table-cell>
          <table:table-cell table:style-name="ce51"/>
          <table:table-cell table:style-name="ce53"/>
          <table:table-cell table:style-name="ce53" office:value-type="string">
            <text:p>&amp;</text:p>
          </table:table-cell>
          <table:table-cell table:style-name="ce53" table:number-columns-repeated="2"/>
          <table:table-cell table:style-name="ce54" office:value-type="string">
            <text:p>\multicolumn{3}{|c|}{M'=1}</text:p>
          </table:table-cell>
          <table:table-cell table:style-name="ce51"/>
          <table:table-cell table:style-name="ce53" table:number-columns-repeated="4"/>
          <table:table-cell table:style-name="ce51" office:value-type="string">
            <text:p>&amp; \multicolumn{3}{|c|}{M'=2}</text:p>
          </table:table-cell>
          <table:table-cell table:style-name="ce51" office:value-type="string">
            <text:p>\\</text:p>
          </table:table-cell>
          <table:table-cell table:style-name="ce53" table:number-columns-repeated="3"/>
          <table:table-cell table:number-columns-repeated="5"/>
        </table:table-row>
        <table:table-row table:style-name="ro5">
          <table:table-cell office:value-type="string">
            <text:p>\hlin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T</text:p>
          </table:table-cell>
          <table:table-cell office:value-type="string">
            <text:p>&amp;</text:p>
          </table:table-cell>
          <table:table-cell table:style-name="ce1" office:value-type="string">
            <text:p>S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U</text:p>
          </table:table-cell>
          <table:table-cell office:value-type="string">
            <text:p>&amp;</text:p>
          </table:table-cell>
          <table:table-cell table:style-name="ce51" office:value-type="string">
            <text:p>LB/Opt</text:p>
          </table:table-cell>
          <table:table-cell table:style-name="ce51" office:value-type="string">
            <text:p>&amp;</text:p>
          </table:table-cell>
          <table:table-cell table:style-name="ce53" office:value-type="string">
            <text:p>Obj. U</text:p>
          </table:table-cell>
          <table:table-cell table:style-name="ce51" office:value-type="string">
            <text:p>&amp;</text:p>
          </table:table-cell>
          <table:table-cell table:style-name="ce53" office:value-type="string">
            <text:p>Obj. S</text:p>
          </table:table-cell>
          <table:table-cell table:style-name="ce51" office:value-type="string">
            <text:p>&amp;</text:p>
          </table:table-cell>
          <table:table-cell table:style-name="ce51" office:value-type="string">
            <text:p>LB/Opt</text:p>
          </table:table-cell>
          <table:table-cell table:style-name="ce51" office:value-type="string">
            <text:p>&amp;</text:p>
          </table:table-cell>
          <table:table-cell table:style-name="ce53" office:value-type="string">
            <text:p>Obj. U</text:p>
          </table:table-cell>
          <table:table-cell table:style-name="ce51" office:value-type="string">
            <text:p>&amp;</text:p>
          </table:table-cell>
          <table:table-cell table:style-name="ce53" office:value-type="string">
            <text:p>Obj. S</text:p>
          </table:table-cell>
          <table:table-cell table:style-name="ce51" office:value-type="string">
            <text:p>&amp;</text:p>
          </table:table-cell>
          <table:table-cell table:style-name="ce51" office:value-type="string">
            <text:p>LB/Opt</text:p>
          </table:table-cell>
          <table:table-cell table:style-name="ce51" office:value-type="string">
            <text:p>&amp;</text:p>
          </table:table-cell>
          <table:table-cell table:style-name="ce53" office:value-type="string">
            <text:p>Obj. U</text:p>
          </table:table-cell>
          <table:table-cell table:style-name="ce51" office:value-type="string">
            <text:p>&amp;</text:p>
          </table:table-cell>
          <table:table-cell table:style-name="ce53" office:value-type="string">
            <text:p>Obj. S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hlin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27}{*}{8}</text:p>
          </table:table-cell>
          <table:table-cell office:value-type="string">
            <text:p>&amp;</text:p>
          </table:table-cell>
          <table:table-cell table:style-name="ce1" office:value-type="string">
            <text:p>\multirow{9}{*}{25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52" table:formula="of:=[M5.E3]/1000000" office:value-type="float" office:value="5.479176">
            <text:p>5,48</text:p>
          </table:table-cell>
          <table:table-cell table:style-name="ce51" office:value-type="string">
            <text:p>&amp;</text:p>
          </table:table-cell>
          <table:table-cell table:style-name="ce52" table:formula="of:=[M5.F3]/1000000" office:value-type="float" office:value="8.455">
            <text:p>8,46</text:p>
          </table:table-cell>
          <table:table-cell table:style-name="ce51" office:value-type="string">
            <text:p>&amp;</text:p>
          </table:table-cell>
          <table:table-cell table:style-name="ce52" table:formula="of:=[M5.G3]/1000000" office:value-type="float" office:value="0.725824">
            <text:p>0,73</text:p>
          </table:table-cell>
          <table:table-cell table:style-name="ce51" office:value-type="string">
            <text:p>&amp;</text:p>
          </table:table-cell>
          <table:table-cell table:formula="of:=[M5.K3]/1000000" office:value-type="float" office:value="5.479176">
            <text:p>5,48</text:p>
          </table:table-cell>
          <table:table-cell table:style-name="ce51" office:value-type="string">
            <text:p>&amp;</text:p>
          </table:table-cell>
          <table:table-cell table:formula="of:=[M5.L3]/1000000" office:value-type="float" office:value="8.45499">
            <text:p>8,45</text:p>
          </table:table-cell>
          <table:table-cell table:style-name="ce51" office:value-type="string">
            <text:p>&amp;</text:p>
          </table:table-cell>
          <table:table-cell table:formula="of:=[M5.M3]/1000000" office:value-type="float" office:value="0.725824">
            <text:p>0,73</text:p>
          </table:table-cell>
          <table:table-cell table:style-name="ce51" office:value-type="string">
            <text:p>&amp;</text:p>
          </table:table-cell>
          <table:table-cell table:formula="of:=[M5.Q3]/1000000" office:value-type="float" office:value="5.479175">
            <text:p>5,48</text:p>
          </table:table-cell>
          <table:table-cell table:style-name="ce51" office:value-type="string">
            <text:p>&amp;</text:p>
          </table:table-cell>
          <table:table-cell table:formula="of:=[M5.R3]/1000000" office:value-type="float" office:value="8.45499">
            <text:p>8,45</text:p>
          </table:table-cell>
          <table:table-cell table:style-name="ce51" office:value-type="string">
            <text:p>&amp;</text:p>
          </table:table-cell>
          <table:table-cell table:formula="of:=[M5.S3]/1000000" office:value-type="float" office:value="0.725824">
            <text:p>0,7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4]/1000000" office:value-type="float" office:value="4.372283">
            <text:p>4,37</text:p>
          </table:table-cell>
          <table:table-cell table:style-name="ce51" office:value-type="string">
            <text:p>&amp;</text:p>
          </table:table-cell>
          <table:table-cell table:style-name="ce52" table:formula="of:=[M5.F4]/1000000" office:value-type="float" office:value="7.312367">
            <text:p>7,31</text:p>
          </table:table-cell>
          <table:table-cell table:style-name="ce51" office:value-type="string">
            <text:p>&amp;</text:p>
          </table:table-cell>
          <table:table-cell table:style-name="ce52" table:formula="of:=[M5.G4]/1000000" office:value-type="float" office:value="0.75005">
            <text:p>0,75</text:p>
          </table:table-cell>
          <table:table-cell table:style-name="ce51" office:value-type="string">
            <text:p>&amp;</text:p>
          </table:table-cell>
          <table:table-cell table:formula="of:=[M5.K4]/1000000" office:value-type="float" office:value="4.372283">
            <text:p>4,37</text:p>
          </table:table-cell>
          <table:table-cell table:style-name="ce51" office:value-type="string">
            <text:p>&amp;</text:p>
          </table:table-cell>
          <table:table-cell table:formula="of:=[M5.L4]/1000000" office:value-type="float" office:value="7.312367">
            <text:p>7,31</text:p>
          </table:table-cell>
          <table:table-cell table:style-name="ce51" office:value-type="string">
            <text:p>&amp;</text:p>
          </table:table-cell>
          <table:table-cell table:formula="of:=[M5.M4]/1000000" office:value-type="float" office:value="0.75005">
            <text:p>0,75</text:p>
          </table:table-cell>
          <table:table-cell table:style-name="ce51" office:value-type="string">
            <text:p>&amp;</text:p>
          </table:table-cell>
          <table:table-cell table:formula="of:=[M5.Q4]/1000000" office:value-type="float" office:value="4.372283">
            <text:p>4,37</text:p>
          </table:table-cell>
          <table:table-cell table:style-name="ce51" office:value-type="string">
            <text:p>&amp;</text:p>
          </table:table-cell>
          <table:table-cell table:formula="of:=[M5.R4]/1000000" office:value-type="float" office:value="7.312367">
            <text:p>7,31</text:p>
          </table:table-cell>
          <table:table-cell table:style-name="ce51" office:value-type="string">
            <text:p>&amp;</text:p>
          </table:table-cell>
          <table:table-cell table:formula="of:=[M5.S4]/1000000" office:value-type="float" office:value="0.75005">
            <text:p>0,7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5]/1000000" office:value-type="float" office:value="5.183685">
            <text:p>5,18</text:p>
          </table:table-cell>
          <table:table-cell table:style-name="ce51" office:value-type="string">
            <text:p>&amp;</text:p>
          </table:table-cell>
          <table:table-cell table:style-name="ce52" table:formula="of:=[M5.F5]/1000000" office:value-type="float" office:value="9.684294">
            <text:p>9,68</text:p>
          </table:table-cell>
          <table:table-cell table:style-name="ce51" office:value-type="string">
            <text:p>&amp;</text:p>
          </table:table-cell>
          <table:table-cell table:style-name="ce52" table:formula="of:=[M5.G5]/1000000" office:value-type="float" office:value="1.910648">
            <text:p>1,91</text:p>
          </table:table-cell>
          <table:table-cell table:style-name="ce51" office:value-type="string">
            <text:p>&amp;</text:p>
          </table:table-cell>
          <table:table-cell table:formula="of:=[M5.K5]/1000000" office:value-type="float" office:value="5.183685">
            <text:p>5,18</text:p>
          </table:table-cell>
          <table:table-cell table:style-name="ce51" office:value-type="string">
            <text:p>&amp;</text:p>
          </table:table-cell>
          <table:table-cell table:formula="of:=[M5.L5]/1000000" office:value-type="float" office:value="9.684291">
            <text:p>9,68</text:p>
          </table:table-cell>
          <table:table-cell table:style-name="ce51" office:value-type="string">
            <text:p>&amp;</text:p>
          </table:table-cell>
          <table:table-cell table:formula="of:=[M5.M5]/1000000" office:value-type="float" office:value="1.910648">
            <text:p>1,91</text:p>
          </table:table-cell>
          <table:table-cell table:style-name="ce51" office:value-type="string">
            <text:p>&amp;</text:p>
          </table:table-cell>
          <table:table-cell table:formula="of:=[M5.Q5]/1000000" office:value-type="float" office:value="5.183685">
            <text:p>5,18</text:p>
          </table:table-cell>
          <table:table-cell table:style-name="ce51" office:value-type="string">
            <text:p>&amp;</text:p>
          </table:table-cell>
          <table:table-cell table:formula="of:=[M5.R5]/1000000" office:value-type="float" office:value="9.684294">
            <text:p>9,68</text:p>
          </table:table-cell>
          <table:table-cell table:style-name="ce51" office:value-type="string">
            <text:p>&amp;</text:p>
          </table:table-cell>
          <table:table-cell table:formula="of:=[M5.S5]/1000000" office:value-type="float" office:value="1.910648">
            <text:p>1,9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52" table:formula="of:=[M5.E6]/1000000" office:value-type="float" office:value="12.303994">
            <text:p>12,30</text:p>
          </table:table-cell>
          <table:table-cell table:style-name="ce51" office:value-type="string">
            <text:p>&amp;</text:p>
          </table:table-cell>
          <table:table-cell table:style-name="ce52" table:formula="of:=[M5.F6]/1000000" office:value-type="float" office:value="18.5431">
            <text:p>18,54</text:p>
          </table:table-cell>
          <table:table-cell table:style-name="ce51" office:value-type="string">
            <text:p>&amp;</text:p>
          </table:table-cell>
          <table:table-cell table:style-name="ce52" table:formula="of:=[M5.G6]/1000000" office:value-type="float" office:value="2.419072">
            <text:p>2,42</text:p>
          </table:table-cell>
          <table:table-cell table:style-name="ce51" office:value-type="string">
            <text:p>&amp;</text:p>
          </table:table-cell>
          <table:table-cell table:formula="of:=[M5.K6]/1000000" office:value-type="float" office:value="12.303994">
            <text:p>12,30</text:p>
          </table:table-cell>
          <table:table-cell table:style-name="ce51" office:value-type="string">
            <text:p>&amp;</text:p>
          </table:table-cell>
          <table:table-cell table:formula="of:=[M5.L6]/1000000" office:value-type="float" office:value="18.5431">
            <text:p>18,54</text:p>
          </table:table-cell>
          <table:table-cell table:style-name="ce51" office:value-type="string">
            <text:p>&amp;</text:p>
          </table:table-cell>
          <table:table-cell table:formula="of:=[M5.M6]/1000000" office:value-type="float" office:value="2.419072">
            <text:p>2,42</text:p>
          </table:table-cell>
          <table:table-cell table:style-name="ce51" office:value-type="string">
            <text:p>&amp;</text:p>
          </table:table-cell>
          <table:table-cell table:formula="of:=[M5.Q6]/1000000" office:value-type="float" office:value="12.303994">
            <text:p>12,30</text:p>
          </table:table-cell>
          <table:table-cell table:style-name="ce51" office:value-type="string">
            <text:p>&amp;</text:p>
          </table:table-cell>
          <table:table-cell table:formula="of:=[M5.R6]/1000000" office:value-type="float" office:value="18.5431">
            <text:p>18,54</text:p>
          </table:table-cell>
          <table:table-cell table:style-name="ce51" office:value-type="string">
            <text:p>&amp;</text:p>
          </table:table-cell>
          <table:table-cell table:formula="of:=[M5.S6]/1000000" office:value-type="float" office:value="2.419072">
            <text:p>2,4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7]/1000000" office:value-type="float" office:value="9.973012">
            <text:p>9,97</text:p>
          </table:table-cell>
          <table:table-cell table:style-name="ce51" office:value-type="string">
            <text:p>&amp;</text:p>
          </table:table-cell>
          <table:table-cell table:style-name="ce52" table:formula="of:=[M5.F7]/1000000" office:value-type="float" office:value="18.001">
            <text:p>18,00</text:p>
          </table:table-cell>
          <table:table-cell table:style-name="ce51" office:value-type="string">
            <text:p>&amp;</text:p>
          </table:table-cell>
          <table:table-cell table:style-name="ce52" table:formula="of:=[M5.G7]/1000000" office:value-type="float" office:value="3.667976">
            <text:p>3,67</text:p>
          </table:table-cell>
          <table:table-cell table:style-name="ce51" office:value-type="string">
            <text:p>&amp;</text:p>
          </table:table-cell>
          <table:table-cell table:formula="of:=[M5.K7]/1000000" office:value-type="float" office:value="10.019668">
            <text:p>10,02</text:p>
          </table:table-cell>
          <table:table-cell table:style-name="ce51" office:value-type="string">
            <text:p>&amp;</text:p>
          </table:table-cell>
          <table:table-cell table:formula="of:=[M5.L7]/1000000" office:value-type="float" office:value="18">
            <text:p>18,00</text:p>
          </table:table-cell>
          <table:table-cell table:style-name="ce51" office:value-type="string">
            <text:p>&amp;</text:p>
          </table:table-cell>
          <table:table-cell table:formula="of:=[M5.M7]/1000000" office:value-type="float" office:value="3.630326">
            <text:p>3,63</text:p>
          </table:table-cell>
          <table:table-cell table:style-name="ce51" office:value-type="string">
            <text:p>&amp;</text:p>
          </table:table-cell>
          <table:table-cell table:formula="of:=[M5.Q7]/1000000" office:value-type="float" office:value="10.019668">
            <text:p>10,02</text:p>
          </table:table-cell>
          <table:table-cell table:style-name="ce51" office:value-type="string">
            <text:p>&amp;</text:p>
          </table:table-cell>
          <table:table-cell table:formula="of:=[M5.R7]/1000000" office:value-type="float" office:value="17.99997">
            <text:p>18,00</text:p>
          </table:table-cell>
          <table:table-cell table:style-name="ce51" office:value-type="string">
            <text:p>&amp;</text:p>
          </table:table-cell>
          <table:table-cell table:formula="of:=[M5.S7]/1000000" office:value-type="float" office:value="3.630326">
            <text:p>3,6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8]/1000000" office:value-type="float" office:value="9.059506">
            <text:p>9,06</text:p>
          </table:table-cell>
          <table:table-cell table:style-name="ce51" office:value-type="string">
            <text:p>&amp;</text:p>
          </table:table-cell>
          <table:table-cell table:style-name="ce52" table:formula="of:=[M5.F8]/1000000" office:value-type="float" office:value="12.85">
            <text:p>12,85</text:p>
          </table:table-cell>
          <table:table-cell table:style-name="ce51" office:value-type="string">
            <text:p>&amp;</text:p>
          </table:table-cell>
          <table:table-cell table:style-name="ce52" table:formula="of:=[M5.G8]/1000000" office:value-type="float" office:value="1.460492">
            <text:p>1,46</text:p>
          </table:table-cell>
          <table:table-cell table:style-name="ce51" office:value-type="string">
            <text:p>&amp;</text:p>
          </table:table-cell>
          <table:table-cell table:formula="of:=[M5.K8]/1000000" office:value-type="float" office:value="9.059506">
            <text:p>9,06</text:p>
          </table:table-cell>
          <table:table-cell table:style-name="ce51" office:value-type="string">
            <text:p>&amp;</text:p>
          </table:table-cell>
          <table:table-cell table:formula="of:=[M5.L8]/1000000" office:value-type="float" office:value="12.85">
            <text:p>12,85</text:p>
          </table:table-cell>
          <table:table-cell table:style-name="ce51" office:value-type="string">
            <text:p>&amp;</text:p>
          </table:table-cell>
          <table:table-cell table:formula="of:=[M5.M8]/1000000" office:value-type="float" office:value="1.460492">
            <text:p>1,46</text:p>
          </table:table-cell>
          <table:table-cell table:style-name="ce51" office:value-type="string">
            <text:p>&amp;</text:p>
          </table:table-cell>
          <table:table-cell table:formula="of:=[M5.Q8]/1000000" office:value-type="float" office:value="9.059506">
            <text:p>9,06</text:p>
          </table:table-cell>
          <table:table-cell table:style-name="ce51" office:value-type="string">
            <text:p>&amp;</text:p>
          </table:table-cell>
          <table:table-cell table:formula="of:=[M5.R8]/1000000" office:value-type="float" office:value="12.85">
            <text:p>12,85</text:p>
          </table:table-cell>
          <table:table-cell table:style-name="ce51" office:value-type="string">
            <text:p>&amp;</text:p>
          </table:table-cell>
          <table:table-cell table:formula="of:=[M5.S8]/1000000" office:value-type="float" office:value="1.460492">
            <text:p>1,4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52" table:formula="of:=[M5.E9]/1000000" office:value-type="float" office:value="11.090534">
            <text:p>11,09</text:p>
          </table:table-cell>
          <table:table-cell table:style-name="ce51" office:value-type="string">
            <text:p>&amp;</text:p>
          </table:table-cell>
          <table:table-cell table:style-name="ce52" table:formula="of:=[M5.F9]/1000000" office:value-type="float" office:value="17.253">
            <text:p>17,25</text:p>
          </table:table-cell>
          <table:table-cell table:style-name="ce51" office:value-type="string">
            <text:p>&amp;</text:p>
          </table:table-cell>
          <table:table-cell table:style-name="ce52" table:formula="of:=[M5.G9]/1000000" office:value-type="float" office:value="3.272462">
            <text:p>3,27</text:p>
          </table:table-cell>
          <table:table-cell table:style-name="ce51" office:value-type="string">
            <text:p>&amp;</text:p>
          </table:table-cell>
          <table:table-cell table:formula="of:=[M5.K9]/1000000" office:value-type="float" office:value="11.090534">
            <text:p>11,09</text:p>
          </table:table-cell>
          <table:table-cell table:style-name="ce51" office:value-type="string">
            <text:p>&amp;</text:p>
          </table:table-cell>
          <table:table-cell table:formula="of:=[M5.L9]/1000000" office:value-type="float" office:value="17.25301">
            <text:p>17,25</text:p>
          </table:table-cell>
          <table:table-cell table:style-name="ce51" office:value-type="string">
            <text:p>&amp;</text:p>
          </table:table-cell>
          <table:table-cell table:formula="of:=[M5.M9]/1000000" office:value-type="float" office:value="3.272462">
            <text:p>3,27</text:p>
          </table:table-cell>
          <table:table-cell table:style-name="ce51" office:value-type="string">
            <text:p>&amp;</text:p>
          </table:table-cell>
          <table:table-cell table:formula="of:=[M5.Q9]/1000000" office:value-type="float" office:value="11.090534">
            <text:p>11,09</text:p>
          </table:table-cell>
          <table:table-cell table:style-name="ce51" office:value-type="string">
            <text:p>&amp;</text:p>
          </table:table-cell>
          <table:table-cell table:formula="of:=[M5.R9]/1000000" office:value-type="float" office:value="17.25301">
            <text:p>17,25</text:p>
          </table:table-cell>
          <table:table-cell table:style-name="ce51" office:value-type="string">
            <text:p>&amp;</text:p>
          </table:table-cell>
          <table:table-cell table:formula="of:=[M5.S9]/1000000" office:value-type="float" office:value="3.272462">
            <text:p>3,2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10]/1000000" office:value-type="float" office:value="13.082224">
            <text:p>13,08</text:p>
          </table:table-cell>
          <table:table-cell table:style-name="ce51" office:value-type="string">
            <text:p>&amp;</text:p>
          </table:table-cell>
          <table:table-cell table:style-name="ce52" table:formula="of:=[M5.F10]/1000000" office:value-type="float" office:value="19.2605">
            <text:p>19,26</text:p>
          </table:table-cell>
          <table:table-cell table:style-name="ce51" office:value-type="string">
            <text:p>&amp;</text:p>
          </table:table-cell>
          <table:table-cell table:style-name="ce52" table:formula="of:=[M5.G10]/1000000" office:value-type="float" office:value="2.888276">
            <text:p>2,89</text:p>
          </table:table-cell>
          <table:table-cell table:style-name="ce51" office:value-type="string">
            <text:p>&amp;</text:p>
          </table:table-cell>
          <table:table-cell table:formula="of:=[M5.K10]/1000000" office:value-type="float" office:value="13.082224">
            <text:p>13,08</text:p>
          </table:table-cell>
          <table:table-cell table:style-name="ce51" office:value-type="string">
            <text:p>&amp;</text:p>
          </table:table-cell>
          <table:table-cell table:formula="of:=[M5.L10]/1000000" office:value-type="float" office:value="19.2605">
            <text:p>19,26</text:p>
          </table:table-cell>
          <table:table-cell table:style-name="ce51" office:value-type="string">
            <text:p>&amp;</text:p>
          </table:table-cell>
          <table:table-cell table:formula="of:=[M5.M10]/1000000" office:value-type="float" office:value="2.888276">
            <text:p>2,89</text:p>
          </table:table-cell>
          <table:table-cell table:style-name="ce51" office:value-type="string">
            <text:p>&amp;</text:p>
          </table:table-cell>
          <table:table-cell table:formula="of:=[M5.Q10]/1000000" office:value-type="float" office:value="13.082224">
            <text:p>13,08</text:p>
          </table:table-cell>
          <table:table-cell table:style-name="ce51" office:value-type="string">
            <text:p>&amp;</text:p>
          </table:table-cell>
          <table:table-cell table:formula="of:=[M5.R10]/1000000" office:value-type="float" office:value="19.2605">
            <text:p>19,26</text:p>
          </table:table-cell>
          <table:table-cell table:style-name="ce51" office:value-type="string">
            <text:p>&amp;</text:p>
          </table:table-cell>
          <table:table-cell table:formula="of:=[M5.S10]/1000000" office:value-type="float" office:value="2.888276">
            <text:p>2,8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11]/1000000" office:value-type="float" office:value="13.466338">
            <text:p>13,47</text:p>
          </table:table-cell>
          <table:table-cell table:style-name="ce51" office:value-type="string">
            <text:p>&amp;</text:p>
          </table:table-cell>
          <table:table-cell table:style-name="ce52" table:formula="of:=[M5.F11]/1000000" office:value-type="float" office:value="21.0625">
            <text:p>21,06</text:p>
          </table:table-cell>
          <table:table-cell table:style-name="ce51" office:value-type="string">
            <text:p>&amp;</text:p>
          </table:table-cell>
          <table:table-cell table:style-name="ce52" table:formula="of:=[M5.G11]/1000000" office:value-type="float" office:value="3.426156">
            <text:p>3,43</text:p>
          </table:table-cell>
          <table:table-cell table:style-name="ce51" office:value-type="string">
            <text:p>&amp;</text:p>
          </table:table-cell>
          <table:table-cell table:formula="of:=[M5.K11]/1000000" office:value-type="float" office:value="13.762944">
            <text:p>13,76</text:p>
          </table:table-cell>
          <table:table-cell table:style-name="ce51" office:value-type="string">
            <text:p>&amp;</text:p>
          </table:table-cell>
          <table:table-cell table:formula="of:=[M5.L11]/1000000" office:value-type="float" office:value="21.228125">
            <text:p>21,23</text:p>
          </table:table-cell>
          <table:table-cell table:style-name="ce51" office:value-type="string">
            <text:p>&amp;</text:p>
          </table:table-cell>
          <table:table-cell table:formula="of:=[M5.M11]/1000000" office:value-type="float" office:value="3.465216">
            <text:p>3,47</text:p>
          </table:table-cell>
          <table:table-cell table:style-name="ce51" office:value-type="string">
            <text:p>&amp;</text:p>
          </table:table-cell>
          <table:table-cell table:formula="of:=[M5.Q11]/1000000" office:value-type="float" office:value="13.762944">
            <text:p>13,76</text:p>
          </table:table-cell>
          <table:table-cell table:style-name="ce51" office:value-type="string">
            <text:p>&amp;</text:p>
          </table:table-cell>
          <table:table-cell table:formula="of:=[M5.R11]/1000000" office:value-type="float" office:value="21.228125">
            <text:p>21,23</text:p>
          </table:table-cell>
          <table:table-cell table:style-name="ce51" office:value-type="string">
            <text:p>&amp;</text:p>
          </table:table-cell>
          <table:table-cell table:formula="of:=[M5.S11]/1000000" office:value-type="float" office:value="3.465216">
            <text:p>3,4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3-13}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5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52" table:formula="of:=[M5.E12]/1000000" office:value-type="float" office:value="5.041268">
            <text:p>5,04</text:p>
          </table:table-cell>
          <table:table-cell table:style-name="ce51" office:value-type="string">
            <text:p>&amp;</text:p>
          </table:table-cell>
          <table:table-cell table:style-name="ce52" table:formula="of:=[M5.F12]/1000000" office:value-type="float" office:value="8.192">
            <text:p>8,19</text:p>
          </table:table-cell>
          <table:table-cell table:style-name="ce51" office:value-type="string">
            <text:p>&amp;</text:p>
          </table:table-cell>
          <table:table-cell table:style-name="ce52" table:formula="of:=[M5.G12]/1000000" office:value-type="float" office:value="0.560732">
            <text:p>0,56</text:p>
          </table:table-cell>
          <table:table-cell table:style-name="ce51" office:value-type="string">
            <text:p>&amp;</text:p>
          </table:table-cell>
          <table:table-cell table:formula="of:=[M5.K12]/1000000" office:value-type="float" office:value="5.041268">
            <text:p>5,04</text:p>
          </table:table-cell>
          <table:table-cell table:style-name="ce51" office:value-type="string">
            <text:p>&amp;</text:p>
          </table:table-cell>
          <table:table-cell table:formula="of:=[M5.L12]/1000000" office:value-type="float" office:value="8.192">
            <text:p>8,19</text:p>
          </table:table-cell>
          <table:table-cell table:style-name="ce51" office:value-type="string">
            <text:p>&amp;</text:p>
          </table:table-cell>
          <table:table-cell table:formula="of:=[M5.M12]/1000000" office:value-type="float" office:value="0.560732">
            <text:p>0,56</text:p>
          </table:table-cell>
          <table:table-cell table:style-name="ce51" office:value-type="string">
            <text:p>&amp;</text:p>
          </table:table-cell>
          <table:table-cell table:formula="of:=[M5.Q12]/1000000" office:value-type="float" office:value="5.041268">
            <text:p>5,04</text:p>
          </table:table-cell>
          <table:table-cell table:style-name="ce51" office:value-type="string">
            <text:p>&amp;</text:p>
          </table:table-cell>
          <table:table-cell table:formula="of:=[M5.R12]/1000000" office:value-type="float" office:value="8.192">
            <text:p>8,19</text:p>
          </table:table-cell>
          <table:table-cell table:style-name="ce51" office:value-type="string">
            <text:p>&amp;</text:p>
          </table:table-cell>
          <table:table-cell table:formula="of:=[M5.S12]/1000000" office:value-type="float" office:value="0.560732">
            <text:p>0,5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13]/1000000" office:value-type="float" office:value="5.488136">
            <text:p>5,49</text:p>
          </table:table-cell>
          <table:table-cell table:style-name="ce51" office:value-type="string">
            <text:p>&amp;</text:p>
          </table:table-cell>
          <table:table-cell table:style-name="ce52" table:formula="of:=[M5.F13]/1000000" office:value-type="float" office:value="8.284">
            <text:p>8,28</text:p>
          </table:table-cell>
          <table:table-cell table:style-name="ce51" office:value-type="string">
            <text:p>&amp;</text:p>
          </table:table-cell>
          <table:table-cell table:style-name="ce52" table:formula="of:=[M5.G13]/1000000" office:value-type="float" office:value="0.485864">
            <text:p>0,49</text:p>
          </table:table-cell>
          <table:table-cell table:style-name="ce51" office:value-type="string">
            <text:p>&amp;</text:p>
          </table:table-cell>
          <table:table-cell table:formula="of:=[M5.K13]/1000000" office:value-type="float" office:value="5.488136">
            <text:p>5,49</text:p>
          </table:table-cell>
          <table:table-cell table:style-name="ce51" office:value-type="string">
            <text:p>&amp;</text:p>
          </table:table-cell>
          <table:table-cell table:formula="of:=[M5.L13]/1000000" office:value-type="float" office:value="8.284">
            <text:p>8,28</text:p>
          </table:table-cell>
          <table:table-cell table:style-name="ce51" office:value-type="string">
            <text:p>&amp;</text:p>
          </table:table-cell>
          <table:table-cell table:formula="of:=[M5.M13]/1000000" office:value-type="float" office:value="0.485864">
            <text:p>0,49</text:p>
          </table:table-cell>
          <table:table-cell table:style-name="ce51" office:value-type="string">
            <text:p>&amp;</text:p>
          </table:table-cell>
          <table:table-cell table:formula="of:=[M5.Q13]/1000000" office:value-type="float" office:value="5.488136">
            <text:p>5,49</text:p>
          </table:table-cell>
          <table:table-cell table:style-name="ce51" office:value-type="string">
            <text:p>&amp;</text:p>
          </table:table-cell>
          <table:table-cell table:formula="of:=[M5.R13]/1000000" office:value-type="float" office:value="8.284">
            <text:p>8,28</text:p>
          </table:table-cell>
          <table:table-cell table:style-name="ce51" office:value-type="string">
            <text:p>&amp;</text:p>
          </table:table-cell>
          <table:table-cell table:formula="of:=[M5.S13]/1000000" office:value-type="float" office:value="0.485864">
            <text:p>0,4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14]/1000000" office:value-type="float" office:value="7.080764">
            <text:p>7,08</text:p>
          </table:table-cell>
          <table:table-cell table:style-name="ce51" office:value-type="string">
            <text:p>&amp;</text:p>
          </table:table-cell>
          <table:table-cell table:style-name="ce52" table:formula="of:=[M5.F14]/1000000" office:value-type="float" office:value="12.1885">
            <text:p>12,19</text:p>
          </table:table-cell>
          <table:table-cell table:style-name="ce51" office:value-type="string">
            <text:p>&amp;</text:p>
          </table:table-cell>
          <table:table-cell table:style-name="ce52" table:formula="of:=[M5.G14]/1000000" office:value-type="float" office:value="1.227736">
            <text:p>1,23</text:p>
          </table:table-cell>
          <table:table-cell table:style-name="ce51" office:value-type="string">
            <text:p>&amp;</text:p>
          </table:table-cell>
          <table:table-cell table:formula="of:=[M5.K14]/1000000" office:value-type="float" office:value="7.080764">
            <text:p>7,08</text:p>
          </table:table-cell>
          <table:table-cell table:style-name="ce51" office:value-type="string">
            <text:p>&amp;</text:p>
          </table:table-cell>
          <table:table-cell table:formula="of:=[M5.L14]/1000000" office:value-type="float" office:value="12.18851">
            <text:p>12,19</text:p>
          </table:table-cell>
          <table:table-cell table:style-name="ce51" office:value-type="string">
            <text:p>&amp;</text:p>
          </table:table-cell>
          <table:table-cell table:formula="of:=[M5.M14]/1000000" office:value-type="float" office:value="1.227736">
            <text:p>1,23</text:p>
          </table:table-cell>
          <table:table-cell table:style-name="ce51" office:value-type="string">
            <text:p>&amp;</text:p>
          </table:table-cell>
          <table:table-cell table:formula="of:=[M5.Q14]/1000000" office:value-type="float" office:value="7.080764">
            <text:p>7,08</text:p>
          </table:table-cell>
          <table:table-cell table:style-name="ce51" office:value-type="string">
            <text:p>&amp;</text:p>
          </table:table-cell>
          <table:table-cell table:formula="of:=[M5.R14]/1000000" office:value-type="float" office:value="12.18851">
            <text:p>12,19</text:p>
          </table:table-cell>
          <table:table-cell table:style-name="ce51" office:value-type="string">
            <text:p>&amp;</text:p>
          </table:table-cell>
          <table:table-cell table:formula="of:=[M5.S14]/1000000" office:value-type="float" office:value="1.227736">
            <text:p>1,2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52" table:formula="of:=[M5.E15]/1000000" office:value-type="float" office:value="13.924176">
            <text:p>13,92</text:p>
          </table:table-cell>
          <table:table-cell table:style-name="ce51" office:value-type="string">
            <text:p>&amp;</text:p>
          </table:table-cell>
          <table:table-cell table:style-name="ce52" table:formula="of:=[M5.F15]/1000000" office:value-type="float" office:value="21.293005">
            <text:p>21,29</text:p>
          </table:table-cell>
          <table:table-cell table:style-name="ce51" office:value-type="string">
            <text:p>&amp;</text:p>
          </table:table-cell>
          <table:table-cell table:style-name="ce52" table:formula="of:=[M5.G15]/1000000" office:value-type="float" office:value="2.068828">
            <text:p>2,07</text:p>
          </table:table-cell>
          <table:table-cell table:style-name="ce51" office:value-type="string">
            <text:p>&amp;</text:p>
          </table:table-cell>
          <table:table-cell table:formula="of:=[M5.K15]/1000000" office:value-type="float" office:value="13.91756">
            <text:p>13,92</text:p>
          </table:table-cell>
          <table:table-cell table:style-name="ce51" office:value-type="string">
            <text:p>&amp;</text:p>
          </table:table-cell>
          <table:table-cell table:formula="of:=[M5.L15]/1000000" office:value-type="float" office:value="21.236005">
            <text:p>21,24</text:p>
          </table:table-cell>
          <table:table-cell table:style-name="ce51" office:value-type="string">
            <text:p>&amp;</text:p>
          </table:table-cell>
          <table:table-cell table:formula="of:=[M5.M15]/1000000" office:value-type="float" office:value="2.038444">
            <text:p>2,04</text:p>
          </table:table-cell>
          <table:table-cell table:style-name="ce51" office:value-type="string">
            <text:p>&amp;</text:p>
          </table:table-cell>
          <table:table-cell table:formula="of:=[M5.Q15]/1000000" office:value-type="float" office:value="13.911545">
            <text:p>13,91</text:p>
          </table:table-cell>
          <table:table-cell table:style-name="ce51" office:value-type="string">
            <text:p>&amp;</text:p>
          </table:table-cell>
          <table:table-cell table:formula="of:=[M5.R15]/1000000" office:value-type="float" office:value="21.290337">
            <text:p>21,29</text:p>
          </table:table-cell>
          <table:table-cell table:style-name="ce51" office:value-type="string">
            <text:p>&amp;</text:p>
          </table:table-cell>
          <table:table-cell table:formula="of:=[M5.S15]/1000000" office:value-type="float" office:value="2.078792">
            <text:p>2,0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16]/1000000" office:value-type="float" office:value="9.6821">
            <text:p>9,68</text:p>
          </table:table-cell>
          <table:table-cell table:style-name="ce51" office:value-type="string">
            <text:p>&amp;</text:p>
          </table:table-cell>
          <table:table-cell table:style-name="ce52" table:formula="of:=[M5.F16]/1000000" office:value-type="float" office:value="13.53925">
            <text:p>13,54</text:p>
          </table:table-cell>
          <table:table-cell table:style-name="ce51" office:value-type="string">
            <text:p>&amp;</text:p>
          </table:table-cell>
          <table:table-cell table:style-name="ce52" table:formula="of:=[M5.G16]/1000000" office:value-type="float" office:value="0.717148">
            <text:p>0,72</text:p>
          </table:table-cell>
          <table:table-cell table:style-name="ce51" office:value-type="string">
            <text:p>&amp;</text:p>
          </table:table-cell>
          <table:table-cell table:formula="of:=[M5.K16]/1000000" office:value-type="float" office:value="9.6821">
            <text:p>9,68</text:p>
          </table:table-cell>
          <table:table-cell table:style-name="ce51" office:value-type="string">
            <text:p>&amp;</text:p>
          </table:table-cell>
          <table:table-cell table:formula="of:=[M5.L16]/1000000" office:value-type="float" office:value="13.53925">
            <text:p>13,54</text:p>
          </table:table-cell>
          <table:table-cell table:style-name="ce51" office:value-type="string">
            <text:p>&amp;</text:p>
          </table:table-cell>
          <table:table-cell table:formula="of:=[M5.M16]/1000000" office:value-type="float" office:value="0.717148">
            <text:p>0,72</text:p>
          </table:table-cell>
          <table:table-cell table:style-name="ce51" office:value-type="string">
            <text:p>&amp;</text:p>
          </table:table-cell>
          <table:table-cell table:formula="of:=[M5.Q16]/1000000" office:value-type="float" office:value="9.6821">
            <text:p>9,68</text:p>
          </table:table-cell>
          <table:table-cell table:style-name="ce51" office:value-type="string">
            <text:p>&amp;</text:p>
          </table:table-cell>
          <table:table-cell table:formula="of:=[M5.R16]/1000000" office:value-type="float" office:value="13.53925">
            <text:p>13,54</text:p>
          </table:table-cell>
          <table:table-cell table:style-name="ce51" office:value-type="string">
            <text:p>&amp;</text:p>
          </table:table-cell>
          <table:table-cell table:formula="of:=[M5.S16]/1000000" office:value-type="float" office:value="0.717148">
            <text:p>0,7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17]/1000000" office:value-type="float" office:value="12.192014">
            <text:p>12,19</text:p>
          </table:table-cell>
          <table:table-cell table:style-name="ce51" office:value-type="string">
            <text:p>&amp;</text:p>
          </table:table-cell>
          <table:table-cell table:style-name="ce52" table:formula="of:=[M5.F17]/1000000" office:value-type="float" office:value="18.789">
            <text:p>18,79</text:p>
          </table:table-cell>
          <table:table-cell table:style-name="ce51" office:value-type="string">
            <text:p>&amp;</text:p>
          </table:table-cell>
          <table:table-cell table:style-name="ce52" table:formula="of:=[M5.G17]/1000000" office:value-type="float" office:value="2.426982">
            <text:p>2,43</text:p>
          </table:table-cell>
          <table:table-cell table:style-name="ce51" office:value-type="string">
            <text:p>&amp;</text:p>
          </table:table-cell>
          <table:table-cell table:formula="of:=[M5.K17]/1000000" office:value-type="float" office:value="12.192014">
            <text:p>12,19</text:p>
          </table:table-cell>
          <table:table-cell table:style-name="ce51" office:value-type="string">
            <text:p>&amp;</text:p>
          </table:table-cell>
          <table:table-cell table:formula="of:=[M5.L17]/1000000" office:value-type="float" office:value="18.789">
            <text:p>18,79</text:p>
          </table:table-cell>
          <table:table-cell table:style-name="ce51" office:value-type="string">
            <text:p>&amp;</text:p>
          </table:table-cell>
          <table:table-cell table:formula="of:=[M5.M17]/1000000" office:value-type="float" office:value="2.426982">
            <text:p>2,43</text:p>
          </table:table-cell>
          <table:table-cell table:style-name="ce51" office:value-type="string">
            <text:p>&amp;</text:p>
          </table:table-cell>
          <table:table-cell table:formula="of:=[M5.Q17]/1000000" office:value-type="float" office:value="12.192014">
            <text:p>12,19</text:p>
          </table:table-cell>
          <table:table-cell table:style-name="ce51" office:value-type="string">
            <text:p>&amp;</text:p>
          </table:table-cell>
          <table:table-cell table:formula="of:=[M5.R17]/1000000" office:value-type="float" office:value="18.789">
            <text:p>18,79</text:p>
          </table:table-cell>
          <table:table-cell table:style-name="ce51" office:value-type="string">
            <text:p>&amp;</text:p>
          </table:table-cell>
          <table:table-cell table:formula="of:=[M5.S17]/1000000" office:value-type="float" office:value="2.426982">
            <text:p>2,4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52" table:formula="of:=[M5.E18]/1000000" office:value-type="float" office:value="15.502492">
            <text:p>15,50</text:p>
          </table:table-cell>
          <table:table-cell table:style-name="ce51" office:value-type="string">
            <text:p>&amp;</text:p>
          </table:table-cell>
          <table:table-cell table:style-name="ce52" table:formula="of:=[M5.F18]/1000000" office:value-type="float" office:value="23.0545">
            <text:p>23,05</text:p>
          </table:table-cell>
          <table:table-cell table:style-name="ce51" office:value-type="string">
            <text:p>&amp;</text:p>
          </table:table-cell>
          <table:table-cell table:style-name="ce52" table:formula="of:=[M5.G18]/1000000" office:value-type="float" office:value="2.772002">
            <text:p>2,77</text:p>
          </table:table-cell>
          <table:table-cell table:style-name="ce51" office:value-type="string">
            <text:p>&amp;</text:p>
          </table:table-cell>
          <table:table-cell table:formula="of:=[M5.K18]/1000000" office:value-type="float" office:value="15.347504">
            <text:p>15,35</text:p>
          </table:table-cell>
          <table:table-cell table:style-name="ce51" office:value-type="string">
            <text:p>&amp;</text:p>
          </table:table-cell>
          <table:table-cell table:formula="of:=[M5.L18]/1000000" office:value-type="float" office:value="23.0335">
            <text:p>23,03</text:p>
          </table:table-cell>
          <table:table-cell table:style-name="ce51" office:value-type="string">
            <text:p>&amp;</text:p>
          </table:table-cell>
          <table:table-cell table:formula="of:=[M5.M18]/1000000" office:value-type="float" office:value="2.885996">
            <text:p>2,89</text:p>
          </table:table-cell>
          <table:table-cell table:style-name="ce51" office:value-type="string">
            <text:p>&amp;</text:p>
          </table:table-cell>
          <table:table-cell table:formula="of:=[M5.Q18]/1000000" office:value-type="float" office:value="15.36224">
            <text:p>15,36</text:p>
          </table:table-cell>
          <table:table-cell table:style-name="ce51" office:value-type="string">
            <text:p>&amp;</text:p>
          </table:table-cell>
          <table:table-cell table:formula="of:=[M5.R18]/1000000" office:value-type="float" office:value="23.660977">
            <text:p>23,66</text:p>
          </table:table-cell>
          <table:table-cell table:style-name="ce51" office:value-type="string">
            <text:p>&amp;</text:p>
          </table:table-cell>
          <table:table-cell table:formula="of:=[M5.S18]/1000000" office:value-type="float" office:value="3.288754">
            <text:p>3,2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19]/1000000" office:value-type="float" office:value="16.19481">
            <text:p>16,19</text:p>
          </table:table-cell>
          <table:table-cell table:style-name="ce51" office:value-type="string">
            <text:p>&amp;</text:p>
          </table:table-cell>
          <table:table-cell table:style-name="ce52" table:formula="of:=[M5.F19]/1000000" office:value-type="float" office:value="23.487">
            <text:p>23,49</text:p>
          </table:table-cell>
          <table:table-cell table:style-name="ce51" office:value-type="string">
            <text:p>&amp;</text:p>
          </table:table-cell>
          <table:table-cell table:style-name="ce52" table:formula="of:=[M5.G19]/1000000" office:value-type="float" office:value="2.26219">
            <text:p>2,26</text:p>
          </table:table-cell>
          <table:table-cell table:style-name="ce51" office:value-type="string">
            <text:p>&amp;</text:p>
          </table:table-cell>
          <table:table-cell table:formula="of:=[M5.K19]/1000000" office:value-type="float" office:value="16.170283">
            <text:p>16,17</text:p>
          </table:table-cell>
          <table:table-cell table:style-name="ce51" office:value-type="string">
            <text:p>&amp;</text:p>
          </table:table-cell>
          <table:table-cell table:formula="of:=[M5.L19]/1000000" office:value-type="float" office:value="23.9545">
            <text:p>23,95</text:p>
          </table:table-cell>
          <table:table-cell table:style-name="ce51" office:value-type="string">
            <text:p>&amp;</text:p>
          </table:table-cell>
          <table:table-cell table:formula="of:=[M5.M19]/1000000" office:value-type="float" office:value="2.594216">
            <text:p>2,59</text:p>
          </table:table-cell>
          <table:table-cell table:style-name="ce51" office:value-type="string">
            <text:p>&amp;</text:p>
          </table:table-cell>
          <table:table-cell table:formula="of:=[M5.Q19]/1000000" office:value-type="float" office:value="15.995282">
            <text:p>16,00</text:p>
          </table:table-cell>
          <table:table-cell table:style-name="ce51" office:value-type="string">
            <text:p>&amp;</text:p>
          </table:table-cell>
          <table:table-cell table:formula="of:=[M5.R19]/1000000" office:value-type="float" office:value="23.258">
            <text:p>23,26</text:p>
          </table:table-cell>
          <table:table-cell table:style-name="ce51" office:value-type="string">
            <text:p>&amp;</text:p>
          </table:table-cell>
          <table:table-cell table:formula="of:=[M5.S19]/1000000" office:value-type="float" office:value="2.322718">
            <text:p>2,3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20]/1000000" office:value-type="float" office:value="15.962234">
            <text:p>15,96</text:p>
          </table:table-cell>
          <table:table-cell table:style-name="ce51" office:value-type="string">
            <text:p>&amp;</text:p>
          </table:table-cell>
          <table:table-cell table:style-name="ce52" table:formula="of:=[M5.F20]/1000000" office:value-type="float" office:value="26.3805">
            <text:p>26,38</text:p>
          </table:table-cell>
          <table:table-cell table:style-name="ce51" office:value-type="string">
            <text:p>&amp;</text:p>
          </table:table-cell>
          <table:table-cell table:style-name="ce52" table:formula="of:=[M5.G20]/1000000" office:value-type="float" office:value="3.818266">
            <text:p>3,82</text:p>
          </table:table-cell>
          <table:table-cell table:style-name="ce51" office:value-type="string">
            <text:p>&amp;</text:p>
          </table:table-cell>
          <table:table-cell table:formula="of:=[M5.K20]/1000000" office:value-type="float" office:value="15.853696">
            <text:p>15,85</text:p>
          </table:table-cell>
          <table:table-cell table:style-name="ce51" office:value-type="string">
            <text:p>&amp;</text:p>
          </table:table-cell>
          <table:table-cell table:formula="of:=[M5.L20]/1000000" office:value-type="float" office:value="26.1595">
            <text:p>26,16</text:p>
          </table:table-cell>
          <table:table-cell table:style-name="ce51" office:value-type="string">
            <text:p>&amp;</text:p>
          </table:table-cell>
          <table:table-cell table:formula="of:=[M5.M20]/1000000" office:value-type="float" office:value="3.755804">
            <text:p>3,76</text:p>
          </table:table-cell>
          <table:table-cell table:style-name="ce51" office:value-type="string">
            <text:p>&amp;</text:p>
          </table:table-cell>
          <table:table-cell table:formula="of:=[M5.Q20]/1000000" office:value-type="float" office:value="15.591448">
            <text:p>15,59</text:p>
          </table:table-cell>
          <table:table-cell table:style-name="ce51" office:value-type="string">
            <text:p>&amp;</text:p>
          </table:table-cell>
          <table:table-cell table:formula="of:=[M5.R20]/1000000" office:value-type="float" office:value="25.9131">
            <text:p>25,91</text:p>
          </table:table-cell>
          <table:table-cell table:style-name="ce51" office:value-type="string">
            <text:p>&amp;</text:p>
          </table:table-cell>
          <table:table-cell table:formula="of:=[M5.S20]/1000000" office:value-type="float" office:value="3.801648">
            <text:p>3,8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3-13}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10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52" table:formula="of:=[M5.E21]/1000000" office:value-type="float" office:value="13.55198">
            <text:p>13,55</text:p>
          </table:table-cell>
          <table:table-cell table:style-name="ce51" office:value-type="string">
            <text:p>&amp;</text:p>
          </table:table-cell>
          <table:table-cell table:style-name="ce52" table:formula="of:=[M5.F21]/1000000" office:value-type="float" office:value="17.87096">
            <text:p>17,87</text:p>
          </table:table-cell>
          <table:table-cell table:style-name="ce51" office:value-type="string">
            <text:p>&amp;</text:p>
          </table:table-cell>
          <table:table-cell table:style-name="ce52" table:formula="of:=[M5.G21]/1000000" office:value-type="float" office:value="0.29902">
            <text:p>0,30</text:p>
          </table:table-cell>
          <table:table-cell table:style-name="ce51" office:value-type="string">
            <text:p>&amp;</text:p>
          </table:table-cell>
          <table:table-cell table:formula="of:=[M5.K21]/1000000" office:value-type="float" office:value="13.55198">
            <text:p>13,55</text:p>
          </table:table-cell>
          <table:table-cell table:style-name="ce51" office:value-type="string">
            <text:p>&amp;</text:p>
          </table:table-cell>
          <table:table-cell table:formula="of:=[M5.L21]/1000000" office:value-type="float" office:value="17.871">
            <text:p>17,87</text:p>
          </table:table-cell>
          <table:table-cell table:style-name="ce51" office:value-type="string">
            <text:p>&amp;</text:p>
          </table:table-cell>
          <table:table-cell table:formula="of:=[M5.M21]/1000000" office:value-type="float" office:value="0.29902">
            <text:p>0,30</text:p>
          </table:table-cell>
          <table:table-cell table:style-name="ce51" office:value-type="string">
            <text:p>&amp;</text:p>
          </table:table-cell>
          <table:table-cell table:formula="of:=[M5.Q21]/1000000" office:value-type="float" office:value="13.55198">
            <text:p>13,55</text:p>
          </table:table-cell>
          <table:table-cell table:style-name="ce51" office:value-type="string">
            <text:p>&amp;</text:p>
          </table:table-cell>
          <table:table-cell table:formula="of:=[M5.R21]/1000000" office:value-type="float" office:value="17.87104">
            <text:p>17,87</text:p>
          </table:table-cell>
          <table:table-cell table:style-name="ce51" office:value-type="string">
            <text:p>&amp;</text:p>
          </table:table-cell>
          <table:table-cell table:formula="of:=[M5.S21]/1000000" office:value-type="float" office:value="0.29902">
            <text:p>0,3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22]/1000000" office:value-type="float" office:value="5.312264">
            <text:p>5,31</text:p>
          </table:table-cell>
          <table:table-cell table:style-name="ce51" office:value-type="string">
            <text:p>&amp;</text:p>
          </table:table-cell>
          <table:table-cell table:style-name="ce52" table:formula="of:=[M5.F22]/1000000" office:value-type="float" office:value="7.95225">
            <text:p>7,95</text:p>
          </table:table-cell>
          <table:table-cell table:style-name="ce51" office:value-type="string">
            <text:p>&amp;</text:p>
          </table:table-cell>
          <table:table-cell table:style-name="ce52" table:formula="of:=[M5.G22]/1000000" office:value-type="float" office:value="0.219986">
            <text:p>0,22</text:p>
          </table:table-cell>
          <table:table-cell table:style-name="ce51" office:value-type="string">
            <text:p>&amp;</text:p>
          </table:table-cell>
          <table:table-cell table:formula="of:=[M5.K22]/1000000" office:value-type="float" office:value="5.312263">
            <text:p>5,31</text:p>
          </table:table-cell>
          <table:table-cell table:style-name="ce51" office:value-type="string">
            <text:p>&amp;</text:p>
          </table:table-cell>
          <table:table-cell table:formula="of:=[M5.L22]/1000000" office:value-type="float" office:value="7.95225">
            <text:p>7,95</text:p>
          </table:table-cell>
          <table:table-cell table:style-name="ce51" office:value-type="string">
            <text:p>&amp;</text:p>
          </table:table-cell>
          <table:table-cell table:formula="of:=[M5.M22]/1000000" office:value-type="float" office:value="0.219986">
            <text:p>0,22</text:p>
          </table:table-cell>
          <table:table-cell table:style-name="ce51" office:value-type="string">
            <text:p>&amp;</text:p>
          </table:table-cell>
          <table:table-cell table:formula="of:=[M5.Q22]/1000000" office:value-type="float" office:value="5.312264">
            <text:p>5,31</text:p>
          </table:table-cell>
          <table:table-cell table:style-name="ce51" office:value-type="string">
            <text:p>&amp;</text:p>
          </table:table-cell>
          <table:table-cell table:formula="of:=[M5.R22]/1000000" office:value-type="float" office:value="7.95225">
            <text:p>7,95</text:p>
          </table:table-cell>
          <table:table-cell table:style-name="ce51" office:value-type="string">
            <text:p>&amp;</text:p>
          </table:table-cell>
          <table:table-cell table:formula="of:=[M5.S22]/1000000" office:value-type="float" office:value="0.219986">
            <text:p>0,2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23]/1000000" office:value-type="float" office:value="5.502718">
            <text:p>5,50</text:p>
          </table:table-cell>
          <table:table-cell table:style-name="ce51" office:value-type="string">
            <text:p>&amp;</text:p>
          </table:table-cell>
          <table:table-cell table:style-name="ce52" table:formula="of:=[M5.F23]/1000000" office:value-type="float" office:value="7.89852">
            <text:p>7,90</text:p>
          </table:table-cell>
          <table:table-cell table:style-name="ce51" office:value-type="string">
            <text:p>&amp;</text:p>
          </table:table-cell>
          <table:table-cell table:style-name="ce52" table:formula="of:=[M5.G23]/1000000" office:value-type="float" office:value="0.095782">
            <text:p>0,10</text:p>
          </table:table-cell>
          <table:table-cell table:style-name="ce51" office:value-type="string">
            <text:p>&amp;</text:p>
          </table:table-cell>
          <table:table-cell table:formula="of:=[M5.K23]/1000000" office:value-type="float" office:value="5.502718">
            <text:p>5,50</text:p>
          </table:table-cell>
          <table:table-cell table:style-name="ce51" office:value-type="string">
            <text:p>&amp;</text:p>
          </table:table-cell>
          <table:table-cell table:formula="of:=[M5.L23]/1000000" office:value-type="float" office:value="7.89852">
            <text:p>7,90</text:p>
          </table:table-cell>
          <table:table-cell table:style-name="ce51" office:value-type="string">
            <text:p>&amp;</text:p>
          </table:table-cell>
          <table:table-cell table:formula="of:=[M5.M23]/1000000" office:value-type="float" office:value="0.095782">
            <text:p>0,10</text:p>
          </table:table-cell>
          <table:table-cell table:style-name="ce51" office:value-type="string">
            <text:p>&amp;</text:p>
          </table:table-cell>
          <table:table-cell table:formula="of:=[M5.Q23]/1000000" office:value-type="float" office:value="5.502718">
            <text:p>5,50</text:p>
          </table:table-cell>
          <table:table-cell table:style-name="ce51" office:value-type="string">
            <text:p>&amp;</text:p>
          </table:table-cell>
          <table:table-cell table:formula="of:=[M5.R23]/1000000" office:value-type="float" office:value="7.89852">
            <text:p>7,90</text:p>
          </table:table-cell>
          <table:table-cell table:style-name="ce51" office:value-type="string">
            <text:p>&amp;</text:p>
          </table:table-cell>
          <table:table-cell table:formula="of:=[M5.S23]/1000000" office:value-type="float" office:value="0.095782">
            <text:p>0,1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52" table:formula="of:=[M5.E24]/1000000" office:value-type="float" office:value="12.391968">
            <text:p>12,39</text:p>
          </table:table-cell>
          <table:table-cell table:style-name="ce51" office:value-type="string">
            <text:p>&amp;</text:p>
          </table:table-cell>
          <table:table-cell table:style-name="ce52" table:formula="of:=[M5.F24]/1000000" office:value-type="float" office:value="18.818">
            <text:p>18,82</text:p>
          </table:table-cell>
          <table:table-cell table:style-name="ce51" office:value-type="string">
            <text:p>&amp;</text:p>
          </table:table-cell>
          <table:table-cell table:style-name="ce52" table:formula="of:=[M5.G24]/1000000" office:value-type="float" office:value="1.506032">
            <text:p>1,51</text:p>
          </table:table-cell>
          <table:table-cell table:style-name="ce51" office:value-type="string">
            <text:p>&amp;</text:p>
          </table:table-cell>
          <table:table-cell table:formula="of:=[M5.K24]/1000000" office:value-type="float" office:value="11.536164">
            <text:p>11,54</text:p>
          </table:table-cell>
          <table:table-cell table:style-name="ce51" office:value-type="string">
            <text:p>&amp;</text:p>
          </table:table-cell>
          <table:table-cell table:formula="of:=[M5.L24]/1000000" office:value-type="float" office:value="15.9745">
            <text:p>15,97</text:p>
          </table:table-cell>
          <table:table-cell table:style-name="ce51" office:value-type="string">
            <text:p>&amp;</text:p>
          </table:table-cell>
          <table:table-cell table:formula="of:=[M5.M24]/1000000" office:value-type="float" office:value="0.738336">
            <text:p>0,74</text:p>
          </table:table-cell>
          <table:table-cell table:style-name="ce51" office:value-type="string">
            <text:p>&amp;</text:p>
          </table:table-cell>
          <table:table-cell table:formula="of:=[M5.Q24]/1000000" office:value-type="float" office:value="12.003968">
            <text:p>12,00</text:p>
          </table:table-cell>
          <table:table-cell table:style-name="ce51" office:value-type="string">
            <text:p>&amp;</text:p>
          </table:table-cell>
          <table:table-cell table:formula="of:=[M5.R24]/1000000" office:value-type="float" office:value="17.4795">
            <text:p>17,48</text:p>
          </table:table-cell>
          <table:table-cell table:style-name="ce51" office:value-type="string">
            <text:p>&amp;</text:p>
          </table:table-cell>
          <table:table-cell table:formula="of:=[M5.S24]/1000000" office:value-type="float" office:value="1.135532">
            <text:p>1,14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25]/1000000" office:value-type="float" office:value="15.42021">
            <text:p>15,42</text:p>
          </table:table-cell>
          <table:table-cell table:style-name="ce51" office:value-type="string">
            <text:p>&amp;</text:p>
          </table:table-cell>
          <table:table-cell table:style-name="ce52" table:formula="of:=[M5.F25]/1000000" office:value-type="float" office:value="22.80454">
            <text:p>22,80</text:p>
          </table:table-cell>
          <table:table-cell table:style-name="ce51" office:value-type="string">
            <text:p>&amp;</text:p>
          </table:table-cell>
          <table:table-cell table:style-name="ce52" table:formula="of:=[M5.G25]/1000000" office:value-type="float" office:value="1.08429">
            <text:p>1,08</text:p>
          </table:table-cell>
          <table:table-cell table:style-name="ce51" office:value-type="string">
            <text:p>&amp;</text:p>
          </table:table-cell>
          <table:table-cell table:formula="of:=[M5.K25]/1000000" office:value-type="float" office:value="15.417674">
            <text:p>15,42</text:p>
          </table:table-cell>
          <table:table-cell table:style-name="ce51" office:value-type="string">
            <text:p>&amp;</text:p>
          </table:table-cell>
          <table:table-cell table:formula="of:=[M5.L25]/1000000" office:value-type="float" office:value="22.80454">
            <text:p>22,80</text:p>
          </table:table-cell>
          <table:table-cell table:style-name="ce51" office:value-type="string">
            <text:p>&amp;</text:p>
          </table:table-cell>
          <table:table-cell table:formula="of:=[M5.M25]/1000000" office:value-type="float" office:value="1.086826">
            <text:p>1,09</text:p>
          </table:table-cell>
          <table:table-cell table:style-name="ce51" office:value-type="string">
            <text:p>&amp;</text:p>
          </table:table-cell>
          <table:table-cell table:formula="of:=[M5.Q25]/1000000" office:value-type="float" office:value="15.055714">
            <text:p>15,06</text:p>
          </table:table-cell>
          <table:table-cell table:style-name="ce51" office:value-type="string">
            <text:p>&amp;</text:p>
          </table:table-cell>
          <table:table-cell table:formula="of:=[M5.R25]/1000000" office:value-type="float" office:value="22.82104">
            <text:p>22,82</text:p>
          </table:table-cell>
          <table:table-cell table:style-name="ce51" office:value-type="string">
            <text:p>&amp;</text:p>
          </table:table-cell>
          <table:table-cell table:formula="of:=[M5.S25]/1000000" office:value-type="float" office:value="1.465286">
            <text:p>1,4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26]/1000000" office:value-type="float" office:value="9.292586">
            <text:p>9,29</text:p>
          </table:table-cell>
          <table:table-cell table:style-name="ce51" office:value-type="string">
            <text:p>&amp;</text:p>
          </table:table-cell>
          <table:table-cell table:style-name="ce52" table:formula="of:=[M5.F26]/1000000" office:value-type="float" office:value="14.78525">
            <text:p>14,79</text:p>
          </table:table-cell>
          <table:table-cell table:style-name="ce51" office:value-type="string">
            <text:p>&amp;</text:p>
          </table:table-cell>
          <table:table-cell table:style-name="ce52" table:formula="of:=[M5.G26]/1000000" office:value-type="float" office:value="1.022664">
            <text:p>1,02</text:p>
          </table:table-cell>
          <table:table-cell table:style-name="ce51" office:value-type="string">
            <text:p>&amp;</text:p>
          </table:table-cell>
          <table:table-cell table:formula="of:=[M5.K26]/1000000" office:value-type="float" office:value="9.280066">
            <text:p>9,28</text:p>
          </table:table-cell>
          <table:table-cell table:style-name="ce51" office:value-type="string">
            <text:p>&amp;</text:p>
          </table:table-cell>
          <table:table-cell table:formula="of:=[M5.L26]/1000000" office:value-type="float" office:value="14.78525">
            <text:p>14,79</text:p>
          </table:table-cell>
          <table:table-cell table:style-name="ce51" office:value-type="string">
            <text:p>&amp;</text:p>
          </table:table-cell>
          <table:table-cell table:formula="of:=[M5.M26]/1000000" office:value-type="float" office:value="1.035184">
            <text:p>1,04</text:p>
          </table:table-cell>
          <table:table-cell table:style-name="ce51" office:value-type="string">
            <text:p>&amp;</text:p>
          </table:table-cell>
          <table:table-cell table:formula="of:=[M5.Q26]/1000000" office:value-type="float" office:value="9.278974">
            <text:p>9,28</text:p>
          </table:table-cell>
          <table:table-cell table:style-name="ce51" office:value-type="string">
            <text:p>&amp;</text:p>
          </table:table-cell>
          <table:table-cell table:formula="of:=[M5.R26]/1000000" office:value-type="float" office:value="14.78525">
            <text:p>14,79</text:p>
          </table:table-cell>
          <table:table-cell table:style-name="ce51" office:value-type="string">
            <text:p>&amp;</text:p>
          </table:table-cell>
          <table:table-cell table:formula="of:=[M5.S26]/1000000" office:value-type="float" office:value="1.036276">
            <text:p>1,04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52" table:formula="of:=[M5.E27]/1000000" office:value-type="float" office:value="13.975496">
            <text:p>13,98</text:p>
          </table:table-cell>
          <table:table-cell table:style-name="ce51" office:value-type="string">
            <text:p>&amp;</text:p>
          </table:table-cell>
          <table:table-cell table:style-name="ce52" table:formula="of:=[M5.F27]/1000000" office:value-type="float" office:value="19.614">
            <text:p>19,61</text:p>
          </table:table-cell>
          <table:table-cell table:style-name="ce51" office:value-type="string">
            <text:p>&amp;</text:p>
          </table:table-cell>
          <table:table-cell table:style-name="ce52" table:formula="of:=[M5.G27]/1000000" office:value-type="float" office:value="1.278504">
            <text:p>1,28</text:p>
          </table:table-cell>
          <table:table-cell table:style-name="ce51" office:value-type="string">
            <text:p>&amp;</text:p>
          </table:table-cell>
          <table:table-cell table:formula="of:=[M5.K27]/1000000" office:value-type="float" office:value="16.43782">
            <text:p>16,44</text:p>
          </table:table-cell>
          <table:table-cell table:style-name="ce51" office:value-type="string">
            <text:p>&amp;</text:p>
          </table:table-cell>
          <table:table-cell table:formula="of:=[M5.L27]/1000000" office:value-type="float" office:value="24.20302">
            <text:p>24,20</text:p>
          </table:table-cell>
          <table:table-cell table:style-name="ce51" office:value-type="string">
            <text:p>&amp;</text:p>
          </table:table-cell>
          <table:table-cell table:formula="of:=[M5.M27]/1000000" office:value-type="float" office:value="1.95518">
            <text:p>1,96</text:p>
          </table:table-cell>
          <table:table-cell table:style-name="ce51" office:value-type="string">
            <text:p>&amp;</text:p>
          </table:table-cell>
          <table:table-cell table:formula="of:=[M5.Q27]/1000000" office:value-type="float" office:value="13.9868">
            <text:p>13,99</text:p>
          </table:table-cell>
          <table:table-cell table:style-name="ce51" office:value-type="string">
            <text:p>&amp;</text:p>
          </table:table-cell>
          <table:table-cell table:formula="of:=[M5.R27]/1000000" office:value-type="float" office:value="19.4855">
            <text:p>19,49</text:p>
          </table:table-cell>
          <table:table-cell table:style-name="ce51" office:value-type="string">
            <text:p>&amp;</text:p>
          </table:table-cell>
          <table:table-cell table:formula="of:=[M5.S27]/1000000" office:value-type="float" office:value="1.1887">
            <text:p>1,1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28]/1000000" office:value-type="float" office:value="13.722157">
            <text:p>13,72</text:p>
          </table:table-cell>
          <table:table-cell table:style-name="ce51" office:value-type="string">
            <text:p>&amp;</text:p>
          </table:table-cell>
          <table:table-cell table:style-name="ce52" table:formula="of:=[M5.F28]/1000000" office:value-type="float" office:value="19.03481">
            <text:p>19,03</text:p>
          </table:table-cell>
          <table:table-cell table:style-name="ce51" office:value-type="string">
            <text:p>&amp;</text:p>
          </table:table-cell>
          <table:table-cell table:style-name="ce52" table:formula="of:=[M5.G28]/1000000" office:value-type="float" office:value="1.152676">
            <text:p>1,15</text:p>
          </table:table-cell>
          <table:table-cell table:style-name="ce51" office:value-type="string">
            <text:p>&amp;</text:p>
          </table:table-cell>
          <table:table-cell table:formula="of:=[M5.K28]/1000000" office:value-type="float" office:value="13.557097">
            <text:p>13,56</text:p>
          </table:table-cell>
          <table:table-cell table:style-name="ce51" office:value-type="string">
            <text:p>&amp;</text:p>
          </table:table-cell>
          <table:table-cell table:formula="of:=[M5.L28]/1000000" office:value-type="float" office:value="20.34381">
            <text:p>20,34</text:p>
          </table:table-cell>
          <table:table-cell table:style-name="ce51" office:value-type="string">
            <text:p>&amp;</text:p>
          </table:table-cell>
          <table:table-cell table:formula="of:=[M5.M28]/1000000" office:value-type="float" office:value="2.156736">
            <text:p>2,16</text:p>
          </table:table-cell>
          <table:table-cell table:style-name="ce51" office:value-type="string">
            <text:p>&amp;</text:p>
          </table:table-cell>
          <table:table-cell table:formula="of:=[M5.Q28]/1000000" office:value-type="float" office:value="14.292003">
            <text:p>14,29</text:p>
          </table:table-cell>
          <table:table-cell table:style-name="ce51" office:value-type="string">
            <text:p>&amp;</text:p>
          </table:table-cell>
          <table:table-cell table:formula="of:=[M5.R28]/1000000" office:value-type="float" office:value="20.43731">
            <text:p>20,44</text:p>
          </table:table-cell>
          <table:table-cell table:style-name="ce51" office:value-type="string">
            <text:p>&amp;</text:p>
          </table:table-cell>
          <table:table-cell table:formula="of:=[M5.S28]/1000000" office:value-type="float" office:value="1.51533">
            <text:p>1,5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29]/1000000" office:value-type="float" office:value="22.569636">
            <text:p>22,57</text:p>
          </table:table-cell>
          <table:table-cell table:style-name="ce51" office:value-type="string">
            <text:p>&amp;</text:p>
          </table:table-cell>
          <table:table-cell table:style-name="ce52" table:formula="of:=[M5.F29]/1000000" office:value-type="float" office:value="31.76165">
            <text:p>31,76</text:p>
          </table:table-cell>
          <table:table-cell table:style-name="ce51" office:value-type="string">
            <text:p>&amp;</text:p>
          </table:table-cell>
          <table:table-cell table:style-name="ce52" table:formula="of:=[M5.G29]/1000000" office:value-type="float" office:value="2.512034">
            <text:p>2,51</text:p>
          </table:table-cell>
          <table:table-cell table:style-name="ce51" office:value-type="string">
            <text:p>&amp;</text:p>
          </table:table-cell>
          <table:table-cell table:formula="of:=[M5.K29]/1000000" office:value-type="float" office:value="23.274436">
            <text:p>23,27</text:p>
          </table:table-cell>
          <table:table-cell table:style-name="ce51" office:value-type="string">
            <text:p>&amp;</text:p>
          </table:table-cell>
          <table:table-cell table:formula="of:=[M5.L29]/1000000" office:value-type="float" office:value="32.959">
            <text:p>32,96</text:p>
          </table:table-cell>
          <table:table-cell table:style-name="ce51" office:value-type="string">
            <text:p>&amp;</text:p>
          </table:table-cell>
          <table:table-cell table:formula="of:=[M5.M29]/1000000" office:value-type="float" office:value="2.544568">
            <text:p>2,54</text:p>
          </table:table-cell>
          <table:table-cell table:style-name="ce51" office:value-type="string">
            <text:p>&amp;</text:p>
          </table:table-cell>
          <table:table-cell table:formula="of:=[M5.Q29]/1000000" office:value-type="float" office:value="22.620414">
            <text:p>22,62</text:p>
          </table:table-cell>
          <table:table-cell table:style-name="ce51" office:value-type="string">
            <text:p>&amp;</text:p>
          </table:table-cell>
          <table:table-cell table:formula="of:=[M5.R29]/1000000" office:value-type="float" office:value="31.627175">
            <text:p>31,63</text:p>
          </table:table-cell>
          <table:table-cell table:style-name="ce51" office:value-type="string">
            <text:p>&amp;</text:p>
          </table:table-cell>
          <table:table-cell table:formula="of:=[M5.S29]/1000000" office:value-type="float" office:value="2.366756">
            <text:p>2,3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2-13} 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27}{*}{12}</text:p>
          </table:table-cell>
          <table:table-cell office:value-type="string">
            <text:p>&amp;</text:p>
          </table:table-cell>
          <table:table-cell table:style-name="ce1" office:value-type="string">
            <text:p>\multirow{9}{*}{25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52" table:formula="of:=[M5.E30]/1000000" office:value-type="float" office:value="7.901194">
            <text:p>7,90</text:p>
          </table:table-cell>
          <table:table-cell table:style-name="ce51" office:value-type="string">
            <text:p>&amp;</text:p>
          </table:table-cell>
          <table:table-cell table:style-name="ce52" table:formula="of:=[M5.F30]/1000000" office:value-type="float" office:value="12.105">
            <text:p>12,11</text:p>
          </table:table-cell>
          <table:table-cell table:style-name="ce51" office:value-type="string">
            <text:p>&amp;</text:p>
          </table:table-cell>
          <table:table-cell table:style-name="ce52" table:formula="of:=[M5.G30]/1000000" office:value-type="float" office:value="1.353812">
            <text:p>1,35</text:p>
          </table:table-cell>
          <table:table-cell table:style-name="ce51" office:value-type="string">
            <text:p>&amp;</text:p>
          </table:table-cell>
          <table:table-cell table:formula="of:=[M5.K30]/1000000" office:value-type="float" office:value="7.901194">
            <text:p>7,90</text:p>
          </table:table-cell>
          <table:table-cell table:style-name="ce51" office:value-type="string">
            <text:p>&amp;</text:p>
          </table:table-cell>
          <table:table-cell table:formula="of:=[M5.L30]/1000000" office:value-type="float" office:value="12.105">
            <text:p>12,11</text:p>
          </table:table-cell>
          <table:table-cell table:style-name="ce51" office:value-type="string">
            <text:p>&amp;</text:p>
          </table:table-cell>
          <table:table-cell table:formula="of:=[M5.M30]/1000000" office:value-type="float" office:value="1.353812">
            <text:p>1,35</text:p>
          </table:table-cell>
          <table:table-cell table:style-name="ce51" office:value-type="string">
            <text:p>&amp;</text:p>
          </table:table-cell>
          <table:table-cell table:formula="of:=[M5.Q30]/1000000" office:value-type="float" office:value="7.901194">
            <text:p>7,90</text:p>
          </table:table-cell>
          <table:table-cell table:style-name="ce51" office:value-type="string">
            <text:p>&amp;</text:p>
          </table:table-cell>
          <table:table-cell table:formula="of:=[M5.R30]/1000000" office:value-type="float" office:value="12.105">
            <text:p>12,11</text:p>
          </table:table-cell>
          <table:table-cell table:style-name="ce51" office:value-type="string">
            <text:p>&amp;</text:p>
          </table:table-cell>
          <table:table-cell table:formula="of:=[M5.S30]/1000000" office:value-type="float" office:value="1.353812">
            <text:p>1,3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31]/1000000" office:value-type="float" office:value="4.92988">
            <text:p>4,93</text:p>
          </table:table-cell>
          <table:table-cell table:style-name="ce51" office:value-type="string">
            <text:p>&amp;</text:p>
          </table:table-cell>
          <table:table-cell table:style-name="ce52" table:formula="of:=[M5.F31]/1000000" office:value-type="float" office:value="8.68113">
            <text:p>8,68</text:p>
          </table:table-cell>
          <table:table-cell table:style-name="ce51" office:value-type="string">
            <text:p>&amp;</text:p>
          </table:table-cell>
          <table:table-cell table:style-name="ce52" table:formula="of:=[M5.G31]/1000000" office:value-type="float" office:value="1.441262">
            <text:p>1,44</text:p>
          </table:table-cell>
          <table:table-cell table:style-name="ce51" office:value-type="string">
            <text:p>&amp;</text:p>
          </table:table-cell>
          <table:table-cell table:formula="of:=[M5.K31]/1000000" office:value-type="float" office:value="4.92988">
            <text:p>4,93</text:p>
          </table:table-cell>
          <table:table-cell table:style-name="ce51" office:value-type="string">
            <text:p>&amp;</text:p>
          </table:table-cell>
          <table:table-cell table:formula="of:=[M5.L31]/1000000" office:value-type="float" office:value="8.68113">
            <text:p>8,68</text:p>
          </table:table-cell>
          <table:table-cell table:style-name="ce51" office:value-type="string">
            <text:p>&amp;</text:p>
          </table:table-cell>
          <table:table-cell table:formula="of:=[M5.M31]/1000000" office:value-type="float" office:value="1.441262">
            <text:p>1,44</text:p>
          </table:table-cell>
          <table:table-cell table:style-name="ce51" office:value-type="string">
            <text:p>&amp;</text:p>
          </table:table-cell>
          <table:table-cell table:formula="of:=[M5.Q31]/1000000" office:value-type="float" office:value="4.92988">
            <text:p>4,93</text:p>
          </table:table-cell>
          <table:table-cell table:style-name="ce51" office:value-type="string">
            <text:p>&amp;</text:p>
          </table:table-cell>
          <table:table-cell table:formula="of:=[M5.R31]/1000000" office:value-type="float" office:value="8.6811">
            <text:p>8,68</text:p>
          </table:table-cell>
          <table:table-cell table:style-name="ce51" office:value-type="string">
            <text:p>&amp;</text:p>
          </table:table-cell>
          <table:table-cell table:formula="of:=[M5.S31]/1000000" office:value-type="float" office:value="1.441262">
            <text:p>1,44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32]/1000000" office:value-type="float" office:value="7.852704">
            <text:p>7,85</text:p>
          </table:table-cell>
          <table:table-cell table:style-name="ce51" office:value-type="string">
            <text:p>&amp;</text:p>
          </table:table-cell>
          <table:table-cell table:style-name="ce52" table:formula="of:=[M5.F32]/1000000" office:value-type="float" office:value="12.096">
            <text:p>12,10</text:p>
          </table:table-cell>
          <table:table-cell table:style-name="ce51" office:value-type="string">
            <text:p>&amp;</text:p>
          </table:table-cell>
          <table:table-cell table:style-name="ce52" table:formula="of:=[M5.G32]/1000000" office:value-type="float" office:value="1.683296">
            <text:p>1,68</text:p>
          </table:table-cell>
          <table:table-cell table:style-name="ce51" office:value-type="string">
            <text:p>&amp;</text:p>
          </table:table-cell>
          <table:table-cell table:formula="of:=[M5.K32]/1000000" office:value-type="float" office:value="8.041984">
            <text:p>8,04</text:p>
          </table:table-cell>
          <table:table-cell table:style-name="ce51" office:value-type="string">
            <text:p>&amp;</text:p>
          </table:table-cell>
          <table:table-cell table:formula="of:=[M5.L32]/1000000" office:value-type="float" office:value="12.34502">
            <text:p>12,35</text:p>
          </table:table-cell>
          <table:table-cell table:style-name="ce51" office:value-type="string">
            <text:p>&amp;</text:p>
          </table:table-cell>
          <table:table-cell table:formula="of:=[M5.M32]/1000000" office:value-type="float" office:value="1.713018">
            <text:p>1,71</text:p>
          </table:table-cell>
          <table:table-cell table:style-name="ce51" office:value-type="string">
            <text:p>&amp;</text:p>
          </table:table-cell>
          <table:table-cell table:formula="of:=[M5.Q32]/1000000" office:value-type="float" office:value="8.041984">
            <text:p>8,04</text:p>
          </table:table-cell>
          <table:table-cell table:style-name="ce51" office:value-type="string">
            <text:p>&amp;</text:p>
          </table:table-cell>
          <table:table-cell table:formula="of:=[M5.R32]/1000000" office:value-type="float" office:value="12.34502">
            <text:p>12,35</text:p>
          </table:table-cell>
          <table:table-cell table:style-name="ce51" office:value-type="string">
            <text:p>&amp;</text:p>
          </table:table-cell>
          <table:table-cell table:formula="of:=[M5.S32]/1000000" office:value-type="float" office:value="1.713018">
            <text:p>1,7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52" table:formula="of:=[M5.E33]/1000000" office:value-type="float" office:value="9.222813">
            <text:p>9,22</text:p>
          </table:table-cell>
          <table:table-cell table:style-name="ce51" office:value-type="string">
            <text:p>&amp;</text:p>
          </table:table-cell>
          <table:table-cell table:style-name="ce52" table:formula="of:=[M5.F33]/1000000" office:value-type="float" office:value="16.13579">
            <text:p>16,14</text:p>
          </table:table-cell>
          <table:table-cell table:style-name="ce51" office:value-type="string">
            <text:p>&amp;</text:p>
          </table:table-cell>
          <table:table-cell table:style-name="ce52" table:formula="of:=[M5.G33]/1000000" office:value-type="float" office:value="3.372936">
            <text:p>3,37</text:p>
          </table:table-cell>
          <table:table-cell table:style-name="ce51" office:value-type="string">
            <text:p>&amp;</text:p>
          </table:table-cell>
          <table:table-cell table:formula="of:=[M5.K33]/1000000" office:value-type="float" office:value="9.23256">
            <text:p>9,23</text:p>
          </table:table-cell>
          <table:table-cell table:style-name="ce51" office:value-type="string">
            <text:p>&amp;</text:p>
          </table:table-cell>
          <table:table-cell table:formula="of:=[M5.L33]/1000000" office:value-type="float" office:value="16.13579">
            <text:p>16,14</text:p>
          </table:table-cell>
          <table:table-cell table:style-name="ce51" office:value-type="string">
            <text:p>&amp;</text:p>
          </table:table-cell>
          <table:table-cell table:formula="of:=[M5.M33]/1000000" office:value-type="float" office:value="3.36319">
            <text:p>3,36</text:p>
          </table:table-cell>
          <table:table-cell table:style-name="ce51" office:value-type="string">
            <text:p>&amp;</text:p>
          </table:table-cell>
          <table:table-cell table:formula="of:=[M5.Q33]/1000000" office:value-type="float" office:value="9.230614">
            <text:p>9,23</text:p>
          </table:table-cell>
          <table:table-cell table:style-name="ce51" office:value-type="string">
            <text:p>&amp;</text:p>
          </table:table-cell>
          <table:table-cell table:formula="of:=[M5.R33]/1000000" office:value-type="float" office:value="16.16579">
            <text:p>16,17</text:p>
          </table:table-cell>
          <table:table-cell table:style-name="ce51" office:value-type="string">
            <text:p>&amp;</text:p>
          </table:table-cell>
          <table:table-cell table:formula="of:=[M5.S33]/1000000" office:value-type="float" office:value="3.385136">
            <text:p>3,3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34]/1000000" office:value-type="float" office:value="9.617488">
            <text:p>9,62</text:p>
          </table:table-cell>
          <table:table-cell table:style-name="ce51" office:value-type="string">
            <text:p>&amp;</text:p>
          </table:table-cell>
          <table:table-cell table:style-name="ce52" table:formula="of:=[M5.F34]/1000000" office:value-type="float" office:value="14.4355">
            <text:p>14,44</text:p>
          </table:table-cell>
          <table:table-cell table:style-name="ce51" office:value-type="string">
            <text:p>&amp;</text:p>
          </table:table-cell>
          <table:table-cell table:style-name="ce52" table:formula="of:=[M5.G34]/1000000" office:value-type="float" office:value="1.988004">
            <text:p>1,99</text:p>
          </table:table-cell>
          <table:table-cell table:style-name="ce51" office:value-type="string">
            <text:p>&amp;</text:p>
          </table:table-cell>
          <table:table-cell table:formula="of:=[M5.K34]/1000000" office:value-type="float" office:value="9.94246">
            <text:p>9,94</text:p>
          </table:table-cell>
          <table:table-cell table:style-name="ce51" office:value-type="string">
            <text:p>&amp;</text:p>
          </table:table-cell>
          <table:table-cell table:formula="of:=[M5.L34]/1000000" office:value-type="float" office:value="15.25851">
            <text:p>15,26</text:p>
          </table:table-cell>
          <table:table-cell table:style-name="ce51" office:value-type="string">
            <text:p>&amp;</text:p>
          </table:table-cell>
          <table:table-cell table:formula="of:=[M5.M34]/1000000" office:value-type="float" office:value="2.316034">
            <text:p>2,32</text:p>
          </table:table-cell>
          <table:table-cell table:style-name="ce51" office:value-type="string">
            <text:p>&amp;</text:p>
          </table:table-cell>
          <table:table-cell table:formula="of:=[M5.Q34]/1000000" office:value-type="float" office:value="9.938313">
            <text:p>9,94</text:p>
          </table:table-cell>
          <table:table-cell table:style-name="ce51" office:value-type="string">
            <text:p>&amp;</text:p>
          </table:table-cell>
          <table:table-cell table:formula="of:=[M5.R34]/1000000" office:value-type="float" office:value="15.423806">
            <text:p>15,42</text:p>
          </table:table-cell>
          <table:table-cell table:style-name="ce51" office:value-type="string">
            <text:p>&amp;</text:p>
          </table:table-cell>
          <table:table-cell table:formula="of:=[M5.S34]/1000000" office:value-type="float" office:value="2.425514">
            <text:p>2,4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35]/1000000" office:value-type="float" office:value="15.837944">
            <text:p>15,84</text:p>
          </table:table-cell>
          <table:table-cell table:style-name="ce51" office:value-type="string">
            <text:p>&amp;</text:p>
          </table:table-cell>
          <table:table-cell table:style-name="ce52" table:formula="of:=[M5.F35]/1000000" office:value-type="float" office:value="22.318666">
            <text:p>22,32</text:p>
          </table:table-cell>
          <table:table-cell table:style-name="ce51" office:value-type="string">
            <text:p>&amp;</text:p>
          </table:table-cell>
          <table:table-cell table:style-name="ce52" table:formula="of:=[M5.G35]/1000000" office:value-type="float" office:value="2.150714">
            <text:p>2,15</text:p>
          </table:table-cell>
          <table:table-cell table:style-name="ce51" office:value-type="string">
            <text:p>&amp;</text:p>
          </table:table-cell>
          <table:table-cell table:formula="of:=[M5.K35]/1000000" office:value-type="float" office:value="15.837944">
            <text:p>15,84</text:p>
          </table:table-cell>
          <table:table-cell table:style-name="ce51" office:value-type="string">
            <text:p>&amp;</text:p>
          </table:table-cell>
          <table:table-cell table:formula="of:=[M5.L35]/1000000" office:value-type="float" office:value="22.318678">
            <text:p>22,32</text:p>
          </table:table-cell>
          <table:table-cell table:style-name="ce51" office:value-type="string">
            <text:p>&amp;</text:p>
          </table:table-cell>
          <table:table-cell table:formula="of:=[M5.M35]/1000000" office:value-type="float" office:value="2.150714">
            <text:p>2,15</text:p>
          </table:table-cell>
          <table:table-cell table:style-name="ce51" office:value-type="string">
            <text:p>&amp;</text:p>
          </table:table-cell>
          <table:table-cell table:formula="of:=[M5.Q35]/1000000" office:value-type="float" office:value="15.837944">
            <text:p>15,84</text:p>
          </table:table-cell>
          <table:table-cell table:style-name="ce51" office:value-type="string">
            <text:p>&amp;</text:p>
          </table:table-cell>
          <table:table-cell table:formula="of:=[M5.R35]/1000000" office:value-type="float" office:value="22.318666">
            <text:p>22,32</text:p>
          </table:table-cell>
          <table:table-cell table:style-name="ce51" office:value-type="string">
            <text:p>&amp;</text:p>
          </table:table-cell>
          <table:table-cell table:formula="of:=[M5.S35]/1000000" office:value-type="float" office:value="2.150714">
            <text:p>2,1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52" table:formula="of:=[M5.E36]/1000000" office:value-type="float" office:value="9.93124">
            <text:p>9,93</text:p>
          </table:table-cell>
          <table:table-cell table:style-name="ce51" office:value-type="string">
            <text:p>&amp;</text:p>
          </table:table-cell>
          <table:table-cell table:style-name="ce52" table:formula="of:=[M5.F36]/1000000" office:value-type="float" office:value="15.206">
            <text:p>15,21</text:p>
          </table:table-cell>
          <table:table-cell table:style-name="ce51" office:value-type="string">
            <text:p>&amp;</text:p>
          </table:table-cell>
          <table:table-cell table:style-name="ce52" table:formula="of:=[M5.G36]/1000000" office:value-type="float" office:value="2.61476">
            <text:p>2,61</text:p>
          </table:table-cell>
          <table:table-cell table:style-name="ce51" office:value-type="string">
            <text:p>&amp;</text:p>
          </table:table-cell>
          <table:table-cell table:formula="of:=[M5.K36]/1000000" office:value-type="float" office:value="9.956236">
            <text:p>9,96</text:p>
          </table:table-cell>
          <table:table-cell table:style-name="ce51" office:value-type="string">
            <text:p>&amp;</text:p>
          </table:table-cell>
          <table:table-cell table:formula="of:=[M5.L36]/1000000" office:value-type="float" office:value="15.463">
            <text:p>15,46</text:p>
          </table:table-cell>
          <table:table-cell table:style-name="ce51" office:value-type="string">
            <text:p>&amp;</text:p>
          </table:table-cell>
          <table:table-cell table:formula="of:=[M5.M36]/1000000" office:value-type="float" office:value="2.826764">
            <text:p>2,83</text:p>
          </table:table-cell>
          <table:table-cell table:style-name="ce51" office:value-type="string">
            <text:p>&amp;</text:p>
          </table:table-cell>
          <table:table-cell table:formula="of:=[M5.Q36]/1000000" office:value-type="float" office:value="9.956236">
            <text:p>9,96</text:p>
          </table:table-cell>
          <table:table-cell table:style-name="ce51" office:value-type="string">
            <text:p>&amp;</text:p>
          </table:table-cell>
          <table:table-cell table:formula="of:=[M5.R36]/1000000" office:value-type="float" office:value="15.463">
            <text:p>15,46</text:p>
          </table:table-cell>
          <table:table-cell table:style-name="ce51" office:value-type="string">
            <text:p>&amp;</text:p>
          </table:table-cell>
          <table:table-cell table:formula="of:=[M5.S36]/1000000" office:value-type="float" office:value="2.826764">
            <text:p>2,8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37]/1000000" office:value-type="float" office:value="12.6397">
            <text:p>12,64</text:p>
          </table:table-cell>
          <table:table-cell table:style-name="ce51" office:value-type="string">
            <text:p>&amp;</text:p>
          </table:table-cell>
          <table:table-cell table:style-name="ce52" table:formula="of:=[M5.F37]/1000000" office:value-type="float" office:value="18.6015">
            <text:p>18,60</text:p>
          </table:table-cell>
          <table:table-cell table:style-name="ce51" office:value-type="string">
            <text:p>&amp;</text:p>
          </table:table-cell>
          <table:table-cell table:style-name="ce52" table:formula="of:=[M5.G37]/1000000" office:value-type="float" office:value="2.4718">
            <text:p>2,47</text:p>
          </table:table-cell>
          <table:table-cell table:style-name="ce51" office:value-type="string">
            <text:p>&amp;</text:p>
          </table:table-cell>
          <table:table-cell table:formula="of:=[M5.K37]/1000000" office:value-type="float" office:value="12.6397">
            <text:p>12,64</text:p>
          </table:table-cell>
          <table:table-cell table:style-name="ce51" office:value-type="string">
            <text:p>&amp;</text:p>
          </table:table-cell>
          <table:table-cell table:formula="of:=[M5.L37]/1000000" office:value-type="float" office:value="18.6015">
            <text:p>18,60</text:p>
          </table:table-cell>
          <table:table-cell table:style-name="ce51" office:value-type="string">
            <text:p>&amp;</text:p>
          </table:table-cell>
          <table:table-cell table:formula="of:=[M5.M37]/1000000" office:value-type="float" office:value="2.4718">
            <text:p>2,47</text:p>
          </table:table-cell>
          <table:table-cell table:style-name="ce51" office:value-type="string">
            <text:p>&amp;</text:p>
          </table:table-cell>
          <table:table-cell table:formula="of:=[M5.Q37]/1000000" office:value-type="float" office:value="12.6397">
            <text:p>12,64</text:p>
          </table:table-cell>
          <table:table-cell table:style-name="ce51" office:value-type="string">
            <text:p>&amp;</text:p>
          </table:table-cell>
          <table:table-cell table:formula="of:=[M5.R37]/1000000" office:value-type="float" office:value="18.6015">
            <text:p>18,60</text:p>
          </table:table-cell>
          <table:table-cell table:style-name="ce51" office:value-type="string">
            <text:p>&amp;</text:p>
          </table:table-cell>
          <table:table-cell table:formula="of:=[M5.S37]/1000000" office:value-type="float" office:value="2.4718">
            <text:p>2,4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38]/1000000" office:value-type="float" office:value="9.370156">
            <text:p>9,37</text:p>
          </table:table-cell>
          <table:table-cell table:style-name="ce51" office:value-type="string">
            <text:p>&amp;</text:p>
          </table:table-cell>
          <table:table-cell table:style-name="ce52" table:formula="of:=[M5.F38]/1000000" office:value-type="float" office:value="13.533">
            <text:p>13,53</text:p>
          </table:table-cell>
          <table:table-cell table:style-name="ce51" office:value-type="string">
            <text:p>&amp;</text:p>
          </table:table-cell>
          <table:table-cell table:style-name="ce52" table:formula="of:=[M5.G38]/1000000" office:value-type="float" office:value="1.67284">
            <text:p>1,67</text:p>
          </table:table-cell>
          <table:table-cell table:style-name="ce51" office:value-type="string">
            <text:p>&amp;</text:p>
          </table:table-cell>
          <table:table-cell table:formula="of:=[M5.K38]/1000000" office:value-type="float" office:value="10.407518">
            <text:p>10,41</text:p>
          </table:table-cell>
          <table:table-cell table:style-name="ce51" office:value-type="string">
            <text:p>&amp;</text:p>
          </table:table-cell>
          <table:table-cell table:formula="of:=[M5.L38]/1000000" office:value-type="float" office:value="18.3332">
            <text:p>18,33</text:p>
          </table:table-cell>
          <table:table-cell table:style-name="ce51" office:value-type="string">
            <text:p>&amp;</text:p>
          </table:table-cell>
          <table:table-cell table:formula="of:=[M5.M38]/1000000" office:value-type="float" office:value="4.57563">
            <text:p>4,58</text:p>
          </table:table-cell>
          <table:table-cell table:style-name="ce51" office:value-type="string">
            <text:p>&amp;</text:p>
          </table:table-cell>
          <table:table-cell table:formula="of:=[M5.Q38]/1000000" office:value-type="float" office:value="10.433774">
            <text:p>10,43</text:p>
          </table:table-cell>
          <table:table-cell table:style-name="ce51" office:value-type="string">
            <text:p>&amp;</text:p>
          </table:table-cell>
          <table:table-cell table:formula="of:=[M5.R38]/1000000" office:value-type="float" office:value="18.68275">
            <text:p>18,68</text:p>
          </table:table-cell>
          <table:table-cell table:style-name="ce51" office:value-type="string">
            <text:p>&amp;</text:p>
          </table:table-cell>
          <table:table-cell table:formula="of:=[M5.S38]/1000000" office:value-type="float" office:value="4.848974">
            <text:p>4,8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3-13}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5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52" table:formula="of:=[M5.E39]/1000000" office:value-type="float" office:value="13.650938">
            <text:p>13,65</text:p>
          </table:table-cell>
          <table:table-cell table:style-name="ce51" office:value-type="string">
            <text:p>&amp;</text:p>
          </table:table-cell>
          <table:table-cell table:style-name="ce52" table:formula="of:=[M5.F39]/1000000" office:value-type="float" office:value="22.73646">
            <text:p>22,74</text:p>
          </table:table-cell>
          <table:table-cell table:style-name="ce51" office:value-type="string">
            <text:p>&amp;</text:p>
          </table:table-cell>
          <table:table-cell table:style-name="ce52" table:formula="of:=[M5.G39]/1000000" office:value-type="float" office:value="3.375562">
            <text:p>3,38</text:p>
          </table:table-cell>
          <table:table-cell table:style-name="ce51" office:value-type="string">
            <text:p>&amp;</text:p>
          </table:table-cell>
          <table:table-cell table:formula="of:=[M5.K39]/1000000" office:value-type="float" office:value="13.475792">
            <text:p>13,48</text:p>
          </table:table-cell>
          <table:table-cell table:style-name="ce51" office:value-type="string">
            <text:p>&amp;</text:p>
          </table:table-cell>
          <table:table-cell table:formula="of:=[M5.L39]/1000000" office:value-type="float" office:value="22.300109">
            <text:p>22,30</text:p>
          </table:table-cell>
          <table:table-cell table:style-name="ce51" office:value-type="string">
            <text:p>&amp;</text:p>
          </table:table-cell>
          <table:table-cell table:formula="of:=[M5.M39]/1000000" office:value-type="float" office:value="3.264374">
            <text:p>3,26</text:p>
          </table:table-cell>
          <table:table-cell table:style-name="ce51" office:value-type="string">
            <text:p>&amp;</text:p>
          </table:table-cell>
          <table:table-cell table:formula="of:=[M5.Q39]/1000000" office:value-type="float" office:value="11.735902">
            <text:p>11,74</text:p>
          </table:table-cell>
          <table:table-cell table:style-name="ce51" office:value-type="string">
            <text:p>&amp;</text:p>
          </table:table-cell>
          <table:table-cell table:formula="of:=[M5.R39]/1000000" office:value-type="float" office:value="16.26704">
            <text:p>16,27</text:p>
          </table:table-cell>
          <table:table-cell table:style-name="ce51" office:value-type="string">
            <text:p>&amp;</text:p>
          </table:table-cell>
          <table:table-cell table:formula="of:=[M5.S39]/1000000" office:value-type="float" office:value="1.161098">
            <text:p>1,1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40]/1000000" office:value-type="float" office:value="6.985362">
            <text:p>6,99</text:p>
          </table:table-cell>
          <table:table-cell table:style-name="ce51" office:value-type="string">
            <text:p>&amp;</text:p>
          </table:table-cell>
          <table:table-cell table:style-name="ce52" table:formula="of:=[M5.F40]/1000000" office:value-type="float" office:value="9.85">
            <text:p>9,85</text:p>
          </table:table-cell>
          <table:table-cell table:style-name="ce51" office:value-type="string">
            <text:p>&amp;</text:p>
          </table:table-cell>
          <table:table-cell table:style-name="ce52" table:formula="of:=[M5.G40]/1000000" office:value-type="float" office:value="0.714638">
            <text:p>0,71</text:p>
          </table:table-cell>
          <table:table-cell table:style-name="ce51" office:value-type="string">
            <text:p>&amp;</text:p>
          </table:table-cell>
          <table:table-cell table:formula="of:=[M5.K40]/1000000" office:value-type="float" office:value="6.985362">
            <text:p>6,99</text:p>
          </table:table-cell>
          <table:table-cell table:style-name="ce51" office:value-type="string">
            <text:p>&amp;</text:p>
          </table:table-cell>
          <table:table-cell table:formula="of:=[M5.L40]/1000000" office:value-type="float" office:value="9.850008">
            <text:p>9,85</text:p>
          </table:table-cell>
          <table:table-cell table:style-name="ce51" office:value-type="string">
            <text:p>&amp;</text:p>
          </table:table-cell>
          <table:table-cell table:formula="of:=[M5.M40]/1000000" office:value-type="float" office:value="0.714638">
            <text:p>0,71</text:p>
          </table:table-cell>
          <table:table-cell table:style-name="ce51" office:value-type="string">
            <text:p>&amp;</text:p>
          </table:table-cell>
          <table:table-cell table:formula="of:=[M5.Q40]/1000000" office:value-type="float" office:value="6.985362">
            <text:p>6,99</text:p>
          </table:table-cell>
          <table:table-cell table:style-name="ce51" office:value-type="string">
            <text:p>&amp;</text:p>
          </table:table-cell>
          <table:table-cell table:formula="of:=[M5.R40]/1000000" office:value-type="float" office:value="9.85">
            <text:p>9,85</text:p>
          </table:table-cell>
          <table:table-cell table:style-name="ce51" office:value-type="string">
            <text:p>&amp;</text:p>
          </table:table-cell>
          <table:table-cell table:formula="of:=[M5.S40]/1000000" office:value-type="float" office:value="0.714638">
            <text:p>0,7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41]/1000000" office:value-type="float" office:value="7.047252">
            <text:p>7,05</text:p>
          </table:table-cell>
          <table:table-cell table:style-name="ce51" office:value-type="string">
            <text:p>&amp;</text:p>
          </table:table-cell>
          <table:table-cell table:style-name="ce52" table:formula="of:=[M5.F41]/1000000" office:value-type="float" office:value="11.81072">
            <text:p>11,81</text:p>
          </table:table-cell>
          <table:table-cell table:style-name="ce51" office:value-type="string">
            <text:p>&amp;</text:p>
          </table:table-cell>
          <table:table-cell table:style-name="ce52" table:formula="of:=[M5.G41]/1000000" office:value-type="float" office:value="1.583414">
            <text:p>1,58</text:p>
          </table:table-cell>
          <table:table-cell table:style-name="ce51" office:value-type="string">
            <text:p>&amp;</text:p>
          </table:table-cell>
          <table:table-cell table:formula="of:=[M5.K41]/1000000" office:value-type="float" office:value="7.047252">
            <text:p>7,05</text:p>
          </table:table-cell>
          <table:table-cell table:style-name="ce51" office:value-type="string">
            <text:p>&amp;</text:p>
          </table:table-cell>
          <table:table-cell table:formula="of:=[M5.L41]/1000000" office:value-type="float" office:value="11.81072">
            <text:p>11,81</text:p>
          </table:table-cell>
          <table:table-cell table:style-name="ce51" office:value-type="string">
            <text:p>&amp;</text:p>
          </table:table-cell>
          <table:table-cell table:formula="of:=[M5.M41]/1000000" office:value-type="float" office:value="1.583414">
            <text:p>1,58</text:p>
          </table:table-cell>
          <table:table-cell table:style-name="ce51" office:value-type="string">
            <text:p>&amp;</text:p>
          </table:table-cell>
          <table:table-cell table:formula="of:=[M5.Q41]/1000000" office:value-type="float" office:value="7.047252">
            <text:p>7,05</text:p>
          </table:table-cell>
          <table:table-cell table:style-name="ce51" office:value-type="string">
            <text:p>&amp;</text:p>
          </table:table-cell>
          <table:table-cell table:formula="of:=[M5.R41]/1000000" office:value-type="float" office:value="11.81072">
            <text:p>11,81</text:p>
          </table:table-cell>
          <table:table-cell table:style-name="ce51" office:value-type="string">
            <text:p>&amp;</text:p>
          </table:table-cell>
          <table:table-cell table:formula="of:=[M5.S41]/1000000" office:value-type="float" office:value="1.583414">
            <text:p>1,5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52" table:formula="of:=[M5.E42]/1000000" office:value-type="float" office:value="12.813374">
            <text:p>12,81</text:p>
          </table:table-cell>
          <table:table-cell table:style-name="ce51" office:value-type="string">
            <text:p>&amp;</text:p>
          </table:table-cell>
          <table:table-cell table:style-name="ce52" table:formula="of:=[M5.F42]/1000000" office:value-type="float" office:value="22.07171">
            <text:p>22,07</text:p>
          </table:table-cell>
          <table:table-cell table:style-name="ce51" office:value-type="string">
            <text:p>&amp;</text:p>
          </table:table-cell>
          <table:table-cell table:style-name="ce52" table:formula="of:=[M5.G42]/1000000" office:value-type="float" office:value="3.478382">
            <text:p>3,48</text:p>
          </table:table-cell>
          <table:table-cell table:style-name="ce51" office:value-type="string">
            <text:p>&amp;</text:p>
          </table:table-cell>
          <table:table-cell table:formula="of:=[M5.K42]/1000000" office:value-type="float" office:value="10.537468">
            <text:p>10,54</text:p>
          </table:table-cell>
          <table:table-cell table:style-name="ce51" office:value-type="string">
            <text:p>&amp;</text:p>
          </table:table-cell>
          <table:table-cell table:formula="of:=[M5.L42]/1000000" office:value-type="float" office:value="15.48125">
            <text:p>15,48</text:p>
          </table:table-cell>
          <table:table-cell table:style-name="ce51" office:value-type="string">
            <text:p>&amp;</text:p>
          </table:table-cell>
          <table:table-cell table:formula="of:=[M5.M42]/1000000" office:value-type="float" office:value="1.383786">
            <text:p>1,38</text:p>
          </table:table-cell>
          <table:table-cell table:style-name="ce51" office:value-type="string">
            <text:p>&amp;</text:p>
          </table:table-cell>
          <table:table-cell table:formula="of:=[M5.Q42]/1000000" office:value-type="float" office:value="10.856322">
            <text:p>10,86</text:p>
          </table:table-cell>
          <table:table-cell table:style-name="ce51" office:value-type="string">
            <text:p>&amp;</text:p>
          </table:table-cell>
          <table:table-cell table:formula="of:=[M5.R42]/1000000" office:value-type="float" office:value="16.16575">
            <text:p>16,17</text:p>
          </table:table-cell>
          <table:table-cell table:style-name="ce51" office:value-type="string">
            <text:p>&amp;</text:p>
          </table:table-cell>
          <table:table-cell table:formula="of:=[M5.S42]/1000000" office:value-type="float" office:value="1.509432">
            <text:p>1,5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43]/1000000" office:value-type="float" office:value="16.090164">
            <text:p>16,09</text:p>
          </table:table-cell>
          <table:table-cell table:style-name="ce51" office:value-type="string">
            <text:p>&amp;</text:p>
          </table:table-cell>
          <table:table-cell table:style-name="ce52" table:formula="of:=[M5.F43]/1000000" office:value-type="float" office:value="24.8403">
            <text:p>24,84</text:p>
          </table:table-cell>
          <table:table-cell table:style-name="ce51" office:value-type="string">
            <text:p>&amp;</text:p>
          </table:table-cell>
          <table:table-cell table:style-name="ce52" table:formula="of:=[M5.G43]/1000000" office:value-type="float" office:value="2.53013">
            <text:p>2,53</text:p>
          </table:table-cell>
          <table:table-cell table:style-name="ce51" office:value-type="string">
            <text:p>&amp;</text:p>
          </table:table-cell>
          <table:table-cell table:formula="of:=[M5.K43]/1000000" office:value-type="float" office:value="16.090164">
            <text:p>16,09</text:p>
          </table:table-cell>
          <table:table-cell table:style-name="ce51" office:value-type="string">
            <text:p>&amp;</text:p>
          </table:table-cell>
          <table:table-cell table:formula="of:=[M5.L43]/1000000" office:value-type="float" office:value="24.8403">
            <text:p>24,84</text:p>
          </table:table-cell>
          <table:table-cell table:style-name="ce51" office:value-type="string">
            <text:p>&amp;</text:p>
          </table:table-cell>
          <table:table-cell table:formula="of:=[M5.M43]/1000000" office:value-type="float" office:value="2.53013">
            <text:p>2,53</text:p>
          </table:table-cell>
          <table:table-cell table:style-name="ce51" office:value-type="string">
            <text:p>&amp;</text:p>
          </table:table-cell>
          <table:table-cell table:formula="of:=[M5.Q43]/1000000" office:value-type="float" office:value="16.036992">
            <text:p>16,04</text:p>
          </table:table-cell>
          <table:table-cell table:style-name="ce51" office:value-type="string">
            <text:p>&amp;</text:p>
          </table:table-cell>
          <table:table-cell table:formula="of:=[M5.R43]/1000000" office:value-type="float" office:value="24.8403">
            <text:p>24,84</text:p>
          </table:table-cell>
          <table:table-cell table:style-name="ce51" office:value-type="string">
            <text:p>&amp;</text:p>
          </table:table-cell>
          <table:table-cell table:formula="of:=[M5.S43]/1000000" office:value-type="float" office:value="2.583302">
            <text:p>2,5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44]/1000000" office:value-type="float" office:value="12.661022">
            <text:p>12,66</text:p>
          </table:table-cell>
          <table:table-cell table:style-name="ce51" office:value-type="string">
            <text:p>&amp;</text:p>
          </table:table-cell>
          <table:table-cell table:style-name="ce52" table:formula="of:=[M5.F44]/1000000" office:value-type="float" office:value="19.7006">
            <text:p>19,70</text:p>
          </table:table-cell>
          <table:table-cell table:style-name="ce51" office:value-type="string">
            <text:p>&amp;</text:p>
          </table:table-cell>
          <table:table-cell table:style-name="ce52" table:formula="of:=[M5.G44]/1000000" office:value-type="float" office:value="2.079574">
            <text:p>2,08</text:p>
          </table:table-cell>
          <table:table-cell table:style-name="ce51" office:value-type="string">
            <text:p>&amp;</text:p>
          </table:table-cell>
          <table:table-cell table:formula="of:=[M5.K44]/1000000" office:value-type="float" office:value="12.661022">
            <text:p>12,66</text:p>
          </table:table-cell>
          <table:table-cell table:style-name="ce51" office:value-type="string">
            <text:p>&amp;</text:p>
          </table:table-cell>
          <table:table-cell table:formula="of:=[M5.L44]/1000000" office:value-type="float" office:value="19.7006">
            <text:p>19,70</text:p>
          </table:table-cell>
          <table:table-cell table:style-name="ce51" office:value-type="string">
            <text:p>&amp;</text:p>
          </table:table-cell>
          <table:table-cell table:formula="of:=[M5.M44]/1000000" office:value-type="float" office:value="2.079574">
            <text:p>2,08</text:p>
          </table:table-cell>
          <table:table-cell table:style-name="ce51" office:value-type="string">
            <text:p>&amp;</text:p>
          </table:table-cell>
          <table:table-cell table:formula="of:=[M5.Q44]/1000000" office:value-type="float" office:value="12.661022">
            <text:p>12,66</text:p>
          </table:table-cell>
          <table:table-cell table:style-name="ce51" office:value-type="string">
            <text:p>&amp;</text:p>
          </table:table-cell>
          <table:table-cell table:formula="of:=[M5.R44]/1000000" office:value-type="float" office:value="19.7006">
            <text:p>19,70</text:p>
          </table:table-cell>
          <table:table-cell table:style-name="ce51" office:value-type="string">
            <text:p>&amp;</text:p>
          </table:table-cell>
          <table:table-cell table:formula="of:=[M5.S44]/1000000" office:value-type="float" office:value="2.079574">
            <text:p>2,0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52" table:formula="of:=[M5.E45]/1000000" office:value-type="float" office:value="17.579278">
            <text:p>17,58</text:p>
          </table:table-cell>
          <table:table-cell table:style-name="ce51" office:value-type="string">
            <text:p>&amp;</text:p>
          </table:table-cell>
          <table:table-cell table:style-name="ce52" table:formula="of:=[M5.F45]/1000000" office:value-type="float" office:value="27.276">
            <text:p>27,28</text:p>
          </table:table-cell>
          <table:table-cell table:style-name="ce51" office:value-type="string">
            <text:p>&amp;</text:p>
          </table:table-cell>
          <table:table-cell table:style-name="ce52" table:formula="of:=[M5.G45]/1000000" office:value-type="float" office:value="4.326722">
            <text:p>4,33</text:p>
          </table:table-cell>
          <table:table-cell table:style-name="ce51" office:value-type="string">
            <text:p>&amp;</text:p>
          </table:table-cell>
          <table:table-cell table:formula="of:=[M5.K45]/1000000" office:value-type="float" office:value="14.777358">
            <text:p>14,78</text:p>
          </table:table-cell>
          <table:table-cell table:style-name="ce51" office:value-type="string">
            <text:p>&amp;</text:p>
          </table:table-cell>
          <table:table-cell table:formula="of:=[M5.L45]/1000000" office:value-type="float" office:value="20.8655">
            <text:p>20,87</text:p>
          </table:table-cell>
          <table:table-cell table:style-name="ce51" office:value-type="string">
            <text:p>&amp;</text:p>
          </table:table-cell>
          <table:table-cell table:formula="of:=[M5.M45]/1000000" office:value-type="float" office:value="2.248142">
            <text:p>2,25</text:p>
          </table:table-cell>
          <table:table-cell table:style-name="ce51" office:value-type="string">
            <text:p>&amp;</text:p>
          </table:table-cell>
          <table:table-cell table:formula="of:=[M5.Q45]/1000000" office:value-type="float" office:value="14.871792">
            <text:p>14,87</text:p>
          </table:table-cell>
          <table:table-cell table:style-name="ce51" office:value-type="string">
            <text:p>&amp;</text:p>
          </table:table-cell>
          <table:table-cell table:formula="of:=[M5.R45]/1000000" office:value-type="float" office:value="21.344">
            <text:p>21,34</text:p>
          </table:table-cell>
          <table:table-cell table:style-name="ce51" office:value-type="string">
            <text:p>&amp;</text:p>
          </table:table-cell>
          <table:table-cell table:formula="of:=[M5.S45]/1000000" office:value-type="float" office:value="2.612208">
            <text:p>2,6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46]/1000000" office:value-type="float" office:value="19.634725">
            <text:p>19,63</text:p>
          </table:table-cell>
          <table:table-cell table:style-name="ce51" office:value-type="string">
            <text:p>&amp;</text:p>
          </table:table-cell>
          <table:table-cell table:style-name="ce52" table:formula="of:=[M5.F46]/1000000" office:value-type="float" office:value="27.580817">
            <text:p>27,58</text:p>
          </table:table-cell>
          <table:table-cell table:style-name="ce51" office:value-type="string">
            <text:p>&amp;</text:p>
          </table:table-cell>
          <table:table-cell table:style-name="ce52" table:formula="of:=[M5.G46]/1000000" office:value-type="float" office:value="2.93611">
            <text:p>2,94</text:p>
          </table:table-cell>
          <table:table-cell table:style-name="ce51" office:value-type="string">
            <text:p>&amp;</text:p>
          </table:table-cell>
          <table:table-cell table:formula="of:=[M5.K46]/1000000" office:value-type="float" office:value="19.219276">
            <text:p>19,22</text:p>
          </table:table-cell>
          <table:table-cell table:style-name="ce51" office:value-type="string">
            <text:p>&amp;</text:p>
          </table:table-cell>
          <table:table-cell table:formula="of:=[M5.L46]/1000000" office:value-type="float" office:value="26.002628">
            <text:p>26,00</text:p>
          </table:table-cell>
          <table:table-cell table:style-name="ce51" office:value-type="string">
            <text:p>&amp;</text:p>
          </table:table-cell>
          <table:table-cell table:formula="of:=[M5.M46]/1000000" office:value-type="float" office:value="2.333392">
            <text:p>2,33</text:p>
          </table:table-cell>
          <table:table-cell table:style-name="ce51" office:value-type="string">
            <text:p>&amp;</text:p>
          </table:table-cell>
          <table:table-cell table:formula="of:=[M5.Q46]/1000000" office:value-type="float" office:value="19.497325">
            <text:p>19,50</text:p>
          </table:table-cell>
          <table:table-cell table:style-name="ce51" office:value-type="string">
            <text:p>&amp;</text:p>
          </table:table-cell>
          <table:table-cell table:formula="of:=[M5.R46]/1000000" office:value-type="float" office:value="27.747817">
            <text:p>27,75</text:p>
          </table:table-cell>
          <table:table-cell table:style-name="ce51" office:value-type="string">
            <text:p>&amp;</text:p>
          </table:table-cell>
          <table:table-cell table:formula="of:=[M5.S46]/1000000" office:value-type="float" office:value="3.210508">
            <text:p>3,2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47]/1000000" office:value-type="float" office:value="16.798914">
            <text:p>16,80</text:p>
          </table:table-cell>
          <table:table-cell table:style-name="ce51" office:value-type="string">
            <text:p>&amp;</text:p>
          </table:table-cell>
          <table:table-cell table:style-name="ce52" table:formula="of:=[M5.F47]/1000000" office:value-type="float" office:value="23.918782">
            <text:p>23,92</text:p>
          </table:table-cell>
          <table:table-cell table:style-name="ce51" office:value-type="string">
            <text:p>&amp;</text:p>
          </table:table-cell>
          <table:table-cell table:style-name="ce52" table:formula="of:=[M5.G47]/1000000" office:value-type="float" office:value="2.929752">
            <text:p>2,93</text:p>
          </table:table-cell>
          <table:table-cell table:style-name="ce51" office:value-type="string">
            <text:p>&amp;</text:p>
          </table:table-cell>
          <table:table-cell table:formula="of:=[M5.K47]/1000000" office:value-type="float" office:value="15.456288">
            <text:p>15,46</text:p>
          </table:table-cell>
          <table:table-cell table:style-name="ce51" office:value-type="string">
            <text:p>&amp;</text:p>
          </table:table-cell>
          <table:table-cell table:formula="of:=[M5.L47]/1000000" office:value-type="float" office:value="21.4175">
            <text:p>21,42</text:p>
          </table:table-cell>
          <table:table-cell table:style-name="ce51" office:value-type="string">
            <text:p>&amp;</text:p>
          </table:table-cell>
          <table:table-cell table:formula="of:=[M5.M47]/1000000" office:value-type="float" office:value="2.471212">
            <text:p>2,47</text:p>
          </table:table-cell>
          <table:table-cell table:style-name="ce51" office:value-type="string">
            <text:p>&amp;</text:p>
          </table:table-cell>
          <table:table-cell table:formula="of:=[M5.Q47]/1000000" office:value-type="float" office:value="14.647238">
            <text:p>14,65</text:p>
          </table:table-cell>
          <table:table-cell table:style-name="ce51" office:value-type="string">
            <text:p>&amp;</text:p>
          </table:table-cell>
          <table:table-cell table:formula="of:=[M5.R47]/1000000" office:value-type="float" office:value="20.31875">
            <text:p>20,32</text:p>
          </table:table-cell>
          <table:table-cell table:style-name="ce51" office:value-type="string">
            <text:p>&amp;</text:p>
          </table:table-cell>
          <table:table-cell table:formula="of:=[M5.S47]/1000000" office:value-type="float" office:value="2.391512">
            <text:p>2,3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3-13}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10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52" table:formula="of:=[M5.E48]/1000000" office:value-type="float" office:value="11.108188">
            <text:p>11,11</text:p>
          </table:table-cell>
          <table:table-cell table:style-name="ce51" office:value-type="string">
            <text:p>&amp;</text:p>
          </table:table-cell>
          <table:table-cell table:style-name="ce52" table:formula="of:=[M5.F48]/1000000" office:value-type="float" office:value="15.01602">
            <text:p>15,02</text:p>
          </table:table-cell>
          <table:table-cell table:style-name="ce51" office:value-type="string">
            <text:p>&amp;</text:p>
          </table:table-cell>
          <table:table-cell table:style-name="ce52" table:formula="of:=[M5.G48]/1000000" office:value-type="float" office:value="0.387812">
            <text:p>0,39</text:p>
          </table:table-cell>
          <table:table-cell table:style-name="ce51" office:value-type="string">
            <text:p>&amp;</text:p>
          </table:table-cell>
          <table:table-cell table:formula="of:=[M5.K48]/1000000" office:value-type="float" office:value="11.108188">
            <text:p>11,11</text:p>
          </table:table-cell>
          <table:table-cell table:style-name="ce51" office:value-type="string">
            <text:p>&amp;</text:p>
          </table:table-cell>
          <table:table-cell table:formula="of:=[M5.L48]/1000000" office:value-type="float" office:value="15.01602">
            <text:p>15,02</text:p>
          </table:table-cell>
          <table:table-cell table:style-name="ce51" office:value-type="string">
            <text:p>&amp;</text:p>
          </table:table-cell>
          <table:table-cell table:formula="of:=[M5.M48]/1000000" office:value-type="float" office:value="0.387812">
            <text:p>0,39</text:p>
          </table:table-cell>
          <table:table-cell table:style-name="ce51" office:value-type="string">
            <text:p>&amp;</text:p>
          </table:table-cell>
          <table:table-cell table:formula="of:=[M5.Q48]/1000000" office:value-type="float" office:value="11.108188">
            <text:p>11,11</text:p>
          </table:table-cell>
          <table:table-cell table:style-name="ce51" office:value-type="string">
            <text:p>&amp;</text:p>
          </table:table-cell>
          <table:table-cell table:formula="of:=[M5.R48]/1000000" office:value-type="float" office:value="15.01602">
            <text:p>15,02</text:p>
          </table:table-cell>
          <table:table-cell table:style-name="ce51" office:value-type="string">
            <text:p>&amp;</text:p>
          </table:table-cell>
          <table:table-cell table:formula="of:=[M5.S48]/1000000" office:value-type="float" office:value="0.387812">
            <text:p>0,3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49]/1000000" office:value-type="float" office:value="6.24148">
            <text:p>6,24</text:p>
          </table:table-cell>
          <table:table-cell table:style-name="ce51" office:value-type="string">
            <text:p>&amp;</text:p>
          </table:table-cell>
          <table:table-cell table:style-name="ce52" table:formula="of:=[M5.F49]/1000000" office:value-type="float" office:value="8.0201">
            <text:p>8,02</text:p>
          </table:table-cell>
          <table:table-cell table:style-name="ce51" office:value-type="string">
            <text:p>&amp;</text:p>
          </table:table-cell>
          <table:table-cell table:style-name="ce52" table:formula="of:=[M5.G49]/1000000" office:value-type="float" office:value="0.09862">
            <text:p>0,10</text:p>
          </table:table-cell>
          <table:table-cell table:style-name="ce51" office:value-type="string">
            <text:p>&amp;</text:p>
          </table:table-cell>
          <table:table-cell table:formula="of:=[M5.K49]/1000000" office:value-type="float" office:value="6.241479">
            <text:p>6,24</text:p>
          </table:table-cell>
          <table:table-cell table:style-name="ce51" office:value-type="string">
            <text:p>&amp;</text:p>
          </table:table-cell>
          <table:table-cell table:formula="of:=[M5.L49]/1000000" office:value-type="float" office:value="8.0201">
            <text:p>8,02</text:p>
          </table:table-cell>
          <table:table-cell table:style-name="ce51" office:value-type="string">
            <text:p>&amp;</text:p>
          </table:table-cell>
          <table:table-cell table:formula="of:=[M5.M49]/1000000" office:value-type="float" office:value="0.09862">
            <text:p>0,10</text:p>
          </table:table-cell>
          <table:table-cell table:style-name="ce51" office:value-type="string">
            <text:p>&amp;</text:p>
          </table:table-cell>
          <table:table-cell table:formula="of:=[M5.Q49]/1000000" office:value-type="float" office:value="6.24148">
            <text:p>6,24</text:p>
          </table:table-cell>
          <table:table-cell table:style-name="ce51" office:value-type="string">
            <text:p>&amp;</text:p>
          </table:table-cell>
          <table:table-cell table:formula="of:=[M5.R49]/1000000" office:value-type="float" office:value="8.0201">
            <text:p>8,02</text:p>
          </table:table-cell>
          <table:table-cell table:style-name="ce51" office:value-type="string">
            <text:p>&amp;</text:p>
          </table:table-cell>
          <table:table-cell table:formula="of:=[M5.S49]/1000000" office:value-type="float" office:value="0.09862">
            <text:p>0,1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50]/1000000" office:value-type="float" office:value="9.368458">
            <text:p>9,37</text:p>
          </table:table-cell>
          <table:table-cell table:style-name="ce51" office:value-type="string">
            <text:p>&amp;</text:p>
          </table:table-cell>
          <table:table-cell table:style-name="ce52" table:formula="of:=[M5.F50]/1000000" office:value-type="float" office:value="13.6405">
            <text:p>13,64</text:p>
          </table:table-cell>
          <table:table-cell table:style-name="ce51" office:value-type="string">
            <text:p>&amp;</text:p>
          </table:table-cell>
          <table:table-cell table:style-name="ce52" table:formula="of:=[M5.G50]/1000000" office:value-type="float" office:value="0.622042">
            <text:p>0,62</text:p>
          </table:table-cell>
          <table:table-cell table:style-name="ce51" office:value-type="string">
            <text:p>&amp;</text:p>
          </table:table-cell>
          <table:table-cell table:formula="of:=[M5.K50]/1000000" office:value-type="float" office:value="9.368458">
            <text:p>9,37</text:p>
          </table:table-cell>
          <table:table-cell table:style-name="ce51" office:value-type="string">
            <text:p>&amp;</text:p>
          </table:table-cell>
          <table:table-cell table:formula="of:=[M5.L50]/1000000" office:value-type="float" office:value="13.6405">
            <text:p>13,64</text:p>
          </table:table-cell>
          <table:table-cell table:style-name="ce51" office:value-type="string">
            <text:p>&amp;</text:p>
          </table:table-cell>
          <table:table-cell table:formula="of:=[M5.M50]/1000000" office:value-type="float" office:value="0.622042">
            <text:p>0,62</text:p>
          </table:table-cell>
          <table:table-cell table:style-name="ce51" office:value-type="string">
            <text:p>&amp;</text:p>
          </table:table-cell>
          <table:table-cell table:formula="of:=[M5.Q50]/1000000" office:value-type="float" office:value="9.368458">
            <text:p>9,37</text:p>
          </table:table-cell>
          <table:table-cell table:style-name="ce51" office:value-type="string">
            <text:p>&amp;</text:p>
          </table:table-cell>
          <table:table-cell table:formula="of:=[M5.R50]/1000000" office:value-type="float" office:value="13.6405">
            <text:p>13,64</text:p>
          </table:table-cell>
          <table:table-cell table:style-name="ce51" office:value-type="string">
            <text:p>&amp;</text:p>
          </table:table-cell>
          <table:table-cell table:formula="of:=[M5.S50]/1000000" office:value-type="float" office:value="0.622042">
            <text:p>0,6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52" table:formula="of:=[M5.E51]/1000000" office:value-type="float" office:value="19.253866">
            <text:p>19,25</text:p>
          </table:table-cell>
          <table:table-cell table:style-name="ce51" office:value-type="string">
            <text:p>&amp;</text:p>
          </table:table-cell>
          <table:table-cell table:style-name="ce52" table:formula="of:=[M5.F51]/1000000" office:value-type="float" office:value="30.3831">
            <text:p>30,38</text:p>
          </table:table-cell>
          <table:table-cell table:style-name="ce51" office:value-type="string">
            <text:p>&amp;</text:p>
          </table:table-cell>
          <table:table-cell table:style-name="ce52" table:formula="of:=[M5.G51]/1000000" office:value-type="float" office:value="3.229234">
            <text:p>3,23</text:p>
          </table:table-cell>
          <table:table-cell table:style-name="ce51" office:value-type="string">
            <text:p>&amp;</text:p>
          </table:table-cell>
          <table:table-cell table:formula="of:=[M5.K51]/1000000" office:value-type="float" office:value="18.020178">
            <text:p>18,02</text:p>
          </table:table-cell>
          <table:table-cell table:style-name="ce51" office:value-type="string">
            <text:p>&amp;</text:p>
          </table:table-cell>
          <table:table-cell table:formula="of:=[M5.L51]/1000000" office:value-type="float" office:value="26.9956">
            <text:p>27,00</text:p>
          </table:table-cell>
          <table:table-cell table:style-name="ce51" office:value-type="string">
            <text:p>&amp;</text:p>
          </table:table-cell>
          <table:table-cell table:formula="of:=[M5.M51]/1000000" office:value-type="float" office:value="2.455422">
            <text:p>2,46</text:p>
          </table:table-cell>
          <table:table-cell table:style-name="ce51" office:value-type="string">
            <text:p>&amp;</text:p>
          </table:table-cell>
          <table:table-cell table:formula="of:=[M5.Q51]/1000000" office:value-type="float" office:value="16.775522">
            <text:p>16,78</text:p>
          </table:table-cell>
          <table:table-cell table:style-name="ce51" office:value-type="string">
            <text:p>&amp;</text:p>
          </table:table-cell>
          <table:table-cell table:formula="of:=[M5.R51]/1000000" office:value-type="float" office:value="24.3255">
            <text:p>24,33</text:p>
          </table:table-cell>
          <table:table-cell table:style-name="ce51" office:value-type="string">
            <text:p>&amp;</text:p>
          </table:table-cell>
          <table:table-cell table:formula="of:=[M5.S51]/1000000" office:value-type="float" office:value="1.919978">
            <text:p>1,9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52]/1000000" office:value-type="float" office:value="19.124766">
            <text:p>19,12</text:p>
          </table:table-cell>
          <table:table-cell table:style-name="ce51" office:value-type="string">
            <text:p>&amp;</text:p>
          </table:table-cell>
          <table:table-cell table:style-name="ce52" table:formula="of:=[M5.F52]/1000000" office:value-type="float" office:value="25.8922">
            <text:p>25,89</text:p>
          </table:table-cell>
          <table:table-cell table:style-name="ce51" office:value-type="string">
            <text:p>&amp;</text:p>
          </table:table-cell>
          <table:table-cell table:style-name="ce52" table:formula="of:=[M5.G52]/1000000" office:value-type="float" office:value="1.367234">
            <text:p>1,37</text:p>
          </table:table-cell>
          <table:table-cell table:style-name="ce51" office:value-type="string">
            <text:p>&amp;</text:p>
          </table:table-cell>
          <table:table-cell table:formula="of:=[M5.K52]/1000000" office:value-type="float" office:value="18.856774">
            <text:p>18,86</text:p>
          </table:table-cell>
          <table:table-cell table:style-name="ce51" office:value-type="string">
            <text:p>&amp;</text:p>
          </table:table-cell>
          <table:table-cell table:formula="of:=[M5.L52]/1000000" office:value-type="float" office:value="25.5837">
            <text:p>25,58</text:p>
          </table:table-cell>
          <table:table-cell table:style-name="ce51" office:value-type="string">
            <text:p>&amp;</text:p>
          </table:table-cell>
          <table:table-cell table:formula="of:=[M5.M52]/1000000" office:value-type="float" office:value="1.43673">
            <text:p>1,44</text:p>
          </table:table-cell>
          <table:table-cell table:style-name="ce51" office:value-type="string">
            <text:p>&amp;</text:p>
          </table:table-cell>
          <table:table-cell table:formula="of:=[M5.Q52]/1000000" office:value-type="float" office:value="18.025078">
            <text:p>18,03</text:p>
          </table:table-cell>
          <table:table-cell table:style-name="ce51" office:value-type="string">
            <text:p>&amp;</text:p>
          </table:table-cell>
          <table:table-cell table:formula="of:=[M5.R52]/1000000" office:value-type="float" office:value="24.9282">
            <text:p>24,93</text:p>
          </table:table-cell>
          <table:table-cell table:style-name="ce51" office:value-type="string">
            <text:p>&amp;</text:p>
          </table:table-cell>
          <table:table-cell table:formula="of:=[M5.S52]/1000000" office:value-type="float" office:value="1.612922">
            <text:p>1,6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53]/1000000" office:value-type="float" office:value="15.819102">
            <text:p>15,82</text:p>
          </table:table-cell>
          <table:table-cell table:style-name="ce51" office:value-type="string">
            <text:p>&amp;</text:p>
          </table:table-cell>
          <table:table-cell table:style-name="ce52" table:formula="of:=[M5.F53]/1000000" office:value-type="float" office:value="22.337">
            <text:p>22,34</text:p>
          </table:table-cell>
          <table:table-cell table:style-name="ce51" office:value-type="string">
            <text:p>&amp;</text:p>
          </table:table-cell>
          <table:table-cell table:style-name="ce52" table:formula="of:=[M5.G53]/1000000" office:value-type="float" office:value="1.377898">
            <text:p>1,38</text:p>
          </table:table-cell>
          <table:table-cell table:style-name="ce51" office:value-type="string">
            <text:p>&amp;</text:p>
          </table:table-cell>
          <table:table-cell table:formula="of:=[M5.K53]/1000000" office:value-type="float" office:value="14.870864">
            <text:p>14,87</text:p>
          </table:table-cell>
          <table:table-cell table:style-name="ce51" office:value-type="string">
            <text:p>&amp;</text:p>
          </table:table-cell>
          <table:table-cell table:formula="of:=[M5.L53]/1000000" office:value-type="float" office:value="21.119">
            <text:p>21,12</text:p>
          </table:table-cell>
          <table:table-cell table:style-name="ce51" office:value-type="string">
            <text:p>&amp;</text:p>
          </table:table-cell>
          <table:table-cell table:formula="of:=[M5.M53]/1000000" office:value-type="float" office:value="1.528136">
            <text:p>1,53</text:p>
          </table:table-cell>
          <table:table-cell table:style-name="ce51" office:value-type="string">
            <text:p>&amp;</text:p>
          </table:table-cell>
          <table:table-cell table:formula="of:=[M5.Q53]/1000000" office:value-type="float" office:value="15.068008">
            <text:p>15,07</text:p>
          </table:table-cell>
          <table:table-cell table:style-name="ce51" office:value-type="string">
            <text:p>&amp;</text:p>
          </table:table-cell>
          <table:table-cell table:formula="of:=[M5.R53]/1000000" office:value-type="float" office:value="21.231">
            <text:p>21,23</text:p>
          </table:table-cell>
          <table:table-cell table:style-name="ce51" office:value-type="string">
            <text:p>&amp;</text:p>
          </table:table-cell>
          <table:table-cell table:formula="of:=[M5.S53]/1000000" office:value-type="float" office:value="1.402992">
            <text:p>1,4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4-13}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52" table:formula="of:=[M5.E54]/1000000" office:value-type="float" office:value="20.132986">
            <text:p>20,13</text:p>
          </table:table-cell>
          <table:table-cell table:style-name="ce51" office:value-type="string">
            <text:p>&amp;</text:p>
          </table:table-cell>
          <table:table-cell table:style-name="ce52" table:formula="of:=[M5.F54]/1000000" office:value-type="float" office:value="27.98569">
            <text:p>27,99</text:p>
          </table:table-cell>
          <table:table-cell table:style-name="ce51" office:value-type="string">
            <text:p>&amp;</text:p>
          </table:table-cell>
          <table:table-cell table:style-name="ce52" table:formula="of:=[M5.G54]/1000000" office:value-type="float" office:value="2.692678">
            <text:p>2,69</text:p>
          </table:table-cell>
          <table:table-cell table:style-name="ce51" office:value-type="string">
            <text:p>&amp;</text:p>
          </table:table-cell>
          <table:table-cell table:formula="of:=[M5.K54]/1000000" office:value-type="float" office:value="19.741922">
            <text:p>19,74</text:p>
          </table:table-cell>
          <table:table-cell table:style-name="ce51" office:value-type="string">
            <text:p>&amp;</text:p>
          </table:table-cell>
          <table:table-cell table:formula="of:=[M5.L54]/1000000" office:value-type="float" office:value="26.8935">
            <text:p>26,89</text:p>
          </table:table-cell>
          <table:table-cell table:style-name="ce51" office:value-type="string">
            <text:p>&amp;</text:p>
          </table:table-cell>
          <table:table-cell table:formula="of:=[M5.M54]/1000000" office:value-type="float" office:value="2.331582">
            <text:p>2,33</text:p>
          </table:table-cell>
          <table:table-cell table:style-name="ce51" office:value-type="string">
            <text:p>&amp;</text:p>
          </table:table-cell>
          <table:table-cell table:formula="of:=[M5.Q54]/1000000" office:value-type="float" office:value="19.019012">
            <text:p>19,02</text:p>
          </table:table-cell>
          <table:table-cell table:style-name="ce51" office:value-type="string">
            <text:p>&amp;</text:p>
          </table:table-cell>
          <table:table-cell table:formula="of:=[M5.R54]/1000000" office:value-type="float" office:value="26.437">
            <text:p>26,44</text:p>
          </table:table-cell>
          <table:table-cell table:style-name="ce51" office:value-type="string">
            <text:p>&amp;</text:p>
          </table:table-cell>
          <table:table-cell table:formula="of:=[M5.S54]/1000000" office:value-type="float" office:value="2.807984">
            <text:p>2,8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55]/1000000" office:value-type="float" office:value="18.273842">
            <text:p>18,27</text:p>
          </table:table-cell>
          <table:table-cell table:style-name="ce51" office:value-type="string">
            <text:p>&amp;</text:p>
          </table:table-cell>
          <table:table-cell table:style-name="ce52" table:formula="of:=[M5.F55]/1000000" office:value-type="float" office:value="26.060899">
            <text:p>26,06</text:p>
          </table:table-cell>
          <table:table-cell table:style-name="ce51" office:value-type="string">
            <text:p>&amp;</text:p>
          </table:table-cell>
          <table:table-cell table:style-name="ce52" table:formula="of:=[M5.G55]/1000000" office:value-type="float" office:value="2.127074">
            <text:p>2,13</text:p>
          </table:table-cell>
          <table:table-cell table:style-name="ce51" office:value-type="string">
            <text:p>&amp;</text:p>
          </table:table-cell>
          <table:table-cell table:formula="of:=[M5.K55]/1000000" office:value-type="float" office:value="17.417618">
            <text:p>17,42</text:p>
          </table:table-cell>
          <table:table-cell table:style-name="ce51" office:value-type="string">
            <text:p>&amp;</text:p>
          </table:table-cell>
          <table:table-cell table:formula="of:=[M5.L55]/1000000" office:value-type="float" office:value="23.827">
            <text:p>23,83</text:p>
          </table:table-cell>
          <table:table-cell table:style-name="ce51" office:value-type="string">
            <text:p>&amp;</text:p>
          </table:table-cell>
          <table:table-cell table:formula="of:=[M5.M55]/1000000" office:value-type="float" office:value="1.63938">
            <text:p>1,64</text:p>
          </table:table-cell>
          <table:table-cell table:style-name="ce51" office:value-type="string">
            <text:p>&amp;</text:p>
          </table:table-cell>
          <table:table-cell table:formula="of:=[M5.Q55]/1000000" office:value-type="float" office:value="17.854132">
            <text:p>17,85</text:p>
          </table:table-cell>
          <table:table-cell table:style-name="ce51" office:value-type="string">
            <text:p>&amp;</text:p>
          </table:table-cell>
          <table:table-cell table:formula="of:=[M5.R55]/1000000" office:value-type="float" office:value="25.586">
            <text:p>25,59</text:p>
          </table:table-cell>
          <table:table-cell table:style-name="ce51" office:value-type="string">
            <text:p>&amp;</text:p>
          </table:table-cell>
          <table:table-cell table:formula="of:=[M5.S55]/1000000" office:value-type="float" office:value="2.371868">
            <text:p>2,3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5">
          <table:table-cell office:value-type="string">
            <text:p>\cline{5-13}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52" table:formula="of:=[M5.E56]/1000000" office:value-type="float" office:value="22.01864">
            <text:p>22,02</text:p>
          </table:table-cell>
          <table:table-cell table:style-name="ce51" office:value-type="string">
            <text:p>&amp;</text:p>
          </table:table-cell>
          <table:table-cell table:style-name="ce52" table:formula="of:=[M5.F56]/1000000" office:value-type="float" office:value="30.455">
            <text:p>30,46</text:p>
          </table:table-cell>
          <table:table-cell table:style-name="ce51" office:value-type="string">
            <text:p>&amp;</text:p>
          </table:table-cell>
          <table:table-cell table:style-name="ce52" table:formula="of:=[M5.G56]/1000000" office:value-type="float" office:value="2.70636">
            <text:p>2,71</text:p>
          </table:table-cell>
          <table:table-cell table:style-name="ce51" office:value-type="string">
            <text:p>&amp;</text:p>
          </table:table-cell>
          <table:table-cell table:formula="of:=[M5.K56]/1000000" office:value-type="float" office:value="21.083718">
            <text:p>21,08</text:p>
          </table:table-cell>
          <table:table-cell table:style-name="ce51" office:value-type="string">
            <text:p>&amp;</text:p>
          </table:table-cell>
          <table:table-cell table:formula="of:=[M5.L56]/1000000" office:value-type="float" office:value="31.09">
            <text:p>31,09</text:p>
          </table:table-cell>
          <table:table-cell table:style-name="ce51" office:value-type="string">
            <text:p>&amp;</text:p>
          </table:table-cell>
          <table:table-cell table:formula="of:=[M5.M56]/1000000" office:value-type="float" office:value="4.146292">
            <text:p>4,15</text:p>
          </table:table-cell>
          <table:table-cell table:style-name="ce51" office:value-type="string">
            <text:p>&amp;</text:p>
          </table:table-cell>
          <table:table-cell table:formula="of:=[M5.Q56]/1000000" office:value-type="float" office:value="18.258566">
            <text:p>18,26</text:p>
          </table:table-cell>
          <table:table-cell table:style-name="ce51" office:value-type="string">
            <text:p>&amp;</text:p>
          </table:table-cell>
          <table:table-cell table:formula="of:=[M5.R56]/1000000" office:value-type="float" office:value="25.18504">
            <text:p>25,19</text:p>
          </table:table-cell>
          <table:table-cell table:style-name="ce51" office:value-type="string">
            <text:p>&amp;</text:p>
          </table:table-cell>
          <table:table-cell table:formula="of:=[M5.S56]/1000000" office:value-type="float" office:value="2.336422">
            <text:p>2,34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2">
          <table:table-cell office:value-type="string">
            <text:p>\hline</text:p>
          </table:table-cell>
          <table:table-cell table:number-columns-repeated="8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 table:number-columns-repeated="6"/>
        </table:table-row>
        <table:table-row table:style-name="ro2" table:number-rows-repeated="1048516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latexbilanm1" table:style-name="ta1" table:print="false">
        <office:forms form:automatic-focus="false" form:apply-design-mode="false"/>
        <table:table-column table:style-name="co5" table:default-cell-style-name="Default"/>
        <table:table-column table:style-name="co30" table:default-cell-style-name="Default"/>
        <table:table-column table:style-name="co5" table:number-columns-repeated="11" table:default-cell-style-name="Default"/>
        <table:table-column table:style-name="co5" table:default-cell-style-name="ce43"/>
        <table:table-column table:style-name="co5" table:default-cell-style-name="Default"/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\textbf{<text:tab/>M'=0.5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\%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1.E66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78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02]" office:value-type="float" office:value="16">
            <text:p>16</text:p>
          </table:table-cell>
          <table:table-cell office:value-type="string">
            <text:p>&amp;</text:p>
          </table:table-cell>
          <table:table-cell table:formula="of:=[M1.E114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126]" office:value-type="float" office:value="16">
            <text:p>16</text:p>
          </table:table-cell>
          <table:table-cell office:value-type="string">
            <text:p>&amp;</text:p>
          </table:table-cell>
          <table:table-cell table:formula="of:=[M1.E138]" office:value-type="float" office:value="10.6575394396142">
            <text:p>10,66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1.E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79]" office:value-type="float" office:value="3">
            <text:p>3</text:p>
          </table:table-cell>
          <table:table-cell office:value-type="string">
            <text:p>&amp; </text:p>
          </table:table-cell>
          <table:table-cell table:formula="of:=[M1.E103]" office:value-type="float" office:value="7">
            <text:p>7</text:p>
          </table:table-cell>
          <table:table-cell office:value-type="string">
            <text:p>&amp;</text:p>
          </table:table-cell>
          <table:table-cell table:formula="of:=[M1.E115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127]" office:value-type="float" office:value="12">
            <text:p>12</text:p>
          </table:table-cell>
          <table:table-cell office:value-type="string">
            <text:p>&amp;</text:p>
          </table:table-cell>
          <table:table-cell table:formula="of:=[M1.E139]" office:value-type="float" office:value="43.3744127038853">
            <text:p>43,37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1.E68]" office:value-type="float" office:value="7">
            <text:p>7</text:p>
          </table:table-cell>
          <table:table-cell office:value-type="string">
            <text:p>&amp;</text:p>
          </table:table-cell>
          <table:table-cell table:formula="of:=[M1.E80]" office:value-type="float" office:value="6">
            <text:p>6</text:p>
          </table:table-cell>
          <table:table-cell office:value-type="string">
            <text:p>&amp; </text:p>
          </table:table-cell>
          <table:table-cell table:formula="of:=[M1.E104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116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128]" office:value-type="float" office:value="14">
            <text:p>14</text:p>
          </table:table-cell>
          <table:table-cell office:value-type="string">
            <text:p>&amp;</text:p>
          </table:table-cell>
          <table:table-cell table:formula="of:=[M1.E140]" office:value-type="float" office:value="153.784672040853">
            <text:p>153,78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1.E70]" office:value-type="float" office:value="7">
            <text:p>7</text:p>
          </table:table-cell>
          <table:table-cell office:value-type="string">
            <text:p>&amp;</text:p>
          </table:table-cell>
          <table:table-cell table:formula="of:=[M1.E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06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1.E118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130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1.E142]" office:value-type="float" office:value="14.7929772679059">
            <text:p>14,79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1.E71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83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07]" office:value-type="float" office:value="7">
            <text:p>7</text:p>
          </table:table-cell>
          <table:table-cell office:value-type="string">
            <text:p>&amp;</text:p>
          </table:table-cell>
          <table:table-cell table:formula="of:=[M1.E119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131]" office:value-type="float" office:value="9">
            <text:p>9</text:p>
          </table:table-cell>
          <table:table-cell office:value-type="string">
            <text:p>&amp;</text:p>
          </table:table-cell>
          <table:table-cell table:formula="of:=[M1.E143]" office:value-type="float" office:value="9.73579527376851">
            <text:p>9,74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1.E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84]" office:value-type="float" office:value="9">
            <text:p>9</text:p>
          </table:table-cell>
          <table:table-cell office:value-type="string">
            <text:p>&amp; </text:p>
          </table:table-cell>
          <table:table-cell table:formula="of:=[M1.E108]" office:value-type="float" office:value="6">
            <text:p>6</text:p>
          </table:table-cell>
          <table:table-cell office:value-type="string">
            <text:p>&amp;</text:p>
          </table:table-cell>
          <table:table-cell table:formula="of:=[M1.E120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132]" office:value-type="float" office:value="15">
            <text:p>15</text:p>
          </table:table-cell>
          <table:table-cell office:value-type="string">
            <text:p>&amp;</text:p>
          </table:table-cell>
          <table:table-cell table:formula="of:=[M1.E144]" office:value-type="float" office:value="214.067133293767">
            <text:p>214,07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1.E74]" office:value-type="float" office:value="3">
            <text:p>3</text:p>
          </table:table-cell>
          <table:table-cell office:value-type="string">
            <text:p>&amp;</text:p>
          </table:table-cell>
          <table:table-cell table:formula="of:=[M1.E86]" office:value-type="float" office:value="4">
            <text:p>4</text:p>
          </table:table-cell>
          <table:table-cell office:value-type="string">
            <text:p>&amp; </text:p>
          </table:table-cell>
          <table:table-cell table:formula="of:=[M1.E110]" office:value-type="float" office:value="13">
            <text:p>13</text:p>
          </table:table-cell>
          <table:table-cell office:value-type="string">
            <text:p>&amp;</text:p>
          </table:table-cell>
          <table:table-cell table:formula="of:=[M1.E122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134]" office:value-type="float" office:value="20">
            <text:p>20</text:p>
          </table:table-cell>
          <table:table-cell office:value-type="string">
            <text:p>&amp;</text:p>
          </table:table-cell>
          <table:table-cell table:formula="of:=[M1.E146]" office:value-type="float" office:value="50.6498647196006">
            <text:p>50,65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1.E75]" office:value-type="float" office:value="5">
            <text:p>5</text:p>
          </table:table-cell>
          <table:table-cell office:value-type="string">
            <text:p>&amp;</text:p>
          </table:table-cell>
          <table:table-cell table:formula="of:=[M1.E87]" office:value-type="float" office:value="5">
            <text:p>5</text:p>
          </table:table-cell>
          <table:table-cell office:value-type="string">
            <text:p>&amp; </text:p>
          </table:table-cell>
          <table:table-cell table:formula="of:=[M1.E111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1.E123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135]" office:value-type="float" office:value="22">
            <text:p>22</text:p>
          </table:table-cell>
          <table:table-cell office:value-type="string">
            <text:p>&amp;</text:p>
          </table:table-cell>
          <table:table-cell table:formula="of:=[M1.E147]" office:value-type="float" office:value="65.2094101562412">
            <text:p>65,21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11:.D12])" office:value-type="float" office:value="8">
            <text:p>8</text:p>
          </table:table-cell>
          <table:table-cell office:value-type="string">
            <text:p>&amp;</text:p>
          </table:table-cell>
          <table:table-cell table:formula="of:=SUM([.F11:.F12])" office:value-type="float" office:value="9">
            <text:p>9</text:p>
          </table:table-cell>
          <table:table-cell office:value-type="string">
            <text:p>&amp; </text:p>
          </table:table-cell>
          <table:table-cell table:formula="of:=SUM([.H11:.H12])" office:value-type="float" office:value="24">
            <text:p>24</text:p>
          </table:table-cell>
          <table:table-cell office:value-type="string">
            <text:p>&amp;</text:p>
          </table:table-cell>
          <table:table-cell table:formula="of:=SUM([.J11:.J12])" office:value-type="float" office:value="1">
            <text:p>1</text:p>
          </table:table-cell>
          <table:table-cell office:value-type="string">
            <text:p>&amp;</text:p>
          </table:table-cell>
          <table:table-cell table:formula="of:=SUM([.L11:.L12])" office:value-type="float" office:value="42">
            <text:p>42</text:p>
          </table:table-cell>
          <table:table-cell office:value-type="string">
            <text:p>&amp;</text:p>
          </table:table-cell>
          <table:table-cell table:formula="of:=AVERAGE([.N11:.N12])" office:value-type="float" office:value="57.9296374379209">
            <text:p>57,93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3"/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\textbf{<text:tab/>M'=1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1.K66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K78]" office:value-type="float" office:value="1">
            <text:p>1</text:p>
          </table:table-cell>
          <table:table-cell office:value-type="string">
            <text:p>&amp; </text:p>
          </table:table-cell>
          <table:table-cell table:formula="of:=[M1.K102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1.K114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K126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1.K138]" office:value-type="float" office:value="24.6469450245645">
            <text:p>24,65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1.K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K79]" office:value-type="float" office:value="5">
            <text:p>5</text:p>
          </table:table-cell>
          <table:table-cell office:value-type="string">
            <text:p>&amp; </text:p>
          </table:table-cell>
          <table:table-cell table:formula="of:=[M1.K103]" office:value-type="float" office:value="8">
            <text:p>8</text:p>
          </table:table-cell>
          <table:table-cell office:value-type="string">
            <text:p>&amp;</text:p>
          </table:table-cell>
          <table:table-cell table:formula="of:=[M1.K115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K127]" office:value-type="float" office:value="13">
            <text:p>13</text:p>
          </table:table-cell>
          <table:table-cell office:value-type="string">
            <text:p>&amp;</text:p>
          </table:table-cell>
          <table:table-cell table:formula="of:=[M1.K139]" office:value-type="float" office:value="72.2437689496841">
            <text:p>72,24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1.K68]" office:value-type="float" office:value="4">
            <text:p>4</text:p>
          </table:table-cell>
          <table:table-cell office:value-type="string">
            <text:p>&amp;</text:p>
          </table:table-cell>
          <table:table-cell table:formula="of:=[M1.K80]" office:value-type="float" office:value="9">
            <text:p>9</text:p>
          </table:table-cell>
          <table:table-cell office:value-type="string">
            <text:p>&amp; </text:p>
          </table:table-cell>
          <table:table-cell table:formula="of:=[M1.K104]" office:value-type="float" office:value="2">
            <text:p>2</text:p>
          </table:table-cell>
          <table:table-cell office:value-type="string">
            <text:p>&amp;</text:p>
          </table:table-cell>
          <table:table-cell table:formula="of:=[M1.K116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K128]" office:value-type="float" office:value="15">
            <text:p>15</text:p>
          </table:table-cell>
          <table:table-cell office:value-type="string">
            <text:p>&amp;</text:p>
          </table:table-cell>
          <table:table-cell table:formula="of:=[M1.K140]" office:value-type="float" office:value="276.875011713467">
            <text:p>276,88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1.K70]" office:value-type="float" office:value="4">
            <text:p>4</text:p>
          </table:table-cell>
          <table:table-cell office:value-type="string">
            <text:p>&amp;</text:p>
          </table:table-cell>
          <table:table-cell table:formula="of:=[M1.K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K106]" office:value-type="float" office:value="14">
            <text:p>14</text:p>
          </table:table-cell>
          <table:table-cell office:value-type="string">
            <text:p>&amp;</text:p>
          </table:table-cell>
          <table:table-cell table:formula="of:=[M1.K118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K130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1.K142]" office:value-type="float" office:value="13.8936054902505">
            <text:p>13,89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1.K71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K83]" office:value-type="float" office:value="4">
            <text:p>4</text:p>
          </table:table-cell>
          <table:table-cell office:value-type="string">
            <text:p>&amp; </text:p>
          </table:table-cell>
          <table:table-cell table:formula="of:=[M1.K107]" office:value-type="float" office:value="7">
            <text:p>7</text:p>
          </table:table-cell>
          <table:table-cell office:value-type="string">
            <text:p>&amp;</text:p>
          </table:table-cell>
          <table:table-cell table:formula="of:=[M1.K119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K131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1.K143]" office:value-type="float" office:value="60.3426123640725">
            <text:p>60,34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1.K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K84]" office:value-type="float" office:value="11">
            <text:p>11</text:p>
          </table:table-cell>
          <table:table-cell office:value-type="string">
            <text:p>&amp; </text:p>
          </table:table-cell>
          <table:table-cell table:formula="of:=[M1.K108]" office:value-type="float" office:value="6">
            <text:p>6</text:p>
          </table:table-cell>
          <table:table-cell office:value-type="string">
            <text:p>&amp;</text:p>
          </table:table-cell>
          <table:table-cell table:formula="of:=[M1.K120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K132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1.K144]" office:value-type="float" office:value="387.470498101013">
            <text:p>387,47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1.K74]" office:value-type="float" office:value="2">
            <text:p>2</text:p>
          </table:table-cell>
          <table:table-cell office:value-type="string">
            <text:p>&amp;</text:p>
          </table:table-cell>
          <table:table-cell table:formula="of:=[M1.K86]" office:value-type="float" office:value="5">
            <text:p>5</text:p>
          </table:table-cell>
          <table:table-cell office:value-type="string">
            <text:p>&amp; </text:p>
          </table:table-cell>
          <table:table-cell table:formula="of:=[M1.K110]" office:value-type="float" office:value="14">
            <text:p>14</text:p>
          </table:table-cell>
          <table:table-cell office:value-type="string">
            <text:p>&amp;</text:p>
          </table:table-cell>
          <table:table-cell table:formula="of:=[M1.K122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K134]" office:value-type="float" office:value="20">
            <text:p>20</text:p>
          </table:table-cell>
          <table:table-cell office:value-type="string">
            <text:p>&amp;</text:p>
          </table:table-cell>
          <table:table-cell table:formula="of:=[M1.K146]" office:value-type="float" office:value="57.3918508650316">
            <text:p>57,39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1.K75]" office:value-type="float" office:value="2">
            <text:p>2</text:p>
          </table:table-cell>
          <table:table-cell office:value-type="string">
            <text:p>&amp;</text:p>
          </table:table-cell>
          <table:table-cell table:formula="of:=[M1.K87]" office:value-type="float" office:value="10">
            <text:p>10</text:p>
          </table:table-cell>
          <table:table-cell office:value-type="string">
            <text:p>&amp; </text:p>
          </table:table-cell>
          <table:table-cell table:formula="of:=[M1.K111]" office:value-type="float" office:value="13">
            <text:p>13</text:p>
          </table:table-cell>
          <table:table-cell office:value-type="string">
            <text:p>&amp;</text:p>
          </table:table-cell>
          <table:table-cell table:formula="of:=[M1.K123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K135]" office:value-type="float" office:value="25">
            <text:p>25</text:p>
          </table:table-cell>
          <table:table-cell office:value-type="string">
            <text:p>&amp;</text:p>
          </table:table-cell>
          <table:table-cell table:formula="of:=[M1.K147]" office:value-type="float" office:value="155.967163090753">
            <text:p>155,97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26:.D27])" office:value-type="float" office:value="4">
            <text:p>4</text:p>
          </table:table-cell>
          <table:table-cell office:value-type="string">
            <text:p>&amp;</text:p>
          </table:table-cell>
          <table:table-cell table:formula="of:=SUM([.F26:.F27])" office:value-type="float" office:value="15">
            <text:p>15</text:p>
          </table:table-cell>
          <table:table-cell office:value-type="string">
            <text:p>&amp; </text:p>
          </table:table-cell>
          <table:table-cell table:formula="of:=SUM([.H26:.H27])" office:value-type="float" office:value="27">
            <text:p>27</text:p>
          </table:table-cell>
          <table:table-cell office:value-type="string">
            <text:p>&amp;</text:p>
          </table:table-cell>
          <table:table-cell table:formula="of:=SUM([.J26:.J27])" office:value-type="float" office:value="1">
            <text:p>1</text:p>
          </table:table-cell>
          <table:table-cell office:value-type="string">
            <text:p>&amp;</text:p>
          </table:table-cell>
          <table:table-cell table:formula="of:=SUM([.L26:.L27])" office:value-type="float" office:value="45">
            <text:p>45</text:p>
          </table:table-cell>
          <table:table-cell office:value-type="string">
            <text:p>&amp;</text:p>
          </table:table-cell>
          <table:table-cell table:formula="of:=AVERAGE([.N26:.N27])" office:value-type="float" office:value="106.679506977892">
            <text:p>106,68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3"/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\textbf{<text:tab/>M'=2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1.Q66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Q78]" office:value-type="float" office:value="1">
            <text:p>1</text:p>
          </table:table-cell>
          <table:table-cell office:value-type="string">
            <text:p>&amp; </text:p>
          </table:table-cell>
          <table:table-cell table:formula="of:=[M1.Q102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1.Q114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Q126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1.Q138]" office:value-type="float" office:value="24.6467946911496">
            <text:p>24,65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1.Q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Q79]" office:value-type="float" office:value="4">
            <text:p>4</text:p>
          </table:table-cell>
          <table:table-cell office:value-type="string">
            <text:p>&amp; </text:p>
          </table:table-cell>
          <table:table-cell table:formula="of:=[M1.Q103]" office:value-type="float" office:value="6">
            <text:p>6</text:p>
          </table:table-cell>
          <table:table-cell office:value-type="string">
            <text:p>&amp;</text:p>
          </table:table-cell>
          <table:table-cell table:formula="of:=[M1.Q115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Q127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1.Q139]" office:value-type="float" office:value="59.719350297043">
            <text:p>59,72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1.Q68]" office:value-type="float" office:value="4">
            <text:p>4</text:p>
          </table:table-cell>
          <table:table-cell office:value-type="string">
            <text:p>&amp;</text:p>
          </table:table-cell>
          <table:table-cell table:formula="of:=[M1.Q80]" office:value-type="float" office:value="9">
            <text:p>9</text:p>
          </table:table-cell>
          <table:table-cell office:value-type="string">
            <text:p>&amp; </text:p>
          </table:table-cell>
          <table:table-cell table:formula="of:=[M1.Q104]" office:value-type="float" office:value="4">
            <text:p>4</text:p>
          </table:table-cell>
          <table:table-cell office:value-type="string">
            <text:p>&amp;</text:p>
          </table:table-cell>
          <table:table-cell table:formula="of:=[M1.Q116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Q128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1.Q140]" office:value-type="float" office:value="275.682526497829">
            <text:p>275,68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1.Q70]" office:value-type="float" office:value="4">
            <text:p>4</text:p>
          </table:table-cell>
          <table:table-cell office:value-type="string">
            <text:p>&amp;</text:p>
          </table:table-cell>
          <table:table-cell table:formula="of:=[M1.Q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Q106]" office:value-type="float" office:value="13">
            <text:p>13</text:p>
          </table:table-cell>
          <table:table-cell office:value-type="string">
            <text:p>&amp;</text:p>
          </table:table-cell>
          <table:table-cell table:formula="of:=[M1.Q118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Q130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1.Q142]" office:value-type="float" office:value="13.8953894069997">
            <text:p>13,9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1.Q71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Q83]" office:value-type="float" office:value="4">
            <text:p>4</text:p>
          </table:table-cell>
          <table:table-cell office:value-type="string">
            <text:p>&amp; </text:p>
          </table:table-cell>
          <table:table-cell table:formula="of:=[M1.Q107]" office:value-type="float" office:value="8">
            <text:p>8</text:p>
          </table:table-cell>
          <table:table-cell office:value-type="string">
            <text:p>&amp;</text:p>
          </table:table-cell>
          <table:table-cell table:formula="of:=[M1.Q119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Q131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1.Q143]" office:value-type="float" office:value="64.774606331125">
            <text:p>64,77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1.Q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Q84]" office:value-type="float" office:value="10">
            <text:p>10</text:p>
          </table:table-cell>
          <table:table-cell office:value-type="string">
            <text:p>&amp; </text:p>
          </table:table-cell>
          <table:table-cell table:formula="of:=[M1.Q108]" office:value-type="float" office:value="6">
            <text:p>6</text:p>
          </table:table-cell>
          <table:table-cell office:value-type="string">
            <text:p>&amp;</text:p>
          </table:table-cell>
          <table:table-cell table:formula="of:=[M1.Q120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Q132]" office:value-type="float" office:value="16">
            <text:p>16</text:p>
          </table:table-cell>
          <table:table-cell office:value-type="string">
            <text:p>&amp;</text:p>
          </table:table-cell>
          <table:table-cell table:formula="of:=[M1.Q144]" office:value-type="float" office:value="281.344939999451">
            <text:p>281,34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1.Q74]" office:value-type="float" office:value="2">
            <text:p>2</text:p>
          </table:table-cell>
          <table:table-cell office:value-type="string">
            <text:p>&amp;</text:p>
          </table:table-cell>
          <table:table-cell table:formula="of:=[M1.Q86]" office:value-type="float" office:value="4">
            <text:p>4</text:p>
          </table:table-cell>
          <table:table-cell office:value-type="string">
            <text:p>&amp; </text:p>
          </table:table-cell>
          <table:table-cell table:formula="of:=[M1.Q110]" office:value-type="float" office:value="15">
            <text:p>15</text:p>
          </table:table-cell>
          <table:table-cell office:value-type="string">
            <text:p>&amp;</text:p>
          </table:table-cell>
          <table:table-cell table:formula="of:=[M1.Q122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Q134]" office:value-type="float" office:value="20">
            <text:p>20</text:p>
          </table:table-cell>
          <table:table-cell office:value-type="string">
            <text:p>&amp;</text:p>
          </table:table-cell>
          <table:table-cell table:formula="of:=[M1.Q146]" office:value-type="float" office:value="45.2238248103659">
            <text:p>45,22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1.Q75]" office:value-type="float" office:value="2">
            <text:p>2</text:p>
          </table:table-cell>
          <table:table-cell office:value-type="string">
            <text:p>&amp;</text:p>
          </table:table-cell>
          <table:table-cell table:formula="of:=[M1.Q87]" office:value-type="float" office:value="10">
            <text:p>10</text:p>
          </table:table-cell>
          <table:table-cell office:value-type="string">
            <text:p>&amp; </text:p>
          </table:table-cell>
          <table:table-cell table:formula="of:=[M1.Q111]" office:value-type="float" office:value="12">
            <text:p>12</text:p>
          </table:table-cell>
          <table:table-cell office:value-type="string">
            <text:p>&amp;</text:p>
          </table:table-cell>
          <table:table-cell table:formula="of:=[M1.Q123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Q135]" office:value-type="float" office:value="24">
            <text:p>24</text:p>
          </table:table-cell>
          <table:table-cell office:value-type="string">
            <text:p>&amp;</text:p>
          </table:table-cell>
          <table:table-cell table:formula="of:=[M1.Q147]" office:value-type="float" office:value="163.597265693408">
            <text:p>163,60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41:.D42])" office:value-type="float" office:value="4">
            <text:p>4</text:p>
          </table:table-cell>
          <table:table-cell office:value-type="string">
            <text:p>&amp;</text:p>
          </table:table-cell>
          <table:table-cell table:formula="of:=SUM([.F41:.F42])" office:value-type="float" office:value="14">
            <text:p>14</text:p>
          </table:table-cell>
          <table:table-cell office:value-type="string">
            <text:p>&amp; </text:p>
          </table:table-cell>
          <table:table-cell table:formula="of:=SUM([.H41:.H42])" office:value-type="float" office:value="27">
            <text:p>27</text:p>
          </table:table-cell>
          <table:table-cell office:value-type="string">
            <text:p>&amp;</text:p>
          </table:table-cell>
          <table:table-cell table:formula="of:=SUM([.J41:.J42])" office:value-type="float" office:value="1">
            <text:p>1</text:p>
          </table:table-cell>
          <table:table-cell office:value-type="string">
            <text:p>&amp;</text:p>
          </table:table-cell>
          <table:table-cell table:formula="of:=SUM([.L41:.L42])" office:value-type="float" office:value="44">
            <text:p>44</text:p>
          </table:table-cell>
          <table:table-cell office:value-type="string">
            <text:p>&amp;</text:p>
          </table:table-cell>
          <table:table-cell table:formula="of:=AVERAGE([.N41:.N42])" office:value-type="float" office:value="104.410545251887">
            <text:p>104,41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 table:number-rows-repeated="1048530">
          <table:table-cell table:number-columns-repeated="15"/>
        </table:table-row>
        <table:table-row table:style-name="ro4">
          <table:table-cell table:number-columns-repeated="15"/>
        </table:table-row>
        <table:named-expressions/>
      </table:table>
      <table:table table:name="bilan2" table:style-name="ta1" table:print="false">
        <office:forms form:automatic-focus="false" form:apply-design-mode="false"/>
        <table:table-column table:style-name="co5" table:default-cell-style-name="Default"/>
        <table:table-column table:style-name="co30" table:default-cell-style-name="Default"/>
        <table:table-column table:style-name="co5" table:number-columns-repeated="11" table:default-cell-style-name="Default"/>
        <table:table-column table:style-name="co5" table:default-cell-style-name="ce43"/>
        <table:table-column table:style-name="co5" table:default-cell-style-name="Default"/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\textbf{<text:tab/>M'=0.5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\%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2.E66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E78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E102]" office:value-type="float" office:value="16">
            <text:p>16</text:p>
          </table:table-cell>
          <table:table-cell office:value-type="string">
            <text:p>&amp;</text:p>
          </table:table-cell>
          <table:table-cell table:formula="of:=[M2.E114]" office:value-type="float" office:value="5">
            <text:p>5</text:p>
          </table:table-cell>
          <table:table-cell office:value-type="string">
            <text:p>&amp;</text:p>
          </table:table-cell>
          <table:table-cell table:formula="of:=[M2.E126]" office:value-type="float" office:value="12">
            <text:p>12</text:p>
          </table:table-cell>
          <table:table-cell office:value-type="string">
            <text:p>&amp;</text:p>
          </table:table-cell>
          <table:table-cell table:formula="of:=[M2.E138]" office:value-type="float" office:value="1.43565404349414">
            <text:p>1,44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2.E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E79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E103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2.E115]" office:value-type="float" office:value="5">
            <text:p>5</text:p>
          </table:table-cell>
          <table:table-cell office:value-type="string">
            <text:p>&amp;</text:p>
          </table:table-cell>
          <table:table-cell table:formula="of:=[M2.E127]" office:value-type="float" office:value="7">
            <text:p>7</text:p>
          </table:table-cell>
          <table:table-cell office:value-type="string">
            <text:p>&amp;</text:p>
          </table:table-cell>
          <table:table-cell table:formula="of:=[M2.E139]" office:value-type="float" office:value="1.97058393156144">
            <text:p>1,97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2.E68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E80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E104]" office:value-type="float" office:value="7">
            <text:p>7</text:p>
          </table:table-cell>
          <table:table-cell office:value-type="string">
            <text:p>&amp;</text:p>
          </table:table-cell>
          <table:table-cell table:formula="of:=[M2.E116]" office:value-type="float" office:value="7">
            <text:p>7</text:p>
          </table:table-cell>
          <table:table-cell office:value-type="string">
            <text:p>&amp;</text:p>
          </table:table-cell>
          <table:table-cell table:formula="of:=[M2.E128]" office:value-type="float" office:value="4">
            <text:p>4</text:p>
          </table:table-cell>
          <table:table-cell office:value-type="string">
            <text:p>&amp;</text:p>
          </table:table-cell>
          <table:table-cell table:formula="of:=[M2.E140]" office:value-type="float" office:value="1.69907256621745">
            <text:p>1,7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2.E70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E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E106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2.E118]" office:value-type="float" office:value="4">
            <text:p>4</text:p>
          </table:table-cell>
          <table:table-cell office:value-type="string">
            <text:p>&amp;</text:p>
          </table:table-cell>
          <table:table-cell table:formula="of:=[M2.E130]" office:value-type="float" office:value="14">
            <text:p>14</text:p>
          </table:table-cell>
          <table:table-cell office:value-type="string">
            <text:p>&amp;</text:p>
          </table:table-cell>
          <table:table-cell table:formula="of:=[M2.E142]" office:value-type="float" office:value="1.38789896548104">
            <text:p>1,39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2.E71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E83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E107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2.E119]" office:value-type="float" office:value="7">
            <text:p>7</text:p>
          </table:table-cell>
          <table:table-cell office:value-type="string">
            <text:p>&amp;</text:p>
          </table:table-cell>
          <table:table-cell table:formula="of:=[M2.E131]" office:value-type="float" office:value="4">
            <text:p>4</text:p>
          </table:table-cell>
          <table:table-cell office:value-type="string">
            <text:p>&amp;</text:p>
          </table:table-cell>
          <table:table-cell table:formula="of:=[M2.E143]" office:value-type="float" office:value="1.60389226454478">
            <text:p>1,6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2.E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E84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E108]" office:value-type="float" office:value="6">
            <text:p>6</text:p>
          </table:table-cell>
          <table:table-cell office:value-type="string">
            <text:p>&amp;</text:p>
          </table:table-cell>
          <table:table-cell table:formula="of:=[M2.E120]" office:value-type="float" office:value="6">
            <text:p>6</text:p>
          </table:table-cell>
          <table:table-cell office:value-type="string">
            <text:p>&amp;</text:p>
          </table:table-cell>
          <table:table-cell table:formula="of:=[M2.E132]" office:value-type="float" office:value="5">
            <text:p>5</text:p>
          </table:table-cell>
          <table:table-cell office:value-type="string">
            <text:p>&amp;</text:p>
          </table:table-cell>
          <table:table-cell table:formula="of:=[M2.E144]" office:value-type="float" office:value="2.10516808292572">
            <text:p>2,11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2.E74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E86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E110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2.E122]" office:value-type="float" office:value="12">
            <text:p>12</text:p>
          </table:table-cell>
          <table:table-cell office:value-type="string">
            <text:p>&amp;</text:p>
          </table:table-cell>
          <table:table-cell table:formula="of:=[M2.E134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2.E146]" office:value-type="float" office:value="1.03190360643168">
            <text:p>1,03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2.E75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E87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E111]" office:value-type="float" office:value="15">
            <text:p>15</text:p>
          </table:table-cell>
          <table:table-cell office:value-type="string">
            <text:p>&amp;</text:p>
          </table:table-cell>
          <table:table-cell table:formula="of:=[M2.E123]" office:value-type="float" office:value="5">
            <text:p>5</text:p>
          </table:table-cell>
          <table:table-cell office:value-type="string">
            <text:p>&amp;</text:p>
          </table:table-cell>
          <table:table-cell table:formula="of:=[M2.E135]" office:value-type="float" office:value="13">
            <text:p>13</text:p>
          </table:table-cell>
          <table:table-cell office:value-type="string">
            <text:p>&amp;</text:p>
          </table:table-cell>
          <table:table-cell table:formula="of:=[M2.E147]" office:value-type="float" office:value="2.34759746550315">
            <text:p>2,35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11:.D12])" office:value-type="float" office:value="0">
            <text:p>0</text:p>
          </table:table-cell>
          <table:table-cell office:value-type="string">
            <text:p>&amp;</text:p>
          </table:table-cell>
          <table:table-cell table:formula="of:=SUM([.F11:.F12])" office:value-type="float" office:value="0">
            <text:p>0</text:p>
          </table:table-cell>
          <table:table-cell office:value-type="string">
            <text:p>&amp; </text:p>
          </table:table-cell>
          <table:table-cell table:formula="of:=SUM([.H11:.H12])" office:value-type="float" office:value="33">
            <text:p>33</text:p>
          </table:table-cell>
          <table:table-cell office:value-type="string">
            <text:p>&amp;</text:p>
          </table:table-cell>
          <table:table-cell table:formula="of:=SUM([.J11:.J12])" office:value-type="float" office:value="17">
            <text:p>17</text:p>
          </table:table-cell>
          <table:table-cell office:value-type="string">
            <text:p>&amp;</text:p>
          </table:table-cell>
          <table:table-cell table:formula="of:=SUM([.L11:.L12])" office:value-type="float" office:value="23">
            <text:p>23</text:p>
          </table:table-cell>
          <table:table-cell office:value-type="string">
            <text:p>&amp;</text:p>
          </table:table-cell>
          <table:table-cell table:formula="of:=AVERAGE([.N11:.N12])" office:value-type="float" office:value="1.68975053596742">
            <text:p>1,69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3"/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\textbf{<text:tab/>M'=1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2.K66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78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2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2.K114]" office:value-type="float" office:value="6">
            <text:p>6</text:p>
          </table:table-cell>
          <table:table-cell office:value-type="string">
            <text:p>&amp;</text:p>
          </table:table-cell>
          <table:table-cell table:formula="of:=[M2.K126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2.K138]" office:value-type="float" office:value="1.36507801647728">
            <text:p>1,37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2.K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79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3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2.K115]" office:value-type="float" office:value="4">
            <text:p>4</text:p>
          </table:table-cell>
          <table:table-cell office:value-type="string">
            <text:p>&amp;</text:p>
          </table:table-cell>
          <table:table-cell table:formula="of:=[M2.K127]" office:value-type="float" office:value="6">
            <text:p>6</text:p>
          </table:table-cell>
          <table:table-cell office:value-type="string">
            <text:p>&amp;</text:p>
          </table:table-cell>
          <table:table-cell table:formula="of:=[M2.K139]" office:value-type="float" office:value="2.31966726252156">
            <text:p>2,32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2.K68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0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4]" office:value-type="float" office:value="5">
            <text:p>5</text:p>
          </table:table-cell>
          <table:table-cell office:value-type="string">
            <text:p>&amp;</text:p>
          </table:table-cell>
          <table:table-cell table:formula="of:=[M2.K116]" office:value-type="float" office:value="6">
            <text:p>6</text:p>
          </table:table-cell>
          <table:table-cell office:value-type="string">
            <text:p>&amp;</text:p>
          </table:table-cell>
          <table:table-cell table:formula="of:=[M2.K128]" office:value-type="float" office:value="1">
            <text:p>1</text:p>
          </table:table-cell>
          <table:table-cell office:value-type="string">
            <text:p>&amp;</text:p>
          </table:table-cell>
          <table:table-cell table:formula="of:=[M2.K140]" office:value-type="float" office:value="6.98958322932358">
            <text:p>6,99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2.K70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6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2.K118]" office:value-type="float" office:value="4">
            <text:p>4</text:p>
          </table:table-cell>
          <table:table-cell office:value-type="string">
            <text:p>&amp;</text:p>
          </table:table-cell>
          <table:table-cell table:formula="of:=[M2.K130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2.K142]" office:value-type="float" office:value="0.296446667011079">
            <text:p>0,3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2.K71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3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7]" office:value-type="float" office:value="9">
            <text:p>9</text:p>
          </table:table-cell>
          <table:table-cell office:value-type="string">
            <text:p>&amp;</text:p>
          </table:table-cell>
          <table:table-cell table:formula="of:=[M2.K119]" office:value-type="float" office:value="7">
            <text:p>7</text:p>
          </table:table-cell>
          <table:table-cell office:value-type="string">
            <text:p>&amp;</text:p>
          </table:table-cell>
          <table:table-cell table:formula="of:=[M2.K131]" office:value-type="float" office:value="4">
            <text:p>4</text:p>
          </table:table-cell>
          <table:table-cell office:value-type="string">
            <text:p>&amp;</text:p>
          </table:table-cell>
          <table:table-cell table:formula="of:=[M2.K143]" office:value-type="float" office:value="6.11290030530658">
            <text:p>6,11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2.K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4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8]" office:value-type="float" office:value="6">
            <text:p>6</text:p>
          </table:table-cell>
          <table:table-cell office:value-type="string">
            <text:p>&amp;</text:p>
          </table:table-cell>
          <table:table-cell table:formula="of:=[M2.K120]" office:value-type="float" office:value="6">
            <text:p>6</text:p>
          </table:table-cell>
          <table:table-cell office:value-type="string">
            <text:p>&amp;</text:p>
          </table:table-cell>
          <table:table-cell table:formula="of:=[M2.K132]" office:value-type="float" office:value="4">
            <text:p>4</text:p>
          </table:table-cell>
          <table:table-cell office:value-type="string">
            <text:p>&amp;</text:p>
          </table:table-cell>
          <table:table-cell table:formula="of:=[M2.K144]" office:value-type="float" office:value="5.10154302794663">
            <text:p>5,1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2.K74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6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10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2.K122]" office:value-type="float" office:value="12">
            <text:p>12</text:p>
          </table:table-cell>
          <table:table-cell office:value-type="string">
            <text:p>&amp;</text:p>
          </table:table-cell>
          <table:table-cell table:formula="of:=[M2.K134]" office:value-type="float" office:value="8">
            <text:p>8</text:p>
          </table:table-cell>
          <table:table-cell office:value-type="string">
            <text:p>&amp;</text:p>
          </table:table-cell>
          <table:table-cell table:formula="of:=[M2.K146]" office:value-type="float" office:value="1.8015380839173">
            <text:p>1,8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2.K75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7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11]" office:value-type="float" office:value="14">
            <text:p>14</text:p>
          </table:table-cell>
          <table:table-cell office:value-type="string">
            <text:p>&amp;</text:p>
          </table:table-cell>
          <table:table-cell table:formula="of:=[M2.K123]" office:value-type="float" office:value="4">
            <text:p>4</text:p>
          </table:table-cell>
          <table:table-cell office:value-type="string">
            <text:p>&amp;</text:p>
          </table:table-cell>
          <table:table-cell table:formula="of:=[M2.K135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2.K147]" office:value-type="float" office:value="6.18882773492383">
            <text:p>6,19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26:.D27])" office:value-type="float" office:value="0">
            <text:p>0</text:p>
          </table:table-cell>
          <table:table-cell office:value-type="string">
            <text:p>&amp;</text:p>
          </table:table-cell>
          <table:table-cell table:formula="of:=SUM([.F26:.F27])" office:value-type="float" office:value="0">
            <text:p>0</text:p>
          </table:table-cell>
          <table:table-cell office:value-type="string">
            <text:p>&amp; </text:p>
          </table:table-cell>
          <table:table-cell table:formula="of:=SUM([.H26:.H27])" office:value-type="float" office:value="32">
            <text:p>32</text:p>
          </table:table-cell>
          <table:table-cell office:value-type="string">
            <text:p>&amp;</text:p>
          </table:table-cell>
          <table:table-cell table:formula="of:=SUM([.J26:.J27])" office:value-type="float" office:value="16">
            <text:p>16</text:p>
          </table:table-cell>
          <table:table-cell office:value-type="string">
            <text:p>&amp;</text:p>
          </table:table-cell>
          <table:table-cell table:formula="of:=SUM([.L26:.L27])" office:value-type="float" office:value="18">
            <text:p>18</text:p>
          </table:table-cell>
          <table:table-cell office:value-type="string">
            <text:p>&amp;</text:p>
          </table:table-cell>
          <table:table-cell table:formula="of:=AVERAGE([.N26:.N27])" office:value-type="float" office:value="3.99518290942056">
            <text:p>4,00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3"/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\textbf{<text:tab/>M'=2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2.Q66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Q78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Q102]" office:value-type="float" office:value="16">
            <text:p>16</text:p>
          </table:table-cell>
          <table:table-cell office:value-type="string">
            <text:p>&amp;</text:p>
          </table:table-cell>
          <table:table-cell table:formula="of:=[M2.Q114]" office:value-type="float" office:value="6">
            <text:p>6</text:p>
          </table:table-cell>
          <table:table-cell office:value-type="string">
            <text:p>&amp;</text:p>
          </table:table-cell>
          <table:table-cell table:formula="of:=[M2.Q126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2.Q138]" office:value-type="float" office:value="3.15693317401469">
            <text:p>3,16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2.Q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Q79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Q103]" office:value-type="float" office:value="7">
            <text:p>7</text:p>
          </table:table-cell>
          <table:table-cell office:value-type="string">
            <text:p>&amp;</text:p>
          </table:table-cell>
          <table:table-cell table:formula="of:=[M2.Q115]" office:value-type="float" office:value="3">
            <text:p>3</text:p>
          </table:table-cell>
          <table:table-cell office:value-type="string">
            <text:p>&amp;</text:p>
          </table:table-cell>
          <table:table-cell table:formula="of:=[M2.Q127]" office:value-type="float" office:value="4">
            <text:p>4</text:p>
          </table:table-cell>
          <table:table-cell office:value-type="string">
            <text:p>&amp;</text:p>
          </table:table-cell>
          <table:table-cell table:formula="of:=[M2.Q139]" office:value-type="float" office:value="5.95074859522327">
            <text:p>5,95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2.Q68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Q80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Q104]" office:value-type="float" office:value="4">
            <text:p>4</text:p>
          </table:table-cell>
          <table:table-cell office:value-type="string">
            <text:p>&amp;</text:p>
          </table:table-cell>
          <table:table-cell table:formula="of:=[M2.Q116]" office:value-type="float" office:value="3">
            <text:p>3</text:p>
          </table:table-cell>
          <table:table-cell office:value-type="string">
            <text:p>&amp;</text:p>
          </table:table-cell>
          <table:table-cell table:formula="of:=[M2.Q128]" office:value-type="float" office:value="1">
            <text:p>1</text:p>
          </table:table-cell>
          <table:table-cell office:value-type="string">
            <text:p>&amp;</text:p>
          </table:table-cell>
          <table:table-cell table:formula="of:=[M2.Q140]" office:value-type="float" office:value="8.85065542448714">
            <text:p>8,85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2.Q70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Q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Q106]" office:value-type="float" office:value="14">
            <text:p>14</text:p>
          </table:table-cell>
          <table:table-cell office:value-type="string">
            <text:p>&amp;</text:p>
          </table:table-cell>
          <table:table-cell table:formula="of:=[M2.Q118]" office:value-type="float" office:value="5">
            <text:p>5</text:p>
          </table:table-cell>
          <table:table-cell office:value-type="string">
            <text:p>&amp;</text:p>
          </table:table-cell>
          <table:table-cell table:formula="of:=[M2.Q130]" office:value-type="float" office:value="9">
            <text:p>9</text:p>
          </table:table-cell>
          <table:table-cell office:value-type="string">
            <text:p>&amp;</text:p>
          </table:table-cell>
          <table:table-cell table:formula="of:=[M2.Q142]" office:value-type="float" office:value="0.327308258784717">
            <text:p>0,33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2.Q71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Q83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Q107]" office:value-type="float" office:value="7">
            <text:p>7</text:p>
          </table:table-cell>
          <table:table-cell office:value-type="string">
            <text:p>&amp;</text:p>
          </table:table-cell>
          <table:table-cell table:formula="of:=[M2.Q119]" office:value-type="float" office:value="5">
            <text:p>5</text:p>
          </table:table-cell>
          <table:table-cell office:value-type="string">
            <text:p>&amp;</text:p>
          </table:table-cell>
          <table:table-cell table:formula="of:=[M2.Q131]" office:value-type="float" office:value="2">
            <text:p>2</text:p>
          </table:table-cell>
          <table:table-cell office:value-type="string">
            <text:p>&amp;</text:p>
          </table:table-cell>
          <table:table-cell table:formula="of:=[M2.Q143]" office:value-type="float" office:value="7.19455312653071">
            <text:p>7,19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2.Q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Q84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Q108]" office:value-type="float" office:value="6">
            <text:p>6</text:p>
          </table:table-cell>
          <table:table-cell office:value-type="string">
            <text:p>&amp;</text:p>
          </table:table-cell>
          <table:table-cell table:formula="of:=[M2.Q120]" office:value-type="float" office:value="2">
            <text:p>2</text:p>
          </table:table-cell>
          <table:table-cell office:value-type="string">
            <text:p>&amp;</text:p>
          </table:table-cell>
          <table:table-cell table:formula="of:=[M2.Q132]" office:value-type="float" office:value="4">
            <text:p>4</text:p>
          </table:table-cell>
          <table:table-cell office:value-type="string">
            <text:p>&amp;</text:p>
          </table:table-cell>
          <table:table-cell table:formula="of:=[M2.Q144]" office:value-type="float" office:value="10.7708341815571">
            <text:p>10,77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2.Q74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Q86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Q110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2.Q122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2.Q134]" office:value-type="float" office:value="7">
            <text:p>7</text:p>
          </table:table-cell>
          <table:table-cell office:value-type="string">
            <text:p>&amp;</text:p>
          </table:table-cell>
          <table:table-cell table:formula="of:=[M2.Q146]" office:value-type="float" office:value="3.69936382191434">
            <text:p>3,7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2.Q75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Q87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Q111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2.Q123]" office:value-type="float" office:value="2">
            <text:p>2</text:p>
          </table:table-cell>
          <table:table-cell office:value-type="string">
            <text:p>&amp;</text:p>
          </table:table-cell>
          <table:table-cell table:formula="of:=[M2.Q135]" office:value-type="float" office:value="8">
            <text:p>8</text:p>
          </table:table-cell>
          <table:table-cell office:value-type="string">
            <text:p>&amp;</text:p>
          </table:table-cell>
          <table:table-cell table:formula="of:=[M2.Q147]" office:value-type="float" office:value="9.22988194099237">
            <text:p>9,23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41:.D42])" office:value-type="float" office:value="0">
            <text:p>0</text:p>
          </table:table-cell>
          <table:table-cell office:value-type="string">
            <text:p>&amp;</text:p>
          </table:table-cell>
          <table:table-cell table:formula="of:=SUM([.F41:.F42])" office:value-type="float" office:value="0">
            <text:p>0</text:p>
          </table:table-cell>
          <table:table-cell office:value-type="string">
            <text:p>&amp; </text:p>
          </table:table-cell>
          <table:table-cell table:formula="of:=SUM([.H41:.H42])" office:value-type="float" office:value="27">
            <text:p>27</text:p>
          </table:table-cell>
          <table:table-cell office:value-type="string">
            <text:p>&amp;</text:p>
          </table:table-cell>
          <table:table-cell table:formula="of:=SUM([.J41:.J42])" office:value-type="float" office:value="12">
            <text:p>12</text:p>
          </table:table-cell>
          <table:table-cell office:value-type="string">
            <text:p>&amp;</text:p>
          </table:table-cell>
          <table:table-cell table:formula="of:=SUM([.L41:.L42])" office:value-type="float" office:value="15">
            <text:p>15</text:p>
          </table:table-cell>
          <table:table-cell office:value-type="string">
            <text:p>&amp;</text:p>
          </table:table-cell>
          <table:table-cell table:formula="of:=AVERAGE([.N41:.N42])" office:value-type="float" office:value="6.46462288145336">
            <text:p>6,46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 table:number-rows-repeated="1048530">
          <table:table-cell table:number-columns-repeated="15"/>
        </table:table-row>
        <table:table-row table:style-name="ro4">
          <table:table-cell table:number-columns-repeated="15"/>
        </table:table-row>
        <table:named-expressions/>
      </table:table>
      <table:table table:name="bilan3" table:style-name="ta1" table:print="false">
        <office:forms form:automatic-focus="false" form:apply-design-mode="false"/>
        <table:table-column table:style-name="co5" table:default-cell-style-name="Default"/>
        <table:table-column table:style-name="co30" table:default-cell-style-name="Default"/>
        <table:table-column table:style-name="co5" table:number-columns-repeated="11" table:default-cell-style-name="Default"/>
        <table:table-column table:style-name="co5" table:default-cell-style-name="ce43"/>
        <table:table-column table:style-name="co5" table:default-cell-style-name="Default"/>
        <table:table-row table:style-name="ro3">
          <table:table-cell office:value-type="string">
            <text:p>\hline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\textbf{<text:tab/>M'=0.5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\%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5.E66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E78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E102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5.E114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5.E126]" office:value-type="float" office:value="1">
            <text:p>1</text:p>
          </table:table-cell>
          <table:table-cell office:value-type="string">
            <text:p>&amp;</text:p>
          </table:table-cell>
          <table:table-cell table:formula="of:=[M5.E138]" office:value-type="float" office:value="0.143287852107678">
            <text:p>0,14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5.E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E79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E103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5.E115]" office:value-type="float" office:value="13">
            <text:p>13</text:p>
          </table:table-cell>
          <table:table-cell office:value-type="string">
            <text:p>&amp;</text:p>
          </table:table-cell>
          <table:table-cell table:formula="of:=[M5.E127]" office:value-type="float" office:value="3">
            <text:p>3</text:p>
          </table:table-cell>
          <table:table-cell office:value-type="string">
            <text:p>&amp;</text:p>
          </table:table-cell>
          <table:table-cell table:formula="of:=[M5.E139]" office:value-type="float" office:value="0.669925556748835">
            <text:p>0,67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5.E68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E80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E104]" office:value-type="float" office:value="6">
            <text:p>6</text:p>
          </table:table-cell>
          <table:table-cell office:value-type="string">
            <text:p>&amp;</text:p>
          </table:table-cell>
          <table:table-cell table:formula="of:=[M5.E116]" office:value-type="float" office:value="8">
            <text:p>8</text:p>
          </table:table-cell>
          <table:table-cell office:value-type="string">
            <text:p>&amp;</text:p>
          </table:table-cell>
          <table:table-cell table:formula="of:=[M5.E128]" office:value-type="float" office:value="3">
            <text:p>3</text:p>
          </table:table-cell>
          <table:table-cell office:value-type="string">
            <text:p>&amp;</text:p>
          </table:table-cell>
          <table:table-cell table:formula="of:=[M5.E140]" office:value-type="float" office:value="4.24542585730836">
            <text:p>4,25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5.E70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E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E106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5.E118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5.E130]" office:value-type="float" office:value="7">
            <text:p>7</text:p>
          </table:table-cell>
          <table:table-cell office:value-type="string">
            <text:p>&amp;</text:p>
          </table:table-cell>
          <table:table-cell table:formula="of:=[M5.E142]" office:value-type="float" office:value="1.14204996278439">
            <text:p>1,14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5.E71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E83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E107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5.E119]" office:value-type="float" office:value="15">
            <text:p>15</text:p>
          </table:table-cell>
          <table:table-cell office:value-type="string">
            <text:p>&amp;</text:p>
          </table:table-cell>
          <table:table-cell table:formula="of:=[M5.E131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E143]" office:value-type="float" office:value="2.35245664133258">
            <text:p>2,35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5.E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E84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E108]" office:value-type="float" office:value="6">
            <text:p>6</text:p>
          </table:table-cell>
          <table:table-cell office:value-type="string">
            <text:p>&amp;</text:p>
          </table:table-cell>
          <table:table-cell table:formula="of:=[M5.E120]" office:value-type="float" office:value="12">
            <text:p>12</text:p>
          </table:table-cell>
          <table:table-cell office:value-type="string">
            <text:p>&amp;</text:p>
          </table:table-cell>
          <table:table-cell table:formula="of:=[M5.E132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E144]" office:value-type="float" office:value="2.56737126359909">
            <text:p>2,57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5.E74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E86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E110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5.E122]" office:value-type="float" office:value="19">
            <text:p>19</text:p>
          </table:table-cell>
          <table:table-cell office:value-type="string">
            <text:p>&amp;</text:p>
          </table:table-cell>
          <table:table-cell table:formula="of:=[M5.E134]" office:value-type="float" office:value="2">
            <text:p>2</text:p>
          </table:table-cell>
          <table:table-cell office:value-type="string">
            <text:p>&amp;</text:p>
          </table:table-cell>
          <table:table-cell table:formula="of:=[M5.E146]" office:value-type="float" office:value="1.8559866436025">
            <text:p>1,86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5.E75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E87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E111]" office:value-type="float" office:value="16">
            <text:p>16</text:p>
          </table:table-cell>
          <table:table-cell office:value-type="string">
            <text:p>&amp;</text:p>
          </table:table-cell>
          <table:table-cell table:formula="of:=[M5.E123]" office:value-type="float" office:value="19">
            <text:p>19</text:p>
          </table:table-cell>
          <table:table-cell office:value-type="string">
            <text:p>&amp;</text:p>
          </table:table-cell>
          <table:table-cell table:formula="of:=[M5.E135]" office:value-type="float" office:value="5">
            <text:p>5</text:p>
          </table:table-cell>
          <table:table-cell office:value-type="string">
            <text:p>&amp;</text:p>
          </table:table-cell>
          <table:table-cell table:formula="of:=[M5.E147]" office:value-type="float" office:value="2.33652146975968">
            <text:p>2,34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\hline</text:p>
          </table:table-cell>
          <table:table-cell table:number-columns-repeated="14"/>
        </table:table-row>
        <table:table-row table:style-name="ro3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11:.D12])" office:value-type="float" office:value="0">
            <text:p>0</text:p>
          </table:table-cell>
          <table:table-cell office:value-type="string">
            <text:p>&amp;</text:p>
          </table:table-cell>
          <table:table-cell table:formula="of:=SUM([.F11:.F12])" office:value-type="float" office:value="0">
            <text:p>0</text:p>
          </table:table-cell>
          <table:table-cell office:value-type="string">
            <text:p>&amp; </text:p>
          </table:table-cell>
          <table:table-cell table:formula="of:=SUM([.H11:.H12])" office:value-type="float" office:value="34">
            <text:p>34</text:p>
          </table:table-cell>
          <table:table-cell office:value-type="string">
            <text:p>&amp;</text:p>
          </table:table-cell>
          <table:table-cell table:formula="of:=SUM([.J11:.J12])" office:value-type="float" office:value="38">
            <text:p>38</text:p>
          </table:table-cell>
          <table:table-cell office:value-type="string">
            <text:p>&amp;</text:p>
          </table:table-cell>
          <table:table-cell table:formula="of:=SUM([.L11:.L12])" office:value-type="float" office:value="7">
            <text:p>7</text:p>
          </table:table-cell>
          <table:table-cell office:value-type="string">
            <text:p>&amp;</text:p>
          </table:table-cell>
          <table:table-cell table:formula="of:=AVERAGE([.N11:.N12])" office:value-type="float" office:value="2.09625405668109">
            <text:p>2,10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\hline</text:p>
          </table:table-cell>
          <table:table-cell table:number-columns-repeated="13"/>
          <table:table-cell office:value-type="string">
            <text:p>\\</text:p>
          </table:table-cell>
        </table:table-row>
        <table:table-row table:style-name="ro3">
          <table:table-cell office:value-type="string">
            <text:p>\hline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\textbf{<text:tab/>M'=1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5.K66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K78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K102]" office:value-type="float" office:value="15">
            <text:p>15</text:p>
          </table:table-cell>
          <table:table-cell office:value-type="string">
            <text:p>&amp;</text:p>
          </table:table-cell>
          <table:table-cell table:formula="of:=[M5.K114]" office:value-type="float" office:value="15">
            <text:p>15</text:p>
          </table:table-cell>
          <table:table-cell office:value-type="string">
            <text:p>&amp;</text:p>
          </table:table-cell>
          <table:table-cell table:formula="of:=[M5.K126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K138]" office:value-type="float" office:value="0.132575529061879">
            <text:p>0,13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5.K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K79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K103]" office:value-type="float" office:value="8">
            <text:p>8</text:p>
          </table:table-cell>
          <table:table-cell office:value-type="string">
            <text:p>&amp;</text:p>
          </table:table-cell>
          <table:table-cell table:formula="of:=[M5.K115]" office:value-type="float" office:value="9">
            <text:p>9</text:p>
          </table:table-cell>
          <table:table-cell office:value-type="string">
            <text:p>&amp;</text:p>
          </table:table-cell>
          <table:table-cell table:formula="of:=[M5.K127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K139]" office:value-type="float" office:value="2.9609347550826">
            <text:p>2,96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5.K68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K80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K104]" office:value-type="float" office:value="5">
            <text:p>5</text:p>
          </table:table-cell>
          <table:table-cell office:value-type="string">
            <text:p>&amp;</text:p>
          </table:table-cell>
          <table:table-cell table:formula="of:=[M5.K116]" office:value-type="float" office:value="6">
            <text:p>6</text:p>
          </table:table-cell>
          <table:table-cell office:value-type="string">
            <text:p>&amp;</text:p>
          </table:table-cell>
          <table:table-cell table:formula="of:=[M5.K128]" office:value-type="float" office:value="1">
            <text:p>1</text:p>
          </table:table-cell>
          <table:table-cell office:value-type="string">
            <text:p>&amp;</text:p>
          </table:table-cell>
          <table:table-cell table:formula="of:=[M5.K140]" office:value-type="float" office:value="5.24176942671643">
            <text:p>5,24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5.K70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K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K106]" office:value-type="float" office:value="16">
            <text:p>16</text:p>
          </table:table-cell>
          <table:table-cell office:value-type="string">
            <text:p>&amp;</text:p>
          </table:table-cell>
          <table:table-cell table:formula="of:=[M5.K118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5.K130]" office:value-type="float" office:value="1">
            <text:p>1</text:p>
          </table:table-cell>
          <table:table-cell office:value-type="string">
            <text:p>&amp;</text:p>
          </table:table-cell>
          <table:table-cell table:formula="of:=[M5.K142]" office:value-type="float" office:value="0.01551053953023">
            <text:p>0,02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5.K71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K83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K107]" office:value-type="float" office:value="8">
            <text:p>8</text:p>
          </table:table-cell>
          <table:table-cell office:value-type="string">
            <text:p>&amp;</text:p>
          </table:table-cell>
          <table:table-cell table:formula="of:=[M5.K119]" office:value-type="float" office:value="15">
            <text:p>15</text:p>
          </table:table-cell>
          <table:table-cell office:value-type="string">
            <text:p>&amp;</text:p>
          </table:table-cell>
          <table:table-cell table:formula="of:=[M5.K131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K143]" office:value-type="float" office:value="5.79797588283916">
            <text:p>5,8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5.K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K84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K108]" office:value-type="float" office:value="4">
            <text:p>4</text:p>
          </table:table-cell>
          <table:table-cell office:value-type="string">
            <text:p>&amp;</text:p>
          </table:table-cell>
          <table:table-cell table:formula="of:=[M5.K120]" office:value-type="float" office:value="12">
            <text:p>12</text:p>
          </table:table-cell>
          <table:table-cell office:value-type="string">
            <text:p>&amp;</text:p>
          </table:table-cell>
          <table:table-cell table:formula="of:=[M5.K132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K144]" office:value-type="float" office:value="3.59105233292166">
            <text:p>3,59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5.K74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K86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K110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5.K122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5.K134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K146]" office:value-type="float" office:value="1.11342113741752">
            <text:p>1,11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5.K75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K87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K111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5.K123]" office:value-type="float" office:value="13">
            <text:p>13</text:p>
          </table:table-cell>
          <table:table-cell office:value-type="string">
            <text:p>&amp;</text:p>
          </table:table-cell>
          <table:table-cell table:formula="of:=[M5.K135]" office:value-type="float" office:value="1">
            <text:p>1</text:p>
          </table:table-cell>
          <table:table-cell office:value-type="string">
            <text:p>&amp;</text:p>
          </table:table-cell>
          <table:table-cell table:formula="of:=[M5.K147]" office:value-type="float" office:value="5.34715161978829">
            <text:p>5,35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\hline</text:p>
          </table:table-cell>
          <table:table-cell table:number-columns-repeated="14"/>
        </table:table-row>
        <table:table-row table:style-name="ro3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26:.D27])" office:value-type="float" office:value="0">
            <text:p>0</text:p>
          </table:table-cell>
          <table:table-cell office:value-type="string">
            <text:p>&amp;</text:p>
          </table:table-cell>
          <table:table-cell table:formula="of:=SUM([.F26:.F27])" office:value-type="float" office:value="0">
            <text:p>0</text:p>
          </table:table-cell>
          <table:table-cell office:value-type="string">
            <text:p>&amp; </text:p>
          </table:table-cell>
          <table:table-cell table:formula="of:=SUM([.H26:.H27])" office:value-type="float" office:value="28">
            <text:p>28</text:p>
          </table:table-cell>
          <table:table-cell office:value-type="string">
            <text:p>&amp;</text:p>
          </table:table-cell>
          <table:table-cell table:formula="of:=SUM([.J26:.J27])" office:value-type="float" office:value="30">
            <text:p>30</text:p>
          </table:table-cell>
          <table:table-cell office:value-type="string">
            <text:p>&amp;</text:p>
          </table:table-cell>
          <table:table-cell table:formula="of:=SUM([.L26:.L27])" office:value-type="float" office:value="1">
            <text:p>1</text:p>
          </table:table-cell>
          <table:table-cell office:value-type="string">
            <text:p>&amp;</text:p>
          </table:table-cell>
          <table:table-cell table:formula="of:=AVERAGE([.N26:.N27])" office:value-type="float" office:value="3.2302863786029">
            <text:p>3,23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\hline</text:p>
          </table:table-cell>
          <table:table-cell table:number-columns-repeated="13"/>
          <table:table-cell office:value-type="string">
            <text:p>\\</text:p>
          </table:table-cell>
        </table:table-row>
        <table:table-row table:style-name="ro3">
          <table:table-cell office:value-type="string">
            <text:p>\hline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\textbf{<text:tab/>M'=2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5.Q66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78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2]" office:value-type="float" office:value="15">
            <text:p>15</text:p>
          </table:table-cell>
          <table:table-cell office:value-type="string">
            <text:p>&amp;</text:p>
          </table:table-cell>
          <table:table-cell table:formula="of:=[M5.Q114]" office:value-type="float" office:value="16">
            <text:p>16</text:p>
          </table:table-cell>
          <table:table-cell office:value-type="string">
            <text:p>&amp;</text:p>
          </table:table-cell>
          <table:table-cell table:formula="of:=[M5.Q126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38]" office:value-type="float" office:value="1.46890236906977">
            <text:p>1,47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5.Q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79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3]" office:value-type="float" office:value="7">
            <text:p>7</text:p>
          </table:table-cell>
          <table:table-cell office:value-type="string">
            <text:p>&amp;</text:p>
          </table:table-cell>
          <table:table-cell table:formula="of:=[M5.Q115]" office:value-type="float" office:value="7">
            <text:p>7</text:p>
          </table:table-cell>
          <table:table-cell office:value-type="string">
            <text:p>&amp;</text:p>
          </table:table-cell>
          <table:table-cell table:formula="of:=[M5.Q127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39]" office:value-type="float" office:value="3.64792821225774">
            <text:p>3,65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5.Q68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0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4]" office:value-type="float" office:value="5">
            <text:p>5</text:p>
          </table:table-cell>
          <table:table-cell office:value-type="string">
            <text:p>&amp;</text:p>
          </table:table-cell>
          <table:table-cell table:formula="of:=[M5.Q116]" office:value-type="float" office:value="6">
            <text:p>6</text:p>
          </table:table-cell>
          <table:table-cell office:value-type="string">
            <text:p>&amp;</text:p>
          </table:table-cell>
          <table:table-cell table:formula="of:=[M5.Q128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0]" office:value-type="float" office:value="7.67636036978438">
            <text:p>7,68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5.Q70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6]" office:value-type="float" office:value="15">
            <text:p>15</text:p>
          </table:table-cell>
          <table:table-cell office:value-type="string">
            <text:p>&amp;</text:p>
          </table:table-cell>
          <table:table-cell table:formula="of:=[M5.Q118]" office:value-type="float" office:value="15">
            <text:p>15</text:p>
          </table:table-cell>
          <table:table-cell office:value-type="string">
            <text:p>&amp;</text:p>
          </table:table-cell>
          <table:table-cell table:formula="of:=[M5.Q130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2]" office:value-type="float" office:value="0.00387213355054989">
            <text:p>0,0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5.Q71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3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7]" office:value-type="float" office:value="8">
            <text:p>8</text:p>
          </table:table-cell>
          <table:table-cell office:value-type="string">
            <text:p>&amp;</text:p>
          </table:table-cell>
          <table:table-cell table:formula="of:=[M5.Q119]" office:value-type="float" office:value="8">
            <text:p>8</text:p>
          </table:table-cell>
          <table:table-cell office:value-type="string">
            <text:p>&amp;</text:p>
          </table:table-cell>
          <table:table-cell table:formula="of:=[M5.Q131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3]" office:value-type="float" office:value="6.95080291124065">
            <text:p>6,95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5.Q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4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8]" office:value-type="float" office:value="4">
            <text:p>4</text:p>
          </table:table-cell>
          <table:table-cell office:value-type="string">
            <text:p>&amp;</text:p>
          </table:table-cell>
          <table:table-cell table:formula="of:=[M5.Q120]" office:value-type="float" office:value="6">
            <text:p>6</text:p>
          </table:table-cell>
          <table:table-cell office:value-type="string">
            <text:p>&amp;</text:p>
          </table:table-cell>
          <table:table-cell table:formula="of:=[M5.Q132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4]" office:value-type="float" office:value="6.68023876170105">
            <text:p>6,68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5.Q74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6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10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5.Q122]" office:value-type="float" office:value="16">
            <text:p>16</text:p>
          </table:table-cell>
          <table:table-cell office:value-type="string">
            <text:p>&amp;</text:p>
          </table:table-cell>
          <table:table-cell table:formula="of:=[M5.Q134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6]" office:value-type="float" office:value="2.03271680981177">
            <text:p>2,03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5.Q75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7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11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5.Q123]" office:value-type="float" office:value="13">
            <text:p>13</text:p>
          </table:table-cell>
          <table:table-cell office:value-type="string">
            <text:p>&amp;</text:p>
          </table:table-cell>
          <table:table-cell table:formula="of:=[M5.Q135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7]" office:value-type="float" office:value="7.51134028639035">
            <text:p>7,51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\hline</text:p>
          </table:table-cell>
          <table:table-cell table:number-columns-repeated="14"/>
        </table:table-row>
        <table:table-row table:style-name="ro3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41:.D42])" office:value-type="float" office:value="0">
            <text:p>0</text:p>
          </table:table-cell>
          <table:table-cell office:value-type="string">
            <text:p>&amp;</text:p>
          </table:table-cell>
          <table:table-cell table:formula="of:=SUM([.F41:.F42])" office:value-type="float" office:value="0">
            <text:p>0</text:p>
          </table:table-cell>
          <table:table-cell office:value-type="string">
            <text:p>&amp; </text:p>
          </table:table-cell>
          <table:table-cell table:formula="of:=SUM([.H41:.H42])" office:value-type="float" office:value="27">
            <text:p>27</text:p>
          </table:table-cell>
          <table:table-cell office:value-type="string">
            <text:p>&amp;</text:p>
          </table:table-cell>
          <table:table-cell table:formula="of:=SUM([.J41:.J42])" office:value-type="float" office:value="29">
            <text:p>29</text:p>
          </table:table-cell>
          <table:table-cell office:value-type="string">
            <text:p>&amp;</text:p>
          </table:table-cell>
          <table:table-cell table:formula="of:=SUM([.L41:.L42])" office:value-type="float" office:value="0">
            <text:p>0</text:p>
          </table:table-cell>
          <table:table-cell office:value-type="string">
            <text:p>&amp;</text:p>
          </table:table-cell>
          <table:table-cell table:formula="of:=AVERAGE([.N41:.N42])" office:value-type="float" office:value="4.77202854810106">
            <text:p>4,77</text:p>
          </table:table-cell>
          <table:table-cell office:value-type="string">
            <text:p>\\</text:p>
          </table:table-cell>
        </table:table-row>
        <table:table-row table:style-name="ro3">
          <table:table-cell office:value-type="string">
            <text:p>\hline</text:p>
          </table:table-cell>
          <table:table-cell table:number-columns-repeated="14"/>
        </table:table-row>
        <table:table-row table:style-name="ro3" table:number-rows-repeated="1048530">
          <table:table-cell table:number-columns-repeated="15"/>
        </table:table-row>
        <table:table-row table:style-name="ro3">
          <table:table-cell table:number-columns-repeated="15"/>
        </table:table-row>
        <table:named-expression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61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6100"/>
    </style:style>
    <style:style style:name="ConditionalStyle_5f_34" style:display-name="ConditionalStyle_34" style:family="table-cell" style:parent-style-name="Default">
      <style:table-cell-properties fo:background-color="#ffc7ce"/>
      <style:text-properties fo:color="#9c0006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style:style style:name="Opti" style:family="table-cell" style:parent-style-name="Default">
      <style:table-cell-properties fo:background-color="#99ff66"/>
      <style:text-properties fo:color="#00cc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03/11/2021</text:date>, <text:time>16:1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3T16:13:23.42</dc:date>
    <meta:generator>OpenOffice/4.1.11$Win32 OpenOffice.org_project/4111m1$Build-9808</meta:generator>
    <meta:editing-duration>P1DT10H7M50S</meta:editing-duration>
    <meta:editing-cycles>86</meta:editing-cycles>
    <dc:creator>arn lau</dc:creator>
    <meta:document-statistic meta:table-count="9" meta:cell-count="10978" meta:object-count="0"/>
  </office:meta>
</office:document-meta>
</file>